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111cm" svg:height="15.751cm" svg:x="0.055cm" svg:y="0.133cm">
            <draw:object draw:notify-on-update-of-ranges="Sheet1.A1:Sheet1.A1 Sheet1.A2:Sheet1.A1002 Sheet1.B1:Sheet1.B1 Sheet1.B2:Sheet1.B1002 Sheet1.A1:Sheet1.A1 Sheet1.A2:Sheet1.A1002 Sheet1.C1:Sheet1.C1 Sheet1.C2:Sheet1.C1002 Sheet1.A1:Sheet1.A1 Sheet1.A2:Sheet1.A1002 Sheet1.D1:Sheet1.D1 Sheet1.D2:Sheet1.D1002 Sheet1.A1:Sheet1.A1 Sheet1.A2:Sheet1.A1002 Sheet1.E1:Sheet1.E1 Sheet1.E2:Sheet1.E1002 Sheet1.A1:Sheet1.A1 Sheet1.A2:Sheet1.A1002 Sheet1.F1:Sheet1.F1 Sheet1.F2:Sheet1.F1002 Sheet1.A1:Sheet1.A1 Sheet1.A2:Sheet1.A1002 Sheet1.G1:Sheet1.G1 Sheet1.G2:Sheet1.G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 (t)</text:p>
          </table:table-cell>
          <table:table-cell office:value-type="string" calcext:value-type="string">
            <text:p>[r=2.5]-spatial-growth-stochastic</text:p>
          </table:table-cell>
          <table:table-cell office:value-type="string" calcext:value-type="string">
            <text:p>[r=2.5]-logistic-growth-exact</text:p>
          </table:table-cell>
          <table:table-cell office:value-type="string" calcext:value-type="string">
            <text:p>[r=5.0]-spatial-growth-stochastic</text:p>
          </table:table-cell>
          <table:table-cell office:value-type="string" calcext:value-type="string">
            <text:p>[r=5.0]-logistic-growth-exact</text:p>
          </table:table-cell>
          <table:table-cell office:value-type="string" calcext:value-type="string">
            <text:p>[r=7.5]-spatial-growth-stochastic</text:p>
          </table:table-cell>
          <table:table-cell office:value-type="string" calcext:value-type="string">
            <text:p>[r=7.5]-logistic-growth-exa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1" calcext:value-type="float">
            <text:p>101</text:p>
          </table:table-cell>
          <table:table-cell office:value-type="float" office:value="101.485743784849" calcext:value-type="float">
            <text:p>101.485743784849</text:p>
          </table:table-cell>
          <table:table-cell office:value-type="float" office:value="107" calcext:value-type="float">
            <text:p>107</text:p>
          </table:table-cell>
          <table:table-cell office:value-type="float" office:value="104.028009124363" calcext:value-type="float">
            <text:p>104.028009124363</text:p>
          </table:table-cell>
          <table:table-cell office:value-type="float" office:value="102" calcext:value-type="float">
            <text:p>102</text:p>
          </table:table-cell>
          <table:table-cell office:value-type="float" office:value="106.633271056292" calcext:value-type="float">
            <text:p>106.63327105629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3" calcext:value-type="float">
            <text:p>103</text:p>
          </table:table-cell>
          <table:table-cell office:value-type="float" office:value="102.993176575468" calcext:value-type="float">
            <text:p>102.993176575468</text:p>
          </table:table-cell>
          <table:table-cell office:value-type="float" office:value="116" calcext:value-type="float">
            <text:p>116</text:p>
          </table:table-cell>
          <table:table-cell office:value-type="float" office:value="108.216044304927" calcext:value-type="float">
            <text:p>108.216044304927</text:p>
          </table:table-cell>
          <table:table-cell office:value-type="float" office:value="113" calcext:value-type="float">
            <text:p>113</text:p>
          </table:table-cell>
          <table:table-cell office:value-type="float" office:value="113.700705043262" calcext:value-type="float">
            <text:p>113.70070504326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07" calcext:value-type="float">
            <text:p>107</text:p>
          </table:table-cell>
          <table:table-cell office:value-type="float" office:value="104.522603461715" calcext:value-type="float">
            <text:p>104.522603461715</text:p>
          </table:table-cell>
          <table:table-cell office:value-type="float" office:value="123" calcext:value-type="float">
            <text:p>123</text:p>
          </table:table-cell>
          <table:table-cell office:value-type="float" office:value="112.570280703299" calcext:value-type="float">
            <text:p>112.570280703299</text:p>
          </table:table-cell>
          <table:table-cell office:value-type="float" office:value="121" calcext:value-type="float">
            <text:p>121</text:p>
          </table:table-cell>
          <table:table-cell office:value-type="float" office:value="121.229920183127" calcext:value-type="float">
            <text:p>121.22992018312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2" calcext:value-type="float">
            <text:p>112</text:p>
          </table:table-cell>
          <table:table-cell office:value-type="float" office:value="106.074333480211" calcext:value-type="float">
            <text:p>106.074333480211</text:p>
          </table:table-cell>
          <table:table-cell office:value-type="float" office:value="126" calcext:value-type="float">
            <text:p>126</text:p>
          </table:table-cell>
          <table:table-cell office:value-type="float" office:value="117.097116815066" calcext:value-type="float">
            <text:p>117.097116815066</text:p>
          </table:table-cell>
          <table:table-cell office:value-type="float" office:value="133" calcext:value-type="float">
            <text:p>133</text:p>
          </table:table-cell>
          <table:table-cell office:value-type="float" office:value="129.250182498606" calcext:value-type="float">
            <text:p>129.25018249860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4" calcext:value-type="float">
            <text:p>114</text:p>
          </table:table-cell>
          <table:table-cell office:value-type="float" office:value="107.648679654984" calcext:value-type="float">
            <text:p>107.648679654984</text:p>
          </table:table-cell>
          <table:table-cell office:value-type="float" office:value="131" calcext:value-type="float">
            <text:p>131</text:p>
          </table:table-cell>
          <table:table-cell office:value-type="float" office:value="121.803181312327" calcext:value-type="float">
            <text:p>121.803181312327</text:p>
          </table:table-cell>
          <table:table-cell office:value-type="float" office:value="141" calcext:value-type="float">
            <text:p>141</text:p>
          </table:table-cell>
          <table:table-cell office:value-type="float" office:value="137.792489152454" calcext:value-type="float">
            <text:p>137.79248915245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2" calcext:value-type="float">
            <text:p>112</text:p>
          </table:table-cell>
          <table:table-cell office:value-type="float" office:value="109.245959038186" calcext:value-type="float">
            <text:p>109.245959038186</text:p>
          </table:table-cell>
          <table:table-cell office:value-type="float" office:value="135" calcext:value-type="float">
            <text:p>135</text:p>
          </table:table-cell>
          <table:table-cell office:value-type="float" office:value="126.695339990614" calcext:value-type="float">
            <text:p>126.695339990614</text:p>
          </table:table-cell>
          <table:table-cell office:value-type="float" office:value="151" calcext:value-type="float">
            <text:p>151</text:p>
          </table:table-cell>
          <table:table-cell office:value-type="float" office:value="146.889653883772" calcext:value-type="float">
            <text:p>146.88965388377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4" calcext:value-type="float">
            <text:p>114</text:p>
          </table:table-cell>
          <table:table-cell office:value-type="float" office:value="110.866492750896" calcext:value-type="float">
            <text:p>110.866492750896</text:p>
          </table:table-cell>
          <table:table-cell office:value-type="float" office:value="140" calcext:value-type="float">
            <text:p>140</text:p>
          </table:table-cell>
          <table:table-cell office:value-type="float" office:value="131.780702811628" calcext:value-type="float">
            <text:p>131.780702811628</text:p>
          </table:table-cell>
          <table:table-cell office:value-type="float" office:value="162" calcext:value-type="float">
            <text:p>162</text:p>
          </table:table-cell>
          <table:table-cell office:value-type="float" office:value="156.576394255918" calcext:value-type="float">
            <text:p>156.57639425591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5" calcext:value-type="float">
            <text:p>115</text:p>
          </table:table-cell>
          <table:table-cell office:value-type="float" office:value="112.510606023982" calcext:value-type="float">
            <text:p>112.510606023982</text:p>
          </table:table-cell>
          <table:table-cell office:value-type="float" office:value="144" calcext:value-type="float">
            <text:p>144</text:p>
          </table:table-cell>
          <table:table-cell office:value-type="float" office:value="137.066631032019" calcext:value-type="float">
            <text:p>137.066631032019</text:p>
          </table:table-cell>
          <table:table-cell office:value-type="float" office:value="171" calcext:value-type="float">
            <text:p>171</text:p>
          </table:table-cell>
          <table:table-cell office:value-type="float" office:value="166.889420364533" calcext:value-type="float">
            <text:p>166.88942036453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7" calcext:value-type="float">
            <text:p>117</text:p>
          </table:table-cell>
          <table:table-cell office:value-type="float" office:value="114.17862823901" calcext:value-type="float">
            <text:p>114.17862823901</text:p>
          </table:table-cell>
          <table:table-cell office:value-type="float" office:value="148" calcext:value-type="float">
            <text:p>148</text:p>
          </table:table-cell>
          <table:table-cell office:value-type="float" office:value="142.560744407119" calcext:value-type="float">
            <text:p>142.560744407119</text:p>
          </table:table-cell>
          <table:table-cell office:value-type="float" office:value="185" calcext:value-type="float">
            <text:p>185</text:p>
          </table:table-cell>
          <table:table-cell office:value-type="float" office:value="177.867524579237" calcext:value-type="float">
            <text:p>177.86752457923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8" calcext:value-type="float">
            <text:p>118</text:p>
          </table:table-cell>
          <table:table-cell office:value-type="float" office:value="115.870892969196" calcext:value-type="float">
            <text:p>115.870892969196</text:p>
          </table:table-cell>
          <table:table-cell office:value-type="float" office:value="153" calcext:value-type="float">
            <text:p>153</text:p>
          </table:table-cell>
          <table:table-cell office:value-type="float" office:value="148.270928457159" calcext:value-type="float">
            <text:p>148.270928457159</text:p>
          </table:table-cell>
          <table:table-cell office:value-type="float" office:value="202" calcext:value-type="float">
            <text:p>202</text:p>
          </table:table-cell>
          <table:table-cell office:value-type="float" office:value="189.551671808141" calcext:value-type="float">
            <text:p>189.55167180814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6" calcext:value-type="float">
            <text:p>116</text:p>
          </table:table-cell>
          <table:table-cell office:value-type="float" office:value="117.587738020378" calcext:value-type="float">
            <text:p>117.587738020378</text:p>
          </table:table-cell>
          <table:table-cell office:value-type="float" office:value="160" calcext:value-type="float">
            <text:p>160</text:p>
          </table:table-cell>
          <table:table-cell office:value-type="float" office:value="154.205341781935" calcext:value-type="float">
            <text:p>154.205341781935</text:p>
          </table:table-cell>
          <table:table-cell office:value-type="float" office:value="211" calcext:value-type="float">
            <text:p>211</text:p>
          </table:table-cell>
          <table:table-cell office:value-type="float" office:value="201.985089679797" calcext:value-type="float">
            <text:p>201.98508967979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7" calcext:value-type="float">
            <text:p>117</text:p>
          </table:table-cell>
          <table:table-cell office:value-type="float" office:value="119.329505471984" calcext:value-type="float">
            <text:p>119.329505471984</text:p>
          </table:table-cell>
          <table:table-cell office:value-type="float" office:value="166" calcext:value-type="float">
            <text:p>166</text:p>
          </table:table-cell>
          <table:table-cell office:value-type="float" office:value="160.372423408296" calcext:value-type="float">
            <text:p>160.372423408296</text:p>
          </table:table-cell>
          <table:table-cell office:value-type="float" office:value="218" calcext:value-type="float">
            <text:p>218</text:p>
          </table:table-cell>
          <table:table-cell office:value-type="float" office:value="215.213357931807" calcext:value-type="float">
            <text:p>215.213357931807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8" calcext:value-type="float">
            <text:p>118</text:p>
          </table:table-cell>
          <table:table-cell office:value-type="float" office:value="121.09654171801" calcext:value-type="float">
            <text:p>121.09654171801</text:p>
          </table:table-cell>
          <table:table-cell office:value-type="float" office:value="176" calcext:value-type="float">
            <text:p>176</text:p>
          </table:table-cell>
          <table:table-cell office:value-type="float" office:value="166.780900153063" calcext:value-type="float">
            <text:p>166.780900153063</text:p>
          </table:table-cell>
          <table:table-cell office:value-type="float" office:value="232" calcext:value-type="float">
            <text:p>232</text:p>
          </table:table-cell>
          <table:table-cell office:value-type="float" office:value="229.284496178372" calcext:value-type="float">
            <text:p>229.28449617837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0" calcext:value-type="float">
            <text:p>120</text:p>
          </table:table-cell>
          <table:table-cell office:value-type="float" office:value="122.889197507953" calcext:value-type="float">
            <text:p>122.889197507953</text:p>
          </table:table-cell>
          <table:table-cell office:value-type="float" office:value="184" calcext:value-type="float">
            <text:p>184</text:p>
          </table:table-cell>
          <table:table-cell office:value-type="float" office:value="173.439793982118" calcext:value-type="float">
            <text:p>173.439793982118</text:p>
          </table:table-cell>
          <table:table-cell office:value-type="float" office:value="243" calcext:value-type="float">
            <text:p>243</text:p>
          </table:table-cell>
          <table:table-cell office:value-type="float" office:value="244.249049099979" calcext:value-type="float">
            <text:p>244.24904909997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9" calcext:value-type="float">
            <text:p>119</text:p>
          </table:table-cell>
          <table:table-cell office:value-type="float" office:value="124.707827987716" calcext:value-type="float">
            <text:p>124.707827987716</text:p>
          </table:table-cell>
          <table:table-cell office:value-type="float" office:value="187" calcext:value-type="float">
            <text:p>187</text:p>
          </table:table-cell>
          <table:table-cell office:value-type="float" office:value="180.358429344389" calcext:value-type="float">
            <text:p>180.358429344389</text:p>
          </table:table-cell>
          <table:table-cell office:value-type="float" office:value="257" calcext:value-type="float">
            <text:p>257</text:p>
          </table:table-cell>
          <table:table-cell office:value-type="float" office:value="260.160167956716" calcext:value-type="float">
            <text:p>260.16016795671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2" calcext:value-type="float">
            <text:p>122</text:p>
          </table:table-cell>
          <table:table-cell office:value-type="float" office:value="126.552792740446" calcext:value-type="float">
            <text:p>126.552792740446</text:p>
          </table:table-cell>
          <table:table-cell office:value-type="float" office:value="192" calcext:value-type="float">
            <text:p>192</text:p>
          </table:table-cell>
          <table:table-cell office:value-type="float" office:value="187.546440457349" calcext:value-type="float">
            <text:p>187.546440457349</text:p>
          </table:table-cell>
          <table:table-cell office:value-type="float" office:value="263" calcext:value-type="float">
            <text:p>263</text:p>
          </table:table-cell>
          <table:table-cell office:value-type="float" office:value="277.073687172031" calcext:value-type="float">
            <text:p>277.07368717203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26" calcext:value-type="float">
            <text:p>126</text:p>
          </table:table-cell>
          <table:table-cell office:value-type="float" office:value="128.4244558273" calcext:value-type="float">
            <text:p>128.4244558273</text:p>
          </table:table-cell>
          <table:table-cell office:value-type="float" office:value="192" calcext:value-type="float">
            <text:p>192</text:p>
          </table:table-cell>
          <table:table-cell office:value-type="float" office:value="195.013778518331" calcext:value-type="float">
            <text:p>195.013778518331</text:p>
          </table:table-cell>
          <table:table-cell office:value-type="float" office:value="274" calcext:value-type="float">
            <text:p>274</text:p>
          </table:table-cell>
          <table:table-cell office:value-type="float" office:value="295.04819456591" calcext:value-type="float">
            <text:p>295.0481945659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27" calcext:value-type="float">
            <text:p>127</text:p>
          </table:table-cell>
          <table:table-cell office:value-type="float" office:value="130.323185828108" calcext:value-type="float">
            <text:p>130.323185828108</text:p>
          </table:table-cell>
          <table:table-cell office:value-type="float" office:value="194" calcext:value-type="float">
            <text:p>194</text:p>
          </table:table-cell>
          <table:table-cell office:value-type="float" office:value="202.770718813599" calcext:value-type="float">
            <text:p>202.770718813599</text:p>
          </table:table-cell>
          <table:table-cell office:value-type="float" office:value="292" calcext:value-type="float">
            <text:p>292</text:p>
          </table:table-cell>
          <table:table-cell office:value-type="float" office:value="314.145093635677" calcext:value-type="float">
            <text:p>314.14509363567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31" calcext:value-type="float">
            <text:p>131</text:p>
          </table:table-cell>
          <table:table-cell office:value-type="float" office:value="132.249355881924" calcext:value-type="float">
            <text:p>132.249355881924</text:p>
          </table:table-cell>
          <table:table-cell office:value-type="float" office:value="200" calcext:value-type="float">
            <text:p>200</text:p>
          </table:table-cell>
          <table:table-cell office:value-type="float" office:value="210.827867694498" calcext:value-type="float">
            <text:p>210.827867694498</text:p>
          </table:table-cell>
          <table:table-cell office:value-type="float" office:value="305" calcext:value-type="float">
            <text:p>305</text:p>
          </table:table-cell>
          <table:table-cell office:value-type="float" office:value="334.428656089173" calcext:value-type="float">
            <text:p>334.42865608917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3" calcext:value-type="float">
            <text:p>133</text:p>
          </table:table-cell>
          <table:table-cell office:value-type="float" office:value="134.203343727447" calcext:value-type="float">
            <text:p>134.203343727447</text:p>
          </table:table-cell>
          <table:table-cell office:value-type="float" office:value="202" calcext:value-type="float">
            <text:p>202</text:p>
          </table:table-cell>
          <table:table-cell office:value-type="float" office:value="219.196169387335" calcext:value-type="float">
            <text:p>219.196169387335</text:p>
          </table:table-cell>
          <table:table-cell office:value-type="float" office:value="310" calcext:value-type="float">
            <text:p>310</text:p>
          </table:table-cell>
          <table:table-cell office:value-type="float" office:value="355.966062630033" calcext:value-type="float">
            <text:p>355.96606263003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office:value-type="float" office:value="136.185531743273" calcext:value-type="float">
            <text:p>136.185531743273</text:p>
          </table:table-cell>
          <table:table-cell office:value-type="float" office:value="208" calcext:value-type="float">
            <text:p>208</text:p>
          </table:table-cell>
          <table:table-cell office:value-type="float" office:value="227.886912600756" calcext:value-type="float">
            <text:p>227.886912600756</text:p>
          </table:table-cell>
          <table:table-cell office:value-type="float" office:value="313" calcext:value-type="float">
            <text:p>313</text:p>
          </table:table-cell>
          <table:table-cell office:value-type="float" office:value="378.827429779258" calcext:value-type="float">
            <text:p>378.82742977925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38" calcext:value-type="float">
            <text:p>138</text:p>
          </table:table-cell>
          <table:table-cell office:value-type="float" office:value="138.196306987983" calcext:value-type="float">
            <text:p>138.196306987983</text:p>
          </table:table-cell>
          <table:table-cell office:value-type="float" office:value="212" calcext:value-type="float">
            <text:p>212</text:p>
          </table:table-cell>
          <table:table-cell office:value-type="float" office:value="236.911736891385" calcext:value-type="float">
            <text:p>236.911736891385</text:p>
          </table:table-cell>
          <table:table-cell office:value-type="float" office:value="327" calcext:value-type="float">
            <text:p>327</text:p>
          </table:table-cell>
          <table:table-cell office:value-type="float" office:value="403.085820293375" calcext:value-type="float">
            <text:p>403.08582029337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38" calcext:value-type="float">
            <text:p>138</text:p>
          </table:table-cell>
          <table:table-cell office:value-type="float" office:value="140.23606124002" calcext:value-type="float">
            <text:p>140.23606124002</text:p>
          </table:table-cell>
          <table:table-cell office:value-type="float" office:value="214" calcext:value-type="float">
            <text:p>214</text:p>
          </table:table-cell>
          <table:table-cell office:value-type="float" office:value="246.282638745299" calcext:value-type="float">
            <text:p>246.282638745299</text:p>
          </table:table-cell>
          <table:table-cell office:value-type="float" office:value="342" calcext:value-type="float">
            <text:p>342</text:p>
          </table:table-cell>
          <table:table-cell office:value-type="float" office:value="428.817234509811" calcext:value-type="float">
            <text:p>428.81723450981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0" calcext:value-type="float">
            <text:p>140</text:p>
          </table:table-cell>
          <table:table-cell office:value-type="float" office:value="142.305191037349" calcext:value-type="float">
            <text:p>142.305191037349</text:p>
          </table:table-cell>
          <table:table-cell office:value-type="float" office:value="224" calcext:value-type="float">
            <text:p>224</text:p>
          </table:table-cell>
          <table:table-cell office:value-type="float" office:value="256.011977329609" calcext:value-type="float">
            <text:p>256.011977329609</text:p>
          </table:table-cell>
          <table:table-cell office:value-type="float" office:value="355" calcext:value-type="float">
            <text:p>355</text:p>
          </table:table-cell>
          <table:table-cell office:value-type="float" office:value="456.100579718048" calcext:value-type="float">
            <text:p>456.10057971804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39" calcext:value-type="float">
            <text:p>139</text:p>
          </table:table-cell>
          <table:table-cell office:value-type="float" office:value="144.404097716872" calcext:value-type="float">
            <text:p>144.404097716872</text:p>
          </table:table-cell>
          <table:table-cell office:value-type="float" office:value="231" calcext:value-type="float">
            <text:p>231</text:p>
          </table:table-cell>
          <table:table-cell office:value-type="float" office:value="266.112479864929" calcext:value-type="float">
            <text:p>266.112479864929</text:p>
          </table:table-cell>
          <table:table-cell office:value-type="float" office:value="372" calcext:value-type="float">
            <text:p>372</text:p>
          </table:table-cell>
          <table:table-cell office:value-type="float" office:value="485.017614425244" calcext:value-type="float">
            <text:p>485.01761442524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office:value-type="float" office:value="146.533187453568" calcext:value-type="float">
            <text:p>146.533187453568</text:p>
          </table:table-cell>
          <table:table-cell office:value-type="float" office:value="236" calcext:value-type="float">
            <text:p>236</text:p>
          </table:table-cell>
          <table:table-cell office:value-type="float" office:value="276.597246565892" calcext:value-type="float">
            <text:p>276.597246565892</text:p>
          </table:table-cell>
          <table:table-cell office:value-type="float" office:value="387" calcext:value-type="float">
            <text:p>387</text:p>
          </table:table-cell>
          <table:table-cell office:value-type="float" office:value="515.652864162595" calcext:value-type="float">
            <text:p>515.65286416259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40" calcext:value-type="float">
            <text:p>140</text:p>
          </table:table-cell>
          <table:table-cell office:value-type="float" office:value="148.692871299337" calcext:value-type="float">
            <text:p>148.692871299337</text:p>
          </table:table-cell>
          <table:table-cell office:value-type="float" office:value="241" calcext:value-type="float">
            <text:p>241</text:p>
          </table:table-cell>
          <table:table-cell office:value-type="float" office:value="287.479755093116" calcext:value-type="float">
            <text:p>287.479755093116</text:p>
          </table:table-cell>
          <table:table-cell office:value-type="float" office:value="404" calcext:value-type="float">
            <text:p>404</text:p>
          </table:table-cell>
          <table:table-cell office:value-type="float" office:value="548.093505270661" calcext:value-type="float">
            <text:p>548.09350527066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2" calcext:value-type="float">
            <text:p>142</text:p>
          </table:table-cell>
          <table:table-cell office:value-type="float" office:value="150.883565221525" calcext:value-type="float">
            <text:p>150.883565221525</text:p>
          </table:table-cell>
          <table:table-cell office:value-type="float" office:value="245" calcext:value-type="float">
            <text:p>245</text:p>
          </table:table-cell>
          <table:table-cell office:value-type="float" office:value="298.773864456097" calcext:value-type="float">
            <text:p>298.773864456097</text:p>
          </table:table-cell>
          <table:table-cell office:value-type="float" office:value="419" calcext:value-type="float">
            <text:p>419</text:p>
          </table:table-cell>
          <table:table-cell office:value-type="float" office:value="582.429212915915" calcext:value-type="float">
            <text:p>582.42921291591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42" calcext:value-type="float">
            <text:p>142</text:p>
          </table:table-cell>
          <table:table-cell office:value-type="float" office:value="153.105690141098" calcext:value-type="float">
            <text:p>153.105690141098</text:p>
          </table:table-cell>
          <table:table-cell office:value-type="float" office:value="252" calcext:value-type="float">
            <text:p>252</text:p>
          </table:table-cell>
          <table:table-cell office:value-type="float" office:value="310.493818302506" calcext:value-type="float">
            <text:p>310.493818302506</text:p>
          </table:table-cell>
          <table:table-cell office:value-type="float" office:value="429" calcext:value-type="float">
            <text:p>429</text:p>
          </table:table-cell>
          <table:table-cell office:value-type="float" office:value="618.751969436501" calcext:value-type="float">
            <text:p>618.75196943650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39" calcext:value-type="float">
            <text:p>139</text:p>
          </table:table-cell>
          <table:table-cell office:value-type="float" office:value="155.359671970441" calcext:value-type="float">
            <text:p>155.359671970441</text:p>
          </table:table-cell>
          <table:table-cell office:value-type="float" office:value="254" calcext:value-type="float">
            <text:p>254</text:p>
          </table:table-cell>
          <table:table-cell office:value-type="float" office:value="322.654247525204" calcext:value-type="float">
            <text:p>322.654247525204</text:p>
          </table:table-cell>
          <table:table-cell office:value-type="float" office:value="443" calcext:value-type="float">
            <text:p>443</text:p>
          </table:table-cell>
          <table:table-cell office:value-type="float" office:value="657.155829003269" calcext:value-type="float">
            <text:p>657.15582900326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39" calcext:value-type="float">
            <text:p>139</text:p>
          </table:table-cell>
          <table:table-cell office:value-type="float" office:value="157.645941650748" calcext:value-type="float">
            <text:p>157.645941650748</text:p>
          </table:table-cell>
          <table:table-cell office:value-type="float" office:value="260" calcext:value-type="float">
            <text:p>260</text:p>
          </table:table-cell>
          <table:table-cell office:value-type="float" office:value="335.27017211406" calcext:value-type="float">
            <text:p>335.27017211406</text:p>
          </table:table-cell>
          <table:table-cell office:value-type="float" office:value="451" calcext:value-type="float">
            <text:p>451</text:p>
          </table:table-cell>
          <table:table-cell office:value-type="float" office:value="697.736634525007" calcext:value-type="float">
            <text:p>697.73663452500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2" calcext:value-type="float">
            <text:p>142</text:p>
          </table:table-cell>
          <table:table-cell office:value-type="float" office:value="159.964935188983" calcext:value-type="float">
            <text:p>159.964935188983</text:p>
          </table:table-cell>
          <table:table-cell office:value-type="float" office:value="271" calcext:value-type="float">
            <text:p>271</text:p>
          </table:table-cell>
          <table:table-cell office:value-type="float" office:value="348.35700217532" calcext:value-type="float">
            <text:p>348.35700217532</text:p>
          </table:table-cell>
          <table:table-cell office:value-type="float" office:value="477" calcext:value-type="float">
            <text:p>477</text:p>
          </table:table-cell>
          <table:table-cell office:value-type="float" office:value="740.591682738181" calcext:value-type="float">
            <text:p>740.59168273818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4" calcext:value-type="float">
            <text:p>144</text:p>
          </table:table-cell>
          <table:table-cell office:value-type="float" office:value="162.317093694369" calcext:value-type="float">
            <text:p>162.317093694369</text:p>
          </table:table-cell>
          <table:table-cell office:value-type="float" office:value="282" calcext:value-type="float">
            <text:p>282</text:p>
          </table:table-cell>
          <table:table-cell office:value-type="float" office:value="361.930538036911" calcext:value-type="float">
            <text:p>361.930538036911</text:p>
          </table:table-cell>
          <table:table-cell office:value-type="float" office:value="490" calcext:value-type="float">
            <text:p>490</text:p>
          </table:table-cell>
          <table:table-cell office:value-type="float" office:value="785.819333516582" calcext:value-type="float">
            <text:p>785.81933351658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6" calcext:value-type="float">
            <text:p>146</text:p>
          </table:table-cell>
          <table:table-cell office:value-type="float" office:value="164.702863414389" calcext:value-type="float">
            <text:p>164.702863414389</text:p>
          </table:table-cell>
          <table:table-cell office:value-type="float" office:value="282" calcext:value-type="float">
            <text:p>282</text:p>
          </table:table-cell>
          <table:table-cell office:value-type="float" office:value="376.006969353642" calcext:value-type="float">
            <text:p>376.006969353642</text:p>
          </table:table-cell>
          <table:table-cell office:value-type="float" office:value="506" calcext:value-type="float">
            <text:p>506</text:p>
          </table:table-cell>
          <table:table-cell office:value-type="float" office:value="833.518559631303" calcext:value-type="float">
            <text:p>833.51855963130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7" calcext:value-type="float">
            <text:p>147</text:p>
          </table:table-cell>
          <table:table-cell office:value-type="float" office:value="167.12269577025" calcext:value-type="float">
            <text:p>167.12269577025</text:p>
          </table:table-cell>
          <table:table-cell office:value-type="float" office:value="290" calcext:value-type="float">
            <text:p>290</text:p>
          </table:table-cell>
          <table:table-cell office:value-type="float" office:value="390.602873121827" calcext:value-type="float">
            <text:p>390.602873121827</text:p>
          </table:table-cell>
          <table:table-cell office:value-type="float" office:value="521" calcext:value-type="float">
            <text:p>521</text:p>
          </table:table-cell>
          <table:table-cell office:value-type="float" office:value="883.788433503779" calcext:value-type="float">
            <text:p>883.78843350377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1" calcext:value-type="float">
            <text:p>151</text:p>
          </table:table-cell>
          <table:table-cell office:value-type="float" office:value="169.577047391793" calcext:value-type="float">
            <text:p>169.577047391793</text:p>
          </table:table-cell>
          <table:table-cell office:value-type="float" office:value="294" calcext:value-type="float">
            <text:p>294</text:p>
          </table:table-cell>
          <table:table-cell office:value-type="float" office:value="405.735210508494" calcext:value-type="float">
            <text:p>405.735210508494</text:p>
          </table:table-cell>
          <table:table-cell office:value-type="float" office:value="541" calcext:value-type="float">
            <text:p>541</text:p>
          </table:table-cell>
          <table:table-cell office:value-type="float" office:value="936.727547941629" calcext:value-type="float">
            <text:p>936.727547941629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55" calcext:value-type="float">
            <text:p>155</text:p>
          </table:table-cell>
          <table:table-cell office:value-type="float" office:value="172.066380151802" calcext:value-type="float">
            <text:p>172.066380151802</text:p>
          </table:table-cell>
          <table:table-cell office:value-type="float" office:value="304" calcext:value-type="float">
            <text:p>304</text:p>
          </table:table-cell>
          <table:table-cell office:value-type="float" office:value="421.421322395994" calcext:value-type="float">
            <text:p>421.421322395994</text:p>
          </table:table-cell>
          <table:table-cell office:value-type="float" office:value="560" calcext:value-type="float">
            <text:p>560</text:p>
          </table:table-cell>
          <table:table-cell office:value-type="float" office:value="992.433368446316" calcext:value-type="float">
            <text:p>992.43336844631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6" calcext:value-type="float">
            <text:p>156</text:p>
          </table:table-cell>
          <table:table-cell office:value-type="float" office:value="174.591161199686" calcext:value-type="float">
            <text:p>174.591161199686</text:p>
          </table:table-cell>
          <table:table-cell office:value-type="float" office:value="311" calcext:value-type="float">
            <text:p>311</text:p>
          </table:table-cell>
          <table:table-cell office:value-type="float" office:value="437.678923538624" calcext:value-type="float">
            <text:p>437.678923538624</text:p>
          </table:table-cell>
          <table:table-cell office:value-type="float" office:value="574" calcext:value-type="float">
            <text:p>574</text:p>
          </table:table-cell>
          <table:table-cell office:value-type="float" office:value="1051.00151544977" calcext:value-type="float">
            <text:p>1051.0015154497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61" calcext:value-type="float">
            <text:p>161</text:p>
          </table:table-cell>
          <table:table-cell office:value-type="float" office:value="177.151862994491" calcext:value-type="float">
            <text:p>177.151862994491</text:p>
          </table:table-cell>
          <table:table-cell office:value-type="float" office:value="316" calcext:value-type="float">
            <text:p>316</text:p>
          </table:table-cell>
          <table:table-cell office:value-type="float" office:value="454.526095223825" calcext:value-type="float">
            <text:p>454.526095223825</text:p>
          </table:table-cell>
          <table:table-cell office:value-type="float" office:value="585" calcext:value-type="float">
            <text:p>585</text:p>
          </table:table-cell>
          <table:table-cell office:value-type="float" office:value="1112.52497578873" calcext:value-type="float">
            <text:p>1112.5249757887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3" calcext:value-type="float">
            <text:p>163</text:p>
          </table:table-cell>
          <table:table-cell office:value-type="float" office:value="179.748963337214" calcext:value-type="float">
            <text:p>179.748963337214</text:p>
          </table:table-cell>
          <table:table-cell office:value-type="float" office:value="321" calcext:value-type="float">
            <text:p>321</text:p>
          </table:table-cell>
          <table:table-cell office:value-type="float" office:value="471.981276326677" calcext:value-type="float">
            <text:p>471.981276326677</text:p>
          </table:table-cell>
          <table:table-cell office:value-type="float" office:value="605" calcext:value-type="float">
            <text:p>605</text:p>
          </table:table-cell>
          <table:table-cell office:value-type="float" office:value="1177.09324387251" calcext:value-type="float">
            <text:p>1177.09324387251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68" calcext:value-type="float">
            <text:p>168</text:p>
          </table:table-cell>
          <table:table-cell office:value-type="float" office:value="182.382945402366" calcext:value-type="float">
            <text:p>182.382945402366</text:p>
          </table:table-cell>
          <table:table-cell office:value-type="float" office:value="334" calcext:value-type="float">
            <text:p>334</text:p>
          </table:table-cell>
          <table:table-cell office:value-type="float" office:value="490.063252642866" calcext:value-type="float">
            <text:p>490.063252642866</text:p>
          </table:table-cell>
          <table:table-cell office:value-type="float" office:value="623" calcext:value-type="float">
            <text:p>623</text:p>
          </table:table-cell>
          <table:table-cell office:value-type="float" office:value="1244.7913943501" calcext:value-type="float">
            <text:p>1244.791394350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73" calcext:value-type="float">
            <text:p>173</text:p>
          </table:table-cell>
          <table:table-cell office:value-type="float" office:value="185.054297768764" calcext:value-type="float">
            <text:p>185.054297768764</text:p>
          </table:table-cell>
          <table:table-cell office:value-type="float" office:value="342" calcext:value-type="float">
            <text:p>342</text:p>
          </table:table-cell>
          <table:table-cell office:value-type="float" office:value="508.791144382059" calcext:value-type="float">
            <text:p>508.791144382059</text:p>
          </table:table-cell>
          <table:table-cell office:value-type="float" office:value="639" calcext:value-type="float">
            <text:p>639</text:p>
          </table:table-cell>
          <table:table-cell office:value-type="float" office:value="1315.69908963727" calcext:value-type="float">
            <text:p>1315.6990896372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74" calcext:value-type="float">
            <text:p>174</text:p>
          </table:table-cell>
          <table:table-cell office:value-type="float" office:value="187.763514449496" calcext:value-type="float">
            <text:p>187.763514449496</text:p>
          </table:table-cell>
          <table:table-cell office:value-type="float" office:value="344" calcext:value-type="float">
            <text:p>344</text:p>
          </table:table-cell>
          <table:table-cell office:value-type="float" office:value="528.184391700868" calcext:value-type="float">
            <text:p>528.184391700868</text:p>
          </table:table-cell>
          <table:table-cell office:value-type="float" office:value="655" calcext:value-type="float">
            <text:p>655</text:p>
          </table:table-cell>
          <table:table-cell office:value-type="float" office:value="1389.88952741975" calcext:value-type="float">
            <text:p>1389.8895274197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79" calcext:value-type="float">
            <text:p>179</text:p>
          </table:table-cell>
          <table:table-cell office:value-type="float" office:value="190.511094921025" calcext:value-type="float">
            <text:p>190.511094921025</text:p>
          </table:table-cell>
          <table:table-cell office:value-type="float" office:value="358" calcext:value-type="float">
            <text:p>358</text:p>
          </table:table-cell>
          <table:table-cell office:value-type="float" office:value="548.262738152241" calcext:value-type="float">
            <text:p>548.262738152241</text:p>
          </table:table-cell>
          <table:table-cell office:value-type="float" office:value="667" calcext:value-type="float">
            <text:p>667</text:p>
          </table:table-cell>
          <table:table-cell office:value-type="float" office:value="1467.42833518996" calcext:value-type="float">
            <text:p>1467.4283351899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83" calcext:value-type="float">
            <text:p>183</text:p>
          </table:table-cell>
          <table:table-cell office:value-type="float" office:value="193.297544151386" calcext:value-type="float">
            <text:p>193.297544151386</text:p>
          </table:table-cell>
          <table:table-cell office:value-type="float" office:value="365" calcext:value-type="float">
            <text:p>365</text:p>
          </table:table-cell>
          <table:table-cell office:value-type="float" office:value="569.046211926443" calcext:value-type="float">
            <text:p>569.046211926443</text:p>
          </table:table-cell>
          <table:table-cell office:value-type="float" office:value="687" calcext:value-type="float">
            <text:p>687</text:p>
          </table:table-cell>
          <table:table-cell office:value-type="float" office:value="1548.37242097873" calcext:value-type="float">
            <text:p>1548.3724209787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88" calcext:value-type="float">
            <text:p>188</text:p>
          </table:table-cell>
          <table:table-cell office:value-type="float" office:value="196.123372627443" calcext:value-type="float">
            <text:p>196.123372627443</text:p>
          </table:table-cell>
          <table:table-cell office:value-type="float" office:value="372" calcext:value-type="float">
            <text:p>372</text:p>
          </table:table-cell>
          <table:table-cell office:value-type="float" office:value="590.555104757741" calcext:value-type="float">
            <text:p>590.555104757741</text:p>
          </table:table-cell>
          <table:table-cell office:value-type="float" office:value="710" calcext:value-type="float">
            <text:p>710</text:p>
          </table:table-cell>
          <table:table-cell office:value-type="float" office:value="1632.76879167517" calcext:value-type="float">
            <text:p>1632.7687916751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91" calcext:value-type="float">
            <text:p>191</text:p>
          </table:table-cell>
          <table:table-cell office:value-type="float" office:value="198.989096381143" calcext:value-type="float">
            <text:p>198.989096381143</text:p>
          </table:table-cell>
          <table:table-cell office:value-type="float" office:value="379" calcext:value-type="float">
            <text:p>379</text:p>
          </table:table-cell>
          <table:table-cell office:value-type="float" office:value="612.80994837067" calcext:value-type="float">
            <text:p>612.80994837067</text:p>
          </table:table-cell>
          <table:table-cell office:value-type="float" office:value="736" calcext:value-type="float">
            <text:p>736</text:p>
          </table:table-cell>
          <table:table-cell office:value-type="float" office:value="1720.65335263876" calcext:value-type="float">
            <text:p>1720.6533526387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93" calcext:value-type="float">
            <text:p>193</text:p>
          </table:table-cell>
          <table:table-cell office:value-type="float" office:value="201.895237014736" calcext:value-type="float">
            <text:p>201.895237014736</text:p>
          </table:table-cell>
          <table:table-cell office:value-type="float" office:value="390" calcext:value-type="float">
            <text:p>390</text:p>
          </table:table-cell>
          <table:table-cell office:value-type="float" office:value="635.831488340367" calcext:value-type="float">
            <text:p>635.831488340367</text:p>
          </table:table-cell>
          <table:table-cell office:value-type="float" office:value="774" calcext:value-type="float">
            <text:p>774</text:p>
          </table:table-cell>
          <table:table-cell office:value-type="float" office:value="1812.04970463796" calcext:value-type="float">
            <text:p>1812.0497046379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93" calcext:value-type="float">
            <text:p>193</text:p>
          </table:table-cell>
          <table:table-cell office:value-type="float" office:value="204.842321724914" calcext:value-type="float">
            <text:p>204.842321724914</text:p>
          </table:table-cell>
          <table:table-cell office:value-type="float" office:value="403" calcext:value-type="float">
            <text:p>403</text:p>
          </table:table-cell>
          <table:table-cell office:value-type="float" office:value="659.640655243137" calcext:value-type="float">
            <text:p>659.640655243137</text:p>
          </table:table-cell>
          <table:table-cell office:value-type="float" office:value="793" calcext:value-type="float">
            <text:p>793</text:p>
          </table:table-cell>
          <table:table-cell office:value-type="float" office:value="1906.96795642459" calcext:value-type="float">
            <text:p>1906.9679564245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2" calcext:value-type="float">
            <text:p>192</text:p>
          </table:table-cell>
          <table:table-cell office:value-type="float" office:value="207.830883325808" calcext:value-type="float">
            <text:p>207.830883325808</text:p>
          </table:table-cell>
          <table:table-cell office:value-type="float" office:value="412" calcext:value-type="float">
            <text:p>412</text:p>
          </table:table-cell>
          <table:table-cell office:value-type="float" office:value="684.258532976111" calcext:value-type="float">
            <text:p>684.258532976111</text:p>
          </table:table-cell>
          <table:table-cell office:value-type="float" office:value="814" calcext:value-type="float">
            <text:p>814</text:p>
          </table:table-cell>
          <table:table-cell office:value-type="float" office:value="2005.40357338744" calcext:value-type="float">
            <text:p>2005.4035733874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94" calcext:value-type="float">
            <text:p>194</text:p>
          </table:table-cell>
          <table:table-cell office:value-type="float" office:value="210.86146027081" calcext:value-type="float">
            <text:p>210.86146027081</text:p>
          </table:table-cell>
          <table:table-cell office:value-type="float" office:value="421" calcext:value-type="float">
            <text:p>421</text:p>
          </table:table-cell>
          <table:table-cell office:value-type="float" office:value="709.706324128906" calcext:value-type="float">
            <text:p>709.706324128906</text:p>
          </table:table-cell>
          <table:table-cell office:value-type="float" office:value="838" calcext:value-type="float">
            <text:p>838</text:p>
          </table:table-cell>
          <table:table-cell office:value-type="float" office:value="2107.33628462464" calcext:value-type="float">
            <text:p>2107.3362846246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5" calcext:value-type="float">
            <text:p>195</text:p>
          </table:table-cell>
          <table:table-cell office:value-type="float" office:value="213.934596673155" calcext:value-type="float">
            <text:p>213.934596673155</text:p>
          </table:table-cell>
          <table:table-cell office:value-type="float" office:value="429" calcext:value-type="float">
            <text:p>429</text:p>
          </table:table-cell>
          <table:table-cell office:value-type="float" office:value="736.0053122955" calcext:value-type="float">
            <text:p>736.0053122955</text:p>
          </table:table-cell>
          <table:table-cell office:value-type="float" office:value="862" calcext:value-type="float">
            <text:p>862</text:p>
          </table:table-cell>
          <table:table-cell office:value-type="float" office:value="2212.72907232808" calcext:value-type="float">
            <text:p>2212.7290723280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00" calcext:value-type="float">
            <text:p>200</text:p>
          </table:table-cell>
          <table:table-cell office:value-type="float" office:value="217.05084232523" calcext:value-type="float">
            <text:p>217.05084232523</text:p>
          </table:table-cell>
          <table:table-cell office:value-type="float" office:value="443" calcext:value-type="float">
            <text:p>443</text:p>
          </table:table-cell>
          <table:table-cell office:value-type="float" office:value="763.176821221389" calcext:value-type="float">
            <text:p>763.176821221389</text:p>
          </table:table-cell>
          <table:table-cell office:value-type="float" office:value="879" calcext:value-type="float">
            <text:p>879</text:p>
          </table:table-cell>
          <table:table-cell office:value-type="float" office:value="2321.52726847607" calcext:value-type="float">
            <text:p>2321.5272684760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05" calcext:value-type="float">
            <text:p>205</text:p>
          </table:table-cell>
          <table:table-cell office:value-type="float" office:value="220.210752716531" calcext:value-type="float">
            <text:p>220.210752716531</text:p>
          </table:table-cell>
          <table:table-cell office:value-type="float" office:value="455" calcext:value-type="float">
            <text:p>455</text:p>
          </table:table-cell>
          <table:table-cell office:value-type="float" office:value="791.242170689581" calcext:value-type="float">
            <text:p>791.242170689581</text:p>
          </table:table-cell>
          <table:table-cell office:value-type="float" office:value="911" calcext:value-type="float">
            <text:p>911</text:p>
          </table:table-cell>
          <table:table-cell office:value-type="float" office:value="2433.65778437338" calcext:value-type="float">
            <text:p>2433.6577843733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07" calcext:value-type="float">
            <text:p>207</text:p>
          </table:table-cell>
          <table:table-cell office:value-type="float" office:value="223.414889050236" calcext:value-type="float">
            <text:p>223.414889050236</text:p>
          </table:table-cell>
          <table:table-cell office:value-type="float" office:value="467" calcext:value-type="float">
            <text:p>467</text:p>
          </table:table-cell>
          <table:table-cell office:value-type="float" office:value="820.222629059149" calcext:value-type="float">
            <text:p>820.222629059149</text:p>
          </table:table-cell>
          <table:table-cell office:value-type="float" office:value="937" calcext:value-type="float">
            <text:p>937</text:p>
          </table:table-cell>
          <table:table-cell office:value-type="float" office:value="2549.02849846094" calcext:value-type="float">
            <text:p>2549.0284984609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12" calcext:value-type="float">
            <text:p>212</text:p>
          </table:table-cell>
          <table:table-cell office:value-type="float" office:value="226.663818258336" calcext:value-type="float">
            <text:p>226.663818258336</text:p>
          </table:table-cell>
          <table:table-cell office:value-type="float" office:value="476" calcext:value-type="float">
            <text:p>476</text:p>
          </table:table-cell>
          <table:table-cell office:value-type="float" office:value="850.139362382167" calcext:value-type="float">
            <text:p>850.139362382167</text:p>
          </table:table-cell>
          <table:table-cell office:value-type="float" office:value="968" calcext:value-type="float">
            <text:p>968</text:p>
          </table:table-cell>
          <table:table-cell office:value-type="float" office:value="2667.52782695084" calcext:value-type="float">
            <text:p>2667.5278269508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12" calcext:value-type="float">
            <text:p>212</text:p>
          </table:table-cell>
          <table:table-cell office:value-type="float" office:value="229.958113015254" calcext:value-type="float">
            <text:p>229.958113015254</text:p>
          </table:table-cell>
          <table:table-cell office:value-type="float" office:value="482" calcext:value-type="float">
            <text:p>482</text:p>
          </table:table-cell>
          <table:table-cell office:value-type="float" office:value="881.013380038889" calcext:value-type="float">
            <text:p>881.013380038889</text:p>
          </table:table-cell>
          <table:table-cell office:value-type="float" office:value="997" calcext:value-type="float">
            <text:p>997</text:p>
          </table:table-cell>
          <table:table-cell office:value-type="float" office:value="2789.02450015845" calcext:value-type="float">
            <text:p>2789.0245001584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13" calcext:value-type="float">
            <text:p>213</text:p>
          </table:table-cell>
          <table:table-cell office:value-type="float" office:value="233.298351749906" calcext:value-type="float">
            <text:p>233.298351749906</text:p>
          </table:table-cell>
          <table:table-cell office:value-type="float" office:value="489" calcext:value-type="float">
            <text:p>489</text:p>
          </table:table-cell>
          <table:table-cell office:value-type="float" office:value="912.865476847227" calcext:value-type="float">
            <text:p>912.865476847227</text:p>
          </table:table-cell>
          <table:table-cell office:value-type="float" office:value="1030" calcext:value-type="float">
            <text:p>1030</text:p>
          </table:table-cell>
          <table:table-cell office:value-type="float" office:value="2913.36756486062" calcext:value-type="float">
            <text:p>2913.3675648606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16" calcext:value-type="float">
            <text:p>216</text:p>
          </table:table-cell>
          <table:table-cell office:value-type="float" office:value="236.685118656145" calcext:value-type="float">
            <text:p>236.685118656145</text:p>
          </table:table-cell>
          <table:table-cell office:value-type="float" office:value="504" calcext:value-type="float">
            <text:p>504</text:p>
          </table:table-cell>
          <table:table-cell office:value-type="float" office:value="945.716171620907" calcext:value-type="float">
            <text:p>945.716171620907</text:p>
          </table:table-cell>
          <table:table-cell office:value-type="float" office:value="1054" calcext:value-type="float">
            <text:p>1054</text:p>
          </table:table-cell>
          <table:table-cell office:value-type="float" office:value="3040.38662959883" calcext:value-type="float">
            <text:p>3040.3866295988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15" calcext:value-type="float">
            <text:p>215</text:p>
          </table:table-cell>
          <table:table-cell office:value-type="float" office:value="240.119003701518" calcext:value-type="float">
            <text:p>240.119003701518</text:p>
          </table:table-cell>
          <table:table-cell office:value-type="float" office:value="515" calcext:value-type="float">
            <text:p>515</text:p>
          </table:table-cell>
          <table:table-cell office:value-type="float" office:value="979.58564217132" calcext:value-type="float">
            <text:p>979.58564217132</text:p>
          </table:table-cell>
          <table:table-cell office:value-type="float" office:value="1075" calcext:value-type="float">
            <text:p>1075</text:p>
          </table:table-cell>
          <table:table-cell office:value-type="float" office:value="3169.89236559974" calcext:value-type="float">
            <text:p>3169.8923655997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20" calcext:value-type="float">
            <text:p>220</text:p>
          </table:table-cell>
          <table:table-cell office:value-type="float" office:value="243.600602634287" calcext:value-type="float">
            <text:p>243.600602634287</text:p>
          </table:table-cell>
          <table:table-cell office:value-type="float" office:value="520" calcext:value-type="float">
            <text:p>520</text:p>
          </table:table-cell>
          <table:table-cell office:value-type="float" office:value="1014.4936567711" calcext:value-type="float">
            <text:p>1014.4936567711</text:p>
          </table:table-cell>
          <table:table-cell office:value-type="float" office:value="1108" calcext:value-type="float">
            <text:p>1108</text:p>
          </table:table-cell>
          <table:table-cell office:value-type="float" office:value="3301.67727097457" calcext:value-type="float">
            <text:p>3301.6772709745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20" calcext:value-type="float">
            <text:p>220</text:p>
          </table:table-cell>
          <table:table-cell office:value-type="float" office:value="247.130516988643" calcext:value-type="float">
            <text:p>247.130516988643</text:p>
          </table:table-cell>
          <table:table-cell office:value-type="float" office:value="530" calcext:value-type="float">
            <text:p>530</text:p>
          </table:table-cell>
          <table:table-cell office:value-type="float" office:value="1050.45950212281" calcext:value-type="float">
            <text:p>1050.45950212281</text:p>
          </table:table-cell>
          <table:table-cell office:value-type="float" office:value="1130" calcext:value-type="float">
            <text:p>1130</text:p>
          </table:table-cell>
          <table:table-cell office:value-type="float" office:value="3435.51670019998" calcext:value-type="float">
            <text:p>3435.5167001999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25" calcext:value-type="float">
            <text:p>225</text:p>
          </table:table-cell>
          <table:table-cell office:value-type="float" office:value="250.709354088051" calcext:value-type="float">
            <text:p>250.709354088051</text:p>
          </table:table-cell>
          <table:table-cell office:value-type="float" office:value="543" calcext:value-type="float">
            <text:p>543</text:p>
          </table:table-cell>
          <table:table-cell office:value-type="float" office:value="1087.50190790394" calcext:value-type="float">
            <text:p>1087.50190790394</text:p>
          </table:table-cell>
          <table:table-cell office:value-type="float" office:value="1166" calcext:value-type="float">
            <text:p>1166</text:p>
          </table:table-cell>
          <table:table-cell office:value-type="float" office:value="3571.1701547339" calcext:value-type="float">
            <text:p>3571.170154733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27" calcext:value-type="float">
            <text:p>227</text:p>
          </table:table-cell>
          <table:table-cell office:value-type="float" office:value="254.337727046653" calcext:value-type="float">
            <text:p>254.337727046653</text:p>
          </table:table-cell>
          <table:table-cell office:value-type="float" office:value="554" calcext:value-type="float">
            <text:p>554</text:p>
          </table:table-cell>
          <table:table-cell office:value-type="float" office:value="1125.63896798956" calcext:value-type="float">
            <text:p>1125.63896798956</text:p>
          </table:table-cell>
          <table:table-cell office:value-type="float" office:value="1188" calcext:value-type="float">
            <text:p>1188</text:p>
          </table:table-cell>
          <table:table-cell office:value-type="float" office:value="3708.38282417576" calcext:value-type="float">
            <text:p>3708.3828241757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25" calcext:value-type="float">
            <text:p>225</text:p>
          </table:table-cell>
          <table:table-cell office:value-type="float" office:value="258.016254768684" calcext:value-type="float">
            <text:p>258.016254768684</text:p>
          </table:table-cell>
          <table:table-cell office:value-type="float" office:value="567" calcext:value-type="float">
            <text:p>567</text:p>
          </table:table-cell>
          <table:table-cell office:value-type="float" office:value="1164.88805848667" calcext:value-type="float">
            <text:p>1164.88805848667</text:p>
          </table:table-cell>
          <table:table-cell office:value-type="float" office:value="1216" calcext:value-type="float">
            <text:p>1216</text:p>
          </table:table-cell>
          <table:table-cell office:value-type="float" office:value="3846.88736086739" calcext:value-type="float">
            <text:p>3846.8873608673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30" calcext:value-type="float">
            <text:p>230</text:p>
          </table:table-cell>
          <table:table-cell office:value-type="float" office:value="261.745561945807" calcext:value-type="float">
            <text:p>261.745561945807</text:p>
          </table:table-cell>
          <table:table-cell office:value-type="float" office:value="575" calcext:value-type="float">
            <text:p>575</text:p>
          </table:table-cell>
          <table:table-cell office:value-type="float" office:value="1205.26575274898" calcext:value-type="float">
            <text:p>1205.26575274898</text:p>
          </table:table-cell>
          <table:table-cell office:value-type="float" office:value="1246" calcext:value-type="float">
            <text:p>1246</text:p>
          </table:table-cell>
          <table:table-cell office:value-type="float" office:value="3986.40586449492" calcext:value-type="float">
            <text:p>3986.4058644949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31" calcext:value-type="float">
            <text:p>231</text:p>
          </table:table-cell>
          <table:table-cell office:value-type="float" office:value="265.526279052308" calcext:value-type="float">
            <text:p>265.526279052308</text:p>
          </table:table-cell>
          <table:table-cell office:value-type="float" office:value="586" calcext:value-type="float">
            <text:p>586</text:p>
          </table:table-cell>
          <table:table-cell office:value-type="float" office:value="1246.78773357789" calcext:value-type="float">
            <text:p>1246.78773357789</text:p>
          </table:table-cell>
          <table:table-cell office:value-type="float" office:value="1277" calcext:value-type="float">
            <text:p>1277</text:p>
          </table:table-cell>
          <table:table-cell office:value-type="float" office:value="4126.65204734588" calcext:value-type="float">
            <text:p>4126.6520473458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34" calcext:value-type="float">
            <text:p>234</text:p>
          </table:table-cell>
          <table:table-cell office:value-type="float" office:value="269.359042338091" calcext:value-type="float">
            <text:p>269.359042338091</text:p>
          </table:table-cell>
          <table:table-cell office:value-type="float" office:value="611" calcext:value-type="float">
            <text:p>611</text:p>
          </table:table-cell>
          <table:table-cell office:value-type="float" office:value="1289.46870285462" calcext:value-type="float">
            <text:p>1289.46870285462</text:p>
          </table:table-cell>
          <table:table-cell office:value-type="float" office:value="1321" calcext:value-type="float">
            <text:p>1321</text:p>
          </table:table-cell>
          <table:table-cell office:value-type="float" office:value="4267.3335456484" calcext:value-type="float">
            <text:p>4267.333545648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38" calcext:value-type="float">
            <text:p>238</text:p>
          </table:table-cell>
          <table:table-cell office:value-type="float" office:value="273.244493819381" calcext:value-type="float">
            <text:p>273.244493819381</text:p>
          </table:table-cell>
          <table:table-cell office:value-type="float" office:value="618" calcext:value-type="float">
            <text:p>618</text:p>
          </table:table-cell>
          <table:table-cell office:value-type="float" office:value="1333.3222888889" calcext:value-type="float">
            <text:p>1333.3222888889</text:p>
          </table:table-cell>
          <table:table-cell office:value-type="float" office:value="1350" calcext:value-type="float">
            <text:p>1350</text:p>
          </table:table-cell>
          <table:table-cell office:value-type="float" office:value="4408.1543380969" calcext:value-type="float">
            <text:p>4408.154338096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40" calcext:value-type="float">
            <text:p>240</text:p>
          </table:table-cell>
          <table:table-cell office:value-type="float" office:value="277.18328126708" calcext:value-type="float">
            <text:p>277.18328126708</text:p>
          </table:table-cell>
          <table:table-cell office:value-type="float" office:value="632" calcext:value-type="float">
            <text:p>632</text:p>
          </table:table-cell>
          <table:table-cell office:value-type="float" office:value="1378.36095181207" calcext:value-type="float">
            <text:p>1378.36095181207</text:p>
          </table:table-cell>
          <table:table-cell office:value-type="float" office:value="1368" calcext:value-type="float">
            <text:p>1368</text:p>
          </table:table-cell>
          <table:table-cell office:value-type="float" office:value="4548.81722944548" calcext:value-type="float">
            <text:p>4548.8172294454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40" calcext:value-type="float">
            <text:p>240</text:p>
          </table:table-cell>
          <table:table-cell office:value-type="float" office:value="281.176058192682" calcext:value-type="float">
            <text:p>281.176058192682</text:p>
          </table:table-cell>
          <table:table-cell office:value-type="float" office:value="643" calcext:value-type="float">
            <text:p>643</text:p>
          </table:table-cell>
          <table:table-cell office:value-type="float" office:value="1424.59588738592" calcext:value-type="float">
            <text:p>1424.59588738592</text:p>
          </table:table-cell>
          <table:table-cell office:value-type="float" office:value="1389" calcext:value-type="float">
            <text:p>1389</text:p>
          </table:table-cell>
          <table:table-cell office:value-type="float" office:value="4689.02635507221" calcext:value-type="float">
            <text:p>4689.0263550722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43" calcext:value-type="float">
            <text:p>243</text:p>
          </table:table-cell>
          <table:table-cell office:value-type="float" office:value="285.223483831699" calcext:value-type="float">
            <text:p>285.223483831699</text:p>
          </table:table-cell>
          <table:table-cell office:value-type="float" office:value="652" calcext:value-type="float">
            <text:p>652</text:p>
          </table:table-cell>
          <table:table-cell office:value-type="float" office:value="1472.03692964261" calcext:value-type="float">
            <text:p>1472.03692964261</text:p>
          </table:table-cell>
          <table:table-cell office:value-type="float" office:value="1426" calcext:value-type="float">
            <text:p>1426</text:p>
          </table:table-cell>
          <table:table-cell office:value-type="float" office:value="4828.48966177671" calcext:value-type="float">
            <text:p>4828.4896617767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41" calcext:value-type="float">
            <text:p>241</text:p>
          </table:table-cell>
          <table:table-cell office:value-type="float" office:value="289.326223124489" calcext:value-type="float">
            <text:p>289.326223124489</text:p>
          </table:table-cell>
          <table:table-cell office:value-type="float" office:value="656" calcext:value-type="float">
            <text:p>656</text:p>
          </table:table-cell>
          <table:table-cell office:value-type="float" office:value="1520.69245281582" calcext:value-type="float">
            <text:p>1520.69245281582</text:p>
          </table:table-cell>
          <table:table-cell office:value-type="float" office:value="1450" calcext:value-type="float">
            <text:p>1450</text:p>
          </table:table-cell>
          <table:table-cell office:value-type="float" office:value="4966.92132079967" calcext:value-type="float">
            <text:p>4966.9213207996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45" calcext:value-type="float">
            <text:p>245</text:p>
          </table:table-cell>
          <table:table-cell office:value-type="float" office:value="293.484946694429" calcext:value-type="float">
            <text:p>293.484946694429</text:p>
          </table:table-cell>
          <table:table-cell office:value-type="float" office:value="664" calcext:value-type="float">
            <text:p>664</text:p>
          </table:table-cell>
          <table:table-cell office:value-type="float" office:value="1570.56927306722" calcext:value-type="float">
            <text:p>1570.56927306722</text:p>
          </table:table-cell>
          <table:table-cell office:value-type="float" office:value="1480" calcext:value-type="float">
            <text:p>1480</text:p>
          </table:table-cell>
          <table:table-cell office:value-type="float" office:value="5104.04403111193" calcext:value-type="float">
            <text:p>5104.0440311119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46" calcext:value-type="float">
            <text:p>246</text:p>
          </table:table-cell>
          <table:table-cell office:value-type="float" office:value="297.70033082335" calcext:value-type="float">
            <text:p>297.70033082335</text:p>
          </table:table-cell>
          <table:table-cell office:value-type="float" office:value="680" calcext:value-type="float">
            <text:p>680</text:p>
          </table:table-cell>
          <table:table-cell office:value-type="float" office:value="1621.67255055666" calcext:value-type="float">
            <text:p>1621.67255055666</text:p>
          </table:table-cell>
          <table:table-cell office:value-type="float" office:value="1519" calcext:value-type="float">
            <text:p>1519</text:p>
          </table:table-cell>
          <table:table-cell office:value-type="float" office:value="5239.59117431803" calcext:value-type="float">
            <text:p>5239.5911743180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51" calcext:value-type="float">
            <text:p>251</text:p>
          </table:table-cell>
          <table:table-cell office:value-type="float" office:value="301.973057424145" calcext:value-type="float">
            <text:p>301.973057424145</text:p>
          </table:table-cell>
          <table:table-cell office:value-type="float" office:value="693" calcext:value-type="float">
            <text:p>693</text:p>
          </table:table-cell>
          <table:table-cell office:value-type="float" office:value="1674.00569244595" calcext:value-type="float">
            <text:p>1674.00569244595</text:p>
          </table:table-cell>
          <table:table-cell office:value-type="float" office:value="1549" calcext:value-type="float">
            <text:p>1549</text:p>
          </table:table-cell>
          <table:table-cell office:value-type="float" office:value="5373.30878690424" calcext:value-type="float">
            <text:p>5373.3087869042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55" calcext:value-type="float">
            <text:p>255</text:p>
          </table:table-cell>
          <table:table-cell office:value-type="float" office:value="306.30381401048" calcext:value-type="float">
            <text:p>306.30381401048</text:p>
          </table:table-cell>
          <table:table-cell office:value-type="float" office:value="707" calcext:value-type="float">
            <text:p>707</text:p>
          </table:table-cell>
          <table:table-cell office:value-type="float" office:value="1727.57025746715" calcext:value-type="float">
            <text:p>1727.57025746715</text:p>
          </table:table-cell>
          <table:table-cell office:value-type="float" office:value="1587" calcext:value-type="float">
            <text:p>1587</text:p>
          </table:table-cell>
          <table:table-cell office:value-type="float" office:value="5504.95732083784" calcext:value-type="float">
            <text:p>5504.9573208378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53" calcext:value-type="float">
            <text:p>253</text:p>
          </table:table-cell>
          <table:table-cell office:value-type="float" office:value="310.693293663508" calcext:value-type="float">
            <text:p>310.693293663508</text:p>
          </table:table-cell>
          <table:table-cell office:value-type="float" office:value="726" calcext:value-type="float">
            <text:p>726</text:p>
          </table:table-cell>
          <table:table-cell office:value-type="float" office:value="1782.36586272325" calcext:value-type="float">
            <text:p>1782.36586272325</text:p>
          </table:table-cell>
          <table:table-cell office:value-type="float" office:value="1620" calcext:value-type="float">
            <text:p>1620</text:p>
          </table:table-cell>
          <table:table-cell office:value-type="float" office:value="5634.31316946501" calcext:value-type="float">
            <text:p>5634.3131694650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56" calcext:value-type="float">
            <text:p>256</text:p>
          </table:table-cell>
          <table:table-cell office:value-type="float" office:value="315.142194995525" calcext:value-type="float">
            <text:p>315.142194995525</text:p>
          </table:table-cell>
          <table:table-cell office:value-type="float" office:value="726" calcext:value-type="float">
            <text:p>726</text:p>
          </table:table-cell>
          <table:table-cell office:value-type="float" office:value="1838.39009342351" calcext:value-type="float">
            <text:p>1838.39009342351</text:p>
          </table:table-cell>
          <table:table-cell office:value-type="float" office:value="1661" calcext:value-type="float">
            <text:p>1661</text:p>
          </table:table-cell>
          <table:table-cell office:value-type="float" office:value="5761.16994200896" calcext:value-type="float">
            <text:p>5761.1699420089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59" calcext:value-type="float">
            <text:p>259</text:p>
          </table:table-cell>
          <table:table-cell office:value-type="float" office:value="319.651222110457" calcext:value-type="float">
            <text:p>319.651222110457</text:p>
          </table:table-cell>
          <table:table-cell office:value-type="float" office:value="745" calcext:value-type="float">
            <text:p>745</text:p>
          </table:table-cell>
          <table:table-cell office:value-type="float" office:value="1895.63841628546" calcext:value-type="float">
            <text:p>1895.63841628546</text:p>
          </table:table-cell>
          <table:table-cell office:value-type="float" office:value="1705" calcext:value-type="float">
            <text:p>1705</text:p>
          </table:table-cell>
          <table:table-cell office:value-type="float" office:value="5885.33947648624" calcext:value-type="float">
            <text:p>5885.3394764862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55" calcext:value-type="float">
            <text:p>255</text:p>
          </table:table-cell>
          <table:table-cell office:value-type="float" office:value="324.221084561109" calcext:value-type="float">
            <text:p>324.221084561109</text:p>
          </table:table-cell>
          <table:table-cell office:value-type="float" office:value="764" calcext:value-type="float">
            <text:p>764</text:p>
          </table:table-cell>
          <table:table-cell office:value-type="float" office:value="1954.10409736021" calcext:value-type="float">
            <text:p>1954.10409736021</text:p>
          </table:table-cell>
          <table:table-cell office:value-type="float" office:value="1750" calcext:value-type="float">
            <text:p>1750</text:p>
          </table:table-cell>
          <table:table-cell office:value-type="float" office:value="6006.65258729052" calcext:value-type="float">
            <text:p>6006.6525872905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55" calcext:value-type="float">
            <text:p>255</text:p>
          </table:table-cell>
          <table:table-cell office:value-type="float" office:value="328.852497303086" calcext:value-type="float">
            <text:p>328.852497303086</text:p>
          </table:table-cell>
          <table:table-cell office:value-type="float" office:value="776" calcext:value-type="float">
            <text:p>776</text:p>
          </table:table-cell>
          <table:table-cell office:value-type="float" office:value="2013.77812505696" calcext:value-type="float">
            <text:p>2013.77812505696</text:p>
          </table:table-cell>
          <table:table-cell office:value-type="float" office:value="1789" calcext:value-type="float">
            <text:p>1789</text:p>
          </table:table-cell>
          <table:table-cell office:value-type="float" office:value="6124.95954981743" calcext:value-type="float">
            <text:p>6124.9595498174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59" calcext:value-type="float">
            <text:p>259</text:p>
          </table:table-cell>
          <table:table-cell office:value-type="float" office:value="333.546180645289" calcext:value-type="float">
            <text:p>333.546180645289</text:p>
          </table:table-cell>
          <table:table-cell office:value-type="float" office:value="787" calcext:value-type="float">
            <text:p>787</text:p>
          </table:table-cell>
          <table:table-cell office:value-type="float" office:value="2074.64913915441" calcext:value-type="float">
            <text:p>2074.64913915441</text:p>
          </table:table-cell>
          <table:table-cell office:value-type="float" office:value="1828" calcext:value-type="float">
            <text:p>1828</text:p>
          </table:table-cell>
          <table:table-cell office:value-type="float" office:value="6240.13033012636" calcext:value-type="float">
            <text:p>6240.1303301263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63" calcext:value-type="float">
            <text:p>263</text:p>
          </table:table-cell>
          <table:table-cell office:value-type="float" office:value="338.302860196898" calcext:value-type="float">
            <text:p>338.302860196898</text:p>
          </table:table-cell>
          <table:table-cell office:value-type="float" office:value="795" calcext:value-type="float">
            <text:p>795</text:p>
          </table:table-cell>
          <table:table-cell office:value-type="float" office:value="2136.70336659233" calcext:value-type="float">
            <text:p>2136.70336659233</text:p>
          </table:table-cell>
          <table:table-cell office:value-type="float" office:value="1878" calcext:value-type="float">
            <text:p>1878</text:p>
          </table:table-cell>
          <table:table-cell office:value-type="float" office:value="6352.05457260095" calcext:value-type="float">
            <text:p>6352.0545726009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66" calcext:value-type="float">
            <text:p>266</text:p>
          </table:table-cell>
          <table:table-cell office:value-type="float" office:value="343.123266810765" calcext:value-type="float">
            <text:p>343.123266810765</text:p>
          </table:table-cell>
          <table:table-cell office:value-type="float" office:value="798" calcext:value-type="float">
            <text:p>798</text:p>
          </table:table-cell>
          <table:table-cell office:value-type="float" office:value="2199.92456483288" calcext:value-type="float">
            <text:p>2199.92456483288</text:p>
          </table:table-cell>
          <table:table-cell office:value-type="float" office:value="1907" calcext:value-type="float">
            <text:p>1907</text:p>
          </table:table-cell>
          <table:table-cell office:value-type="float" office:value="6460.64136276601" calcext:value-type="float">
            <text:p>6460.6413627660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73" calcext:value-type="float">
            <text:p>273</text:p>
          </table:table-cell>
          <table:table-cell office:value-type="float" office:value="348.008136523104" calcext:value-type="float">
            <text:p>348.008136523104</text:p>
          </table:table-cell>
          <table:table-cell office:value-type="float" office:value="811" calcext:value-type="float">
            <text:p>811</text:p>
          </table:table-cell>
          <table:table-cell office:value-type="float" office:value="2264.29397356966" calcext:value-type="float">
            <text:p>2264.29397356966</text:p>
          </table:table-cell>
          <table:table-cell office:value-type="float" office:value="1957" calcext:value-type="float">
            <text:p>1957</text:p>
          </table:table-cell>
          <table:table-cell office:value-type="float" office:value="6565.81878577474" calcext:value-type="float">
            <text:p>6565.8187857747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77" calcext:value-type="float">
            <text:p>277</text:p>
          </table:table-cell>
          <table:table-cell office:value-type="float" office:value="352.958210489402" calcext:value-type="float">
            <text:p>352.958210489402</text:p>
          </table:table-cell>
          <table:table-cell office:value-type="float" office:value="829" calcext:value-type="float">
            <text:p>829</text:p>
          </table:table-cell>
          <table:table-cell office:value-type="float" office:value="2329.79027554154" calcext:value-type="float">
            <text:p>2329.79027554154</text:p>
          </table:table-cell>
          <table:table-cell office:value-type="float" office:value="1992" calcext:value-type="float">
            <text:p>1992</text:p>
          </table:table-cell>
          <table:table-cell office:value-type="float" office:value="6667.53330356832" calcext:value-type="float">
            <text:p>6667.5333035683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89" calcext:value-type="float">
            <text:p>289</text:p>
          </table:table-cell>
          <table:table-cell office:value-type="float" office:value="357.974234916447" calcext:value-type="float">
            <text:p>357.974234916447</text:p>
          </table:table-cell>
          <table:table-cell office:value-type="float" office:value="849" calcext:value-type="float">
            <text:p>849</text:p>
          </table:table-cell>
          <table:table-cell office:value-type="float" office:value="2396.38956717706" calcext:value-type="float">
            <text:p>2396.38956717706</text:p>
          </table:table-cell>
          <table:table-cell office:value-type="float" office:value="2017" calcext:value-type="float">
            <text:p>2017</text:p>
          </table:table-cell>
          <table:table-cell office:value-type="float" office:value="6765.74897534151" calcext:value-type="float">
            <text:p>6765.7489753415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93" calcext:value-type="float">
            <text:p>293</text:p>
          </table:table-cell>
          <table:table-cell office:value-type="float" office:value="363.056960990387" calcext:value-type="float">
            <text:p>363.056960990387</text:p>
          </table:table-cell>
          <table:table-cell office:value-type="float" office:value="867" calcext:value-type="float">
            <text:p>867</text:p>
          </table:table-cell>
          <table:table-cell office:value-type="float" office:value="2464.06533975481" calcext:value-type="float">
            <text:p>2464.06533975481</text:p>
          </table:table-cell>
          <table:table-cell office:value-type="float" office:value="2043" calcext:value-type="float">
            <text:p>2043</text:p>
          </table:table-cell>
          <table:table-cell office:value-type="float" office:value="6860.44654676472" calcext:value-type="float">
            <text:p>6860.4465467647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368.207144800721" calcext:value-type="float">
            <text:p>368.207144800721</text:p>
          </table:table-cell>
          <table:table-cell office:value-type="float" office:value="881" calcext:value-type="float">
            <text:p>881</text:p>
          </table:table-cell>
          <table:table-cell office:value-type="float" office:value="2532.78847171386" calcext:value-type="float">
            <text:p>2532.78847171386</text:p>
          </table:table-cell>
          <table:table-cell office:value-type="float" office:value="2082" calcext:value-type="float">
            <text:p>2082</text:p>
          </table:table-cell>
          <table:table-cell office:value-type="float" office:value="6951.62243348634" calcext:value-type="float">
            <text:p>6951.6224334863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00" calcext:value-type="float">
            <text:p>300</text:p>
          </table:table-cell>
          <table:table-cell office:value-type="float" office:value="373.425547260117" calcext:value-type="float">
            <text:p>373.425547260117</text:p>
          </table:table-cell>
          <table:table-cell office:value-type="float" office:value="894" calcext:value-type="float">
            <text:p>894</text:p>
          </table:table-cell>
          <table:table-cell office:value-type="float" office:value="2602.52723268701" calcext:value-type="float">
            <text:p>2602.52723268701</text:p>
          </table:table-cell>
          <table:table-cell office:value-type="float" office:value="2109" calcext:value-type="float">
            <text:p>2109</text:p>
          </table:table-cell>
          <table:table-cell office:value-type="float" office:value="7039.28762385752" calcext:value-type="float">
            <text:p>7039.2876238575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07" calcext:value-type="float">
            <text:p>307</text:p>
          </table:table-cell>
          <table:table-cell office:value-type="float" office:value="378.712934019985" calcext:value-type="float">
            <text:p>378.712934019985</text:p>
          </table:table-cell>
          <table:table-cell office:value-type="float" office:value="904" calcext:value-type="float">
            <text:p>904</text:p>
          </table:table-cell>
          <table:table-cell office:value-type="float" office:value="2673.24729975844" calcext:value-type="float">
            <text:p>2673.24729975844</text:p>
          </table:table-cell>
          <table:table-cell office:value-type="float" office:value="2134" calcext:value-type="float">
            <text:p>2134</text:p>
          </table:table-cell>
          <table:table-cell office:value-type="float" office:value="7123.46652468756" calcext:value-type="float">
            <text:p>7123.4665246875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06" calcext:value-type="float">
            <text:p>306</text:p>
          </table:table-cell>
          <table:table-cell office:value-type="float" office:value="384.070075381681" calcext:value-type="float">
            <text:p>384.070075381681</text:p>
          </table:table-cell>
          <table:table-cell office:value-type="float" office:value="912" calcext:value-type="float">
            <text:p>912</text:p>
          </table:table-cell>
          <table:table-cell office:value-type="float" office:value="2744.91178636596" calcext:value-type="float">
            <text:p>2744.91178636596</text:p>
          </table:table-cell>
          <table:table-cell office:value-type="float" office:value="2162" calcext:value-type="float">
            <text:p>2162</text:p>
          </table:table-cell>
          <table:table-cell office:value-type="float" office:value="7204.19577225964" calcext:value-type="float">
            <text:p>7204.1957722596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08" calcext:value-type="float">
            <text:p>308</text:p>
          </table:table-cell>
          <table:table-cell office:value-type="float" office:value="389.497746203259" calcext:value-type="float">
            <text:p>389.497746203259</text:p>
          </table:table-cell>
          <table:table-cell office:value-type="float" office:value="923" calcext:value-type="float">
            <text:p>923</text:p>
          </table:table-cell>
          <table:table-cell office:value-type="float" office:value="2817.48128417778" calcext:value-type="float">
            <text:p>2817.48128417778</text:p>
          </table:table-cell>
          <table:table-cell office:value-type="float" office:value="2218" calcext:value-type="float">
            <text:p>2218</text:p>
          </table:table-cell>
          <table:table-cell office:value-type="float" office:value="7281.52302892241" calcext:value-type="float">
            <text:p>7281.5230289224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10" calcext:value-type="float">
            <text:p>310</text:p>
          </table:table-cell>
          <table:table-cell office:value-type="float" office:value="394.996725801671" calcext:value-type="float">
            <text:p>394.996725801671</text:p>
          </table:table-cell>
          <table:table-cell office:value-type="float" office:value="934" calcext:value-type="float">
            <text:p>934</text:p>
          </table:table-cell>
          <table:table-cell office:value-type="float" office:value="2890.91391817492" calcext:value-type="float">
            <text:p>2890.91391817492</text:p>
          </table:table-cell>
          <table:table-cell office:value-type="float" office:value="2261" calcext:value-type="float">
            <text:p>2261</text:p>
          </table:table-cell>
          <table:table-cell office:value-type="float" office:value="7355.50578342751" calcext:value-type="float">
            <text:p>7355.5057834275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11" calcext:value-type="float">
            <text:p>311</text:p>
          </table:table-cell>
          <table:table-cell office:value-type="float" office:value="400.567797850321" calcext:value-type="float">
            <text:p>400.567797850321</text:p>
          </table:table-cell>
          <table:table-cell office:value-type="float" office:value="943" calcext:value-type="float">
            <text:p>943</text:p>
          </table:table-cell>
          <table:table-cell office:value-type="float" office:value="2965.16541506361" calcext:value-type="float">
            <text:p>2965.16541506361</text:p>
          </table:table-cell>
          <table:table-cell office:value-type="float" office:value="2317" calcext:value-type="float">
            <text:p>2317</text:p>
          </table:table-cell>
          <table:table-cell office:value-type="float" office:value="7426.21017090192" calcext:value-type="float">
            <text:p>7426.2101709019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18" calcext:value-type="float">
            <text:p>318</text:p>
          </table:table-cell>
          <table:table-cell office:value-type="float" office:value="406.211750271858" calcext:value-type="float">
            <text:p>406.211750271858</text:p>
          </table:table-cell>
          <table:table-cell office:value-type="float" office:value="961" calcext:value-type="float">
            <text:p>961</text:p>
          </table:table-cell>
          <table:table-cell office:value-type="float" office:value="3040.18918502938" calcext:value-type="float">
            <text:p>3040.18918502938</text:p>
          </table:table-cell>
          <table:table-cell office:value-type="float" office:value="2351" calcext:value-type="float">
            <text:p>2351</text:p>
          </table:table-cell>
          <table:table-cell office:value-type="float" office:value="7493.70982601346" calcext:value-type="float">
            <text:p>7493.7098260134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20" calcext:value-type="float">
            <text:p>320</text:p>
          </table:table-cell>
          <table:table-cell office:value-type="float" office:value="411.929375126133" calcext:value-type="float">
            <text:p>411.929375126133</text:p>
          </table:table-cell>
          <table:table-cell office:value-type="float" office:value="985" calcext:value-type="float">
            <text:p>985</text:p>
          </table:table-cell>
          <table:table-cell office:value-type="float" office:value="3115.93641672606" calcext:value-type="float">
            <text:p>3115.93641672606</text:p>
          </table:table-cell>
          <table:table-cell office:value-type="float" office:value="2381" calcext:value-type="float">
            <text:p>2381</text:p>
          </table:table-cell>
          <table:table-cell office:value-type="float" office:value="7558.08478057947" calcext:value-type="float">
            <text:p>7558.0847805794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25" calcext:value-type="float">
            <text:p>325</text:p>
          </table:table-cell>
          <table:table-cell office:value-type="float" office:value="417.721468493202" calcext:value-type="float">
            <text:p>417.721468493202</text:p>
          </table:table-cell>
          <table:table-cell office:value-type="float" office:value="1003" calcext:value-type="float">
            <text:p>1003</text:p>
          </table:table-cell>
          <table:table-cell office:value-type="float" office:value="3192.356185271" calcext:value-type="float">
            <text:p>3192.356185271</text:p>
          </table:table-cell>
          <table:table-cell office:value-type="float" office:value="2430" calcext:value-type="float">
            <text:p>2430</text:p>
          </table:table-cell>
          <table:table-cell office:value-type="float" office:value="7619.42041464455" calcext:value-type="float">
            <text:p>7619.42041464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423.588830351284" calcext:value-type="float">
            <text:p>423.588830351284</text:p>
          </table:table-cell>
          <table:table-cell office:value-type="float" office:value="1017" calcext:value-type="float">
            <text:p>1017</text:p>
          </table:table-cell>
          <table:table-cell office:value-type="float" office:value="3269.39557289373" calcext:value-type="float">
            <text:p>3269.39557289373</text:p>
          </table:table-cell>
          <table:table-cell office:value-type="float" office:value="2471" calcext:value-type="float">
            <text:p>2471</text:p>
          </table:table-cell>
          <table:table-cell office:value-type="float" office:value="7677.80646795789" calcext:value-type="float">
            <text:p>7677.8064679578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324" calcext:value-type="float">
            <text:p>324</text:p>
          </table:table-cell>
          <table:table-cell office:value-type="float" office:value="429.532264449578" calcext:value-type="float">
            <text:p>429.532264449578</text:p>
          </table:table-cell>
          <table:table-cell office:value-type="float" office:value="1032" calcext:value-type="float">
            <text:p>1032</text:p>
          </table:table-cell>
          <table:table-cell office:value-type="float" office:value="3346.99980176045" calcext:value-type="float">
            <text:p>3346.99980176045</text:p>
          </table:table-cell>
          <table:table-cell office:value-type="float" office:value="2513" calcext:value-type="float">
            <text:p>2513</text:p>
          </table:table-cell>
          <table:table-cell office:value-type="float" office:value="7733.33611685051" calcext:value-type="float">
            <text:p>7733.3361168505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28" calcext:value-type="float">
            <text:p>328</text:p>
          </table:table-cell>
          <table:table-cell office:value-type="float" office:value="435.552578175833" calcext:value-type="float">
            <text:p>435.552578175833</text:p>
          </table:table-cell>
          <table:table-cell office:value-type="float" office:value="1056" calcext:value-type="float">
            <text:p>1056</text:p>
          </table:table-cell>
          <table:table-cell office:value-type="float" office:value="3425.11237837352" calcext:value-type="float">
            <text:p>3425.11237837352</text:p>
          </table:table-cell>
          <table:table-cell office:value-type="float" office:value="2554" calcext:value-type="float">
            <text:p>2554</text:p>
          </table:table-cell>
          <table:table-cell office:value-type="float" office:value="7786.10511977004" calcext:value-type="float">
            <text:p>7786.1051197700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332" calcext:value-type="float">
            <text:p>332</text:p>
          </table:table-cell>
          <table:table-cell office:value-type="float" office:value="441.650582418577" calcext:value-type="float">
            <text:p>441.650582418577</text:p>
          </table:table-cell>
          <table:table-cell office:value-type="float" office:value="1078" calcext:value-type="float">
            <text:p>1078</text:p>
          </table:table-cell>
          <table:table-cell office:value-type="float" office:value="3503.67524882467" calcext:value-type="float">
            <text:p>3503.67524882467</text:p>
          </table:table-cell>
          <table:table-cell office:value-type="float" office:value="2575" calcext:value-type="float">
            <text:p>2575</text:p>
          </table:table-cell>
          <table:table-cell office:value-type="float" office:value="7836.21103318801" calcext:value-type="float">
            <text:p>7836.21103318801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32" calcext:value-type="float">
            <text:p>332</text:p>
          </table:table-cell>
          <table:table-cell office:value-type="float" office:value="447.827091423911" calcext:value-type="float">
            <text:p>447.827091423911</text:p>
          </table:table-cell>
          <table:table-cell office:value-type="float" office:value="1084" calcext:value-type="float">
            <text:p>1084</text:p>
          </table:table-cell>
          <table:table-cell office:value-type="float" office:value="3582.62896406556" calcext:value-type="float">
            <text:p>3582.62896406556</text:p>
          </table:table-cell>
          <table:table-cell office:value-type="float" office:value="2610" calcext:value-type="float">
            <text:p>2610</text:p>
          </table:table-cell>
          <table:table-cell office:value-type="float" office:value="7883.75249825778" calcext:value-type="float">
            <text:p>7883.7524982577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332" calcext:value-type="float">
            <text:p>332</text:p>
          </table:table-cell>
          <table:table-cell office:value-type="float" office:value="454.08292264676" calcext:value-type="float">
            <text:p>454.08292264676</text:p>
          </table:table-cell>
          <table:table-cell office:value-type="float" office:value="1107" calcext:value-type="float">
            <text:p>1107</text:p>
          </table:table-cell>
          <table:table-cell office:value-type="float" office:value="3661.9128542508" calcext:value-type="float">
            <text:p>3661.9128542508</text:p>
          </table:table-cell>
          <table:table-cell office:value-type="float" office:value="2660" calcext:value-type="float">
            <text:p>2660</text:p>
          </table:table-cell>
          <table:table-cell office:value-type="float" office:value="7928.82859746649" calcext:value-type="float">
            <text:p>7928.82859746649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35" calcext:value-type="float">
            <text:p>335</text:p>
          </table:table-cell>
          <table:table-cell office:value-type="float" office:value="460.418896596497" calcext:value-type="float">
            <text:p>460.418896596497</text:p>
          </table:table-cell>
          <table:table-cell office:value-type="float" office:value="1123" calcext:value-type="float">
            <text:p>1123</text:p>
          </table:table-cell>
          <table:table-cell office:value-type="float" office:value="3741.46521110846" calcext:value-type="float">
            <text:p>3741.46521110846</text:p>
          </table:table-cell>
          <table:table-cell office:value-type="float" office:value="2706" calcext:value-type="float">
            <text:p>2706</text:p>
          </table:table-cell>
          <table:table-cell office:value-type="float" office:value="7971.5382795849" calcext:value-type="float">
            <text:p>7971.5382795849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339" calcext:value-type="float">
            <text:p>339</text:p>
          </table:table-cell>
          <table:table-cell office:value-type="float" office:value="466.835836676836" calcext:value-type="float">
            <text:p>466.835836676836</text:p>
          </table:table-cell>
          <table:table-cell office:value-type="float" office:value="1135" calcext:value-type="float">
            <text:p>1135</text:p>
          </table:table-cell>
          <table:table-cell office:value-type="float" office:value="3821.22347720366" calcext:value-type="float">
            <text:p>3821.22347720366</text:p>
          </table:table-cell>
          <table:table-cell office:value-type="float" office:value="2724" calcext:value-type="float">
            <text:p>2724</text:p>
          </table:table-cell>
          <table:table-cell office:value-type="float" office:value="8011.97985046174" calcext:value-type="float">
            <text:p>8011.9798504617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45" calcext:value-type="float">
            <text:p>345</text:p>
          </table:table-cell>
          <table:table-cell office:value-type="float" office:value="473.334569019896" calcext:value-type="float">
            <text:p>473.334569019896</text:p>
          </table:table-cell>
          <table:table-cell office:value-type="float" office:value="1156" calcext:value-type="float">
            <text:p>1156</text:p>
          </table:table-cell>
          <table:table-cell office:value-type="float" office:value="3901.12444088267" calcext:value-type="float">
            <text:p>3901.12444088267</text:p>
          </table:table-cell>
          <table:table-cell office:value-type="float" office:value="2771" calcext:value-type="float">
            <text:p>2771</text:p>
          </table:table-cell>
          <table:table-cell office:value-type="float" office:value="8050.25052662004" calcext:value-type="float">
            <text:p>8050.25052662004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349" calcext:value-type="float">
            <text:p>349</text:p>
          </table:table-cell>
          <table:table-cell office:value-type="float" office:value="479.915922314355" calcext:value-type="float">
            <text:p>479.915922314355</text:p>
          </table:table-cell>
          <table:table-cell office:value-type="float" office:value="1173" calcext:value-type="float">
            <text:p>1173</text:p>
          </table:table-cell>
          <table:table-cell office:value-type="float" office:value="3981.10443562027" calcext:value-type="float">
            <text:p>3981.10443562027</text:p>
          </table:table-cell>
          <table:table-cell office:value-type="float" office:value="2828" calcext:value-type="float">
            <text:p>2828</text:p>
          </table:table-cell>
          <table:table-cell office:value-type="float" office:value="8086.44604817475" calcext:value-type="float">
            <text:p>8086.4460481747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48" calcext:value-type="float">
            <text:p>348</text:p>
          </table:table-cell>
          <table:table-cell office:value-type="float" office:value="486.580727627589" calcext:value-type="float">
            <text:p>486.580727627589</text:p>
          </table:table-cell>
          <table:table-cell office:value-type="float" office:value="1197" calcext:value-type="float">
            <text:p>1197</text:p>
          </table:table-cell>
          <table:table-cell office:value-type="float" office:value="4061.09954244214" calcext:value-type="float">
            <text:p>4061.09954244214</text:p>
          </table:table-cell>
          <table:table-cell office:value-type="float" office:value="2880" calcext:value-type="float">
            <text:p>2880</text:p>
          </table:table-cell>
          <table:table-cell office:value-type="float" office:value="8120.66034728679" calcext:value-type="float">
            <text:p>8120.6603472867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353" calcext:value-type="float">
            <text:p>353</text:p>
          </table:table-cell>
          <table:table-cell office:value-type="float" office:value="493.329818221708" calcext:value-type="float">
            <text:p>493.329818221708</text:p>
          </table:table-cell>
          <table:table-cell office:value-type="float" office:value="1208" calcext:value-type="float">
            <text:p>1208</text:p>
          </table:table-cell>
          <table:table-cell office:value-type="float" office:value="4141.04579405876" calcext:value-type="float">
            <text:p>4141.04579405876</text:p>
          </table:table-cell>
          <table:table-cell office:value-type="float" office:value="2927" calcext:value-type="float">
            <text:p>2927</text:p>
          </table:table-cell>
          <table:table-cell office:value-type="float" office:value="8152.98526817998" calcext:value-type="float">
            <text:p>8152.98526817998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59" calcext:value-type="float">
            <text:p>359</text:p>
          </table:table-cell>
          <table:table-cell office:value-type="float" office:value="500.164029363401" calcext:value-type="float">
            <text:p>500.164029363401</text:p>
          </table:table-cell>
          <table:table-cell office:value-type="float" office:value="1229" calcext:value-type="float">
            <text:p>1229</text:p>
          </table:table-cell>
          <table:table-cell office:value-type="float" office:value="4220.87937932732" calcext:value-type="float">
            <text:p>4220.87937932732</text:p>
          </table:table-cell>
          <table:table-cell office:value-type="float" office:value="2955" calcext:value-type="float">
            <text:p>2955</text:p>
          </table:table-cell>
          <table:table-cell office:value-type="float" office:value="8183.51033465828" calcext:value-type="float">
            <text:p>8183.51033465828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364" calcext:value-type="float">
            <text:p>364</text:p>
          </table:table-cell>
          <table:table-cell office:value-type="float" office:value="507.0841981275" calcext:value-type="float">
            <text:p>507.0841981275</text:p>
          </table:table-cell>
          <table:table-cell office:value-type="float" office:value="1259" calcext:value-type="float">
            <text:p>1259</text:p>
          </table:table-cell>
          <table:table-cell office:value-type="float" office:value="4300.53684665413" calcext:value-type="float">
            <text:p>4300.53684665413</text:p>
          </table:table-cell>
          <table:table-cell office:value-type="float" office:value="3005" calcext:value-type="float">
            <text:p>3005</text:p>
          </table:table-cell>
          <table:table-cell office:value-type="float" office:value="8212.32256105398" calcext:value-type="float">
            <text:p>8212.32256105398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72" calcext:value-type="float">
            <text:p>372</text:p>
          </table:table-cell>
          <table:table-cell office:value-type="float" office:value="514.091163194178" calcext:value-type="float">
            <text:p>514.091163194178</text:p>
          </table:table-cell>
          <table:table-cell office:value-type="float" office:value="1272" calcext:value-type="float">
            <text:p>1272</text:p>
          </table:table-cell>
          <table:table-cell office:value-type="float" office:value="4379.9553049626" calcext:value-type="float">
            <text:p>4379.9553049626</text:p>
          </table:table-cell>
          <table:table-cell office:value-type="float" office:value="3049" calcext:value-type="float">
            <text:p>3049</text:p>
          </table:table-cell>
          <table:table-cell office:value-type="float" office:value="8239.50630259842" calcext:value-type="float">
            <text:p>8239.5063025984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71" calcext:value-type="float">
            <text:p>371</text:p>
          </table:table-cell>
          <table:table-cell office:value-type="float" office:value="521.185764639694" calcext:value-type="float">
            <text:p>521.185764639694</text:p>
          </table:table-cell>
          <table:table-cell office:value-type="float" office:value="1292" calcext:value-type="float">
            <text:p>1292</text:p>
          </table:table-cell>
          <table:table-cell office:value-type="float" office:value="4459.07262088011" calcext:value-type="float">
            <text:p>4459.07262088011</text:p>
          </table:table-cell>
          <table:table-cell office:value-type="float" office:value="3109" calcext:value-type="float">
            <text:p>3109</text:p>
          </table:table-cell>
          <table:table-cell office:value-type="float" office:value="8265.14314132174" calcext:value-type="float">
            <text:p>8265.1431413217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75" calcext:value-type="float">
            <text:p>375</text:p>
          </table:table-cell>
          <table:table-cell office:value-type="float" office:value="528.368843720603" calcext:value-type="float">
            <text:p>528.368843720603</text:p>
          </table:table-cell>
          <table:table-cell office:value-type="float" office:value="1309" calcext:value-type="float">
            <text:p>1309</text:p>
          </table:table-cell>
          <table:table-cell office:value-type="float" office:value="4537.82761084034" calcext:value-type="float">
            <text:p>4537.82761084034</text:p>
          </table:table-cell>
          <table:table-cell office:value-type="float" office:value="3137" calcext:value-type="float">
            <text:p>3137</text:p>
          </table:table-cell>
          <table:table-cell office:value-type="float" office:value="8289.31180374482" calcext:value-type="float">
            <text:p>8289.3118037448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379" calcext:value-type="float">
            <text:p>379</text:p>
          </table:table-cell>
          <table:table-cell office:value-type="float" office:value="535.641242651352" calcext:value-type="float">
            <text:p>535.641242651352</text:p>
          </table:table-cell>
          <table:table-cell office:value-type="float" office:value="1322" calcext:value-type="float">
            <text:p>1322</text:p>
          </table:table-cell>
          <table:table-cell office:value-type="float" office:value="4616.16022685652" calcext:value-type="float">
            <text:p>4616.16022685652</text:p>
          </table:table-cell>
          <table:table-cell office:value-type="float" office:value="3183" calcext:value-type="float">
            <text:p>3183</text:p>
          </table:table-cell>
          <table:table-cell office:value-type="float" office:value="8312.08810681405" calcext:value-type="float">
            <text:p>8312.08810681405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84" calcext:value-type="float">
            <text:p>384</text:p>
          </table:table-cell>
          <table:table-cell office:value-type="float" office:value="543.003804375186" calcext:value-type="float">
            <text:p>543.003804375186</text:p>
          </table:table-cell>
          <table:table-cell office:value-type="float" office:value="1335" calcext:value-type="float">
            <text:p>1335</text:p>
          </table:table-cell>
          <table:table-cell office:value-type="float" office:value="4694.0117347925" calcext:value-type="float">
            <text:p>4694.0117347925</text:p>
          </table:table-cell>
          <table:table-cell office:value-type="float" office:value="3241" calcext:value-type="float">
            <text:p>3241</text:p>
          </table:table-cell>
          <table:table-cell office:value-type="float" office:value="8333.54492873877" calcext:value-type="float">
            <text:p>8333.54492873877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383" calcext:value-type="float">
            <text:p>383</text:p>
          </table:table-cell>
          <table:table-cell office:value-type="float" office:value="550.457372328286" calcext:value-type="float">
            <text:p>550.457372328286</text:p>
          </table:table-cell>
          <table:table-cell office:value-type="float" office:value="1349" calcext:value-type="float">
            <text:p>1349</text:p>
          </table:table-cell>
          <table:table-cell office:value-type="float" office:value="4771.32488404316" calcext:value-type="float">
            <text:p>4771.32488404316</text:p>
          </table:table-cell>
          <table:table-cell office:value-type="float" office:value="3294" calcext:value-type="float">
            <text:p>3294</text:p>
          </table:table-cell>
          <table:table-cell office:value-type="float" office:value="8353.75220161442" calcext:value-type="float">
            <text:p>8353.7522016144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82" calcext:value-type="float">
            <text:p>382</text:p>
          </table:table-cell>
          <table:table-cell office:value-type="float" office:value="558.002790197062" calcext:value-type="float">
            <text:p>558.002790197062</text:p>
          </table:table-cell>
          <table:table-cell office:value-type="float" office:value="1363" calcext:value-type="float">
            <text:p>1363</text:p>
          </table:table-cell>
          <table:table-cell office:value-type="float" office:value="4848.04406763081" calcext:value-type="float">
            <text:p>4848.04406763081</text:p>
          </table:table-cell>
          <table:table-cell office:value-type="float" office:value="3331" calcext:value-type="float">
            <text:p>3331</text:p>
          </table:table-cell>
          <table:table-cell office:value-type="float" office:value="8372.77692294436" calcext:value-type="float">
            <text:p>8372.7769229443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382" calcext:value-type="float">
            <text:p>382</text:p>
          </table:table-cell>
          <table:table-cell office:value-type="float" office:value="565.64090166855" calcext:value-type="float">
            <text:p>565.64090166855</text:p>
          </table:table-cell>
          <table:table-cell office:value-type="float" office:value="1396" calcext:value-type="float">
            <text:p>1396</text:p>
          </table:table-cell>
          <table:table-cell office:value-type="float" office:value="4924.11547182893" calcext:value-type="float">
            <text:p>4924.11547182893</text:p>
          </table:table-cell>
          <table:table-cell office:value-type="float" office:value="3378" calcext:value-type="float">
            <text:p>3378</text:p>
          </table:table-cell>
          <table:table-cell office:value-type="float" office:value="8390.68318340559" calcext:value-type="float">
            <text:p>8390.68318340559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388" calcext:value-type="float">
            <text:p>388</text:p>
          </table:table-cell>
          <table:table-cell office:value-type="float" office:value="573.372550173821" calcext:value-type="float">
            <text:p>573.372550173821</text:p>
          </table:table-cell>
          <table:table-cell office:value-type="float" office:value="1429" calcext:value-type="float">
            <text:p>1429</text:p>
          </table:table-cell>
          <table:table-cell office:value-type="float" office:value="4999.48721453697" calcext:value-type="float">
            <text:p>4999.48721453697</text:p>
          </table:table-cell>
          <table:table-cell office:value-type="float" office:value="3425" calcext:value-type="float">
            <text:p>3425</text:p>
          </table:table-cell>
          <table:table-cell office:value-type="float" office:value="8407.53220843284" calcext:value-type="float">
            <text:p>8407.53220843284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392" calcext:value-type="float">
            <text:p>392</text:p>
          </table:table-cell>
          <table:table-cell office:value-type="float" office:value="581.198578624366" calcext:value-type="float">
            <text:p>581.198578624366</text:p>
          </table:table-cell>
          <table:table-cell office:value-type="float" office:value="1452" calcext:value-type="float">
            <text:p>1452</text:p>
          </table:table-cell>
          <table:table-cell office:value-type="float" office:value="5074.10947174786" calcext:value-type="float">
            <text:p>5074.10947174786</text:p>
          </table:table-cell>
          <table:table-cell office:value-type="float" office:value="3475" calcext:value-type="float">
            <text:p>3475</text:p>
          </table:table-cell>
          <table:table-cell office:value-type="float" office:value="8423.38241141901" calcext:value-type="float">
            <text:p>8423.38241141901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98" calcext:value-type="float">
            <text:p>398</text:p>
          </table:table-cell>
          <table:table-cell office:value-type="float" office:value="589.119829141378" calcext:value-type="float">
            <text:p>589.119829141378</text:p>
          </table:table-cell>
          <table:table-cell office:value-type="float" office:value="1466" calcext:value-type="float">
            <text:p>1466</text:p>
          </table:table-cell>
          <table:table-cell office:value-type="float" office:value="5147.93459157226" calcext:value-type="float">
            <text:p>5147.93459157226</text:p>
          </table:table-cell>
          <table:table-cell office:value-type="float" office:value="3524" calcext:value-type="float">
            <text:p>3524</text:p>
          </table:table-cell>
          <table:table-cell office:value-type="float" office:value="8438.28945654483" calcext:value-type="float">
            <text:p>8438.2894565448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397" calcext:value-type="float">
            <text:p>397</text:p>
          </table:table-cell>
          <table:table-cell office:value-type="float" office:value="597.137142777887" calcext:value-type="float">
            <text:p>597.137142777887</text:p>
          </table:table-cell>
          <table:table-cell office:value-type="float" office:value="1490" calcext:value-type="float">
            <text:p>1490</text:p>
          </table:table-cell>
          <table:table-cell office:value-type="float" office:value="5220.91719540763" calcext:value-type="float">
            <text:p>5220.91719540763</text:p>
          </table:table-cell>
          <table:table-cell office:value-type="float" office:value="3585" calcext:value-type="float">
            <text:p>3585</text:p>
          </table:table-cell>
          <table:table-cell office:value-type="float" office:value="8452.30632945501" calcext:value-type="float">
            <text:p>8452.3063294550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99" calcext:value-type="float">
            <text:p>399</text:p>
          </table:table-cell>
          <table:table-cell office:value-type="float" office:value="605.251359233698" calcext:value-type="float">
            <text:p>605.251359233698</text:p>
          </table:table-cell>
          <table:table-cell office:value-type="float" office:value="1487" calcext:value-type="float">
            <text:p>1487</text:p>
          </table:table-cell>
          <table:table-cell office:value-type="float" office:value="5293.0142659651" calcext:value-type="float">
            <text:p>5293.0142659651</text:p>
          </table:table-cell>
          <table:table-cell office:value-type="float" office:value="3634" calcext:value-type="float">
            <text:p>3634</text:p>
          </table:table-cell>
          <table:table-cell office:value-type="float" office:value="8465.48341419078" calcext:value-type="float">
            <text:p>8465.48341419078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403" calcext:value-type="float">
            <text:p>403</text:p>
          </table:table-cell>
          <table:table-cell office:value-type="float" office:value="613.463316563077" calcext:value-type="float">
            <text:p>613.463316563077</text:p>
          </table:table-cell>
          <table:table-cell office:value-type="float" office:value="1505" calcext:value-type="float">
            <text:p>1505</text:p>
          </table:table-cell>
          <table:table-cell office:value-type="float" office:value="5364.18522199008" calcext:value-type="float">
            <text:p>5364.18522199008</text:p>
          </table:table-cell>
          <table:table-cell office:value-type="float" office:value="3684" calcext:value-type="float">
            <text:p>3684</text:p>
          </table:table-cell>
          <table:table-cell office:value-type="float" office:value="8477.86857496865" calcext:value-type="float">
            <text:p>8477.8685749686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404" calcext:value-type="float">
            <text:p>404</text:p>
          </table:table-cell>
          <table:table-cell office:value-type="float" office:value="621.773850875154" calcext:value-type="float">
            <text:p>621.773850875154</text:p>
          </table:table-cell>
          <table:table-cell office:value-type="float" office:value="1537" calcext:value-type="float">
            <text:p>1537</text:p>
          </table:table-cell>
          <table:table-cell office:value-type="float" office:value="5434.39197963289" calcext:value-type="float">
            <text:p>5434.39197963289</text:p>
          </table:table-cell>
          <table:table-cell office:value-type="float" office:value="3716" calcext:value-type="float">
            <text:p>3716</text:p>
          </table:table-cell>
          <table:table-cell office:value-type="float" office:value="8489.50724156233" calcext:value-type="float">
            <text:p>8489.50724156233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407" calcext:value-type="float">
            <text:p>407</text:p>
          </table:table-cell>
          <table:table-cell office:value-type="float" office:value="630.183796027003" calcext:value-type="float">
            <text:p>630.183796027003</text:p>
          </table:table-cell>
          <table:table-cell office:value-type="float" office:value="1554" calcext:value-type="float">
            <text:p>1554</text:p>
          </table:table-cell>
          <table:table-cell office:value-type="float" office:value="5503.59900054136" calcext:value-type="float">
            <text:p>5503.59900054136</text:p>
          </table:table-cell>
          <table:table-cell office:value-type="float" office:value="3747" calcext:value-type="float">
            <text:p>3747</text:p>
          </table:table-cell>
          <table:table-cell office:value-type="float" office:value="8500.4424971985" calcext:value-type="float">
            <text:p>8500.442497198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07" calcext:value-type="float">
            <text:p>407</text:p>
          </table:table-cell>
          <table:table-cell office:value-type="float" office:value="638.693983309359" calcext:value-type="float">
            <text:p>638.693983309359</text:p>
          </table:table-cell>
          <table:table-cell office:value-type="float" office:value="1574" calcext:value-type="float">
            <text:p>1574</text:p>
          </table:table-cell>
          <table:table-cell office:value-type="float" office:value="5571.77332685688" calcext:value-type="float">
            <text:p>5571.77332685688</text:p>
          </table:table-cell>
          <table:table-cell office:value-type="float" office:value="3791" calcext:value-type="float">
            <text:p>3791</text:p>
          </table:table-cell>
          <table:table-cell office:value-type="float" office:value="8510.71516801822" calcext:value-type="float">
            <text:p>8510.7151680182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414" calcext:value-type="float">
            <text:p>414</text:p>
          </table:table-cell>
          <table:table-cell office:value-type="float" office:value="647.30524112496" calcext:value-type="float">
            <text:p>647.30524112496</text:p>
          </table:table-cell>
          <table:table-cell office:value-type="float" office:value="1580" calcext:value-type="float">
            <text:p>1580</text:p>
          </table:table-cell>
          <table:table-cell office:value-type="float" office:value="5638.88460339819" calcext:value-type="float">
            <text:p>5638.88460339819</text:p>
          </table:table-cell>
          <table:table-cell office:value-type="float" office:value="3836" calcext:value-type="float">
            <text:p>3836</text:p>
          </table:table-cell>
          <table:table-cell office:value-type="float" office:value="8520.36391328369" calcext:value-type="float">
            <text:p>8520.36391328369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419" calcext:value-type="float">
            <text:p>419</text:p>
          </table:table-cell>
          <table:table-cell office:value-type="float" office:value="656.018394659483" calcext:value-type="float">
            <text:p>656.018394659483</text:p>
          </table:table-cell>
          <table:table-cell office:value-type="float" office:value="1606" calcext:value-type="float">
            <text:p>1606</text:p>
          </table:table-cell>
          <table:table-cell office:value-type="float" office:value="5704.90508741165" calcext:value-type="float">
            <text:p>5704.90508741165</text:p>
          </table:table-cell>
          <table:table-cell office:value-type="float" office:value="3891" calcext:value-type="float">
            <text:p>3891</text:p>
          </table:table-cell>
          <table:table-cell office:value-type="float" office:value="8529.42531562681" calcext:value-type="float">
            <text:p>8529.42531562681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418" calcext:value-type="float">
            <text:p>418</text:p>
          </table:table-cell>
          <table:table-cell office:value-type="float" office:value="664.834265545064" calcext:value-type="float">
            <text:p>664.834265545064</text:p>
          </table:table-cell>
          <table:table-cell office:value-type="float" office:value="1634" calcext:value-type="float">
            <text:p>1634</text:p>
          </table:table-cell>
          <table:table-cell office:value-type="float" office:value="5769.80964635214" calcext:value-type="float">
            <text:p>5769.80964635214</text:p>
          </table:table-cell>
          <table:table-cell office:value-type="float" office:value="3937" calcext:value-type="float">
            <text:p>3937</text:p>
          </table:table-cell>
          <table:table-cell office:value-type="float" office:value="8537.93397074015" calcext:value-type="float">
            <text:p>8537.93397074015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417" calcext:value-type="float">
            <text:p>417</text:p>
          </table:table-cell>
          <table:table-cell office:value-type="float" office:value="673.753671516388" calcext:value-type="float">
            <text:p>673.753671516388</text:p>
          </table:table-cell>
          <table:table-cell office:value-type="float" office:value="1641" calcext:value-type="float">
            <text:p>1641</text:p>
          </table:table-cell>
          <table:table-cell office:value-type="float" office:value="5833.57574423515" calcext:value-type="float">
            <text:p>5833.57574423515</text:p>
          </table:table-cell>
          <table:table-cell office:value-type="float" office:value="3959" calcext:value-type="float">
            <text:p>3959</text:p>
          </table:table-cell>
          <table:table-cell office:value-type="float" office:value="8545.92257600522" calcext:value-type="float">
            <text:p>8545.9225760052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422" calcext:value-type="float">
            <text:p>422</text:p>
          </table:table-cell>
          <table:table-cell office:value-type="float" office:value="682.777426059353" calcext:value-type="float">
            <text:p>682.777426059353</text:p>
          </table:table-cell>
          <table:table-cell office:value-type="float" office:value="1661" calcext:value-type="float">
            <text:p>1661</text:p>
          </table:table-cell>
          <table:table-cell office:value-type="float" office:value="5896.18341716634" calcext:value-type="float">
            <text:p>5896.18341716634</text:p>
          </table:table-cell>
          <table:table-cell office:value-type="float" office:value="4005" calcext:value-type="float">
            <text:p>4005</text:p>
          </table:table-cell>
          <table:table-cell office:value-type="float" office:value="8553.42201763643" calcext:value-type="float">
            <text:p>8553.42201763643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425" calcext:value-type="float">
            <text:p>425</text:p>
          </table:table-cell>
          <table:table-cell office:value-type="float" office:value="691.906338052309" calcext:value-type="float">
            <text:p>691.906338052309</text:p>
          </table:table-cell>
          <table:table-cell office:value-type="float" office:value="1679" calcext:value-type="float">
            <text:p>1679</text:p>
          </table:table-cell>
          <table:table-cell office:value-type="float" office:value="5957.61523871103" calcext:value-type="float">
            <text:p>5957.61523871103</text:p>
          </table:table-cell>
          <table:table-cell office:value-type="float" office:value="4035" calcext:value-type="float">
            <text:p>4035</text:p>
          </table:table-cell>
          <table:table-cell office:value-type="float" office:value="8560.46145599381" calcext:value-type="float">
            <text:p>8560.4614559938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433" calcext:value-type="float">
            <text:p>433</text:p>
          </table:table-cell>
          <table:table-cell office:value-type="float" office:value="701.141211399881" calcext:value-type="float">
            <text:p>701.141211399881</text:p>
          </table:table-cell>
          <table:table-cell office:value-type="float" office:value="1695" calcext:value-type="float">
            <text:p>1695</text:p>
          </table:table-cell>
          <table:table-cell office:value-type="float" office:value="6017.85627581165" calcext:value-type="float">
            <text:p>6017.85627581165</text:p>
          </table:table-cell>
          <table:table-cell office:value-type="float" office:value="4063" calcext:value-type="float">
            <text:p>4063</text:p>
          </table:table-cell>
          <table:table-cell office:value-type="float" office:value="8567.06840878301" calcext:value-type="float">
            <text:p>8567.0684087830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440" calcext:value-type="float">
            <text:p>440</text:p>
          </table:table-cell>
          <table:table-cell office:value-type="float" office:value="710.482844659401" calcext:value-type="float">
            <text:p>710.482844659401</text:p>
          </table:table-cell>
          <table:table-cell office:value-type="float" office:value="1715" calcext:value-type="float">
            <text:p>1715</text:p>
          </table:table-cell>
          <table:table-cell office:value-type="float" office:value="6076.89403599654" calcext:value-type="float">
            <text:p>6076.89403599654</text:p>
          </table:table-cell>
          <table:table-cell office:value-type="float" office:value="4102" calcext:value-type="float">
            <text:p>4102</text:p>
          </table:table-cell>
          <table:table-cell office:value-type="float" office:value="8573.26883191935" calcext:value-type="float">
            <text:p>8573.26883191935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433" calcext:value-type="float">
            <text:p>433</text:p>
          </table:table-cell>
          <table:table-cell office:value-type="float" office:value="719.932030659961" calcext:value-type="float">
            <text:p>719.932030659961</text:p>
          </table:table-cell>
          <table:table-cell office:value-type="float" office:value="1730" calcext:value-type="float">
            <text:p>1730</text:p>
          </table:table-cell>
          <table:table-cell office:value-type="float" office:value="6134.71840664953" calcext:value-type="float">
            <text:p>6134.71840664953</text:p>
          </table:table-cell>
          <table:table-cell office:value-type="float" office:value="4138" calcext:value-type="float">
            <text:p>4138</text:p>
          </table:table-cell>
          <table:table-cell office:value-type="float" office:value="8579.08719788301" calcext:value-type="float">
            <text:p>8579.0871978830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39" calcext:value-type="float">
            <text:p>439</text:p>
          </table:table-cell>
          <table:table-cell office:value-type="float" office:value="729.48955611414" calcext:value-type="float">
            <text:p>729.48955611414</text:p>
          </table:table-cell>
          <table:table-cell office:value-type="float" office:value="1740" calcext:value-type="float">
            <text:p>1740</text:p>
          </table:table-cell>
          <table:table-cell office:value-type="float" office:value="6191.32158712542" calcext:value-type="float">
            <text:p>6191.32158712542</text:p>
          </table:table-cell>
          <table:table-cell office:value-type="float" office:value="4193" calcext:value-type="float">
            <text:p>4193</text:p>
          </table:table-cell>
          <table:table-cell office:value-type="float" office:value="8584.54657143697" calcext:value-type="float">
            <text:p>8584.54657143697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441" calcext:value-type="float">
            <text:p>441</text:p>
          </table:table-cell>
          <table:table-cell office:value-type="float" office:value="739.156201222427" calcext:value-type="float">
            <text:p>739.156201222427</text:p>
          </table:table-cell>
          <table:table-cell office:value-type="float" office:value="1756" calcext:value-type="float">
            <text:p>1756</text:p>
          </table:table-cell>
          <table:table-cell office:value-type="float" office:value="6246.69801450398" calcext:value-type="float">
            <text:p>6246.69801450398</text:p>
          </table:table-cell>
          <table:table-cell office:value-type="float" office:value="4246" calcext:value-type="float">
            <text:p>4246</text:p>
          </table:table-cell>
          <table:table-cell office:value-type="float" office:value="8589.66868261718" calcext:value-type="float">
            <text:p>8589.66868261718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447" calcext:value-type="float">
            <text:p>447</text:p>
          </table:table-cell>
          <table:table-cell office:value-type="float" office:value="748.932739270396" calcext:value-type="float">
            <text:p>748.932739270396</text:p>
          </table:table-cell>
          <table:table-cell office:value-type="float" office:value="1782" calcext:value-type="float">
            <text:p>1782</text:p>
          </table:table-cell>
          <table:table-cell office:value-type="float" office:value="6300.84428377374" calcext:value-type="float">
            <text:p>6300.84428377374</text:p>
          </table:table-cell>
          <table:table-cell office:value-type="float" office:value="4274" calcext:value-type="float">
            <text:p>4274</text:p>
          </table:table-cell>
          <table:table-cell office:value-type="float" office:value="8594.47399693777" calcext:value-type="float">
            <text:p>8594.4739969377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458" calcext:value-type="float">
            <text:p>458</text:p>
          </table:table-cell>
          <table:table-cell office:value-type="float" office:value="758.819936218704" calcext:value-type="float">
            <text:p>758.819936218704</text:p>
          </table:table-cell>
          <table:table-cell office:value-type="float" office:value="1797" calcext:value-type="float">
            <text:p>1797</text:p>
          </table:table-cell>
          <table:table-cell office:value-type="float" office:value="6353.75906322791" calcext:value-type="float">
            <text:p>6353.75906322791</text:p>
          </table:table-cell>
          <table:table-cell office:value-type="float" office:value="4316" calcext:value-type="float">
            <text:p>4316</text:p>
          </table:table-cell>
          <table:table-cell office:value-type="float" office:value="8598.98178278218" calcext:value-type="float">
            <text:p>8598.9817827821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461" calcext:value-type="float">
            <text:p>461</text:p>
          </table:table-cell>
          <table:table-cell office:value-type="float" office:value="768.818550285949" calcext:value-type="float">
            <text:p>768.818550285949</text:p>
          </table:table-cell>
          <table:table-cell office:value-type="float" office:value="1810" calcext:value-type="float">
            <text:p>1810</text:p>
          </table:table-cell>
          <table:table-cell office:value-type="float" office:value="6405.44300583896" calcext:value-type="float">
            <text:p>6405.44300583896</text:p>
          </table:table-cell>
          <table:table-cell office:value-type="float" office:value="4356" calcext:value-type="float">
            <text:p>4356</text:p>
          </table:table-cell>
          <table:table-cell office:value-type="float" office:value="8603.21017597493" calcext:value-type="float">
            <text:p>8603.2101759749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470" calcext:value-type="float">
            <text:p>470</text:p>
          </table:table-cell>
          <table:table-cell office:value-type="float" office:value="778.929331524495" calcext:value-type="float">
            <text:p>778.929331524495</text:p>
          </table:table-cell>
          <table:table-cell office:value-type="float" office:value="1838" calcext:value-type="float">
            <text:p>1838</text:p>
          </table:table-cell>
          <table:table-cell office:value-type="float" office:value="6455.89865735621" calcext:value-type="float">
            <text:p>6455.89865735621</text:p>
          </table:table-cell>
          <table:table-cell office:value-type="float" office:value="4396" calcext:value-type="float">
            <text:p>4396</text:p>
          </table:table-cell>
          <table:table-cell office:value-type="float" office:value="8607.17624154939" calcext:value-type="float">
            <text:p>8607.1762415493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474" calcext:value-type="float">
            <text:p>474</text:p>
          </table:table-cell>
          <table:table-cell office:value-type="float" office:value="789.153021389329" calcext:value-type="float">
            <text:p>789.153021389329</text:p>
          </table:table-cell>
          <table:table-cell office:value-type="float" office:value="1860" calcext:value-type="float">
            <text:p>1860</text:p>
          </table:table-cell>
          <table:table-cell office:value-type="float" office:value="6505.13036184322" calcext:value-type="float">
            <text:p>6505.13036184322</text:p>
          </table:table-cell>
          <table:table-cell office:value-type="float" office:value="4457" calcext:value-type="float">
            <text:p>4457</text:p>
          </table:table-cell>
          <table:table-cell office:value-type="float" office:value="8610.89603274353" calcext:value-type="float">
            <text:p>8610.89603274353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474" calcext:value-type="float">
            <text:p>474</text:p>
          </table:table-cell>
          <table:table-cell office:value-type="float" office:value="799.490352300049" calcext:value-type="float">
            <text:p>799.490352300049</text:p>
          </table:table-cell>
          <table:table-cell office:value-type="float" office:value="1860" calcext:value-type="float">
            <text:p>1860</text:p>
          </table:table-cell>
          <table:table-cell office:value-type="float" office:value="6553.14416533969" calcext:value-type="float">
            <text:p>6553.14416533969</text:p>
          </table:table-cell>
          <table:table-cell office:value-type="float" office:value="4509" calcext:value-type="float">
            <text:p>4509</text:p>
          </table:table-cell>
          <table:table-cell office:value-type="float" office:value="8614.38464726965" calcext:value-type="float">
            <text:p>8614.3846472696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486" calcext:value-type="float">
            <text:p>486</text:p>
          </table:table-cell>
          <table:table-cell office:value-type="float" office:value="809.942047196087" calcext:value-type="float">
            <text:p>809.942047196087</text:p>
          </table:table-cell>
          <table:table-cell office:value-type="float" office:value="1883" calcext:value-type="float">
            <text:p>1883</text:p>
          </table:table-cell>
          <table:table-cell office:value-type="float" office:value="6599.94771829658" calcext:value-type="float">
            <text:p>6599.94771829658</text:p>
          </table:table-cell>
          <table:table-cell office:value-type="float" office:value="4545" calcext:value-type="float">
            <text:p>4545</text:p>
          </table:table-cell>
          <table:table-cell office:value-type="float" office:value="8617.65628091584" calcext:value-type="float">
            <text:p>8617.65628091584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487" calcext:value-type="float">
            <text:p>487</text:p>
          </table:table-cell>
          <table:table-cell office:value-type="float" office:value="820.508819085286" calcext:value-type="float">
            <text:p>820.508819085286</text:p>
          </table:table-cell>
          <table:table-cell office:value-type="float" office:value="1909" calcext:value-type="float">
            <text:p>1909</text:p>
          </table:table-cell>
          <table:table-cell office:value-type="float" office:value="6645.55017739406" calcext:value-type="float">
            <text:p>6645.55017739406</text:p>
          </table:table-cell>
          <table:table-cell office:value-type="float" office:value="4622" calcext:value-type="float">
            <text:p>4622</text:p>
          </table:table-cell>
          <table:table-cell office:value-type="float" office:value="8620.72427854567" calcext:value-type="float">
            <text:p>8620.724278545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96" calcext:value-type="float">
            <text:p>496</text:p>
          </table:table-cell>
          <table:table-cell office:value-type="float" office:value="831.191370585947" calcext:value-type="float">
            <text:p>831.191370585947</text:p>
          </table:table-cell>
          <table:table-cell office:value-type="float" office:value="1930" calcext:value-type="float">
            <text:p>1930</text:p>
          </table:table-cell>
          <table:table-cell office:value-type="float" office:value="6689.96210731042" calcext:value-type="float">
            <text:p>6689.96210731042</text:p>
          </table:table-cell>
          <table:table-cell office:value-type="float" office:value="4673" calcext:value-type="float">
            <text:p>4673</text:p>
          </table:table-cell>
          <table:table-cell office:value-type="float" office:value="8623.60118257021" calcext:value-type="float">
            <text:p>8623.6011825702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502" calcext:value-type="float">
            <text:p>502</text:p>
          </table:table-cell>
          <table:table-cell office:value-type="float" office:value="841.990393462486" calcext:value-type="float">
            <text:p>841.990393462486</text:p>
          </table:table-cell>
          <table:table-cell office:value-type="float" office:value="1945" calcext:value-type="float">
            <text:p>1945</text:p>
          </table:table-cell>
          <table:table-cell office:value-type="float" office:value="6733.19538296709" calcext:value-type="float">
            <text:p>6733.19538296709</text:p>
          </table:table-cell>
          <table:table-cell office:value-type="float" office:value="4723" calcext:value-type="float">
            <text:p>4723</text:p>
          </table:table-cell>
          <table:table-cell office:value-type="float" office:value="8626.29877897187" calcext:value-type="float">
            <text:p>8626.2987789718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508" calcext:value-type="float">
            <text:p>508</text:p>
          </table:table-cell>
          <table:table-cell office:value-type="float" office:value="852.906568154839" calcext:value-type="float">
            <text:p>852.906568154839</text:p>
          </table:table-cell>
          <table:table-cell office:value-type="float" office:value="1950" calcext:value-type="float">
            <text:p>1950</text:p>
          </table:table-cell>
          <table:table-cell office:value-type="float" office:value="6775.26309273084" calcext:value-type="float">
            <text:p>6775.26309273084</text:p>
          </table:table-cell>
          <table:table-cell office:value-type="float" office:value="4744" calcext:value-type="float">
            <text:p>4744</text:p>
          </table:table-cell>
          <table:table-cell office:value-type="float" office:value="8628.82814096363" calcext:value-type="float">
            <text:p>8628.82814096363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509" calcext:value-type="float">
            <text:p>509</text:p>
          </table:table-cell>
          <table:table-cell office:value-type="float" office:value="863.940563301791" calcext:value-type="float">
            <text:p>863.940563301791</text:p>
          </table:table-cell>
          <table:table-cell office:value-type="float" office:value="1966" calcext:value-type="float">
            <text:p>1966</text:p>
          </table:table-cell>
          <table:table-cell office:value-type="float" office:value="6816.17944300948" calcext:value-type="float">
            <text:p>6816.17944300948</text:p>
          </table:table-cell>
          <table:table-cell office:value-type="float" office:value="4774" calcext:value-type="float">
            <text:p>4774</text:p>
          </table:table-cell>
          <table:table-cell office:value-type="float" office:value="8631.19967037005" calcext:value-type="float">
            <text:p>8631.19967037005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516" calcext:value-type="float">
            <text:p>516</text:p>
          </table:table-cell>
          <table:table-cell office:value-type="float" office:value="875.093035258371" calcext:value-type="float">
            <text:p>875.093035258371</text:p>
          </table:table-cell>
          <table:table-cell office:value-type="float" office:value="2000" calcext:value-type="float">
            <text:p>2000</text:p>
          </table:table-cell>
          <table:table-cell office:value-type="float" office:value="6855.95966463335" calcext:value-type="float">
            <text:p>6855.95966463335</text:p>
          </table:table-cell>
          <table:table-cell office:value-type="float" office:value="4841" calcext:value-type="float">
            <text:p>4841</text:p>
          </table:table-cell>
          <table:table-cell office:value-type="float" office:value="8633.42313681828" calcext:value-type="float">
            <text:p>8633.4231368182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518" calcext:value-type="float">
            <text:p>518</text:p>
          </table:table-cell>
          <table:table-cell office:value-type="float" office:value="886.364627607505" calcext:value-type="float">
            <text:p>886.364627607505</text:p>
          </table:table-cell>
          <table:table-cell office:value-type="float" office:value="2030" calcext:value-type="float">
            <text:p>2030</text:p>
          </table:table-cell>
          <table:table-cell office:value-type="float" office:value="6894.61992137051" calcext:value-type="float">
            <text:p>6894.61992137051</text:p>
          </table:table-cell>
          <table:table-cell office:value-type="float" office:value="4871" calcext:value-type="float">
            <text:p>4871</text:p>
          </table:table-cell>
          <table:table-cell office:value-type="float" office:value="8635.50771482802" calcext:value-type="float">
            <text:p>8635.5077148280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521" calcext:value-type="float">
            <text:p>521</text:p>
          </table:table-cell>
          <table:table-cell office:value-type="float" office:value="897.755970666121" calcext:value-type="float">
            <text:p>897.755970666121</text:p>
          </table:table-cell>
          <table:table-cell office:value-type="float" office:value="2060" calcext:value-type="float">
            <text:p>2060</text:p>
          </table:table-cell>
          <table:table-cell office:value-type="float" office:value="6932.17722088135" calcext:value-type="float">
            <text:p>6932.17722088135</text:p>
          </table:table-cell>
          <table:table-cell office:value-type="float" office:value="4897" calcext:value-type="float">
            <text:p>4897</text:p>
          </table:table-cell>
          <table:table-cell office:value-type="float" office:value="8637.46201888949" calcext:value-type="float">
            <text:p>8637.4620188894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527" calcext:value-type="float">
            <text:p>527</text:p>
          </table:table-cell>
          <table:table-cell office:value-type="float" office:value="909.267680985905" calcext:value-type="float">
            <text:p>909.267680985905</text:p>
          </table:table-cell>
          <table:table-cell office:value-type="float" office:value="2092" calcext:value-type="float">
            <text:p>2092</text:p>
          </table:table-cell>
          <table:table-cell office:value-type="float" office:value="6968.64932837611" calcext:value-type="float">
            <text:p>6968.64932837611</text:p>
          </table:table-cell>
          <table:table-cell office:value-type="float" office:value="4932" calcext:value-type="float">
            <text:p>4932</text:p>
          </table:table-cell>
          <table:table-cell office:value-type="float" office:value="8639.29413661789" calcext:value-type="float">
            <text:p>8639.2941366178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530" calcext:value-type="float">
            <text:p>530</text:p>
          </table:table-cell>
          <table:table-cell office:value-type="float" office:value="920.900360848916" calcext:value-type="float">
            <text:p>920.900360848916</text:p>
          </table:table-cell>
          <table:table-cell office:value-type="float" office:value="2117" calcext:value-type="float">
            <text:p>2117</text:p>
          </table:table-cell>
          <table:table-cell office:value-type="float" office:value="7004.05468319959" calcext:value-type="float">
            <text:p>7004.05468319959</text:p>
          </table:table-cell>
          <table:table-cell office:value-type="float" office:value="4965" calcext:value-type="float">
            <text:p>4965</text:p>
          </table:table-cell>
          <table:table-cell office:value-type="float" office:value="8641.01166007172" calcext:value-type="float">
            <text:p>8641.01166007172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530" calcext:value-type="float">
            <text:p>530</text:p>
          </table:table-cell>
          <table:table-cell office:value-type="float" office:value="932.654597758297" calcext:value-type="float">
            <text:p>932.654597758297</text:p>
          </table:table-cell>
          <table:table-cell office:value-type="float" office:value="2139" calcext:value-type="float">
            <text:p>2139</text:p>
          </table:table-cell>
          <table:table-cell office:value-type="float" office:value="7038.41231852886" calcext:value-type="float">
            <text:p>7038.41231852886</text:p>
          </table:table-cell>
          <table:table-cell office:value-type="float" office:value="5002" calcext:value-type="float">
            <text:p>5002</text:p>
          </table:table-cell>
          <table:table-cell office:value-type="float" office:value="8642.6217153207" calcext:value-type="float">
            <text:p>8642.621715320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34" calcext:value-type="float">
            <text:p>534</text:p>
          </table:table-cell>
          <table:table-cell office:value-type="float" office:value="944.530963924314" calcext:value-type="float">
            <text:p>944.530963924314</text:p>
          </table:table-cell>
          <table:table-cell office:value-type="float" office:value="2164" calcext:value-type="float">
            <text:p>2164</text:p>
          </table:table-cell>
          <table:table-cell office:value-type="float" office:value="7071.74178433428" calcext:value-type="float">
            <text:p>7071.74178433428</text:p>
          </table:table-cell>
          <table:table-cell office:value-type="float" office:value="5057" calcext:value-type="float">
            <text:p>5057</text:p>
          </table:table-cell>
          <table:table-cell office:value-type="float" office:value="8644.13099034735" calcext:value-type="float">
            <text:p>8644.13099034735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540" calcext:value-type="float">
            <text:p>540</text:p>
          </table:table-cell>
          <table:table-cell office:value-type="float" office:value="956.530015745975" calcext:value-type="float">
            <text:p>956.530015745975</text:p>
          </table:table-cell>
          <table:table-cell office:value-type="float" office:value="2191" calcext:value-type="float">
            <text:p>2191</text:p>
          </table:table-cell>
          <table:table-cell office:value-type="float" office:value="7104.06307372017" calcext:value-type="float">
            <text:p>7104.06307372017</text:p>
          </table:table-cell>
          <table:table-cell office:value-type="float" office:value="5089" calcext:value-type="float">
            <text:p>5089</text:p>
          </table:table-cell>
          <table:table-cell office:value-type="float" office:value="8645.54576136371" calcext:value-type="float">
            <text:p>8645.54576136371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542" calcext:value-type="float">
            <text:p>542</text:p>
          </table:table-cell>
          <table:table-cell office:value-type="float" office:value="968.652293288503" calcext:value-type="float">
            <text:p>968.652293288503</text:p>
          </table:table-cell>
          <table:table-cell office:value-type="float" office:value="2212" calcext:value-type="float">
            <text:p>2212</text:p>
          </table:table-cell>
          <table:table-cell office:value-type="float" office:value="7135.39655273037" calcext:value-type="float">
            <text:p>7135.39655273037</text:p>
          </table:table-cell>
          <table:table-cell office:value-type="float" office:value="5120" calcext:value-type="float">
            <text:p>5120</text:p>
          </table:table-cell>
          <table:table-cell office:value-type="float" office:value="8646.8719176227" calcext:value-type="float">
            <text:p>8646.8719176227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553" calcext:value-type="float">
            <text:p>553</text:p>
          </table:table-cell>
          <table:table-cell office:value-type="float" office:value="980.89831975692" calcext:value-type="float">
            <text:p>980.89831975692</text:p>
          </table:table-cell>
          <table:table-cell office:value-type="float" office:value="2232" calcext:value-type="float">
            <text:p>2232</text:p>
          </table:table-cell>
          <table:table-cell office:value-type="float" office:value="7165.76289367492" calcext:value-type="float">
            <text:p>7165.76289367492</text:p>
          </table:table-cell>
          <table:table-cell office:value-type="float" office:value="5168" calcext:value-type="float">
            <text:p>5168</text:p>
          </table:table-cell>
          <table:table-cell office:value-type="float" office:value="8648.1149848007" calcext:value-type="float">
            <text:p>8648.1149848007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547" calcext:value-type="float">
            <text:p>547</text:p>
          </table:table-cell>
          <table:table-cell office:value-type="float" office:value="993.268600966052" calcext:value-type="float">
            <text:p>993.268600966052</text:p>
          </table:table-cell>
          <table:table-cell office:value-type="float" office:value="2258" calcext:value-type="float">
            <text:p>2258</text:p>
          </table:table-cell>
          <table:table-cell office:value-type="float" office:value="7195.18301200751" calcext:value-type="float">
            <text:p>7195.18301200751</text:p>
          </table:table-cell>
          <table:table-cell office:value-type="float" office:value="5198" calcext:value-type="float">
            <text:p>5198</text:p>
          </table:table-cell>
          <table:table-cell office:value-type="float" office:value="8649.28014702551" calcext:value-type="float">
            <text:p>8649.2801470255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555" calcext:value-type="float">
            <text:p>555</text:p>
          </table:table-cell>
          <table:table-cell office:value-type="float" office:value="1005.76362480725" calcext:value-type="float">
            <text:p>1005.76362480725</text:p>
          </table:table-cell>
          <table:table-cell office:value-type="float" office:value="2283" calcext:value-type="float">
            <text:p>2283</text:p>
          </table:table-cell>
          <table:table-cell office:value-type="float" office:value="7223.67800675929" calcext:value-type="float">
            <text:p>7223.67800675929</text:p>
          </table:table-cell>
          <table:table-cell office:value-type="float" office:value="5223" calcext:value-type="float">
            <text:p>5223</text:p>
          </table:table-cell>
          <table:table-cell office:value-type="float" office:value="8650.37226762078" calcext:value-type="float">
            <text:p>8650.37226762078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553" calcext:value-type="float">
            <text:p>553</text:p>
          </table:table-cell>
          <table:table-cell office:value-type="float" office:value="1018.38386071212" calcext:value-type="float">
            <text:p>1018.38386071212</text:p>
          </table:table-cell>
          <table:table-cell office:value-type="float" office:value="2307" calcext:value-type="float">
            <text:p>2307</text:p>
          </table:table-cell>
          <table:table-cell office:value-type="float" office:value="7251.26910451298" calcext:value-type="float">
            <text:p>7251.26910451298</text:p>
          </table:table-cell>
          <table:table-cell office:value-type="float" office:value="5252" calcext:value-type="float">
            <text:p>5252</text:p>
          </table:table-cell>
          <table:table-cell office:value-type="float" office:value="8651.39590863553" calcext:value-type="float">
            <text:p>8651.39590863553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561" calcext:value-type="float">
            <text:p>561</text:p>
          </table:table-cell>
          <table:table-cell office:value-type="float" office:value="1031.12975911366" calcext:value-type="float">
            <text:p>1031.12975911366</text:p>
          </table:table-cell>
          <table:table-cell office:value-type="float" office:value="2334" calcext:value-type="float">
            <text:p>2334</text:p>
          </table:table-cell>
          <table:table-cell office:value-type="float" office:value="7277.9776068816" calcext:value-type="float">
            <text:p>7277.9776068816</text:p>
          </table:table-cell>
          <table:table-cell office:value-type="float" office:value="5303" calcext:value-type="float">
            <text:p>5303</text:p>
          </table:table-cell>
          <table:table-cell office:value-type="float" office:value="8652.35534922417" calcext:value-type="float">
            <text:p>8652.35534922417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564" calcext:value-type="float">
            <text:p>564</text:p>
          </table:table-cell>
          <table:table-cell office:value-type="float" office:value="1044.00175090505" calcext:value-type="float">
            <text:p>1044.00175090505</text:p>
          </table:table-cell>
          <table:table-cell office:value-type="float" office:value="2349" calcext:value-type="float">
            <text:p>2349</text:p>
          </table:table-cell>
          <table:table-cell office:value-type="float" office:value="7303.82484143907" calcext:value-type="float">
            <text:p>7303.82484143907</text:p>
          </table:table-cell>
          <table:table-cell office:value-type="float" office:value="5345" calcext:value-type="float">
            <text:p>5345</text:p>
          </table:table-cell>
          <table:table-cell office:value-type="float" office:value="8653.25460293996" calcext:value-type="float">
            <text:p>8653.25460293996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572" calcext:value-type="float">
            <text:p>572</text:p>
          </table:table-cell>
          <table:table-cell office:value-type="float" office:value="1057.0002468965" calcext:value-type="float">
            <text:p>1057.0002468965</text:p>
          </table:table-cell>
          <table:table-cell office:value-type="float" office:value="2389" calcext:value-type="float">
            <text:p>2389</text:p>
          </table:table-cell>
          <table:table-cell office:value-type="float" office:value="7328.83211603502" calcext:value-type="float">
            <text:p>7328.83211603502</text:p>
          </table:table-cell>
          <table:table-cell office:value-type="float" office:value="5380" calcext:value-type="float">
            <text:p>5380</text:p>
          </table:table-cell>
          <table:table-cell office:value-type="float" office:value="8654.09743400169" calcext:value-type="float">
            <text:p>8654.0974340016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78" calcext:value-type="float">
            <text:p>578</text:p>
          </table:table-cell>
          <table:table-cell office:value-type="float" office:value="1070.1256372706" calcext:value-type="float">
            <text:p>1070.1256372706</text:p>
          </table:table-cell>
          <table:table-cell office:value-type="float" office:value="2406" calcext:value-type="float">
            <text:p>2406</text:p>
          </table:table-cell>
          <table:table-cell office:value-type="float" office:value="7353.02067641278" calcext:value-type="float">
            <text:p>7353.02067641278</text:p>
          </table:table-cell>
          <table:table-cell office:value-type="float" office:value="5416" calcext:value-type="float">
            <text:p>5416</text:p>
          </table:table-cell>
          <table:table-cell office:value-type="float" office:value="8654.88737259097" calcext:value-type="float">
            <text:p>8654.88737259097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583" calcext:value-type="float">
            <text:p>583</text:p>
          </table:table-cell>
          <table:table-cell office:value-type="float" office:value="1083.37829103632" calcext:value-type="float">
            <text:p>1083.37829103632</text:p>
          </table:table-cell>
          <table:table-cell office:value-type="float" office:value="2437" calcext:value-type="float">
            <text:p>2437</text:p>
          </table:table-cell>
          <table:table-cell office:value-type="float" office:value="7376.41166703888" calcext:value-type="float">
            <text:p>7376.41166703888</text:p>
          </table:table-cell>
          <table:table-cell office:value-type="float" office:value="5472" calcext:value-type="float">
            <text:p>5472</text:p>
          </table:table-cell>
          <table:table-cell office:value-type="float" office:value="8655.62772923442" calcext:value-type="float">
            <text:p>8655.62772923442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587" calcext:value-type="float">
            <text:p>587</text:p>
          </table:table-cell>
          <table:table-cell office:value-type="float" office:value="1096.7585554824" calcext:value-type="float">
            <text:p>1096.7585554824</text:p>
          </table:table-cell>
          <table:table-cell office:value-type="float" office:value="2457" calcext:value-type="float">
            <text:p>2457</text:p>
          </table:table-cell>
          <table:table-cell office:value-type="float" office:value="7399.02609504285" calcext:value-type="float">
            <text:p>7399.02609504285</text:p>
          </table:table-cell>
          <table:table-cell office:value-type="float" office:value="5518" calcext:value-type="float">
            <text:p>5518</text:p>
          </table:table-cell>
          <table:table-cell office:value-type="float" office:value="8656.3216083227" calcext:value-type="float">
            <text:p>8656.3216083227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585" calcext:value-type="float">
            <text:p>585</text:p>
          </table:table-cell>
          <table:table-cell office:value-type="float" office:value="1110.26675563018" calcext:value-type="float">
            <text:p>1110.26675563018</text:p>
          </table:table-cell>
          <table:table-cell office:value-type="float" office:value="2465" calcext:value-type="float">
            <text:p>2465</text:p>
          </table:table-cell>
          <table:table-cell office:value-type="float" office:value="7420.88479715857" calcext:value-type="float">
            <text:p>7420.88479715857</text:p>
          </table:table-cell>
          <table:table-cell office:value-type="float" office:value="5549" calcext:value-type="float">
            <text:p>5549</text:p>
          </table:table-cell>
          <table:table-cell office:value-type="float" office:value="8656.97192081563" calcext:value-type="float">
            <text:p>8656.97192081563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585" calcext:value-type="float">
            <text:p>585</text:p>
          </table:table-cell>
          <table:table-cell office:value-type="float" office:value="1123.90319368656" calcext:value-type="float">
            <text:p>1123.90319368656</text:p>
          </table:table-cell>
          <table:table-cell office:value-type="float" office:value="2488" calcext:value-type="float">
            <text:p>2488</text:p>
          </table:table-cell>
          <table:table-cell office:value-type="float" office:value="7442.00840955237" calcext:value-type="float">
            <text:p>7442.00840955237</text:p>
          </table:table-cell>
          <table:table-cell office:value-type="float" office:value="5580" calcext:value-type="float">
            <text:p>5580</text:p>
          </table:table-cell>
          <table:table-cell office:value-type="float" office:value="8657.58139618018" calcext:value-type="float">
            <text:p>8657.5813961801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586" calcext:value-type="float">
            <text:p>586</text:p>
          </table:table-cell>
          <table:table-cell office:value-type="float" office:value="1137.66814849737" calcext:value-type="float">
            <text:p>1137.66814849737</text:p>
          </table:table-cell>
          <table:table-cell office:value-type="float" office:value="2522" calcext:value-type="float">
            <text:p>2522</text:p>
          </table:table-cell>
          <table:table-cell office:value-type="float" office:value="7462.41734041864" calcext:value-type="float">
            <text:p>7462.41734041864</text:p>
          </table:table-cell>
          <table:table-cell office:value-type="float" office:value="5634" calcext:value-type="float">
            <text:p>5634</text:p>
          </table:table-cell>
          <table:table-cell office:value-type="float" office:value="8658.15259360562" calcext:value-type="float">
            <text:p>8658.15259360562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592" calcext:value-type="float">
            <text:p>592</text:p>
          </table:table-cell>
          <table:table-cell office:value-type="float" office:value="1151.56187500169" calcext:value-type="float">
            <text:p>1151.56187500169</text:p>
          </table:table-cell>
          <table:table-cell office:value-type="float" office:value="2553" calcext:value-type="float">
            <text:p>2553</text:p>
          </table:table-cell>
          <table:table-cell office:value-type="float" office:value="7482.13174522007" calcext:value-type="float">
            <text:p>7482.13174522007</text:p>
          </table:table-cell>
          <table:table-cell office:value-type="float" office:value="5686" calcext:value-type="float">
            <text:p>5686</text:p>
          </table:table-cell>
          <table:table-cell office:value-type="float" office:value="8658.68791253796" calcext:value-type="float">
            <text:p>8658.68791253796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597" calcext:value-type="float">
            <text:p>597</text:p>
          </table:table-cell>
          <table:table-cell office:value-type="float" office:value="1165.58460368744" calcext:value-type="float">
            <text:p>1165.58460368744</text:p>
          </table:table-cell>
          <table:table-cell office:value-type="float" office:value="2573" calcext:value-type="float">
            <text:p>2573</text:p>
          </table:table-cell>
          <table:table-cell office:value-type="float" office:value="7501.17150444771" calcext:value-type="float">
            <text:p>7501.17150444771</text:p>
          </table:table-cell>
          <table:table-cell office:value-type="float" office:value="5729" calcext:value-type="float">
            <text:p>5729</text:p>
          </table:table-cell>
          <table:table-cell office:value-type="float" office:value="8659.18960257349" calcext:value-type="float">
            <text:p>8659.18960257349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601" calcext:value-type="float">
            <text:p>601</text:p>
          </table:table-cell>
          <table:table-cell office:value-type="float" office:value="1179.73654004893" calcext:value-type="float">
            <text:p>1179.73654004893</text:p>
          </table:table-cell>
          <table:table-cell office:value-type="float" office:value="2602" calcext:value-type="float">
            <text:p>2602</text:p>
          </table:table-cell>
          <table:table-cell office:value-type="float" office:value="7519.55620377504" calcext:value-type="float">
            <text:p>7519.55620377504</text:p>
          </table:table-cell>
          <table:table-cell office:value-type="float" office:value="5777" calcext:value-type="float">
            <text:p>5777</text:p>
          </table:table-cell>
          <table:table-cell office:value-type="float" office:value="8659.65977274896" calcext:value-type="float">
            <text:p>8659.65977274896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606" calcext:value-type="float">
            <text:p>606</text:p>
          </table:table-cell>
          <table:table-cell office:value-type="float" office:value="1194.01786404661" calcext:value-type="float">
            <text:p>1194.01786404661</text:p>
          </table:table-cell>
          <table:table-cell office:value-type="float" office:value="2630" calcext:value-type="float">
            <text:p>2630</text:p>
          </table:table-cell>
          <table:table-cell office:value-type="float" office:value="7537.30511647969" calcext:value-type="float">
            <text:p>7537.30511647969</text:p>
          </table:table-cell>
          <table:table-cell office:value-type="float" office:value="5821" calcext:value-type="float">
            <text:p>5821</text:p>
          </table:table-cell>
          <table:table-cell office:value-type="float" office:value="8660.10040026419" calcext:value-type="float">
            <text:p>8660.1004002641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06" calcext:value-type="float">
            <text:p>606</text:p>
          </table:table-cell>
          <table:table-cell office:value-type="float" office:value="1208.42872956968" calcext:value-type="float">
            <text:p>1208.42872956968</text:p>
          </table:table-cell>
          <table:table-cell office:value-type="float" office:value="2657" calcext:value-type="float">
            <text:p>2657</text:p>
          </table:table-cell>
          <table:table-cell office:value-type="float" office:value="7554.43718800768" calcext:value-type="float">
            <text:p>7554.43718800768</text:p>
          </table:table-cell>
          <table:table-cell office:value-type="float" office:value="5861" calcext:value-type="float">
            <text:p>5861</text:p>
          </table:table-cell>
          <table:table-cell office:value-type="float" office:value="8660.51333867071" calcext:value-type="float">
            <text:p>8660.51333867071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614" calcext:value-type="float">
            <text:p>614</text:p>
          </table:table-cell>
          <table:table-cell office:value-type="float" office:value="1222.96926390202" calcext:value-type="float">
            <text:p>1222.96926390202</text:p>
          </table:table-cell>
          <table:table-cell office:value-type="float" office:value="2668" calcext:value-type="float">
            <text:p>2668</text:p>
          </table:table-cell>
          <table:table-cell office:value-type="float" office:value="7570.97102255584" calcext:value-type="float">
            <text:p>7570.97102255584</text:p>
          </table:table-cell>
          <table:table-cell office:value-type="float" office:value="5900" calcext:value-type="float">
            <text:p>5900</text:p>
          </table:table-cell>
          <table:table-cell office:value-type="float" office:value="8660.90032555816" calcext:value-type="float">
            <text:p>8660.90032555816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616" calcext:value-type="float">
            <text:p>616</text:p>
          </table:table-cell>
          <table:table-cell office:value-type="float" office:value="1237.63956719191" calcext:value-type="float">
            <text:p>1237.63956719191</text:p>
          </table:table-cell>
          <table:table-cell office:value-type="float" office:value="2691" calcext:value-type="float">
            <text:p>2691</text:p>
          </table:table-cell>
          <table:table-cell office:value-type="float" office:value="7586.92487155073" calcext:value-type="float">
            <text:p>7586.92487155073</text:p>
          </table:table-cell>
          <table:table-cell office:value-type="float" office:value="5936" calcext:value-type="float">
            <text:p>5936</text:p>
          </table:table-cell>
          <table:table-cell office:value-type="float" office:value="8661.26298976851" calcext:value-type="float">
            <text:p>8661.26298976851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618" calcext:value-type="float">
            <text:p>618</text:p>
          </table:table-cell>
          <table:table-cell office:value-type="float" office:value="1252.43971192612" calcext:value-type="float">
            <text:p>1252.43971192612</text:p>
          </table:table-cell>
          <table:table-cell office:value-type="float" office:value="2703" calcext:value-type="float">
            <text:p>2703</text:p>
          </table:table-cell>
          <table:table-cell office:value-type="float" office:value="7602.31662390439" calcext:value-type="float">
            <text:p>7602.31662390439</text:p>
          </table:table-cell>
          <table:table-cell office:value-type="float" office:value="5962" calcext:value-type="float">
            <text:p>5962</text:p>
          </table:table-cell>
          <table:table-cell office:value-type="float" office:value="8661.60285816649" calcext:value-type="float">
            <text:p>8661.6028581664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615" calcext:value-type="float">
            <text:p>615</text:p>
          </table:table-cell>
          <table:table-cell office:value-type="float" office:value="1267.36974240889" calcext:value-type="float">
            <text:p>1267.36974240889</text:p>
          </table:table-cell>
          <table:table-cell office:value-type="float" office:value="2723" calcext:value-type="float">
            <text:p>2723</text:p>
          </table:table-cell>
          <table:table-cell office:value-type="float" office:value="7617.16379793062" calcext:value-type="float">
            <text:p>7617.16379793062</text:p>
          </table:table-cell>
          <table:table-cell office:value-type="float" office:value="6017" calcext:value-type="float">
            <text:p>6017</text:p>
          </table:table-cell>
          <table:table-cell office:value-type="float" office:value="8661.9213619928" calcext:value-type="float">
            <text:p>8661.921361992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623" calcext:value-type="float">
            <text:p>623</text:p>
          </table:table-cell>
          <table:table-cell office:value-type="float" office:value="1282.42967424638" calcext:value-type="float">
            <text:p>1282.42967424638</text:p>
          </table:table-cell>
          <table:table-cell office:value-type="float" office:value="2751" calcext:value-type="float">
            <text:p>2751</text:p>
          </table:table-cell>
          <table:table-cell office:value-type="float" office:value="7631.48353480883" calcext:value-type="float">
            <text:p>7631.48353480883</text:p>
          </table:table-cell>
          <table:table-cell office:value-type="float" office:value="6051" calcext:value-type="float">
            <text:p>6051</text:p>
          </table:table-cell>
          <table:table-cell office:value-type="float" office:value="8662.21984282531" calcext:value-type="float">
            <text:p>8662.2198428253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628" calcext:value-type="float">
            <text:p>628</text:p>
          </table:table-cell>
          <table:table-cell office:value-type="float" office:value="1297.61949383701" calcext:value-type="float">
            <text:p>1297.61949383701</text:p>
          </table:table-cell>
          <table:table-cell office:value-type="float" office:value="2780" calcext:value-type="float">
            <text:p>2780</text:p>
          </table:table-cell>
          <table:table-cell office:value-type="float" office:value="7645.29259348607" calcext:value-type="float">
            <text:p>7645.29259348607</text:p>
          </table:table-cell>
          <table:table-cell office:value-type="float" office:value="6069" calcext:value-type="float">
            <text:p>6069</text:p>
          </table:table-cell>
          <table:table-cell office:value-type="float" office:value="8662.49955817207" calcext:value-type="float">
            <text:p>8662.49955817207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631" calcext:value-type="float">
            <text:p>631</text:p>
          </table:table-cell>
          <table:table-cell office:value-type="float" office:value="1312.9391578685" calcext:value-type="float">
            <text:p>1312.9391578685</text:p>
          </table:table-cell>
          <table:table-cell office:value-type="float" office:value="2799" calcext:value-type="float">
            <text:p>2799</text:p>
          </table:table-cell>
          <table:table-cell office:value-type="float" office:value="7658.60734691209" calcext:value-type="float">
            <text:p>7658.60734691209</text:p>
          </table:table-cell>
          <table:table-cell office:value-type="float" office:value="6100" calcext:value-type="float">
            <text:p>6100</text:p>
          </table:table-cell>
          <table:table-cell office:value-type="float" office:value="8662.76168671831" calcext:value-type="float">
            <text:p>8662.76168671831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635" calcext:value-type="float">
            <text:p>635</text:p>
          </table:table-cell>
          <table:table-cell office:value-type="float" office:value="1328.3885928219" calcext:value-type="float">
            <text:p>1328.3885928219</text:p>
          </table:table-cell>
          <table:table-cell office:value-type="float" office:value="2814" calcext:value-type="float">
            <text:p>2814</text:p>
          </table:table-cell>
          <table:table-cell office:value-type="float" office:value="7671.44377950601" calcext:value-type="float">
            <text:p>7671.44377950601</text:p>
          </table:table-cell>
          <table:table-cell office:value-type="float" office:value="6127" calcext:value-type="float">
            <text:p>6127</text:p>
          </table:table-cell>
          <table:table-cell office:value-type="float" office:value="8663.00733324858" calcext:value-type="float">
            <text:p>8663.00733324858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647" calcext:value-type="float">
            <text:p>647</text:p>
          </table:table-cell>
          <table:table-cell office:value-type="float" office:value="1343.96769448345" calcext:value-type="float">
            <text:p>1343.96769448345</text:p>
          </table:table-cell>
          <table:table-cell office:value-type="float" office:value="2837" calcext:value-type="float">
            <text:p>2837</text:p>
          </table:table-cell>
          <table:table-cell office:value-type="float" office:value="7683.8174857579" calcext:value-type="float">
            <text:p>7683.8174857579</text:p>
          </table:table-cell>
          <table:table-cell office:value-type="float" office:value="6187" calcext:value-type="float">
            <text:p>6187</text:p>
          </table:table-cell>
          <table:table-cell office:value-type="float" office:value="8663.23753326381" calcext:value-type="float">
            <text:p>8663.2375332638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41" calcext:value-type="float">
            <text:p>641</text:p>
          </table:table-cell>
          <table:table-cell office:value-type="float" office:value="1359.67632746463" calcext:value-type="float">
            <text:p>1359.67632746463</text:p>
          </table:table-cell>
          <table:table-cell office:value-type="float" office:value="2871" calcext:value-type="float">
            <text:p>2871</text:p>
          </table:table-cell>
          <table:table-cell office:value-type="float" office:value="7695.74366987264" calcext:value-type="float">
            <text:p>7695.74366987264</text:p>
          </table:table-cell>
          <table:table-cell office:value-type="float" office:value="6235" calcext:value-type="float">
            <text:p>6235</text:p>
          </table:table-cell>
          <table:table-cell office:value-type="float" office:value="8663.45325731187" calcext:value-type="float">
            <text:p>8663.45325731187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640" calcext:value-type="float">
            <text:p>640</text:p>
          </table:table-cell>
          <table:table-cell office:value-type="float" office:value="1375.5143247312" calcext:value-type="float">
            <text:p>1375.5143247312</text:p>
          </table:table-cell>
          <table:table-cell office:value-type="float" office:value="2879" calcext:value-type="float">
            <text:p>2879</text:p>
          </table:table-cell>
          <table:table-cell office:value-type="float" office:value="7707.23714636794" calcext:value-type="float">
            <text:p>7707.23714636794</text:p>
          </table:table-cell>
          <table:table-cell office:value-type="float" office:value="6261" calcext:value-type="float">
            <text:p>6261</text:p>
          </table:table-cell>
          <table:table-cell office:value-type="float" office:value="8663.65541504923" calcext:value-type="float">
            <text:p>8663.65541504923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648" calcext:value-type="float">
            <text:p>648</text:p>
          </table:table-cell>
          <table:table-cell office:value-type="float" office:value="1391.48148714167" calcext:value-type="float">
            <text:p>1391.48148714167</text:p>
          </table:table-cell>
          <table:table-cell office:value-type="float" office:value="2899" calcext:value-type="float">
            <text:p>2899</text:p>
          </table:table-cell>
          <table:table-cell office:value-type="float" office:value="7718.3123415428" calcext:value-type="float">
            <text:p>7718.3123415428</text:p>
          </table:table-cell>
          <table:table-cell office:value-type="float" office:value="6302" calcext:value-type="float">
            <text:p>6302</text:p>
          </table:table-cell>
          <table:table-cell office:value-type="float" office:value="8663.84485905016" calcext:value-type="float">
            <text:p>8663.84485905016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654" calcext:value-type="float">
            <text:p>654</text:p>
          </table:table-cell>
          <table:table-cell office:value-type="float" office:value="1407.5775829959" calcext:value-type="float">
            <text:p>1407.5775829959</text:p>
          </table:table-cell>
          <table:table-cell office:value-type="float" office:value="2926" calcext:value-type="float">
            <text:p>2926</text:p>
          </table:table-cell>
          <table:table-cell office:value-type="float" office:value="7728.98329573711" calcext:value-type="float">
            <text:p>7728.98329573711</text:p>
          </table:table-cell>
          <table:table-cell office:value-type="float" office:value="6347" calcext:value-type="float">
            <text:p>6347</text:p>
          </table:table-cell>
          <table:table-cell office:value-type="float" office:value="8664.02238837899" calcext:value-type="float">
            <text:p>8664.02238837899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662" calcext:value-type="float">
            <text:p>662</text:p>
          </table:table-cell>
          <table:table-cell office:value-type="float" office:value="1423.8023475944" calcext:value-type="float">
            <text:p>1423.8023475944</text:p>
          </table:table-cell>
          <table:table-cell office:value-type="float" office:value="2947" calcext:value-type="float">
            <text:p>2947</text:p>
          </table:table-cell>
          <table:table-cell office:value-type="float" office:value="7739.2636663075" calcext:value-type="float">
            <text:p>7739.2636663075</text:p>
          </table:table-cell>
          <table:table-cell office:value-type="float" office:value="6393" calcext:value-type="float">
            <text:p>6393</text:p>
          </table:table-cell>
          <table:table-cell office:value-type="float" office:value="8664.18875194002" calcext:value-type="float">
            <text:p>8664.1887519400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659" calcext:value-type="float">
            <text:p>659</text:p>
          </table:table-cell>
          <table:table-cell office:value-type="float" office:value="1440.15548280898" calcext:value-type="float">
            <text:p>1440.15548280898</text:p>
          </table:table-cell>
          <table:table-cell office:value-type="float" office:value="2968" calcext:value-type="float">
            <text:p>2968</text:p>
          </table:table-cell>
          <table:table-cell office:value-type="float" office:value="7749.16673124862" calcext:value-type="float">
            <text:p>7749.16673124862</text:p>
          </table:table-cell>
          <table:table-cell office:value-type="float" office:value="6432" calcext:value-type="float">
            <text:p>6432</text:p>
          </table:table-cell>
          <table:table-cell office:value-type="float" office:value="8664.34465161872" calcext:value-type="float">
            <text:p>8664.34465161872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658" calcext:value-type="float">
            <text:p>658</text:p>
          </table:table-cell>
          <table:table-cell office:value-type="float" office:value="1456.6366566653" calcext:value-type="float">
            <text:p>1456.6366566653</text:p>
          </table:table-cell>
          <table:table-cell office:value-type="float" office:value="3006" calcext:value-type="float">
            <text:p>3006</text:p>
          </table:table-cell>
          <table:table-cell office:value-type="float" office:value="7758.70539339353" calcext:value-type="float">
            <text:p>7758.70539339353</text:p>
          </table:table-cell>
          <table:table-cell office:value-type="float" office:value="6444" calcext:value-type="float">
            <text:p>6444</text:p>
          </table:table-cell>
          <table:table-cell office:value-type="float" office:value="8664.49074522714" calcext:value-type="float">
            <text:p>8664.49074522714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660" calcext:value-type="float">
            <text:p>660</text:p>
          </table:table-cell>
          <table:table-cell office:value-type="float" office:value="1473.245502938" calcext:value-type="float">
            <text:p>1473.245502938</text:p>
          </table:table-cell>
          <table:table-cell office:value-type="float" office:value="3037" calcext:value-type="float">
            <text:p>3037</text:p>
          </table:table-cell>
          <table:table-cell office:value-type="float" office:value="7767.89218513075" calcext:value-type="float">
            <text:p>7767.89218513075</text:p>
          </table:table-cell>
          <table:table-cell office:value-type="float" office:value="6495" calcext:value-type="float">
            <text:p>6495</text:p>
          </table:table-cell>
          <table:table-cell office:value-type="float" office:value="8664.62764926566" calcext:value-type="float">
            <text:p>8664.6276492656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666" calcext:value-type="float">
            <text:p>666</text:p>
          </table:table-cell>
          <table:table-cell office:value-type="float" office:value="1489.98162075909" calcext:value-type="float">
            <text:p>1489.98162075909</text:p>
          </table:table-cell>
          <table:table-cell office:value-type="float" office:value="3067" calcext:value-type="float">
            <text:p>3067</text:p>
          </table:table-cell>
          <table:table-cell office:value-type="float" office:value="7776.73927357943" calcext:value-type="float">
            <text:p>7776.73927357943</text:p>
          </table:table-cell>
          <table:table-cell office:value-type="float" office:value="6529" calcext:value-type="float">
            <text:p>6529</text:p>
          </table:table-cell>
          <table:table-cell office:value-type="float" office:value="8664.75594151232" calcext:value-type="float">
            <text:p>8664.75594151232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665" calcext:value-type="float">
            <text:p>665</text:p>
          </table:table-cell>
          <table:table-cell office:value-type="float" office:value="1506.84457424" calcext:value-type="float">
            <text:p>1506.84457424</text:p>
          </table:table-cell>
          <table:table-cell office:value-type="float" office:value="3080" calcext:value-type="float">
            <text:p>3080</text:p>
          </table:table-cell>
          <table:table-cell office:value-type="float" office:value="7785.25846616824" calcext:value-type="float">
            <text:p>7785.25846616824</text:p>
          </table:table-cell>
          <table:table-cell office:value-type="float" office:value="6544" calcext:value-type="float">
            <text:p>6544</text:p>
          </table:table-cell>
          <table:table-cell office:value-type="float" office:value="8664.8761634505" calcext:value-type="float">
            <text:p>8664.8761634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3" calcext:value-type="float">
            <text:p>663</text:p>
          </table:table-cell>
          <table:table-cell office:value-type="float" office:value="1523.83389210818" calcext:value-type="float">
            <text:p>1523.83389210818</text:p>
          </table:table-cell>
          <table:table-cell office:value-type="float" office:value="3104" calcext:value-type="float">
            <text:p>3104</text:p>
          </table:table-cell>
          <table:table-cell office:value-type="float" office:value="7793.4612165669" calcext:value-type="float">
            <text:p>7793.4612165669</text:p>
          </table:table-cell>
          <table:table-cell office:value-type="float" office:value="6589" calcext:value-type="float">
            <text:p>6589</text:p>
          </table:table-cell>
          <table:table-cell office:value-type="float" office:value="8664.988822545" calcext:value-type="float">
            <text:p>8664.988822545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672" calcext:value-type="float">
            <text:p>672</text:p>
          </table:table-cell>
          <table:table-cell office:value-type="float" office:value="1540.94906735871" calcext:value-type="float">
            <text:p>1540.94906735871</text:p>
          </table:table-cell>
          <table:table-cell office:value-type="float" office:value="3143" calcext:value-type="float">
            <text:p>3143</text:p>
          </table:table-cell>
          <table:table-cell office:value-type="float" office:value="7801.35863092305" calcext:value-type="float">
            <text:p>7801.35863092305</text:p>
          </table:table-cell>
          <table:table-cell office:value-type="float" office:value="6619" calcext:value-type="float">
            <text:p>6619</text:p>
          </table:table-cell>
          <table:table-cell office:value-type="float" office:value="8665.09439437573" calcext:value-type="float">
            <text:p>8665.09439437573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676" calcext:value-type="float">
            <text:p>676</text:p>
          </table:table-cell>
          <table:table-cell office:value-type="float" office:value="1558.18955692158" calcext:value-type="float">
            <text:p>1558.18955692158</text:p>
          </table:table-cell>
          <table:table-cell office:value-type="float" office:value="3158" calcext:value-type="float">
            <text:p>3158</text:p>
          </table:table-cell>
          <table:table-cell office:value-type="float" office:value="7808.96147436056" calcext:value-type="float">
            <text:p>7808.96147436056</text:p>
          </table:table-cell>
          <table:table-cell office:value-type="float" office:value="6655" calcext:value-type="float">
            <text:p>6655</text:p>
          </table:table-cell>
          <table:table-cell office:value-type="float" office:value="8665.19332463816" calcext:value-type="float">
            <text:p>8665.19332463816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676" calcext:value-type="float">
            <text:p>676</text:p>
          </table:table-cell>
          <table:table-cell office:value-type="float" office:value="1575.55478134522" calcext:value-type="float">
            <text:p>1575.55478134522</text:p>
          </table:table-cell>
          <table:table-cell office:value-type="float" office:value="3192" calcext:value-type="float">
            <text:p>3192</text:p>
          </table:table-cell>
          <table:table-cell office:value-type="float" office:value="7816.28017769837" calcext:value-type="float">
            <text:p>7816.28017769837</text:p>
          </table:table-cell>
          <table:table-cell office:value-type="float" office:value="6701" calcext:value-type="float">
            <text:p>6701</text:p>
          </table:table-cell>
          <table:table-cell office:value-type="float" office:value="8665.28603101846" calcext:value-type="float">
            <text:p>8665.2860310184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672" calcext:value-type="float">
            <text:p>672</text:p>
          </table:table-cell>
          <table:table-cell office:value-type="float" office:value="1593.04412449697" calcext:value-type="float">
            <text:p>1593.04412449697</text:p>
          </table:table-cell>
          <table:table-cell office:value-type="float" office:value="3217" calcext:value-type="float">
            <text:p>3217</text:p>
          </table:table-cell>
          <table:table-cell office:value-type="float" office:value="7823.32484435251" calcext:value-type="float">
            <text:p>7823.32484435251</text:p>
          </table:table-cell>
          <table:table-cell office:value-type="float" office:value="6722" calcext:value-type="float">
            <text:p>6722</text:p>
          </table:table-cell>
          <table:table-cell office:value-type="float" office:value="8665.37290495146" calcext:value-type="float">
            <text:p>8665.3729049514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683" calcext:value-type="float">
            <text:p>683</text:p>
          </table:table-cell>
          <table:table-cell office:value-type="float" office:value="1610.65693328102" calcext:value-type="float">
            <text:p>1610.65693328102</text:p>
          </table:table-cell>
          <table:table-cell office:value-type="float" office:value="3236" calcext:value-type="float">
            <text:p>3236</text:p>
          </table:table-cell>
          <table:table-cell office:value-type="float" office:value="7830.1052573863" calcext:value-type="float">
            <text:p>7830.1052573863</text:p>
          </table:table-cell>
          <table:table-cell office:value-type="float" office:value="6749" calcext:value-type="float">
            <text:p>6749</text:p>
          </table:table-cell>
          <table:table-cell office:value-type="float" office:value="8665.45431326843" calcext:value-type="float">
            <text:p>8665.4543132684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684" calcext:value-type="float">
            <text:p>684</text:p>
          </table:table-cell>
          <table:table-cell office:value-type="float" office:value="1628.39251737445" calcext:value-type="float">
            <text:p>1628.39251737445</text:p>
          </table:table-cell>
          <table:table-cell office:value-type="float" office:value="3245" calcext:value-type="float">
            <text:p>3245</text:p>
          </table:table-cell>
          <table:table-cell office:value-type="float" office:value="7836.63088667703" calcext:value-type="float">
            <text:p>7836.63088667703</text:p>
          </table:table-cell>
          <table:table-cell office:value-type="float" office:value="6775" calcext:value-type="float">
            <text:p>6775</text:p>
          </table:table-cell>
          <table:table-cell office:value-type="float" office:value="8665.53059974177" calcext:value-type="float">
            <text:p>8665.5305997417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691" calcext:value-type="float">
            <text:p>691</text:p>
          </table:table-cell>
          <table:table-cell office:value-type="float" office:value="1646.25014898196" calcext:value-type="float">
            <text:p>1646.25014898196</text:p>
          </table:table-cell>
          <table:table-cell office:value-type="float" office:value="3268" calcext:value-type="float">
            <text:p>3268</text:p>
          </table:table-cell>
          <table:table-cell office:value-type="float" office:value="7842.9108961698" calcext:value-type="float">
            <text:p>7842.9108961698</text:p>
          </table:table-cell>
          <table:table-cell office:value-type="float" office:value="6804" calcext:value-type="float">
            <text:p>6804</text:p>
          </table:table-cell>
          <table:table-cell office:value-type="float" office:value="8665.60208653288" calcext:value-type="float">
            <text:p>8665.6020865328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697" calcext:value-type="float">
            <text:p>697</text:p>
          </table:table-cell>
          <table:table-cell office:value-type="float" office:value="1664.22906260988" calcext:value-type="float">
            <text:p>1664.22906260988</text:p>
          </table:table-cell>
          <table:table-cell office:value-type="float" office:value="3291" calcext:value-type="float">
            <text:p>3291</text:p>
          </table:table-cell>
          <table:table-cell office:value-type="float" office:value="7848.95415119158" calcext:value-type="float">
            <text:p>7848.95415119158</text:p>
          </table:table-cell>
          <table:table-cell office:value-type="float" office:value="6816" calcext:value-type="float">
            <text:p>6816</text:p>
          </table:table-cell>
          <table:table-cell office:value-type="float" office:value="8665.66907554937" calcext:value-type="float">
            <text:p>8665.6690755493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706" calcext:value-type="float">
            <text:p>706</text:p>
          </table:table-cell>
          <table:table-cell office:value-type="float" office:value="1682.32845485999" calcext:value-type="float">
            <text:p>1682.32845485999</text:p>
          </table:table-cell>
          <table:table-cell office:value-type="float" office:value="3314" calcext:value-type="float">
            <text:p>3314</text:p>
          </table:table-cell>
          <table:table-cell office:value-type="float" office:value="7854.76922580131" calcext:value-type="float">
            <text:p>7854.76922580131</text:p>
          </table:table-cell>
          <table:table-cell office:value-type="float" office:value="6847" calcext:value-type="float">
            <text:p>6847</text:p>
          </table:table-cell>
          <table:table-cell office:value-type="float" office:value="8665.73184971712" calcext:value-type="float">
            <text:p>8665.7318497171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08" calcext:value-type="float">
            <text:p>708</text:p>
          </table:table-cell>
          <table:table-cell office:value-type="float" office:value="1700.54748424379" calcext:value-type="float">
            <text:p>1700.54748424379</text:p>
          </table:table-cell>
          <table:table-cell office:value-type="float" office:value="3335" calcext:value-type="float">
            <text:p>3335</text:p>
          </table:table-cell>
          <table:table-cell office:value-type="float" office:value="7860.36441015343" calcext:value-type="float">
            <text:p>7860.36441015343</text:p>
          </table:table-cell>
          <table:table-cell office:value-type="float" office:value="6888" calcext:value-type="float">
            <text:p>6888</text:p>
          </table:table-cell>
          <table:table-cell office:value-type="float" office:value="8665.79067417269" calcext:value-type="float">
            <text:p>8665.79067417269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705" calcext:value-type="float">
            <text:p>705</text:p>
          </table:table-cell>
          <table:table-cell office:value-type="float" office:value="1718.88527101771" calcext:value-type="float">
            <text:p>1718.88527101771</text:p>
          </table:table-cell>
          <table:table-cell office:value-type="float" office:value="3390" calcext:value-type="float">
            <text:p>3390</text:p>
          </table:table-cell>
          <table:table-cell office:value-type="float" office:value="7865.74771785502" calcext:value-type="float">
            <text:p>7865.74771785502</text:p>
          </table:table-cell>
          <table:table-cell office:value-type="float" office:value="6932" calcext:value-type="float">
            <text:p>6932</text:p>
          </table:table-cell>
          <table:table-cell office:value-type="float" office:value="8665.84579738087" calcext:value-type="float">
            <text:p>8665.84579738087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716" calcext:value-type="float">
            <text:p>716</text:p>
          </table:table-cell>
          <table:table-cell office:value-type="float" office:value="1737.3408970398" calcext:value-type="float">
            <text:p>1737.3408970398</text:p>
          </table:table-cell>
          <table:table-cell office:value-type="float" office:value="3431" calcext:value-type="float">
            <text:p>3431</text:p>
          </table:table-cell>
          <table:table-cell office:value-type="float" office:value="7870.92689329795" calcext:value-type="float">
            <text:p>7870.92689329795</text:p>
          </table:table-cell>
          <table:table-cell office:value-type="float" office:value="6952" calcext:value-type="float">
            <text:p>6952</text:p>
          </table:table-cell>
          <table:table-cell office:value-type="float" office:value="8665.89745218221" calcext:value-type="float">
            <text:p>8665.8974521822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733" calcext:value-type="float">
            <text:p>733</text:p>
          </table:table-cell>
          <table:table-cell office:value-type="float" office:value="1755.9134056485" calcext:value-type="float">
            <text:p>1755.9134056485</text:p>
          </table:table-cell>
          <table:table-cell office:value-type="float" office:value="3463" calcext:value-type="float">
            <text:p>3463</text:p>
          </table:table-cell>
          <table:table-cell office:value-type="float" office:value="7875.90941894992" calcext:value-type="float">
            <text:p>7875.90941894992</text:p>
          </table:table-cell>
          <table:table-cell office:value-type="float" office:value="6995" calcext:value-type="float">
            <text:p>6995</text:p>
          </table:table-cell>
          <table:table-cell office:value-type="float" office:value="8665.94585677476" calcext:value-type="float">
            <text:p>8665.94585677476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738" calcext:value-type="float">
            <text:p>738</text:p>
          </table:table-cell>
          <table:table-cell office:value-type="float" office:value="1774.60180156385" calcext:value-type="float">
            <text:p>1774.60180156385</text:p>
          </table:table-cell>
          <table:table-cell office:value-type="float" office:value="3480" calcext:value-type="float">
            <text:p>3480</text:p>
          </table:table-cell>
          <table:table-cell office:value-type="float" office:value="7880.70252258924" calcext:value-type="float">
            <text:p>7880.70252258924</text:p>
          </table:table-cell>
          <table:table-cell office:value-type="float" office:value="7035" calcext:value-type="float">
            <text:p>7035</text:p>
          </table:table-cell>
          <table:table-cell office:value-type="float" office:value="8665.99121563428" calcext:value-type="float">
            <text:p>8665.9912156342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744" calcext:value-type="float">
            <text:p>744</text:p>
          </table:table-cell>
          <table:table-cell office:value-type="float" office:value="1793.4050508118" calcext:value-type="float">
            <text:p>1793.4050508118</text:p>
          </table:table-cell>
          <table:table-cell office:value-type="float" office:value="3488" calcext:value-type="float">
            <text:p>3488</text:p>
          </table:table-cell>
          <table:table-cell office:value-type="float" office:value="7885.31318447059" calcext:value-type="float">
            <text:p>7885.31318447059</text:p>
          </table:table-cell>
          <table:table-cell office:value-type="float" office:value="7054" calcext:value-type="float">
            <text:p>7054</text:p>
          </table:table-cell>
          <table:table-cell office:value-type="float" office:value="8666.03372037667" calcext:value-type="float">
            <text:p>8666.0337203766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740" calcext:value-type="float">
            <text:p>740</text:p>
          </table:table-cell>
          <table:table-cell office:value-type="float" office:value="1812.32208067201" calcext:value-type="float">
            <text:p>1812.32208067201</text:p>
          </table:table-cell>
          <table:table-cell office:value-type="float" office:value="3510" calcext:value-type="float">
            <text:p>3510</text:p>
          </table:table-cell>
          <table:table-cell office:value-type="float" office:value="7889.74814440965" calcext:value-type="float">
            <text:p>7889.74814440965</text:p>
          </table:table-cell>
          <table:table-cell office:value-type="float" office:value="7091" calcext:value-type="float">
            <text:p>7091</text:p>
          </table:table-cell>
          <table:table-cell office:value-type="float" office:value="8666.07355056622" calcext:value-type="float">
            <text:p>8666.0735505662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740" calcext:value-type="float">
            <text:p>740</text:p>
          </table:table-cell>
          <table:table-cell office:value-type="float" office:value="1831.35177964956" calcext:value-type="float">
            <text:p>1831.35177964956</text:p>
          </table:table-cell>
          <table:table-cell office:value-type="float" office:value="3544" calcext:value-type="float">
            <text:p>3544</text:p>
          </table:table-cell>
          <table:table-cell office:value-type="float" office:value="7894.01390877639" calcext:value-type="float">
            <text:p>7894.01390877639</text:p>
          </table:table-cell>
          <table:table-cell office:value-type="float" office:value="7109" calcext:value-type="float">
            <text:p>7109</text:p>
          </table:table-cell>
          <table:table-cell office:value-type="float" office:value="8666.11087447321" calcext:value-type="float">
            <text:p>8666.11087447321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743" calcext:value-type="float">
            <text:p>743</text:p>
          </table:table-cell>
          <table:table-cell office:value-type="float" office:value="1850.49299747111" calcext:value-type="float">
            <text:p>1850.49299747111</text:p>
          </table:table-cell>
          <table:table-cell office:value-type="float" office:value="3570" calcext:value-type="float">
            <text:p>3570</text:p>
          </table:table-cell>
          <table:table-cell office:value-type="float" office:value="7898.11675738798" calcext:value-type="float">
            <text:p>7898.11675738798</text:p>
          </table:table-cell>
          <table:table-cell office:value-type="float" office:value="7146" calcext:value-type="float">
            <text:p>7146</text:p>
          </table:table-cell>
          <table:table-cell office:value-type="float" office:value="8666.14584978383" calcext:value-type="float">
            <text:p>8666.14584978383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756" calcext:value-type="float">
            <text:p>756</text:p>
          </table:table-cell>
          <table:table-cell office:value-type="float" office:value="1869.74454510583" calcext:value-type="float">
            <text:p>1869.74454510583</text:p>
          </table:table-cell>
          <table:table-cell office:value-type="float" office:value="3586" calcext:value-type="float">
            <text:p>3586</text:p>
          </table:table-cell>
          <table:table-cell office:value-type="float" office:value="7902.06275029314" calcext:value-type="float">
            <text:p>7902.06275029314</text:p>
          </table:table-cell>
          <table:table-cell office:value-type="float" office:value="7180" calcext:value-type="float">
            <text:p>7180</text:p>
          </table:table-cell>
          <table:table-cell office:value-type="float" office:value="8666.17862426567" calcext:value-type="float">
            <text:p>8666.178624265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72" calcext:value-type="float">
            <text:p>772</text:p>
          </table:table-cell>
          <table:table-cell office:value-type="float" office:value="1889.10519481156" calcext:value-type="float">
            <text:p>1889.10519481156</text:p>
          </table:table-cell>
          <table:table-cell office:value-type="float" office:value="3612" calcext:value-type="float">
            <text:p>3612</text:p>
          </table:table-cell>
          <table:table-cell office:value-type="float" office:value="7905.85773444121" calcext:value-type="float">
            <text:p>7905.85773444121</text:p>
          </table:table-cell>
          <table:table-cell office:value-type="float" office:value="7220" calcext:value-type="float">
            <text:p>7220</text:p>
          </table:table-cell>
          <table:table-cell office:value-type="float" office:value="8666.20933639121" calcext:value-type="float">
            <text:p>8666.20933639121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770" calcext:value-type="float">
            <text:p>770</text:p>
          </table:table-cell>
          <table:table-cell office:value-type="float" office:value="1908.57368020657" calcext:value-type="float">
            <text:p>1908.57368020657</text:p>
          </table:table-cell>
          <table:table-cell office:value-type="float" office:value="3635" calcext:value-type="float">
            <text:p>3635</text:p>
          </table:table-cell>
          <table:table-cell office:value-type="float" office:value="7909.50735022999" calcext:value-type="float">
            <text:p>7909.50735022999</text:p>
          </table:table-cell>
          <table:table-cell office:value-type="float" office:value="7254" calcext:value-type="float">
            <text:p>7254</text:p>
          </table:table-cell>
          <table:table-cell office:value-type="float" office:value="8666.23811592235" calcext:value-type="float">
            <text:p>8666.23811592235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775" calcext:value-type="float">
            <text:p>775</text:p>
          </table:table-cell>
          <table:table-cell office:value-type="float" office:value="1928.14869636717" calcext:value-type="float">
            <text:p>1928.14869636717</text:p>
          </table:table-cell>
          <table:table-cell office:value-type="float" office:value="3654" calcext:value-type="float">
            <text:p>3654</text:p>
          </table:table-cell>
          <table:table-cell office:value-type="float" office:value="7913.01703792735" calcext:value-type="float">
            <text:p>7913.01703792735</text:p>
          </table:table-cell>
          <table:table-cell office:value-type="float" office:value="7255" calcext:value-type="float">
            <text:p>7255</text:p>
          </table:table-cell>
          <table:table-cell office:value-type="float" office:value="8666.26508445808" calcext:value-type="float">
            <text:p>8666.26508445808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774" calcext:value-type="float">
            <text:p>774</text:p>
          </table:table-cell>
          <table:table-cell office:value-type="float" office:value="1947.82889995166" calcext:value-type="float">
            <text:p>1947.82889995166</text:p>
          </table:table-cell>
          <table:table-cell office:value-type="float" office:value="3675" calcext:value-type="float">
            <text:p>3675</text:p>
          </table:table-cell>
          <table:table-cell office:value-type="float" office:value="7916.3920439624" calcext:value-type="float">
            <text:p>7916.3920439624</text:p>
          </table:table-cell>
          <table:table-cell office:value-type="float" office:value="7253" calcext:value-type="float">
            <text:p>7253</text:p>
          </table:table-cell>
          <table:table-cell office:value-type="float" office:value="8666.29035594778" calcext:value-type="float">
            <text:p>8666.29035594778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777" calcext:value-type="float">
            <text:p>777</text:p>
          </table:table-cell>
          <table:table-cell office:value-type="float" office:value="1967.61290935076" calcext:value-type="float">
            <text:p>1967.61290935076</text:p>
          </table:table-cell>
          <table:table-cell office:value-type="float" office:value="3702" calcext:value-type="float">
            <text:p>3702</text:p>
          </table:table-cell>
          <table:table-cell office:value-type="float" office:value="7919.63742708297" calcext:value-type="float">
            <text:p>7919.63742708297</text:p>
          </table:table-cell>
          <table:table-cell office:value-type="float" office:value="7267" calcext:value-type="float">
            <text:p>7267</text:p>
          </table:table-cell>
          <table:table-cell office:value-type="float" office:value="8666.3140371723" calcext:value-type="float">
            <text:p>8666.314037172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778" calcext:value-type="float">
            <text:p>778</text:p>
          </table:table-cell>
          <table:table-cell office:value-type="float" office:value="1987.49930486492" calcext:value-type="float">
            <text:p>1987.49930486492</text:p>
          </table:table-cell>
          <table:table-cell office:value-type="float" office:value="3714" calcext:value-type="float">
            <text:p>3714</text:p>
          </table:table-cell>
          <table:table-cell office:value-type="float" office:value="7922.75806437648" calcext:value-type="float">
            <text:p>7922.75806437648</text:p>
          </table:table-cell>
          <table:table-cell office:value-type="float" office:value="7281" calcext:value-type="float">
            <text:p>7281</text:p>
          </table:table-cell>
          <table:table-cell office:value-type="float" office:value="8666.33622819475" calcext:value-type="float">
            <text:p>8666.33622819475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777" calcext:value-type="float">
            <text:p>777</text:p>
          </table:table-cell>
          <table:table-cell office:value-type="float" office:value="2007.4866289086" calcext:value-type="float">
            <text:p>2007.4866289086</text:p>
          </table:table-cell>
          <table:table-cell office:value-type="float" office:value="3737" calcext:value-type="float">
            <text:p>3737</text:p>
          </table:table-cell>
          <table:table-cell office:value-type="float" office:value="7925.75865715241" calcext:value-type="float">
            <text:p>7925.75865715241</text:p>
          </table:table-cell>
          <table:table-cell office:value-type="float" office:value="7306" calcext:value-type="float">
            <text:p>7306</text:p>
          </table:table-cell>
          <table:table-cell office:value-type="float" office:value="8666.357022783" calcext:value-type="float">
            <text:p>8666.357022783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781" calcext:value-type="float">
            <text:p>781</text:p>
          </table:table-cell>
          <table:table-cell office:value-type="float" office:value="2027.57338624191" calcext:value-type="float">
            <text:p>2027.57338624191</text:p>
          </table:table-cell>
          <table:table-cell office:value-type="float" office:value="3759" calcext:value-type="float">
            <text:p>3759</text:p>
          </table:table-cell>
          <table:table-cell office:value-type="float" office:value="7928.64373668461" calcext:value-type="float">
            <text:p>7928.64373668461</text:p>
          </table:table-cell>
          <table:table-cell office:value-type="float" office:value="7318" calcext:value-type="float">
            <text:p>7318</text:p>
          </table:table-cell>
          <table:table-cell office:value-type="float" office:value="8666.37650880564" calcext:value-type="float">
            <text:p>8666.37650880564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779" calcext:value-type="float">
            <text:p>779</text:p>
          </table:table-cell>
          <table:table-cell office:value-type="float" office:value="2047.75804422967" calcext:value-type="float">
            <text:p>2047.75804422967</text:p>
          </table:table-cell>
          <table:table-cell office:value-type="float" office:value="3794" calcext:value-type="float">
            <text:p>3794</text:p>
          </table:table-cell>
          <table:table-cell office:value-type="float" office:value="7931.41766981272" calcext:value-type="float">
            <text:p>7931.41766981272</text:p>
          </table:table-cell>
          <table:table-cell office:value-type="float" office:value="7339" calcext:value-type="float">
            <text:p>7339</text:p>
          </table:table-cell>
          <table:table-cell office:value-type="float" office:value="8666.39476860298" calcext:value-type="float">
            <text:p>8666.39476860298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783" calcext:value-type="float">
            <text:p>783</text:p>
          </table:table-cell>
          <table:table-cell office:value-type="float" office:value="2068.03903312806" calcext:value-type="float">
            <text:p>2068.03903312806</text:p>
          </table:table-cell>
          <table:table-cell office:value-type="float" office:value="3818" calcext:value-type="float">
            <text:p>3818</text:p>
          </table:table-cell>
          <table:table-cell office:value-type="float" office:value="7934.08466440208" calcext:value-type="float">
            <text:p>7934.08466440208</text:p>
          </table:table-cell>
          <table:table-cell office:value-type="float" office:value="7362" calcext:value-type="float">
            <text:p>7362</text:p>
          </table:table-cell>
          <table:table-cell office:value-type="float" office:value="8666.41187933478" calcext:value-type="float">
            <text:p>8666.4118793347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86" calcext:value-type="float">
            <text:p>786</text:p>
          </table:table-cell>
          <table:table-cell office:value-type="float" office:value="2088.41474639904" calcext:value-type="float">
            <text:p>2088.41474639904</text:p>
          </table:table-cell>
          <table:table-cell office:value-type="float" office:value="3841" calcext:value-type="float">
            <text:p>3841</text:p>
          </table:table-cell>
          <table:table-cell office:value-type="float" office:value="7936.64877466215" calcext:value-type="float">
            <text:p>7936.64877466215</text:p>
          </table:table-cell>
          <table:table-cell office:value-type="float" office:value="7406" calcext:value-type="float">
            <text:p>7406</text:p>
          </table:table-cell>
          <table:table-cell office:value-type="float" office:value="8666.42791330616" calcext:value-type="float">
            <text:p>8666.42791330616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785" calcext:value-type="float">
            <text:p>785</text:p>
          </table:table-cell>
          <table:table-cell office:value-type="float" office:value="2108.88354105254" calcext:value-type="float">
            <text:p>2108.88354105254</text:p>
          </table:table-cell>
          <table:table-cell office:value-type="float" office:value="3862" calcext:value-type="float">
            <text:p>3862</text:p>
          </table:table-cell>
          <table:table-cell office:value-type="float" office:value="7939.11390632377" calcext:value-type="float">
            <text:p>7939.11390632377</text:p>
          </table:table-cell>
          <table:table-cell office:value-type="float" office:value="7421" calcext:value-type="float">
            <text:p>7421</text:p>
          </table:table-cell>
          <table:table-cell office:value-type="float" office:value="8666.44293827288" calcext:value-type="float">
            <text:p>8666.44293827288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794" calcext:value-type="float">
            <text:p>794</text:p>
          </table:table-cell>
          <table:table-cell office:value-type="float" office:value="2129.44373801656" calcext:value-type="float">
            <text:p>2129.44373801656</text:p>
          </table:table-cell>
          <table:table-cell office:value-type="float" office:value="3884" calcext:value-type="float">
            <text:p>3884</text:p>
          </table:table-cell>
          <table:table-cell office:value-type="float" office:value="7941.48382167591" calcext:value-type="float">
            <text:p>7941.48382167591</text:p>
          </table:table-cell>
          <table:table-cell office:value-type="float" office:value="7445" calcext:value-type="float">
            <text:p>7445</text:p>
          </table:table-cell>
          <table:table-cell office:value-type="float" office:value="8666.45701772762" calcext:value-type="float">
            <text:p>8666.4570177276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791" calcext:value-type="float">
            <text:p>791</text:p>
          </table:table-cell>
          <table:table-cell office:value-type="float" office:value="2150.09362253517" calcext:value-type="float">
            <text:p>2150.09362253517</text:p>
          </table:table-cell>
          <table:table-cell office:value-type="float" office:value="3911" calcext:value-type="float">
            <text:p>3911</text:p>
          </table:table-cell>
          <table:table-cell office:value-type="float" office:value="7943.76214446295" calcext:value-type="float">
            <text:p>7943.76214446295</text:p>
          </table:table-cell>
          <table:table-cell office:value-type="float" office:value="7468" calcext:value-type="float">
            <text:p>7468</text:p>
          </table:table-cell>
          <table:table-cell office:value-type="float" office:value="8666.47021116808" calcext:value-type="float">
            <text:p>8666.47021116808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791" calcext:value-type="float">
            <text:p>791</text:p>
          </table:table-cell>
          <table:table-cell office:value-type="float" office:value="2170.83144459438" calcext:value-type="float">
            <text:p>2170.83144459438</text:p>
          </table:table-cell>
          <table:table-cell office:value-type="float" office:value="3940" calcext:value-type="float">
            <text:p>3940</text:p>
          </table:table-cell>
          <table:table-cell office:value-type="float" office:value="7945.9523646437" calcext:value-type="float">
            <text:p>7945.9523646437</text:p>
          </table:table-cell>
          <table:table-cell office:value-type="float" office:value="7513" calcext:value-type="float">
            <text:p>7513</text:p>
          </table:table-cell>
          <table:table-cell office:value-type="float" office:value="8666.48257434833" calcext:value-type="float">
            <text:p>8666.48257434833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804" calcext:value-type="float">
            <text:p>804</text:p>
          </table:table-cell>
          <table:table-cell office:value-type="float" office:value="2191.65541937585" calcext:value-type="float">
            <text:p>2191.65541937585</text:p>
          </table:table-cell>
          <table:table-cell office:value-type="float" office:value="3983" calcext:value-type="float">
            <text:p>3983</text:p>
          </table:table-cell>
          <table:table-cell office:value-type="float" office:value="7948.05784301378" calcext:value-type="float">
            <text:p>7948.05784301378</text:p>
          </table:table-cell>
          <table:table-cell office:value-type="float" office:value="7522" calcext:value-type="float">
            <text:p>7522</text:p>
          </table:table-cell>
          <table:table-cell office:value-type="float" office:value="8666.49415951429" calcext:value-type="float">
            <text:p>8666.49415951429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805" calcext:value-type="float">
            <text:p>805</text:p>
          </table:table-cell>
          <table:table-cell office:value-type="float" office:value="2212.56372773837" calcext:value-type="float">
            <text:p>2212.56372773837</text:p>
          </table:table-cell>
          <table:table-cell office:value-type="float" office:value="4026" calcext:value-type="float">
            <text:p>4026</text:p>
          </table:table-cell>
          <table:table-cell office:value-type="float" office:value="7950.08181569299" calcext:value-type="float">
            <text:p>7950.08181569299</text:p>
          </table:table-cell>
          <table:table-cell office:value-type="float" office:value="7539" calcext:value-type="float">
            <text:p>7539</text:p>
          </table:table-cell>
          <table:table-cell office:value-type="float" office:value="8666.50501562448" calcext:value-type="float">
            <text:p>8666.50501562448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806" calcext:value-type="float">
            <text:p>806</text:p>
          </table:table-cell>
          <table:table-cell office:value-type="float" office:value="2233.55451672695" calcext:value-type="float">
            <text:p>2233.55451672695</text:p>
          </table:table-cell>
          <table:table-cell office:value-type="float" office:value="4040" calcext:value-type="float">
            <text:p>4040</text:p>
          </table:table-cell>
          <table:table-cell office:value-type="float" office:value="7952.0273984796" calcext:value-type="float">
            <text:p>7952.0273984796</text:p>
          </table:table-cell>
          <table:table-cell office:value-type="float" office:value="7571" calcext:value-type="float">
            <text:p>7571</text:p>
          </table:table-cell>
          <table:table-cell office:value-type="float" office:value="8666.5151885568" calcext:value-type="float">
            <text:p>8666.5151885568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813" calcext:value-type="float">
            <text:p>813</text:p>
          </table:table-cell>
          <table:table-cell office:value-type="float" office:value="2254.62590010947" calcext:value-type="float">
            <text:p>2254.62590010947</text:p>
          </table:table-cell>
          <table:table-cell office:value-type="float" office:value="4075" calcext:value-type="float">
            <text:p>4075</text:p>
          </table:table-cell>
          <table:table-cell office:value-type="float" office:value="7953.8975910737" calcext:value-type="float">
            <text:p>7953.8975910737</text:p>
          </table:table-cell>
          <table:table-cell office:value-type="float" office:value="7577" calcext:value-type="float">
            <text:p>7577</text:p>
          </table:table-cell>
          <table:table-cell office:value-type="float" office:value="8666.52472130237" calcext:value-type="float">
            <text:p>8666.52472130237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817" calcext:value-type="float">
            <text:p>817</text:p>
          </table:table-cell>
          <table:table-cell office:value-type="float" office:value="2275.77595894054" calcext:value-type="float">
            <text:p>2275.77595894054</text:p>
          </table:table-cell>
          <table:table-cell office:value-type="float" office:value="4109" calcext:value-type="float">
            <text:p>4109</text:p>
          </table:table-cell>
          <table:table-cell office:value-type="float" office:value="7955.69528117185" calcext:value-type="float">
            <text:p>7955.69528117185</text:p>
          </table:table-cell>
          <table:table-cell office:value-type="float" office:value="7600" calcext:value-type="float">
            <text:p>7600</text:p>
          </table:table-cell>
          <table:table-cell office:value-type="float" office:value="8666.5336541471" calcext:value-type="float">
            <text:p>8666.533654147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22" calcext:value-type="float">
            <text:p>822</text:p>
          </table:table-cell>
          <table:table-cell office:value-type="float" office:value="2297.00274215252" calcext:value-type="float">
            <text:p>2297.00274215252</text:p>
          </table:table-cell>
          <table:table-cell office:value-type="float" office:value="4139" calcext:value-type="float">
            <text:p>4139</text:p>
          </table:table-cell>
          <table:table-cell office:value-type="float" office:value="7957.42324843518" calcext:value-type="float">
            <text:p>7957.42324843518</text:p>
          </table:table-cell>
          <table:table-cell office:value-type="float" office:value="7640" calcext:value-type="float">
            <text:p>7640</text:p>
          </table:table-cell>
          <table:table-cell office:value-type="float" office:value="8666.54202484198" calcext:value-type="float">
            <text:p>8666.54202484198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830" calcext:value-type="float">
            <text:p>830</text:p>
          </table:table-cell>
          <table:table-cell office:value-type="float" office:value="2318.30426717327" calcext:value-type="float">
            <text:p>2318.30426717327</text:p>
          </table:table-cell>
          <table:table-cell office:value-type="float" office:value="4165" calcext:value-type="float">
            <text:p>4165</text:p>
          </table:table-cell>
          <table:table-cell office:value-type="float" office:value="7959.08416833372" calcext:value-type="float">
            <text:p>7959.08416833372</text:p>
          </table:table-cell>
          <table:table-cell office:value-type="float" office:value="7678" calcext:value-type="float">
            <text:p>7678</text:p>
          </table:table-cell>
          <table:table-cell office:value-type="float" office:value="8666.54986876246" calcext:value-type="float">
            <text:p>8666.54986876246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834" calcext:value-type="float">
            <text:p>834</text:p>
          </table:table-cell>
          <table:table-cell office:value-type="float" office:value="2339.67852057046" calcext:value-type="float">
            <text:p>2339.67852057046</text:p>
          </table:table-cell>
          <table:table-cell office:value-type="float" office:value="4196" calcext:value-type="float">
            <text:p>4196</text:p>
          </table:table-cell>
          <table:table-cell office:value-type="float" office:value="7960.68061586916" calcext:value-type="float">
            <text:p>7960.68061586916</text:p>
          </table:table-cell>
          <table:table-cell office:value-type="float" office:value="7698" calcext:value-type="float">
            <text:p>7698</text:p>
          </table:table-cell>
          <table:table-cell office:value-type="float" office:value="8666.55721905802" calcext:value-type="float">
            <text:p>8666.5572190580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835" calcext:value-type="float">
            <text:p>835</text:p>
          </table:table-cell>
          <table:table-cell office:value-type="float" office:value="2361.12345872211" calcext:value-type="float">
            <text:p>2361.12345872211</text:p>
          </table:table-cell>
          <table:table-cell office:value-type="float" office:value="4227" calcext:value-type="float">
            <text:p>4227</text:p>
          </table:table-cell>
          <table:table-cell office:value-type="float" office:value="7962.21506917883" calcext:value-type="float">
            <text:p>7962.21506917883</text:p>
          </table:table-cell>
          <table:table-cell office:value-type="float" office:value="7735" calcext:value-type="float">
            <text:p>7735</text:p>
          </table:table-cell>
          <table:table-cell office:value-type="float" office:value="8666.56410679215" calcext:value-type="float">
            <text:p>8666.56410679215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833" calcext:value-type="float">
            <text:p>833</text:p>
          </table:table-cell>
          <table:table-cell office:value-type="float" office:value="2382.63700851278" calcext:value-type="float">
            <text:p>2382.63700851278</text:p>
          </table:table-cell>
          <table:table-cell office:value-type="float" office:value="4259" calcext:value-type="float">
            <text:p>4259</text:p>
          </table:table-cell>
          <table:table-cell office:value-type="float" office:value="7963.68991302356" calcext:value-type="float">
            <text:p>7963.68991302356</text:p>
          </table:table-cell>
          <table:table-cell office:value-type="float" office:value="7755" calcext:value-type="float">
            <text:p>7755</text:p>
          </table:table-cell>
          <table:table-cell office:value-type="float" office:value="8666.57056107364" calcext:value-type="float">
            <text:p>8666.57056107364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835" calcext:value-type="float">
            <text:p>835</text:p>
          </table:table-cell>
          <table:table-cell office:value-type="float" office:value="2404.21706805532" calcext:value-type="float">
            <text:p>2404.21706805532</text:p>
          </table:table-cell>
          <table:table-cell office:value-type="float" office:value="4287" calcext:value-type="float">
            <text:p>4287</text:p>
          </table:table-cell>
          <table:table-cell office:value-type="float" office:value="7965.10744216196" calcext:value-type="float">
            <text:p>7965.10744216196</text:p>
          </table:table-cell>
          <table:table-cell office:value-type="float" office:value="7775" calcext:value-type="float">
            <text:p>7775</text:p>
          </table:table-cell>
          <table:table-cell office:value-type="float" office:value="8666.57660917954" calcext:value-type="float">
            <text:p>8666.5766091795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844" calcext:value-type="float">
            <text:p>844</text:p>
          </table:table-cell>
          <table:table-cell office:value-type="float" office:value="2425.8615074375" calcext:value-type="float">
            <text:p>2425.8615074375</text:p>
          </table:table-cell>
          <table:table-cell office:value-type="float" office:value="4304" calcext:value-type="float">
            <text:p>4304</text:p>
          </table:table-cell>
          <table:table-cell office:value-type="float" office:value="7966.46986461401" calcext:value-type="float">
            <text:p>7966.46986461401</text:p>
          </table:table-cell>
          <table:table-cell office:value-type="float" office:value="7808" calcext:value-type="float">
            <text:p>7808</text:p>
          </table:table-cell>
          <table:table-cell office:value-type="float" office:value="8666.58227667046" calcext:value-type="float">
            <text:p>8666.58227667046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844" calcext:value-type="float">
            <text:p>844</text:p>
          </table:table-cell>
          <table:table-cell office:value-type="float" office:value="2447.56816949309" calcext:value-type="float">
            <text:p>2447.56816949309</text:p>
          </table:table-cell>
          <table:table-cell office:value-type="float" office:value="4330" calcext:value-type="float">
            <text:p>4330</text:p>
          </table:table-cell>
          <table:table-cell office:value-type="float" office:value="7967.77930481667" calcext:value-type="float">
            <text:p>7967.77930481667</text:p>
          </table:table-cell>
          <table:table-cell office:value-type="float" office:value="7823" calcext:value-type="float">
            <text:p>7823</text:p>
          </table:table-cell>
          <table:table-cell office:value-type="float" office:value="8666.58758749853" calcext:value-type="float">
            <text:p>8666.58758749853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849" calcext:value-type="float">
            <text:p>849</text:p>
          </table:table-cell>
          <table:table-cell office:value-type="float" office:value="2469.33487059692" calcext:value-type="float">
            <text:p>2469.33487059692</text:p>
          </table:table-cell>
          <table:table-cell office:value-type="float" office:value="4333" calcext:value-type="float">
            <text:p>4333</text:p>
          </table:table-cell>
          <table:table-cell office:value-type="float" office:value="7969.03780667411" calcext:value-type="float">
            <text:p>7969.03780667411</text:p>
          </table:table-cell>
          <table:table-cell office:value-type="float" office:value="7849" calcext:value-type="float">
            <text:p>7849</text:p>
          </table:table-cell>
          <table:table-cell office:value-type="float" office:value="8666.59256410862" calcext:value-type="float">
            <text:p>8666.59256410862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853" calcext:value-type="float">
            <text:p>853</text:p>
          </table:table-cell>
          <table:table-cell office:value-type="float" office:value="2491.15940148336" calcext:value-type="float">
            <text:p>2491.15940148336</text:p>
          </table:table-cell>
          <table:table-cell office:value-type="float" office:value="4359" calcext:value-type="float">
            <text:p>4359</text:p>
          </table:table-cell>
          <table:table-cell office:value-type="float" office:value="7970.24733650558" calcext:value-type="float">
            <text:p>7970.24733650558</text:p>
          </table:table-cell>
          <table:table-cell office:value-type="float" office:value="7880" calcext:value-type="float">
            <text:p>7880</text:p>
          </table:table-cell>
          <table:table-cell office:value-type="float" office:value="8666.59722753321" calcext:value-type="float">
            <text:p>8666.5972275332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60" calcext:value-type="float">
            <text:p>860</text:p>
          </table:table-cell>
          <table:table-cell office:value-type="float" office:value="2513.03952808756" calcext:value-type="float">
            <text:p>2513.03952808756</text:p>
          </table:table-cell>
          <table:table-cell office:value-type="float" office:value="4373" calcext:value-type="float">
            <text:p>4373</text:p>
          </table:table-cell>
          <table:table-cell office:value-type="float" office:value="7971.40978589338" calcext:value-type="float">
            <text:p>7971.40978589338</text:p>
          </table:table-cell>
          <table:table-cell office:value-type="float" office:value="7920" calcext:value-type="float">
            <text:p>7920</text:p>
          </table:table-cell>
          <table:table-cell office:value-type="float" office:value="8666.60159748121" calcext:value-type="float">
            <text:p>8666.60159748121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865" calcext:value-type="float">
            <text:p>865</text:p>
          </table:table-cell>
          <table:table-cell office:value-type="float" office:value="2534.97299240898" calcext:value-type="float">
            <text:p>2534.97299240898</text:p>
          </table:table-cell>
          <table:table-cell office:value-type="float" office:value="4404" calcext:value-type="float">
            <text:p>4404</text:p>
          </table:table-cell>
          <table:table-cell office:value-type="float" office:value="7972.52697443392" calcext:value-type="float">
            <text:p>7972.52697443392</text:p>
          </table:table-cell>
          <table:table-cell office:value-type="float" office:value="7935" calcext:value-type="float">
            <text:p>7935</text:p>
          </table:table-cell>
          <table:table-cell office:value-type="float" office:value="8666.60569242129" calcext:value-type="float">
            <text:p>8666.6056924212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868" calcext:value-type="float">
            <text:p>868</text:p>
          </table:table-cell>
          <table:table-cell office:value-type="float" office:value="2556.9575133963" calcext:value-type="float">
            <text:p>2556.9575133963</text:p>
          </table:table-cell>
          <table:table-cell office:value-type="float" office:value="4418" calcext:value-type="float">
            <text:p>4418</text:p>
          </table:table-cell>
          <table:table-cell office:value-type="float" office:value="7973.60065239435" calcext:value-type="float">
            <text:p>7973.60065239435</text:p>
          </table:table-cell>
          <table:table-cell office:value-type="float" office:value="7967" calcext:value-type="float">
            <text:p>7967</text:p>
          </table:table-cell>
          <table:table-cell office:value-type="float" office:value="8666.60952965993" calcext:value-type="float">
            <text:p>8666.6095296599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874" calcext:value-type="float">
            <text:p>874</text:p>
          </table:table-cell>
          <table:table-cell office:value-type="float" office:value="2578.99078785338" calcext:value-type="float">
            <text:p>2578.99078785338</text:p>
          </table:table-cell>
          <table:table-cell office:value-type="float" office:value="4440" calcext:value-type="float">
            <text:p>4440</text:p>
          </table:table-cell>
          <table:table-cell office:value-type="float" office:value="7974.63250327765" calcext:value-type="float">
            <text:p>7974.63250327765</text:p>
          </table:table-cell>
          <table:table-cell office:value-type="float" office:value="7985" calcext:value-type="float">
            <text:p>7985</text:p>
          </table:table-cell>
          <table:table-cell office:value-type="float" office:value="8666.61312541448" calcext:value-type="float">
            <text:p>8666.61312541448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871" calcext:value-type="float">
            <text:p>871</text:p>
          </table:table-cell>
          <table:table-cell office:value-type="float" office:value="2601.07049136516" calcext:value-type="float">
            <text:p>2601.07049136516</text:p>
          </table:table-cell>
          <table:table-cell office:value-type="float" office:value="4453" calcext:value-type="float">
            <text:p>4453</text:p>
          </table:table-cell>
          <table:table-cell office:value-type="float" office:value="7975.62414629863" calcext:value-type="float">
            <text:p>7975.62414629863</text:p>
          </table:table-cell>
          <table:table-cell office:value-type="float" office:value="7981" calcext:value-type="float">
            <text:p>7981</text:p>
          </table:table-cell>
          <table:table-cell office:value-type="float" office:value="8666.61649488179" calcext:value-type="float">
            <text:p>8666.61649488179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870" calcext:value-type="float">
            <text:p>870</text:p>
          </table:table-cell>
          <table:table-cell office:value-type="float" office:value="2623.19427924311" calcext:value-type="float">
            <text:p>2623.19427924311</text:p>
          </table:table-cell>
          <table:table-cell office:value-type="float" office:value="4475" calcext:value-type="float">
            <text:p>4475</text:p>
          </table:table-cell>
          <table:table-cell office:value-type="float" office:value="7976.57713877372" calcext:value-type="float">
            <text:p>7976.57713877372</text:p>
          </table:table-cell>
          <table:table-cell office:value-type="float" office:value="8012" calcext:value-type="float">
            <text:p>8012</text:p>
          </table:table-cell>
          <table:table-cell office:value-type="float" office:value="8666.61965230235" calcext:value-type="float">
            <text:p>8666.61965230235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868" calcext:value-type="float">
            <text:p>868</text:p>
          </table:table-cell>
          <table:table-cell office:value-type="float" office:value="2645.35978748918" calcext:value-type="float">
            <text:p>2645.35978748918</text:p>
          </table:table-cell>
          <table:table-cell office:value-type="float" office:value="4494" calcext:value-type="float">
            <text:p>4494</text:p>
          </table:table-cell>
          <table:table-cell office:value-type="float" office:value="7977.4929784268" calcext:value-type="float">
            <text:p>7977.4929784268</text:p>
          </table:table-cell>
          <table:table-cell office:value-type="float" office:value="8027" calcext:value-type="float">
            <text:p>8027</text:p>
          </table:table-cell>
          <table:table-cell office:value-type="float" office:value="8666.62261102051" calcext:value-type="float">
            <text:p>8666.62261102051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869" calcext:value-type="float">
            <text:p>869</text:p>
          </table:table-cell>
          <table:table-cell office:value-type="float" office:value="2667.56463377756" calcext:value-type="float">
            <text:p>2667.56463377756</text:p>
          </table:table-cell>
          <table:table-cell office:value-type="float" office:value="4527" calcext:value-type="float">
            <text:p>4527</text:p>
          </table:table-cell>
          <table:table-cell office:value-type="float" office:value="7978.37310561393" calcext:value-type="float">
            <text:p>7978.37310561393</text:p>
          </table:table-cell>
          <table:table-cell office:value-type="float" office:value="8023" calcext:value-type="float">
            <text:p>8023</text:p>
          </table:table-cell>
          <table:table-cell office:value-type="float" office:value="8666.62538354087" calcext:value-type="float">
            <text:p>8666.62538354087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873" calcext:value-type="float">
            <text:p>873</text:p>
          </table:table-cell>
          <table:table-cell office:value-type="float" office:value="2689.80641845346" calcext:value-type="float">
            <text:p>2689.80641845346</text:p>
          </table:table-cell>
          <table:table-cell office:value-type="float" office:value="4553" calcext:value-type="float">
            <text:p>4553</text:p>
          </table:table-cell>
          <table:table-cell office:value-type="float" office:value="7979.21890546927" calcext:value-type="float">
            <text:p>7979.21890546927</text:p>
          </table:table-cell>
          <table:table-cell office:value-type="float" office:value="8030" calcext:value-type="float">
            <text:p>8030</text:p>
          </table:table-cell>
          <table:table-cell office:value-type="float" office:value="8666.6279815811" calcext:value-type="float">
            <text:p>8666.6279815811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869" calcext:value-type="float">
            <text:p>869</text:p>
          </table:table-cell>
          <table:table-cell office:value-type="float" office:value="2712.08272554789" calcext:value-type="float">
            <text:p>2712.08272554789</text:p>
          </table:table-cell>
          <table:table-cell office:value-type="float" office:value="4567" calcext:value-type="float">
            <text:p>4567</text:p>
          </table:table-cell>
          <table:table-cell office:value-type="float" office:value="7980.03170997473" calcext:value-type="float">
            <text:p>7980.03170997473</text:p>
          </table:table-cell>
          <table:table-cell office:value-type="float" office:value="8045" calcext:value-type="float">
            <text:p>8045</text:p>
          </table:table-cell>
          <table:table-cell office:value-type="float" office:value="8666.63041612148" calcext:value-type="float">
            <text:p>8666.6304161214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68" calcext:value-type="float">
            <text:p>868</text:p>
          </table:table-cell>
          <table:table-cell office:value-type="float" office:value="2734.39112380773" calcext:value-type="float">
            <text:p>2734.39112380773</text:p>
          </table:table-cell>
          <table:table-cell office:value-type="float" office:value="4590" calcext:value-type="float">
            <text:p>4590</text:p>
          </table:table-cell>
          <table:table-cell office:value-type="float" office:value="7980.8127999557" calcext:value-type="float">
            <text:p>7980.8127999557</text:p>
          </table:table-cell>
          <table:table-cell office:value-type="float" office:value="8038" calcext:value-type="float">
            <text:p>8038</text:p>
          </table:table-cell>
          <table:table-cell office:value-type="float" office:value="8666.6326974513" calcext:value-type="float">
            <text:p>8666.6326974513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877" calcext:value-type="float">
            <text:p>877</text:p>
          </table:table-cell>
          <table:table-cell office:value-type="float" office:value="2756.72916774006" calcext:value-type="float">
            <text:p>2756.72916774006</text:p>
          </table:table-cell>
          <table:table-cell office:value-type="float" office:value="4616" calcext:value-type="float">
            <text:p>4616</text:p>
          </table:table-cell>
          <table:table-cell office:value-type="float" office:value="7981.56340700522" calcext:value-type="float">
            <text:p>7981.56340700522</text:p>
          </table:table-cell>
          <table:table-cell office:value-type="float" office:value="8074" calcext:value-type="float">
            <text:p>8074</text:p>
          </table:table-cell>
          <table:table-cell office:value-type="float" office:value="8666.63483521234" calcext:value-type="float">
            <text:p>8666.63483521234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886" calcext:value-type="float">
            <text:p>886</text:p>
          </table:table-cell>
          <table:table-cell office:value-type="float" office:value="2779.09439866984" calcext:value-type="float">
            <text:p>2779.09439866984</text:p>
          </table:table-cell>
          <table:table-cell office:value-type="float" office:value="4636" calcext:value-type="float">
            <text:p>4636</text:p>
          </table:table-cell>
          <table:table-cell office:value-type="float" office:value="7982.28471533899" calcext:value-type="float">
            <text:p>7982.28471533899</text:p>
          </table:table-cell>
          <table:table-cell office:value-type="float" office:value="8085" calcext:value-type="float">
            <text:p>8085</text:p>
          </table:table-cell>
          <table:table-cell office:value-type="float" office:value="8666.63683843961" calcext:value-type="float">
            <text:p>8666.63683843961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892" calcext:value-type="float">
            <text:p>892</text:p>
          </table:table-cell>
          <table:table-cell office:value-type="float" office:value="2801.48434581" calcext:value-type="float">
            <text:p>2801.48434581</text:p>
          </table:table-cell>
          <table:table-cell office:value-type="float" office:value="4645" calcext:value-type="float">
            <text:p>4645</text:p>
          </table:table-cell>
          <table:table-cell office:value-type="float" office:value="7982.97786358328" calcext:value-type="float">
            <text:p>7982.97786358328</text:p>
          </table:table-cell>
          <table:table-cell office:value-type="float" office:value="8113" calcext:value-type="float">
            <text:p>8113</text:p>
          </table:table-cell>
          <table:table-cell office:value-type="float" office:value="8666.63871559955" calcext:value-type="float">
            <text:p>8666.63871559955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900" calcext:value-type="float">
            <text:p>900</text:p>
          </table:table-cell>
          <table:table-cell office:value-type="float" office:value="2823.89652734297" calcext:value-type="float">
            <text:p>2823.89652734297</text:p>
          </table:table-cell>
          <table:table-cell office:value-type="float" office:value="4665" calcext:value-type="float">
            <text:p>4665</text:p>
          </table:table-cell>
          <table:table-cell office:value-type="float" office:value="7983.6439464981" calcext:value-type="float">
            <text:p>7983.6439464981</text:p>
          </table:table-cell>
          <table:table-cell office:value-type="float" office:value="8114" calcext:value-type="float">
            <text:p>8114</text:p>
          </table:table-cell>
          <table:table-cell office:value-type="float" office:value="8666.64047462579" calcext:value-type="float">
            <text:p>8666.64047462579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900" calcext:value-type="float">
            <text:p>900</text:p>
          </table:table-cell>
          <table:table-cell office:value-type="float" office:value="2846.32845151263" calcext:value-type="float">
            <text:p>2846.32845151263</text:p>
          </table:table-cell>
          <table:table-cell office:value-type="float" office:value="4678" calcext:value-type="float">
            <text:p>4678</text:p>
          </table:table-cell>
          <table:table-cell office:value-type="float" office:value="7984.28401663765" calcext:value-type="float">
            <text:p>7984.28401663765</text:p>
          </table:table-cell>
          <table:table-cell office:value-type="float" office:value="8138" calcext:value-type="float">
            <text:p>8138</text:p>
          </table:table-cell>
          <table:table-cell office:value-type="float" office:value="8666.64212295269" calcext:value-type="float">
            <text:p>8666.64212295269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900" calcext:value-type="float">
            <text:p>900</text:p>
          </table:table-cell>
          <table:table-cell office:value-type="float" office:value="2868.77761772564" calcext:value-type="float">
            <text:p>2868.77761772564</text:p>
          </table:table-cell>
          <table:table-cell office:value-type="float" office:value="4694" calcext:value-type="float">
            <text:p>4694</text:p>
          </table:table-cell>
          <table:table-cell office:value-type="float" office:value="7984.89908595026" calcext:value-type="float">
            <text:p>7984.89908595026</text:p>
          </table:table-cell>
          <table:table-cell office:value-type="float" office:value="8154" calcext:value-type="float">
            <text:p>8154</text:p>
          </table:table-cell>
          <table:table-cell office:value-type="float" office:value="8666.64366754677" calcext:value-type="float">
            <text:p>8666.64366754677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903" calcext:value-type="float">
            <text:p>903</text:p>
          </table:table-cell>
          <table:table-cell office:value-type="float" office:value="2891.24151766123" calcext:value-type="float">
            <text:p>2891.24151766123</text:p>
          </table:table-cell>
          <table:table-cell office:value-type="float" office:value="4729" calcext:value-type="float">
            <text:p>4729</text:p>
          </table:table-cell>
          <table:table-cell office:value-type="float" office:value="7985.49012731975" calcext:value-type="float">
            <text:p>7985.49012731975</text:p>
          </table:table-cell>
          <table:table-cell office:value-type="float" office:value="8175" calcext:value-type="float">
            <text:p>8175</text:p>
          </table:table-cell>
          <table:table-cell office:value-type="float" office:value="8666.64511493613" calcext:value-type="float">
            <text:p>8666.64511493613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909" calcext:value-type="float">
            <text:p>909</text:p>
          </table:table-cell>
          <table:table-cell office:value-type="float" office:value="2913.71763638829" calcext:value-type="float">
            <text:p>2913.71763638829</text:p>
          </table:table-cell>
          <table:table-cell office:value-type="float" office:value="4741" calcext:value-type="float">
            <text:p>4741</text:p>
          </table:table-cell>
          <table:table-cell office:value-type="float" office:value="7986.05807605017" calcext:value-type="float">
            <text:p>7986.05807605017</text:p>
          </table:table-cell>
          <table:table-cell office:value-type="float" office:value="8190" calcext:value-type="float">
            <text:p>8190</text:p>
          </table:table-cell>
          <table:table-cell office:value-type="float" office:value="8666.64647123804" calcext:value-type="float">
            <text:p>8666.64647123804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922" calcext:value-type="float">
            <text:p>922</text:p>
          </table:table-cell>
          <table:table-cell office:value-type="float" office:value="2936.20345348874" calcext:value-type="float">
            <text:p>2936.20345348874</text:p>
          </table:table-cell>
          <table:table-cell office:value-type="float" office:value="4769" calcext:value-type="float">
            <text:p>4769</text:p>
          </table:table-cell>
          <table:table-cell office:value-type="float" office:value="7986.60383129599" calcext:value-type="float">
            <text:p>7986.60383129599</text:p>
          </table:table-cell>
          <table:table-cell office:value-type="float" office:value="8231" calcext:value-type="float">
            <text:p>8231</text:p>
          </table:table-cell>
          <table:table-cell office:value-type="float" office:value="8666.64774218481" calcext:value-type="float">
            <text:p>8666.6477421848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33" calcext:value-type="float">
            <text:p>933</text:p>
          </table:table-cell>
          <table:table-cell office:value-type="float" office:value="2958.6964441862" calcext:value-type="float">
            <text:p>2958.6964441862</text:p>
          </table:table-cell>
          <table:table-cell office:value-type="float" office:value="4790" calcext:value-type="float">
            <text:p>4790</text:p>
          </table:table-cell>
          <table:table-cell office:value-type="float" office:value="7987.12825743949" calcext:value-type="float">
            <text:p>7987.12825743949</text:p>
          </table:table-cell>
          <table:table-cell office:value-type="float" office:value="8265" calcext:value-type="float">
            <text:p>8265</text:p>
          </table:table-cell>
          <table:table-cell office:value-type="float" office:value="8666.64893314803" calcext:value-type="float">
            <text:p>8666.64893314803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946" calcext:value-type="float">
            <text:p>946</text:p>
          </table:table-cell>
          <table:table-cell office:value-type="float" office:value="2981.19408047873" calcext:value-type="float">
            <text:p>2981.19408047873</text:p>
          </table:table-cell>
          <table:table-cell office:value-type="float" office:value="4799" calcext:value-type="float">
            <text:p>4799</text:p>
          </table:table-cell>
          <table:table-cell office:value-type="float" office:value="7987.63218541712" calcext:value-type="float">
            <text:p>7987.63218541712</text:p>
          </table:table-cell>
          <table:table-cell office:value-type="float" office:value="8286" calcext:value-type="float">
            <text:p>8286</text:p>
          </table:table-cell>
          <table:table-cell office:value-type="float" office:value="8666.6500491612" calcext:value-type="float">
            <text:p>8666.6500491612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947" calcext:value-type="float">
            <text:p>947</text:p>
          </table:table-cell>
          <table:table-cell office:value-type="float" office:value="3003.69383227475" calcext:value-type="float">
            <text:p>3003.69383227475</text:p>
          </table:table-cell>
          <table:table-cell office:value-type="float" office:value="4818" calcext:value-type="float">
            <text:p>4818</text:p>
          </table:table-cell>
          <table:table-cell office:value-type="float" office:value="7988.11641399681" calcext:value-type="float">
            <text:p>7988.11641399681</text:p>
          </table:table-cell>
          <table:table-cell office:value-type="float" office:value="8293" calcext:value-type="float">
            <text:p>8293</text:p>
          </table:table-cell>
          <table:table-cell office:value-type="float" office:value="8666.65109494109" calcext:value-type="float">
            <text:p>8666.65109494109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942" calcext:value-type="float">
            <text:p>942</text:p>
          </table:table-cell>
          <table:table-cell office:value-type="float" office:value="3026.19316853085" calcext:value-type="float">
            <text:p>3026.19316853085</text:p>
          </table:table-cell>
          <table:table-cell office:value-type="float" office:value="4832" calcext:value-type="float">
            <text:p>4832</text:p>
          </table:table-cell>
          <table:table-cell office:value-type="float" office:value="7988.58171100768" calcext:value-type="float">
            <text:p>7988.58171100768</text:p>
          </table:table-cell>
          <table:table-cell office:value-type="float" office:value="8325" calcext:value-type="float">
            <text:p>8325</text:p>
          </table:table-cell>
          <table:table-cell office:value-type="float" office:value="8666.65207490763" calcext:value-type="float">
            <text:p>8666.65207490763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944" calcext:value-type="float">
            <text:p>944</text:p>
          </table:table-cell>
          <table:table-cell office:value-type="float" office:value="3048.6895583906" calcext:value-type="float">
            <text:p>3048.6895583906</text:p>
          </table:table-cell>
          <table:table-cell office:value-type="float" office:value="4861" calcext:value-type="float">
            <text:p>4861</text:p>
          </table:table-cell>
          <table:table-cell office:value-type="float" office:value="7989.028814524" calcext:value-type="float">
            <text:p>7989.028814524</text:p>
          </table:table-cell>
          <table:table-cell office:value-type="float" office:value="8339" calcext:value-type="float">
            <text:p>8339</text:p>
          </table:table-cell>
          <table:table-cell office:value-type="float" office:value="8666.65299320259" calcext:value-type="float">
            <text:p>8666.6529932025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950" calcext:value-type="float">
            <text:p>950</text:p>
          </table:table-cell>
          <table:table-cell office:value-type="float" office:value="3071.18047232313" calcext:value-type="float">
            <text:p>3071.18047232313</text:p>
          </table:table-cell>
          <table:table-cell office:value-type="float" office:value="4900" calcext:value-type="float">
            <text:p>4900</text:p>
          </table:table-cell>
          <table:table-cell office:value-type="float" office:value="7989.45843400497" calcext:value-type="float">
            <text:p>7989.45843400497</text:p>
          </table:table-cell>
          <table:table-cell office:value-type="float" office:value="8356" calcext:value-type="float">
            <text:p>8356</text:p>
          </table:table-cell>
          <table:table-cell office:value-type="float" office:value="8666.6538537071" calcext:value-type="float">
            <text:p>8666.653853707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958" calcext:value-type="float">
            <text:p>958</text:p>
          </table:table-cell>
          <table:table-cell office:value-type="float" office:value="3093.66338326049" calcext:value-type="float">
            <text:p>3093.66338326049</text:p>
          </table:table-cell>
          <table:table-cell office:value-type="float" office:value="4900" calcext:value-type="float">
            <text:p>4900</text:p>
          </table:table-cell>
          <table:table-cell office:value-type="float" office:value="7989.87125139183" calcext:value-type="float">
            <text:p>7989.87125139183</text:p>
          </table:table-cell>
          <table:table-cell office:value-type="float" office:value="8359" calcext:value-type="float">
            <text:p>8359</text:p>
          </table:table-cell>
          <table:table-cell office:value-type="float" office:value="8666.65466005803" calcext:value-type="float">
            <text:p>8666.65466005803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968" calcext:value-type="float">
            <text:p>968</text:p>
          </table:table-cell>
          <table:table-cell office:value-type="float" office:value="3116.13576773255" calcext:value-type="float">
            <text:p>3116.13576773255</text:p>
          </table:table-cell>
          <table:table-cell office:value-type="float" office:value="4927" calcext:value-type="float">
            <text:p>4927</text:p>
          </table:table-cell>
          <table:table-cell office:value-type="float" office:value="7990.26792216384" calcext:value-type="float">
            <text:p>7990.26792216384</text:p>
          </table:table-cell>
          <table:table-cell office:value-type="float" office:value="8381" calcext:value-type="float">
            <text:p>8381</text:p>
          </table:table-cell>
          <table:table-cell office:value-type="float" office:value="8666.65541566339" calcext:value-type="float">
            <text:p>8666.65541566339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968" calcext:value-type="float">
            <text:p>968</text:p>
          </table:table-cell>
          <table:table-cell office:value-type="float" office:value="3138.59510699863" calcext:value-type="float">
            <text:p>3138.59510699863</text:p>
          </table:table-cell>
          <table:table-cell office:value-type="float" office:value="4934" calcext:value-type="float">
            <text:p>4934</text:p>
          </table:table-cell>
          <table:table-cell office:value-type="float" office:value="7990.64907635468" calcext:value-type="float">
            <text:p>7990.64907635468</text:p>
          </table:table-cell>
          <table:table-cell office:value-type="float" office:value="8424" calcext:value-type="float">
            <text:p>8424</text:p>
          </table:table-cell>
          <table:table-cell office:value-type="float" office:value="8666.6561237167" calcext:value-type="float">
            <text:p>8666.6561237167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970" calcext:value-type="float">
            <text:p>970</text:p>
          </table:table-cell>
          <table:table-cell office:value-type="float" office:value="3161.03888817447" calcext:value-type="float">
            <text:p>3161.03888817447</text:p>
          </table:table-cell>
          <table:table-cell office:value-type="float" office:value="4963" calcext:value-type="float">
            <text:p>4963</text:p>
          </table:table-cell>
          <table:table-cell office:value-type="float" office:value="7991.01531953055" calcext:value-type="float">
            <text:p>7991.01531953055</text:p>
          </table:table-cell>
          <table:table-cell office:value-type="float" office:value="8407" calcext:value-type="float">
            <text:p>8407</text:p>
          </table:table-cell>
          <table:table-cell office:value-type="float" office:value="8666.65678721053" calcext:value-type="float">
            <text:p>8666.6567872105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971" calcext:value-type="float">
            <text:p>971</text:p>
          </table:table-cell>
          <table:table-cell office:value-type="float" office:value="3183.46460535368" calcext:value-type="float">
            <text:p>3183.46460535368</text:p>
          </table:table-cell>
          <table:table-cell office:value-type="float" office:value="4983" calcext:value-type="float">
            <text:p>4983</text:p>
          </table:table-cell>
          <table:table-cell office:value-type="float" office:value="7991.36723373144" calcext:value-type="float">
            <text:p>7991.36723373144</text:p>
          </table:table-cell>
          <table:table-cell office:value-type="float" office:value="8420" calcext:value-type="float">
            <text:p>8420</text:p>
          </table:table-cell>
          <table:table-cell office:value-type="float" office:value="8666.6574089491" calcext:value-type="float">
            <text:p>8666.6574089491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968" calcext:value-type="float">
            <text:p>968</text:p>
          </table:table-cell>
          <table:table-cell office:value-type="float" office:value="3205.86976072258" calcext:value-type="float">
            <text:p>3205.86976072258</text:p>
          </table:table-cell>
          <table:table-cell office:value-type="float" office:value="5002" calcext:value-type="float">
            <text:p>5002</text:p>
          </table:table-cell>
          <table:table-cell office:value-type="float" office:value="7991.70537837687" calcext:value-type="float">
            <text:p>7991.70537837687</text:p>
          </table:table-cell>
          <table:table-cell office:value-type="float" office:value="8403" calcext:value-type="float">
            <text:p>8403</text:p>
          </table:table-cell>
          <table:table-cell office:value-type="float" office:value="8666.65799156016" calcext:value-type="float">
            <text:p>8666.6579915601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976" calcext:value-type="float">
            <text:p>976</text:p>
          </table:table-cell>
          <table:table-cell office:value-type="float" office:value="3228.25186566726" calcext:value-type="float">
            <text:p>3228.25186566726</text:p>
          </table:table-cell>
          <table:table-cell office:value-type="float" office:value="5014" calcext:value-type="float">
            <text:p>5014</text:p>
          </table:table-cell>
          <table:table-cell office:value-type="float" office:value="7992.03029113744" calcext:value-type="float">
            <text:p>7992.03029113744</text:p>
          </table:table-cell>
          <table:table-cell office:value-type="float" office:value="8398" calcext:value-type="float">
            <text:p>8398</text:p>
          </table:table-cell>
          <table:table-cell office:value-type="float" office:value="8666.65853750611" calcext:value-type="float">
            <text:p>8666.65853750611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984" calcext:value-type="float">
            <text:p>984</text:p>
          </table:table-cell>
          <table:table-cell office:value-type="float" office:value="3250.60844187201" calcext:value-type="float">
            <text:p>3250.60844187201</text:p>
          </table:table-cell>
          <table:table-cell office:value-type="float" office:value="5022" calcext:value-type="float">
            <text:p>5022</text:p>
          </table:table-cell>
          <table:table-cell office:value-type="float" office:value="7992.34248877331" calcext:value-type="float">
            <text:p>7992.34248877331</text:p>
          </table:table-cell>
          <table:table-cell office:value-type="float" office:value="8422" calcext:value-type="float">
            <text:p>8422</text:p>
          </table:table-cell>
          <table:table-cell office:value-type="float" office:value="8666.65904909435" calcext:value-type="float">
            <text:p>8666.65904909435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986" calcext:value-type="float">
            <text:p>986</text:p>
          </table:table-cell>
          <table:table-cell office:value-type="float" office:value="3272.9370224079" calcext:value-type="float">
            <text:p>3272.9370224079</text:p>
          </table:table-cell>
          <table:table-cell office:value-type="float" office:value="5053" calcext:value-type="float">
            <text:p>5053</text:p>
          </table:table-cell>
          <table:table-cell office:value-type="float" office:value="7992.64246794095" calcext:value-type="float">
            <text:p>7992.64246794095</text:p>
          </table:table-cell>
          <table:table-cell office:value-type="float" office:value="8422" calcext:value-type="float">
            <text:p>8422</text:p>
          </table:table-cell>
          <table:table-cell office:value-type="float" office:value="8666.65952848711" calcext:value-type="float">
            <text:p>8666.65952848711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991" calcext:value-type="float">
            <text:p>991</text:p>
          </table:table-cell>
          <table:table-cell office:value-type="float" office:value="3295.23515281073" calcext:value-type="float">
            <text:p>3295.23515281073</text:p>
          </table:table-cell>
          <table:table-cell office:value-type="float" office:value="5097" calcext:value-type="float">
            <text:p>5097</text:p>
          </table:table-cell>
          <table:table-cell office:value-type="float" office:value="7992.93070596924" calcext:value-type="float">
            <text:p>7992.93070596924</text:p>
          </table:table-cell>
          <table:table-cell office:value-type="float" office:value="8448" calcext:value-type="float">
            <text:p>8448</text:p>
          </table:table-cell>
          <table:table-cell office:value-type="float" office:value="8666.65997771051" calcext:value-type="float">
            <text:p>8666.65997771051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994" calcext:value-type="float">
            <text:p>994</text:p>
          </table:table-cell>
          <table:table-cell office:value-type="float" office:value="3317.50039214708" calcext:value-type="float">
            <text:p>3317.50039214708</text:p>
          </table:table-cell>
          <table:table-cell office:value-type="float" office:value="5125" calcext:value-type="float">
            <text:p>5125</text:p>
          </table:table-cell>
          <table:table-cell office:value-type="float" office:value="7993.20766160612" calcext:value-type="float">
            <text:p>7993.20766160612</text:p>
          </table:table-cell>
          <table:table-cell office:value-type="float" office:value="8434" calcext:value-type="float">
            <text:p>8434</text:p>
          </table:table-cell>
          <table:table-cell office:value-type="float" office:value="8666.66039866318" calcext:value-type="float">
            <text:p>8666.66039866318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997" calcext:value-type="float">
            <text:p>997</text:p>
          </table:table-cell>
          <table:table-cell office:value-type="float" office:value="3339.73031406775" calcext:value-type="float">
            <text:p>3339.73031406775</text:p>
          </table:table-cell>
          <table:table-cell office:value-type="float" office:value="5150" calcext:value-type="float">
            <text:p>5150</text:p>
          </table:table-cell>
          <table:table-cell office:value-type="float" office:value="7993.4737757367" calcext:value-type="float">
            <text:p>7993.4737757367</text:p>
          </table:table-cell>
          <table:table-cell office:value-type="float" office:value="8429" calcext:value-type="float">
            <text:p>8429</text:p>
          </table:table-cell>
          <table:table-cell office:value-type="float" office:value="8666.66079312427" calcext:value-type="float">
            <text:p>8666.6607931242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999" calcext:value-type="float">
            <text:p>999</text:p>
          </table:table-cell>
          <table:table-cell office:value-type="float" office:value="3361.92250784753" calcext:value-type="float">
            <text:p>3361.92250784753</text:p>
          </table:table-cell>
          <table:table-cell office:value-type="float" office:value="5186" calcext:value-type="float">
            <text:p>5186</text:p>
          </table:table-cell>
          <table:table-cell office:value-type="float" office:value="7993.72947207419" calcext:value-type="float">
            <text:p>7993.72947207419</text:p>
          </table:table-cell>
          <table:table-cell office:value-type="float" office:value="8441" calcext:value-type="float">
            <text:p>8441</text:p>
          </table:table-cell>
          <table:table-cell office:value-type="float" office:value="8666.66116276096" calcext:value-type="float">
            <text:p>8666.66116276096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999" calcext:value-type="float">
            <text:p>999</text:p>
          </table:table-cell>
          <table:table-cell office:value-type="float" office:value="3384.0745794103" calcext:value-type="float">
            <text:p>3384.0745794103</text:p>
          </table:table-cell>
          <table:table-cell office:value-type="float" office:value="5216" calcext:value-type="float">
            <text:p>5216</text:p>
          </table:table-cell>
          <table:table-cell office:value-type="float" office:value="7993.97515782429" calcext:value-type="float">
            <text:p>7993.97515782429</text:p>
          </table:table-cell>
          <table:table-cell office:value-type="float" office:value="8434" calcext:value-type="float">
            <text:p>8434</text:p>
          </table:table-cell>
          <table:table-cell office:value-type="float" office:value="8666.6615091355" calcext:value-type="float">
            <text:p>8666.661509135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99" calcext:value-type="float">
            <text:p>999</text:p>
          </table:table-cell>
          <table:table-cell office:value-type="float" office:value="3406.18415233868" calcext:value-type="float">
            <text:p>3406.18415233868</text:p>
          </table:table-cell>
          <table:table-cell office:value-type="float" office:value="5245" calcext:value-type="float">
            <text:p>5245</text:p>
          </table:table-cell>
          <table:table-cell office:value-type="float" office:value="7994.21122432432" calcext:value-type="float">
            <text:p>7994.21122432432</text:p>
          </table:table-cell>
          <table:table-cell office:value-type="float" office:value="8449" calcext:value-type="float">
            <text:p>8449</text:p>
          </table:table-cell>
          <table:table-cell office:value-type="float" office:value="8666.66183371184" calcext:value-type="float">
            <text:p>8666.66183371184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997" calcext:value-type="float">
            <text:p>997</text:p>
          </table:table-cell>
          <table:table-cell office:value-type="float" office:value="3428.24886886732" calcext:value-type="float">
            <text:p>3428.24886886732</text:p>
          </table:table-cell>
          <table:table-cell office:value-type="float" office:value="5257" calcext:value-type="float">
            <text:p>5257</text:p>
          </table:table-cell>
          <table:table-cell office:value-type="float" office:value="7994.4380476579" calcext:value-type="float">
            <text:p>7994.4380476579</text:p>
          </table:table-cell>
          <table:table-cell office:value-type="float" office:value="8458" calcext:value-type="float">
            <text:p>8458</text:p>
          </table:table-cell>
          <table:table-cell office:value-type="float" office:value="8666.66213786179" calcext:value-type="float">
            <text:p>8666.66213786179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1001" calcext:value-type="float">
            <text:p>1001</text:p>
          </table:table-cell>
          <table:table-cell office:value-type="float" office:value="3450.26639085889" calcext:value-type="float">
            <text:p>3450.26639085889</text:p>
          </table:table-cell>
          <table:table-cell office:value-type="float" office:value="5276" calcext:value-type="float">
            <text:p>5276</text:p>
          </table:table-cell>
          <table:table-cell office:value-type="float" office:value="7994.65598924605" calcext:value-type="float">
            <text:p>7994.65598924605</text:p>
          </table:table-cell>
          <table:table-cell office:value-type="float" office:value="8459" calcext:value-type="float">
            <text:p>8459</text:p>
          </table:table-cell>
          <table:table-cell office:value-type="float" office:value="8666.66242287083" calcext:value-type="float">
            <text:p>8666.66242287083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1004" calcext:value-type="float">
            <text:p>1004</text:p>
          </table:table-cell>
          <table:table-cell office:value-type="float" office:value="3472.23440076207" calcext:value-type="float">
            <text:p>3472.23440076207</text:p>
          </table:table-cell>
          <table:table-cell office:value-type="float" office:value="5309" calcext:value-type="float">
            <text:p>5309</text:p>
          </table:table-cell>
          <table:table-cell office:value-type="float" office:value="7994.86539641572" calcext:value-type="float">
            <text:p>7994.86539641572</text:p>
          </table:table-cell>
          <table:table-cell office:value-type="float" office:value="8448" calcext:value-type="float">
            <text:p>8448</text:p>
          </table:table-cell>
          <table:table-cell office:value-type="float" office:value="8666.66268994354" calcext:value-type="float">
            <text:p>8666.6626899435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1014" calcext:value-type="float">
            <text:p>1014</text:p>
          </table:table-cell>
          <table:table-cell office:value-type="float" office:value="3494.15060255063" calcext:value-type="float">
            <text:p>3494.15060255063</text:p>
          </table:table-cell>
          <table:table-cell office:value-type="float" office:value="5310" calcext:value-type="float">
            <text:p>5310</text:p>
          </table:table-cell>
          <table:table-cell office:value-type="float" office:value="7995.06660294647" calcext:value-type="float">
            <text:p>7995.06660294647</text:p>
          </table:table-cell>
          <table:table-cell office:value-type="float" office:value="8454" calcext:value-type="float">
            <text:p>8454</text:p>
          </table:table-cell>
          <table:table-cell office:value-type="float" office:value="8666.66294020871" calcext:value-type="float">
            <text:p>8666.66294020871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1008" calcext:value-type="float">
            <text:p>1008</text:p>
          </table:table-cell>
          <table:table-cell office:value-type="float" office:value="3516.01272264287" calcext:value-type="float">
            <text:p>3516.01272264287</text:p>
          </table:table-cell>
          <table:table-cell office:value-type="float" office:value="5327" calcext:value-type="float">
            <text:p>5327</text:p>
          </table:table-cell>
          <table:table-cell office:value-type="float" office:value="7995.25992959617" calcext:value-type="float">
            <text:p>7995.25992959617</text:p>
          </table:table-cell>
          <table:table-cell office:value-type="float" office:value="8470" calcext:value-type="float">
            <text:p>8470</text:p>
          </table:table-cell>
          <table:table-cell office:value-type="float" office:value="8666.66317472406" calcext:value-type="float">
            <text:p>8666.66317472406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012" calcext:value-type="float">
            <text:p>1012</text:p>
          </table:table-cell>
          <table:table-cell office:value-type="float" office:value="3537.81851080076" calcext:value-type="float">
            <text:p>3537.81851080076</text:p>
          </table:table-cell>
          <table:table-cell office:value-type="float" office:value="5345" calcext:value-type="float">
            <text:p>5345</text:p>
          </table:table-cell>
          <table:table-cell office:value-type="float" office:value="7995.44568460656" calcext:value-type="float">
            <text:p>7995.44568460656</text:p>
          </table:table-cell>
          <table:table-cell office:value-type="float" office:value="8492" calcext:value-type="float">
            <text:p>8492</text:p>
          </table:table-cell>
          <table:table-cell office:value-type="float" office:value="8666.66339448079" calcext:value-type="float">
            <text:p>8666.66339448079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1015" calcext:value-type="float">
            <text:p>1015</text:p>
          </table:table-cell>
          <table:table-cell office:value-type="float" office:value="3559.56574100791" calcext:value-type="float">
            <text:p>3559.56574100791</text:p>
          </table:table-cell>
          <table:table-cell office:value-type="float" office:value="5346" calcext:value-type="float">
            <text:p>5346</text:p>
          </table:table-cell>
          <table:table-cell office:value-type="float" office:value="7995.62416418932" calcext:value-type="float">
            <text:p>7995.62416418932</text:p>
          </table:table-cell>
          <table:table-cell office:value-type="float" office:value="8497" calcext:value-type="float">
            <text:p>8497</text:p>
          </table:table-cell>
          <table:table-cell office:value-type="float" office:value="8666.66360040767" calcext:value-type="float">
            <text:p>8666.66360040767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012" calcext:value-type="float">
            <text:p>1012</text:p>
          </table:table-cell>
          <table:table-cell office:value-type="float" office:value="3581.25221232584" calcext:value-type="float">
            <text:p>3581.25221232584</text:p>
          </table:table-cell>
          <table:table-cell office:value-type="float" office:value="5360" calcext:value-type="float">
            <text:p>5360</text:p>
          </table:table-cell>
          <table:table-cell office:value-type="float" office:value="7995.79565299344" calcext:value-type="float">
            <text:p>7995.79565299344</text:p>
          </table:table-cell>
          <table:table-cell office:value-type="float" office:value="8486" calcext:value-type="float">
            <text:p>8486</text:p>
          </table:table-cell>
          <table:table-cell office:value-type="float" office:value="8666.66379337507" calcext:value-type="float">
            <text:p>8666.66379337507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1016" calcext:value-type="float">
            <text:p>1016</text:p>
          </table:table-cell>
          <table:table-cell office:value-type="float" office:value="3602.87574972782" calcext:value-type="float">
            <text:p>3602.87574972782</text:p>
          </table:table-cell>
          <table:table-cell office:value-type="float" office:value="5373" calcext:value-type="float">
            <text:p>5373</text:p>
          </table:table-cell>
          <table:table-cell office:value-type="float" office:value="7995.96042455464" calcext:value-type="float">
            <text:p>7995.96042455464</text:p>
          </table:table-cell>
          <table:table-cell office:value-type="float" office:value="8471" calcext:value-type="float">
            <text:p>8471</text:p>
          </table:table-cell>
          <table:table-cell office:value-type="float" office:value="8666.66397419854" calcext:value-type="float">
            <text:p>8666.66397419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0" calcext:value-type="float">
            <text:p>1020</text:p>
          </table:table-cell>
          <table:table-cell office:value-type="float" office:value="3624.4342049097" calcext:value-type="float">
            <text:p>3624.4342049097</text:p>
          </table:table-cell>
          <table:table-cell office:value-type="float" office:value="5401" calcext:value-type="float">
            <text:p>5401</text:p>
          </table:table-cell>
          <table:table-cell office:value-type="float" office:value="7996.11874172742" calcext:value-type="float">
            <text:p>7996.11874172742</text:p>
          </table:table-cell>
          <table:table-cell office:value-type="float" office:value="8470" calcext:value-type="float">
            <text:p>8470</text:p>
          </table:table-cell>
          <table:table-cell office:value-type="float" office:value="8666.66414364234" calcext:value-type="float">
            <text:p>8666.66414364234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026" calcext:value-type="float">
            <text:p>1026</text:p>
          </table:table-cell>
          <table:table-cell office:value-type="float" office:value="3645.92545707718" calcext:value-type="float">
            <text:p>3645.92545707718</text:p>
          </table:table-cell>
          <table:table-cell office:value-type="float" office:value="5407" calcext:value-type="float">
            <text:p>5407</text:p>
          </table:table-cell>
          <table:table-cell office:value-type="float" office:value="7996.27085710052" calcext:value-type="float">
            <text:p>7996.27085710052</text:p>
          </table:table-cell>
          <table:table-cell office:value-type="float" office:value="8465" calcext:value-type="float">
            <text:p>8465</text:p>
          </table:table-cell>
          <table:table-cell office:value-type="float" office:value="8666.66430242261" calcext:value-type="float">
            <text:p>8666.66430242261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027" calcext:value-type="float">
            <text:p>1027</text:p>
          </table:table-cell>
          <table:table-cell office:value-type="float" office:value="3667.34741370893" calcext:value-type="float">
            <text:p>3667.34741370893</text:p>
          </table:table-cell>
          <table:table-cell office:value-type="float" office:value="5411" calcext:value-type="float">
            <text:p>5411</text:p>
          </table:table-cell>
          <table:table-cell office:value-type="float" office:value="7996.41701339626" calcext:value-type="float">
            <text:p>7996.41701339626</text:p>
          </table:table-cell>
          <table:table-cell office:value-type="float" office:value="8485" calcext:value-type="float">
            <text:p>8485</text:p>
          </table:table-cell>
          <table:table-cell office:value-type="float" office:value="8666.66445121045" calcext:value-type="float">
            <text:p>8666.66445121045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034" calcext:value-type="float">
            <text:p>1034</text:p>
          </table:table-cell>
          <table:table-cell office:value-type="float" office:value="3688.69801129506" calcext:value-type="float">
            <text:p>3688.69801129506</text:p>
          </table:table-cell>
          <table:table-cell office:value-type="float" office:value="5437" calcext:value-type="float">
            <text:p>5437</text:p>
          </table:table-cell>
          <table:table-cell office:value-type="float" office:value="7996.55744385452" calcext:value-type="float">
            <text:p>7996.55744385452</text:p>
          </table:table-cell>
          <table:table-cell office:value-type="float" office:value="8479" calcext:value-type="float">
            <text:p>8479</text:p>
          </table:table-cell>
          <table:table-cell office:value-type="float" office:value="8666.6645906347" calcext:value-type="float">
            <text:p>8666.6645906347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030" calcext:value-type="float">
            <text:p>1030</text:p>
          </table:table-cell>
          <table:table-cell office:value-type="float" office:value="3709.97521605056" calcext:value-type="float">
            <text:p>3709.97521605056</text:p>
          </table:table-cell>
          <table:table-cell office:value-type="float" office:value="5454" calcext:value-type="float">
            <text:p>5454</text:p>
          </table:table-cell>
          <table:table-cell office:value-type="float" office:value="7996.6923726019" calcext:value-type="float">
            <text:p>7996.6923726019</text:p>
          </table:table-cell>
          <table:table-cell office:value-type="float" office:value="8478" calcext:value-type="float">
            <text:p>8478</text:p>
          </table:table-cell>
          <table:table-cell office:value-type="float" office:value="8666.66472128463" calcext:value-type="float">
            <text:p>8666.66472128463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033" calcext:value-type="float">
            <text:p>1033</text:p>
          </table:table-cell>
          <table:table-cell office:value-type="float" office:value="3731.17702460311" calcext:value-type="float">
            <text:p>3731.17702460311</text:p>
          </table:table-cell>
          <table:table-cell office:value-type="float" office:value="5489" calcext:value-type="float">
            <text:p>5489</text:p>
          </table:table-cell>
          <table:table-cell office:value-type="float" office:value="7996.82201500659" calcext:value-type="float">
            <text:p>7996.82201500659</text:p>
          </table:table-cell>
          <table:table-cell office:value-type="float" office:value="8499" calcext:value-type="float">
            <text:p>8499</text:p>
          </table:table-cell>
          <table:table-cell office:value-type="float" office:value="8666.66484371243" calcext:value-type="float">
            <text:p>8666.66484371243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041" calcext:value-type="float">
            <text:p>1041</text:p>
          </table:table-cell>
          <table:table-cell office:value-type="float" office:value="3752.30146465501" calcext:value-type="float">
            <text:p>3752.30146465501</text:p>
          </table:table-cell>
          <table:table-cell office:value-type="float" office:value="5512" calcext:value-type="float">
            <text:p>5512</text:p>
          </table:table-cell>
          <table:table-cell office:value-type="float" office:value="7996.94657801946" calcext:value-type="float">
            <text:p>7996.94657801946</text:p>
          </table:table-cell>
          <table:table-cell office:value-type="float" office:value="8499" calcext:value-type="float">
            <text:p>8499</text:p>
          </table:table-cell>
          <table:table-cell office:value-type="float" office:value="8666.66495843554" calcext:value-type="float">
            <text:p>8666.66495843554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048" calcext:value-type="float">
            <text:p>1048</text:p>
          </table:table-cell>
          <table:table-cell office:value-type="float" office:value="3773.34659561886" calcext:value-type="float">
            <text:p>3773.34659561886</text:p>
          </table:table-cell>
          <table:table-cell office:value-type="float" office:value="5511" calcext:value-type="float">
            <text:p>5511</text:p>
          </table:table-cell>
          <table:table-cell office:value-type="float" office:value="7997.06626050207" calcext:value-type="float">
            <text:p>7997.06626050207</text:p>
          </table:table-cell>
          <table:table-cell office:value-type="float" office:value="8521" calcext:value-type="float">
            <text:p>8521</text:p>
          </table:table-cell>
          <table:table-cell office:value-type="float" office:value="8666.66506593884" calcext:value-type="float">
            <text:p>8666.66506593884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050" calcext:value-type="float">
            <text:p>1050</text:p>
          </table:table-cell>
          <table:table-cell office:value-type="float" office:value="3794.31050922652" calcext:value-type="float">
            <text:p>3794.31050922652</text:p>
          </table:table-cell>
          <table:table-cell office:value-type="float" office:value="5537" calcext:value-type="float">
            <text:p>5537</text:p>
          </table:table-cell>
          <table:table-cell office:value-type="float" office:value="7997.18125354185" calcext:value-type="float">
            <text:p>7997.18125354185</text:p>
          </table:table-cell>
          <table:table-cell office:value-type="float" office:value="8537" calcext:value-type="float">
            <text:p>8537</text:p>
          </table:table-cell>
          <table:table-cell office:value-type="float" office:value="8666.66516667668" calcext:value-type="float">
            <text:p>8666.66516667668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049" calcext:value-type="float">
            <text:p>1049</text:p>
          </table:table-cell>
          <table:table-cell office:value-type="float" office:value="3815.19133011125" calcext:value-type="float">
            <text:p>3815.19133011125</text:p>
          </table:table-cell>
          <table:table-cell office:value-type="float" office:value="5560" calcext:value-type="float">
            <text:p>5560</text:p>
          </table:table-cell>
          <table:table-cell office:value-type="float" office:value="7997.2917407552" calcext:value-type="float">
            <text:p>7997.2917407552</text:p>
          </table:table-cell>
          <table:table-cell office:value-type="float" office:value="8541" calcext:value-type="float">
            <text:p>8541</text:p>
          </table:table-cell>
          <table:table-cell office:value-type="float" office:value="8666.66526107484" calcext:value-type="float">
            <text:p>8666.6652610748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050" calcext:value-type="float">
            <text:p>1050</text:p>
          </table:table-cell>
          <table:table-cell office:value-type="float" office:value="3835.98721636269" calcext:value-type="float">
            <text:p>3835.98721636269</text:p>
          </table:table-cell>
          <table:table-cell office:value-type="float" office:value="5595" calcext:value-type="float">
            <text:p>5595</text:p>
          </table:table-cell>
          <table:table-cell office:value-type="float" office:value="7997.39789857869" calcext:value-type="float">
            <text:p>7997.39789857869</text:p>
          </table:table-cell>
          <table:table-cell office:value-type="float" office:value="8558" calcext:value-type="float">
            <text:p>8558</text:p>
          </table:table-cell>
          <table:table-cell office:value-type="float" office:value="8666.66534953229" calcext:value-type="float">
            <text:p>8666.66534953229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056" calcext:value-type="float">
            <text:p>1056</text:p>
          </table:table-cell>
          <table:table-cell office:value-type="float" office:value="3856.69636005443" calcext:value-type="float">
            <text:p>3856.69636005443</text:p>
          </table:table-cell>
          <table:table-cell office:value-type="float" office:value="5596" calcext:value-type="float">
            <text:p>5596</text:p>
          </table:table-cell>
          <table:table-cell office:value-type="float" office:value="7997.49989654916" calcext:value-type="float">
            <text:p>7997.49989654916</text:p>
          </table:table-cell>
          <table:table-cell office:value-type="float" office:value="8559" calcext:value-type="float">
            <text:p>8559</text:p>
          </table:table-cell>
          <table:table-cell office:value-type="float" office:value="8666.66543242288" calcext:value-type="float">
            <text:p>8666.66543242288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062" calcext:value-type="float">
            <text:p>1062</text:p>
          </table:table-cell>
          <table:table-cell office:value-type="float" office:value="3877.31698774407" calcext:value-type="float">
            <text:p>3877.31698774407</text:p>
          </table:table-cell>
          <table:table-cell office:value-type="float" office:value="5621" calcext:value-type="float">
            <text:p>5621</text:p>
          </table:table-cell>
          <table:table-cell office:value-type="float" office:value="7997.59789757274" calcext:value-type="float">
            <text:p>7997.59789757274</text:p>
          </table:table-cell>
          <table:table-cell office:value-type="float" office:value="8554" calcext:value-type="float">
            <text:p>8554</text:p>
          </table:table-cell>
          <table:table-cell office:value-type="float" office:value="8666.66551009697" calcext:value-type="float">
            <text:p>8666.66551009697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1070" calcext:value-type="float">
            <text:p>1070</text:p>
          </table:table-cell>
          <table:table-cell office:value-type="float" office:value="3897.84736094562" calcext:value-type="float">
            <text:p>3897.84736094562</text:p>
          </table:table-cell>
          <table:table-cell office:value-type="float" office:value="5642" calcext:value-type="float">
            <text:p>5642</text:p>
          </table:table-cell>
          <table:table-cell office:value-type="float" office:value="7997.69205818364" calcext:value-type="float">
            <text:p>7997.69205818364</text:p>
          </table:table-cell>
          <table:table-cell office:value-type="float" office:value="8571" calcext:value-type="float">
            <text:p>8571</text:p>
          </table:table-cell>
          <table:table-cell office:value-type="float" office:value="8666.66558288282" calcext:value-type="float">
            <text:p>8666.66558288282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079" calcext:value-type="float">
            <text:p>1079</text:p>
          </table:table-cell>
          <table:table-cell office:value-type="float" office:value="3918.28577657404" calcext:value-type="float">
            <text:p>3918.28577657404</text:p>
          </table:table-cell>
          <table:table-cell office:value-type="float" office:value="5650" calcext:value-type="float">
            <text:p>5650</text:p>
          </table:table-cell>
          <table:table-cell office:value-type="float" office:value="7997.78252879271" calcext:value-type="float">
            <text:p>7997.78252879271</text:p>
          </table:table-cell>
          <table:table-cell office:value-type="float" office:value="8607" calcext:value-type="float">
            <text:p>8607</text:p>
          </table:table-cell>
          <table:table-cell office:value-type="float" office:value="8666.66565108808" calcext:value-type="float">
            <text:p>8666.66565108808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087" calcext:value-type="float">
            <text:p>1087</text:p>
          </table:table-cell>
          <table:table-cell office:value-type="float" office:value="3938.63056736198" calcext:value-type="float">
            <text:p>3938.63056736198</text:p>
          </table:table-cell>
          <table:table-cell office:value-type="float" office:value="5647" calcext:value-type="float">
            <text:p>5647</text:p>
          </table:table-cell>
          <table:table-cell office:value-type="float" office:value="7997.8694539265" calcext:value-type="float">
            <text:p>7997.8694539265</text:p>
          </table:table-cell>
          <table:table-cell office:value-type="float" office:value="8597" calcext:value-type="float">
            <text:p>8597</text:p>
          </table:table-cell>
          <table:table-cell office:value-type="float" office:value="8666.66571500101" calcext:value-type="float">
            <text:p>8666.66571500101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097" calcext:value-type="float">
            <text:p>1097</text:p>
          </table:table-cell>
          <table:table-cell office:value-type="float" office:value="3958.88010224861" calcext:value-type="float">
            <text:p>3958.88010224861</text:p>
          </table:table-cell>
          <table:table-cell office:value-type="float" office:value="5663" calcext:value-type="float">
            <text:p>5663</text:p>
          </table:table-cell>
          <table:table-cell office:value-type="float" office:value="7997.95297245689" calcext:value-type="float">
            <text:p>7997.95297245689</text:p>
          </table:table-cell>
          <table:table-cell office:value-type="float" office:value="8609" calcext:value-type="float">
            <text:p>8609</text:p>
          </table:table-cell>
          <table:table-cell office:value-type="float" office:value="8666.66577489174" calcext:value-type="float">
            <text:p>8666.66577489174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1104" calcext:value-type="float">
            <text:p>1104</text:p>
          </table:table-cell>
          <table:table-cell office:value-type="float" office:value="3979.03278674055" calcext:value-type="float">
            <text:p>3979.03278674055</text:p>
          </table:table-cell>
          <table:table-cell office:value-type="float" office:value="5685" calcext:value-type="float">
            <text:p>5685</text:p>
          </table:table-cell>
          <table:table-cell office:value-type="float" office:value="7998.03321782193" calcext:value-type="float">
            <text:p>7998.03321782193</text:p>
          </table:table-cell>
          <table:table-cell office:value-type="float" office:value="8617" calcext:value-type="float">
            <text:p>8617</text:p>
          </table:table-cell>
          <table:table-cell office:value-type="float" office:value="8666.66583101339" calcext:value-type="float">
            <text:p>8666.66583101339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111" calcext:value-type="float">
            <text:p>1111</text:p>
          </table:table-cell>
          <table:table-cell office:value-type="float" office:value="3999.08706324497" calcext:value-type="float">
            <text:p>3999.08706324497</text:p>
          </table:table-cell>
          <table:table-cell office:value-type="float" office:value="5723" calcext:value-type="float">
            <text:p>5723</text:p>
          </table:table-cell>
          <table:table-cell office:value-type="float" office:value="7998.11031823799" calcext:value-type="float">
            <text:p>7998.11031823799</text:p>
          </table:table-cell>
          <table:table-cell office:value-type="float" office:value="8630" calcext:value-type="float">
            <text:p>8630</text:p>
          </table:table-cell>
          <table:table-cell office:value-type="float" office:value="8666.66588360317" calcext:value-type="float">
            <text:p>8666.66588360317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1119" calcext:value-type="float">
            <text:p>1119</text:p>
          </table:table-cell>
          <table:table-cell office:value-type="float" office:value="4019.0414113748" calcext:value-type="float">
            <text:p>4019.0414113748</text:p>
          </table:table-cell>
          <table:table-cell office:value-type="float" office:value="5725" calcext:value-type="float">
            <text:p>5725</text:p>
          </table:table-cell>
          <table:table-cell office:value-type="float" office:value="7998.1843969037" calcext:value-type="float">
            <text:p>7998.1843969037</text:p>
          </table:table-cell>
          <table:table-cell office:value-type="float" office:value="8624" calcext:value-type="float">
            <text:p>8624</text:p>
          </table:table-cell>
          <table:table-cell office:value-type="float" office:value="8666.66593288333" calcext:value-type="float">
            <text:p>8666.66593288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123" calcext:value-type="float">
            <text:p>1123</text:p>
          </table:table-cell>
          <table:table-cell office:value-type="float" office:value="4038.89434822642" calcext:value-type="float">
            <text:p>4038.89434822642</text:p>
          </table:table-cell>
          <table:table-cell office:value-type="float" office:value="5736" calcext:value-type="float">
            <text:p>5736</text:p>
          </table:table-cell>
          <table:table-cell office:value-type="float" office:value="7998.25557219598" calcext:value-type="float">
            <text:p>7998.25557219598</text:p>
          </table:table-cell>
          <table:table-cell office:value-type="float" office:value="8626" calcext:value-type="float">
            <text:p>8626</text:p>
          </table:table-cell>
          <table:table-cell office:value-type="float" office:value="8666.66597906217" calcext:value-type="float">
            <text:p>8666.66597906217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135" calcext:value-type="float">
            <text:p>1135</text:p>
          </table:table-cell>
          <table:table-cell office:value-type="float" office:value="4058.64442862959" calcext:value-type="float">
            <text:p>4058.64442862959</text:p>
          </table:table-cell>
          <table:table-cell office:value-type="float" office:value="5764" calcext:value-type="float">
            <text:p>5764</text:p>
          </table:table-cell>
          <table:table-cell office:value-type="float" office:value="7998.32395785837" calcext:value-type="float">
            <text:p>7998.32395785837</text:p>
          </table:table-cell>
          <table:table-cell office:value-type="float" office:value="8611" calcext:value-type="float">
            <text:p>8611</text:p>
          </table:table-cell>
          <table:table-cell office:value-type="float" office:value="8666.66602233487" calcext:value-type="float">
            <text:p>8666.66602233487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150" calcext:value-type="float">
            <text:p>1150</text:p>
          </table:table-cell>
          <table:table-cell office:value-type="float" office:value="4078.29024537014" calcext:value-type="float">
            <text:p>4078.29024537014</text:p>
          </table:table-cell>
          <table:table-cell office:value-type="float" office:value="5766" calcext:value-type="float">
            <text:p>5766</text:p>
          </table:table-cell>
          <table:table-cell office:value-type="float" office:value="7998.38966318213" calcext:value-type="float">
            <text:p>7998.38966318213</text:p>
          </table:table-cell>
          <table:table-cell office:value-type="float" office:value="8619" calcext:value-type="float">
            <text:p>8619</text:p>
          </table:table-cell>
          <table:table-cell office:value-type="float" office:value="8666.6660628843" calcext:value-type="float">
            <text:p>8666.6660628843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158" calcext:value-type="float">
            <text:p>1158</text:p>
          </table:table-cell>
          <table:table-cell office:value-type="float" office:value="4097.83042938537" calcext:value-type="float">
            <text:p>4097.83042938537</text:p>
          </table:table-cell>
          <table:table-cell office:value-type="float" office:value="5810" calcext:value-type="float">
            <text:p>5810</text:p>
          </table:table-cell>
          <table:table-cell office:value-type="float" office:value="7998.45279318015" calcext:value-type="float">
            <text:p>7998.45279318015</text:p>
          </table:table-cell>
          <table:table-cell office:value-type="float" office:value="8613" calcext:value-type="float">
            <text:p>8613</text:p>
          </table:table-cell>
          <table:table-cell office:value-type="float" office:value="8666.66610088185" calcext:value-type="float">
            <text:p>8666.66610088185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154" calcext:value-type="float">
            <text:p>1154</text:p>
          </table:table-cell>
          <table:table-cell office:value-type="float" office:value="4117.2636499325" calcext:value-type="float">
            <text:p>4117.2636499325</text:p>
          </table:table-cell>
          <table:table-cell office:value-type="float" office:value="5837" calcext:value-type="float">
            <text:p>5837</text:p>
          </table:table-cell>
          <table:table-cell office:value-type="float" office:value="7998.51344875426" calcext:value-type="float">
            <text:p>7998.51344875426</text:p>
          </table:table-cell>
          <table:table-cell office:value-type="float" office:value="8600" calcext:value-type="float">
            <text:p>8600</text:p>
          </table:table-cell>
          <table:table-cell office:value-type="float" office:value="8666.66613648812" calcext:value-type="float">
            <text:p>8666.6661364881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158" calcext:value-type="float">
            <text:p>1158</text:p>
          </table:table-cell>
          <table:table-cell office:value-type="float" office:value="4136.58861473035" calcext:value-type="float">
            <text:p>4136.58861473035</text:p>
          </table:table-cell>
          <table:table-cell office:value-type="float" office:value="5847" calcext:value-type="float">
            <text:p>5847</text:p>
          </table:table-cell>
          <table:table-cell office:value-type="float" office:value="7998.57172685584" calcext:value-type="float">
            <text:p>7998.57172685584</text:p>
          </table:table-cell>
          <table:table-cell office:value-type="float" office:value="8602" calcext:value-type="float">
            <text:p>8602</text:p>
          </table:table-cell>
          <table:table-cell office:value-type="float" office:value="8666.6661698536" calcext:value-type="float">
            <text:p>8666.666169853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167" calcext:value-type="float">
            <text:p>1167</text:p>
          </table:table-cell>
          <table:table-cell office:value-type="float" office:value="4155.80407007465" calcext:value-type="float">
            <text:p>4155.80407007465</text:p>
          </table:table-cell>
          <table:table-cell office:value-type="float" office:value="5856" calcext:value-type="float">
            <text:p>5856</text:p>
          </table:table-cell>
          <table:table-cell office:value-type="float" office:value="7998.62772064033" calcext:value-type="float">
            <text:p>7998.62772064033</text:p>
          </table:table-cell>
          <table:table-cell office:value-type="float" office:value="8610" calcext:value-type="float">
            <text:p>8610</text:p>
          </table:table-cell>
          <table:table-cell office:value-type="float" office:value="8666.66620111931" calcext:value-type="float">
            <text:p>8666.66620111931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1172" calcext:value-type="float">
            <text:p>1172</text:p>
          </table:table-cell>
          <table:table-cell office:value-type="float" office:value="4174.9088009271" calcext:value-type="float">
            <text:p>4174.9088009271</text:p>
          </table:table-cell>
          <table:table-cell office:value-type="float" office:value="5881" calcext:value-type="float">
            <text:p>5881</text:p>
          </table:table-cell>
          <table:table-cell office:value-type="float" office:value="7998.68151961559" calcext:value-type="float">
            <text:p>7998.68151961559</text:p>
          </table:table-cell>
          <table:table-cell office:value-type="float" office:value="8604" calcext:value-type="float">
            <text:p>8604</text:p>
          </table:table-cell>
          <table:table-cell office:value-type="float" office:value="8666.66623041738" calcext:value-type="float">
            <text:p>8666.66623041738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177" calcext:value-type="float">
            <text:p>1177</text:p>
          </table:table-cell>
          <table:table-cell office:value-type="float" office:value="4193.90163097867" calcext:value-type="float">
            <text:p>4193.90163097867</text:p>
          </table:table-cell>
          <table:table-cell office:value-type="float" office:value="5876" calcext:value-type="float">
            <text:p>5876</text:p>
          </table:table-cell>
          <table:table-cell office:value-type="float" office:value="7998.73320978456" calcext:value-type="float">
            <text:p>7998.73320978456</text:p>
          </table:table-cell>
          <table:table-cell office:value-type="float" office:value="8605" calcext:value-type="float">
            <text:p>8605</text:p>
          </table:table-cell>
          <table:table-cell office:value-type="float" office:value="8666.66625787166" calcext:value-type="float">
            <text:p>8666.66625787166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1180" calcext:value-type="float">
            <text:p>1180</text:p>
          </table:table-cell>
          <table:table-cell office:value-type="float" office:value="4212.78142268749" calcext:value-type="float">
            <text:p>4212.78142268749</text:p>
          </table:table-cell>
          <table:table-cell office:value-type="float" office:value="5895" calcext:value-type="float">
            <text:p>5895</text:p>
          </table:table-cell>
          <table:table-cell office:value-type="float" office:value="7998.78287378231" calcext:value-type="float">
            <text:p>7998.78287378231</text:p>
          </table:table-cell>
          <table:table-cell office:value-type="float" office:value="8601" calcext:value-type="float">
            <text:p>8601</text:p>
          </table:table-cell>
          <table:table-cell office:value-type="float" office:value="8666.66628359816" calcext:value-type="float">
            <text:p>8666.6662835981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181" calcext:value-type="float">
            <text:p>1181</text:p>
          </table:table-cell>
          <table:table-cell office:value-type="float" office:value="4231.54707729152" calcext:value-type="float">
            <text:p>4231.54707729152</text:p>
          </table:table-cell>
          <table:table-cell office:value-type="float" office:value="5915" calcext:value-type="float">
            <text:p>5915</text:p>
          </table:table-cell>
          <table:table-cell office:value-type="float" office:value="7998.83059100779" calcext:value-type="float">
            <text:p>7998.83059100779</text:p>
          </table:table-cell>
          <table:table-cell office:value-type="float" office:value="8579" calcext:value-type="float">
            <text:p>8579</text:p>
          </table:table-cell>
          <table:table-cell office:value-type="float" office:value="8666.66630770563" calcext:value-type="float">
            <text:p>8666.66630770563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190" calcext:value-type="float">
            <text:p>1190</text:p>
          </table:table-cell>
          <table:table-cell office:value-type="float" office:value="4250.19753479671" calcext:value-type="float">
            <text:p>4250.19753479671</text:p>
          </table:table-cell>
          <table:table-cell office:value-type="float" office:value="5937" calcext:value-type="float">
            <text:p>5937</text:p>
          </table:table-cell>
          <table:table-cell office:value-type="float" office:value="7998.87643775037" calcext:value-type="float">
            <text:p>7998.87643775037</text:p>
          </table:table-cell>
          <table:table-cell office:value-type="float" office:value="8584" calcext:value-type="float">
            <text:p>8584</text:p>
          </table:table-cell>
          <table:table-cell office:value-type="float" office:value="8666.66633029596" calcext:value-type="float">
            <text:p>8666.66633029596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1196" calcext:value-type="float">
            <text:p>1196</text:p>
          </table:table-cell>
          <table:table-cell office:value-type="float" office:value="4268.73177394079" calcext:value-type="float">
            <text:p>4268.73177394079</text:p>
          </table:table-cell>
          <table:table-cell office:value-type="float" office:value="5981" calcext:value-type="float">
            <text:p>5981</text:p>
          </table:table-cell>
          <table:table-cell office:value-type="float" office:value="7998.92048731152" calcext:value-type="float">
            <text:p>7998.92048731152</text:p>
          </table:table-cell>
          <table:table-cell office:value-type="float" office:value="8585" calcext:value-type="float">
            <text:p>8585</text:p>
          </table:table-cell>
          <table:table-cell office:value-type="float" office:value="8666.66635146462" calcext:value-type="float">
            <text:p>8666.66635146462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1192" calcext:value-type="float">
            <text:p>1192</text:p>
          </table:table-cell>
          <table:table-cell office:value-type="float" office:value="4287.14881213326" calcext:value-type="float">
            <text:p>4287.14881213326</text:p>
          </table:table-cell>
          <table:table-cell office:value-type="float" office:value="5999" calcext:value-type="float">
            <text:p>5999</text:p>
          </table:table-cell>
          <table:table-cell office:value-type="float" office:value="7998.96281012167" calcext:value-type="float">
            <text:p>7998.96281012167</text:p>
          </table:table-cell>
          <table:table-cell office:value-type="float" office:value="8595" calcext:value-type="float">
            <text:p>8595</text:p>
          </table:table-cell>
          <table:table-cell office:value-type="float" office:value="8666.66637130109" calcext:value-type="float">
            <text:p>8666.66637130109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1197" calcext:value-type="float">
            <text:p>1197</text:p>
          </table:table-cell>
          <table:table-cell office:value-type="float" office:value="4305.44770537211" calcext:value-type="float">
            <text:p>4305.44770537211</text:p>
          </table:table-cell>
          <table:table-cell office:value-type="float" office:value="6015" calcext:value-type="float">
            <text:p>6015</text:p>
          </table:table-cell>
          <table:table-cell office:value-type="float" office:value="7999.00347385256" calcext:value-type="float">
            <text:p>7999.00347385256</text:p>
          </table:table-cell>
          <table:table-cell office:value-type="float" office:value="8585" calcext:value-type="float">
            <text:p>8585</text:p>
          </table:table-cell>
          <table:table-cell office:value-type="float" office:value="8666.66638988919" calcext:value-type="float">
            <text:p>8666.66638988919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194" calcext:value-type="float">
            <text:p>1194</text:p>
          </table:table-cell>
          <table:table-cell office:value-type="float" office:value="4323.62754813763" calcext:value-type="float">
            <text:p>4323.62754813763</text:p>
          </table:table-cell>
          <table:table-cell office:value-type="float" office:value="6034" calcext:value-type="float">
            <text:p>6034</text:p>
          </table:table-cell>
          <table:table-cell office:value-type="float" office:value="7999.0425435252" calcext:value-type="float">
            <text:p>7999.0425435252</text:p>
          </table:table-cell>
          <table:table-cell office:value-type="float" office:value="8592" calcext:value-type="float">
            <text:p>8592</text:p>
          </table:table-cell>
          <table:table-cell office:value-type="float" office:value="8666.6664073075" calcext:value-type="float">
            <text:p>8666.666407307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199" calcext:value-type="float">
            <text:p>1199</text:p>
          </table:table-cell>
          <table:table-cell office:value-type="float" office:value="4341.6874732638" calcext:value-type="float">
            <text:p>4341.6874732638</text:p>
          </table:table-cell>
          <table:table-cell office:value-type="float" office:value="6065" calcext:value-type="float">
            <text:p>6065</text:p>
          </table:table-cell>
          <table:table-cell office:value-type="float" office:value="7999.08008161358" calcext:value-type="float">
            <text:p>7999.08008161358</text:p>
          </table:table-cell>
          <table:table-cell office:value-type="float" office:value="8626" calcext:value-type="float">
            <text:p>8626</text:p>
          </table:table-cell>
          <table:table-cell office:value-type="float" office:value="8666.66642362963" calcext:value-type="float">
            <text:p>8666.66642362963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1200" calcext:value-type="float">
            <text:p>1200</text:p>
          </table:table-cell>
          <table:table-cell office:value-type="float" office:value="4359.62665178791" calcext:value-type="float">
            <text:p>4359.62665178791</text:p>
          </table:table-cell>
          <table:table-cell office:value-type="float" office:value="6076" calcext:value-type="float">
            <text:p>6076</text:p>
          </table:table-cell>
          <table:table-cell office:value-type="float" office:value="7999.11614814432" calcext:value-type="float">
            <text:p>7999.11614814432</text:p>
          </table:table-cell>
          <table:table-cell office:value-type="float" office:value="8612" calcext:value-type="float">
            <text:p>8612</text:p>
          </table:table-cell>
          <table:table-cell office:value-type="float" office:value="8666.66643892457" calcext:value-type="float">
            <text:p>8666.66643892457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1203" calcext:value-type="float">
            <text:p>1203</text:p>
          </table:table-cell>
          <table:table-cell office:value-type="float" office:value="4377.44429277886" calcext:value-type="float">
            <text:p>4377.44429277886</text:p>
          </table:table-cell>
          <table:table-cell office:value-type="float" office:value="6088" calcext:value-type="float">
            <text:p>6088</text:p>
          </table:table-cell>
          <table:table-cell office:value-type="float" office:value="7999.15080079252" calcext:value-type="float">
            <text:p>7999.15080079252</text:p>
          </table:table-cell>
          <table:table-cell office:value-type="float" office:value="8612" calcext:value-type="float">
            <text:p>8612</text:p>
          </table:table-cell>
          <table:table-cell office:value-type="float" office:value="8666.66645325695" calcext:value-type="float">
            <text:p>8666.66645325695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1214" calcext:value-type="float">
            <text:p>1214</text:p>
          </table:table-cell>
          <table:table-cell office:value-type="float" office:value="4395.13964314459" calcext:value-type="float">
            <text:p>4395.13964314459</text:p>
          </table:table-cell>
          <table:table-cell office:value-type="float" office:value="6090" calcext:value-type="float">
            <text:p>6090</text:p>
          </table:table-cell>
          <table:table-cell office:value-type="float" office:value="7999.18409497376" calcext:value-type="float">
            <text:p>7999.18409497376</text:p>
          </table:table-cell>
          <table:table-cell office:value-type="float" office:value="8604" calcext:value-type="float">
            <text:p>8604</text:p>
          </table:table-cell>
          <table:table-cell office:value-type="float" office:value="8666.66646668737" calcext:value-type="float">
            <text:p>8666.6664666873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214" calcext:value-type="float">
            <text:p>1214</text:p>
          </table:table-cell>
          <table:table-cell office:value-type="float" office:value="4412.71198741938" calcext:value-type="float">
            <text:p>4412.71198741938</text:p>
          </table:table-cell>
          <table:table-cell office:value-type="float" office:value="6107" calcext:value-type="float">
            <text:p>6107</text:p>
          </table:table-cell>
          <table:table-cell office:value-type="float" office:value="7999.21608393255" calcext:value-type="float">
            <text:p>7999.21608393255</text:p>
          </table:table-cell>
          <table:table-cell office:value-type="float" office:value="8628" calcext:value-type="float">
            <text:p>8628</text:p>
          </table:table-cell>
          <table:table-cell office:value-type="float" office:value="8666.66647927257" calcext:value-type="float">
            <text:p>8666.66647927257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1212" calcext:value-type="float">
            <text:p>1212</text:p>
          </table:table-cell>
          <table:table-cell office:value-type="float" office:value="4430.16064753147" calcext:value-type="float">
            <text:p>4430.16064753147</text:p>
          </table:table-cell>
          <table:table-cell office:value-type="float" office:value="6123" calcext:value-type="float">
            <text:p>6123</text:p>
          </table:table-cell>
          <table:table-cell office:value-type="float" office:value="7999.24681882732" calcext:value-type="float">
            <text:p>7999.24681882732</text:p>
          </table:table-cell>
          <table:table-cell office:value-type="float" office:value="8623" calcext:value-type="float">
            <text:p>8623</text:p>
          </table:table-cell>
          <table:table-cell office:value-type="float" office:value="8666.66649106576" calcext:value-type="float">
            <text:p>8666.66649106576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212" calcext:value-type="float">
            <text:p>1212</text:p>
          </table:table-cell>
          <table:table-cell office:value-type="float" office:value="4447.48498255157" calcext:value-type="float">
            <text:p>4447.48498255157</text:p>
          </table:table-cell>
          <table:table-cell office:value-type="float" office:value="6138" calcext:value-type="float">
            <text:p>6138</text:p>
          </table:table-cell>
          <table:table-cell office:value-type="float" office:value="7999.2763488121" calcext:value-type="float">
            <text:p>7999.2763488121</text:p>
          </table:table-cell>
          <table:table-cell office:value-type="float" office:value="8616" calcext:value-type="float">
            <text:p>8616</text:p>
          </table:table-cell>
          <table:table-cell office:value-type="float" office:value="8666.66650211677" calcext:value-type="float">
            <text:p>8666.66650211677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1217" calcext:value-type="float">
            <text:p>1217</text:p>
          </table:table-cell>
          <table:table-cell office:value-type="float" office:value="4464.68438842286" calcext:value-type="float">
            <text:p>4464.68438842286</text:p>
          </table:table-cell>
          <table:table-cell office:value-type="float" office:value="6146" calcext:value-type="float">
            <text:p>6146</text:p>
          </table:table-cell>
          <table:table-cell office:value-type="float" office:value="7999.30472111499" calcext:value-type="float">
            <text:p>7999.30472111499</text:p>
          </table:table-cell>
          <table:table-cell office:value-type="float" office:value="8613" calcext:value-type="float">
            <text:p>8613</text:p>
          </table:table-cell>
          <table:table-cell office:value-type="float" office:value="8666.66651247231" calcext:value-type="float">
            <text:p>8666.66651247231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226" calcext:value-type="float">
            <text:p>1226</text:p>
          </table:table-cell>
          <table:table-cell office:value-type="float" office:value="4481.75829767322" calcext:value-type="float">
            <text:p>4481.75829767322</text:p>
          </table:table-cell>
          <table:table-cell office:value-type="float" office:value="6169" calcext:value-type="float">
            <text:p>6169</text:p>
          </table:table-cell>
          <table:table-cell office:value-type="float" office:value="7999.33198111355" calcext:value-type="float">
            <text:p>7999.33198111355</text:p>
          </table:table-cell>
          <table:table-cell office:value-type="float" office:value="8634" calcext:value-type="float">
            <text:p>8634</text:p>
          </table:table-cell>
          <table:table-cell office:value-type="float" office:value="8666.66652217615" calcext:value-type="float">
            <text:p>8666.66652217615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231" calcext:value-type="float">
            <text:p>1231</text:p>
          </table:table-cell>
          <table:table-cell office:value-type="float" office:value="4498.70617910996" calcext:value-type="float">
            <text:p>4498.70617910996</text:p>
          </table:table-cell>
          <table:table-cell office:value-type="float" office:value="6181" calcext:value-type="float">
            <text:p>6181</text:p>
          </table:table-cell>
          <table:table-cell office:value-type="float" office:value="7999.35817240729" calcext:value-type="float">
            <text:p>7999.35817240729</text:p>
          </table:table-cell>
          <table:table-cell office:value-type="float" office:value="8620" calcext:value-type="float">
            <text:p>8620</text:p>
          </table:table-cell>
          <table:table-cell office:value-type="float" office:value="8666.66653126931" calcext:value-type="float">
            <text:p>8666.66653126931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243" calcext:value-type="float">
            <text:p>1243</text:p>
          </table:table-cell>
          <table:table-cell office:value-type="float" office:value="4515.52753749802" calcext:value-type="float">
            <text:p>4515.52753749802</text:p>
          </table:table-cell>
          <table:table-cell office:value-type="float" office:value="6200" calcext:value-type="float">
            <text:p>6200</text:p>
          </table:table-cell>
          <table:table-cell office:value-type="float" office:value="7999.38333688727" calcext:value-type="float">
            <text:p>7999.38333688727</text:p>
          </table:table-cell>
          <table:table-cell office:value-type="float" office:value="8635" calcext:value-type="float">
            <text:p>8635</text:p>
          </table:table-cell>
          <table:table-cell office:value-type="float" office:value="8666.6665397902" calcext:value-type="float">
            <text:p>8666.6665397902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1252" calcext:value-type="float">
            <text:p>1252</text:p>
          </table:table-cell>
          <table:table-cell office:value-type="float" office:value="4532.22191322204" calcext:value-type="float">
            <text:p>4532.22191322204</text:p>
          </table:table-cell>
          <table:table-cell office:value-type="float" office:value="6218" calcext:value-type="float">
            <text:p>6218</text:p>
          </table:table-cell>
          <table:table-cell office:value-type="float" office:value="7999.40751480301" calcext:value-type="float">
            <text:p>7999.40751480301</text:p>
          </table:table-cell>
          <table:table-cell office:value-type="float" office:value="8638" calcext:value-type="float">
            <text:p>8638</text:p>
          </table:table-cell>
          <table:table-cell office:value-type="float" office:value="8666.66654777486" calcext:value-type="float">
            <text:p>8666.66654777486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261" calcext:value-type="float">
            <text:p>1261</text:p>
          </table:table-cell>
          <table:table-cell office:value-type="float" office:value="4548.78888193291" calcext:value-type="float">
            <text:p>4548.78888193291</text:p>
          </table:table-cell>
          <table:table-cell office:value-type="float" office:value="6216" calcext:value-type="float">
            <text:p>6216</text:p>
          </table:table-cell>
          <table:table-cell office:value-type="float" office:value="7999.43074482678" calcext:value-type="float">
            <text:p>7999.43074482678</text:p>
          </table:table-cell>
          <table:table-cell office:value-type="float" office:value="8648" calcext:value-type="float">
            <text:p>8648</text:p>
          </table:table-cell>
          <table:table-cell office:value-type="float" office:value="8666.66655525703" calcext:value-type="float">
            <text:p>8666.66655525703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1272" calcext:value-type="float">
            <text:p>1272</text:p>
          </table:table-cell>
          <table:table-cell office:value-type="float" office:value="4565.22805417958" calcext:value-type="float">
            <text:p>4565.22805417958</text:p>
          </table:table-cell>
          <table:table-cell office:value-type="float" office:value="6218" calcext:value-type="float">
            <text:p>6218</text:p>
          </table:table-cell>
          <table:table-cell office:value-type="float" office:value="7999.45306411538" calcext:value-type="float">
            <text:p>7999.45306411538</text:p>
          </table:table-cell>
          <table:table-cell office:value-type="float" office:value="8624" calcext:value-type="float">
            <text:p>8624</text:p>
          </table:table-cell>
          <table:table-cell office:value-type="float" office:value="8666.66656226832" calcext:value-type="float">
            <text:p>8666.6665622683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269" calcext:value-type="float">
            <text:p>1269</text:p>
          </table:table-cell>
          <table:table-cell office:value-type="float" office:value="4581.53907502655" calcext:value-type="float">
            <text:p>4581.53907502655</text:p>
          </table:table-cell>
          <table:table-cell office:value-type="float" office:value="6204" calcext:value-type="float">
            <text:p>6204</text:p>
          </table:table-cell>
          <table:table-cell office:value-type="float" office:value="7999.47450836948" calcext:value-type="float">
            <text:p>7999.47450836948</text:p>
          </table:table-cell>
          <table:table-cell office:value-type="float" office:value="8629" calcext:value-type="float">
            <text:p>8629</text:p>
          </table:table-cell>
          <table:table-cell office:value-type="float" office:value="8666.66656883837" calcext:value-type="float">
            <text:p>8666.66656883837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263" calcext:value-type="float">
            <text:p>1263</text:p>
          </table:table-cell>
          <table:table-cell office:value-type="float" office:value="4597.72162365783" calcext:value-type="float">
            <text:p>4597.72162365783</text:p>
          </table:table-cell>
          <table:table-cell office:value-type="float" office:value="6219" calcext:value-type="float">
            <text:p>6219</text:p>
          </table:table-cell>
          <table:table-cell office:value-type="float" office:value="7999.49511189064" calcext:value-type="float">
            <text:p>7999.49511189064</text:p>
          </table:table-cell>
          <table:table-cell office:value-type="float" office:value="8665" calcext:value-type="float">
            <text:p>8665</text:p>
          </table:table-cell>
          <table:table-cell office:value-type="float" office:value="8666.66657499495" calcext:value-type="float">
            <text:p>8666.6665749949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274" calcext:value-type="float">
            <text:p>1274</text:p>
          </table:table-cell>
          <table:table-cell office:value-type="float" office:value="4613.77541296784" calcext:value-type="float">
            <text:p>4613.77541296784</text:p>
          </table:table-cell>
          <table:table-cell office:value-type="float" office:value="6223" calcext:value-type="float">
            <text:p>6223</text:p>
          </table:table-cell>
          <table:table-cell office:value-type="float" office:value="7999.51490763615" calcext:value-type="float">
            <text:p>7999.51490763615</text:p>
          </table:table-cell>
          <table:table-cell office:value-type="float" office:value="8664" calcext:value-type="float">
            <text:p>8664</text:p>
          </table:table-cell>
          <table:table-cell office:value-type="float" office:value="8666.66658076409" calcext:value-type="float">
            <text:p>8666.66658076409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1277" calcext:value-type="float">
            <text:p>1277</text:p>
          </table:table-cell>
          <table:table-cell office:value-type="float" office:value="4629.70018914005" calcext:value-type="float">
            <text:p>4629.70018914005</text:p>
          </table:table-cell>
          <table:table-cell office:value-type="float" office:value="6242" calcext:value-type="float">
            <text:p>6242</text:p>
          </table:table-cell>
          <table:table-cell office:value-type="float" office:value="7999.53392727167" calcext:value-type="float">
            <text:p>7999.53392727167</text:p>
          </table:table-cell>
          <table:table-cell office:value-type="float" office:value="8665" calcext:value-type="float">
            <text:p>8665</text:p>
          </table:table-cell>
          <table:table-cell office:value-type="float" office:value="8666.66658617015" calcext:value-type="float">
            <text:p>8666.66658617015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1272" calcext:value-type="float">
            <text:p>1272</text:p>
          </table:table-cell>
          <table:table-cell office:value-type="float" office:value="4645.49573121378" calcext:value-type="float">
            <text:p>4645.49573121378</text:p>
          </table:table-cell>
          <table:table-cell office:value-type="float" office:value="6252" calcext:value-type="float">
            <text:p>6252</text:p>
          </table:table-cell>
          <table:table-cell office:value-type="float" office:value="7999.55220122181" calcext:value-type="float">
            <text:p>7999.55220122181</text:p>
          </table:table-cell>
          <table:table-cell office:value-type="float" office:value="8677" calcext:value-type="float">
            <text:p>8677</text:p>
          </table:table-cell>
          <table:table-cell office:value-type="float" office:value="8666.666591236" calcext:value-type="float">
            <text:p>8666.666591236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283" calcext:value-type="float">
            <text:p>1283</text:p>
          </table:table-cell>
          <table:table-cell office:value-type="float" office:value="4661.16185063993" calcext:value-type="float">
            <text:p>4661.16185063993</text:p>
          </table:table-cell>
          <table:table-cell office:value-type="float" office:value="6262" calcext:value-type="float">
            <text:p>6262</text:p>
          </table:table-cell>
          <table:table-cell office:value-type="float" office:value="7999.56975871875" calcext:value-type="float">
            <text:p>7999.56975871875</text:p>
          </table:table-cell>
          <table:table-cell office:value-type="float" office:value="8666" calcext:value-type="float">
            <text:p>8666</text:p>
          </table:table-cell>
          <table:table-cell office:value-type="float" office:value="8666.66659598305" calcext:value-type="float">
            <text:p>8666.66659598305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291" calcext:value-type="float">
            <text:p>1291</text:p>
          </table:table-cell>
          <table:table-cell office:value-type="float" office:value="4676.69839082622" calcext:value-type="float">
            <text:p>4676.69839082622</text:p>
          </table:table-cell>
          <table:table-cell office:value-type="float" office:value="6291" calcext:value-type="float">
            <text:p>6291</text:p>
          </table:table-cell>
          <table:table-cell office:value-type="float" office:value="7999.58662784899" calcext:value-type="float">
            <text:p>7999.58662784899</text:p>
          </table:table-cell>
          <table:table-cell office:value-type="float" office:value="8671" calcext:value-type="float">
            <text:p>8671</text:p>
          </table:table-cell>
          <table:table-cell office:value-type="float" office:value="8666.66660043135" calcext:value-type="float">
            <text:p>8666.66660043135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1292" calcext:value-type="float">
            <text:p>1292</text:p>
          </table:table-cell>
          <table:table-cell office:value-type="float" office:value="4692.10522667246" calcext:value-type="float">
            <text:p>4692.10522667246</text:p>
          </table:table-cell>
          <table:table-cell office:value-type="float" office:value="6321" calcext:value-type="float">
            <text:p>6321</text:p>
          </table:table-cell>
          <table:table-cell office:value-type="float" office:value="7999.60283559819" calcext:value-type="float">
            <text:p>7999.60283559819</text:p>
          </table:table-cell>
          <table:table-cell office:value-type="float" office:value="8688" calcext:value-type="float">
            <text:p>8688</text:p>
          </table:table-cell>
          <table:table-cell office:value-type="float" office:value="8666.6666045997" calcext:value-type="float">
            <text:p>8666.6666045997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292" calcext:value-type="float">
            <text:p>1292</text:p>
          </table:table-cell>
          <table:table-cell office:value-type="float" office:value="4707.38226409657" calcext:value-type="float">
            <text:p>4707.38226409657</text:p>
          </table:table-cell>
          <table:table-cell office:value-type="float" office:value="6320" calcext:value-type="float">
            <text:p>6320</text:p>
          </table:table-cell>
          <table:table-cell office:value-type="float" office:value="7999.61840789431" calcext:value-type="float">
            <text:p>7999.61840789431</text:p>
          </table:table-cell>
          <table:table-cell office:value-type="float" office:value="8693" calcext:value-type="float">
            <text:p>8693</text:p>
          </table:table-cell>
          <table:table-cell office:value-type="float" office:value="8666.66660850573" calcext:value-type="float">
            <text:p>8666.66660850573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1305" calcext:value-type="float">
            <text:p>1305</text:p>
          </table:table-cell>
          <table:table-cell office:value-type="float" office:value="4722.5294395519" calcext:value-type="float">
            <text:p>4722.5294395519</text:p>
          </table:table-cell>
          <table:table-cell office:value-type="float" office:value="6347" calcext:value-type="float">
            <text:p>6347</text:p>
          </table:table-cell>
          <table:table-cell office:value-type="float" office:value="7999.63336964908" calcext:value-type="float">
            <text:p>7999.63336964908</text:p>
          </table:table-cell>
          <table:table-cell office:value-type="float" office:value="8694" calcext:value-type="float">
            <text:p>8694</text:p>
          </table:table-cell>
          <table:table-cell office:value-type="float" office:value="8666.66661216595" calcext:value-type="float">
            <text:p>8666.6666121659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306" calcext:value-type="float">
            <text:p>1306</text:p>
          </table:table-cell>
          <table:table-cell office:value-type="float" office:value="4737.54671953646" calcext:value-type="float">
            <text:p>4737.54671953646</text:p>
          </table:table-cell>
          <table:table-cell office:value-type="float" office:value="6364" calcext:value-type="float">
            <text:p>6364</text:p>
          </table:table-cell>
          <table:table-cell office:value-type="float" office:value="7999.64774479777" calcext:value-type="float">
            <text:p>7999.64774479777</text:p>
          </table:table-cell>
          <table:table-cell office:value-type="float" office:value="8695" calcext:value-type="float">
            <text:p>8695</text:p>
          </table:table-cell>
          <table:table-cell office:value-type="float" office:value="8666.66661559582" calcext:value-type="float">
            <text:p>8666.66661559582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312" calcext:value-type="float">
            <text:p>1312</text:p>
          </table:table-cell>
          <table:table-cell office:value-type="float" office:value="4752.43410009457" calcext:value-type="float">
            <text:p>4752.43410009457</text:p>
          </table:table-cell>
          <table:table-cell office:value-type="float" office:value="6372" calcext:value-type="float">
            <text:p>6372</text:p>
          </table:table-cell>
          <table:table-cell office:value-type="float" office:value="7999.66155633748" calcext:value-type="float">
            <text:p>7999.66155633748</text:p>
          </table:table-cell>
          <table:table-cell office:value-type="float" office:value="8689" calcext:value-type="float">
            <text:p>8689</text:p>
          </table:table-cell>
          <table:table-cell office:value-type="float" office:value="8666.66661880984" calcext:value-type="float">
            <text:p>8666.66661880984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1313" calcext:value-type="float">
            <text:p>1313</text:p>
          </table:table-cell>
          <table:table-cell office:value-type="float" office:value="4767.19160631161" calcext:value-type="float">
            <text:p>4767.19160631161</text:p>
          </table:table-cell>
          <table:table-cell office:value-type="float" office:value="6388" calcext:value-type="float">
            <text:p>6388</text:p>
          </table:table-cell>
          <table:table-cell office:value-type="float" office:value="7999.6748263639" calcext:value-type="float">
            <text:p>7999.6748263639</text:p>
          </table:table-cell>
          <table:table-cell office:value-type="float" office:value="8689" calcext:value-type="float">
            <text:p>8689</text:p>
          </table:table-cell>
          <table:table-cell office:value-type="float" office:value="8666.66662182159" calcext:value-type="float">
            <text:p>8666.66662182159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1314" calcext:value-type="float">
            <text:p>1314</text:p>
          </table:table-cell>
          <table:table-cell office:value-type="float" office:value="4781.81929180244" calcext:value-type="float">
            <text:p>4781.81929180244</text:p>
          </table:table-cell>
          <table:table-cell office:value-type="float" office:value="6408" calcext:value-type="float">
            <text:p>6408</text:p>
          </table:table-cell>
          <table:table-cell office:value-type="float" office:value="7999.68757610661" calcext:value-type="float">
            <text:p>7999.68757610661</text:p>
          </table:table-cell>
          <table:table-cell office:value-type="float" office:value="8678" calcext:value-type="float">
            <text:p>8678</text:p>
          </table:table-cell>
          <table:table-cell office:value-type="float" office:value="8666.6666246438" calcext:value-type="float">
            <text:p>8666.6666246438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1314" calcext:value-type="float">
            <text:p>1314</text:p>
          </table:table-cell>
          <table:table-cell office:value-type="float" office:value="4796.31723819394" calcext:value-type="float">
            <text:p>4796.31723819394</text:p>
          </table:table-cell>
          <table:table-cell office:value-type="float" office:value="6438" calcext:value-type="float">
            <text:p>6438</text:p>
          </table:table-cell>
          <table:table-cell office:value-type="float" office:value="7999.69982596304" calcext:value-type="float">
            <text:p>7999.69982596304</text:p>
          </table:table-cell>
          <table:table-cell office:value-type="float" office:value="8695" calcext:value-type="float">
            <text:p>8695</text:p>
          </table:table-cell>
          <table:table-cell office:value-type="float" office:value="8666.66662728841" calcext:value-type="float">
            <text:p>8666.66662728841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315" calcext:value-type="float">
            <text:p>1315</text:p>
          </table:table-cell>
          <table:table-cell office:value-type="float" office:value="4810.68555460231" calcext:value-type="float">
            <text:p>4810.68555460231</text:p>
          </table:table-cell>
          <table:table-cell office:value-type="float" office:value="6433" calcext:value-type="float">
            <text:p>6433</text:p>
          </table:table-cell>
          <table:table-cell office:value-type="float" office:value="7999.71159553107" calcext:value-type="float">
            <text:p>7999.71159553107</text:p>
          </table:table-cell>
          <table:table-cell office:value-type="float" office:value="8692" calcext:value-type="float">
            <text:p>8692</text:p>
          </table:table-cell>
          <table:table-cell office:value-type="float" office:value="8666.66662976658" calcext:value-type="float">
            <text:p>8666.66662976658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311" calcext:value-type="float">
            <text:p>1311</text:p>
          </table:table-cell>
          <table:table-cell office:value-type="float" office:value="4824.92437710572" calcext:value-type="float">
            <text:p>4824.92437710572</text:p>
          </table:table-cell>
          <table:table-cell office:value-type="float" office:value="6468" calcext:value-type="float">
            <text:p>6468</text:p>
          </table:table-cell>
          <table:table-cell office:value-type="float" office:value="7999.72290364035" calcext:value-type="float">
            <text:p>7999.72290364035</text:p>
          </table:table-cell>
          <table:table-cell office:value-type="float" office:value="8707" calcext:value-type="float">
            <text:p>8707</text:p>
          </table:table-cell>
          <table:table-cell office:value-type="float" office:value="8666.6666320888" calcext:value-type="float">
            <text:p>8666.6666320888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1312" calcext:value-type="float">
            <text:p>1312</text:p>
          </table:table-cell>
          <table:table-cell office:value-type="float" office:value="4839.0338682127" calcext:value-type="float">
            <text:p>4839.0338682127</text:p>
          </table:table-cell>
          <table:table-cell office:value-type="float" office:value="6504" calcext:value-type="float">
            <text:p>6504</text:p>
          </table:table-cell>
          <table:table-cell office:value-type="float" office:value="7999.73376838244" calcext:value-type="float">
            <text:p>7999.73376838244</text:p>
          </table:table-cell>
          <table:table-cell office:value-type="float" office:value="8723" calcext:value-type="float">
            <text:p>8723</text:p>
          </table:table-cell>
          <table:table-cell office:value-type="float" office:value="8666.66663426487" calcext:value-type="float">
            <text:p>8666.66663426487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1314" calcext:value-type="float">
            <text:p>1314</text:p>
          </table:table-cell>
          <table:table-cell office:value-type="float" office:value="4853.01421632689" calcext:value-type="float">
            <text:p>4853.01421632689</text:p>
          </table:table-cell>
          <table:table-cell office:value-type="float" office:value="6517" calcext:value-type="float">
            <text:p>6517</text:p>
          </table:table-cell>
          <table:table-cell office:value-type="float" office:value="7999.7442071397" calcext:value-type="float">
            <text:p>7999.7442071397</text:p>
          </table:table-cell>
          <table:table-cell office:value-type="float" office:value="8735" calcext:value-type="float">
            <text:p>8735</text:p>
          </table:table-cell>
          <table:table-cell office:value-type="float" office:value="8666.666636304" calcext:value-type="float">
            <text:p>8666.666636304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319" calcext:value-type="float">
            <text:p>1319</text:p>
          </table:table-cell>
          <table:table-cell office:value-type="float" office:value="4866.86563520873" calcext:value-type="float">
            <text:p>4866.86563520873</text:p>
          </table:table-cell>
          <table:table-cell office:value-type="float" office:value="6532" calcext:value-type="float">
            <text:p>6532</text:p>
          </table:table-cell>
          <table:table-cell office:value-type="float" office:value="7999.7542366131" calcext:value-type="float">
            <text:p>7999.7542366131</text:p>
          </table:table-cell>
          <table:table-cell office:value-type="float" office:value="8747" calcext:value-type="float">
            <text:p>8747</text:p>
          </table:table-cell>
          <table:table-cell office:value-type="float" office:value="8666.6666382148" calcext:value-type="float">
            <text:p>8666.666638214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327" calcext:value-type="float">
            <text:p>1327</text:p>
          </table:table-cell>
          <table:table-cell office:value-type="float" office:value="4880.58836343437" calcext:value-type="float">
            <text:p>4880.58836343437</text:p>
          </table:table-cell>
          <table:table-cell office:value-type="float" office:value="6576" calcext:value-type="float">
            <text:p>6576</text:p>
          </table:table-cell>
          <table:table-cell office:value-type="float" office:value="7999.7638728489" calcext:value-type="float">
            <text:p>7999.7638728489</text:p>
          </table:table-cell>
          <table:table-cell office:value-type="float" office:value="8730" calcext:value-type="float">
            <text:p>8730</text:p>
          </table:table-cell>
          <table:table-cell office:value-type="float" office:value="8666.66664000534" calcext:value-type="float">
            <text:p>8666.66664000534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335" calcext:value-type="float">
            <text:p>1335</text:p>
          </table:table-cell>
          <table:table-cell office:value-type="float" office:value="4894.18266385254" calcext:value-type="float">
            <text:p>4894.18266385254</text:p>
          </table:table-cell>
          <table:table-cell office:value-type="float" office:value="6580" calcext:value-type="float">
            <text:p>6580</text:p>
          </table:table-cell>
          <table:table-cell office:value-type="float" office:value="7999.77313126436" calcext:value-type="float">
            <text:p>7999.77313126436</text:p>
          </table:table-cell>
          <table:table-cell office:value-type="float" office:value="8739" calcext:value-type="float">
            <text:p>8739</text:p>
          </table:table-cell>
          <table:table-cell office:value-type="float" office:value="8666.66664168321" calcext:value-type="float">
            <text:p>8666.6666416832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332" calcext:value-type="float">
            <text:p>1332</text:p>
          </table:table-cell>
          <table:table-cell office:value-type="float" office:value="4907.6488230397" calcext:value-type="float">
            <text:p>4907.6488230397</text:p>
          </table:table-cell>
          <table:table-cell office:value-type="float" office:value="6583" calcext:value-type="float">
            <text:p>6583</text:p>
          </table:table-cell>
          <table:table-cell office:value-type="float" office:value="7999.78202667235" calcext:value-type="float">
            <text:p>7999.78202667235</text:p>
          </table:table-cell>
          <table:table-cell office:value-type="float" office:value="8725" calcext:value-type="float">
            <text:p>8725</text:p>
          </table:table-cell>
          <table:table-cell office:value-type="float" office:value="8666.66664325548" calcext:value-type="float">
            <text:p>8666.66664325548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342" calcext:value-type="float">
            <text:p>1342</text:p>
          </table:table-cell>
          <table:table-cell office:value-type="float" office:value="4920.98715075397" calcext:value-type="float">
            <text:p>4920.98715075397</text:p>
          </table:table-cell>
          <table:table-cell office:value-type="float" office:value="6610" calcext:value-type="float">
            <text:p>6610</text:p>
          </table:table-cell>
          <table:table-cell office:value-type="float" office:value="7999.79057330503" calcext:value-type="float">
            <text:p>7999.79057330503</text:p>
          </table:table-cell>
          <table:table-cell office:value-type="float" office:value="8731" calcext:value-type="float">
            <text:p>8731</text:p>
          </table:table-cell>
          <table:table-cell office:value-type="float" office:value="8666.66664472881" calcext:value-type="float">
            <text:p>8666.66664472881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1350" calcext:value-type="float">
            <text:p>1350</text:p>
          </table:table-cell>
          <table:table-cell office:value-type="float" office:value="4934.19797938831" calcext:value-type="float">
            <text:p>4934.19797938831</text:p>
          </table:table-cell>
          <table:table-cell office:value-type="float" office:value="6630" calcext:value-type="float">
            <text:p>6630</text:p>
          </table:table-cell>
          <table:table-cell office:value-type="float" office:value="7999.79878483666" calcext:value-type="float">
            <text:p>7999.79878483666</text:p>
          </table:table-cell>
          <table:table-cell office:value-type="float" office:value="8739" calcext:value-type="float">
            <text:p>8739</text:p>
          </table:table-cell>
          <table:table-cell office:value-type="float" office:value="8666.66664610941" calcext:value-type="float">
            <text:p>8666.66664610941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352" calcext:value-type="float">
            <text:p>1352</text:p>
          </table:table-cell>
          <table:table-cell office:value-type="float" office:value="4947.28166342342" calcext:value-type="float">
            <text:p>4947.28166342342</text:p>
          </table:table-cell>
          <table:table-cell office:value-type="float" office:value="6640" calcext:value-type="float">
            <text:p>6640</text:p>
          </table:table-cell>
          <table:table-cell office:value-type="float" office:value="7999.8066744054" calcext:value-type="float">
            <text:p>7999.8066744054</text:p>
          </table:table-cell>
          <table:table-cell office:value-type="float" office:value="8731" calcext:value-type="float">
            <text:p>8731</text:p>
          </table:table-cell>
          <table:table-cell office:value-type="float" office:value="8666.66664740313" calcext:value-type="float">
            <text:p>8666.66664740313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359" calcext:value-type="float">
            <text:p>1359</text:p>
          </table:table-cell>
          <table:table-cell office:value-type="float" office:value="4960.23857888069" calcext:value-type="float">
            <text:p>4960.23857888069</text:p>
          </table:table-cell>
          <table:table-cell office:value-type="float" office:value="6670" calcext:value-type="float">
            <text:p>6670</text:p>
          </table:table-cell>
          <table:table-cell office:value-type="float" office:value="7999.81425463439" calcext:value-type="float">
            <text:p>7999.81425463439</text:p>
          </table:table-cell>
          <table:table-cell office:value-type="float" office:value="8720" calcext:value-type="float">
            <text:p>8720</text:p>
          </table:table-cell>
          <table:table-cell office:value-type="float" office:value="8666.66664861544" calcext:value-type="float">
            <text:p>8666.66664861544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1356" calcext:value-type="float">
            <text:p>1356</text:p>
          </table:table-cell>
          <table:table-cell office:value-type="float" office:value="4973.06912277574" calcext:value-type="float">
            <text:p>4973.06912277574</text:p>
          </table:table-cell>
          <table:table-cell office:value-type="float" office:value="6686" calcext:value-type="float">
            <text:p>6686</text:p>
          </table:table-cell>
          <table:table-cell office:value-type="float" office:value="7999.82153765188" calcext:value-type="float">
            <text:p>7999.82153765188</text:p>
          </table:table-cell>
          <table:table-cell office:value-type="float" office:value="8696" calcext:value-type="float">
            <text:p>8696</text:p>
          </table:table-cell>
          <table:table-cell office:value-type="float" office:value="8666.66664975145" calcext:value-type="float">
            <text:p>8666.6666497514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364" calcext:value-type="float">
            <text:p>1364</text:p>
          </table:table-cell>
          <table:table-cell office:value-type="float" office:value="4985.77371257283" calcext:value-type="float">
            <text:p>4985.77371257283</text:p>
          </table:table-cell>
          <table:table-cell office:value-type="float" office:value="6714" calcext:value-type="float">
            <text:p>6714</text:p>
          </table:table-cell>
          <table:table-cell office:value-type="float" office:value="7999.82853511066" calcext:value-type="float">
            <text:p>7999.82853511066</text:p>
          </table:table-cell>
          <table:table-cell office:value-type="float" office:value="8690" calcext:value-type="float">
            <text:p>8690</text:p>
          </table:table-cell>
          <table:table-cell office:value-type="float" office:value="8666.66665081596" calcext:value-type="float">
            <text:p>8666.66665081596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1375" calcext:value-type="float">
            <text:p>1375</text:p>
          </table:table-cell>
          <table:table-cell office:value-type="float" office:value="4998.35278564066" calcext:value-type="float">
            <text:p>4998.35278564066</text:p>
          </table:table-cell>
          <table:table-cell office:value-type="float" office:value="6702" calcext:value-type="float">
            <text:p>6702</text:p>
          </table:table-cell>
          <table:table-cell office:value-type="float" office:value="7999.83525820669" calcext:value-type="float">
            <text:p>7999.83525820669</text:p>
          </table:table-cell>
          <table:table-cell office:value-type="float" office:value="8672" calcext:value-type="float">
            <text:p>8672</text:p>
          </table:table-cell>
          <table:table-cell office:value-type="float" office:value="8666.66665181349" calcext:value-type="float">
            <text:p>8666.6666518134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380" calcext:value-type="float">
            <text:p>1380</text:p>
          </table:table-cell>
          <table:table-cell office:value-type="float" office:value="5010.80679870983" calcext:value-type="float">
            <text:p>5010.80679870983</text:p>
          </table:table-cell>
          <table:table-cell office:value-type="float" office:value="6706" calcext:value-type="float">
            <text:p>6706</text:p>
          </table:table-cell>
          <table:table-cell office:value-type="float" office:value="7999.84171769699" calcext:value-type="float">
            <text:p>7999.84171769699</text:p>
          </table:table-cell>
          <table:table-cell office:value-type="float" office:value="8662" calcext:value-type="float">
            <text:p>8662</text:p>
          </table:table-cell>
          <table:table-cell office:value-type="float" office:value="8666.66665274824" calcext:value-type="float">
            <text:p>8666.66665274824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379" calcext:value-type="float">
            <text:p>1379</text:p>
          </table:table-cell>
          <table:table-cell office:value-type="float" office:value="5023.13622733232" calcext:value-type="float">
            <text:p>5023.13622733232</text:p>
          </table:table-cell>
          <table:table-cell office:value-type="float" office:value="6734" calcext:value-type="float">
            <text:p>6734</text:p>
          </table:table-cell>
          <table:table-cell office:value-type="float" office:value="7999.84792391689" calcext:value-type="float">
            <text:p>7999.84792391689</text:p>
          </table:table-cell>
          <table:table-cell office:value-type="float" office:value="8648" calcext:value-type="float">
            <text:p>8648</text:p>
          </table:table-cell>
          <table:table-cell office:value-type="float" office:value="8666.66665362416" calcext:value-type="float">
            <text:p>8666.66665362416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1381" calcext:value-type="float">
            <text:p>1381</text:p>
          </table:table-cell>
          <table:table-cell office:value-type="float" office:value="5035.34156534349" calcext:value-type="float">
            <text:p>5035.34156534349</text:p>
          </table:table-cell>
          <table:table-cell office:value-type="float" office:value="6734" calcext:value-type="float">
            <text:p>6734</text:p>
          </table:table-cell>
          <table:table-cell office:value-type="float" office:value="7999.85388679649" calcext:value-type="float">
            <text:p>7999.85388679649</text:p>
          </table:table-cell>
          <table:table-cell office:value-type="float" office:value="8632" calcext:value-type="float">
            <text:p>8632</text:p>
          </table:table-cell>
          <table:table-cell office:value-type="float" office:value="8666.66665444496" calcext:value-type="float">
            <text:p>8666.66665444496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1387" calcext:value-type="float">
            <text:p>1387</text:p>
          </table:table-cell>
          <table:table-cell office:value-type="float" office:value="5047.42332432671" calcext:value-type="float">
            <text:p>5047.42332432671</text:p>
          </table:table-cell>
          <table:table-cell office:value-type="float" office:value="6745" calcext:value-type="float">
            <text:p>6745</text:p>
          </table:table-cell>
          <table:table-cell office:value-type="float" office:value="7999.85961587661" calcext:value-type="float">
            <text:p>7999.85961587661</text:p>
          </table:table-cell>
          <table:table-cell office:value-type="float" office:value="8625" calcext:value-type="float">
            <text:p>8625</text:p>
          </table:table-cell>
          <table:table-cell office:value-type="float" office:value="8666.6666552141" calcext:value-type="float">
            <text:p>8666.6666552141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400" calcext:value-type="float">
            <text:p>1400</text:p>
          </table:table-cell>
          <table:table-cell office:value-type="float" office:value="5059.38203308119" calcext:value-type="float">
            <text:p>5059.38203308119</text:p>
          </table:table-cell>
          <table:table-cell office:value-type="float" office:value="6769" calcext:value-type="float">
            <text:p>6769</text:p>
          </table:table-cell>
          <table:table-cell office:value-type="float" office:value="7999.86512032402" calcext:value-type="float">
            <text:p>7999.86512032402</text:p>
          </table:table-cell>
          <table:table-cell office:value-type="float" office:value="8617" calcext:value-type="float">
            <text:p>8617</text:p>
          </table:table-cell>
          <table:table-cell office:value-type="float" office:value="8666.66665593484" calcext:value-type="float">
            <text:p>8666.66665593484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409" calcext:value-type="float">
            <text:p>1409</text:p>
          </table:table-cell>
          <table:table-cell office:value-type="float" office:value="5071.21823709305" calcext:value-type="float">
            <text:p>5071.21823709305</text:p>
          </table:table-cell>
          <table:table-cell office:value-type="float" office:value="6799" calcext:value-type="float">
            <text:p>6799</text:p>
          </table:table-cell>
          <table:table-cell office:value-type="float" office:value="7999.87040894609" calcext:value-type="float">
            <text:p>7999.87040894609</text:p>
          </table:table-cell>
          <table:table-cell office:value-type="float" office:value="8641" calcext:value-type="float">
            <text:p>8641</text:p>
          </table:table-cell>
          <table:table-cell office:value-type="float" office:value="8666.66665661022" calcext:value-type="float">
            <text:p>8666.66665661022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411" calcext:value-type="float">
            <text:p>1411</text:p>
          </table:table-cell>
          <table:table-cell office:value-type="float" office:value="5082.9324980102" calcext:value-type="float">
            <text:p>5082.9324980102</text:p>
          </table:table-cell>
          <table:table-cell office:value-type="float" office:value="6818" calcext:value-type="float">
            <text:p>6818</text:p>
          </table:table-cell>
          <table:table-cell office:value-type="float" office:value="7999.87549020491" calcext:value-type="float">
            <text:p>7999.87549020491</text:p>
          </table:table-cell>
          <table:table-cell office:value-type="float" office:value="8649" calcext:value-type="float">
            <text:p>8649</text:p>
          </table:table-cell>
          <table:table-cell office:value-type="float" office:value="8666.6666572431" calcext:value-type="float">
            <text:p>8666.6666572431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1425" calcext:value-type="float">
            <text:p>1425</text:p>
          </table:table-cell>
          <table:table-cell office:value-type="float" office:value="5094.52539312113" calcext:value-type="float">
            <text:p>5094.52539312113</text:p>
          </table:table-cell>
          <table:table-cell office:value-type="float" office:value="6826" calcext:value-type="float">
            <text:p>6826</text:p>
          </table:table-cell>
          <table:table-cell office:value-type="float" office:value="7999.8803722308" calcext:value-type="float">
            <text:p>7999.8803722308</text:p>
          </table:table-cell>
          <table:table-cell office:value-type="float" office:value="8655" calcext:value-type="float">
            <text:p>8655</text:p>
          </table:table-cell>
          <table:table-cell office:value-type="float" office:value="8666.66665783615" calcext:value-type="float">
            <text:p>8666.6666578361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1426" calcext:value-type="float">
            <text:p>1426</text:p>
          </table:table-cell>
          <table:table-cell office:value-type="float" office:value="5105.99751483796" calcext:value-type="float">
            <text:p>5105.99751483796</text:p>
          </table:table-cell>
          <table:table-cell office:value-type="float" office:value="6821" calcext:value-type="float">
            <text:p>6821</text:p>
          </table:table-cell>
          <table:table-cell office:value-type="float" office:value="7999.88506283533" calcext:value-type="float">
            <text:p>7999.88506283533</text:p>
          </table:table-cell>
          <table:table-cell office:value-type="float" office:value="8637" calcext:value-type="float">
            <text:p>8637</text:p>
          </table:table-cell>
          <table:table-cell office:value-type="float" office:value="8666.66665839187" calcext:value-type="float">
            <text:p>8666.66665839187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1426" calcext:value-type="float">
            <text:p>1426</text:p>
          </table:table-cell>
          <table:table-cell office:value-type="float" office:value="5117.34947018397" calcext:value-type="float">
            <text:p>5117.34947018397</text:p>
          </table:table-cell>
          <table:table-cell office:value-type="float" office:value="6848" calcext:value-type="float">
            <text:p>6848</text:p>
          </table:table-cell>
          <table:table-cell office:value-type="float" office:value="7999.88956952381" calcext:value-type="float">
            <text:p>7999.88956952381</text:p>
          </table:table-cell>
          <table:table-cell office:value-type="float" office:value="8655" calcext:value-type="float">
            <text:p>8655</text:p>
          </table:table-cell>
          <table:table-cell office:value-type="float" office:value="8666.66665891263" calcext:value-type="float">
            <text:p>8666.6666589126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434" calcext:value-type="float">
            <text:p>1434</text:p>
          </table:table-cell>
          <table:table-cell office:value-type="float" office:value="5128.5818802859" calcext:value-type="float">
            <text:p>5128.5818802859</text:p>
          </table:table-cell>
          <table:table-cell office:value-type="float" office:value="6843" calcext:value-type="float">
            <text:p>6843</text:p>
          </table:table-cell>
          <table:table-cell office:value-type="float" office:value="7999.89389950729" calcext:value-type="float">
            <text:p>7999.89389950729</text:p>
          </table:table-cell>
          <table:table-cell office:value-type="float" office:value="8644" calcext:value-type="float">
            <text:p>8644</text:p>
          </table:table-cell>
          <table:table-cell office:value-type="float" office:value="8666.66665940061" calcext:value-type="float">
            <text:p>8666.66665940061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442" calcext:value-type="float">
            <text:p>1442</text:p>
          </table:table-cell>
          <table:table-cell office:value-type="float" office:value="5139.69537987125" calcext:value-type="float">
            <text:p>5139.69537987125</text:p>
          </table:table-cell>
          <table:table-cell office:value-type="float" office:value="6850" calcext:value-type="float">
            <text:p>6850</text:p>
          </table:table-cell>
          <table:table-cell office:value-type="float" office:value="7999.8980597141" calcext:value-type="float">
            <text:p>7999.8980597141</text:p>
          </table:table-cell>
          <table:table-cell office:value-type="float" office:value="8636" calcext:value-type="float">
            <text:p>8636</text:p>
          </table:table-cell>
          <table:table-cell office:value-type="float" office:value="8666.66665985788" calcext:value-type="float">
            <text:p>8666.66665985788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1444" calcext:value-type="float">
            <text:p>1444</text:p>
          </table:table-cell>
          <table:table-cell office:value-type="float" office:value="5150.69061677074" calcext:value-type="float">
            <text:p>5150.69061677074</text:p>
          </table:table-cell>
          <table:table-cell office:value-type="float" office:value="6875" calcext:value-type="float">
            <text:p>6875</text:p>
          </table:table-cell>
          <table:table-cell office:value-type="float" office:value="7999.90205680095" calcext:value-type="float">
            <text:p>7999.90205680095</text:p>
          </table:table-cell>
          <table:table-cell office:value-type="float" office:value="8629" calcext:value-type="float">
            <text:p>8629</text:p>
          </table:table-cell>
          <table:table-cell office:value-type="float" office:value="8666.66666028637" calcext:value-type="float">
            <text:p>8666.66666028637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1455" calcext:value-type="float">
            <text:p>1455</text:p>
          </table:table-cell>
          <table:table-cell office:value-type="float" office:value="5161.56825142623" calcext:value-type="float">
            <text:p>5161.56825142623</text:p>
          </table:table-cell>
          <table:table-cell office:value-type="float" office:value="6858" calcext:value-type="float">
            <text:p>6858</text:p>
          </table:table-cell>
          <table:table-cell office:value-type="float" office:value="7999.90589716354" calcext:value-type="float">
            <text:p>7999.90589716354</text:p>
          </table:table-cell>
          <table:table-cell office:value-type="float" office:value="8627" calcext:value-type="float">
            <text:p>8627</text:p>
          </table:table-cell>
          <table:table-cell office:value-type="float" office:value="8666.6666606879" calcext:value-type="float">
            <text:p>8666.6666606879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1447" calcext:value-type="float">
            <text:p>1447</text:p>
          </table:table-cell>
          <table:table-cell office:value-type="float" office:value="5172.32895640422" calcext:value-type="float">
            <text:p>5172.32895640422</text:p>
          </table:table-cell>
          <table:table-cell office:value-type="float" office:value="6879" calcext:value-type="float">
            <text:p>6879</text:p>
          </table:table-cell>
          <table:table-cell office:value-type="float" office:value="7999.90958694683" calcext:value-type="float">
            <text:p>7999.90958694683</text:p>
          </table:table-cell>
          <table:table-cell office:value-type="float" office:value="8645" calcext:value-type="float">
            <text:p>8645</text:p>
          </table:table-cell>
          <table:table-cell office:value-type="float" office:value="8666.66666106416" calcext:value-type="float">
            <text:p>8666.66666106416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1454" calcext:value-type="float">
            <text:p>1454</text:p>
          </table:table-cell>
          <table:table-cell office:value-type="float" office:value="5182.97341591522" calcext:value-type="float">
            <text:p>5182.97341591522</text:p>
          </table:table-cell>
          <table:table-cell office:value-type="float" office:value="6906" calcext:value-type="float">
            <text:p>6906</text:p>
          </table:table-cell>
          <table:table-cell office:value-type="float" office:value="7999.91313205486" calcext:value-type="float">
            <text:p>7999.91313205486</text:p>
          </table:table-cell>
          <table:table-cell office:value-type="float" office:value="8641" calcext:value-type="float">
            <text:p>8641</text:p>
          </table:table-cell>
          <table:table-cell office:value-type="float" office:value="8666.66666141674" calcext:value-type="float">
            <text:p>8666.66666141674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465" calcext:value-type="float">
            <text:p>1465</text:p>
          </table:table-cell>
          <table:table-cell office:value-type="float" office:value="5193.502325339" calcext:value-type="float">
            <text:p>5193.502325339</text:p>
          </table:table-cell>
          <table:table-cell office:value-type="float" office:value="6925" calcext:value-type="float">
            <text:p>6925</text:p>
          </table:table-cell>
          <table:table-cell office:value-type="float" office:value="7999.91653816017" calcext:value-type="float">
            <text:p>7999.91653816017</text:p>
          </table:table-cell>
          <table:table-cell office:value-type="float" office:value="8663" calcext:value-type="float">
            <text:p>8663</text:p>
          </table:table-cell>
          <table:table-cell office:value-type="float" office:value="8666.66666174713" calcext:value-type="float">
            <text:p>8666.66666174713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1474" calcext:value-type="float">
            <text:p>1474</text:p>
          </table:table-cell>
          <table:table-cell office:value-type="float" office:value="5203.91639075607" calcext:value-type="float">
            <text:p>5203.91639075607</text:p>
          </table:table-cell>
          <table:table-cell office:value-type="float" office:value="6942" calcext:value-type="float">
            <text:p>6942</text:p>
          </table:table-cell>
          <table:table-cell office:value-type="float" office:value="7999.91981071292" calcext:value-type="float">
            <text:p>7999.91981071292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205673" calcext:value-type="float">
            <text:p>8666.66666205673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1475" calcext:value-type="float">
            <text:p>1475</text:p>
          </table:table-cell>
          <table:table-cell office:value-type="float" office:value="5214.21632848539" calcext:value-type="float">
            <text:p>5214.21632848539</text:p>
          </table:table-cell>
          <table:table-cell office:value-type="float" office:value="6963" calcext:value-type="float">
            <text:p>6963</text:p>
          </table:table-cell>
          <table:table-cell office:value-type="float" office:value="7999.92295494956" calcext:value-type="float">
            <text:p>7999.92295494956</text:p>
          </table:table-cell>
          <table:table-cell office:value-type="float" office:value="8638" calcext:value-type="float">
            <text:p>8638</text:p>
          </table:table-cell>
          <table:table-cell office:value-type="float" office:value="8666.66666234685" calcext:value-type="float">
            <text:p>8666.66666234685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1492" calcext:value-type="float">
            <text:p>1492</text:p>
          </table:table-cell>
          <table:table-cell office:value-type="float" office:value="5224.40286462858" calcext:value-type="float">
            <text:p>5224.40286462858</text:p>
          </table:table-cell>
          <table:table-cell office:value-type="float" office:value="6975" calcext:value-type="float">
            <text:p>6975</text:p>
          </table:table-cell>
          <table:table-cell office:value-type="float" office:value="7999.92597590124" calcext:value-type="float">
            <text:p>7999.92597590124</text:p>
          </table:table-cell>
          <table:table-cell office:value-type="float" office:value="8629" calcext:value-type="float">
            <text:p>8629</text:p>
          </table:table-cell>
          <table:table-cell office:value-type="float" office:value="8666.6666626187" calcext:value-type="float">
            <text:p>8666.6666626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8" calcext:value-type="float">
            <text:p>1488</text:p>
          </table:table-cell>
          <table:table-cell office:value-type="float" office:value="5234.47673462063" calcext:value-type="float">
            <text:p>5234.47673462063</text:p>
          </table:table-cell>
          <table:table-cell office:value-type="float" office:value="6985" calcext:value-type="float">
            <text:p>6985</text:p>
          </table:table-cell>
          <table:table-cell office:value-type="float" office:value="7999.92887840187" calcext:value-type="float">
            <text:p>7999.92887840187</text:p>
          </table:table-cell>
          <table:table-cell office:value-type="float" office:value="8646" calcext:value-type="float">
            <text:p>8646</text:p>
          </table:table-cell>
          <table:table-cell office:value-type="float" office:value="8666.66666287345" calcext:value-type="float">
            <text:p>8666.66666287345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497" calcext:value-type="float">
            <text:p>1497</text:p>
          </table:table-cell>
          <table:table-cell office:value-type="float" office:value="5244.43868278738" calcext:value-type="float">
            <text:p>5244.43868278738</text:p>
          </table:table-cell>
          <table:table-cell office:value-type="float" office:value="6987" calcext:value-type="float">
            <text:p>6987</text:p>
          </table:table-cell>
          <table:table-cell office:value-type="float" office:value="7999.9316670958" calcext:value-type="float">
            <text:p>7999.9316670958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311217" calcext:value-type="float">
            <text:p>8666.66666311217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1501" calcext:value-type="float">
            <text:p>1501</text:p>
          </table:table-cell>
          <table:table-cell office:value-type="float" office:value="5254.28946190969" calcext:value-type="float">
            <text:p>5254.28946190969</text:p>
          </table:table-cell>
          <table:table-cell office:value-type="float" office:value="6985" calcext:value-type="float">
            <text:p>6985</text:p>
          </table:table-cell>
          <table:table-cell office:value-type="float" office:value="7999.93434644531" calcext:value-type="float">
            <text:p>7999.93434644531</text:p>
          </table:table-cell>
          <table:table-cell office:value-type="float" office:value="8649" calcext:value-type="float">
            <text:p>8649</text:p>
          </table:table-cell>
          <table:table-cell office:value-type="float" office:value="8666.66666333586" calcext:value-type="float">
            <text:p>8666.66666333586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1508" calcext:value-type="float">
            <text:p>1508</text:p>
          </table:table-cell>
          <table:table-cell office:value-type="float" office:value="5264.02983279462" calcext:value-type="float">
            <text:p>5264.02983279462</text:p>
          </table:table-cell>
          <table:table-cell office:value-type="float" office:value="6975" calcext:value-type="float">
            <text:p>6975</text:p>
          </table:table-cell>
          <table:table-cell office:value-type="float" office:value="7999.93692073771" calcext:value-type="float">
            <text:p>7999.93692073771</text:p>
          </table:table-cell>
          <table:table-cell office:value-type="float" office:value="8662" calcext:value-type="float">
            <text:p>8662</text:p>
          </table:table-cell>
          <table:table-cell office:value-type="float" office:value="8666.66666354548" calcext:value-type="float">
            <text:p>8666.66666354548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522" calcext:value-type="float">
            <text:p>1522</text:p>
          </table:table-cell>
          <table:table-cell office:value-type="float" office:value="5273.66056385356" calcext:value-type="float">
            <text:p>5273.66056385356</text:p>
          </table:table-cell>
          <table:table-cell office:value-type="float" office:value="6988" calcext:value-type="float">
            <text:p>6988</text:p>
          </table:table-cell>
          <table:table-cell office:value-type="float" office:value="7999.93939409223" calcext:value-type="float">
            <text:p>7999.93939409223</text:p>
          </table:table-cell>
          <table:table-cell office:value-type="float" office:value="8649" calcext:value-type="float">
            <text:p>8649</text:p>
          </table:table-cell>
          <table:table-cell office:value-type="float" office:value="8666.6666637419" calcext:value-type="float">
            <text:p>8666.6666637419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1538" calcext:value-type="float">
            <text:p>1538</text:p>
          </table:table-cell>
          <table:table-cell office:value-type="float" office:value="5283.18243068738" calcext:value-type="float">
            <text:p>5283.18243068738</text:p>
          </table:table-cell>
          <table:table-cell office:value-type="float" office:value="6998" calcext:value-type="float">
            <text:p>6998</text:p>
          </table:table-cell>
          <table:table-cell office:value-type="float" office:value="7999.94177046656" calcext:value-type="float">
            <text:p>7999.94177046656</text:p>
          </table:table-cell>
          <table:table-cell office:value-type="float" office:value="8660" calcext:value-type="float">
            <text:p>8660</text:p>
          </table:table-cell>
          <table:table-cell office:value-type="float" office:value="8666.66666392596" calcext:value-type="float">
            <text:p>8666.66666392596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540" calcext:value-type="float">
            <text:p>1540</text:p>
          </table:table-cell>
          <table:table-cell office:value-type="float" office:value="5292.59621567883" calcext:value-type="float">
            <text:p>5292.59621567883</text:p>
          </table:table-cell>
          <table:table-cell office:value-type="float" office:value="7004" calcext:value-type="float">
            <text:p>7004</text:p>
          </table:table-cell>
          <table:table-cell office:value-type="float" office:value="7999.94405366326" calcext:value-type="float">
            <text:p>7999.94405366326</text:p>
          </table:table-cell>
          <table:table-cell office:value-type="float" office:value="8664" calcext:value-type="float">
            <text:p>8664</text:p>
          </table:table-cell>
          <table:table-cell office:value-type="float" office:value="8666.66666409844" calcext:value-type="float">
            <text:p>8666.66666409844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1541" calcext:value-type="float">
            <text:p>1541</text:p>
          </table:table-cell>
          <table:table-cell office:value-type="float" office:value="5301.90270759204" calcext:value-type="float">
            <text:p>5301.90270759204</text:p>
          </table:table-cell>
          <table:table-cell office:value-type="float" office:value="7020" calcext:value-type="float">
            <text:p>7020</text:p>
          </table:table-cell>
          <table:table-cell office:value-type="float" office:value="7999.94624733576" calcext:value-type="float">
            <text:p>7999.94624733576</text:p>
          </table:table-cell>
          <table:table-cell office:value-type="float" office:value="8653" calcext:value-type="float">
            <text:p>8653</text:p>
          </table:table-cell>
          <table:table-cell office:value-type="float" office:value="8666.66666426007" calcext:value-type="float">
            <text:p>8666.6666642600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549" calcext:value-type="float">
            <text:p>1549</text:p>
          </table:table-cell>
          <table:table-cell office:value-type="float" office:value="5311.10270117939" calcext:value-type="float">
            <text:p>5311.10270117939</text:p>
          </table:table-cell>
          <table:table-cell office:value-type="float" office:value="7055" calcext:value-type="float">
            <text:p>7055</text:p>
          </table:table-cell>
          <table:table-cell office:value-type="float" office:value="7999.94835499427" calcext:value-type="float">
            <text:p>7999.94835499427</text:p>
          </table:table-cell>
          <table:table-cell office:value-type="float" office:value="8645" calcext:value-type="float">
            <text:p>8645</text:p>
          </table:table-cell>
          <table:table-cell office:value-type="float" office:value="8666.66666441152" calcext:value-type="float">
            <text:p>8666.66666441152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1555" calcext:value-type="float">
            <text:p>1555</text:p>
          </table:table-cell>
          <table:table-cell office:value-type="float" office:value="5320.19699679558" calcext:value-type="float">
            <text:p>5320.19699679558</text:p>
          </table:table-cell>
          <table:table-cell office:value-type="float" office:value="7079" calcext:value-type="float">
            <text:p>7079</text:p>
          </table:table-cell>
          <table:table-cell office:value-type="float" office:value="7999.95038001135" calcext:value-type="float">
            <text:p>7999.95038001135</text:p>
          </table:table-cell>
          <table:table-cell office:value-type="float" office:value="8633" calcext:value-type="float">
            <text:p>8633</text:p>
          </table:table-cell>
          <table:table-cell office:value-type="float" office:value="8666.66666455344" calcext:value-type="float">
            <text:p>8666.6666645534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567" calcext:value-type="float">
            <text:p>1567</text:p>
          </table:table-cell>
          <table:table-cell office:value-type="float" office:value="5329.18640001915" calcext:value-type="float">
            <text:p>5329.18640001915</text:p>
          </table:table-cell>
          <table:table-cell office:value-type="float" office:value="7060" calcext:value-type="float">
            <text:p>7060</text:p>
          </table:table-cell>
          <table:table-cell office:value-type="float" office:value="7999.95232562734" calcext:value-type="float">
            <text:p>7999.95232562734</text:p>
          </table:table-cell>
          <table:table-cell office:value-type="float" office:value="8635" calcext:value-type="float">
            <text:p>8635</text:p>
          </table:table-cell>
          <table:table-cell office:value-type="float" office:value="8666.66666468644" calcext:value-type="float">
            <text:p>8666.66666468644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573" calcext:value-type="float">
            <text:p>1573</text:p>
          </table:table-cell>
          <table:table-cell office:value-type="float" office:value="5338.07172128131" calcext:value-type="float">
            <text:p>5338.07172128131</text:p>
          </table:table-cell>
          <table:table-cell office:value-type="float" office:value="7065" calcext:value-type="float">
            <text:p>7065</text:p>
          </table:table-cell>
          <table:table-cell office:value-type="float" office:value="7999.95419495552" calcext:value-type="float">
            <text:p>7999.95419495552</text:p>
          </table:table-cell>
          <table:table-cell office:value-type="float" office:value="8611" calcext:value-type="float">
            <text:p>8611</text:p>
          </table:table-cell>
          <table:table-cell office:value-type="float" office:value="8666.66666481106" calcext:value-type="float">
            <text:p>8666.66666481106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1578" calcext:value-type="float">
            <text:p>1578</text:p>
          </table:table-cell>
          <table:table-cell office:value-type="float" office:value="5346.8537755022" calcext:value-type="float">
            <text:p>5346.8537755022</text:p>
          </table:table-cell>
          <table:table-cell office:value-type="float" office:value="7093" calcext:value-type="float">
            <text:p>7093</text:p>
          </table:table-cell>
          <table:table-cell office:value-type="float" office:value="7999.95599098713" calcext:value-type="float">
            <text:p>7999.95599098713</text:p>
          </table:table-cell>
          <table:table-cell office:value-type="float" office:value="8603" calcext:value-type="float">
            <text:p>8603</text:p>
          </table:table-cell>
          <table:table-cell office:value-type="float" office:value="8666.66666492783" calcext:value-type="float">
            <text:p>8666.66666492783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1585" calcext:value-type="float">
            <text:p>1585</text:p>
          </table:table-cell>
          <table:table-cell office:value-type="float" office:value="5355.53338173458" calcext:value-type="float">
            <text:p>5355.53338173458</text:p>
          </table:table-cell>
          <table:table-cell office:value-type="float" office:value="7082" calcext:value-type="float">
            <text:p>7082</text:p>
          </table:table-cell>
          <table:table-cell office:value-type="float" office:value="7999.95771659608" calcext:value-type="float">
            <text:p>7999.95771659608</text:p>
          </table:table-cell>
          <table:table-cell office:value-type="float" office:value="8617" calcext:value-type="float">
            <text:p>8617</text:p>
          </table:table-cell>
          <table:table-cell office:value-type="float" office:value="8666.66666503726" calcext:value-type="float">
            <text:p>8666.66666503726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589" calcext:value-type="float">
            <text:p>1589</text:p>
          </table:table-cell>
          <table:table-cell office:value-type="float" office:value="5364.11136281491" calcext:value-type="float">
            <text:p>5364.11136281491</text:p>
          </table:table-cell>
          <table:table-cell office:value-type="float" office:value="7100" calcext:value-type="float">
            <text:p>7100</text:p>
          </table:table-cell>
          <table:table-cell office:value-type="float" office:value="7999.95937454365" calcext:value-type="float">
            <text:p>7999.95937454365</text:p>
          </table:table-cell>
          <table:table-cell office:value-type="float" office:value="8622" calcext:value-type="float">
            <text:p>8622</text:p>
          </table:table-cell>
          <table:table-cell office:value-type="float" office:value="8666.6666651398" calcext:value-type="float">
            <text:p>8666.6666651398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1605" calcext:value-type="float">
            <text:p>1605</text:p>
          </table:table-cell>
          <table:table-cell office:value-type="float" office:value="5372.58854502192" calcext:value-type="float">
            <text:p>5372.58854502192</text:p>
          </table:table-cell>
          <table:table-cell office:value-type="float" office:value="7115" calcext:value-type="float">
            <text:p>7115</text:p>
          </table:table-cell>
          <table:table-cell office:value-type="float" office:value="7999.9609674828" calcext:value-type="float">
            <text:p>7999.9609674828</text:p>
          </table:table-cell>
          <table:table-cell office:value-type="float" office:value="8638" calcext:value-type="float">
            <text:p>8638</text:p>
          </table:table-cell>
          <table:table-cell office:value-type="float" office:value="8666.66666523589" calcext:value-type="float">
            <text:p>8666.66666523589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611" calcext:value-type="float">
            <text:p>1611</text:p>
          </table:table-cell>
          <table:table-cell office:value-type="float" office:value="5380.96575774249" calcext:value-type="float">
            <text:p>5380.96575774249</text:p>
          </table:table-cell>
          <table:table-cell office:value-type="float" office:value="7141" calcext:value-type="float">
            <text:p>7141</text:p>
          </table:table-cell>
          <table:table-cell office:value-type="float" office:value="7999.96249796252" calcext:value-type="float">
            <text:p>7999.96249796252</text:p>
          </table:table-cell>
          <table:table-cell office:value-type="float" office:value="8620" calcext:value-type="float">
            <text:p>8620</text:p>
          </table:table-cell>
          <table:table-cell office:value-type="float" office:value="8666.66666532594" calcext:value-type="float">
            <text:p>8666.66666532594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1611" calcext:value-type="float">
            <text:p>1611</text:p>
          </table:table-cell>
          <table:table-cell office:value-type="float" office:value="5389.24383314512" calcext:value-type="float">
            <text:p>5389.24383314512</text:p>
          </table:table-cell>
          <table:table-cell office:value-type="float" office:value="7147" calcext:value-type="float">
            <text:p>7147</text:p>
          </table:table-cell>
          <table:table-cell office:value-type="float" office:value="7999.96396843182" calcext:value-type="float">
            <text:p>7999.96396843182</text:p>
          </table:table-cell>
          <table:table-cell office:value-type="float" office:value="8625" calcext:value-type="float">
            <text:p>8625</text:p>
          </table:table-cell>
          <table:table-cell office:value-type="float" office:value="8666.66666541031" calcext:value-type="float">
            <text:p>8666.66666541031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616" calcext:value-type="float">
            <text:p>1616</text:p>
          </table:table-cell>
          <table:table-cell office:value-type="float" office:value="5397.42360586061" calcext:value-type="float">
            <text:p>5397.42360586061</text:p>
          </table:table-cell>
          <table:table-cell office:value-type="float" office:value="7148" calcext:value-type="float">
            <text:p>7148</text:p>
          </table:table-cell>
          <table:table-cell office:value-type="float" office:value="7999.9653812437" calcext:value-type="float">
            <text:p>7999.9653812437</text:p>
          </table:table-cell>
          <table:table-cell office:value-type="float" office:value="8614" calcext:value-type="float">
            <text:p>8614</text:p>
          </table:table-cell>
          <table:table-cell office:value-type="float" office:value="8666.66666548938" calcext:value-type="float">
            <text:p>8666.66666548938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1626" calcext:value-type="float">
            <text:p>1626</text:p>
          </table:table-cell>
          <table:table-cell office:value-type="float" office:value="5405.50591267024" calcext:value-type="float">
            <text:p>5405.50591267024</text:p>
          </table:table-cell>
          <table:table-cell office:value-type="float" office:value="7156" calcext:value-type="float">
            <text:p>7156</text:p>
          </table:table-cell>
          <table:table-cell office:value-type="float" office:value="7999.96673865891" calcext:value-type="float">
            <text:p>7999.96673865891</text:p>
          </table:table-cell>
          <table:table-cell office:value-type="float" office:value="8613" calcext:value-type="float">
            <text:p>8613</text:p>
          </table:table-cell>
          <table:table-cell office:value-type="float" office:value="8666.66666556347" calcext:value-type="float">
            <text:p>8666.6666655634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634" calcext:value-type="float">
            <text:p>1634</text:p>
          </table:table-cell>
          <table:table-cell office:value-type="float" office:value="5413.49159220127" calcext:value-type="float">
            <text:p>5413.49159220127</text:p>
          </table:table-cell>
          <table:table-cell office:value-type="float" office:value="7168" calcext:value-type="float">
            <text:p>7168</text:p>
          </table:table-cell>
          <table:table-cell office:value-type="float" office:value="7999.96804284954" calcext:value-type="float">
            <text:p>7999.96804284954</text:p>
          </table:table-cell>
          <table:table-cell office:value-type="float" office:value="8620" calcext:value-type="float">
            <text:p>8620</text:p>
          </table:table-cell>
          <table:table-cell office:value-type="float" office:value="8666.66666563289" calcext:value-type="float">
            <text:p>8666.66666563289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633" calcext:value-type="float">
            <text:p>1633</text:p>
          </table:table-cell>
          <table:table-cell office:value-type="float" office:value="5421.38148462967" calcext:value-type="float">
            <text:p>5421.38148462967</text:p>
          </table:table-cell>
          <table:table-cell office:value-type="float" office:value="7170" calcext:value-type="float">
            <text:p>7170</text:p>
          </table:table-cell>
          <table:table-cell office:value-type="float" office:value="7999.96929590252" calcext:value-type="float">
            <text:p>7999.96929590252</text:p>
          </table:table-cell>
          <table:table-cell office:value-type="float" office:value="8642" calcext:value-type="float">
            <text:p>8642</text:p>
          </table:table-cell>
          <table:table-cell office:value-type="float" office:value="8666.66666569795" calcext:value-type="float">
            <text:p>8666.6666656979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1636" calcext:value-type="float">
            <text:p>1636</text:p>
          </table:table-cell>
          <table:table-cell office:value-type="float" office:value="5429.1764313903" calcext:value-type="float">
            <text:p>5429.1764313903</text:p>
          </table:table-cell>
          <table:table-cell office:value-type="float" office:value="7181" calcext:value-type="float">
            <text:p>7181</text:p>
          </table:table-cell>
          <table:table-cell office:value-type="float" office:value="7999.97049982296" calcext:value-type="float">
            <text:p>7999.97049982296</text:p>
          </table:table-cell>
          <table:table-cell office:value-type="float" office:value="8637" calcext:value-type="float">
            <text:p>8637</text:p>
          </table:table-cell>
          <table:table-cell office:value-type="float" office:value="8666.66666575892" calcext:value-type="float">
            <text:p>8666.66666575892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1647" calcext:value-type="float">
            <text:p>1647</text:p>
          </table:table-cell>
          <table:table-cell office:value-type="float" office:value="5436.87727489412" calcext:value-type="float">
            <text:p>5436.87727489412</text:p>
          </table:table-cell>
          <table:table-cell office:value-type="float" office:value="7188" calcext:value-type="float">
            <text:p>7188</text:p>
          </table:table-cell>
          <table:table-cell office:value-type="float" office:value="7999.97165653735" calcext:value-type="float">
            <text:p>7999.97165653735</text:p>
          </table:table-cell>
          <table:table-cell office:value-type="float" office:value="8641" calcext:value-type="float">
            <text:p>8641</text:p>
          </table:table-cell>
          <table:table-cell office:value-type="float" office:value="8666.66666581604" calcext:value-type="float">
            <text:p>8666.6666658160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1654" calcext:value-type="float">
            <text:p>1654</text:p>
          </table:table-cell>
          <table:table-cell office:value-type="float" office:value="5444.48485825272" calcext:value-type="float">
            <text:p>5444.48485825272</text:p>
          </table:table-cell>
          <table:table-cell office:value-type="float" office:value="7191" calcext:value-type="float">
            <text:p>7191</text:p>
          </table:table-cell>
          <table:table-cell office:value-type="float" office:value="7999.97276789664" calcext:value-type="float">
            <text:p>7999.97276789664</text:p>
          </table:table-cell>
          <table:table-cell office:value-type="float" office:value="8645" calcext:value-type="float">
            <text:p>8645</text:p>
          </table:table-cell>
          <table:table-cell office:value-type="float" office:value="8666.66666586958" calcext:value-type="float">
            <text:p>8666.66666586958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1657" calcext:value-type="float">
            <text:p>1657</text:p>
          </table:table-cell>
          <table:table-cell office:value-type="float" office:value="5452.00002500994" calcext:value-type="float">
            <text:p>5452.00002500994</text:p>
          </table:table-cell>
          <table:table-cell office:value-type="float" office:value="7183" calcext:value-type="float">
            <text:p>7183</text:p>
          </table:table-cell>
          <table:table-cell office:value-type="float" office:value="7999.97383567919" calcext:value-type="float">
            <text:p>7999.97383567919</text:p>
          </table:table-cell>
          <table:table-cell office:value-type="float" office:value="8634" calcext:value-type="float">
            <text:p>8634</text:p>
          </table:table-cell>
          <table:table-cell office:value-type="float" office:value="8666.66666591974" calcext:value-type="float">
            <text:p>8666.6666659197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1659" calcext:value-type="float">
            <text:p>1659</text:p>
          </table:table-cell>
          <table:table-cell office:value-type="float" office:value="5459.42361888056" calcext:value-type="float">
            <text:p>5459.42361888056</text:p>
          </table:table-cell>
          <table:table-cell office:value-type="float" office:value="7199" calcext:value-type="float">
            <text:p>7199</text:p>
          </table:table-cell>
          <table:table-cell office:value-type="float" office:value="7999.97486159366" calcext:value-type="float">
            <text:p>7999.97486159366</text:p>
          </table:table-cell>
          <table:table-cell office:value-type="float" office:value="8638" calcext:value-type="float">
            <text:p>8638</text:p>
          </table:table-cell>
          <table:table-cell office:value-type="float" office:value="8666.66666596674" calcext:value-type="float">
            <text:p>8666.66666596674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1671" calcext:value-type="float">
            <text:p>1671</text:p>
          </table:table-cell>
          <table:table-cell office:value-type="float" office:value="5466.75648349603" calcext:value-type="float">
            <text:p>5466.75648349603</text:p>
          </table:table-cell>
          <table:table-cell office:value-type="float" office:value="7225" calcext:value-type="float">
            <text:p>7225</text:p>
          </table:table-cell>
          <table:table-cell office:value-type="float" office:value="7999.97584728169" calcext:value-type="float">
            <text:p>7999.97584728169</text:p>
          </table:table-cell>
          <table:table-cell office:value-type="float" office:value="8637" calcext:value-type="float">
            <text:p>8637</text:p>
          </table:table-cell>
          <table:table-cell office:value-type="float" office:value="8666.66666601079" calcext:value-type="float">
            <text:p>8666.66666601079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1670" calcext:value-type="float">
            <text:p>1670</text:p>
          </table:table-cell>
          <table:table-cell office:value-type="float" office:value="5473.99946215708" calcext:value-type="float">
            <text:p>5473.99946215708</text:p>
          </table:table-cell>
          <table:table-cell office:value-type="float" office:value="7240" calcext:value-type="float">
            <text:p>7240</text:p>
          </table:table-cell>
          <table:table-cell office:value-type="float" office:value="7999.97679432058" calcext:value-type="float">
            <text:p>7999.97679432058</text:p>
          </table:table-cell>
          <table:table-cell office:value-type="float" office:value="8618" calcext:value-type="float">
            <text:p>8618</text:p>
          </table:table-cell>
          <table:table-cell office:value-type="float" office:value="8666.66666605207" calcext:value-type="float">
            <text:p>8666.66666605207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1676" calcext:value-type="float">
            <text:p>1676</text:p>
          </table:table-cell>
          <table:table-cell office:value-type="float" office:value="5481.15339759336" calcext:value-type="float">
            <text:p>5481.15339759336</text:p>
          </table:table-cell>
          <table:table-cell office:value-type="float" office:value="7244" calcext:value-type="float">
            <text:p>7244</text:p>
          </table:table-cell>
          <table:table-cell office:value-type="float" office:value="7999.97770422575" calcext:value-type="float">
            <text:p>7999.97770422575</text:p>
          </table:table-cell>
          <table:table-cell office:value-type="float" office:value="8640" calcext:value-type="float">
            <text:p>8640</text:p>
          </table:table-cell>
          <table:table-cell office:value-type="float" office:value="8666.66666609074" calcext:value-type="float">
            <text:p>8666.6666660907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685" calcext:value-type="float">
            <text:p>1685</text:p>
          </table:table-cell>
          <table:table-cell office:value-type="float" office:value="5488.21913172972" calcext:value-type="float">
            <text:p>5488.21913172972</text:p>
          </table:table-cell>
          <table:table-cell office:value-type="float" office:value="7243" calcext:value-type="float">
            <text:p>7243</text:p>
          </table:table-cell>
          <table:table-cell office:value-type="float" office:value="7999.97857845322" calcext:value-type="float">
            <text:p>7999.97857845322</text:p>
          </table:table-cell>
          <table:table-cell office:value-type="float" office:value="8647" calcext:value-type="float">
            <text:p>8647</text:p>
          </table:table-cell>
          <table:table-cell office:value-type="float" office:value="8666.66666612699" calcext:value-type="float">
            <text:p>8666.66666612699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1680" calcext:value-type="float">
            <text:p>1680</text:p>
          </table:table-cell>
          <table:table-cell office:value-type="float" office:value="5495.19750545938" calcext:value-type="float">
            <text:p>5495.19750545938</text:p>
          </table:table-cell>
          <table:table-cell office:value-type="float" office:value="7265" calcext:value-type="float">
            <text:p>7265</text:p>
          </table:table-cell>
          <table:table-cell office:value-type="float" office:value="7999.97941840192" calcext:value-type="float">
            <text:p>7999.97941840192</text:p>
          </table:table-cell>
          <table:table-cell office:value-type="float" office:value="8646" calcext:value-type="float">
            <text:p>8646</text:p>
          </table:table-cell>
          <table:table-cell office:value-type="float" office:value="8666.66666616095" calcext:value-type="float">
            <text:p>8666.6666661609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1687" calcext:value-type="float">
            <text:p>1687</text:p>
          </table:table-cell>
          <table:table-cell office:value-type="float" office:value="5502.08935842368" calcext:value-type="float">
            <text:p>5502.08935842368</text:p>
          </table:table-cell>
          <table:table-cell office:value-type="float" office:value="7257" calcext:value-type="float">
            <text:p>7257</text:p>
          </table:table-cell>
          <table:table-cell office:value-type="float" office:value="7999.98022541593" calcext:value-type="float">
            <text:p>7999.98022541593</text:p>
          </table:table-cell>
          <table:table-cell office:value-type="float" office:value="8657" calcext:value-type="float">
            <text:p>8657</text:p>
          </table:table-cell>
          <table:table-cell office:value-type="float" office:value="8666.66666619278" calcext:value-type="float">
            <text:p>8666.66666619278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1689" calcext:value-type="float">
            <text:p>1689</text:p>
          </table:table-cell>
          <table:table-cell office:value-type="float" office:value="5508.89552879846" calcext:value-type="float">
            <text:p>5508.89552879846</text:p>
          </table:table-cell>
          <table:table-cell office:value-type="float" office:value="7243" calcext:value-type="float">
            <text:p>7243</text:p>
          </table:table-cell>
          <table:table-cell office:value-type="float" office:value="7999.98100078662" calcext:value-type="float">
            <text:p>7999.98100078662</text:p>
          </table:table-cell>
          <table:table-cell office:value-type="float" office:value="8655" calcext:value-type="float">
            <text:p>8655</text:p>
          </table:table-cell>
          <table:table-cell office:value-type="float" office:value="8666.6666662226" calcext:value-type="float">
            <text:p>8666.6666662226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1697" calcext:value-type="float">
            <text:p>1697</text:p>
          </table:table-cell>
          <table:table-cell office:value-type="float" office:value="5515.6168530869" calcext:value-type="float">
            <text:p>5515.6168530869</text:p>
          </table:table-cell>
          <table:table-cell office:value-type="float" office:value="7272" calcext:value-type="float">
            <text:p>7272</text:p>
          </table:table-cell>
          <table:table-cell office:value-type="float" office:value="7999.98174575473" calcext:value-type="float">
            <text:p>7999.98174575473</text:p>
          </table:table-cell>
          <table:table-cell office:value-type="float" office:value="8661" calcext:value-type="float">
            <text:p>8661</text:p>
          </table:table-cell>
          <table:table-cell office:value-type="float" office:value="8666.66666625055" calcext:value-type="float">
            <text:p>8666.6666662505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1695" calcext:value-type="float">
            <text:p>1695</text:p>
          </table:table-cell>
          <table:table-cell office:value-type="float" office:value="5522.25416591887" calcext:value-type="float">
            <text:p>5522.25416591887</text:p>
          </table:table-cell>
          <table:table-cell office:value-type="float" office:value="7282" calcext:value-type="float">
            <text:p>7282</text:p>
          </table:table-cell>
          <table:table-cell office:value-type="float" office:value="7999.98246151236" calcext:value-type="float">
            <text:p>7999.98246151236</text:p>
          </table:table-cell>
          <table:table-cell office:value-type="float" office:value="8672" calcext:value-type="float">
            <text:p>8672</text:p>
          </table:table-cell>
          <table:table-cell office:value-type="float" office:value="8666.66666627673" calcext:value-type="float">
            <text:p>8666.66666627673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1695" calcext:value-type="float">
            <text:p>1695</text:p>
          </table:table-cell>
          <table:table-cell office:value-type="float" office:value="5528.80829985651" calcext:value-type="float">
            <text:p>5528.80829985651</text:p>
          </table:table-cell>
          <table:table-cell office:value-type="float" office:value="7306" calcext:value-type="float">
            <text:p>7306</text:p>
          </table:table-cell>
          <table:table-cell office:value-type="float" office:value="7999.98314920485" calcext:value-type="float">
            <text:p>7999.98314920485</text:p>
          </table:table-cell>
          <table:table-cell office:value-type="float" office:value="8684" calcext:value-type="float">
            <text:p>8684</text:p>
          </table:table-cell>
          <table:table-cell office:value-type="float" office:value="8666.66666630128" calcext:value-type="float">
            <text:p>8666.66666630128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1696" calcext:value-type="float">
            <text:p>1696</text:p>
          </table:table-cell>
          <table:table-cell office:value-type="float" office:value="5535.28008520616" calcext:value-type="float">
            <text:p>5535.28008520616</text:p>
          </table:table-cell>
          <table:table-cell office:value-type="float" office:value="7327" calcext:value-type="float">
            <text:p>7327</text:p>
          </table:table-cell>
          <table:table-cell office:value-type="float" office:value="7999.98380993264" calcext:value-type="float">
            <text:p>7999.98380993264</text:p>
          </table:table-cell>
          <table:table-cell office:value-type="float" office:value="8710" calcext:value-type="float">
            <text:p>8710</text:p>
          </table:table-cell>
          <table:table-cell office:value-type="float" office:value="8666.66666632427" calcext:value-type="float">
            <text:p>8666.66666632427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1705" calcext:value-type="float">
            <text:p>1705</text:p>
          </table:table-cell>
          <table:table-cell office:value-type="float" office:value="5541.6703498364" calcext:value-type="float">
            <text:p>5541.6703498364</text:p>
          </table:table-cell>
          <table:table-cell office:value-type="float" office:value="7334" calcext:value-type="float">
            <text:p>7334</text:p>
          </table:table-cell>
          <table:table-cell office:value-type="float" office:value="7999.98444475303" calcext:value-type="float">
            <text:p>7999.98444475303</text:p>
          </table:table-cell>
          <table:table-cell office:value-type="float" office:value="8711" calcext:value-type="float">
            <text:p>8711</text:p>
          </table:table-cell>
          <table:table-cell office:value-type="float" office:value="8666.66666634582" calcext:value-type="float">
            <text:p>8666.66666634582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1710" calcext:value-type="float">
            <text:p>1710</text:p>
          </table:table-cell>
          <table:table-cell office:value-type="float" office:value="5547.97991900216" calcext:value-type="float">
            <text:p>5547.97991900216</text:p>
          </table:table-cell>
          <table:table-cell office:value-type="float" office:value="7358" calcext:value-type="float">
            <text:p>7358</text:p>
          </table:table-cell>
          <table:table-cell office:value-type="float" office:value="7999.98505468184" calcext:value-type="float">
            <text:p>7999.98505468184</text:p>
          </table:table-cell>
          <table:table-cell office:value-type="float" office:value="8710" calcext:value-type="float">
            <text:p>8710</text:p>
          </table:table-cell>
          <table:table-cell office:value-type="float" office:value="8666.66666636601" calcext:value-type="float">
            <text:p>8666.6666663660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705" calcext:value-type="float">
            <text:p>1705</text:p>
          </table:table-cell>
          <table:table-cell office:value-type="float" office:value="5554.20961517482" calcext:value-type="float">
            <text:p>5554.20961517482</text:p>
          </table:table-cell>
          <table:table-cell office:value-type="float" office:value="7355" calcext:value-type="float">
            <text:p>7355</text:p>
          </table:table-cell>
          <table:table-cell office:value-type="float" office:value="7999.9856406951" calcext:value-type="float">
            <text:p>7999.9856406951</text:p>
          </table:table-cell>
          <table:table-cell office:value-type="float" office:value="8701" calcext:value-type="float">
            <text:p>8701</text:p>
          </table:table-cell>
          <table:table-cell office:value-type="float" office:value="8666.66666638493" calcext:value-type="float">
            <text:p>8666.66666638493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1710" calcext:value-type="float">
            <text:p>1710</text:p>
          </table:table-cell>
          <table:table-cell office:value-type="float" office:value="5560.36025787825" calcext:value-type="float">
            <text:p>5560.36025787825</text:p>
          </table:table-cell>
          <table:table-cell office:value-type="float" office:value="7354" calcext:value-type="float">
            <text:p>7354</text:p>
          </table:table-cell>
          <table:table-cell office:value-type="float" office:value="7999.98620373053" calcext:value-type="float">
            <text:p>7999.98620373053</text:p>
          </table:table-cell>
          <table:table-cell office:value-type="float" office:value="8678" calcext:value-type="float">
            <text:p>8678</text:p>
          </table:table-cell>
          <table:table-cell office:value-type="float" office:value="8666.66666640266" calcext:value-type="float">
            <text:p>8666.66666640266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1720" calcext:value-type="float">
            <text:p>1720</text:p>
          </table:table-cell>
          <table:table-cell office:value-type="float" office:value="5566.43266353051" calcext:value-type="float">
            <text:p>5566.43266353051</text:p>
          </table:table-cell>
          <table:table-cell office:value-type="float" office:value="7374" calcext:value-type="float">
            <text:p>7374</text:p>
          </table:table-cell>
          <table:table-cell office:value-type="float" office:value="7999.9867446891" calcext:value-type="float">
            <text:p>7999.9867446891</text:p>
          </table:table-cell>
          <table:table-cell office:value-type="float" office:value="8685" calcext:value-type="float">
            <text:p>8685</text:p>
          </table:table-cell>
          <table:table-cell office:value-type="float" office:value="8666.66666641928" calcext:value-type="float">
            <text:p>8666.66666641928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1726" calcext:value-type="float">
            <text:p>1726</text:p>
          </table:table-cell>
          <table:table-cell office:value-type="float" office:value="5572.42764529141" calcext:value-type="float">
            <text:p>5572.42764529141</text:p>
          </table:table-cell>
          <table:table-cell office:value-type="float" office:value="7389" calcext:value-type="float">
            <text:p>7389</text:p>
          </table:table-cell>
          <table:table-cell office:value-type="float" office:value="7999.98726443644" calcext:value-type="float">
            <text:p>7999.98726443644</text:p>
          </table:table-cell>
          <table:table-cell office:value-type="float" office:value="8685" calcext:value-type="float">
            <text:p>8685</text:p>
          </table:table-cell>
          <table:table-cell office:value-type="float" office:value="8666.66666643484" calcext:value-type="float">
            <text:p>8666.66666643484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718" calcext:value-type="float">
            <text:p>1718</text:p>
          </table:table-cell>
          <table:table-cell office:value-type="float" office:value="5578.34601291555" calcext:value-type="float">
            <text:p>5578.34601291555</text:p>
          </table:table-cell>
          <table:table-cell office:value-type="float" office:value="7415" calcext:value-type="float">
            <text:p>7415</text:p>
          </table:table-cell>
          <table:table-cell office:value-type="float" office:value="7999.98776380427" calcext:value-type="float">
            <text:p>7999.98776380427</text:p>
          </table:table-cell>
          <table:table-cell office:value-type="float" office:value="8668" calcext:value-type="float">
            <text:p>8668</text:p>
          </table:table-cell>
          <table:table-cell office:value-type="float" office:value="8666.66666644943" calcext:value-type="float">
            <text:p>8666.66666644943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1728" calcext:value-type="float">
            <text:p>1728</text:p>
          </table:table-cell>
          <table:table-cell office:value-type="float" office:value="5584.18857261094" calcext:value-type="float">
            <text:p>5584.18857261094</text:p>
          </table:table-cell>
          <table:table-cell office:value-type="float" office:value="7426" calcext:value-type="float">
            <text:p>7426</text:p>
          </table:table-cell>
          <table:table-cell office:value-type="float" office:value="7999.98824359166" calcext:value-type="float">
            <text:p>7999.98824359166</text:p>
          </table:table-cell>
          <table:table-cell office:value-type="float" office:value="8663" calcext:value-type="float">
            <text:p>8663</text:p>
          </table:table-cell>
          <table:table-cell office:value-type="float" office:value="8666.6666664631" calcext:value-type="float">
            <text:p>8666.6666664631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1738" calcext:value-type="float">
            <text:p>1738</text:p>
          </table:table-cell>
          <table:table-cell office:value-type="float" office:value="5589.95612690293" calcext:value-type="float">
            <text:p>5589.95612690293</text:p>
          </table:table-cell>
          <table:table-cell office:value-type="float" office:value="7456" calcext:value-type="float">
            <text:p>7456</text:p>
          </table:table-cell>
          <table:table-cell office:value-type="float" office:value="7999.98870456637" calcext:value-type="float">
            <text:p>7999.98870456637</text:p>
          </table:table-cell>
          <table:table-cell office:value-type="float" office:value="8681" calcext:value-type="float">
            <text:p>8681</text:p>
          </table:table-cell>
          <table:table-cell office:value-type="float" office:value="8666.66666647592" calcext:value-type="float">
            <text:p>8666.66666647592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1737" calcext:value-type="float">
            <text:p>1737</text:p>
          </table:table-cell>
          <table:table-cell office:value-type="float" office:value="5595.64947450361" calcext:value-type="float">
            <text:p>5595.64947450361</text:p>
          </table:table-cell>
          <table:table-cell office:value-type="float" office:value="7465" calcext:value-type="float">
            <text:p>7465</text:p>
          </table:table-cell>
          <table:table-cell office:value-type="float" office:value="7999.98914746606" calcext:value-type="float">
            <text:p>7999.98914746606</text:p>
          </table:table-cell>
          <table:table-cell office:value-type="float" office:value="8673" calcext:value-type="float">
            <text:p>8673</text:p>
          </table:table-cell>
          <table:table-cell office:value-type="float" office:value="8666.66666648792" calcext:value-type="float">
            <text:p>8666.66666648792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1740" calcext:value-type="float">
            <text:p>1740</text:p>
          </table:table-cell>
          <table:table-cell office:value-type="float" office:value="5601.26941018623" calcext:value-type="float">
            <text:p>5601.26941018623</text:p>
          </table:table-cell>
          <table:table-cell office:value-type="float" office:value="7469" calcext:value-type="float">
            <text:p>7469</text:p>
          </table:table-cell>
          <table:table-cell office:value-type="float" office:value="7999.98957299945" calcext:value-type="float">
            <text:p>7999.98957299945</text:p>
          </table:table-cell>
          <table:table-cell office:value-type="float" office:value="8682" calcext:value-type="float">
            <text:p>8682</text:p>
          </table:table-cell>
          <table:table-cell office:value-type="float" office:value="8666.66666649917" calcext:value-type="float">
            <text:p>8666.66666649917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1755" calcext:value-type="float">
            <text:p>1755</text:p>
          </table:table-cell>
          <table:table-cell office:value-type="float" office:value="5606.81672466489" calcext:value-type="float">
            <text:p>5606.81672466489</text:p>
          </table:table-cell>
          <table:table-cell office:value-type="float" office:value="7482" calcext:value-type="float">
            <text:p>7482</text:p>
          </table:table-cell>
          <table:table-cell office:value-type="float" office:value="7999.98998184748" calcext:value-type="float">
            <text:p>7999.98998184748</text:p>
          </table:table-cell>
          <table:table-cell office:value-type="float" office:value="8683" calcext:value-type="float">
            <text:p>8683</text:p>
          </table:table-cell>
          <table:table-cell office:value-type="float" office:value="8666.66666650971" calcext:value-type="float">
            <text:p>8666.6666665097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754" calcext:value-type="float">
            <text:p>1754</text:p>
          </table:table-cell>
          <table:table-cell office:value-type="float" office:value="5612.29220447916" calcext:value-type="float">
            <text:p>5612.29220447916</text:p>
          </table:table-cell>
          <table:table-cell office:value-type="float" office:value="7500" calcext:value-type="float">
            <text:p>7500</text:p>
          </table:table-cell>
          <table:table-cell office:value-type="float" office:value="7999.99037466438" calcext:value-type="float">
            <text:p>7999.99037466438</text:p>
          </table:table-cell>
          <table:table-cell office:value-type="float" office:value="8696" calcext:value-type="float">
            <text:p>8696</text:p>
          </table:table-cell>
          <table:table-cell office:value-type="float" office:value="8666.66666651959" calcext:value-type="float">
            <text:p>8666.66666651959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759" calcext:value-type="float">
            <text:p>1759</text:p>
          </table:table-cell>
          <table:table-cell office:value-type="float" office:value="5617.69663188362" calcext:value-type="float">
            <text:p>5617.69663188362</text:p>
          </table:table-cell>
          <table:table-cell office:value-type="float" office:value="7486" calcext:value-type="float">
            <text:p>7486</text:p>
          </table:table-cell>
          <table:table-cell office:value-type="float" office:value="7999.99075207875" calcext:value-type="float">
            <text:p>7999.99075207875</text:p>
          </table:table-cell>
          <table:table-cell office:value-type="float" office:value="8698" calcext:value-type="float">
            <text:p>8698</text:p>
          </table:table-cell>
          <table:table-cell office:value-type="float" office:value="8666.66666652884" calcext:value-type="float">
            <text:p>8666.66666652884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767" calcext:value-type="float">
            <text:p>1767</text:p>
          </table:table-cell>
          <table:table-cell office:value-type="float" office:value="5623.03078474227" calcext:value-type="float">
            <text:p>5623.03078474227</text:p>
          </table:table-cell>
          <table:table-cell office:value-type="float" office:value="7488" calcext:value-type="float">
            <text:p>7488</text:p>
          </table:table-cell>
          <table:table-cell office:value-type="float" office:value="7999.99111469453" calcext:value-type="float">
            <text:p>7999.99111469453</text:p>
          </table:table-cell>
          <table:table-cell office:value-type="float" office:value="8691" calcext:value-type="float">
            <text:p>8691</text:p>
          </table:table-cell>
          <table:table-cell office:value-type="float" office:value="8666.66666653752" calcext:value-type="float">
            <text:p>8666.66666653752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771" calcext:value-type="float">
            <text:p>1771</text:p>
          </table:table-cell>
          <table:table-cell office:value-type="float" office:value="5628.29543642755" calcext:value-type="float">
            <text:p>5628.29543642755</text:p>
          </table:table-cell>
          <table:table-cell office:value-type="float" office:value="7480" calcext:value-type="float">
            <text:p>7480</text:p>
          </table:table-cell>
          <table:table-cell office:value-type="float" office:value="7999.99146309197" calcext:value-type="float">
            <text:p>7999.99146309197</text:p>
          </table:table-cell>
          <table:table-cell office:value-type="float" office:value="8700" calcext:value-type="float">
            <text:p>8700</text:p>
          </table:table-cell>
          <table:table-cell office:value-type="float" office:value="8666.66666654564" calcext:value-type="float">
            <text:p>8666.66666654564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775" calcext:value-type="float">
            <text:p>1775</text:p>
          </table:table-cell>
          <table:table-cell office:value-type="float" office:value="5633.49135572413" calcext:value-type="float">
            <text:p>5633.49135572413</text:p>
          </table:table-cell>
          <table:table-cell office:value-type="float" office:value="7488" calcext:value-type="float">
            <text:p>7488</text:p>
          </table:table-cell>
          <table:table-cell office:value-type="float" office:value="7999.99179782858" calcext:value-type="float">
            <text:p>7999.99179782858</text:p>
          </table:table-cell>
          <table:table-cell office:value-type="float" office:value="8689" calcext:value-type="float">
            <text:p>8689</text:p>
          </table:table-cell>
          <table:table-cell office:value-type="float" office:value="8666.66666655326" calcext:value-type="float">
            <text:p>8666.66666655326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1786" calcext:value-type="float">
            <text:p>1786</text:p>
          </table:table-cell>
          <table:table-cell office:value-type="float" office:value="5638.61930673706" calcext:value-type="float">
            <text:p>5638.61930673706</text:p>
          </table:table-cell>
          <table:table-cell office:value-type="float" office:value="7485" calcext:value-type="float">
            <text:p>7485</text:p>
          </table:table-cell>
          <table:table-cell office:value-type="float" office:value="7999.99211944" calcext:value-type="float">
            <text:p>7999.99211944</text:p>
          </table:table-cell>
          <table:table-cell office:value-type="float" office:value="8697" calcext:value-type="float">
            <text:p>8697</text:p>
          </table:table-cell>
          <table:table-cell office:value-type="float" office:value="8666.6666665604" calcext:value-type="float">
            <text:p>8666.6666665604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794" calcext:value-type="float">
            <text:p>1794</text:p>
          </table:table-cell>
          <table:table-cell office:value-type="float" office:value="5643.68004880447" calcext:value-type="float">
            <text:p>5643.68004880447</text:p>
          </table:table-cell>
          <table:table-cell office:value-type="float" office:value="7485" calcext:value-type="float">
            <text:p>7485</text:p>
          </table:table-cell>
          <table:table-cell office:value-type="float" office:value="7999.99242844089" calcext:value-type="float">
            <text:p>7999.99242844089</text:p>
          </table:table-cell>
          <table:table-cell office:value-type="float" office:value="8679" calcext:value-type="float">
            <text:p>8679</text:p>
          </table:table-cell>
          <table:table-cell office:value-type="float" office:value="8666.66666656709" calcext:value-type="float">
            <text:p>8666.66666656709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799" calcext:value-type="float">
            <text:p>1799</text:p>
          </table:table-cell>
          <table:table-cell office:value-type="float" office:value="5648.67433641453" calcext:value-type="float">
            <text:p>5648.67433641453</text:p>
          </table:table-cell>
          <table:table-cell office:value-type="float" office:value="7512" calcext:value-type="float">
            <text:p>7512</text:p>
          </table:table-cell>
          <table:table-cell office:value-type="float" office:value="7999.9927253257" calcext:value-type="float">
            <text:p>7999.9927253257</text:p>
          </table:table-cell>
          <table:table-cell office:value-type="float" office:value="8690" calcext:value-type="float">
            <text:p>8690</text:p>
          </table:table-cell>
          <table:table-cell office:value-type="float" office:value="8666.66666657335" calcext:value-type="float">
            <text:p>8666.66666657335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1805" calcext:value-type="float">
            <text:p>1805</text:p>
          </table:table-cell>
          <table:table-cell office:value-type="float" office:value="5653.60291912664" calcext:value-type="float">
            <text:p>5653.60291912664</text:p>
          </table:table-cell>
          <table:table-cell office:value-type="float" office:value="7504" calcext:value-type="float">
            <text:p>7504</text:p>
          </table:table-cell>
          <table:table-cell office:value-type="float" office:value="7999.99301056951" calcext:value-type="float">
            <text:p>7999.99301056951</text:p>
          </table:table-cell>
          <table:table-cell office:value-type="float" office:value="8704" calcext:value-type="float">
            <text:p>8704</text:p>
          </table:table-cell>
          <table:table-cell office:value-type="float" office:value="8666.66666657922" calcext:value-type="float">
            <text:p>8666.66666657922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1814" calcext:value-type="float">
            <text:p>1814</text:p>
          </table:table-cell>
          <table:table-cell office:value-type="float" office:value="5658.46654149677" calcext:value-type="float">
            <text:p>5658.46654149677</text:p>
          </table:table-cell>
          <table:table-cell office:value-type="float" office:value="7523" calcext:value-type="float">
            <text:p>7523</text:p>
          </table:table-cell>
          <table:table-cell office:value-type="float" office:value="7999.99328462877" calcext:value-type="float">
            <text:p>7999.99328462877</text:p>
          </table:table-cell>
          <table:table-cell office:value-type="float" office:value="8706" calcext:value-type="float">
            <text:p>8706</text:p>
          </table:table-cell>
          <table:table-cell office:value-type="float" office:value="8666.66666658473" calcext:value-type="float">
            <text:p>8666.6666665847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812" calcext:value-type="float">
            <text:p>1812</text:p>
          </table:table-cell>
          <table:table-cell office:value-type="float" office:value="5663.26594300685" calcext:value-type="float">
            <text:p>5663.26594300685</text:p>
          </table:table-cell>
          <table:table-cell office:value-type="float" office:value="7541" calcext:value-type="float">
            <text:p>7541</text:p>
          </table:table-cell>
          <table:table-cell office:value-type="float" office:value="7999.99354794203" calcext:value-type="float">
            <text:p>7999.99354794203</text:p>
          </table:table-cell>
          <table:table-cell office:value-type="float" office:value="8713" calcext:value-type="float">
            <text:p>8713</text:p>
          </table:table-cell>
          <table:table-cell office:value-type="float" office:value="8666.66666658989" calcext:value-type="float">
            <text:p>8666.66666658989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817" calcext:value-type="float">
            <text:p>1817</text:p>
          </table:table-cell>
          <table:table-cell office:value-type="float" office:value="5668.00185799806" calcext:value-type="float">
            <text:p>5668.00185799806</text:p>
          </table:table-cell>
          <table:table-cell office:value-type="float" office:value="7552" calcext:value-type="float">
            <text:p>7552</text:p>
          </table:table-cell>
          <table:table-cell office:value-type="float" office:value="7999.99380093064" calcext:value-type="float">
            <text:p>7999.99380093064</text:p>
          </table:table-cell>
          <table:table-cell office:value-type="float" office:value="8703" calcext:value-type="float">
            <text:p>8703</text:p>
          </table:table-cell>
          <table:table-cell office:value-type="float" office:value="8666.66666659472" calcext:value-type="float">
            <text:p>8666.66666659472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1815" calcext:value-type="float">
            <text:p>1815</text:p>
          </table:table-cell>
          <table:table-cell office:value-type="float" office:value="5672.67501560802" calcext:value-type="float">
            <text:p>5672.67501560802</text:p>
          </table:table-cell>
          <table:table-cell office:value-type="float" office:value="7566" calcext:value-type="float">
            <text:p>7566</text:p>
          </table:table-cell>
          <table:table-cell office:value-type="float" office:value="7999.99404399945" calcext:value-type="float">
            <text:p>7999.99404399945</text:p>
          </table:table-cell>
          <table:table-cell office:value-type="float" office:value="8717" calcext:value-type="float">
            <text:p>8717</text:p>
          </table:table-cell>
          <table:table-cell office:value-type="float" office:value="8666.66666659924" calcext:value-type="float">
            <text:p>8666.66666659924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822" calcext:value-type="float">
            <text:p>1822</text:p>
          </table:table-cell>
          <table:table-cell office:value-type="float" office:value="5677.28613971166" calcext:value-type="float">
            <text:p>5677.28613971166</text:p>
          </table:table-cell>
          <table:table-cell office:value-type="float" office:value="7594" calcext:value-type="float">
            <text:p>7594</text:p>
          </table:table-cell>
          <table:table-cell office:value-type="float" office:value="7999.9942775374" calcext:value-type="float">
            <text:p>7999.9942775374</text:p>
          </table:table-cell>
          <table:table-cell office:value-type="float" office:value="8725" calcext:value-type="float">
            <text:p>8725</text:p>
          </table:table-cell>
          <table:table-cell office:value-type="float" office:value="8666.66666660349" calcext:value-type="float">
            <text:p>8666.66666660349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831" calcext:value-type="float">
            <text:p>1831</text:p>
          </table:table-cell>
          <table:table-cell office:value-type="float" office:value="5681.83594886587" calcext:value-type="float">
            <text:p>5681.83594886587</text:p>
          </table:table-cell>
          <table:table-cell office:value-type="float" office:value="7592" calcext:value-type="float">
            <text:p>7592</text:p>
          </table:table-cell>
          <table:table-cell office:value-type="float" office:value="7999.99450191822" calcext:value-type="float">
            <text:p>7999.99450191822</text:p>
          </table:table-cell>
          <table:table-cell office:value-type="float" office:value="8707" calcext:value-type="float">
            <text:p>8707</text:p>
          </table:table-cell>
          <table:table-cell office:value-type="float" office:value="8666.66666660746" calcext:value-type="float">
            <text:p>8666.66666660746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819" calcext:value-type="float">
            <text:p>1819</text:p>
          </table:table-cell>
          <table:table-cell office:value-type="float" office:value="5686.32515625756" calcext:value-type="float">
            <text:p>5686.32515625756</text:p>
          </table:table-cell>
          <table:table-cell office:value-type="float" office:value="7572" calcext:value-type="float">
            <text:p>7572</text:p>
          </table:table-cell>
          <table:table-cell office:value-type="float" office:value="7999.99471750094" calcext:value-type="float">
            <text:p>7999.99471750094</text:p>
          </table:table-cell>
          <table:table-cell office:value-type="float" office:value="8697" calcext:value-type="float">
            <text:p>8697</text:p>
          </table:table-cell>
          <table:table-cell office:value-type="float" office:value="8666.66666661119" calcext:value-type="float">
            <text:p>8666.66666661119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831" calcext:value-type="float">
            <text:p>1831</text:p>
          </table:table-cell>
          <table:table-cell office:value-type="float" office:value="5690.75446965537" calcext:value-type="float">
            <text:p>5690.75446965537</text:p>
          </table:table-cell>
          <table:table-cell office:value-type="float" office:value="7574" calcext:value-type="float">
            <text:p>7574</text:p>
          </table:table-cell>
          <table:table-cell office:value-type="float" office:value="7999.99492463056" calcext:value-type="float">
            <text:p>7999.99492463056</text:p>
          </table:table-cell>
          <table:table-cell office:value-type="float" office:value="8690" calcext:value-type="float">
            <text:p>8690</text:p>
          </table:table-cell>
          <table:table-cell office:value-type="float" office:value="8666.66666661468" calcext:value-type="float">
            <text:p>8666.66666661468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1831" calcext:value-type="float">
            <text:p>1831</text:p>
          </table:table-cell>
          <table:table-cell office:value-type="float" office:value="5695.12459136467" calcext:value-type="float">
            <text:p>5695.12459136467</text:p>
          </table:table-cell>
          <table:table-cell office:value-type="float" office:value="7565" calcext:value-type="float">
            <text:p>7565</text:p>
          </table:table-cell>
          <table:table-cell office:value-type="float" office:value="7999.99512363852" calcext:value-type="float">
            <text:p>7999.99512363852</text:p>
          </table:table-cell>
          <table:table-cell office:value-type="float" office:value="8664" calcext:value-type="float">
            <text:p>8664</text:p>
          </table:table-cell>
          <table:table-cell office:value-type="float" office:value="8666.66666661795" calcext:value-type="float">
            <text:p>8666.66666661795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832" calcext:value-type="float">
            <text:p>1832</text:p>
          </table:table-cell>
          <table:table-cell office:value-type="float" office:value="5699.43621818583" calcext:value-type="float">
            <text:p>5699.43621818583</text:p>
          </table:table-cell>
          <table:table-cell office:value-type="float" office:value="7563" calcext:value-type="float">
            <text:p>7563</text:p>
          </table:table-cell>
          <table:table-cell office:value-type="float" office:value="7999.99531484328" calcext:value-type="float">
            <text:p>7999.99531484328</text:p>
          </table:table-cell>
          <table:table-cell office:value-type="float" office:value="8660" calcext:value-type="float">
            <text:p>8660</text:p>
          </table:table-cell>
          <table:table-cell office:value-type="float" office:value="8666.66666662102" calcext:value-type="float">
            <text:p>8666.6666666210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1839" calcext:value-type="float">
            <text:p>1839</text:p>
          </table:table-cell>
          <table:table-cell office:value-type="float" office:value="5703.69004137585" calcext:value-type="float">
            <text:p>5703.69004137585</text:p>
          </table:table-cell>
          <table:table-cell office:value-type="float" office:value="7566" calcext:value-type="float">
            <text:p>7566</text:p>
          </table:table-cell>
          <table:table-cell office:value-type="float" office:value="7999.9954985508" calcext:value-type="float">
            <text:p>7999.9954985508</text:p>
          </table:table-cell>
          <table:table-cell office:value-type="float" office:value="8668" calcext:value-type="float">
            <text:p>8668</text:p>
          </table:table-cell>
          <table:table-cell office:value-type="float" office:value="8666.66666662389" calcext:value-type="float">
            <text:p>8666.6666666238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841" calcext:value-type="float">
            <text:p>1841</text:p>
          </table:table-cell>
          <table:table-cell office:value-type="float" office:value="5707.88674661295" calcext:value-type="float">
            <text:p>5707.88674661295</text:p>
          </table:table-cell>
          <table:table-cell office:value-type="float" office:value="7570" calcext:value-type="float">
            <text:p>7570</text:p>
          </table:table-cell>
          <table:table-cell office:value-type="float" office:value="7999.99567505505" calcext:value-type="float">
            <text:p>7999.99567505505</text:p>
          </table:table-cell>
          <table:table-cell office:value-type="float" office:value="8650" calcext:value-type="float">
            <text:p>8650</text:p>
          </table:table-cell>
          <table:table-cell office:value-type="float" office:value="8666.66666662658" calcext:value-type="float">
            <text:p>8666.66666662658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850" calcext:value-type="float">
            <text:p>1850</text:p>
          </table:table-cell>
          <table:table-cell office:value-type="float" office:value="5712.0270139643" calcext:value-type="float">
            <text:p>5712.0270139643</text:p>
          </table:table-cell>
          <table:table-cell office:value-type="float" office:value="7563" calcext:value-type="float">
            <text:p>7563</text:p>
          </table:table-cell>
          <table:table-cell office:value-type="float" office:value="7999.99584463848" calcext:value-type="float">
            <text:p>7999.99584463848</text:p>
          </table:table-cell>
          <table:table-cell office:value-type="float" office:value="8627" calcext:value-type="float">
            <text:p>8627</text:p>
          </table:table-cell>
          <table:table-cell office:value-type="float" office:value="8666.6666666291" calcext:value-type="float">
            <text:p>8666.6666666291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1858" calcext:value-type="float">
            <text:p>1858</text:p>
          </table:table-cell>
          <table:table-cell office:value-type="float" office:value="5716.11151785672" calcext:value-type="float">
            <text:p>5716.11151785672</text:p>
          </table:table-cell>
          <table:table-cell office:value-type="float" office:value="7608" calcext:value-type="float">
            <text:p>7608</text:p>
          </table:table-cell>
          <table:table-cell office:value-type="float" office:value="7999.99600757246" calcext:value-type="float">
            <text:p>7999.99600757246</text:p>
          </table:table-cell>
          <table:table-cell office:value-type="float" office:value="8641" calcext:value-type="float">
            <text:p>8641</text:p>
          </table:table-cell>
          <table:table-cell office:value-type="float" office:value="8666.66666663147" calcext:value-type="float">
            <text:p>8666.66666663147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1858" calcext:value-type="float">
            <text:p>1858</text:p>
          </table:table-cell>
          <table:table-cell office:value-type="float" office:value="5720.1409270502" calcext:value-type="float">
            <text:p>5720.1409270502</text:p>
          </table:table-cell>
          <table:table-cell office:value-type="float" office:value="7592" calcext:value-type="float">
            <text:p>7592</text:p>
          </table:table-cell>
          <table:table-cell office:value-type="float" office:value="7999.9961641177" calcext:value-type="float">
            <text:p>7999.9961641177</text:p>
          </table:table-cell>
          <table:table-cell office:value-type="float" office:value="8656" calcext:value-type="float">
            <text:p>8656</text:p>
          </table:table-cell>
          <table:table-cell office:value-type="float" office:value="8666.66666663368" calcext:value-type="float">
            <text:p>8666.66666663368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1871" calcext:value-type="float">
            <text:p>1871</text:p>
          </table:table-cell>
          <table:table-cell office:value-type="float" office:value="5724.11590461422" calcext:value-type="float">
            <text:p>5724.11590461422</text:p>
          </table:table-cell>
          <table:table-cell office:value-type="float" office:value="7608" calcext:value-type="float">
            <text:p>7608</text:p>
          </table:table-cell>
          <table:table-cell office:value-type="float" office:value="7999.99631452473" calcext:value-type="float">
            <text:p>7999.99631452473</text:p>
          </table:table-cell>
          <table:table-cell office:value-type="float" office:value="8665" calcext:value-type="float">
            <text:p>8665</text:p>
          </table:table-cell>
          <table:table-cell office:value-type="float" office:value="8666.66666663576" calcext:value-type="float">
            <text:p>8666.66666663576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859" calcext:value-type="float">
            <text:p>1859</text:p>
          </table:table-cell>
          <table:table-cell office:value-type="float" office:value="5728.03710790687" calcext:value-type="float">
            <text:p>5728.03710790687</text:p>
          </table:table-cell>
          <table:table-cell office:value-type="float" office:value="7586" calcext:value-type="float">
            <text:p>7586</text:p>
          </table:table-cell>
          <table:table-cell office:value-type="float" office:value="7999.99645903422" calcext:value-type="float">
            <text:p>7999.99645903422</text:p>
          </table:table-cell>
          <table:table-cell office:value-type="float" office:value="8674" calcext:value-type="float">
            <text:p>8674</text:p>
          </table:table-cell>
          <table:table-cell office:value-type="float" office:value="8666.6666666377" calcext:value-type="float">
            <text:p>8666.6666666377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862" calcext:value-type="float">
            <text:p>1862</text:p>
          </table:table-cell>
          <table:table-cell office:value-type="float" office:value="5731.90518855647" calcext:value-type="float">
            <text:p>5731.90518855647</text:p>
          </table:table-cell>
          <table:table-cell office:value-type="float" office:value="7590" calcext:value-type="float">
            <text:p>7590</text:p>
          </table:table-cell>
          <table:table-cell office:value-type="float" office:value="7999.99659787741" calcext:value-type="float">
            <text:p>7999.99659787741</text:p>
          </table:table-cell>
          <table:table-cell office:value-type="float" office:value="8677" calcext:value-type="float">
            <text:p>8677</text:p>
          </table:table-cell>
          <table:table-cell office:value-type="float" office:value="8666.66666663953" calcext:value-type="float">
            <text:p>8666.66666663953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1869" calcext:value-type="float">
            <text:p>1869</text:p>
          </table:table-cell>
          <table:table-cell office:value-type="float" office:value="5735.72079244585" calcext:value-type="float">
            <text:p>5735.72079244585</text:p>
          </table:table-cell>
          <table:table-cell office:value-type="float" office:value="7610" calcext:value-type="float">
            <text:p>7610</text:p>
          </table:table-cell>
          <table:table-cell office:value-type="float" office:value="7999.99673127649" calcext:value-type="float">
            <text:p>7999.99673127649</text:p>
          </table:table-cell>
          <table:table-cell office:value-type="float" office:value="8691" calcext:value-type="float">
            <text:p>8691</text:p>
          </table:table-cell>
          <table:table-cell office:value-type="float" office:value="8666.66666664123" calcext:value-type="float">
            <text:p>8666.66666664123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1874" calcext:value-type="float">
            <text:p>1874</text:p>
          </table:table-cell>
          <table:table-cell office:value-type="float" office:value="5739.48455969909" calcext:value-type="float">
            <text:p>5739.48455969909</text:p>
          </table:table-cell>
          <table:table-cell office:value-type="float" office:value="7646" calcext:value-type="float">
            <text:p>7646</text:p>
          </table:table-cell>
          <table:table-cell office:value-type="float" office:value="7999.99685944493" calcext:value-type="float">
            <text:p>7999.99685944493</text:p>
          </table:table-cell>
          <table:table-cell office:value-type="float" office:value="8673" calcext:value-type="float">
            <text:p>8673</text:p>
          </table:table-cell>
          <table:table-cell office:value-type="float" office:value="8666.66666664284" calcext:value-type="float">
            <text:p>8666.66666664284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1873" calcext:value-type="float">
            <text:p>1873</text:p>
          </table:table-cell>
          <table:table-cell office:value-type="float" office:value="5743.19712467065" calcext:value-type="float">
            <text:p>5743.19712467065</text:p>
          </table:table-cell>
          <table:table-cell office:value-type="float" office:value="7653" calcext:value-type="float">
            <text:p>7653</text:p>
          </table:table-cell>
          <table:table-cell office:value-type="float" office:value="7999.9969825878" calcext:value-type="float">
            <text:p>7999.9969825878</text:p>
          </table:table-cell>
          <table:table-cell office:value-type="float" office:value="8674" calcext:value-type="float">
            <text:p>8674</text:p>
          </table:table-cell>
          <table:table-cell office:value-type="float" office:value="8666.66666664433" calcext:value-type="float">
            <text:p>8666.666666644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875" calcext:value-type="float">
            <text:p>1875</text:p>
          </table:table-cell>
          <table:table-cell office:value-type="float" office:value="5746.85911593679" calcext:value-type="float">
            <text:p>5746.85911593679</text:p>
          </table:table-cell>
          <table:table-cell office:value-type="float" office:value="7665" calcext:value-type="float">
            <text:p>7665</text:p>
          </table:table-cell>
          <table:table-cell office:value-type="float" office:value="7999.99710090219" calcext:value-type="float">
            <text:p>7999.99710090219</text:p>
          </table:table-cell>
          <table:table-cell office:value-type="float" office:value="8655" calcext:value-type="float">
            <text:p>8655</text:p>
          </table:table-cell>
          <table:table-cell office:value-type="float" office:value="8666.66666664574" calcext:value-type="float">
            <text:p>8666.66666664574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1880" calcext:value-type="float">
            <text:p>1880</text:p>
          </table:table-cell>
          <table:table-cell office:value-type="float" office:value="5750.47115628935" calcext:value-type="float">
            <text:p>5750.47115628935</text:p>
          </table:table-cell>
          <table:table-cell office:value-type="float" office:value="7653" calcext:value-type="float">
            <text:p>7653</text:p>
          </table:table-cell>
          <table:table-cell office:value-type="float" office:value="7999.9972145774" calcext:value-type="float">
            <text:p>7999.9972145774</text:p>
          </table:table-cell>
          <table:table-cell office:value-type="float" office:value="8653" calcext:value-type="float">
            <text:p>8653</text:p>
          </table:table-cell>
          <table:table-cell office:value-type="float" office:value="8666.66666664706" calcext:value-type="float">
            <text:p>8666.66666664706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1878" calcext:value-type="float">
            <text:p>1878</text:p>
          </table:table-cell>
          <table:table-cell office:value-type="float" office:value="5754.03386273163" calcext:value-type="float">
            <text:p>5754.03386273163</text:p>
          </table:table-cell>
          <table:table-cell office:value-type="float" office:value="7673" calcext:value-type="float">
            <text:p>7673</text:p>
          </table:table-cell>
          <table:table-cell office:value-type="float" office:value="7999.99732379535" calcext:value-type="float">
            <text:p>7999.99732379535</text:p>
          </table:table-cell>
          <table:table-cell office:value-type="float" office:value="8655" calcext:value-type="float">
            <text:p>8655</text:p>
          </table:table-cell>
          <table:table-cell office:value-type="float" office:value="8666.66666664829" calcext:value-type="float">
            <text:p>8666.66666664829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1874" calcext:value-type="float">
            <text:p>1874</text:p>
          </table:table-cell>
          <table:table-cell office:value-type="float" office:value="5757.54784647644" calcext:value-type="float">
            <text:p>5757.54784647644</text:p>
          </table:table-cell>
          <table:table-cell office:value-type="float" office:value="7684" calcext:value-type="float">
            <text:p>7684</text:p>
          </table:table-cell>
          <table:table-cell office:value-type="float" office:value="7999.9974287308" calcext:value-type="float">
            <text:p>7999.9974287308</text:p>
          </table:table-cell>
          <table:table-cell office:value-type="float" office:value="8655" calcext:value-type="float">
            <text:p>8655</text:p>
          </table:table-cell>
          <table:table-cell office:value-type="float" office:value="8666.66666664945" calcext:value-type="float">
            <text:p>8666.66666664945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885" calcext:value-type="float">
            <text:p>1885</text:p>
          </table:table-cell>
          <table:table-cell office:value-type="float" office:value="5761.01371294612" calcext:value-type="float">
            <text:p>5761.01371294612</text:p>
          </table:table-cell>
          <table:table-cell office:value-type="float" office:value="7701" calcext:value-type="float">
            <text:p>7701</text:p>
          </table:table-cell>
          <table:table-cell office:value-type="float" office:value="7999.99752955167" calcext:value-type="float">
            <text:p>7999.99752955167</text:p>
          </table:table-cell>
          <table:table-cell office:value-type="float" office:value="8647" calcext:value-type="float">
            <text:p>8647</text:p>
          </table:table-cell>
          <table:table-cell office:value-type="float" office:value="8666.66666665053" calcext:value-type="float">
            <text:p>8666.66666665053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886" calcext:value-type="float">
            <text:p>1886</text:p>
          </table:table-cell>
          <table:table-cell office:value-type="float" office:value="5764.43206177465" calcext:value-type="float">
            <text:p>5764.43206177465</text:p>
          </table:table-cell>
          <table:table-cell office:value-type="float" office:value="7705" calcext:value-type="float">
            <text:p>7705</text:p>
          </table:table-cell>
          <table:table-cell office:value-type="float" office:value="7999.99762641931" calcext:value-type="float">
            <text:p>7999.99762641931</text:p>
          </table:table-cell>
          <table:table-cell office:value-type="float" office:value="8658" calcext:value-type="float">
            <text:p>8658</text:p>
          </table:table-cell>
          <table:table-cell office:value-type="float" office:value="8666.66666665155" calcext:value-type="float">
            <text:p>8666.66666665155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890" calcext:value-type="float">
            <text:p>1890</text:p>
          </table:table-cell>
          <table:table-cell office:value-type="float" office:value="5767.80348681158" calcext:value-type="float">
            <text:p>5767.80348681158</text:p>
          </table:table-cell>
          <table:table-cell office:value-type="float" office:value="7705" calcext:value-type="float">
            <text:p>7705</text:p>
          </table:table-cell>
          <table:table-cell office:value-type="float" office:value="7999.99771948871" calcext:value-type="float">
            <text:p>7999.99771948871</text:p>
          </table:table-cell>
          <table:table-cell office:value-type="float" office:value="8639" calcext:value-type="float">
            <text:p>8639</text:p>
          </table:table-cell>
          <table:table-cell office:value-type="float" office:value="8666.6666666525" calcext:value-type="float">
            <text:p>8666.6666666525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1894" calcext:value-type="float">
            <text:p>1894</text:p>
          </table:table-cell>
          <table:table-cell office:value-type="float" office:value="5771.12857612787" calcext:value-type="float">
            <text:p>5771.12857612787</text:p>
          </table:table-cell>
          <table:table-cell office:value-type="float" office:value="7726" calcext:value-type="float">
            <text:p>7726</text:p>
          </table:table-cell>
          <table:table-cell office:value-type="float" office:value="7999.99780890881" calcext:value-type="float">
            <text:p>7999.99780890881</text:p>
          </table:table-cell>
          <table:table-cell office:value-type="float" office:value="8650" calcext:value-type="float">
            <text:p>8650</text:p>
          </table:table-cell>
          <table:table-cell office:value-type="float" office:value="8666.66666665339" calcext:value-type="float">
            <text:p>8666.66666665339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1901" calcext:value-type="float">
            <text:p>1901</text:p>
          </table:table-cell>
          <table:table-cell office:value-type="float" office:value="5774.40791202344" calcext:value-type="float">
            <text:p>5774.40791202344</text:p>
          </table:table-cell>
          <table:table-cell office:value-type="float" office:value="7736" calcext:value-type="float">
            <text:p>7736</text:p>
          </table:table-cell>
          <table:table-cell office:value-type="float" office:value="7999.9978948227" calcext:value-type="float">
            <text:p>7999.9978948227</text:p>
          </table:table-cell>
          <table:table-cell office:value-type="float" office:value="8627" calcext:value-type="float">
            <text:p>8627</text:p>
          </table:table-cell>
          <table:table-cell office:value-type="float" office:value="8666.66666665423" calcext:value-type="float">
            <text:p>8666.66666665423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1905" calcext:value-type="float">
            <text:p>1905</text:p>
          </table:table-cell>
          <table:table-cell office:value-type="float" office:value="5777.64207103655" calcext:value-type="float">
            <text:p>5777.64207103655</text:p>
          </table:table-cell>
          <table:table-cell office:value-type="float" office:value="7748" calcext:value-type="float">
            <text:p>7748</text:p>
          </table:table-cell>
          <table:table-cell office:value-type="float" office:value="7999.99797736787" calcext:value-type="float">
            <text:p>7999.99797736787</text:p>
          </table:table-cell>
          <table:table-cell office:value-type="float" office:value="8635" calcext:value-type="float">
            <text:p>8635</text:p>
          </table:table-cell>
          <table:table-cell office:value-type="float" office:value="8666.66666665501" calcext:value-type="float">
            <text:p>8666.6666666550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910" calcext:value-type="float">
            <text:p>1910</text:p>
          </table:table-cell>
          <table:table-cell office:value-type="float" office:value="5780.83162395475" calcext:value-type="float">
            <text:p>5780.83162395475</text:p>
          </table:table-cell>
          <table:table-cell office:value-type="float" office:value="7766" calcext:value-type="float">
            <text:p>7766</text:p>
          </table:table-cell>
          <table:table-cell office:value-type="float" office:value="7999.99805667639" calcext:value-type="float">
            <text:p>7999.99805667639</text:p>
          </table:table-cell>
          <table:table-cell office:value-type="float" office:value="8628" calcext:value-type="float">
            <text:p>8628</text:p>
          </table:table-cell>
          <table:table-cell office:value-type="float" office:value="8666.66666665574" calcext:value-type="float">
            <text:p>8666.66666665574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1920" calcext:value-type="float">
            <text:p>1920</text:p>
          </table:table-cell>
          <table:table-cell office:value-type="float" office:value="5783.97713582743" calcext:value-type="float">
            <text:p>5783.97713582743</text:p>
          </table:table-cell>
          <table:table-cell office:value-type="float" office:value="7770" calcext:value-type="float">
            <text:p>7770</text:p>
          </table:table-cell>
          <table:table-cell office:value-type="float" office:value="7999.99813287518" calcext:value-type="float">
            <text:p>7999.99813287518</text:p>
          </table:table-cell>
          <table:table-cell office:value-type="float" office:value="8621" calcext:value-type="float">
            <text:p>8621</text:p>
          </table:table-cell>
          <table:table-cell office:value-type="float" office:value="8666.66666665643" calcext:value-type="float">
            <text:p>8666.66666665643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928" calcext:value-type="float">
            <text:p>1928</text:p>
          </table:table-cell>
          <table:table-cell office:value-type="float" office:value="5787.07916598001" calcext:value-type="float">
            <text:p>5787.07916598001</text:p>
          </table:table-cell>
          <table:table-cell office:value-type="float" office:value="7773" calcext:value-type="float">
            <text:p>7773</text:p>
          </table:table-cell>
          <table:table-cell office:value-type="float" office:value="7999.99820608617" calcext:value-type="float">
            <text:p>7999.99820608617</text:p>
          </table:table-cell>
          <table:table-cell office:value-type="float" office:value="8613" calcext:value-type="float">
            <text:p>8613</text:p>
          </table:table-cell>
          <table:table-cell office:value-type="float" office:value="8666.66666665707" calcext:value-type="float">
            <text:p>8666.66666665707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1926" calcext:value-type="float">
            <text:p>1926</text:p>
          </table:table-cell>
          <table:table-cell office:value-type="float" office:value="5790.13826802949" calcext:value-type="float">
            <text:p>5790.13826802949</text:p>
          </table:table-cell>
          <table:table-cell office:value-type="float" office:value="7773" calcext:value-type="float">
            <text:p>7773</text:p>
          </table:table-cell>
          <table:table-cell office:value-type="float" office:value="7999.99827642653" calcext:value-type="float">
            <text:p>7999.99827642653</text:p>
          </table:table-cell>
          <table:table-cell office:value-type="float" office:value="8634" calcext:value-type="float">
            <text:p>8634</text:p>
          </table:table-cell>
          <table:table-cell office:value-type="float" office:value="8666.66666665768" calcext:value-type="float">
            <text:p>8666.66666665768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1921" calcext:value-type="float">
            <text:p>1921</text:p>
          </table:table-cell>
          <table:table-cell office:value-type="float" office:value="5793.15498990151" calcext:value-type="float">
            <text:p>5793.15498990151</text:p>
          </table:table-cell>
          <table:table-cell office:value-type="float" office:value="7772" calcext:value-type="float">
            <text:p>7772</text:p>
          </table:table-cell>
          <table:table-cell office:value-type="float" office:value="7999.99834400879" calcext:value-type="float">
            <text:p>7999.99834400879</text:p>
          </table:table-cell>
          <table:table-cell office:value-type="float" office:value="8627" calcext:value-type="float">
            <text:p>8627</text:p>
          </table:table-cell>
          <table:table-cell office:value-type="float" office:value="8666.66666665824" calcext:value-type="float">
            <text:p>8666.66666665824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1920" calcext:value-type="float">
            <text:p>1920</text:p>
          </table:table-cell>
          <table:table-cell office:value-type="float" office:value="5796.12987384876" calcext:value-type="float">
            <text:p>5796.12987384876</text:p>
          </table:table-cell>
          <table:table-cell office:value-type="float" office:value="7758" calcext:value-type="float">
            <text:p>7758</text:p>
          </table:table-cell>
          <table:table-cell office:value-type="float" office:value="7999.99840894113" calcext:value-type="float">
            <text:p>7999.99840894113</text:p>
          </table:table-cell>
          <table:table-cell office:value-type="float" office:value="8639" calcext:value-type="float">
            <text:p>8639</text:p>
          </table:table-cell>
          <table:table-cell office:value-type="float" office:value="8666.66666665877" calcext:value-type="float">
            <text:p>8666.66666665877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922" calcext:value-type="float">
            <text:p>1922</text:p>
          </table:table-cell>
          <table:table-cell office:value-type="float" office:value="5799.06345647071" calcext:value-type="float">
            <text:p>5799.06345647071</text:p>
          </table:table-cell>
          <table:table-cell office:value-type="float" office:value="7741" calcext:value-type="float">
            <text:p>7741</text:p>
          </table:table-cell>
          <table:table-cell office:value-type="float" office:value="7999.99847132742" calcext:value-type="float">
            <text:p>7999.99847132742</text:p>
          </table:table-cell>
          <table:table-cell office:value-type="float" office:value="8656" calcext:value-type="float">
            <text:p>8656</text:p>
          </table:table-cell>
          <table:table-cell office:value-type="float" office:value="8666.66666665927" calcext:value-type="float">
            <text:p>8666.66666665927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919" calcext:value-type="float">
            <text:p>1919</text:p>
          </table:table-cell>
          <table:table-cell office:value-type="float" office:value="5801.95626873457" calcext:value-type="float">
            <text:p>5801.95626873457</text:p>
          </table:table-cell>
          <table:table-cell office:value-type="float" office:value="7741" calcext:value-type="float">
            <text:p>7741</text:p>
          </table:table-cell>
          <table:table-cell office:value-type="float" office:value="7999.99853126752" calcext:value-type="float">
            <text:p>7999.99853126752</text:p>
          </table:table-cell>
          <table:table-cell office:value-type="float" office:value="8645" calcext:value-type="float">
            <text:p>8645</text:p>
          </table:table-cell>
          <table:table-cell office:value-type="float" office:value="8666.66666665974" calcext:value-type="float">
            <text:p>8666.66666665974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925" calcext:value-type="float">
            <text:p>1925</text:p>
          </table:table-cell>
          <table:table-cell office:value-type="float" office:value="5804.80883599757" calcext:value-type="float">
            <text:p>5804.80883599757</text:p>
          </table:table-cell>
          <table:table-cell office:value-type="float" office:value="7741" calcext:value-type="float">
            <text:p>7741</text:p>
          </table:table-cell>
          <table:table-cell office:value-type="float" office:value="7999.99858885734" calcext:value-type="float">
            <text:p>7999.99858885734</text:p>
          </table:table-cell>
          <table:table-cell office:value-type="float" office:value="8636" calcext:value-type="float">
            <text:p>8636</text:p>
          </table:table-cell>
          <table:table-cell office:value-type="float" office:value="8666.66666666017" calcext:value-type="float">
            <text:p>8666.66666666017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1929" calcext:value-type="float">
            <text:p>1929</text:p>
          </table:table-cell>
          <table:table-cell office:value-type="float" office:value="5807.62167803029" calcext:value-type="float">
            <text:p>5807.62167803029</text:p>
          </table:table-cell>
          <table:table-cell office:value-type="float" office:value="7764" calcext:value-type="float">
            <text:p>7764</text:p>
          </table:table-cell>
          <table:table-cell office:value-type="float" office:value="7999.99864418902" calcext:value-type="float">
            <text:p>7999.99864418902</text:p>
          </table:table-cell>
          <table:table-cell office:value-type="float" office:value="8640" calcext:value-type="float">
            <text:p>8640</text:p>
          </table:table-cell>
          <table:table-cell office:value-type="float" office:value="8666.66666666058" calcext:value-type="float">
            <text:p>8666.666666660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5" calcext:value-type="float">
            <text:p>1945</text:p>
          </table:table-cell>
          <table:table-cell office:value-type="float" office:value="5810.39530904115" calcext:value-type="float">
            <text:p>5810.39530904115</text:p>
          </table:table-cell>
          <table:table-cell office:value-type="float" office:value="7766" calcext:value-type="float">
            <text:p>7766</text:p>
          </table:table-cell>
          <table:table-cell office:value-type="float" office:value="7999.99869735112" calcext:value-type="float">
            <text:p>7999.99869735112</text:p>
          </table:table-cell>
          <table:table-cell office:value-type="float" office:value="8625" calcext:value-type="float">
            <text:p>8625</text:p>
          </table:table-cell>
          <table:table-cell office:value-type="float" office:value="8666.66666666096" calcext:value-type="float">
            <text:p>8666.66666666096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957" calcext:value-type="float">
            <text:p>1957</text:p>
          </table:table-cell>
          <table:table-cell office:value-type="float" office:value="5813.13023770204" calcext:value-type="float">
            <text:p>5813.13023770204</text:p>
          </table:table-cell>
          <table:table-cell office:value-type="float" office:value="7768" calcext:value-type="float">
            <text:p>7768</text:p>
          </table:table-cell>
          <table:table-cell office:value-type="float" office:value="7999.99874842871" calcext:value-type="float">
            <text:p>7999.99874842871</text:p>
          </table:table-cell>
          <table:table-cell office:value-type="float" office:value="8641" calcext:value-type="float">
            <text:p>8641</text:p>
          </table:table-cell>
          <table:table-cell office:value-type="float" office:value="8666.66666666132" calcext:value-type="float">
            <text:p>8666.66666666132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963" calcext:value-type="float">
            <text:p>1963</text:p>
          </table:table-cell>
          <table:table-cell office:value-type="float" office:value="5815.82696717481" calcext:value-type="float">
            <text:p>5815.82696717481</text:p>
          </table:table-cell>
          <table:table-cell office:value-type="float" office:value="7780" calcext:value-type="float">
            <text:p>7780</text:p>
          </table:table-cell>
          <table:table-cell office:value-type="float" office:value="7999.99879750351" calcext:value-type="float">
            <text:p>7999.99879750351</text:p>
          </table:table-cell>
          <table:table-cell office:value-type="float" office:value="8653" calcext:value-type="float">
            <text:p>8653</text:p>
          </table:table-cell>
          <table:table-cell office:value-type="float" office:value="8666.66666666166" calcext:value-type="float">
            <text:p>8666.66666666166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1970" calcext:value-type="float">
            <text:p>1970</text:p>
          </table:table-cell>
          <table:table-cell office:value-type="float" office:value="5818.48599513893" calcext:value-type="float">
            <text:p>5818.48599513893</text:p>
          </table:table-cell>
          <table:table-cell office:value-type="float" office:value="7783" calcext:value-type="float">
            <text:p>7783</text:p>
          </table:table-cell>
          <table:table-cell office:value-type="float" office:value="7999.99884465407" calcext:value-type="float">
            <text:p>7999.99884465407</text:p>
          </table:table-cell>
          <table:table-cell office:value-type="float" office:value="8656" calcext:value-type="float">
            <text:p>8656</text:p>
          </table:table-cell>
          <table:table-cell office:value-type="float" office:value="8666.66666666198" calcext:value-type="float">
            <text:p>8666.66666666198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971" calcext:value-type="float">
            <text:p>1971</text:p>
          </table:table-cell>
          <table:table-cell office:value-type="float" office:value="5821.10781381994" calcext:value-type="float">
            <text:p>5821.10781381994</text:p>
          </table:table-cell>
          <table:table-cell office:value-type="float" office:value="7790" calcext:value-type="float">
            <text:p>7790</text:p>
          </table:table-cell>
          <table:table-cell office:value-type="float" office:value="7999.99888995582" calcext:value-type="float">
            <text:p>7999.99888995582</text:p>
          </table:table-cell>
          <table:table-cell office:value-type="float" office:value="8633" calcext:value-type="float">
            <text:p>8633</text:p>
          </table:table-cell>
          <table:table-cell office:value-type="float" office:value="8666.66666666227" calcext:value-type="float">
            <text:p>8666.66666666227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976" calcext:value-type="float">
            <text:p>1976</text:p>
          </table:table-cell>
          <table:table-cell office:value-type="float" office:value="5823.69291001886" calcext:value-type="float">
            <text:p>5823.69291001886</text:p>
          </table:table-cell>
          <table:table-cell office:value-type="float" office:value="7776" calcext:value-type="float">
            <text:p>7776</text:p>
          </table:table-cell>
          <table:table-cell office:value-type="float" office:value="7999.99893348127" calcext:value-type="float">
            <text:p>7999.99893348127</text:p>
          </table:table-cell>
          <table:table-cell office:value-type="float" office:value="8633" calcext:value-type="float">
            <text:p>8633</text:p>
          </table:table-cell>
          <table:table-cell office:value-type="float" office:value="8666.66666666255" calcext:value-type="float">
            <text:p>8666.66666666255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987" calcext:value-type="float">
            <text:p>1987</text:p>
          </table:table-cell>
          <table:table-cell office:value-type="float" office:value="5826.24176514243" calcext:value-type="float">
            <text:p>5826.24176514243</text:p>
          </table:table-cell>
          <table:table-cell office:value-type="float" office:value="7785" calcext:value-type="float">
            <text:p>7785</text:p>
          </table:table-cell>
          <table:table-cell office:value-type="float" office:value="7999.99897530006" calcext:value-type="float">
            <text:p>7999.99897530006</text:p>
          </table:table-cell>
          <table:table-cell office:value-type="float" office:value="8646" calcext:value-type="float">
            <text:p>8646</text:p>
          </table:table-cell>
          <table:table-cell office:value-type="float" office:value="8666.6666666628" calcext:value-type="float">
            <text:p>8666.6666666628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982" calcext:value-type="float">
            <text:p>1982</text:p>
          </table:table-cell>
          <table:table-cell office:value-type="float" office:value="5828.75485523414" calcext:value-type="float">
            <text:p>5828.75485523414</text:p>
          </table:table-cell>
          <table:table-cell office:value-type="float" office:value="7790" calcext:value-type="float">
            <text:p>7790</text:p>
          </table:table-cell>
          <table:table-cell office:value-type="float" office:value="7999.99901547912" calcext:value-type="float">
            <text:p>7999.99901547912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666305" calcext:value-type="float">
            <text:p>8666.66666666305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995" calcext:value-type="float">
            <text:p>1995</text:p>
          </table:table-cell>
          <table:table-cell office:value-type="float" office:value="5831.23265100606" calcext:value-type="float">
            <text:p>5831.23265100606</text:p>
          </table:table-cell>
          <table:table-cell office:value-type="float" office:value="7793" calcext:value-type="float">
            <text:p>7793</text:p>
          </table:table-cell>
          <table:table-cell office:value-type="float" office:value="7999.99905408273" calcext:value-type="float">
            <text:p>7999.99905408273</text:p>
          </table:table-cell>
          <table:table-cell office:value-type="float" office:value="8656" calcext:value-type="float">
            <text:p>8656</text:p>
          </table:table-cell>
          <table:table-cell office:value-type="float" office:value="8666.66666666328" calcext:value-type="float">
            <text:p>8666.66666666328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1994" calcext:value-type="float">
            <text:p>1994</text:p>
          </table:table-cell>
          <table:table-cell office:value-type="float" office:value="5833.67561787141" calcext:value-type="float">
            <text:p>5833.67561787141</text:p>
          </table:table-cell>
          <table:table-cell office:value-type="float" office:value="7798" calcext:value-type="float">
            <text:p>7798</text:p>
          </table:table-cell>
          <table:table-cell office:value-type="float" office:value="7999.99909117267" calcext:value-type="float">
            <text:p>7999.99909117267</text:p>
          </table:table-cell>
          <table:table-cell office:value-type="float" office:value="8683" calcext:value-type="float">
            <text:p>8683</text:p>
          </table:table-cell>
          <table:table-cell office:value-type="float" office:value="8666.66666666349" calcext:value-type="float">
            <text:p>8666.6666666634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010" calcext:value-type="float">
            <text:p>2010</text:p>
          </table:table-cell>
          <table:table-cell office:value-type="float" office:value="5836.08421597775" calcext:value-type="float">
            <text:p>5836.08421597775</text:p>
          </table:table-cell>
          <table:table-cell office:value-type="float" office:value="7811" calcext:value-type="float">
            <text:p>7811</text:p>
          </table:table-cell>
          <table:table-cell office:value-type="float" office:value="7999.9991268083" calcext:value-type="float">
            <text:p>7999.9991268083</text:p>
          </table:table-cell>
          <table:table-cell office:value-type="float" office:value="8696" calcext:value-type="float">
            <text:p>8696</text:p>
          </table:table-cell>
          <table:table-cell office:value-type="float" office:value="8666.66666666369" calcext:value-type="float">
            <text:p>8666.66666666369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2010" calcext:value-type="float">
            <text:p>2010</text:p>
          </table:table-cell>
          <table:table-cell office:value-type="float" office:value="5838.4589002409" calcext:value-type="float">
            <text:p>5838.4589002409</text:p>
          </table:table-cell>
          <table:table-cell office:value-type="float" office:value="7803" calcext:value-type="float">
            <text:p>7803</text:p>
          </table:table-cell>
          <table:table-cell office:value-type="float" office:value="7999.99916104663" calcext:value-type="float">
            <text:p>7999.99916104663</text:p>
          </table:table-cell>
          <table:table-cell office:value-type="float" office:value="8693" calcext:value-type="float">
            <text:p>8693</text:p>
          </table:table-cell>
          <table:table-cell office:value-type="float" office:value="8666.66666666388" calcext:value-type="float">
            <text:p>8666.66666666388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2021" calcext:value-type="float">
            <text:p>2021</text:p>
          </table:table-cell>
          <table:table-cell office:value-type="float" office:value="5840.80012037945" calcext:value-type="float">
            <text:p>5840.80012037945</text:p>
          </table:table-cell>
          <table:table-cell office:value-type="float" office:value="7810" calcext:value-type="float">
            <text:p>7810</text:p>
          </table:table-cell>
          <table:table-cell office:value-type="float" office:value="7999.99919394246" calcext:value-type="float">
            <text:p>7999.99919394246</text:p>
          </table:table-cell>
          <table:table-cell office:value-type="float" office:value="8690" calcext:value-type="float">
            <text:p>8690</text:p>
          </table:table-cell>
          <table:table-cell office:value-type="float" office:value="8666.66666666405" calcext:value-type="float">
            <text:p>8666.66666666405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2037" calcext:value-type="float">
            <text:p>2037</text:p>
          </table:table-cell>
          <table:table-cell office:value-type="float" office:value="5843.10832094983" calcext:value-type="float">
            <text:p>5843.10832094983</text:p>
          </table:table-cell>
          <table:table-cell office:value-type="float" office:value="7829" calcext:value-type="float">
            <text:p>7829</text:p>
          </table:table-cell>
          <table:table-cell office:value-type="float" office:value="7999.99922554843" calcext:value-type="float">
            <text:p>7999.99922554843</text:p>
          </table:table-cell>
          <table:table-cell office:value-type="float" office:value="8679" calcext:value-type="float">
            <text:p>8679</text:p>
          </table:table-cell>
          <table:table-cell office:value-type="float" office:value="8666.66666666422" calcext:value-type="float">
            <text:p>8666.66666666422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2039" calcext:value-type="float">
            <text:p>2039</text:p>
          </table:table-cell>
          <table:table-cell office:value-type="float" office:value="5845.38394138201" calcext:value-type="float">
            <text:p>5845.38394138201</text:p>
          </table:table-cell>
          <table:table-cell office:value-type="float" office:value="7838" calcext:value-type="float">
            <text:p>7838</text:p>
          </table:table-cell>
          <table:table-cell office:value-type="float" office:value="7999.9992559151" calcext:value-type="float">
            <text:p>7999.9992559151</text:p>
          </table:table-cell>
          <table:table-cell office:value-type="float" office:value="8688" calcext:value-type="float">
            <text:p>8688</text:p>
          </table:table-cell>
          <table:table-cell office:value-type="float" office:value="8666.66666666437" calcext:value-type="float">
            <text:p>8666.66666666437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2051" calcext:value-type="float">
            <text:p>2051</text:p>
          </table:table-cell>
          <table:table-cell office:value-type="float" office:value="5847.62741601559" calcext:value-type="float">
            <text:p>5847.62741601559</text:p>
          </table:table-cell>
          <table:table-cell office:value-type="float" office:value="7834" calcext:value-type="float">
            <text:p>7834</text:p>
          </table:table-cell>
          <table:table-cell office:value-type="float" office:value="7999.99928509109" calcext:value-type="float">
            <text:p>7999.99928509109</text:p>
          </table:table-cell>
          <table:table-cell office:value-type="float" office:value="8699" calcext:value-type="float">
            <text:p>8699</text:p>
          </table:table-cell>
          <table:table-cell office:value-type="float" office:value="8666.66666666452" calcext:value-type="float">
            <text:p>8666.66666666452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057" calcext:value-type="float">
            <text:p>2057</text:p>
          </table:table-cell>
          <table:table-cell office:value-type="float" office:value="5849.83917413652" calcext:value-type="float">
            <text:p>5849.83917413652</text:p>
          </table:table-cell>
          <table:table-cell office:value-type="float" office:value="7844" calcext:value-type="float">
            <text:p>7844</text:p>
          </table:table-cell>
          <table:table-cell office:value-type="float" office:value="7999.99931312306" calcext:value-type="float">
            <text:p>7999.99931312306</text:p>
          </table:table-cell>
          <table:table-cell office:value-type="float" office:value="8708" calcext:value-type="float">
            <text:p>8708</text:p>
          </table:table-cell>
          <table:table-cell office:value-type="float" office:value="8666.66666666465" calcext:value-type="float">
            <text:p>8666.66666666465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2058" calcext:value-type="float">
            <text:p>2058</text:p>
          </table:table-cell>
          <table:table-cell office:value-type="float" office:value="5852.01964001414" calcext:value-type="float">
            <text:p>5852.01964001414</text:p>
          </table:table-cell>
          <table:table-cell office:value-type="float" office:value="7842" calcext:value-type="float">
            <text:p>7842</text:p>
          </table:table-cell>
          <table:table-cell office:value-type="float" office:value="7999.99934005589" calcext:value-type="float">
            <text:p>7999.99934005589</text:p>
          </table:table-cell>
          <table:table-cell office:value-type="float" office:value="8706" calcext:value-type="float">
            <text:p>8706</text:p>
          </table:table-cell>
          <table:table-cell office:value-type="float" office:value="8666.66666666478" calcext:value-type="float">
            <text:p>8666.66666666478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2061" calcext:value-type="float">
            <text:p>2061</text:p>
          </table:table-cell>
          <table:table-cell office:value-type="float" office:value="5854.16923293876" calcext:value-type="float">
            <text:p>5854.16923293876</text:p>
          </table:table-cell>
          <table:table-cell office:value-type="float" office:value="7836" calcext:value-type="float">
            <text:p>7836</text:p>
          </table:table-cell>
          <table:table-cell office:value-type="float" office:value="7999.99936593267" calcext:value-type="float">
            <text:p>7999.99936593267</text:p>
          </table:table-cell>
          <table:table-cell office:value-type="float" office:value="8685" calcext:value-type="float">
            <text:p>8685</text:p>
          </table:table-cell>
          <table:table-cell office:value-type="float" office:value="8666.6666666649" calcext:value-type="float">
            <text:p>8666.6666666649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2069" calcext:value-type="float">
            <text:p>2069</text:p>
          </table:table-cell>
          <table:table-cell office:value-type="float" office:value="5856.28836725956" calcext:value-type="float">
            <text:p>5856.28836725956</text:p>
          </table:table-cell>
          <table:table-cell office:value-type="float" office:value="7854" calcext:value-type="float">
            <text:p>7854</text:p>
          </table:table-cell>
          <table:table-cell office:value-type="float" office:value="7999.9993907948" calcext:value-type="float">
            <text:p>7999.9993907948</text:p>
          </table:table-cell>
          <table:table-cell office:value-type="float" office:value="8672" calcext:value-type="float">
            <text:p>8672</text:p>
          </table:table-cell>
          <table:table-cell office:value-type="float" office:value="8666.66666666501" calcext:value-type="float">
            <text:p>8666.6666666650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069" calcext:value-type="float">
            <text:p>2069</text:p>
          </table:table-cell>
          <table:table-cell office:value-type="float" office:value="5858.37745242288" calcext:value-type="float">
            <text:p>5858.37745242288</text:p>
          </table:table-cell>
          <table:table-cell office:value-type="float" office:value="7836" calcext:value-type="float">
            <text:p>7836</text:p>
          </table:table-cell>
          <table:table-cell office:value-type="float" office:value="7999.99941468208" calcext:value-type="float">
            <text:p>7999.99941468208</text:p>
          </table:table-cell>
          <table:table-cell office:value-type="float" office:value="8694" calcext:value-type="float">
            <text:p>8694</text:p>
          </table:table-cell>
          <table:table-cell office:value-type="float" office:value="8666.66666666511" calcext:value-type="float">
            <text:p>8666.66666666511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2079" calcext:value-type="float">
            <text:p>2079</text:p>
          </table:table-cell>
          <table:table-cell office:value-type="float" office:value="5860.43689301086" calcext:value-type="float">
            <text:p>5860.43689301086</text:p>
          </table:table-cell>
          <table:table-cell office:value-type="float" office:value="7820" calcext:value-type="float">
            <text:p>7820</text:p>
          </table:table-cell>
          <table:table-cell office:value-type="float" office:value="7999.99943763272" calcext:value-type="float">
            <text:p>7999.99943763272</text:p>
          </table:table-cell>
          <table:table-cell office:value-type="float" office:value="8695" calcext:value-type="float">
            <text:p>8695</text:p>
          </table:table-cell>
          <table:table-cell office:value-type="float" office:value="8666.66666666521" calcext:value-type="float">
            <text:p>8666.66666666521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2080" calcext:value-type="float">
            <text:p>2080</text:p>
          </table:table-cell>
          <table:table-cell office:value-type="float" office:value="5862.46708878039" calcext:value-type="float">
            <text:p>5862.46708878039</text:p>
          </table:table-cell>
          <table:table-cell office:value-type="float" office:value="7803" calcext:value-type="float">
            <text:p>7803</text:p>
          </table:table-cell>
          <table:table-cell office:value-type="float" office:value="7999.99945968346" calcext:value-type="float">
            <text:p>7999.99945968346</text:p>
          </table:table-cell>
          <table:table-cell office:value-type="float" office:value="8684" calcext:value-type="float">
            <text:p>8684</text:p>
          </table:table-cell>
          <table:table-cell office:value-type="float" office:value="8666.6666666653" calcext:value-type="float">
            <text:p>8666.6666666653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2084" calcext:value-type="float">
            <text:p>2084</text:p>
          </table:table-cell>
          <table:table-cell office:value-type="float" office:value="5864.46843470233" calcext:value-type="float">
            <text:p>5864.46843470233</text:p>
          </table:table-cell>
          <table:table-cell office:value-type="float" office:value="7808" calcext:value-type="float">
            <text:p>7808</text:p>
          </table:table-cell>
          <table:table-cell office:value-type="float" office:value="7999.99948086957" calcext:value-type="float">
            <text:p>7999.99948086957</text:p>
          </table:table-cell>
          <table:table-cell office:value-type="float" office:value="8679" calcext:value-type="float">
            <text:p>8679</text:p>
          </table:table-cell>
          <table:table-cell office:value-type="float" office:value="8666.66666666539" calcext:value-type="float">
            <text:p>8666.66666666539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2094" calcext:value-type="float">
            <text:p>2094</text:p>
          </table:table-cell>
          <table:table-cell office:value-type="float" office:value="5866.44132100101" calcext:value-type="float">
            <text:p>5866.44132100101</text:p>
          </table:table-cell>
          <table:table-cell office:value-type="float" office:value="7826" calcext:value-type="float">
            <text:p>7826</text:p>
          </table:table-cell>
          <table:table-cell office:value-type="float" office:value="7999.99950122496" calcext:value-type="float">
            <text:p>7999.99950122496</text:p>
          </table:table-cell>
          <table:table-cell office:value-type="float" office:value="8685" calcext:value-type="float">
            <text:p>8685</text:p>
          </table:table-cell>
          <table:table-cell office:value-type="float" office:value="8666.66666666547" calcext:value-type="float">
            <text:p>8666.66666666547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2099" calcext:value-type="float">
            <text:p>2099</text:p>
          </table:table-cell>
          <table:table-cell office:value-type="float" office:value="5868.38613319399" calcext:value-type="float">
            <text:p>5868.38613319399</text:p>
          </table:table-cell>
          <table:table-cell office:value-type="float" office:value="7843" calcext:value-type="float">
            <text:p>7843</text:p>
          </table:table-cell>
          <table:table-cell office:value-type="float" office:value="7999.99952078221" calcext:value-type="float">
            <text:p>7999.99952078221</text:p>
          </table:table-cell>
          <table:table-cell office:value-type="float" office:value="8679" calcext:value-type="float">
            <text:p>8679</text:p>
          </table:table-cell>
          <table:table-cell office:value-type="float" office:value="8666.66666666554" calcext:value-type="float">
            <text:p>8666.66666666554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2113" calcext:value-type="float">
            <text:p>2113</text:p>
          </table:table-cell>
          <table:table-cell office:value-type="float" office:value="5870.30325213195" calcext:value-type="float">
            <text:p>5870.30325213195</text:p>
          </table:table-cell>
          <table:table-cell office:value-type="float" office:value="7838" calcext:value-type="float">
            <text:p>7838</text:p>
          </table:table-cell>
          <table:table-cell office:value-type="float" office:value="7999.99953957261" calcext:value-type="float">
            <text:p>7999.99953957261</text:p>
          </table:table-cell>
          <table:table-cell office:value-type="float" office:value="8682" calcext:value-type="float">
            <text:p>8682</text:p>
          </table:table-cell>
          <table:table-cell office:value-type="float" office:value="8666.66666666561" calcext:value-type="float">
            <text:p>8666.66666666561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2112" calcext:value-type="float">
            <text:p>2112</text:p>
          </table:table-cell>
          <table:table-cell office:value-type="float" office:value="5872.1930540389" calcext:value-type="float">
            <text:p>5872.1930540389</text:p>
          </table:table-cell>
          <table:table-cell office:value-type="float" office:value="7837" calcext:value-type="float">
            <text:p>7837</text:p>
          </table:table-cell>
          <table:table-cell office:value-type="float" office:value="7999.99955762622" calcext:value-type="float">
            <text:p>7999.99955762622</text:p>
          </table:table-cell>
          <table:table-cell office:value-type="float" office:value="8687" calcext:value-type="float">
            <text:p>8687</text:p>
          </table:table-cell>
          <table:table-cell office:value-type="float" office:value="8666.66666666568" calcext:value-type="float">
            <text:p>8666.66666666568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129" calcext:value-type="float">
            <text:p>2129</text:p>
          </table:table-cell>
          <table:table-cell office:value-type="float" office:value="5874.05591055245" calcext:value-type="float">
            <text:p>5874.05591055245</text:p>
          </table:table-cell>
          <table:table-cell office:value-type="float" office:value="7835" calcext:value-type="float">
            <text:p>7835</text:p>
          </table:table-cell>
          <table:table-cell office:value-type="float" office:value="7999.99957497195" calcext:value-type="float">
            <text:p>7999.99957497195</text:p>
          </table:table-cell>
          <table:table-cell office:value-type="float" office:value="8675" calcext:value-type="float">
            <text:p>8675</text:p>
          </table:table-cell>
          <table:table-cell office:value-type="float" office:value="8666.66666666574" calcext:value-type="float">
            <text:p>8666.66666666574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2139" calcext:value-type="float">
            <text:p>2139</text:p>
          </table:table-cell>
          <table:table-cell office:value-type="float" office:value="5875.89218876429" calcext:value-type="float">
            <text:p>5875.89218876429</text:p>
          </table:table-cell>
          <table:table-cell office:value-type="float" office:value="7840" calcext:value-type="float">
            <text:p>7840</text:p>
          </table:table-cell>
          <table:table-cell office:value-type="float" office:value="7999.99959163753" calcext:value-type="float">
            <text:p>7999.99959163753</text:p>
          </table:table-cell>
          <table:table-cell office:value-type="float" office:value="8666" calcext:value-type="float">
            <text:p>8666</text:p>
          </table:table-cell>
          <table:table-cell office:value-type="float" office:value="8666.6666666658" calcext:value-type="float">
            <text:p>8666.666666665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141" calcext:value-type="float">
            <text:p>2141</text:p>
          </table:table-cell>
          <table:table-cell office:value-type="float" office:value="5877.70225126077" calcext:value-type="float">
            <text:p>5877.70225126077</text:p>
          </table:table-cell>
          <table:table-cell office:value-type="float" office:value="7839" calcext:value-type="float">
            <text:p>7839</text:p>
          </table:table-cell>
          <table:table-cell office:value-type="float" office:value="7999.99960764965" calcext:value-type="float">
            <text:p>7999.99960764965</text:p>
          </table:table-cell>
          <table:table-cell office:value-type="float" office:value="8676" calcext:value-type="float">
            <text:p>8676</text:p>
          </table:table-cell>
          <table:table-cell office:value-type="float" office:value="8666.66666666585" calcext:value-type="float">
            <text:p>8666.66666666585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2149" calcext:value-type="float">
            <text:p>2149</text:p>
          </table:table-cell>
          <table:table-cell office:value-type="float" office:value="5879.48645616361" calcext:value-type="float">
            <text:p>5879.48645616361</text:p>
          </table:table-cell>
          <table:table-cell office:value-type="float" office:value="7825" calcext:value-type="float">
            <text:p>7825</text:p>
          </table:table-cell>
          <table:table-cell office:value-type="float" office:value="7999.99962303393" calcext:value-type="float">
            <text:p>7999.99962303393</text:p>
          </table:table-cell>
          <table:table-cell office:value-type="float" office:value="8671" calcext:value-type="float">
            <text:p>8671</text:p>
          </table:table-cell>
          <table:table-cell office:value-type="float" office:value="8666.66666666591" calcext:value-type="float">
            <text:p>8666.66666666591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2152" calcext:value-type="float">
            <text:p>2152</text:p>
          </table:table-cell>
          <table:table-cell office:value-type="float" office:value="5881.24515717069" calcext:value-type="float">
            <text:p>5881.24515717069</text:p>
          </table:table-cell>
          <table:table-cell office:value-type="float" office:value="7836" calcext:value-type="float">
            <text:p>7836</text:p>
          </table:table-cell>
          <table:table-cell office:value-type="float" office:value="7999.99963781498" calcext:value-type="float">
            <text:p>7999.99963781498</text:p>
          </table:table-cell>
          <table:table-cell office:value-type="float" office:value="8690" calcext:value-type="float">
            <text:p>8690</text:p>
          </table:table-cell>
          <table:table-cell office:value-type="float" office:value="8666.66666666596" calcext:value-type="float">
            <text:p>8666.66666666596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2140" calcext:value-type="float">
            <text:p>2140</text:p>
          </table:table-cell>
          <table:table-cell office:value-type="float" office:value="5882.97870359691" calcext:value-type="float">
            <text:p>5882.97870359691</text:p>
          </table:table-cell>
          <table:table-cell office:value-type="float" office:value="7836" calcext:value-type="float">
            <text:p>7836</text:p>
          </table:table-cell>
          <table:table-cell office:value-type="float" office:value="7999.99965201646" calcext:value-type="float">
            <text:p>7999.99965201646</text:p>
          </table:table-cell>
          <table:table-cell office:value-type="float" office:value="8673" calcext:value-type="float">
            <text:p>8673</text:p>
          </table:table-cell>
          <table:table-cell office:value-type="float" office:value="8666.666666666" calcext:value-type="float">
            <text:p>8666.666666666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2152" calcext:value-type="float">
            <text:p>2152</text:p>
          </table:table-cell>
          <table:table-cell office:value-type="float" office:value="5884.68744041509" calcext:value-type="float">
            <text:p>5884.68744041509</text:p>
          </table:table-cell>
          <table:table-cell office:value-type="float" office:value="7845" calcext:value-type="float">
            <text:p>7845</text:p>
          </table:table-cell>
          <table:table-cell office:value-type="float" office:value="7999.99966566109" calcext:value-type="float">
            <text:p>7999.99966566109</text:p>
          </table:table-cell>
          <table:table-cell office:value-type="float" office:value="8661" calcext:value-type="float">
            <text:p>8661</text:p>
          </table:table-cell>
          <table:table-cell office:value-type="float" office:value="8666.66666666604" calcext:value-type="float">
            <text:p>8666.66666666604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2149" calcext:value-type="float">
            <text:p>2149</text:p>
          </table:table-cell>
          <table:table-cell office:value-type="float" office:value="5886.37170829695" calcext:value-type="float">
            <text:p>5886.37170829695</text:p>
          </table:table-cell>
          <table:table-cell office:value-type="float" office:value="7849" calcext:value-type="float">
            <text:p>7849</text:p>
          </table:table-cell>
          <table:table-cell office:value-type="float" office:value="7999.9996787707" calcext:value-type="float">
            <text:p>7999.9996787707</text:p>
          </table:table-cell>
          <table:table-cell office:value-type="float" office:value="8660" calcext:value-type="float">
            <text:p>8660</text:p>
          </table:table-cell>
          <table:table-cell office:value-type="float" office:value="8666.66666666608" calcext:value-type="float">
            <text:p>8666.66666666608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2154" calcext:value-type="float">
            <text:p>2154</text:p>
          </table:table-cell>
          <table:table-cell office:value-type="float" office:value="5888.03184365407" calcext:value-type="float">
            <text:p>5888.03184365407</text:p>
          </table:table-cell>
          <table:table-cell office:value-type="float" office:value="7848" calcext:value-type="float">
            <text:p>7848</text:p>
          </table:table-cell>
          <table:table-cell office:value-type="float" office:value="7999.99969136628" calcext:value-type="float">
            <text:p>7999.99969136628</text:p>
          </table:table-cell>
          <table:table-cell office:value-type="float" office:value="8666" calcext:value-type="float">
            <text:p>8666</text:p>
          </table:table-cell>
          <table:table-cell office:value-type="float" office:value="8666.66666666612" calcext:value-type="float">
            <text:p>8666.66666666612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2161" calcext:value-type="float">
            <text:p>2161</text:p>
          </table:table-cell>
          <table:table-cell office:value-type="float" office:value="5889.66817867885" calcext:value-type="float">
            <text:p>5889.66817867885</text:p>
          </table:table-cell>
          <table:table-cell office:value-type="float" office:value="7842" calcext:value-type="float">
            <text:p>7842</text:p>
          </table:table-cell>
          <table:table-cell office:value-type="float" office:value="7999.99970346798" calcext:value-type="float">
            <text:p>7999.99970346798</text:p>
          </table:table-cell>
          <table:table-cell office:value-type="float" office:value="8664" calcext:value-type="float">
            <text:p>8664</text:p>
          </table:table-cell>
          <table:table-cell office:value-type="float" office:value="8666.66666666615" calcext:value-type="float">
            <text:p>8666.66666666615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2162" calcext:value-type="float">
            <text:p>2162</text:p>
          </table:table-cell>
          <table:table-cell office:value-type="float" office:value="5891.28104138552" calcext:value-type="float">
            <text:p>5891.28104138552</text:p>
          </table:table-cell>
          <table:table-cell office:value-type="float" office:value="7839" calcext:value-type="float">
            <text:p>7839</text:p>
          </table:table-cell>
          <table:table-cell office:value-type="float" office:value="7999.99971509517" calcext:value-type="float">
            <text:p>7999.99971509517</text:p>
          </table:table-cell>
          <table:table-cell office:value-type="float" office:value="8679" calcext:value-type="float">
            <text:p>8679</text:p>
          </table:table-cell>
          <table:table-cell office:value-type="float" office:value="8666.66666666618" calcext:value-type="float">
            <text:p>8666.66666666618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2156" calcext:value-type="float">
            <text:p>2156</text:p>
          </table:table-cell>
          <table:table-cell office:value-type="float" office:value="5892.87075565101" calcext:value-type="float">
            <text:p>5892.87075565101</text:p>
          </table:table-cell>
          <table:table-cell office:value-type="float" office:value="7840" calcext:value-type="float">
            <text:p>7840</text:p>
          </table:table-cell>
          <table:table-cell office:value-type="float" office:value="7999.99972626645" calcext:value-type="float">
            <text:p>7999.99972626645</text:p>
          </table:table-cell>
          <table:table-cell office:value-type="float" office:value="8687" calcext:value-type="float">
            <text:p>8687</text:p>
          </table:table-cell>
          <table:table-cell office:value-type="float" office:value="8666.66666666622" calcext:value-type="float">
            <text:p>8666.6666666662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159" calcext:value-type="float">
            <text:p>2159</text:p>
          </table:table-cell>
          <table:table-cell office:value-type="float" office:value="5894.4376412559" calcext:value-type="float">
            <text:p>5894.4376412559</text:p>
          </table:table-cell>
          <table:table-cell office:value-type="float" office:value="7856" calcext:value-type="float">
            <text:p>7856</text:p>
          </table:table-cell>
          <table:table-cell office:value-type="float" office:value="7999.99973699969" calcext:value-type="float">
            <text:p>7999.99973699969</text:p>
          </table:table-cell>
          <table:table-cell office:value-type="float" office:value="8696" calcext:value-type="float">
            <text:p>8696</text:p>
          </table:table-cell>
          <table:table-cell office:value-type="float" office:value="8666.66666666624" calcext:value-type="float">
            <text:p>8666.66666666624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2151" calcext:value-type="float">
            <text:p>2151</text:p>
          </table:table-cell>
          <table:table-cell office:value-type="float" office:value="5895.98201392526" calcext:value-type="float">
            <text:p>5895.98201392526</text:p>
          </table:table-cell>
          <table:table-cell office:value-type="float" office:value="7853" calcext:value-type="float">
            <text:p>7853</text:p>
          </table:table-cell>
          <table:table-cell office:value-type="float" office:value="7999.99974731208" calcext:value-type="float">
            <text:p>7999.99974731208</text:p>
          </table:table-cell>
          <table:table-cell office:value-type="float" office:value="8680" calcext:value-type="float">
            <text:p>8680</text:p>
          </table:table-cell>
          <table:table-cell office:value-type="float" office:value="8666.66666666627" calcext:value-type="float">
            <text:p>8666.66666666627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2161" calcext:value-type="float">
            <text:p>2161</text:p>
          </table:table-cell>
          <table:table-cell office:value-type="float" office:value="5897.50418536939" calcext:value-type="float">
            <text:p>5897.50418536939</text:p>
          </table:table-cell>
          <table:table-cell office:value-type="float" office:value="7857" calcext:value-type="float">
            <text:p>7857</text:p>
          </table:table-cell>
          <table:table-cell office:value-type="float" office:value="7999.99975722012" calcext:value-type="float">
            <text:p>7999.99975722012</text:p>
          </table:table-cell>
          <table:table-cell office:value-type="float" office:value="8676" calcext:value-type="float">
            <text:p>8676</text:p>
          </table:table-cell>
          <table:table-cell office:value-type="float" office:value="8666.66666666629" calcext:value-type="float">
            <text:p>8666.66666666629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2167" calcext:value-type="float">
            <text:p>2167</text:p>
          </table:table-cell>
          <table:table-cell office:value-type="float" office:value="5899.00446332457" calcext:value-type="float">
            <text:p>5899.00446332457</text:p>
          </table:table-cell>
          <table:table-cell office:value-type="float" office:value="7839" calcext:value-type="float">
            <text:p>7839</text:p>
          </table:table-cell>
          <table:table-cell office:value-type="float" office:value="7999.99976673965" calcext:value-type="float">
            <text:p>7999.99976673965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666632" calcext:value-type="float">
            <text:p>8666.66666666632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2180" calcext:value-type="float">
            <text:p>2180</text:p>
          </table:table-cell>
          <table:table-cell office:value-type="float" office:value="5900.4831515936" calcext:value-type="float">
            <text:p>5900.4831515936</text:p>
          </table:table-cell>
          <table:table-cell office:value-type="float" office:value="7822" calcext:value-type="float">
            <text:p>7822</text:p>
          </table:table-cell>
          <table:table-cell office:value-type="float" office:value="7999.99977588592" calcext:value-type="float">
            <text:p>7999.99977588592</text:p>
          </table:table-cell>
          <table:table-cell office:value-type="float" office:value="8658" calcext:value-type="float">
            <text:p>8658</text:p>
          </table:table-cell>
          <table:table-cell office:value-type="float" office:value="8666.66666666634" calcext:value-type="float">
            <text:p>8666.66666666634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2189" calcext:value-type="float">
            <text:p>2189</text:p>
          </table:table-cell>
          <table:table-cell office:value-type="float" office:value="5901.94055008635" calcext:value-type="float">
            <text:p>5901.94055008635</text:p>
          </table:table-cell>
          <table:table-cell office:value-type="float" office:value="7842" calcext:value-type="float">
            <text:p>7842</text:p>
          </table:table-cell>
          <table:table-cell office:value-type="float" office:value="7999.99978467356" calcext:value-type="float">
            <text:p>7999.99978467356</text:p>
          </table:table-cell>
          <table:table-cell office:value-type="float" office:value="8664" calcext:value-type="float">
            <text:p>8664</text:p>
          </table:table-cell>
          <table:table-cell office:value-type="float" office:value="8666.66666666636" calcext:value-type="float">
            <text:p>8666.66666666636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194" calcext:value-type="float">
            <text:p>2194</text:p>
          </table:table-cell>
          <table:table-cell office:value-type="float" office:value="5903.37695486012" calcext:value-type="float">
            <text:p>5903.37695486012</text:p>
          </table:table-cell>
          <table:table-cell office:value-type="float" office:value="7817" calcext:value-type="float">
            <text:p>7817</text:p>
          </table:table-cell>
          <table:table-cell office:value-type="float" office:value="7999.99979311663" calcext:value-type="float">
            <text:p>7999.99979311663</text:p>
          </table:table-cell>
          <table:table-cell office:value-type="float" office:value="8665" calcext:value-type="float">
            <text:p>8665</text:p>
          </table:table-cell>
          <table:table-cell office:value-type="float" office:value="8666.66666666638" calcext:value-type="float">
            <text:p>8666.66666666638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2210" calcext:value-type="float">
            <text:p>2210</text:p>
          </table:table-cell>
          <table:table-cell office:value-type="float" office:value="5904.79265815991" calcext:value-type="float">
            <text:p>5904.79265815991</text:p>
          </table:table-cell>
          <table:table-cell office:value-type="float" office:value="7811" calcext:value-type="float">
            <text:p>7811</text:p>
          </table:table-cell>
          <table:table-cell office:value-type="float" office:value="7999.99980122864" calcext:value-type="float">
            <text:p>7999.99980122864</text:p>
          </table:table-cell>
          <table:table-cell office:value-type="float" office:value="8662" calcext:value-type="float">
            <text:p>8662</text:p>
          </table:table-cell>
          <table:table-cell office:value-type="float" office:value="8666.6666666664" calcext:value-type="float">
            <text:p>8666.6666666664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2208" calcext:value-type="float">
            <text:p>2208</text:p>
          </table:table-cell>
          <table:table-cell office:value-type="float" office:value="5906.18794845853" calcext:value-type="float">
            <text:p>5906.18794845853</text:p>
          </table:table-cell>
          <table:table-cell office:value-type="float" office:value="7810" calcext:value-type="float">
            <text:p>7810</text:p>
          </table:table-cell>
          <table:table-cell office:value-type="float" office:value="7999.99980902258" calcext:value-type="float">
            <text:p>7999.99980902258</text:p>
          </table:table-cell>
          <table:table-cell office:value-type="float" office:value="8687" calcext:value-type="float">
            <text:p>8687</text:p>
          </table:table-cell>
          <table:table-cell office:value-type="float" office:value="8666.66666666642" calcext:value-type="float">
            <text:p>8666.66666666642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2210" calcext:value-type="float">
            <text:p>2210</text:p>
          </table:table-cell>
          <table:table-cell office:value-type="float" office:value="5907.56311049657" calcext:value-type="float">
            <text:p>5907.56311049657</text:p>
          </table:table-cell>
          <table:table-cell office:value-type="float" office:value="7814" calcext:value-type="float">
            <text:p>7814</text:p>
          </table:table-cell>
          <table:table-cell office:value-type="float" office:value="7999.99981651091" calcext:value-type="float">
            <text:p>7999.99981651091</text:p>
          </table:table-cell>
          <table:table-cell office:value-type="float" office:value="8683" calcext:value-type="float">
            <text:p>8683</text:p>
          </table:table-cell>
          <table:table-cell office:value-type="float" office:value="8666.66666666643" calcext:value-type="float">
            <text:p>8666.6666666664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211" calcext:value-type="float">
            <text:p>2211</text:p>
          </table:table-cell>
          <table:table-cell office:value-type="float" office:value="5908.91842532224" calcext:value-type="float">
            <text:p>5908.91842532224</text:p>
          </table:table-cell>
          <table:table-cell office:value-type="float" office:value="7821" calcext:value-type="float">
            <text:p>7821</text:p>
          </table:table-cell>
          <table:table-cell office:value-type="float" office:value="7999.99982370562" calcext:value-type="float">
            <text:p>7999.99982370562</text:p>
          </table:table-cell>
          <table:table-cell office:value-type="float" office:value="8698" calcext:value-type="float">
            <text:p>8698</text:p>
          </table:table-cell>
          <table:table-cell office:value-type="float" office:value="8666.66666666644" calcext:value-type="float">
            <text:p>8666.66666666644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2206" calcext:value-type="float">
            <text:p>2206</text:p>
          </table:table-cell>
          <table:table-cell office:value-type="float" office:value="5910.254170331" calcext:value-type="float">
            <text:p>5910.254170331</text:p>
          </table:table-cell>
          <table:table-cell office:value-type="float" office:value="7829" calcext:value-type="float">
            <text:p>7829</text:p>
          </table:table-cell>
          <table:table-cell office:value-type="float" office:value="7999.99983061822" calcext:value-type="float">
            <text:p>7999.99983061822</text:p>
          </table:table-cell>
          <table:table-cell office:value-type="float" office:value="8701" calcext:value-type="float">
            <text:p>8701</text:p>
          </table:table-cell>
          <table:table-cell office:value-type="float" office:value="8666.66666666646" calcext:value-type="float">
            <text:p>8666.66666666646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2214" calcext:value-type="float">
            <text:p>2214</text:p>
          </table:table-cell>
          <table:table-cell office:value-type="float" office:value="5911.57061930506" calcext:value-type="float">
            <text:p>5911.57061930506</text:p>
          </table:table-cell>
          <table:table-cell office:value-type="float" office:value="7841" calcext:value-type="float">
            <text:p>7841</text:p>
          </table:table-cell>
          <table:table-cell office:value-type="float" office:value="7999.99983725978" calcext:value-type="float">
            <text:p>7999.99983725978</text:p>
          </table:table-cell>
          <table:table-cell office:value-type="float" office:value="8696" calcext:value-type="float">
            <text:p>8696</text:p>
          </table:table-cell>
          <table:table-cell office:value-type="float" office:value="8666.66666666647" calcext:value-type="float">
            <text:p>8666.66666666647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2219" calcext:value-type="float">
            <text:p>2219</text:p>
          </table:table-cell>
          <table:table-cell office:value-type="float" office:value="5912.86804245267" calcext:value-type="float">
            <text:p>5912.86804245267</text:p>
          </table:table-cell>
          <table:table-cell office:value-type="float" office:value="7853" calcext:value-type="float">
            <text:p>7853</text:p>
          </table:table-cell>
          <table:table-cell office:value-type="float" office:value="7999.99984364091" calcext:value-type="float">
            <text:p>7999.99984364091</text:p>
          </table:table-cell>
          <table:table-cell office:value-type="float" office:value="8686" calcext:value-type="float">
            <text:p>8686</text:p>
          </table:table-cell>
          <table:table-cell office:value-type="float" office:value="8666.66666666649" calcext:value-type="float">
            <text:p>8666.66666666649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2230" calcext:value-type="float">
            <text:p>2230</text:p>
          </table:table-cell>
          <table:table-cell office:value-type="float" office:value="5914.14670644724" calcext:value-type="float">
            <text:p>5914.14670644724</text:p>
          </table:table-cell>
          <table:table-cell office:value-type="float" office:value="7871" calcext:value-type="float">
            <text:p>7871</text:p>
          </table:table-cell>
          <table:table-cell office:value-type="float" office:value="7999.99984977184" calcext:value-type="float">
            <text:p>7999.99984977184</text:p>
          </table:table-cell>
          <table:table-cell office:value-type="float" office:value="8685" calcext:value-type="float">
            <text:p>8685</text:p>
          </table:table-cell>
          <table:table-cell office:value-type="float" office:value="8666.6666666665" calcext:value-type="float">
            <text:p>8666.6666666665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2227" calcext:value-type="float">
            <text:p>2227</text:p>
          </table:table-cell>
          <table:table-cell office:value-type="float" office:value="5915.40687446623" calcext:value-type="float">
            <text:p>5915.40687446623</text:p>
          </table:table-cell>
          <table:table-cell office:value-type="float" office:value="7869" calcext:value-type="float">
            <text:p>7869</text:p>
          </table:table-cell>
          <table:table-cell office:value-type="float" office:value="7999.99985566237" calcext:value-type="float">
            <text:p>7999.99985566237</text:p>
          </table:table-cell>
          <table:table-cell office:value-type="float" office:value="8662" calcext:value-type="float">
            <text:p>8662</text:p>
          </table:table-cell>
          <table:table-cell office:value-type="float" office:value="8666.66666666651" calcext:value-type="float">
            <text:p>8666.66666666651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2248" calcext:value-type="float">
            <text:p>2248</text:p>
          </table:table-cell>
          <table:table-cell office:value-type="float" office:value="5916.64880622988" calcext:value-type="float">
            <text:p>5916.64880622988</text:p>
          </table:table-cell>
          <table:table-cell office:value-type="float" office:value="7878" calcext:value-type="float">
            <text:p>7878</text:p>
          </table:table-cell>
          <table:table-cell office:value-type="float" office:value="7999.99986132193" calcext:value-type="float">
            <text:p>7999.99986132193</text:p>
          </table:table-cell>
          <table:table-cell office:value-type="float" office:value="8685" calcext:value-type="float">
            <text:p>8685</text:p>
          </table:table-cell>
          <table:table-cell office:value-type="float" office:value="8666.66666666652" calcext:value-type="float">
            <text:p>8666.66666666652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2257" calcext:value-type="float">
            <text:p>2257</text:p>
          </table:table-cell>
          <table:table-cell office:value-type="float" office:value="5917.8727580397" calcext:value-type="float">
            <text:p>5917.8727580397</text:p>
          </table:table-cell>
          <table:table-cell office:value-type="float" office:value="7862" calcext:value-type="float">
            <text:p>7862</text:p>
          </table:table-cell>
          <table:table-cell office:value-type="float" office:value="7999.99986675957" calcext:value-type="float">
            <text:p>7999.99986675957</text:p>
          </table:table-cell>
          <table:table-cell office:value-type="float" office:value="8695" calcext:value-type="float">
            <text:p>8695</text:p>
          </table:table-cell>
          <table:table-cell office:value-type="float" office:value="8666.66666666652" calcext:value-type="float">
            <text:p>8666.66666666652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2285" calcext:value-type="float">
            <text:p>2285</text:p>
          </table:table-cell>
          <table:table-cell office:value-type="float" office:value="5919.07898281675" calcext:value-type="float">
            <text:p>5919.07898281675</text:p>
          </table:table-cell>
          <table:table-cell office:value-type="float" office:value="7865" calcext:value-type="float">
            <text:p>7865</text:p>
          </table:table-cell>
          <table:table-cell office:value-type="float" office:value="7999.99987198401" calcext:value-type="float">
            <text:p>7999.99987198401</text:p>
          </table:table-cell>
          <table:table-cell office:value-type="float" office:value="8703" calcext:value-type="float">
            <text:p>8703</text:p>
          </table:table-cell>
          <table:table-cell office:value-type="float" office:value="8666.66666666653" calcext:value-type="float">
            <text:p>8666.66666666653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2294" calcext:value-type="float">
            <text:p>2294</text:p>
          </table:table-cell>
          <table:table-cell office:value-type="float" office:value="5920.2677301397" calcext:value-type="float">
            <text:p>5920.2677301397</text:p>
          </table:table-cell>
          <table:table-cell office:value-type="float" office:value="7856" calcext:value-type="float">
            <text:p>7856</text:p>
          </table:table-cell>
          <table:table-cell office:value-type="float" office:value="7999.99987700358" calcext:value-type="float">
            <text:p>7999.99987700358</text:p>
          </table:table-cell>
          <table:table-cell office:value-type="float" office:value="8700" calcext:value-type="float">
            <text:p>8700</text:p>
          </table:table-cell>
          <table:table-cell office:value-type="float" office:value="8666.66666666654" calcext:value-type="float">
            <text:p>8666.6666666665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291" calcext:value-type="float">
            <text:p>2291</text:p>
          </table:table-cell>
          <table:table-cell office:value-type="float" office:value="5921.43924628265" calcext:value-type="float">
            <text:p>5921.43924628265</text:p>
          </table:table-cell>
          <table:table-cell office:value-type="float" office:value="7865" calcext:value-type="float">
            <text:p>7865</text:p>
          </table:table-cell>
          <table:table-cell office:value-type="float" office:value="7999.99988182634" calcext:value-type="float">
            <text:p>7999.99988182634</text:p>
          </table:table-cell>
          <table:table-cell office:value-type="float" office:value="8704" calcext:value-type="float">
            <text:p>8704</text:p>
          </table:table-cell>
          <table:table-cell office:value-type="float" office:value="8666.66666666655" calcext:value-type="float">
            <text:p>8666.66666666655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2294" calcext:value-type="float">
            <text:p>2294</text:p>
          </table:table-cell>
          <table:table-cell office:value-type="float" office:value="5922.59377425272" calcext:value-type="float">
            <text:p>5922.59377425272</text:p>
          </table:table-cell>
          <table:table-cell office:value-type="float" office:value="7860" calcext:value-type="float">
            <text:p>7860</text:p>
          </table:table-cell>
          <table:table-cell office:value-type="float" office:value="7999.99988646" calcext:value-type="float">
            <text:p>7999.99988646</text:p>
          </table:table-cell>
          <table:table-cell office:value-type="float" office:value="8698" calcext:value-type="float">
            <text:p>8698</text:p>
          </table:table-cell>
          <table:table-cell office:value-type="float" office:value="8666.66666666656" calcext:value-type="float">
            <text:p>8666.66666666656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2307" calcext:value-type="float">
            <text:p>2307</text:p>
          </table:table-cell>
          <table:table-cell office:value-type="float" office:value="5923.73155382743" calcext:value-type="float">
            <text:p>5923.73155382743</text:p>
          </table:table-cell>
          <table:table-cell office:value-type="float" office:value="7872" calcext:value-type="float">
            <text:p>7872</text:p>
          </table:table-cell>
          <table:table-cell office:value-type="float" office:value="7999.99989091196" calcext:value-type="float">
            <text:p>7999.99989091196</text:p>
          </table:table-cell>
          <table:table-cell office:value-type="float" office:value="8706" calcext:value-type="float">
            <text:p>8706</text:p>
          </table:table-cell>
          <table:table-cell office:value-type="float" office:value="8666.66666666657" calcext:value-type="float">
            <text:p>8666.66666666657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2306" calcext:value-type="float">
            <text:p>2306</text:p>
          </table:table-cell>
          <table:table-cell office:value-type="float" office:value="5924.85282159176" calcext:value-type="float">
            <text:p>5924.85282159176</text:p>
          </table:table-cell>
          <table:table-cell office:value-type="float" office:value="7882" calcext:value-type="float">
            <text:p>7882</text:p>
          </table:table-cell>
          <table:table-cell office:value-type="float" office:value="7999.99989518937" calcext:value-type="float">
            <text:p>7999.99989518937</text:p>
          </table:table-cell>
          <table:table-cell office:value-type="float" office:value="8699" calcext:value-type="float">
            <text:p>8699</text:p>
          </table:table-cell>
          <table:table-cell office:value-type="float" office:value="8666.66666666657" calcext:value-type="float">
            <text:p>8666.66666666657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316" calcext:value-type="float">
            <text:p>2316</text:p>
          </table:table-cell>
          <table:table-cell office:value-type="float" office:value="5925.95781097507" calcext:value-type="float">
            <text:p>5925.95781097507</text:p>
          </table:table-cell>
          <table:table-cell office:value-type="float" office:value="7900" calcext:value-type="float">
            <text:p>7900</text:p>
          </table:table-cell>
          <table:table-cell office:value-type="float" office:value="7999.99989929905" calcext:value-type="float">
            <text:p>7999.99989929905</text:p>
          </table:table-cell>
          <table:table-cell office:value-type="float" office:value="8718" calcext:value-type="float">
            <text:p>8718</text:p>
          </table:table-cell>
          <table:table-cell office:value-type="float" office:value="8666.66666666658" calcext:value-type="float">
            <text:p>8666.66666666658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2314" calcext:value-type="float">
            <text:p>2314</text:p>
          </table:table-cell>
          <table:table-cell office:value-type="float" office:value="5927.04675228763" calcext:value-type="float">
            <text:p>5927.04675228763</text:p>
          </table:table-cell>
          <table:table-cell office:value-type="float" office:value="7876" calcext:value-type="float">
            <text:p>7876</text:p>
          </table:table-cell>
          <table:table-cell office:value-type="float" office:value="7999.99990324759" calcext:value-type="float">
            <text:p>7999.99990324759</text:p>
          </table:table-cell>
          <table:table-cell office:value-type="float" office:value="8728" calcext:value-type="float">
            <text:p>8728</text:p>
          </table:table-cell>
          <table:table-cell office:value-type="float" office:value="8666.66666666658" calcext:value-type="float">
            <text:p>8666.66666666658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2318" calcext:value-type="float">
            <text:p>2318</text:p>
          </table:table-cell>
          <table:table-cell office:value-type="float" office:value="5928.11987275704" calcext:value-type="float">
            <text:p>5928.11987275704</text:p>
          </table:table-cell>
          <table:table-cell office:value-type="float" office:value="7864" calcext:value-type="float">
            <text:p>7864</text:p>
          </table:table-cell>
          <table:table-cell office:value-type="float" office:value="7999.99990704131" calcext:value-type="float">
            <text:p>7999.99990704131</text:p>
          </table:table-cell>
          <table:table-cell office:value-type="float" office:value="8727" calcext:value-type="float">
            <text:p>8727</text:p>
          </table:table-cell>
          <table:table-cell office:value-type="float" office:value="8666.66666666659" calcext:value-type="float">
            <text:p>8666.66666666659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2322" calcext:value-type="float">
            <text:p>2322</text:p>
          </table:table-cell>
          <table:table-cell office:value-type="float" office:value="5929.17739656427" calcext:value-type="float">
            <text:p>5929.17739656427</text:p>
          </table:table-cell>
          <table:table-cell office:value-type="float" office:value="7867" calcext:value-type="float">
            <text:p>7867</text:p>
          </table:table-cell>
          <table:table-cell office:value-type="float" office:value="7999.99991068627" calcext:value-type="float">
            <text:p>7999.99991068627</text:p>
          </table:table-cell>
          <table:table-cell office:value-type="float" office:value="8706" calcext:value-type="float">
            <text:p>8706</text:p>
          </table:table-cell>
          <table:table-cell office:value-type="float" office:value="8666.66666666659" calcext:value-type="float">
            <text:p>8666.66666666659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2327" calcext:value-type="float">
            <text:p>2327</text:p>
          </table:table-cell>
          <table:table-cell office:value-type="float" office:value="5930.21954487948" calcext:value-type="float">
            <text:p>5930.21954487948</text:p>
          </table:table-cell>
          <table:table-cell office:value-type="float" office:value="7861" calcext:value-type="float">
            <text:p>7861</text:p>
          </table:table-cell>
          <table:table-cell office:value-type="float" office:value="7999.99991418831" calcext:value-type="float">
            <text:p>7999.99991418831</text:p>
          </table:table-cell>
          <table:table-cell office:value-type="float" office:value="8684" calcext:value-type="float">
            <text:p>8684</text:p>
          </table:table-cell>
          <table:table-cell office:value-type="float" office:value="8666.6666666666" calcext:value-type="float">
            <text:p>8666.6666666666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2318" calcext:value-type="float">
            <text:p>2318</text:p>
          </table:table-cell>
          <table:table-cell office:value-type="float" office:value="5931.2465358976" calcext:value-type="float">
            <text:p>5931.2465358976</text:p>
          </table:table-cell>
          <table:table-cell office:value-type="float" office:value="7845" calcext:value-type="float">
            <text:p>7845</text:p>
          </table:table-cell>
          <table:table-cell office:value-type="float" office:value="7999.99991755304" calcext:value-type="float">
            <text:p>7999.99991755304</text:p>
          </table:table-cell>
          <table:table-cell office:value-type="float" office:value="8670" calcext:value-type="float">
            <text:p>8670</text:p>
          </table:table-cell>
          <table:table-cell office:value-type="float" office:value="8666.6666666666" calcext:value-type="float">
            <text:p>8666.666666666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318" calcext:value-type="float">
            <text:p>2318</text:p>
          </table:table-cell>
          <table:table-cell office:value-type="float" office:value="5932.25858487359" calcext:value-type="float">
            <text:p>5932.25858487359</text:p>
          </table:table-cell>
          <table:table-cell office:value-type="float" office:value="7839" calcext:value-type="float">
            <text:p>7839</text:p>
          </table:table-cell>
          <table:table-cell office:value-type="float" office:value="7999.99992078583" calcext:value-type="float">
            <text:p>7999.99992078583</text:p>
          </table:table-cell>
          <table:table-cell office:value-type="float" office:value="8673" calcext:value-type="float">
            <text:p>8673</text:p>
          </table:table-cell>
          <table:table-cell office:value-type="float" office:value="8666.6666666666" calcext:value-type="float">
            <text:p>8666.6666666666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2314" calcext:value-type="float">
            <text:p>2314</text:p>
          </table:table-cell>
          <table:table-cell office:value-type="float" office:value="5933.25590415743" calcext:value-type="float">
            <text:p>5933.25590415743</text:p>
          </table:table-cell>
          <table:table-cell office:value-type="float" office:value="7849" calcext:value-type="float">
            <text:p>7849</text:p>
          </table:table-cell>
          <table:table-cell office:value-type="float" office:value="7999.99992389186" calcext:value-type="float">
            <text:p>7999.99992389186</text:p>
          </table:table-cell>
          <table:table-cell office:value-type="float" office:value="8688" calcext:value-type="float">
            <text:p>8688</text:p>
          </table:table-cell>
          <table:table-cell office:value-type="float" office:value="8666.66666666661" calcext:value-type="float">
            <text:p>8666.66666666661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2318" calcext:value-type="float">
            <text:p>2318</text:p>
          </table:table-cell>
          <table:table-cell office:value-type="float" office:value="5934.23870322889" calcext:value-type="float">
            <text:p>5934.23870322889</text:p>
          </table:table-cell>
          <table:table-cell office:value-type="float" office:value="7840" calcext:value-type="float">
            <text:p>7840</text:p>
          </table:table-cell>
          <table:table-cell office:value-type="float" office:value="7999.9999268761" calcext:value-type="float">
            <text:p>7999.9999268761</text:p>
          </table:table-cell>
          <table:table-cell office:value-type="float" office:value="8670" calcext:value-type="float">
            <text:p>8670</text:p>
          </table:table-cell>
          <table:table-cell office:value-type="float" office:value="8666.66666666661" calcext:value-type="float">
            <text:p>8666.66666666661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2313" calcext:value-type="float">
            <text:p>2313</text:p>
          </table:table-cell>
          <table:table-cell office:value-type="float" office:value="5935.20718873192" calcext:value-type="float">
            <text:p>5935.20718873192</text:p>
          </table:table-cell>
          <table:table-cell office:value-type="float" office:value="7860" calcext:value-type="float">
            <text:p>7860</text:p>
          </table:table-cell>
          <table:table-cell office:value-type="float" office:value="7999.99992974333" calcext:value-type="float">
            <text:p>7999.99992974333</text:p>
          </table:table-cell>
          <table:table-cell office:value-type="float" office:value="8655" calcext:value-type="float">
            <text:p>8655</text:p>
          </table:table-cell>
          <table:table-cell office:value-type="float" office:value="8666.66666666662" calcext:value-type="float">
            <text:p>8666.66666666662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2318" calcext:value-type="float">
            <text:p>2318</text:p>
          </table:table-cell>
          <table:table-cell office:value-type="float" office:value="5936.16156450888" calcext:value-type="float">
            <text:p>5936.16156450888</text:p>
          </table:table-cell>
          <table:table-cell office:value-type="float" office:value="7854" calcext:value-type="float">
            <text:p>7854</text:p>
          </table:table-cell>
          <table:table-cell office:value-type="float" office:value="7999.99993249813" calcext:value-type="float">
            <text:p>7999.99993249813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666662" calcext:value-type="float">
            <text:p>8666.66666666662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2333" calcext:value-type="float">
            <text:p>2333</text:p>
          </table:table-cell>
          <table:table-cell office:value-type="float" office:value="5937.10203163437" calcext:value-type="float">
            <text:p>5937.10203163437</text:p>
          </table:table-cell>
          <table:table-cell office:value-type="float" office:value="7874" calcext:value-type="float">
            <text:p>7874</text:p>
          </table:table-cell>
          <table:table-cell office:value-type="float" office:value="7999.99993514492" calcext:value-type="float">
            <text:p>7999.99993514492</text:p>
          </table:table-cell>
          <table:table-cell office:value-type="float" office:value="8652" calcext:value-type="float">
            <text:p>8652</text:p>
          </table:table-cell>
          <table:table-cell office:value-type="float" office:value="8666.66666666662" calcext:value-type="float">
            <text:p>8666.6666666666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341" calcext:value-type="float">
            <text:p>2341</text:p>
          </table:table-cell>
          <table:table-cell office:value-type="float" office:value="5938.02878844886" calcext:value-type="float">
            <text:p>5938.02878844886</text:p>
          </table:table-cell>
          <table:table-cell office:value-type="float" office:value="7876" calcext:value-type="float">
            <text:p>7876</text:p>
          </table:table-cell>
          <table:table-cell office:value-type="float" office:value="7999.99993768792" calcext:value-type="float">
            <text:p>7999.99993768792</text:p>
          </table:table-cell>
          <table:table-cell office:value-type="float" office:value="8662" calcext:value-type="float">
            <text:p>8662</text:p>
          </table:table-cell>
          <table:table-cell office:value-type="float" office:value="8666.66666666663" calcext:value-type="float">
            <text:p>8666.66666666663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2359" calcext:value-type="float">
            <text:p>2359</text:p>
          </table:table-cell>
          <table:table-cell office:value-type="float" office:value="5938.94203059198" calcext:value-type="float">
            <text:p>5938.94203059198</text:p>
          </table:table-cell>
          <table:table-cell office:value-type="float" office:value="7872" calcext:value-type="float">
            <text:p>7872</text:p>
          </table:table-cell>
          <table:table-cell office:value-type="float" office:value="7999.99994013122" calcext:value-type="float">
            <text:p>7999.99994013122</text:p>
          </table:table-cell>
          <table:table-cell office:value-type="float" office:value="8676" calcext:value-type="float">
            <text:p>8676</text:p>
          </table:table-cell>
          <table:table-cell office:value-type="float" office:value="8666.66666666663" calcext:value-type="float">
            <text:p>8666.66666666663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2356" calcext:value-type="float">
            <text:p>2356</text:p>
          </table:table-cell>
          <table:table-cell office:value-type="float" office:value="5939.84195103555" calcext:value-type="float">
            <text:p>5939.84195103555</text:p>
          </table:table-cell>
          <table:table-cell office:value-type="float" office:value="7903" calcext:value-type="float">
            <text:p>7903</text:p>
          </table:table-cell>
          <table:table-cell office:value-type="float" office:value="7999.99994247871" calcext:value-type="float">
            <text:p>7999.99994247871</text:p>
          </table:table-cell>
          <table:table-cell office:value-type="float" office:value="8663" calcext:value-type="float">
            <text:p>8663</text:p>
          </table:table-cell>
          <table:table-cell office:value-type="float" office:value="8666.66666666663" calcext:value-type="float">
            <text:p>8666.66666666663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2375" calcext:value-type="float">
            <text:p>2375</text:p>
          </table:table-cell>
          <table:table-cell office:value-type="float" office:value="5940.72874011629" calcext:value-type="float">
            <text:p>5940.72874011629</text:p>
          </table:table-cell>
          <table:table-cell office:value-type="float" office:value="7907" calcext:value-type="float">
            <text:p>7907</text:p>
          </table:table-cell>
          <table:table-cell office:value-type="float" office:value="7999.99994473415" calcext:value-type="float">
            <text:p>7999.99994473415</text:p>
          </table:table-cell>
          <table:table-cell office:value-type="float" office:value="8670" calcext:value-type="float">
            <text:p>8670</text:p>
          </table:table-cell>
          <table:table-cell office:value-type="float" office:value="8666.66666666663" calcext:value-type="float">
            <text:p>8666.6666666666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389" calcext:value-type="float">
            <text:p>2389</text:p>
          </table:table-cell>
          <table:table-cell office:value-type="float" office:value="5941.6025855683" calcext:value-type="float">
            <text:p>5941.6025855683</text:p>
          </table:table-cell>
          <table:table-cell office:value-type="float" office:value="7907" calcext:value-type="float">
            <text:p>7907</text:p>
          </table:table-cell>
          <table:table-cell office:value-type="float" office:value="7999.99994690115" calcext:value-type="float">
            <text:p>7999.99994690115</text:p>
          </table:table-cell>
          <table:table-cell office:value-type="float" office:value="8658" calcext:value-type="float">
            <text:p>8658</text:p>
          </table:table-cell>
          <table:table-cell office:value-type="float" office:value="8666.66666666664" calcext:value-type="float">
            <text:p>8666.66666666664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2392" calcext:value-type="float">
            <text:p>2392</text:p>
          </table:table-cell>
          <table:table-cell office:value-type="float" office:value="5942.46367255515" calcext:value-type="float">
            <text:p>5942.46367255515</text:p>
          </table:table-cell>
          <table:table-cell office:value-type="float" office:value="7896" calcext:value-type="float">
            <text:p>7896</text:p>
          </table:table-cell>
          <table:table-cell office:value-type="float" office:value="7999.99994898319" calcext:value-type="float">
            <text:p>7999.99994898319</text:p>
          </table:table-cell>
          <table:table-cell office:value-type="float" office:value="8641" calcext:value-type="float">
            <text:p>8641</text:p>
          </table:table-cell>
          <table:table-cell office:value-type="float" office:value="8666.66666666664" calcext:value-type="float">
            <text:p>8666.66666666664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2400" calcext:value-type="float">
            <text:p>2400</text:p>
          </table:table-cell>
          <table:table-cell office:value-type="float" office:value="5943.3121837018" calcext:value-type="float">
            <text:p>5943.3121837018</text:p>
          </table:table-cell>
          <table:table-cell office:value-type="float" office:value="7913" calcext:value-type="float">
            <text:p>7913</text:p>
          </table:table-cell>
          <table:table-cell office:value-type="float" office:value="7999.99995098359" calcext:value-type="float">
            <text:p>7999.99995098359</text:p>
          </table:table-cell>
          <table:table-cell office:value-type="float" office:value="8640" calcext:value-type="float">
            <text:p>8640</text:p>
          </table:table-cell>
          <table:table-cell office:value-type="float" office:value="8666.66666666664" calcext:value-type="float">
            <text:p>8666.66666666664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2397" calcext:value-type="float">
            <text:p>2397</text:p>
          </table:table-cell>
          <table:table-cell office:value-type="float" office:value="5944.14829912609" calcext:value-type="float">
            <text:p>5944.14829912609</text:p>
          </table:table-cell>
          <table:table-cell office:value-type="float" office:value="7926" calcext:value-type="float">
            <text:p>7926</text:p>
          </table:table-cell>
          <table:table-cell office:value-type="float" office:value="7999.99995290555" calcext:value-type="float">
            <text:p>7999.99995290555</text:p>
          </table:table-cell>
          <table:table-cell office:value-type="float" office:value="8620" calcext:value-type="float">
            <text:p>8620</text:p>
          </table:table-cell>
          <table:table-cell office:value-type="float" office:value="8666.66666666664" calcext:value-type="float">
            <text:p>8666.66666666664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406" calcext:value-type="float">
            <text:p>2406</text:p>
          </table:table-cell>
          <table:table-cell office:value-type="float" office:value="5944.97219647004" calcext:value-type="float">
            <text:p>5944.97219647004</text:p>
          </table:table-cell>
          <table:table-cell office:value-type="float" office:value="7917" calcext:value-type="float">
            <text:p>7917</text:p>
          </table:table-cell>
          <table:table-cell office:value-type="float" office:value="7999.99995475215" calcext:value-type="float">
            <text:p>7999.99995475215</text:p>
          </table:table-cell>
          <table:table-cell office:value-type="float" office:value="8607" calcext:value-type="float">
            <text:p>8607</text:p>
          </table:table-cell>
          <table:table-cell office:value-type="float" office:value="8666.66666666664" calcext:value-type="float">
            <text:p>8666.66666666664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2412" calcext:value-type="float">
            <text:p>2412</text:p>
          </table:table-cell>
          <table:table-cell office:value-type="float" office:value="5945.78405093084" calcext:value-type="float">
            <text:p>5945.78405093084</text:p>
          </table:table-cell>
          <table:table-cell office:value-type="float" office:value="7928" calcext:value-type="float">
            <text:p>7928</text:p>
          </table:table-cell>
          <table:table-cell office:value-type="float" office:value="7999.99995652634" calcext:value-type="float">
            <text:p>7999.99995652634</text:p>
          </table:table-cell>
          <table:table-cell office:value-type="float" office:value="8618" calcext:value-type="float">
            <text:p>8618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414" calcext:value-type="float">
            <text:p>2414</text:p>
          </table:table-cell>
          <table:table-cell office:value-type="float" office:value="5946.58403529147" calcext:value-type="float">
            <text:p>5946.58403529147</text:p>
          </table:table-cell>
          <table:table-cell office:value-type="float" office:value="7918" calcext:value-type="float">
            <text:p>7918</text:p>
          </table:table-cell>
          <table:table-cell office:value-type="float" office:value="7999.99995823097" calcext:value-type="float">
            <text:p>7999.99995823097</text:p>
          </table:table-cell>
          <table:table-cell office:value-type="float" office:value="8601" calcext:value-type="float">
            <text:p>8601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2428" calcext:value-type="float">
            <text:p>2428</text:p>
          </table:table-cell>
          <table:table-cell office:value-type="float" office:value="5947.37231995111" calcext:value-type="float">
            <text:p>5947.37231995111</text:p>
          </table:table-cell>
          <table:table-cell office:value-type="float" office:value="7916" calcext:value-type="float">
            <text:p>7916</text:p>
          </table:table-cell>
          <table:table-cell office:value-type="float" office:value="7999.99995986875" calcext:value-type="float">
            <text:p>7999.99995986875</text:p>
          </table:table-cell>
          <table:table-cell office:value-type="float" office:value="8597" calcext:value-type="float">
            <text:p>8597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432" calcext:value-type="float">
            <text:p>2432</text:p>
          </table:table-cell>
          <table:table-cell office:value-type="float" office:value="5948.14907295525" calcext:value-type="float">
            <text:p>5948.14907295525</text:p>
          </table:table-cell>
          <table:table-cell office:value-type="float" office:value="7905" calcext:value-type="float">
            <text:p>7905</text:p>
          </table:table-cell>
          <table:table-cell office:value-type="float" office:value="7999.99996144232" calcext:value-type="float">
            <text:p>7999.99996144232</text:p>
          </table:table-cell>
          <table:table-cell office:value-type="float" office:value="8600" calcext:value-type="float">
            <text:p>8600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2440" calcext:value-type="float">
            <text:p>2440</text:p>
          </table:table-cell>
          <table:table-cell office:value-type="float" office:value="5948.91446002543" calcext:value-type="float">
            <text:p>5948.91446002543</text:p>
          </table:table-cell>
          <table:table-cell office:value-type="float" office:value="7891" calcext:value-type="float">
            <text:p>7891</text:p>
          </table:table-cell>
          <table:table-cell office:value-type="float" office:value="7999.99996295419" calcext:value-type="float">
            <text:p>7999.99996295419</text:p>
          </table:table-cell>
          <table:table-cell office:value-type="float" office:value="8612" calcext:value-type="float">
            <text:p>8612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448" calcext:value-type="float">
            <text:p>2448</text:p>
          </table:table-cell>
          <table:table-cell office:value-type="float" office:value="5949.66864458875" calcext:value-type="float">
            <text:p>5949.66864458875</text:p>
          </table:table-cell>
          <table:table-cell office:value-type="float" office:value="7898" calcext:value-type="float">
            <text:p>7898</text:p>
          </table:table-cell>
          <table:table-cell office:value-type="float" office:value="7999.99996440678" calcext:value-type="float">
            <text:p>7999.99996440678</text:p>
          </table:table-cell>
          <table:table-cell office:value-type="float" office:value="8604" calcext:value-type="float">
            <text:p>8604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2449" calcext:value-type="float">
            <text:p>2449</text:p>
          </table:table-cell>
          <table:table-cell office:value-type="float" office:value="5950.41178780706" calcext:value-type="float">
            <text:p>5950.41178780706</text:p>
          </table:table-cell>
          <table:table-cell office:value-type="float" office:value="7911" calcext:value-type="float">
            <text:p>7911</text:p>
          </table:table-cell>
          <table:table-cell office:value-type="float" office:value="7999.99996580241" calcext:value-type="float">
            <text:p>7999.99996580241</text:p>
          </table:table-cell>
          <table:table-cell office:value-type="float" office:value="8618" calcext:value-type="float">
            <text:p>8618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449" calcext:value-type="float">
            <text:p>2449</text:p>
          </table:table-cell>
          <table:table-cell office:value-type="float" office:value="5951.14404860591" calcext:value-type="float">
            <text:p>5951.14404860591</text:p>
          </table:table-cell>
          <table:table-cell office:value-type="float" office:value="7924" calcext:value-type="float">
            <text:p>7924</text:p>
          </table:table-cell>
          <table:table-cell office:value-type="float" office:value="7999.99996714332" calcext:value-type="float">
            <text:p>7999.99996714332</text:p>
          </table:table-cell>
          <table:table-cell office:value-type="float" office:value="8632" calcext:value-type="float">
            <text:p>8632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2468" calcext:value-type="float">
            <text:p>2468</text:p>
          </table:table-cell>
          <table:table-cell office:value-type="float" office:value="5951.86558370311" calcext:value-type="float">
            <text:p>5951.86558370311</text:p>
          </table:table-cell>
          <table:table-cell office:value-type="float" office:value="7949" calcext:value-type="float">
            <text:p>7949</text:p>
          </table:table-cell>
          <table:table-cell office:value-type="float" office:value="7999.99996843164" calcext:value-type="float">
            <text:p>7999.99996843164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2475" calcext:value-type="float">
            <text:p>2475</text:p>
          </table:table-cell>
          <table:table-cell office:value-type="float" office:value="5952.57654763704" calcext:value-type="float">
            <text:p>5952.57654763704</text:p>
          </table:table-cell>
          <table:table-cell office:value-type="float" office:value="7943" calcext:value-type="float">
            <text:p>7943</text:p>
          </table:table-cell>
          <table:table-cell office:value-type="float" office:value="7999.99996966946" calcext:value-type="float">
            <text:p>7999.99996966946</text:p>
          </table:table-cell>
          <table:table-cell office:value-type="float" office:value="8651" calcext:value-type="float">
            <text:p>8651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2466" calcext:value-type="float">
            <text:p>2466</text:p>
          </table:table-cell>
          <table:table-cell office:value-type="float" office:value="5953.27709279472" calcext:value-type="float">
            <text:p>5953.27709279472</text:p>
          </table:table-cell>
          <table:table-cell office:value-type="float" office:value="7938" calcext:value-type="float">
            <text:p>7938</text:p>
          </table:table-cell>
          <table:table-cell office:value-type="float" office:value="7999.99997085873" calcext:value-type="float">
            <text:p>7999.99997085873</text:p>
          </table:table-cell>
          <table:table-cell office:value-type="float" office:value="8645" calcext:value-type="float">
            <text:p>8645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482" calcext:value-type="float">
            <text:p>2482</text:p>
          </table:table-cell>
          <table:table-cell office:value-type="float" office:value="5953.96736943951" calcext:value-type="float">
            <text:p>5953.96736943951</text:p>
          </table:table-cell>
          <table:table-cell office:value-type="float" office:value="7932" calcext:value-type="float">
            <text:p>7932</text:p>
          </table:table-cell>
          <table:table-cell office:value-type="float" office:value="7999.99997200138" calcext:value-type="float">
            <text:p>7999.99997200138</text:p>
          </table:table-cell>
          <table:table-cell office:value-type="float" office:value="8620" calcext:value-type="float">
            <text:p>8620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2482" calcext:value-type="float">
            <text:p>2482</text:p>
          </table:table-cell>
          <table:table-cell office:value-type="float" office:value="5954.64752573856" calcext:value-type="float">
            <text:p>5954.64752573856</text:p>
          </table:table-cell>
          <table:table-cell office:value-type="float" office:value="7941" calcext:value-type="float">
            <text:p>7941</text:p>
          </table:table-cell>
          <table:table-cell office:value-type="float" office:value="7999.99997309922" calcext:value-type="float">
            <text:p>7999.99997309922</text:p>
          </table:table-cell>
          <table:table-cell office:value-type="float" office:value="8597" calcext:value-type="float">
            <text:p>8597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490" calcext:value-type="float">
            <text:p>2490</text:p>
          </table:table-cell>
          <table:table-cell office:value-type="float" office:value="5955.31770778996" calcext:value-type="float">
            <text:p>5955.31770778996</text:p>
          </table:table-cell>
          <table:table-cell office:value-type="float" office:value="7945" calcext:value-type="float">
            <text:p>7945</text:p>
          </table:table-cell>
          <table:table-cell office:value-type="float" office:value="7999.99997415402" calcext:value-type="float">
            <text:p>7999.99997415402</text:p>
          </table:table-cell>
          <table:table-cell office:value-type="float" office:value="8600" calcext:value-type="float">
            <text:p>8600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2485" calcext:value-type="float">
            <text:p>2485</text:p>
          </table:table-cell>
          <table:table-cell office:value-type="float" office:value="5955.9780596496" calcext:value-type="float">
            <text:p>5955.9780596496</text:p>
          </table:table-cell>
          <table:table-cell office:value-type="float" office:value="7969" calcext:value-type="float">
            <text:p>7969</text:p>
          </table:table-cell>
          <table:table-cell office:value-type="float" office:value="7999.99997516745" calcext:value-type="float">
            <text:p>7999.99997516745</text:p>
          </table:table-cell>
          <table:table-cell office:value-type="float" office:value="8619" calcext:value-type="float">
            <text:p>8619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96" calcext:value-type="float">
            <text:p>2496</text:p>
          </table:table-cell>
          <table:table-cell office:value-type="float" office:value="5956.62872335777" calcext:value-type="float">
            <text:p>5956.62872335777</text:p>
          </table:table-cell>
          <table:table-cell office:value-type="float" office:value="7969" calcext:value-type="float">
            <text:p>7969</text:p>
          </table:table-cell>
          <table:table-cell office:value-type="float" office:value="7999.99997614115" calcext:value-type="float">
            <text:p>7999.99997614115</text:p>
          </table:table-cell>
          <table:table-cell office:value-type="float" office:value="8628" calcext:value-type="float">
            <text:p>8628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2501" calcext:value-type="float">
            <text:p>2501</text:p>
          </table:table-cell>
          <table:table-cell office:value-type="float" office:value="5957.26983896538" calcext:value-type="float">
            <text:p>5957.26983896538</text:p>
          </table:table-cell>
          <table:table-cell office:value-type="float" office:value="7987" calcext:value-type="float">
            <text:p>7987</text:p>
          </table:table-cell>
          <table:table-cell office:value-type="float" office:value="7999.99997707667" calcext:value-type="float">
            <text:p>7999.99997707667</text:p>
          </table:table-cell>
          <table:table-cell office:value-type="float" office:value="8645" calcext:value-type="float">
            <text:p>8645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2518" calcext:value-type="float">
            <text:p>2518</text:p>
          </table:table-cell>
          <table:table-cell office:value-type="float" office:value="5957.90154456006" calcext:value-type="float">
            <text:p>5957.90154456006</text:p>
          </table:table-cell>
          <table:table-cell office:value-type="float" office:value="8000" calcext:value-type="float">
            <text:p>8000</text:p>
          </table:table-cell>
          <table:table-cell office:value-type="float" office:value="7999.99997797551" calcext:value-type="float">
            <text:p>7999.99997797551</text:p>
          </table:table-cell>
          <table:table-cell office:value-type="float" office:value="8661" calcext:value-type="float">
            <text:p>8661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2512" calcext:value-type="float">
            <text:p>2512</text:p>
          </table:table-cell>
          <table:table-cell office:value-type="float" office:value="5958.52397629178" calcext:value-type="float">
            <text:p>5958.52397629178</text:p>
          </table:table-cell>
          <table:table-cell office:value-type="float" office:value="8004" calcext:value-type="float">
            <text:p>8004</text:p>
          </table:table-cell>
          <table:table-cell office:value-type="float" office:value="7999.9999788391" calcext:value-type="float">
            <text:p>7999.9999788391</text:p>
          </table:table-cell>
          <table:table-cell office:value-type="float" office:value="8666" calcext:value-type="float">
            <text:p>8666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2527" calcext:value-type="float">
            <text:p>2527</text:p>
          </table:table-cell>
          <table:table-cell office:value-type="float" office:value="5959.13726839835" calcext:value-type="float">
            <text:p>5959.13726839835</text:p>
          </table:table-cell>
          <table:table-cell office:value-type="float" office:value="7994" calcext:value-type="float">
            <text:p>7994</text:p>
          </table:table-cell>
          <table:table-cell office:value-type="float" office:value="7999.99997966883" calcext:value-type="float">
            <text:p>7999.99997966883</text:p>
          </table:table-cell>
          <table:table-cell office:value-type="float" office:value="8647" calcext:value-type="float">
            <text:p>8647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2534" calcext:value-type="float">
            <text:p>2534</text:p>
          </table:table-cell>
          <table:table-cell office:value-type="float" office:value="5959.74155323058" calcext:value-type="float">
            <text:p>5959.74155323058</text:p>
          </table:table-cell>
          <table:table-cell office:value-type="float" office:value="8007" calcext:value-type="float">
            <text:p>8007</text:p>
          </table:table-cell>
          <table:table-cell office:value-type="float" office:value="7999.99998046603" calcext:value-type="float">
            <text:p>7999.99998046603</text:p>
          </table:table-cell>
          <table:table-cell office:value-type="float" office:value="8637" calcext:value-type="float">
            <text:p>8637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2542" calcext:value-type="float">
            <text:p>2542</text:p>
          </table:table-cell>
          <table:table-cell office:value-type="float" office:value="5960.33696127708" calcext:value-type="float">
            <text:p>5960.33696127708</text:p>
          </table:table-cell>
          <table:table-cell office:value-type="float" office:value="7995" calcext:value-type="float">
            <text:p>7995</text:p>
          </table:table-cell>
          <table:table-cell office:value-type="float" office:value="7999.99998123196" calcext:value-type="float">
            <text:p>7999.99998123196</text:p>
          </table:table-cell>
          <table:table-cell office:value-type="float" office:value="8649" calcext:value-type="float">
            <text:p>8649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2554" calcext:value-type="float">
            <text:p>2554</text:p>
          </table:table-cell>
          <table:table-cell office:value-type="float" office:value="5960.92362118894" calcext:value-type="float">
            <text:p>5960.92362118894</text:p>
          </table:table-cell>
          <table:table-cell office:value-type="float" office:value="7991" calcext:value-type="float">
            <text:p>7991</text:p>
          </table:table-cell>
          <table:table-cell office:value-type="float" office:value="7999.99998196787" calcext:value-type="float">
            <text:p>7999.99998196787</text:p>
          </table:table-cell>
          <table:table-cell office:value-type="float" office:value="8659" calcext:value-type="float">
            <text:p>8659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2562" calcext:value-type="float">
            <text:p>2562</text:p>
          </table:table-cell>
          <table:table-cell office:value-type="float" office:value="5961.50165980399" calcext:value-type="float">
            <text:p>5961.50165980399</text:p>
          </table:table-cell>
          <table:table-cell office:value-type="float" office:value="8002" calcext:value-type="float">
            <text:p>8002</text:p>
          </table:table-cell>
          <table:table-cell office:value-type="float" office:value="7999.99998267492" calcext:value-type="float">
            <text:p>7999.99998267492</text:p>
          </table:table-cell>
          <table:table-cell office:value-type="float" office:value="8653" calcext:value-type="float">
            <text:p>8653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2560" calcext:value-type="float">
            <text:p>2560</text:p>
          </table:table-cell>
          <table:table-cell office:value-type="float" office:value="5962.0712021709" calcext:value-type="float">
            <text:p>5962.0712021709</text:p>
          </table:table-cell>
          <table:table-cell office:value-type="float" office:value="8013" calcext:value-type="float">
            <text:p>8013</text:p>
          </table:table-cell>
          <table:table-cell office:value-type="float" office:value="7999.99998335424" calcext:value-type="float">
            <text:p>7999.99998335424</text:p>
          </table:table-cell>
          <table:table-cell office:value-type="float" office:value="8663" calcext:value-type="float">
            <text:p>8663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565" calcext:value-type="float">
            <text:p>2565</text:p>
          </table:table-cell>
          <table:table-cell office:value-type="float" office:value="5962.63237157287" calcext:value-type="float">
            <text:p>5962.63237157287</text:p>
          </table:table-cell>
          <table:table-cell office:value-type="float" office:value="7999" calcext:value-type="float">
            <text:p>7999</text:p>
          </table:table-cell>
          <table:table-cell office:value-type="float" office:value="7999.99998400694" calcext:value-type="float">
            <text:p>7999.99998400694</text:p>
          </table:table-cell>
          <table:table-cell office:value-type="float" office:value="8659" calcext:value-type="float">
            <text:p>8659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2574" calcext:value-type="float">
            <text:p>2574</text:p>
          </table:table-cell>
          <table:table-cell office:value-type="float" office:value="5963.18528955121" calcext:value-type="float">
            <text:p>5963.18528955121</text:p>
          </table:table-cell>
          <table:table-cell office:value-type="float" office:value="8004" calcext:value-type="float">
            <text:p>8004</text:p>
          </table:table-cell>
          <table:table-cell office:value-type="float" office:value="7999.99998463403" calcext:value-type="float">
            <text:p>7999.99998463403</text:p>
          </table:table-cell>
          <table:table-cell office:value-type="float" office:value="8667" calcext:value-type="float">
            <text:p>8667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2579" calcext:value-type="float">
            <text:p>2579</text:p>
          </table:table-cell>
          <table:table-cell office:value-type="float" office:value="5963.73007592853" calcext:value-type="float">
            <text:p>5963.73007592853</text:p>
          </table:table-cell>
          <table:table-cell office:value-type="float" office:value="8004" calcext:value-type="float">
            <text:p>8004</text:p>
          </table:table-cell>
          <table:table-cell office:value-type="float" office:value="7999.99998523654" calcext:value-type="float">
            <text:p>7999.99998523654</text:p>
          </table:table-cell>
          <table:table-cell office:value-type="float" office:value="8641" calcext:value-type="float">
            <text:p>8641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2605" calcext:value-type="float">
            <text:p>2605</text:p>
          </table:table-cell>
          <table:table-cell office:value-type="float" office:value="5964.26684883167" calcext:value-type="float">
            <text:p>5964.26684883167</text:p>
          </table:table-cell>
          <table:table-cell office:value-type="float" office:value="8005" calcext:value-type="float">
            <text:p>8005</text:p>
          </table:table-cell>
          <table:table-cell office:value-type="float" office:value="7999.99998581542" calcext:value-type="float">
            <text:p>7999.99998581542</text:p>
          </table:table-cell>
          <table:table-cell office:value-type="float" office:value="8627" calcext:value-type="float">
            <text:p>8627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2611" calcext:value-type="float">
            <text:p>2611</text:p>
          </table:table-cell>
          <table:table-cell office:value-type="float" office:value="5964.79572471447" calcext:value-type="float">
            <text:p>5964.79572471447</text:p>
          </table:table-cell>
          <table:table-cell office:value-type="float" office:value="8020" calcext:value-type="float">
            <text:p>8020</text:p>
          </table:table-cell>
          <table:table-cell office:value-type="float" office:value="7999.99998637161" calcext:value-type="float">
            <text:p>7999.99998637161</text:p>
          </table:table-cell>
          <table:table-cell office:value-type="float" office:value="8628" calcext:value-type="float">
            <text:p>8628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2605" calcext:value-type="float">
            <text:p>2605</text:p>
          </table:table-cell>
          <table:table-cell office:value-type="float" office:value="5965.3168183801" calcext:value-type="float">
            <text:p>5965.3168183801</text:p>
          </table:table-cell>
          <table:table-cell office:value-type="float" office:value="7996" calcext:value-type="float">
            <text:p>7996</text:p>
          </table:table-cell>
          <table:table-cell office:value-type="float" office:value="7999.99998690598" calcext:value-type="float">
            <text:p>7999.99998690598</text:p>
          </table:table-cell>
          <table:table-cell office:value-type="float" office:value="8622" calcext:value-type="float">
            <text:p>8622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2613" calcext:value-type="float">
            <text:p>2613</text:p>
          </table:table-cell>
          <table:table-cell office:value-type="float" office:value="5965.83024300333" calcext:value-type="float">
            <text:p>5965.83024300333</text:p>
          </table:table-cell>
          <table:table-cell office:value-type="float" office:value="7985" calcext:value-type="float">
            <text:p>7985</text:p>
          </table:table-cell>
          <table:table-cell office:value-type="float" office:value="7999.99998741941" calcext:value-type="float">
            <text:p>7999.99998741941</text:p>
          </table:table-cell>
          <table:table-cell office:value-type="float" office:value="8619" calcext:value-type="float">
            <text:p>8619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2615" calcext:value-type="float">
            <text:p>2615</text:p>
          </table:table-cell>
          <table:table-cell office:value-type="float" office:value="5966.33611015235" calcext:value-type="float">
            <text:p>5966.33611015235</text:p>
          </table:table-cell>
          <table:table-cell office:value-type="float" office:value="7993" calcext:value-type="float">
            <text:p>7993</text:p>
          </table:table-cell>
          <table:table-cell office:value-type="float" office:value="7999.9999879127" calcext:value-type="float">
            <text:p>7999.9999879127</text:p>
          </table:table-cell>
          <table:table-cell office:value-type="float" office:value="8632" calcext:value-type="float">
            <text:p>8632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2631" calcext:value-type="float">
            <text:p>2631</text:p>
          </table:table-cell>
          <table:table-cell office:value-type="float" office:value="5966.83452981046" calcext:value-type="float">
            <text:p>5966.83452981046</text:p>
          </table:table-cell>
          <table:table-cell office:value-type="float" office:value="8007" calcext:value-type="float">
            <text:p>8007</text:p>
          </table:table-cell>
          <table:table-cell office:value-type="float" office:value="7999.99998838665" calcext:value-type="float">
            <text:p>7999.99998838665</text:p>
          </table:table-cell>
          <table:table-cell office:value-type="float" office:value="8660" calcext:value-type="float">
            <text:p>8660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2635" calcext:value-type="float">
            <text:p>2635</text:p>
          </table:table-cell>
          <table:table-cell office:value-type="float" office:value="5967.32561039744" calcext:value-type="float">
            <text:p>5967.32561039744</text:p>
          </table:table-cell>
          <table:table-cell office:value-type="float" office:value="8006" calcext:value-type="float">
            <text:p>8006</text:p>
          </table:table-cell>
          <table:table-cell office:value-type="float" office:value="7999.99998884202" calcext:value-type="float">
            <text:p>7999.99998884202</text:p>
          </table:table-cell>
          <table:table-cell office:value-type="float" office:value="8659" calcext:value-type="float">
            <text:p>8659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637" calcext:value-type="float">
            <text:p>2637</text:p>
          </table:table-cell>
          <table:table-cell office:value-type="float" office:value="5967.80945879069" calcext:value-type="float">
            <text:p>5967.80945879069</text:p>
          </table:table-cell>
          <table:table-cell office:value-type="float" office:value="7991" calcext:value-type="float">
            <text:p>7991</text:p>
          </table:table-cell>
          <table:table-cell office:value-type="float" office:value="7999.99998927953" calcext:value-type="float">
            <text:p>7999.99998927953</text:p>
          </table:table-cell>
          <table:table-cell office:value-type="float" office:value="8646" calcext:value-type="float">
            <text:p>8646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2650" calcext:value-type="float">
            <text:p>2650</text:p>
          </table:table-cell>
          <table:table-cell office:value-type="float" office:value="5968.28618034612" calcext:value-type="float">
            <text:p>5968.28618034612</text:p>
          </table:table-cell>
          <table:table-cell office:value-type="float" office:value="7996" calcext:value-type="float">
            <text:p>7996</text:p>
          </table:table-cell>
          <table:table-cell office:value-type="float" office:value="7999.99998969988" calcext:value-type="float">
            <text:p>7999.99998969988</text:p>
          </table:table-cell>
          <table:table-cell office:value-type="float" office:value="8647" calcext:value-type="float">
            <text:p>8647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2659" calcext:value-type="float">
            <text:p>2659</text:p>
          </table:table-cell>
          <table:table-cell office:value-type="float" office:value="5968.75587891877" calcext:value-type="float">
            <text:p>5968.75587891877</text:p>
          </table:table-cell>
          <table:table-cell office:value-type="float" office:value="8004" calcext:value-type="float">
            <text:p>8004</text:p>
          </table:table-cell>
          <table:table-cell office:value-type="float" office:value="7999.99999010376" calcext:value-type="float">
            <text:p>7999.99999010376</text:p>
          </table:table-cell>
          <table:table-cell office:value-type="float" office:value="8665" calcext:value-type="float">
            <text:p>8665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2655" calcext:value-type="float">
            <text:p>2655</text:p>
          </table:table-cell>
          <table:table-cell office:value-type="float" office:value="5969.21865688317" calcext:value-type="float">
            <text:p>5969.21865688317</text:p>
          </table:table-cell>
          <table:table-cell office:value-type="float" office:value="8001" calcext:value-type="float">
            <text:p>8001</text:p>
          </table:table-cell>
          <table:table-cell office:value-type="float" office:value="7999.99999049179" calcext:value-type="float">
            <text:p>7999.99999049179</text:p>
          </table:table-cell>
          <table:table-cell office:value-type="float" office:value="8650" calcext:value-type="float">
            <text:p>8650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2656" calcext:value-type="float">
            <text:p>2656</text:p>
          </table:table-cell>
          <table:table-cell office:value-type="float" office:value="5969.67461515352" calcext:value-type="float">
            <text:p>5969.67461515352</text:p>
          </table:table-cell>
          <table:table-cell office:value-type="float" office:value="7983" calcext:value-type="float">
            <text:p>7983</text:p>
          </table:table-cell>
          <table:table-cell office:value-type="float" office:value="7999.99999086462" calcext:value-type="float">
            <text:p>7999.99999086462</text:p>
          </table:table-cell>
          <table:table-cell office:value-type="float" office:value="8660" calcext:value-type="float">
            <text:p>8660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2673" calcext:value-type="float">
            <text:p>2673</text:p>
          </table:table-cell>
          <table:table-cell office:value-type="float" office:value="5970.12385320354" calcext:value-type="float">
            <text:p>5970.12385320354</text:p>
          </table:table-cell>
          <table:table-cell office:value-type="float" office:value="7998" calcext:value-type="float">
            <text:p>7998</text:p>
          </table:table-cell>
          <table:table-cell office:value-type="float" office:value="7999.99999122282" calcext:value-type="float">
            <text:p>7999.99999122282</text:p>
          </table:table-cell>
          <table:table-cell office:value-type="float" office:value="8669" calcext:value-type="float">
            <text:p>8669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2663" calcext:value-type="float">
            <text:p>2663</text:p>
          </table:table-cell>
          <table:table-cell office:value-type="float" office:value="5970.56646908612" calcext:value-type="float">
            <text:p>5970.56646908612</text:p>
          </table:table-cell>
          <table:table-cell office:value-type="float" office:value="8006" calcext:value-type="float">
            <text:p>8006</text:p>
          </table:table-cell>
          <table:table-cell office:value-type="float" office:value="7999.99999156698" calcext:value-type="float">
            <text:p>7999.99999156698</text:p>
          </table:table-cell>
          <table:table-cell office:value-type="float" office:value="8636" calcext:value-type="float">
            <text:p>8636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2660" calcext:value-type="float">
            <text:p>2660</text:p>
          </table:table-cell>
          <table:table-cell office:value-type="float" office:value="5971.00255945276" calcext:value-type="float">
            <text:p>5971.00255945276</text:p>
          </table:table-cell>
          <table:table-cell office:value-type="float" office:value="8020" calcext:value-type="float">
            <text:p>8020</text:p>
          </table:table-cell>
          <table:table-cell office:value-type="float" office:value="7999.99999189764" calcext:value-type="float">
            <text:p>7999.99999189764</text:p>
          </table:table-cell>
          <table:table-cell office:value-type="float" office:value="8636" calcext:value-type="float">
            <text:p>8636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2680" calcext:value-type="float">
            <text:p>2680</text:p>
          </table:table-cell>
          <table:table-cell office:value-type="float" office:value="5971.43221957269" calcext:value-type="float">
            <text:p>5971.43221957269</text:p>
          </table:table-cell>
          <table:table-cell office:value-type="float" office:value="8003" calcext:value-type="float">
            <text:p>8003</text:p>
          </table:table-cell>
          <table:table-cell office:value-type="float" office:value="7999.99999221534" calcext:value-type="float">
            <text:p>7999.99999221534</text:p>
          </table:table-cell>
          <table:table-cell office:value-type="float" office:value="8625" calcext:value-type="float">
            <text:p>862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2705" calcext:value-type="float">
            <text:p>2705</text:p>
          </table:table-cell>
          <table:table-cell office:value-type="float" office:value="5971.85554335182" calcext:value-type="float">
            <text:p>5971.85554335182</text:p>
          </table:table-cell>
          <table:table-cell office:value-type="float" office:value="8006" calcext:value-type="float">
            <text:p>8006</text:p>
          </table:table-cell>
          <table:table-cell office:value-type="float" office:value="7999.99999252058" calcext:value-type="float">
            <text:p>7999.99999252058</text:p>
          </table:table-cell>
          <table:table-cell office:value-type="float" office:value="8627" calcext:value-type="float">
            <text:p>8627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712" calcext:value-type="float">
            <text:p>2712</text:p>
          </table:table-cell>
          <table:table-cell office:value-type="float" office:value="5972.27262335145" calcext:value-type="float">
            <text:p>5972.27262335145</text:p>
          </table:table-cell>
          <table:table-cell office:value-type="float" office:value="8005" calcext:value-type="float">
            <text:p>8005</text:p>
          </table:table-cell>
          <table:table-cell office:value-type="float" office:value="7999.99999281385" calcext:value-type="float">
            <text:p>7999.99999281385</text:p>
          </table:table-cell>
          <table:table-cell office:value-type="float" office:value="8661" calcext:value-type="float">
            <text:p>8661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2735" calcext:value-type="float">
            <text:p>2735</text:p>
          </table:table-cell>
          <table:table-cell office:value-type="float" office:value="5972.68355080671" calcext:value-type="float">
            <text:p>5972.68355080671</text:p>
          </table:table-cell>
          <table:table-cell office:value-type="float" office:value="8011" calcext:value-type="float">
            <text:p>8011</text:p>
          </table:table-cell>
          <table:table-cell office:value-type="float" office:value="7999.99999309563" calcext:value-type="float">
            <text:p>7999.99999309563</text:p>
          </table:table-cell>
          <table:table-cell office:value-type="float" office:value="8680" calcext:value-type="float">
            <text:p>8680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2733" calcext:value-type="float">
            <text:p>2733</text:p>
          </table:table-cell>
          <table:table-cell office:value-type="float" office:value="5973.08841564482" calcext:value-type="float">
            <text:p>5973.08841564482</text:p>
          </table:table-cell>
          <table:table-cell office:value-type="float" office:value="8001" calcext:value-type="float">
            <text:p>8001</text:p>
          </table:table-cell>
          <table:table-cell office:value-type="float" office:value="7999.99999336635" calcext:value-type="float">
            <text:p>7999.99999336635</text:p>
          </table:table-cell>
          <table:table-cell office:value-type="float" office:value="8669" calcext:value-type="float">
            <text:p>8669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2751" calcext:value-type="float">
            <text:p>2751</text:p>
          </table:table-cell>
          <table:table-cell office:value-type="float" office:value="5973.48730650307" calcext:value-type="float">
            <text:p>5973.48730650307</text:p>
          </table:table-cell>
          <table:table-cell office:value-type="float" office:value="8017" calcext:value-type="float">
            <text:p>8017</text:p>
          </table:table-cell>
          <table:table-cell office:value-type="float" office:value="7999.99999362646" calcext:value-type="float">
            <text:p>7999.99999362646</text:p>
          </table:table-cell>
          <table:table-cell office:value-type="float" office:value="8665" calcext:value-type="float">
            <text:p>8665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2765" calcext:value-type="float">
            <text:p>2765</text:p>
          </table:table-cell>
          <table:table-cell office:value-type="float" office:value="5973.8803107466" calcext:value-type="float">
            <text:p>5973.8803107466</text:p>
          </table:table-cell>
          <table:table-cell office:value-type="float" office:value="8013" calcext:value-type="float">
            <text:p>8013</text:p>
          </table:table-cell>
          <table:table-cell office:value-type="float" office:value="7999.99999387637" calcext:value-type="float">
            <text:p>7999.99999387637</text:p>
          </table:table-cell>
          <table:table-cell office:value-type="float" office:value="8667" calcext:value-type="float">
            <text:p>8667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2771" calcext:value-type="float">
            <text:p>2771</text:p>
          </table:table-cell>
          <table:table-cell office:value-type="float" office:value="5974.267514486" calcext:value-type="float">
            <text:p>5974.267514486</text:p>
          </table:table-cell>
          <table:table-cell office:value-type="float" office:value="8016" calcext:value-type="float">
            <text:p>8016</text:p>
          </table:table-cell>
          <table:table-cell office:value-type="float" office:value="7999.99999411648" calcext:value-type="float">
            <text:p>7999.99999411648</text:p>
          </table:table-cell>
          <table:table-cell office:value-type="float" office:value="8691" calcext:value-type="float">
            <text:p>869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2779" calcext:value-type="float">
            <text:p>2779</text:p>
          </table:table-cell>
          <table:table-cell office:value-type="float" office:value="5974.64900259459" calcext:value-type="float">
            <text:p>5974.64900259459</text:p>
          </table:table-cell>
          <table:table-cell office:value-type="float" office:value="8013" calcext:value-type="float">
            <text:p>8013</text:p>
          </table:table-cell>
          <table:table-cell office:value-type="float" office:value="7999.99999434718" calcext:value-type="float">
            <text:p>7999.99999434718</text:p>
          </table:table-cell>
          <table:table-cell office:value-type="float" office:value="8674" calcext:value-type="float">
            <text:p>8674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2783" calcext:value-type="float">
            <text:p>2783</text:p>
          </table:table-cell>
          <table:table-cell office:value-type="float" office:value="5975.02485872556" calcext:value-type="float">
            <text:p>5975.02485872556</text:p>
          </table:table-cell>
          <table:table-cell office:value-type="float" office:value="8020" calcext:value-type="float">
            <text:p>8020</text:p>
          </table:table-cell>
          <table:table-cell office:value-type="float" office:value="7999.99999456883" calcext:value-type="float">
            <text:p>7999.99999456883</text:p>
          </table:table-cell>
          <table:table-cell office:value-type="float" office:value="8655" calcext:value-type="float">
            <text:p>8655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2780" calcext:value-type="float">
            <text:p>2780</text:p>
          </table:table-cell>
          <table:table-cell office:value-type="float" office:value="5975.39516532887" calcext:value-type="float">
            <text:p>5975.39516532887</text:p>
          </table:table-cell>
          <table:table-cell office:value-type="float" office:value="8014" calcext:value-type="float">
            <text:p>8014</text:p>
          </table:table-cell>
          <table:table-cell office:value-type="float" office:value="7999.99999478179" calcext:value-type="float">
            <text:p>7999.99999478179</text:p>
          </table:table-cell>
          <table:table-cell office:value-type="float" office:value="8656" calcext:value-type="float">
            <text:p>8656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2783" calcext:value-type="float">
            <text:p>2783</text:p>
          </table:table-cell>
          <table:table-cell office:value-type="float" office:value="5975.76000366795" calcext:value-type="float">
            <text:p>5975.76000366795</text:p>
          </table:table-cell>
          <table:table-cell office:value-type="float" office:value="8014" calcext:value-type="float">
            <text:p>8014</text:p>
          </table:table-cell>
          <table:table-cell office:value-type="float" office:value="7999.9999949864" calcext:value-type="float">
            <text:p>7999.9999949864</text:p>
          </table:table-cell>
          <table:table-cell office:value-type="float" office:value="8635" calcext:value-type="float">
            <text:p>8635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776" calcext:value-type="float">
            <text:p>2776</text:p>
          </table:table-cell>
          <table:table-cell office:value-type="float" office:value="5976.11945383612" calcext:value-type="float">
            <text:p>5976.11945383612</text:p>
          </table:table-cell>
          <table:table-cell office:value-type="float" office:value="8008" calcext:value-type="float">
            <text:p>8008</text:p>
          </table:table-cell>
          <table:table-cell office:value-type="float" office:value="7999.99999518298" calcext:value-type="float">
            <text:p>7999.99999518298</text:p>
          </table:table-cell>
          <table:table-cell office:value-type="float" office:value="8639" calcext:value-type="float">
            <text:p>863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2774" calcext:value-type="float">
            <text:p>2774</text:p>
          </table:table-cell>
          <table:table-cell office:value-type="float" office:value="5976.47359477292" calcext:value-type="float">
            <text:p>5976.47359477292</text:p>
          </table:table-cell>
          <table:table-cell office:value-type="float" office:value="7993" calcext:value-type="float">
            <text:p>7993</text:p>
          </table:table-cell>
          <table:table-cell office:value-type="float" office:value="7999.99999537186" calcext:value-type="float">
            <text:p>7999.99999537186</text:p>
          </table:table-cell>
          <table:table-cell office:value-type="float" office:value="8661" calcext:value-type="float">
            <text:p>86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2772" calcext:value-type="float">
            <text:p>2772</text:p>
          </table:table-cell>
          <table:table-cell office:value-type="float" office:value="5976.82250428011" calcext:value-type="float">
            <text:p>5976.82250428011</text:p>
          </table:table-cell>
          <table:table-cell office:value-type="float" office:value="7975" calcext:value-type="float">
            <text:p>7975</text:p>
          </table:table-cell>
          <table:table-cell office:value-type="float" office:value="7999.99999555333" calcext:value-type="float">
            <text:p>7999.99999555333</text:p>
          </table:table-cell>
          <table:table-cell office:value-type="float" office:value="8668" calcext:value-type="float">
            <text:p>86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2776" calcext:value-type="float">
            <text:p>2776</text:p>
          </table:table-cell>
          <table:table-cell office:value-type="float" office:value="5977.16625903751" calcext:value-type="float">
            <text:p>5977.16625903751</text:p>
          </table:table-cell>
          <table:table-cell office:value-type="float" office:value="7954" calcext:value-type="float">
            <text:p>7954</text:p>
          </table:table-cell>
          <table:table-cell office:value-type="float" office:value="7999.99999572769" calcext:value-type="float">
            <text:p>7999.99999572769</text:p>
          </table:table-cell>
          <table:table-cell office:value-type="float" office:value="8672" calcext:value-type="float">
            <text:p>867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2779" calcext:value-type="float">
            <text:p>2779</text:p>
          </table:table-cell>
          <table:table-cell office:value-type="float" office:value="5977.50493461871" calcext:value-type="float">
            <text:p>5977.50493461871</text:p>
          </table:table-cell>
          <table:table-cell office:value-type="float" office:value="7948" calcext:value-type="float">
            <text:p>7948</text:p>
          </table:table-cell>
          <table:table-cell office:value-type="float" office:value="7999.99999589521" calcext:value-type="float">
            <text:p>7999.99999589521</text:p>
          </table:table-cell>
          <table:table-cell office:value-type="float" office:value="8668" calcext:value-type="float">
            <text:p>86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2785" calcext:value-type="float">
            <text:p>2785</text:p>
          </table:table-cell>
          <table:table-cell office:value-type="float" office:value="5977.83860550642" calcext:value-type="float">
            <text:p>5977.83860550642</text:p>
          </table:table-cell>
          <table:table-cell office:value-type="float" office:value="7938" calcext:value-type="float">
            <text:p>7938</text:p>
          </table:table-cell>
          <table:table-cell office:value-type="float" office:value="7999.99999605616" calcext:value-type="float">
            <text:p>7999.99999605616</text:p>
          </table:table-cell>
          <table:table-cell office:value-type="float" office:value="8663" calcext:value-type="float">
            <text:p>866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2805" calcext:value-type="float">
            <text:p>2805</text:p>
          </table:table-cell>
          <table:table-cell office:value-type="float" office:value="5978.16734510777" calcext:value-type="float">
            <text:p>5978.16734510777</text:p>
          </table:table-cell>
          <table:table-cell office:value-type="float" office:value="7944" calcext:value-type="float">
            <text:p>7944</text:p>
          </table:table-cell>
          <table:table-cell office:value-type="float" office:value="7999.9999962108" calcext:value-type="float">
            <text:p>7999.9999962108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2803" calcext:value-type="float">
            <text:p>2803</text:p>
          </table:table-cell>
          <table:table-cell office:value-type="float" office:value="5978.49122576934" calcext:value-type="float">
            <text:p>5978.49122576934</text:p>
          </table:table-cell>
          <table:table-cell office:value-type="float" office:value="7960" calcext:value-type="float">
            <text:p>7960</text:p>
          </table:table-cell>
          <table:table-cell office:value-type="float" office:value="7999.99999635938" calcext:value-type="float">
            <text:p>7999.99999635938</text:p>
          </table:table-cell>
          <table:table-cell office:value-type="float" office:value="8642" calcext:value-type="float">
            <text:p>864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2812" calcext:value-type="float">
            <text:p>2812</text:p>
          </table:table-cell>
          <table:table-cell office:value-type="float" office:value="5978.81031879199" calcext:value-type="float">
            <text:p>5978.81031879199</text:p>
          </table:table-cell>
          <table:table-cell office:value-type="float" office:value="7953" calcext:value-type="float">
            <text:p>7953</text:p>
          </table:table-cell>
          <table:table-cell office:value-type="float" office:value="7999.99999650213" calcext:value-type="float">
            <text:p>7999.99999650213</text:p>
          </table:table-cell>
          <table:table-cell office:value-type="float" office:value="8621" calcext:value-type="float">
            <text:p>862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2813" calcext:value-type="float">
            <text:p>2813</text:p>
          </table:table-cell>
          <table:table-cell office:value-type="float" office:value="5979.12469444551" calcext:value-type="float">
            <text:p>5979.12469444551</text:p>
          </table:table-cell>
          <table:table-cell office:value-type="float" office:value="7965" calcext:value-type="float">
            <text:p>7965</text:p>
          </table:table-cell>
          <table:table-cell office:value-type="float" office:value="7999.99999663928" calcext:value-type="float">
            <text:p>7999.99999663928</text:p>
          </table:table-cell>
          <table:table-cell office:value-type="float" office:value="8593" calcext:value-type="float">
            <text:p>859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823" calcext:value-type="float">
            <text:p>2823</text:p>
          </table:table-cell>
          <table:table-cell office:value-type="float" office:value="5979.43442198311" calcext:value-type="float">
            <text:p>5979.43442198311</text:p>
          </table:table-cell>
          <table:table-cell office:value-type="float" office:value="7971" calcext:value-type="float">
            <text:p>7971</text:p>
          </table:table-cell>
          <table:table-cell office:value-type="float" office:value="7999.99999677106" calcext:value-type="float">
            <text:p>7999.99999677106</text:p>
          </table:table-cell>
          <table:table-cell office:value-type="float" office:value="8623" calcext:value-type="float">
            <text:p>862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2821" calcext:value-type="float">
            <text:p>2821</text:p>
          </table:table-cell>
          <table:table-cell office:value-type="float" office:value="5979.73956965567" calcext:value-type="float">
            <text:p>5979.73956965567</text:p>
          </table:table-cell>
          <table:table-cell office:value-type="float" office:value="7980" calcext:value-type="float">
            <text:p>7980</text:p>
          </table:table-cell>
          <table:table-cell office:value-type="float" office:value="7999.99999689766" calcext:value-type="float">
            <text:p>7999.99999689766</text:p>
          </table:table-cell>
          <table:table-cell office:value-type="float" office:value="8620" calcext:value-type="float">
            <text:p>862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2839" calcext:value-type="float">
            <text:p>2839</text:p>
          </table:table-cell>
          <table:table-cell office:value-type="float" office:value="5980.04020472582" calcext:value-type="float">
            <text:p>5980.04020472582</text:p>
          </table:table-cell>
          <table:table-cell office:value-type="float" office:value="7983" calcext:value-type="float">
            <text:p>7983</text:p>
          </table:table-cell>
          <table:table-cell office:value-type="float" office:value="7999.99999701931" calcext:value-type="float">
            <text:p>7999.99999701931</text:p>
          </table:table-cell>
          <table:table-cell office:value-type="float" office:value="8630" calcext:value-type="float">
            <text:p>863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2840" calcext:value-type="float">
            <text:p>2840</text:p>
          </table:table-cell>
          <table:table-cell office:value-type="float" office:value="5980.33639348184" calcext:value-type="float">
            <text:p>5980.33639348184</text:p>
          </table:table-cell>
          <table:table-cell office:value-type="float" office:value="7971" calcext:value-type="float">
            <text:p>7971</text:p>
          </table:table-cell>
          <table:table-cell office:value-type="float" office:value="7999.99999713618" calcext:value-type="float">
            <text:p>7999.99999713618</text:p>
          </table:table-cell>
          <table:table-cell office:value-type="float" office:value="8623" calcext:value-type="float">
            <text:p>862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2835" calcext:value-type="float">
            <text:p>2835</text:p>
          </table:table-cell>
          <table:table-cell office:value-type="float" office:value="5980.6282012514" calcext:value-type="float">
            <text:p>5980.6282012514</text:p>
          </table:table-cell>
          <table:table-cell office:value-type="float" office:value="7962" calcext:value-type="float">
            <text:p>7962</text:p>
          </table:table-cell>
          <table:table-cell office:value-type="float" office:value="7999.99999724848" calcext:value-type="float">
            <text:p>7999.99999724848</text:p>
          </table:table-cell>
          <table:table-cell office:value-type="float" office:value="8621" calcext:value-type="float">
            <text:p>862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2836" calcext:value-type="float">
            <text:p>2836</text:p>
          </table:table-cell>
          <table:table-cell office:value-type="float" office:value="5980.91569241505" calcext:value-type="float">
            <text:p>5980.91569241505</text:p>
          </table:table-cell>
          <table:table-cell office:value-type="float" office:value="7960" calcext:value-type="float">
            <text:p>7960</text:p>
          </table:table-cell>
          <table:table-cell office:value-type="float" office:value="7999.99999735636" calcext:value-type="float">
            <text:p>7999.99999735636</text:p>
          </table:table-cell>
          <table:table-cell office:value-type="float" office:value="8616" calcext:value-type="float">
            <text:p>861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2837" calcext:value-type="float">
            <text:p>2837</text:p>
          </table:table-cell>
          <table:table-cell office:value-type="float" office:value="5981.19893041961" calcext:value-type="float">
            <text:p>5981.19893041961</text:p>
          </table:table-cell>
          <table:table-cell office:value-type="float" office:value="7961" calcext:value-type="float">
            <text:p>7961</text:p>
          </table:table-cell>
          <table:table-cell office:value-type="float" office:value="7999.99999746002" calcext:value-type="float">
            <text:p>7999.99999746002</text:p>
          </table:table-cell>
          <table:table-cell office:value-type="float" office:value="8618" calcext:value-type="float">
            <text:p>861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2848" calcext:value-type="float">
            <text:p>2848</text:p>
          </table:table-cell>
          <table:table-cell office:value-type="float" office:value="5981.47797779134" calcext:value-type="float">
            <text:p>5981.47797779134</text:p>
          </table:table-cell>
          <table:table-cell office:value-type="float" office:value="7944" calcext:value-type="float">
            <text:p>7944</text:p>
          </table:table-cell>
          <table:table-cell office:value-type="float" office:value="7999.99999755962" calcext:value-type="float">
            <text:p>7999.99999755962</text:p>
          </table:table-cell>
          <table:table-cell office:value-type="float" office:value="8619" calcext:value-type="float">
            <text:p>861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2852" calcext:value-type="float">
            <text:p>2852</text:p>
          </table:table-cell>
          <table:table-cell office:value-type="float" office:value="5981.75289614893" calcext:value-type="float">
            <text:p>5981.75289614893</text:p>
          </table:table-cell>
          <table:table-cell office:value-type="float" office:value="7950" calcext:value-type="float">
            <text:p>7950</text:p>
          </table:table-cell>
          <table:table-cell office:value-type="float" office:value="7999.99999765531" calcext:value-type="float">
            <text:p>7999.99999765531</text:p>
          </table:table-cell>
          <table:table-cell office:value-type="float" office:value="8616" calcext:value-type="float">
            <text:p>861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2858" calcext:value-type="float">
            <text:p>2858</text:p>
          </table:table-cell>
          <table:table-cell office:value-type="float" office:value="5982.02374621634" calcext:value-type="float">
            <text:p>5982.02374621634</text:p>
          </table:table-cell>
          <table:table-cell office:value-type="float" office:value="7948" calcext:value-type="float">
            <text:p>7948</text:p>
          </table:table-cell>
          <table:table-cell office:value-type="float" office:value="7999.99999774724" calcext:value-type="float">
            <text:p>7999.99999774724</text:p>
          </table:table-cell>
          <table:table-cell office:value-type="float" office:value="8619" calcext:value-type="float">
            <text:p>861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878" calcext:value-type="float">
            <text:p>2878</text:p>
          </table:table-cell>
          <table:table-cell office:value-type="float" office:value="5982.29058783547" calcext:value-type="float">
            <text:p>5982.29058783547</text:p>
          </table:table-cell>
          <table:table-cell office:value-type="float" office:value="7959" calcext:value-type="float">
            <text:p>7959</text:p>
          </table:table-cell>
          <table:table-cell office:value-type="float" office:value="7999.99999783557" calcext:value-type="float">
            <text:p>7999.99999783557</text:p>
          </table:table-cell>
          <table:table-cell office:value-type="float" office:value="8596" calcext:value-type="float">
            <text:p>85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2882" calcext:value-type="float">
            <text:p>2882</text:p>
          </table:table-cell>
          <table:table-cell office:value-type="float" office:value="5982.55347997863" calcext:value-type="float">
            <text:p>5982.55347997863</text:p>
          </table:table-cell>
          <table:table-cell office:value-type="float" office:value="7981" calcext:value-type="float">
            <text:p>7981</text:p>
          </table:table-cell>
          <table:table-cell office:value-type="float" office:value="7999.99999792044" calcext:value-type="float">
            <text:p>7999.99999792044</text:p>
          </table:table-cell>
          <table:table-cell office:value-type="float" office:value="8630" calcext:value-type="float">
            <text:p>863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2893" calcext:value-type="float">
            <text:p>2893</text:p>
          </table:table-cell>
          <table:table-cell office:value-type="float" office:value="5982.81248076084" calcext:value-type="float">
            <text:p>5982.81248076084</text:p>
          </table:table-cell>
          <table:table-cell office:value-type="float" office:value="7984" calcext:value-type="float">
            <text:p>7984</text:p>
          </table:table-cell>
          <table:table-cell office:value-type="float" office:value="7999.99999800198" calcext:value-type="float">
            <text:p>7999.99999800198</text:p>
          </table:table-cell>
          <table:table-cell office:value-type="float" office:value="8625" calcext:value-type="float">
            <text:p>862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2892" calcext:value-type="float">
            <text:p>2892</text:p>
          </table:table-cell>
          <table:table-cell office:value-type="float" office:value="5983.06764745204" calcext:value-type="float">
            <text:p>5983.06764745204</text:p>
          </table:table-cell>
          <table:table-cell office:value-type="float" office:value="7991" calcext:value-type="float">
            <text:p>7991</text:p>
          </table:table-cell>
          <table:table-cell office:value-type="float" office:value="7999.99999808033" calcext:value-type="float">
            <text:p>7999.99999808033</text:p>
          </table:table-cell>
          <table:table-cell office:value-type="float" office:value="8635" calcext:value-type="float">
            <text:p>863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2903" calcext:value-type="float">
            <text:p>2903</text:p>
          </table:table-cell>
          <table:table-cell office:value-type="float" office:value="5983.31903648907" calcext:value-type="float">
            <text:p>5983.31903648907</text:p>
          </table:table-cell>
          <table:table-cell office:value-type="float" office:value="8001" calcext:value-type="float">
            <text:p>8001</text:p>
          </table:table-cell>
          <table:table-cell office:value-type="float" office:value="7999.9999981556" calcext:value-type="float">
            <text:p>7999.9999981556</text:p>
          </table:table-cell>
          <table:table-cell office:value-type="float" office:value="8653" calcext:value-type="float">
            <text:p>865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2912" calcext:value-type="float">
            <text:p>2912</text:p>
          </table:table-cell>
          <table:table-cell office:value-type="float" office:value="5983.56670348746" calcext:value-type="float">
            <text:p>5983.56670348746</text:p>
          </table:table-cell>
          <table:table-cell office:value-type="float" office:value="7991" calcext:value-type="float">
            <text:p>7991</text:p>
          </table:table-cell>
          <table:table-cell office:value-type="float" office:value="7999.99999822792" calcext:value-type="float">
            <text:p>7999.99999822792</text:p>
          </table:table-cell>
          <table:table-cell office:value-type="float" office:value="8648" calcext:value-type="float">
            <text:p>864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2913" calcext:value-type="float">
            <text:p>2913</text:p>
          </table:table-cell>
          <table:table-cell office:value-type="float" office:value="5983.81070325314" calcext:value-type="float">
            <text:p>5983.81070325314</text:p>
          </table:table-cell>
          <table:table-cell office:value-type="float" office:value="7987" calcext:value-type="float">
            <text:p>7987</text:p>
          </table:table-cell>
          <table:table-cell office:value-type="float" office:value="7999.9999982974" calcext:value-type="float">
            <text:p>7999.9999982974</text:p>
          </table:table-cell>
          <table:table-cell office:value-type="float" office:value="8658" calcext:value-type="float">
            <text:p>865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2912" calcext:value-type="float">
            <text:p>2912</text:p>
          </table:table-cell>
          <table:table-cell office:value-type="float" office:value="5984.05108979396" calcext:value-type="float">
            <text:p>5984.05108979396</text:p>
          </table:table-cell>
          <table:table-cell office:value-type="float" office:value="7979" calcext:value-type="float">
            <text:p>7979</text:p>
          </table:table-cell>
          <table:table-cell office:value-type="float" office:value="7999.99999836416" calcext:value-type="float">
            <text:p>7999.99999836416</text:p>
          </table:table-cell>
          <table:table-cell office:value-type="float" office:value="8660" calcext:value-type="float">
            <text:p>866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2909" calcext:value-type="float">
            <text:p>2909</text:p>
          </table:table-cell>
          <table:table-cell office:value-type="float" office:value="5984.28791633101" calcext:value-type="float">
            <text:p>5984.28791633101</text:p>
          </table:table-cell>
          <table:table-cell office:value-type="float" office:value="7978" calcext:value-type="float">
            <text:p>7978</text:p>
          </table:table-cell>
          <table:table-cell office:value-type="float" office:value="7999.9999984283" calcext:value-type="float">
            <text:p>7999.9999984283</text:p>
          </table:table-cell>
          <table:table-cell office:value-type="float" office:value="8663" calcext:value-type="float">
            <text:p>866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2922" calcext:value-type="float">
            <text:p>2922</text:p>
          </table:table-cell>
          <table:table-cell office:value-type="float" office:value="5984.52123530988" calcext:value-type="float">
            <text:p>5984.52123530988</text:p>
          </table:table-cell>
          <table:table-cell office:value-type="float" office:value="7990" calcext:value-type="float">
            <text:p>7990</text:p>
          </table:table-cell>
          <table:table-cell office:value-type="float" office:value="7999.99999848993" calcext:value-type="float">
            <text:p>7999.99999848993</text:p>
          </table:table-cell>
          <table:table-cell office:value-type="float" office:value="8641" calcext:value-type="float">
            <text:p>864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922" calcext:value-type="float">
            <text:p>2922</text:p>
          </table:table-cell>
          <table:table-cell office:value-type="float" office:value="5984.75109841165" calcext:value-type="float">
            <text:p>5984.75109841165</text:p>
          </table:table-cell>
          <table:table-cell office:value-type="float" office:value="7982" calcext:value-type="float">
            <text:p>7982</text:p>
          </table:table-cell>
          <table:table-cell office:value-type="float" office:value="7999.99999854914" calcext:value-type="float">
            <text:p>7999.99999854914</text:p>
          </table:table-cell>
          <table:table-cell office:value-type="float" office:value="8657" calcext:value-type="float">
            <text:p>865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2932" calcext:value-type="float">
            <text:p>2932</text:p>
          </table:table-cell>
          <table:table-cell office:value-type="float" office:value="5984.97755656385" calcext:value-type="float">
            <text:p>5984.97755656385</text:p>
          </table:table-cell>
          <table:table-cell office:value-type="float" office:value="7968" calcext:value-type="float">
            <text:p>7968</text:p>
          </table:table-cell>
          <table:table-cell office:value-type="float" office:value="7999.99999860603" calcext:value-type="float">
            <text:p>7999.99999860603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2935" calcext:value-type="float">
            <text:p>2935</text:p>
          </table:table-cell>
          <table:table-cell office:value-type="float" office:value="5985.2006599512" calcext:value-type="float">
            <text:p>5985.2006599512</text:p>
          </table:table-cell>
          <table:table-cell office:value-type="float" office:value="7981" calcext:value-type="float">
            <text:p>7981</text:p>
          </table:table-cell>
          <table:table-cell office:value-type="float" office:value="7999.99999866069" calcext:value-type="float">
            <text:p>7999.99999866069</text:p>
          </table:table-cell>
          <table:table-cell office:value-type="float" office:value="8627" calcext:value-type="float">
            <text:p>862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2942" calcext:value-type="float">
            <text:p>2942</text:p>
          </table:table-cell>
          <table:table-cell office:value-type="float" office:value="5985.42045802617" calcext:value-type="float">
            <text:p>5985.42045802617</text:p>
          </table:table-cell>
          <table:table-cell office:value-type="float" office:value="7993" calcext:value-type="float">
            <text:p>7993</text:p>
          </table:table-cell>
          <table:table-cell office:value-type="float" office:value="7999.9999987132" calcext:value-type="float">
            <text:p>7999.9999987132</text:p>
          </table:table-cell>
          <table:table-cell office:value-type="float" office:value="8640" calcext:value-type="float">
            <text:p>864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2946" calcext:value-type="float">
            <text:p>2946</text:p>
          </table:table-cell>
          <table:table-cell office:value-type="float" office:value="5985.63699951952" calcext:value-type="float">
            <text:p>5985.63699951952</text:p>
          </table:table-cell>
          <table:table-cell office:value-type="float" office:value="7978" calcext:value-type="float">
            <text:p>7978</text:p>
          </table:table-cell>
          <table:table-cell office:value-type="float" office:value="7999.99999876366" calcext:value-type="float">
            <text:p>7999.99999876366</text:p>
          </table:table-cell>
          <table:table-cell office:value-type="float" office:value="8620" calcext:value-type="float">
            <text:p>862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2953" calcext:value-type="float">
            <text:p>2953</text:p>
          </table:table-cell>
          <table:table-cell office:value-type="float" office:value="5985.85033245056" calcext:value-type="float">
            <text:p>5985.85033245056</text:p>
          </table:table-cell>
          <table:table-cell office:value-type="float" office:value="7985" calcext:value-type="float">
            <text:p>7985</text:p>
          </table:table-cell>
          <table:table-cell office:value-type="float" office:value="7999.99999881214" calcext:value-type="float">
            <text:p>7999.99999881214</text:p>
          </table:table-cell>
          <table:table-cell office:value-type="float" office:value="8626" calcext:value-type="float">
            <text:p>862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2947" calcext:value-type="float">
            <text:p>2947</text:p>
          </table:table-cell>
          <table:table-cell office:value-type="float" office:value="5986.06050413737" calcext:value-type="float">
            <text:p>5986.06050413737</text:p>
          </table:table-cell>
          <table:table-cell office:value-type="float" office:value="7988" calcext:value-type="float">
            <text:p>7988</text:p>
          </table:table-cell>
          <table:table-cell office:value-type="float" office:value="7999.99999885871" calcext:value-type="float">
            <text:p>7999.99999885871</text:p>
          </table:table-cell>
          <table:table-cell office:value-type="float" office:value="8653" calcext:value-type="float">
            <text:p>865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2932" calcext:value-type="float">
            <text:p>2932</text:p>
          </table:table-cell>
          <table:table-cell office:value-type="float" office:value="5986.26756120679" calcext:value-type="float">
            <text:p>5986.26756120679</text:p>
          </table:table-cell>
          <table:table-cell office:value-type="float" office:value="7969" calcext:value-type="float">
            <text:p>7969</text:p>
          </table:table-cell>
          <table:table-cell office:value-type="float" office:value="7999.99999890346" calcext:value-type="float">
            <text:p>7999.99999890346</text:p>
          </table:table-cell>
          <table:table-cell office:value-type="float" office:value="8656" calcext:value-type="float">
            <text:p>865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2943" calcext:value-type="float">
            <text:p>2943</text:p>
          </table:table-cell>
          <table:table-cell office:value-type="float" office:value="5986.4715496044" calcext:value-type="float">
            <text:p>5986.4715496044</text:p>
          </table:table-cell>
          <table:table-cell office:value-type="float" office:value="7947" calcext:value-type="float">
            <text:p>7947</text:p>
          </table:table-cell>
          <table:table-cell office:value-type="float" office:value="7999.99999894646" calcext:value-type="float">
            <text:p>7999.99999894646</text:p>
          </table:table-cell>
          <table:table-cell office:value-type="float" office:value="8681" calcext:value-type="float">
            <text:p>86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2963" calcext:value-type="float">
            <text:p>2963</text:p>
          </table:table-cell>
          <table:table-cell office:value-type="float" office:value="5986.67251460419" calcext:value-type="float">
            <text:p>5986.67251460419</text:p>
          </table:table-cell>
          <table:table-cell office:value-type="float" office:value="7932" calcext:value-type="float">
            <text:p>7932</text:p>
          </table:table-cell>
          <table:table-cell office:value-type="float" office:value="7999.99999898777" calcext:value-type="float">
            <text:p>7999.99999898777</text:p>
          </table:table-cell>
          <table:table-cell office:value-type="float" office:value="8701" calcext:value-type="float">
            <text:p>870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960" calcext:value-type="float">
            <text:p>2960</text:p>
          </table:table-cell>
          <table:table-cell office:value-type="float" office:value="5986.87050081828" calcext:value-type="float">
            <text:p>5986.87050081828</text:p>
          </table:table-cell>
          <table:table-cell office:value-type="float" office:value="7925" calcext:value-type="float">
            <text:p>7925</text:p>
          </table:table-cell>
          <table:table-cell office:value-type="float" office:value="7999.99999902746" calcext:value-type="float">
            <text:p>7999.99999902746</text:p>
          </table:table-cell>
          <table:table-cell office:value-type="float" office:value="8704" calcext:value-type="float">
            <text:p>870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2951" calcext:value-type="float">
            <text:p>2951</text:p>
          </table:table-cell>
          <table:table-cell office:value-type="float" office:value="5987.06555220634" calcext:value-type="float">
            <text:p>5987.06555220634</text:p>
          </table:table-cell>
          <table:table-cell office:value-type="float" office:value="7924" calcext:value-type="float">
            <text:p>7924</text:p>
          </table:table-cell>
          <table:table-cell office:value-type="float" office:value="7999.99999906559" calcext:value-type="float">
            <text:p>7999.99999906559</text:p>
          </table:table-cell>
          <table:table-cell office:value-type="float" office:value="8706" calcext:value-type="float">
            <text:p>870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2948" calcext:value-type="float">
            <text:p>2948</text:p>
          </table:table-cell>
          <table:table-cell office:value-type="float" office:value="5987.25771208502" calcext:value-type="float">
            <text:p>5987.25771208502</text:p>
          </table:table-cell>
          <table:table-cell office:value-type="float" office:value="7947" calcext:value-type="float">
            <text:p>7947</text:p>
          </table:table-cell>
          <table:table-cell office:value-type="float" office:value="7999.99999910223" calcext:value-type="float">
            <text:p>7999.99999910223</text:p>
          </table:table-cell>
          <table:table-cell office:value-type="float" office:value="8700" calcext:value-type="float">
            <text:p>87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2961" calcext:value-type="float">
            <text:p>2961</text:p>
          </table:table-cell>
          <table:table-cell office:value-type="float" office:value="5987.44702313717" calcext:value-type="float">
            <text:p>5987.44702313717</text:p>
          </table:table-cell>
          <table:table-cell office:value-type="float" office:value="7958" calcext:value-type="float">
            <text:p>7958</text:p>
          </table:table-cell>
          <table:table-cell office:value-type="float" office:value="7999.99999913744" calcext:value-type="float">
            <text:p>7999.99999913744</text:p>
          </table:table-cell>
          <table:table-cell office:value-type="float" office:value="8678" calcext:value-type="float">
            <text:p>867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2967" calcext:value-type="float">
            <text:p>2967</text:p>
          </table:table-cell>
          <table:table-cell office:value-type="float" office:value="5987.63352742094" calcext:value-type="float">
            <text:p>5987.63352742094</text:p>
          </table:table-cell>
          <table:table-cell office:value-type="float" office:value="7944" calcext:value-type="float">
            <text:p>7944</text:p>
          </table:table-cell>
          <table:table-cell office:value-type="float" office:value="7999.99999917126" calcext:value-type="float">
            <text:p>7999.99999917126</text:p>
          </table:table-cell>
          <table:table-cell office:value-type="float" office:value="8686" calcext:value-type="float">
            <text:p>868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2967" calcext:value-type="float">
            <text:p>2967</text:p>
          </table:table-cell>
          <table:table-cell office:value-type="float" office:value="5987.81726637874" calcext:value-type="float">
            <text:p>5987.81726637874</text:p>
          </table:table-cell>
          <table:table-cell office:value-type="float" office:value="7948" calcext:value-type="float">
            <text:p>7948</text:p>
          </table:table-cell>
          <table:table-cell office:value-type="float" office:value="7999.99999920375" calcext:value-type="float">
            <text:p>7999.99999920375</text:p>
          </table:table-cell>
          <table:table-cell office:value-type="float" office:value="8681" calcext:value-type="float">
            <text:p>86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2969" calcext:value-type="float">
            <text:p>2969</text:p>
          </table:table-cell>
          <table:table-cell office:value-type="float" office:value="5987.99828084618" calcext:value-type="float">
            <text:p>5987.99828084618</text:p>
          </table:table-cell>
          <table:table-cell office:value-type="float" office:value="7928" calcext:value-type="float">
            <text:p>7928</text:p>
          </table:table-cell>
          <table:table-cell office:value-type="float" office:value="7999.99999923497" calcext:value-type="float">
            <text:p>7999.99999923497</text:p>
          </table:table-cell>
          <table:table-cell office:value-type="float" office:value="8689" calcext:value-type="float">
            <text:p>868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2974" calcext:value-type="float">
            <text:p>2974</text:p>
          </table:table-cell>
          <table:table-cell office:value-type="float" office:value="5988.17661106071" calcext:value-type="float">
            <text:p>5988.17661106071</text:p>
          </table:table-cell>
          <table:table-cell office:value-type="float" office:value="7948" calcext:value-type="float">
            <text:p>7948</text:p>
          </table:table-cell>
          <table:table-cell office:value-type="float" office:value="7999.99999926497" calcext:value-type="float">
            <text:p>7999.99999926497</text:p>
          </table:table-cell>
          <table:table-cell office:value-type="float" office:value="8702" calcext:value-type="float">
            <text:p>870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2968" calcext:value-type="float">
            <text:p>2968</text:p>
          </table:table-cell>
          <table:table-cell office:value-type="float" office:value="5988.35229667032" calcext:value-type="float">
            <text:p>5988.35229667032</text:p>
          </table:table-cell>
          <table:table-cell office:value-type="float" office:value="7927" calcext:value-type="float">
            <text:p>7927</text:p>
          </table:table-cell>
          <table:table-cell office:value-type="float" office:value="7999.99999929379" calcext:value-type="float">
            <text:p>7999.99999929379</text:p>
          </table:table-cell>
          <table:table-cell office:value-type="float" office:value="8683" calcext:value-type="float">
            <text:p>868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2971" calcext:value-type="float">
            <text:p>2971</text:p>
          </table:table-cell>
          <table:table-cell office:value-type="float" office:value="5988.52537674197" calcext:value-type="float">
            <text:p>5988.52537674197</text:p>
          </table:table-cell>
          <table:table-cell office:value-type="float" office:value="7898" calcext:value-type="float">
            <text:p>7898</text:p>
          </table:table-cell>
          <table:table-cell office:value-type="float" office:value="7999.99999932148" calcext:value-type="float">
            <text:p>7999.99999932148</text:p>
          </table:table-cell>
          <table:table-cell office:value-type="float" office:value="8682" calcext:value-type="float">
            <text:p>868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996" calcext:value-type="float">
            <text:p>2996</text:p>
          </table:table-cell>
          <table:table-cell office:value-type="float" office:value="5988.69588977001" calcext:value-type="float">
            <text:p>5988.69588977001</text:p>
          </table:table-cell>
          <table:table-cell office:value-type="float" office:value="7901" calcext:value-type="float">
            <text:p>7901</text:p>
          </table:table-cell>
          <table:table-cell office:value-type="float" office:value="7999.99999934809" calcext:value-type="float">
            <text:p>7999.99999934809</text:p>
          </table:table-cell>
          <table:table-cell office:value-type="float" office:value="8675" calcext:value-type="float">
            <text:p>867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3002" calcext:value-type="float">
            <text:p>3002</text:p>
          </table:table-cell>
          <table:table-cell office:value-type="float" office:value="5988.86387368442" calcext:value-type="float">
            <text:p>5988.86387368442</text:p>
          </table:table-cell>
          <table:table-cell office:value-type="float" office:value="7885" calcext:value-type="float">
            <text:p>7885</text:p>
          </table:table-cell>
          <table:table-cell office:value-type="float" office:value="7999.99999937365" calcext:value-type="float">
            <text:p>7999.99999937365</text:p>
          </table:table-cell>
          <table:table-cell office:value-type="float" office:value="8667" calcext:value-type="float">
            <text:p>866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3011" calcext:value-type="float">
            <text:p>3011</text:p>
          </table:table-cell>
          <table:table-cell office:value-type="float" office:value="5989.02936585895" calcext:value-type="float">
            <text:p>5989.02936585895</text:p>
          </table:table-cell>
          <table:table-cell office:value-type="float" office:value="7878" calcext:value-type="float">
            <text:p>7878</text:p>
          </table:table-cell>
          <table:table-cell office:value-type="float" office:value="7999.99999939821" calcext:value-type="float">
            <text:p>7999.99999939821</text:p>
          </table:table-cell>
          <table:table-cell office:value-type="float" office:value="8656" calcext:value-type="float">
            <text:p>865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3026" calcext:value-type="float">
            <text:p>3026</text:p>
          </table:table-cell>
          <table:table-cell office:value-type="float" office:value="5989.1924031192" calcext:value-type="float">
            <text:p>5989.1924031192</text:p>
          </table:table-cell>
          <table:table-cell office:value-type="float" office:value="7880" calcext:value-type="float">
            <text:p>7880</text:p>
          </table:table-cell>
          <table:table-cell office:value-type="float" office:value="7999.99999942181" calcext:value-type="float">
            <text:p>7999.99999942181</text:p>
          </table:table-cell>
          <table:table-cell office:value-type="float" office:value="8651" calcext:value-type="float">
            <text:p>865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3027" calcext:value-type="float">
            <text:p>3027</text:p>
          </table:table-cell>
          <table:table-cell office:value-type="float" office:value="5989.35302175047" calcext:value-type="float">
            <text:p>5989.35302175047</text:p>
          </table:table-cell>
          <table:table-cell office:value-type="float" office:value="7882" calcext:value-type="float">
            <text:p>7882</text:p>
          </table:table-cell>
          <table:table-cell office:value-type="float" office:value="7999.99999944448" calcext:value-type="float">
            <text:p>7999.99999944448</text:p>
          </table:table-cell>
          <table:table-cell office:value-type="float" office:value="8666" calcext:value-type="float">
            <text:p>866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3018" calcext:value-type="float">
            <text:p>3018</text:p>
          </table:table-cell>
          <table:table-cell office:value-type="float" office:value="5989.51125750561" calcext:value-type="float">
            <text:p>5989.51125750561</text:p>
          </table:table-cell>
          <table:table-cell office:value-type="float" office:value="7883" calcext:value-type="float">
            <text:p>7883</text:p>
          </table:table-cell>
          <table:table-cell office:value-type="float" office:value="7999.99999946626" calcext:value-type="float">
            <text:p>7999.99999946626</text:p>
          </table:table-cell>
          <table:table-cell office:value-type="float" office:value="8669" calcext:value-type="float">
            <text:p>866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3012" calcext:value-type="float">
            <text:p>3012</text:p>
          </table:table-cell>
          <table:table-cell office:value-type="float" office:value="5989.66714561271" calcext:value-type="float">
            <text:p>5989.66714561271</text:p>
          </table:table-cell>
          <table:table-cell office:value-type="float" office:value="7883" calcext:value-type="float">
            <text:p>7883</text:p>
          </table:table-cell>
          <table:table-cell office:value-type="float" office:value="7999.99999948719" calcext:value-type="float">
            <text:p>7999.99999948719</text:p>
          </table:table-cell>
          <table:table-cell office:value-type="float" office:value="8658" calcext:value-type="float">
            <text:p>865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3013" calcext:value-type="float">
            <text:p>3013</text:p>
          </table:table-cell>
          <table:table-cell office:value-type="float" office:value="5989.82072078269" calcext:value-type="float">
            <text:p>5989.82072078269</text:p>
          </table:table-cell>
          <table:table-cell office:value-type="float" office:value="7888" calcext:value-type="float">
            <text:p>7888</text:p>
          </table:table-cell>
          <table:table-cell office:value-type="float" office:value="7999.99999950729" calcext:value-type="float">
            <text:p>7999.99999950729</text:p>
          </table:table-cell>
          <table:table-cell office:value-type="float" office:value="8644" calcext:value-type="float">
            <text:p>864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3019" calcext:value-type="float">
            <text:p>3019</text:p>
          </table:table-cell>
          <table:table-cell office:value-type="float" office:value="5989.97201721681" calcext:value-type="float">
            <text:p>5989.97201721681</text:p>
          </table:table-cell>
          <table:table-cell office:value-type="float" office:value="7881" calcext:value-type="float">
            <text:p>7881</text:p>
          </table:table-cell>
          <table:table-cell office:value-type="float" office:value="7999.99999952661" calcext:value-type="float">
            <text:p>7999.99999952661</text:p>
          </table:table-cell>
          <table:table-cell office:value-type="float" office:value="8668" calcext:value-type="float">
            <text:p>86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3030" calcext:value-type="float">
            <text:p>3030</text:p>
          </table:table-cell>
          <table:table-cell office:value-type="float" office:value="5990.12106861399" calcext:value-type="float">
            <text:p>5990.12106861399</text:p>
          </table:table-cell>
          <table:table-cell office:value-type="float" office:value="7875" calcext:value-type="float">
            <text:p>7875</text:p>
          </table:table-cell>
          <table:table-cell office:value-type="float" office:value="7999.99999954518" calcext:value-type="float">
            <text:p>7999.99999954518</text:p>
          </table:table-cell>
          <table:table-cell office:value-type="float" office:value="8663" calcext:value-type="float">
            <text:p>866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34" calcext:value-type="float">
            <text:p>3034</text:p>
          </table:table-cell>
          <table:table-cell office:value-type="float" office:value="5990.26790817815" calcext:value-type="float">
            <text:p>5990.26790817815</text:p>
          </table:table-cell>
          <table:table-cell office:value-type="float" office:value="7867" calcext:value-type="float">
            <text:p>7867</text:p>
          </table:table-cell>
          <table:table-cell office:value-type="float" office:value="7999.99999956301" calcext:value-type="float">
            <text:p>7999.99999956301</text:p>
          </table:table-cell>
          <table:table-cell office:value-type="float" office:value="8683" calcext:value-type="float">
            <text:p>868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3036" calcext:value-type="float">
            <text:p>3036</text:p>
          </table:table-cell>
          <table:table-cell office:value-type="float" office:value="5990.41256862534" calcext:value-type="float">
            <text:p>5990.41256862534</text:p>
          </table:table-cell>
          <table:table-cell office:value-type="float" office:value="7895" calcext:value-type="float">
            <text:p>7895</text:p>
          </table:table-cell>
          <table:table-cell office:value-type="float" office:value="7999.99999958015" calcext:value-type="float">
            <text:p>7999.99999958015</text:p>
          </table:table-cell>
          <table:table-cell office:value-type="float" office:value="8666" calcext:value-type="float">
            <text:p>866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3034" calcext:value-type="float">
            <text:p>3034</text:p>
          </table:table-cell>
          <table:table-cell office:value-type="float" office:value="5990.55508219085" calcext:value-type="float">
            <text:p>5990.55508219085</text:p>
          </table:table-cell>
          <table:table-cell office:value-type="float" office:value="7915" calcext:value-type="float">
            <text:p>7915</text:p>
          </table:table-cell>
          <table:table-cell office:value-type="float" office:value="7999.99999959661" calcext:value-type="float">
            <text:p>7999.99999959661</text:p>
          </table:table-cell>
          <table:table-cell office:value-type="float" office:value="8646" calcext:value-type="float">
            <text:p>864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3044" calcext:value-type="float">
            <text:p>3044</text:p>
          </table:table-cell>
          <table:table-cell office:value-type="float" office:value="5990.69548063613" calcext:value-type="float">
            <text:p>5990.69548063613</text:p>
          </table:table-cell>
          <table:table-cell office:value-type="float" office:value="7920" calcext:value-type="float">
            <text:p>7920</text:p>
          </table:table-cell>
          <table:table-cell office:value-type="float" office:value="7999.99999961243" calcext:value-type="float">
            <text:p>7999.99999961243</text:p>
          </table:table-cell>
          <table:table-cell office:value-type="float" office:value="8634" calcext:value-type="float">
            <text:p>863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3049" calcext:value-type="float">
            <text:p>3049</text:p>
          </table:table-cell>
          <table:table-cell office:value-type="float" office:value="5990.83379525573" calcext:value-type="float">
            <text:p>5990.83379525573</text:p>
          </table:table-cell>
          <table:table-cell office:value-type="float" office:value="7931" calcext:value-type="float">
            <text:p>7931</text:p>
          </table:table-cell>
          <table:table-cell office:value-type="float" office:value="7999.99999962762" calcext:value-type="float">
            <text:p>7999.99999962762</text:p>
          </table:table-cell>
          <table:table-cell office:value-type="float" office:value="8653" calcext:value-type="float">
            <text:p>865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3060" calcext:value-type="float">
            <text:p>3060</text:p>
          </table:table-cell>
          <table:table-cell office:value-type="float" office:value="5990.97005688402" calcext:value-type="float">
            <text:p>5990.97005688402</text:p>
          </table:table-cell>
          <table:table-cell office:value-type="float" office:value="7912" calcext:value-type="float">
            <text:p>7912</text:p>
          </table:table-cell>
          <table:table-cell office:value-type="float" office:value="7999.99999964222" calcext:value-type="float">
            <text:p>7999.99999964222</text:p>
          </table:table-cell>
          <table:table-cell office:value-type="float" office:value="8657" calcext:value-type="float">
            <text:p>865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3069" calcext:value-type="float">
            <text:p>3069</text:p>
          </table:table-cell>
          <table:table-cell office:value-type="float" office:value="5991.1042959019" calcext:value-type="float">
            <text:p>5991.1042959019</text:p>
          </table:table-cell>
          <table:table-cell office:value-type="float" office:value="7889" calcext:value-type="float">
            <text:p>7889</text:p>
          </table:table-cell>
          <table:table-cell office:value-type="float" office:value="7999.99999965625" calcext:value-type="float">
            <text:p>7999.99999965625</text:p>
          </table:table-cell>
          <table:table-cell office:value-type="float" office:value="8649" calcext:value-type="float">
            <text:p>864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3062" calcext:value-type="float">
            <text:p>3062</text:p>
          </table:table-cell>
          <table:table-cell office:value-type="float" office:value="5991.23654224338" calcext:value-type="float">
            <text:p>5991.23654224338</text:p>
          </table:table-cell>
          <table:table-cell office:value-type="float" office:value="7880" calcext:value-type="float">
            <text:p>7880</text:p>
          </table:table-cell>
          <table:table-cell office:value-type="float" office:value="7999.99999966973" calcext:value-type="float">
            <text:p>7999.99999966973</text:p>
          </table:table-cell>
          <table:table-cell office:value-type="float" office:value="8678" calcext:value-type="float">
            <text:p>867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3064" calcext:value-type="float">
            <text:p>3064</text:p>
          </table:table-cell>
          <table:table-cell office:value-type="float" office:value="5991.36682540209" calcext:value-type="float">
            <text:p>5991.36682540209</text:p>
          </table:table-cell>
          <table:table-cell office:value-type="float" office:value="7884" calcext:value-type="float">
            <text:p>7884</text:p>
          </table:table-cell>
          <table:table-cell office:value-type="float" office:value="7999.99999968268" calcext:value-type="float">
            <text:p>7999.99999968268</text:p>
          </table:table-cell>
          <table:table-cell office:value-type="float" office:value="8683" calcext:value-type="float">
            <text:p>868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3076" calcext:value-type="float">
            <text:p>3076</text:p>
          </table:table-cell>
          <table:table-cell office:value-type="float" office:value="5991.49517443764" calcext:value-type="float">
            <text:p>5991.49517443764</text:p>
          </table:table-cell>
          <table:table-cell office:value-type="float" office:value="7886" calcext:value-type="float">
            <text:p>7886</text:p>
          </table:table-cell>
          <table:table-cell office:value-type="float" office:value="7999.99999969512" calcext:value-type="float">
            <text:p>7999.99999969512</text:p>
          </table:table-cell>
          <table:table-cell office:value-type="float" office:value="8694" calcext:value-type="float">
            <text:p>869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063" calcext:value-type="float">
            <text:p>3063</text:p>
          </table:table-cell>
          <table:table-cell office:value-type="float" office:value="5991.62161798199" calcext:value-type="float">
            <text:p>5991.62161798199</text:p>
          </table:table-cell>
          <table:table-cell office:value-type="float" office:value="7896" calcext:value-type="float">
            <text:p>7896</text:p>
          </table:table-cell>
          <table:table-cell office:value-type="float" office:value="7999.99999970708" calcext:value-type="float">
            <text:p>7999.99999970708</text:p>
          </table:table-cell>
          <table:table-cell office:value-type="float" office:value="8697" calcext:value-type="float">
            <text:p>869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3081" calcext:value-type="float">
            <text:p>3081</text:p>
          </table:table-cell>
          <table:table-cell office:value-type="float" office:value="5991.74618424562" calcext:value-type="float">
            <text:p>5991.74618424562</text:p>
          </table:table-cell>
          <table:table-cell office:value-type="float" office:value="7892" calcext:value-type="float">
            <text:p>7892</text:p>
          </table:table-cell>
          <table:table-cell office:value-type="float" office:value="7999.99999971856" calcext:value-type="float">
            <text:p>7999.99999971856</text:p>
          </table:table-cell>
          <table:table-cell office:value-type="float" office:value="8711" calcext:value-type="float">
            <text:p>871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3091" calcext:value-type="float">
            <text:p>3091</text:p>
          </table:table-cell>
          <table:table-cell office:value-type="float" office:value="5991.86890102369" calcext:value-type="float">
            <text:p>5991.86890102369</text:p>
          </table:table-cell>
          <table:table-cell office:value-type="float" office:value="7876" calcext:value-type="float">
            <text:p>7876</text:p>
          </table:table-cell>
          <table:table-cell office:value-type="float" office:value="7999.9999997296" calcext:value-type="float">
            <text:p>7999.9999997296</text:p>
          </table:table-cell>
          <table:table-cell office:value-type="float" office:value="8702" calcext:value-type="float">
            <text:p>870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3088" calcext:value-type="float">
            <text:p>3088</text:p>
          </table:table-cell>
          <table:table-cell office:value-type="float" office:value="5991.98979570207" calcext:value-type="float">
            <text:p>5991.98979570207</text:p>
          </table:table-cell>
          <table:table-cell office:value-type="float" office:value="7895" calcext:value-type="float">
            <text:p>7895</text:p>
          </table:table-cell>
          <table:table-cell office:value-type="float" office:value="7999.9999997402" calcext:value-type="float">
            <text:p>7999.9999997402</text:p>
          </table:table-cell>
          <table:table-cell office:value-type="float" office:value="8685" calcext:value-type="float">
            <text:p>868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3102" calcext:value-type="float">
            <text:p>3102</text:p>
          </table:table-cell>
          <table:table-cell office:value-type="float" office:value="5992.10889526332" calcext:value-type="float">
            <text:p>5992.10889526332</text:p>
          </table:table-cell>
          <table:table-cell office:value-type="float" office:value="7895" calcext:value-type="float">
            <text:p>7895</text:p>
          </table:table-cell>
          <table:table-cell office:value-type="float" office:value="7999.99999975039" calcext:value-type="float">
            <text:p>7999.99999975039</text:p>
          </table:table-cell>
          <table:table-cell office:value-type="float" office:value="8702" calcext:value-type="float">
            <text:p>8702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3107" calcext:value-type="float">
            <text:p>3107</text:p>
          </table:table-cell>
          <table:table-cell office:value-type="float" office:value="5992.22622629255" calcext:value-type="float">
            <text:p>5992.22622629255</text:p>
          </table:table-cell>
          <table:table-cell office:value-type="float" office:value="7897" calcext:value-type="float">
            <text:p>7897</text:p>
          </table:table-cell>
          <table:table-cell office:value-type="float" office:value="7999.99999976018" calcext:value-type="float">
            <text:p>7999.99999976018</text:p>
          </table:table-cell>
          <table:table-cell office:value-type="float" office:value="8693" calcext:value-type="float">
            <text:p>869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3115" calcext:value-type="float">
            <text:p>3115</text:p>
          </table:table-cell>
          <table:table-cell office:value-type="float" office:value="5992.34181498321" calcext:value-type="float">
            <text:p>5992.34181498321</text:p>
          </table:table-cell>
          <table:table-cell office:value-type="float" office:value="7905" calcext:value-type="float">
            <text:p>7905</text:p>
          </table:table-cell>
          <table:table-cell office:value-type="float" office:value="7999.99999976958" calcext:value-type="float">
            <text:p>7999.99999976958</text:p>
          </table:table-cell>
          <table:table-cell office:value-type="float" office:value="8681" calcext:value-type="float">
            <text:p>86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3107" calcext:value-type="float">
            <text:p>3107</text:p>
          </table:table-cell>
          <table:table-cell office:value-type="float" office:value="5992.45568714281" calcext:value-type="float">
            <text:p>5992.45568714281</text:p>
          </table:table-cell>
          <table:table-cell office:value-type="float" office:value="7899" calcext:value-type="float">
            <text:p>7899</text:p>
          </table:table-cell>
          <table:table-cell office:value-type="float" office:value="7999.99999977861" calcext:value-type="float">
            <text:p>7999.99999977861</text:p>
          </table:table-cell>
          <table:table-cell office:value-type="float" office:value="8690" calcext:value-type="float">
            <text:p>869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3100" calcext:value-type="float">
            <text:p>3100</text:p>
          </table:table-cell>
          <table:table-cell office:value-type="float" office:value="5992.56786819854" calcext:value-type="float">
            <text:p>5992.56786819854</text:p>
          </table:table-cell>
          <table:table-cell office:value-type="float" office:value="7889" calcext:value-type="float">
            <text:p>7889</text:p>
          </table:table-cell>
          <table:table-cell office:value-type="float" office:value="7999.99999978729" calcext:value-type="float">
            <text:p>7999.99999978729</text:p>
          </table:table-cell>
          <table:table-cell office:value-type="float" office:value="8668" calcext:value-type="float">
            <text:p>86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3098" calcext:value-type="float">
            <text:p>3098</text:p>
          </table:table-cell>
          <table:table-cell office:value-type="float" office:value="5992.67838320283" calcext:value-type="float">
            <text:p>5992.67838320283</text:p>
          </table:table-cell>
          <table:table-cell office:value-type="float" office:value="7890" calcext:value-type="float">
            <text:p>7890</text:p>
          </table:table-cell>
          <table:table-cell office:value-type="float" office:value="7999.99999979563" calcext:value-type="float">
            <text:p>7999.99999979563</text:p>
          </table:table-cell>
          <table:table-cell office:value-type="float" office:value="8665" calcext:value-type="float">
            <text:p>866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102" calcext:value-type="float">
            <text:p>3102</text:p>
          </table:table-cell>
          <table:table-cell office:value-type="float" office:value="5992.78725683879" calcext:value-type="float">
            <text:p>5992.78725683879</text:p>
          </table:table-cell>
          <table:table-cell office:value-type="float" office:value="7892" calcext:value-type="float">
            <text:p>7892</text:p>
          </table:table-cell>
          <table:table-cell office:value-type="float" office:value="7999.99999980365" calcext:value-type="float">
            <text:p>7999.99999980365</text:p>
          </table:table-cell>
          <table:table-cell office:value-type="float" office:value="8681" calcext:value-type="float">
            <text:p>86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3115" calcext:value-type="float">
            <text:p>3115</text:p>
          </table:table-cell>
          <table:table-cell office:value-type="float" office:value="5992.89451342563" calcext:value-type="float">
            <text:p>5992.89451342563</text:p>
          </table:table-cell>
          <table:table-cell office:value-type="float" office:value="7901" calcext:value-type="float">
            <text:p>7901</text:p>
          </table:table-cell>
          <table:table-cell office:value-type="float" office:value="7999.99999981135" calcext:value-type="float">
            <text:p>7999.99999981135</text:p>
          </table:table-cell>
          <table:table-cell office:value-type="float" office:value="8673" calcext:value-type="float">
            <text:p>867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3115" calcext:value-type="float">
            <text:p>3115</text:p>
          </table:table-cell>
          <table:table-cell office:value-type="float" office:value="5993.00017692395" calcext:value-type="float">
            <text:p>5993.00017692395</text:p>
          </table:table-cell>
          <table:table-cell office:value-type="float" office:value="7907" calcext:value-type="float">
            <text:p>7907</text:p>
          </table:table-cell>
          <table:table-cell office:value-type="float" office:value="7999.99999981874" calcext:value-type="float">
            <text:p>7999.99999981874</text:p>
          </table:table-cell>
          <table:table-cell office:value-type="float" office:value="8676" calcext:value-type="float">
            <text:p>867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3104" calcext:value-type="float">
            <text:p>3104</text:p>
          </table:table-cell>
          <table:table-cell office:value-type="float" office:value="5993.104270941" calcext:value-type="float">
            <text:p>5993.104270941</text:p>
          </table:table-cell>
          <table:table-cell office:value-type="float" office:value="7934" calcext:value-type="float">
            <text:p>7934</text:p>
          </table:table-cell>
          <table:table-cell office:value-type="float" office:value="7999.99999982585" calcext:value-type="float">
            <text:p>7999.99999982585</text:p>
          </table:table-cell>
          <table:table-cell office:value-type="float" office:value="8675" calcext:value-type="float">
            <text:p>867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3107" calcext:value-type="float">
            <text:p>3107</text:p>
          </table:table-cell>
          <table:table-cell office:value-type="float" office:value="5993.20681873582" calcext:value-type="float">
            <text:p>5993.20681873582</text:p>
          </table:table-cell>
          <table:table-cell office:value-type="float" office:value="7920" calcext:value-type="float">
            <text:p>7920</text:p>
          </table:table-cell>
          <table:table-cell office:value-type="float" office:value="7999.99999983268" calcext:value-type="float">
            <text:p>7999.99999983268</text:p>
          </table:table-cell>
          <table:table-cell office:value-type="float" office:value="8684" calcext:value-type="float">
            <text:p>868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3110" calcext:value-type="float">
            <text:p>3110</text:p>
          </table:table-cell>
          <table:table-cell office:value-type="float" office:value="5993.30784322433" calcext:value-type="float">
            <text:p>5993.30784322433</text:p>
          </table:table-cell>
          <table:table-cell office:value-type="float" office:value="7897" calcext:value-type="float">
            <text:p>7897</text:p>
          </table:table-cell>
          <table:table-cell office:value-type="float" office:value="7999.99999983924" calcext:value-type="float">
            <text:p>7999.99999983924</text:p>
          </table:table-cell>
          <table:table-cell office:value-type="float" office:value="8682" calcext:value-type="float">
            <text:p>868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3118" calcext:value-type="float">
            <text:p>3118</text:p>
          </table:table-cell>
          <table:table-cell office:value-type="float" office:value="5993.40736698437" calcext:value-type="float">
            <text:p>5993.40736698437</text:p>
          </table:table-cell>
          <table:table-cell office:value-type="float" office:value="7906" calcext:value-type="float">
            <text:p>7906</text:p>
          </table:table-cell>
          <table:table-cell office:value-type="float" office:value="7999.99999984554" calcext:value-type="float">
            <text:p>7999.99999984554</text:p>
          </table:table-cell>
          <table:table-cell office:value-type="float" office:value="8680" calcext:value-type="float">
            <text:p>868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3120" calcext:value-type="float">
            <text:p>3120</text:p>
          </table:table-cell>
          <table:table-cell office:value-type="float" office:value="5993.5054122606" calcext:value-type="float">
            <text:p>5993.5054122606</text:p>
          </table:table-cell>
          <table:table-cell office:value-type="float" office:value="7939" calcext:value-type="float">
            <text:p>7939</text:p>
          </table:table-cell>
          <table:table-cell office:value-type="float" office:value="7999.9999998516" calcext:value-type="float">
            <text:p>7999.9999998516</text:p>
          </table:table-cell>
          <table:table-cell office:value-type="float" office:value="8672" calcext:value-type="float">
            <text:p>867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3131" calcext:value-type="float">
            <text:p>3131</text:p>
          </table:table-cell>
          <table:table-cell office:value-type="float" office:value="5993.60200096943" calcext:value-type="float">
            <text:p>5993.60200096943</text:p>
          </table:table-cell>
          <table:table-cell office:value-type="float" office:value="7933" calcext:value-type="float">
            <text:p>7933</text:p>
          </table:table-cell>
          <table:table-cell office:value-type="float" office:value="7999.99999985742" calcext:value-type="float">
            <text:p>7999.99999985742</text:p>
          </table:table-cell>
          <table:table-cell office:value-type="float" office:value="8675" calcext:value-type="float">
            <text:p>867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3130" calcext:value-type="float">
            <text:p>3130</text:p>
          </table:table-cell>
          <table:table-cell office:value-type="float" office:value="5993.69715470376" calcext:value-type="float">
            <text:p>5993.69715470376</text:p>
          </table:table-cell>
          <table:table-cell office:value-type="float" office:value="7943" calcext:value-type="float">
            <text:p>7943</text:p>
          </table:table-cell>
          <table:table-cell office:value-type="float" office:value="7999.99999986301" calcext:value-type="float">
            <text:p>7999.99999986301</text:p>
          </table:table-cell>
          <table:table-cell office:value-type="float" office:value="8689" calcext:value-type="float">
            <text:p>868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3147" calcext:value-type="float">
            <text:p>3147</text:p>
          </table:table-cell>
          <table:table-cell office:value-type="float" office:value="5993.79089473776" calcext:value-type="float">
            <text:p>5993.79089473776</text:p>
          </table:table-cell>
          <table:table-cell office:value-type="float" office:value="7938" calcext:value-type="float">
            <text:p>7938</text:p>
          </table:table-cell>
          <table:table-cell office:value-type="float" office:value="7999.99999986838" calcext:value-type="float">
            <text:p>7999.99999986838</text:p>
          </table:table-cell>
          <table:table-cell office:value-type="float" office:value="8670" calcext:value-type="float">
            <text:p>867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3159" calcext:value-type="float">
            <text:p>3159</text:p>
          </table:table-cell>
          <table:table-cell office:value-type="float" office:value="5993.8832420315" calcext:value-type="float">
            <text:p>5993.8832420315</text:p>
          </table:table-cell>
          <table:table-cell office:value-type="float" office:value="7941" calcext:value-type="float">
            <text:p>7941</text:p>
          </table:table-cell>
          <table:table-cell office:value-type="float" office:value="7999.99999987354" calcext:value-type="float">
            <text:p>7999.99999987354</text:p>
          </table:table-cell>
          <table:table-cell office:value-type="float" office:value="8661" calcext:value-type="float">
            <text:p>86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3159" calcext:value-type="float">
            <text:p>3159</text:p>
          </table:table-cell>
          <table:table-cell office:value-type="float" office:value="5993.97421723558" calcext:value-type="float">
            <text:p>5993.97421723558</text:p>
          </table:table-cell>
          <table:table-cell office:value-type="float" office:value="7956" calcext:value-type="float">
            <text:p>7956</text:p>
          </table:table-cell>
          <table:table-cell office:value-type="float" office:value="7999.9999998785" calcext:value-type="float">
            <text:p>7999.9999998785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3159" calcext:value-type="float">
            <text:p>3159</text:p>
          </table:table-cell>
          <table:table-cell office:value-type="float" office:value="5994.06384069564" calcext:value-type="float">
            <text:p>5994.06384069564</text:p>
          </table:table-cell>
          <table:table-cell office:value-type="float" office:value="7969" calcext:value-type="float">
            <text:p>7969</text:p>
          </table:table-cell>
          <table:table-cell office:value-type="float" office:value="7999.99999988327" calcext:value-type="float">
            <text:p>7999.99999988327</text:p>
          </table:table-cell>
          <table:table-cell office:value-type="float" office:value="8637" calcext:value-type="float">
            <text:p>863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3163" calcext:value-type="float">
            <text:p>3163</text:p>
          </table:table-cell>
          <table:table-cell office:value-type="float" office:value="5994.15213245685" calcext:value-type="float">
            <text:p>5994.15213245685</text:p>
          </table:table-cell>
          <table:table-cell office:value-type="float" office:value="7963" calcext:value-type="float">
            <text:p>7963</text:p>
          </table:table-cell>
          <table:table-cell office:value-type="float" office:value="7999.99999988784" calcext:value-type="float">
            <text:p>7999.99999988784</text:p>
          </table:table-cell>
          <table:table-cell office:value-type="float" office:value="8622" calcext:value-type="float">
            <text:p>862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3175" calcext:value-type="float">
            <text:p>3175</text:p>
          </table:table-cell>
          <table:table-cell office:value-type="float" office:value="5994.23911226828" calcext:value-type="float">
            <text:p>5994.23911226828</text:p>
          </table:table-cell>
          <table:table-cell office:value-type="float" office:value="7956" calcext:value-type="float">
            <text:p>7956</text:p>
          </table:table-cell>
          <table:table-cell office:value-type="float" office:value="7999.99999989224" calcext:value-type="float">
            <text:p>7999.99999989224</text:p>
          </table:table-cell>
          <table:table-cell office:value-type="float" office:value="8610" calcext:value-type="float">
            <text:p>861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3185" calcext:value-type="float">
            <text:p>3185</text:p>
          </table:table-cell>
          <table:table-cell office:value-type="float" office:value="5994.32479958725" calcext:value-type="float">
            <text:p>5994.32479958725</text:p>
          </table:table-cell>
          <table:table-cell office:value-type="float" office:value="7944" calcext:value-type="float">
            <text:p>7944</text:p>
          </table:table-cell>
          <table:table-cell office:value-type="float" office:value="7999.99999989647" calcext:value-type="float">
            <text:p>7999.99999989647</text:p>
          </table:table-cell>
          <table:table-cell office:value-type="float" office:value="8630" calcext:value-type="float">
            <text:p>863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3199" calcext:value-type="float">
            <text:p>3199</text:p>
          </table:table-cell>
          <table:table-cell office:value-type="float" office:value="5994.40921358363" calcext:value-type="float">
            <text:p>5994.40921358363</text:p>
          </table:table-cell>
          <table:table-cell office:value-type="float" office:value="7931" calcext:value-type="float">
            <text:p>7931</text:p>
          </table:table-cell>
          <table:table-cell office:value-type="float" office:value="7999.99999990053" calcext:value-type="float">
            <text:p>7999.99999990053</text:p>
          </table:table-cell>
          <table:table-cell office:value-type="float" office:value="8628" calcext:value-type="float">
            <text:p>862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3209" calcext:value-type="float">
            <text:p>3209</text:p>
          </table:table-cell>
          <table:table-cell office:value-type="float" office:value="5994.49237314402" calcext:value-type="float">
            <text:p>5994.49237314402</text:p>
          </table:table-cell>
          <table:table-cell office:value-type="float" office:value="7939" calcext:value-type="float">
            <text:p>7939</text:p>
          </table:table-cell>
          <table:table-cell office:value-type="float" office:value="7999.99999990443" calcext:value-type="float">
            <text:p>7999.99999990443</text:p>
          </table:table-cell>
          <table:table-cell office:value-type="float" office:value="8625" calcext:value-type="float">
            <text:p>862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3212" calcext:value-type="float">
            <text:p>3212</text:p>
          </table:table-cell>
          <table:table-cell office:value-type="float" office:value="5994.57429687594" calcext:value-type="float">
            <text:p>5994.57429687594</text:p>
          </table:table-cell>
          <table:table-cell office:value-type="float" office:value="7938" calcext:value-type="float">
            <text:p>7938</text:p>
          </table:table-cell>
          <table:table-cell office:value-type="float" office:value="7999.99999990817" calcext:value-type="float">
            <text:p>7999.99999990817</text:p>
          </table:table-cell>
          <table:table-cell office:value-type="float" office:value="8609" calcext:value-type="float">
            <text:p>860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3230" calcext:value-type="float">
            <text:p>3230</text:p>
          </table:table-cell>
          <table:table-cell office:value-type="float" office:value="5994.65500311188" calcext:value-type="float">
            <text:p>5994.65500311188</text:p>
          </table:table-cell>
          <table:table-cell office:value-type="float" office:value="7945" calcext:value-type="float">
            <text:p>7945</text:p>
          </table:table-cell>
          <table:table-cell office:value-type="float" office:value="7999.99999991177" calcext:value-type="float">
            <text:p>7999.99999991177</text:p>
          </table:table-cell>
          <table:table-cell office:value-type="float" office:value="8619" calcext:value-type="float">
            <text:p>861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3228" calcext:value-type="float">
            <text:p>3228</text:p>
          </table:table-cell>
          <table:table-cell office:value-type="float" office:value="5994.73450991337" calcext:value-type="float">
            <text:p>5994.73450991337</text:p>
          </table:table-cell>
          <table:table-cell office:value-type="float" office:value="7948" calcext:value-type="float">
            <text:p>7948</text:p>
          </table:table-cell>
          <table:table-cell office:value-type="float" office:value="7999.99999991523" calcext:value-type="float">
            <text:p>7999.99999991523</text:p>
          </table:table-cell>
          <table:table-cell office:value-type="float" office:value="8614" calcext:value-type="float">
            <text:p>861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3214" calcext:value-type="float">
            <text:p>3214</text:p>
          </table:table-cell>
          <table:table-cell office:value-type="float" office:value="5994.81283507495" calcext:value-type="float">
            <text:p>5994.81283507495</text:p>
          </table:table-cell>
          <table:table-cell office:value-type="float" office:value="7929" calcext:value-type="float">
            <text:p>7929</text:p>
          </table:table-cell>
          <table:table-cell office:value-type="float" office:value="7999.99999991856" calcext:value-type="float">
            <text:p>7999.99999991856</text:p>
          </table:table-cell>
          <table:table-cell office:value-type="float" office:value="8631" calcext:value-type="float">
            <text:p>863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3233" calcext:value-type="float">
            <text:p>3233</text:p>
          </table:table-cell>
          <table:table-cell office:value-type="float" office:value="5994.88999612808" calcext:value-type="float">
            <text:p>5994.88999612808</text:p>
          </table:table-cell>
          <table:table-cell office:value-type="float" office:value="7913" calcext:value-type="float">
            <text:p>7913</text:p>
          </table:table-cell>
          <table:table-cell office:value-type="float" office:value="7999.99999992175" calcext:value-type="float">
            <text:p>7999.99999992175</text:p>
          </table:table-cell>
          <table:table-cell office:value-type="float" office:value="8644" calcext:value-type="float">
            <text:p>864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3224" calcext:value-type="float">
            <text:p>3224</text:p>
          </table:table-cell>
          <table:table-cell office:value-type="float" office:value="5994.96601034501" calcext:value-type="float">
            <text:p>5994.96601034501</text:p>
          </table:table-cell>
          <table:table-cell office:value-type="float" office:value="7907" calcext:value-type="float">
            <text:p>7907</text:p>
          </table:table-cell>
          <table:table-cell office:value-type="float" office:value="7999.99999992482" calcext:value-type="float">
            <text:p>7999.99999992482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3246" calcext:value-type="float">
            <text:p>3246</text:p>
          </table:table-cell>
          <table:table-cell office:value-type="float" office:value="5995.04089474256" calcext:value-type="float">
            <text:p>5995.04089474256</text:p>
          </table:table-cell>
          <table:table-cell office:value-type="float" office:value="7921" calcext:value-type="float">
            <text:p>7921</text:p>
          </table:table-cell>
          <table:table-cell office:value-type="float" office:value="7999.99999992777" calcext:value-type="float">
            <text:p>7999.99999992777</text:p>
          </table:table-cell>
          <table:table-cell office:value-type="float" office:value="8632" calcext:value-type="float">
            <text:p>863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3239" calcext:value-type="float">
            <text:p>3239</text:p>
          </table:table-cell>
          <table:table-cell office:value-type="float" office:value="5995.11466608593" calcext:value-type="float">
            <text:p>5995.11466608593</text:p>
          </table:table-cell>
          <table:table-cell office:value-type="float" office:value="7920" calcext:value-type="float">
            <text:p>7920</text:p>
          </table:table-cell>
          <table:table-cell office:value-type="float" office:value="7999.9999999306" calcext:value-type="float">
            <text:p>7999.9999999306</text:p>
          </table:table-cell>
          <table:table-cell office:value-type="float" office:value="8638" calcext:value-type="float">
            <text:p>863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3233" calcext:value-type="float">
            <text:p>3233</text:p>
          </table:table-cell>
          <table:table-cell office:value-type="float" office:value="5995.18734089233" calcext:value-type="float">
            <text:p>5995.18734089233</text:p>
          </table:table-cell>
          <table:table-cell office:value-type="float" office:value="7918" calcext:value-type="float">
            <text:p>7918</text:p>
          </table:table-cell>
          <table:table-cell office:value-type="float" office:value="7999.99999993332" calcext:value-type="float">
            <text:p>7999.99999993332</text:p>
          </table:table-cell>
          <table:table-cell office:value-type="float" office:value="8665" calcext:value-type="float">
            <text:p>866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3241" calcext:value-type="float">
            <text:p>3241</text:p>
          </table:table-cell>
          <table:table-cell office:value-type="float" office:value="5995.25893543466" calcext:value-type="float">
            <text:p>5995.25893543466</text:p>
          </table:table-cell>
          <table:table-cell office:value-type="float" office:value="7922" calcext:value-type="float">
            <text:p>7922</text:p>
          </table:table-cell>
          <table:table-cell office:value-type="float" office:value="7999.99999993594" calcext:value-type="float">
            <text:p>7999.99999993594</text:p>
          </table:table-cell>
          <table:table-cell office:value-type="float" office:value="8674" calcext:value-type="float">
            <text:p>867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3242" calcext:value-type="float">
            <text:p>3242</text:p>
          </table:table-cell>
          <table:table-cell office:value-type="float" office:value="5995.32946574511" calcext:value-type="float">
            <text:p>5995.32946574511</text:p>
          </table:table-cell>
          <table:table-cell office:value-type="float" office:value="7921" calcext:value-type="float">
            <text:p>7921</text:p>
          </table:table-cell>
          <table:table-cell office:value-type="float" office:value="7999.99999993845" calcext:value-type="float">
            <text:p>7999.99999993845</text:p>
          </table:table-cell>
          <table:table-cell office:value-type="float" office:value="8676" calcext:value-type="float">
            <text:p>867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3249" calcext:value-type="float">
            <text:p>3249</text:p>
          </table:table-cell>
          <table:table-cell office:value-type="float" office:value="5995.39894761867" calcext:value-type="float">
            <text:p>5995.39894761867</text:p>
          </table:table-cell>
          <table:table-cell office:value-type="float" office:value="7927" calcext:value-type="float">
            <text:p>7927</text:p>
          </table:table-cell>
          <table:table-cell office:value-type="float" office:value="7999.99999994086" calcext:value-type="float">
            <text:p>7999.99999994086</text:p>
          </table:table-cell>
          <table:table-cell office:value-type="float" office:value="8674" calcext:value-type="float">
            <text:p>867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3245" calcext:value-type="float">
            <text:p>3245</text:p>
          </table:table-cell>
          <table:table-cell office:value-type="float" office:value="5995.46739661663" calcext:value-type="float">
            <text:p>5995.46739661663</text:p>
          </table:table-cell>
          <table:table-cell office:value-type="float" office:value="7944" calcext:value-type="float">
            <text:p>7944</text:p>
          </table:table-cell>
          <table:table-cell office:value-type="float" office:value="7999.99999994318" calcext:value-type="float">
            <text:p>7999.99999994318</text:p>
          </table:table-cell>
          <table:table-cell office:value-type="float" office:value="8679" calcext:value-type="float">
            <text:p>867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3273" calcext:value-type="float">
            <text:p>3273</text:p>
          </table:table-cell>
          <table:table-cell office:value-type="float" office:value="5995.53482807001" calcext:value-type="float">
            <text:p>5995.53482807001</text:p>
          </table:table-cell>
          <table:table-cell office:value-type="float" office:value="7961" calcext:value-type="float">
            <text:p>7961</text:p>
          </table:table-cell>
          <table:table-cell office:value-type="float" office:value="7999.99999994541" calcext:value-type="float">
            <text:p>7999.99999994541</text:p>
          </table:table-cell>
          <table:table-cell office:value-type="float" office:value="8682" calcext:value-type="float">
            <text:p>868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3295" calcext:value-type="float">
            <text:p>3295</text:p>
          </table:table-cell>
          <table:table-cell office:value-type="float" office:value="5995.60125708297" calcext:value-type="float">
            <text:p>5995.60125708297</text:p>
          </table:table-cell>
          <table:table-cell office:value-type="float" office:value="7960" calcext:value-type="float">
            <text:p>7960</text:p>
          </table:table-cell>
          <table:table-cell office:value-type="float" office:value="7999.99999994755" calcext:value-type="float">
            <text:p>7999.99999994755</text:p>
          </table:table-cell>
          <table:table-cell office:value-type="float" office:value="8690" calcext:value-type="float">
            <text:p>869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3308" calcext:value-type="float">
            <text:p>3308</text:p>
          </table:table-cell>
          <table:table-cell office:value-type="float" office:value="5995.6666985361" calcext:value-type="float">
            <text:p>5995.6666985361</text:p>
          </table:table-cell>
          <table:table-cell office:value-type="float" office:value="7950" calcext:value-type="float">
            <text:p>7950</text:p>
          </table:table-cell>
          <table:table-cell office:value-type="float" office:value="7999.99999994961" calcext:value-type="float">
            <text:p>7999.99999994961</text:p>
          </table:table-cell>
          <table:table-cell office:value-type="float" office:value="8668" calcext:value-type="float">
            <text:p>86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3318" calcext:value-type="float">
            <text:p>3318</text:p>
          </table:table-cell>
          <table:table-cell office:value-type="float" office:value="5995.73116708978" calcext:value-type="float">
            <text:p>5995.73116708978</text:p>
          </table:table-cell>
          <table:table-cell office:value-type="float" office:value="7943" calcext:value-type="float">
            <text:p>7943</text:p>
          </table:table-cell>
          <table:table-cell office:value-type="float" office:value="7999.99999995158" calcext:value-type="float">
            <text:p>7999.99999995158</text:p>
          </table:table-cell>
          <table:table-cell office:value-type="float" office:value="8686" calcext:value-type="float">
            <text:p>868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3317" calcext:value-type="float">
            <text:p>3317</text:p>
          </table:table-cell>
          <table:table-cell office:value-type="float" office:value="5995.79467718734" calcext:value-type="float">
            <text:p>5995.79467718734</text:p>
          </table:table-cell>
          <table:table-cell office:value-type="float" office:value="7935" calcext:value-type="float">
            <text:p>7935</text:p>
          </table:table-cell>
          <table:table-cell office:value-type="float" office:value="7999.99999995348" calcext:value-type="float">
            <text:p>7999.99999995348</text:p>
          </table:table-cell>
          <table:table-cell office:value-type="float" office:value="8681" calcext:value-type="float">
            <text:p>86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3330" calcext:value-type="float">
            <text:p>3330</text:p>
          </table:table-cell>
          <table:table-cell office:value-type="float" office:value="5995.85724305832" calcext:value-type="float">
            <text:p>5995.85724305832</text:p>
          </table:table-cell>
          <table:table-cell office:value-type="float" office:value="7950" calcext:value-type="float">
            <text:p>7950</text:p>
          </table:table-cell>
          <table:table-cell office:value-type="float" office:value="7999.9999999553" calcext:value-type="float">
            <text:p>7999.9999999553</text:p>
          </table:table-cell>
          <table:table-cell office:value-type="float" office:value="8676" calcext:value-type="float">
            <text:p>867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3356" calcext:value-type="float">
            <text:p>3356</text:p>
          </table:table-cell>
          <table:table-cell office:value-type="float" office:value="5995.91887872157" calcext:value-type="float">
            <text:p>5995.91887872157</text:p>
          </table:table-cell>
          <table:table-cell office:value-type="float" office:value="7950" calcext:value-type="float">
            <text:p>7950</text:p>
          </table:table-cell>
          <table:table-cell office:value-type="float" office:value="7999.99999995706" calcext:value-type="float">
            <text:p>7999.99999995706</text:p>
          </table:table-cell>
          <table:table-cell office:value-type="float" office:value="8667" calcext:value-type="float">
            <text:p>866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3362" calcext:value-type="float">
            <text:p>3362</text:p>
          </table:table-cell>
          <table:table-cell office:value-type="float" office:value="5995.97959798839" calcext:value-type="float">
            <text:p>5995.97959798839</text:p>
          </table:table-cell>
          <table:table-cell office:value-type="float" office:value="7982" calcext:value-type="float">
            <text:p>7982</text:p>
          </table:table-cell>
          <table:table-cell office:value-type="float" office:value="7999.99999995874" calcext:value-type="float">
            <text:p>7999.99999995874</text:p>
          </table:table-cell>
          <table:table-cell office:value-type="float" office:value="8658" calcext:value-type="float">
            <text:p>865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363" calcext:value-type="float">
            <text:p>3363</text:p>
          </table:table-cell>
          <table:table-cell office:value-type="float" office:value="5996.03941446557" calcext:value-type="float">
            <text:p>5996.03941446557</text:p>
          </table:table-cell>
          <table:table-cell office:value-type="float" office:value="8008" calcext:value-type="float">
            <text:p>8008</text:p>
          </table:table-cell>
          <table:table-cell office:value-type="float" office:value="7999.99999996036" calcext:value-type="float">
            <text:p>7999.99999996036</text:p>
          </table:table-cell>
          <table:table-cell office:value-type="float" office:value="8647" calcext:value-type="float">
            <text:p>864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3360" calcext:value-type="float">
            <text:p>3360</text:p>
          </table:table-cell>
          <table:table-cell office:value-type="float" office:value="5996.09834155838" calcext:value-type="float">
            <text:p>5996.09834155838</text:p>
          </table:table-cell>
          <table:table-cell office:value-type="float" office:value="7994" calcext:value-type="float">
            <text:p>7994</text:p>
          </table:table-cell>
          <table:table-cell office:value-type="float" office:value="7999.99999996191" calcext:value-type="float">
            <text:p>7999.99999996191</text:p>
          </table:table-cell>
          <table:table-cell office:value-type="float" office:value="8637" calcext:value-type="float">
            <text:p>863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3369" calcext:value-type="float">
            <text:p>3369</text:p>
          </table:table-cell>
          <table:table-cell office:value-type="float" office:value="5996.15639247358" calcext:value-type="float">
            <text:p>5996.15639247358</text:p>
          </table:table-cell>
          <table:table-cell office:value-type="float" office:value="7975" calcext:value-type="float">
            <text:p>7975</text:p>
          </table:table-cell>
          <table:table-cell office:value-type="float" office:value="7999.99999996341" calcext:value-type="float">
            <text:p>7999.99999996341</text:p>
          </table:table-cell>
          <table:table-cell office:value-type="float" office:value="8639" calcext:value-type="float">
            <text:p>863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3376" calcext:value-type="float">
            <text:p>3376</text:p>
          </table:table-cell>
          <table:table-cell office:value-type="float" office:value="5996.21358022231" calcext:value-type="float">
            <text:p>5996.21358022231</text:p>
          </table:table-cell>
          <table:table-cell office:value-type="float" office:value="7970" calcext:value-type="float">
            <text:p>7970</text:p>
          </table:table-cell>
          <table:table-cell office:value-type="float" office:value="7999.99999996484" calcext:value-type="float">
            <text:p>7999.99999996484</text:p>
          </table:table-cell>
          <table:table-cell office:value-type="float" office:value="8645" calcext:value-type="float">
            <text:p>864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3381" calcext:value-type="float">
            <text:p>3381</text:p>
          </table:table-cell>
          <table:table-cell office:value-type="float" office:value="5996.26991762301" calcext:value-type="float">
            <text:p>5996.26991762301</text:p>
          </table:table-cell>
          <table:table-cell office:value-type="float" office:value="7971" calcext:value-type="float">
            <text:p>7971</text:p>
          </table:table-cell>
          <table:table-cell office:value-type="float" office:value="7999.99999996622" calcext:value-type="float">
            <text:p>7999.99999996622</text:p>
          </table:table-cell>
          <table:table-cell office:value-type="float" office:value="8671" calcext:value-type="float">
            <text:p>867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3396" calcext:value-type="float">
            <text:p>3396</text:p>
          </table:table-cell>
          <table:table-cell office:value-type="float" office:value="5996.3254173042" calcext:value-type="float">
            <text:p>5996.3254173042</text:p>
          </table:table-cell>
          <table:table-cell office:value-type="float" office:value="7965" calcext:value-type="float">
            <text:p>7965</text:p>
          </table:table-cell>
          <table:table-cell office:value-type="float" office:value="7999.99999996754" calcext:value-type="float">
            <text:p>7999.99999996754</text:p>
          </table:table-cell>
          <table:table-cell office:value-type="float" office:value="8705" calcext:value-type="float">
            <text:p>870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3391" calcext:value-type="float">
            <text:p>3391</text:p>
          </table:table-cell>
          <table:table-cell office:value-type="float" office:value="5996.38009170734" calcext:value-type="float">
            <text:p>5996.38009170734</text:p>
          </table:table-cell>
          <table:table-cell office:value-type="float" office:value="7967" calcext:value-type="float">
            <text:p>7967</text:p>
          </table:table-cell>
          <table:table-cell office:value-type="float" office:value="7999.99999996882" calcext:value-type="float">
            <text:p>7999.99999996882</text:p>
          </table:table-cell>
          <table:table-cell office:value-type="float" office:value="8695" calcext:value-type="float">
            <text:p>869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3390" calcext:value-type="float">
            <text:p>3390</text:p>
          </table:table-cell>
          <table:table-cell office:value-type="float" office:value="5996.43395308956" calcext:value-type="float">
            <text:p>5996.43395308956</text:p>
          </table:table-cell>
          <table:table-cell office:value-type="float" office:value="7993" calcext:value-type="float">
            <text:p>7993</text:p>
          </table:table-cell>
          <table:table-cell office:value-type="float" office:value="7999.99999997004" calcext:value-type="float">
            <text:p>7999.99999997004</text:p>
          </table:table-cell>
          <table:table-cell office:value-type="float" office:value="8678" calcext:value-type="float">
            <text:p>867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3377" calcext:value-type="float">
            <text:p>3377</text:p>
          </table:table-cell>
          <table:table-cell office:value-type="float" office:value="5996.48701352637" calcext:value-type="float">
            <text:p>5996.48701352637</text:p>
          </table:table-cell>
          <table:table-cell office:value-type="float" office:value="7975" calcext:value-type="float">
            <text:p>7975</text:p>
          </table:table-cell>
          <table:table-cell office:value-type="float" office:value="7999.99999997121" calcext:value-type="float">
            <text:p>7999.99999997121</text:p>
          </table:table-cell>
          <table:table-cell office:value-type="float" office:value="8665" calcext:value-type="float">
            <text:p>866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3373" calcext:value-type="float">
            <text:p>3373</text:p>
          </table:table-cell>
          <table:table-cell office:value-type="float" office:value="5996.53928491437" calcext:value-type="float">
            <text:p>5996.53928491437</text:p>
          </table:table-cell>
          <table:table-cell office:value-type="float" office:value="7975" calcext:value-type="float">
            <text:p>7975</text:p>
          </table:table-cell>
          <table:table-cell office:value-type="float" office:value="7999.99999997234" calcext:value-type="float">
            <text:p>7999.99999997234</text:p>
          </table:table-cell>
          <table:table-cell office:value-type="float" office:value="8665" calcext:value-type="float">
            <text:p>866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393" calcext:value-type="float">
            <text:p>3393</text:p>
          </table:table-cell>
          <table:table-cell office:value-type="float" office:value="5996.59077897384" calcext:value-type="float">
            <text:p>5996.59077897384</text:p>
          </table:table-cell>
          <table:table-cell office:value-type="float" office:value="7960" calcext:value-type="float">
            <text:p>7960</text:p>
          </table:table-cell>
          <table:table-cell office:value-type="float" office:value="7999.99999997343" calcext:value-type="float">
            <text:p>7999.99999997343</text:p>
          </table:table-cell>
          <table:table-cell office:value-type="float" office:value="8669" calcext:value-type="float">
            <text:p>866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3410" calcext:value-type="float">
            <text:p>3410</text:p>
          </table:table-cell>
          <table:table-cell office:value-type="float" office:value="5996.64150725139" calcext:value-type="float">
            <text:p>5996.64150725139</text:p>
          </table:table-cell>
          <table:table-cell office:value-type="float" office:value="7953" calcext:value-type="float">
            <text:p>7953</text:p>
          </table:table-cell>
          <table:table-cell office:value-type="float" office:value="7999.99999997447" calcext:value-type="float">
            <text:p>7999.99999997447</text:p>
          </table:table-cell>
          <table:table-cell office:value-type="float" office:value="8671" calcext:value-type="float">
            <text:p>867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3410" calcext:value-type="float">
            <text:p>3410</text:p>
          </table:table-cell>
          <table:table-cell office:value-type="float" office:value="5996.69148112249" calcext:value-type="float">
            <text:p>5996.69148112249</text:p>
          </table:table-cell>
          <table:table-cell office:value-type="float" office:value="7941" calcext:value-type="float">
            <text:p>7941</text:p>
          </table:table-cell>
          <table:table-cell office:value-type="float" office:value="7999.99999997547" calcext:value-type="float">
            <text:p>7999.99999997547</text:p>
          </table:table-cell>
          <table:table-cell office:value-type="float" office:value="8674" calcext:value-type="float">
            <text:p>867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3411" calcext:value-type="float">
            <text:p>3411</text:p>
          </table:table-cell>
          <table:table-cell office:value-type="float" office:value="5996.740711794" calcext:value-type="float">
            <text:p>5996.740711794</text:p>
          </table:table-cell>
          <table:table-cell office:value-type="float" office:value="7958" calcext:value-type="float">
            <text:p>7958</text:p>
          </table:table-cell>
          <table:table-cell office:value-type="float" office:value="7999.99999997643" calcext:value-type="float">
            <text:p>7999.99999997643</text:p>
          </table:table-cell>
          <table:table-cell office:value-type="float" office:value="8666" calcext:value-type="float">
            <text:p>866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3422" calcext:value-type="float">
            <text:p>3422</text:p>
          </table:table-cell>
          <table:table-cell office:value-type="float" office:value="5996.78921030668" calcext:value-type="float">
            <text:p>5996.78921030668</text:p>
          </table:table-cell>
          <table:table-cell office:value-type="float" office:value="7976" calcext:value-type="float">
            <text:p>7976</text:p>
          </table:table-cell>
          <table:table-cell office:value-type="float" office:value="7999.99999997736" calcext:value-type="float">
            <text:p>7999.99999997736</text:p>
          </table:table-cell>
          <table:table-cell office:value-type="float" office:value="8652" calcext:value-type="float">
            <text:p>865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3430" calcext:value-type="float">
            <text:p>3430</text:p>
          </table:table-cell>
          <table:table-cell office:value-type="float" office:value="5996.83698753761" calcext:value-type="float">
            <text:p>5996.83698753761</text:p>
          </table:table-cell>
          <table:table-cell office:value-type="float" office:value="7968" calcext:value-type="float">
            <text:p>7968</text:p>
          </table:table-cell>
          <table:table-cell office:value-type="float" office:value="7999.99999997824" calcext:value-type="float">
            <text:p>7999.99999997824</text:p>
          </table:table-cell>
          <table:table-cell office:value-type="float" office:value="8646" calcext:value-type="float">
            <text:p>864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3440" calcext:value-type="float">
            <text:p>3440</text:p>
          </table:table-cell>
          <table:table-cell office:value-type="float" office:value="5996.88405420262" calcext:value-type="float">
            <text:p>5996.88405420262</text:p>
          </table:table-cell>
          <table:table-cell office:value-type="float" office:value="7960" calcext:value-type="float">
            <text:p>7960</text:p>
          </table:table-cell>
          <table:table-cell office:value-type="float" office:value="7999.9999999791" calcext:value-type="float">
            <text:p>7999.9999999791</text:p>
          </table:table-cell>
          <table:table-cell office:value-type="float" office:value="8634" calcext:value-type="float">
            <text:p>863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3454" calcext:value-type="float">
            <text:p>3454</text:p>
          </table:table-cell>
          <table:table-cell office:value-type="float" office:value="5996.93042085868" calcext:value-type="float">
            <text:p>5996.93042085868</text:p>
          </table:table-cell>
          <table:table-cell office:value-type="float" office:value="7958" calcext:value-type="float">
            <text:p>7958</text:p>
          </table:table-cell>
          <table:table-cell office:value-type="float" office:value="7999.99999997992" calcext:value-type="float">
            <text:p>7999.99999997992</text:p>
          </table:table-cell>
          <table:table-cell office:value-type="float" office:value="8633" calcext:value-type="float">
            <text:p>863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3448" calcext:value-type="float">
            <text:p>3448</text:p>
          </table:table-cell>
          <table:table-cell office:value-type="float" office:value="5996.97609790624" calcext:value-type="float">
            <text:p>5996.97609790624</text:p>
          </table:table-cell>
          <table:table-cell office:value-type="float" office:value="7953" calcext:value-type="float">
            <text:p>7953</text:p>
          </table:table-cell>
          <table:table-cell office:value-type="float" office:value="7999.9999999807" calcext:value-type="float">
            <text:p>7999.9999999807</text:p>
          </table:table-cell>
          <table:table-cell office:value-type="float" office:value="8633" calcext:value-type="float">
            <text:p>863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3453" calcext:value-type="float">
            <text:p>3453</text:p>
          </table:table-cell>
          <table:table-cell office:value-type="float" office:value="5997.02109559151" calcext:value-type="float">
            <text:p>5997.02109559151</text:p>
          </table:table-cell>
          <table:table-cell office:value-type="float" office:value="7979" calcext:value-type="float">
            <text:p>7979</text:p>
          </table:table-cell>
          <table:table-cell office:value-type="float" office:value="7999.99999998146" calcext:value-type="float">
            <text:p>7999.99999998146</text:p>
          </table:table-cell>
          <table:table-cell office:value-type="float" office:value="8625" calcext:value-type="float">
            <text:p>862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461" calcext:value-type="float">
            <text:p>3461</text:p>
          </table:table-cell>
          <table:table-cell office:value-type="float" office:value="5997.0654240088" calcext:value-type="float">
            <text:p>5997.0654240088</text:p>
          </table:table-cell>
          <table:table-cell office:value-type="float" office:value="7960" calcext:value-type="float">
            <text:p>7960</text:p>
          </table:table-cell>
          <table:table-cell office:value-type="float" office:value="7999.99999998219" calcext:value-type="float">
            <text:p>7999.99999998219</text:p>
          </table:table-cell>
          <table:table-cell office:value-type="float" office:value="8624" calcext:value-type="float">
            <text:p>862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3475" calcext:value-type="float">
            <text:p>3475</text:p>
          </table:table-cell>
          <table:table-cell office:value-type="float" office:value="5997.10909310271" calcext:value-type="float">
            <text:p>5997.10909310271</text:p>
          </table:table-cell>
          <table:table-cell office:value-type="float" office:value="7957" calcext:value-type="float">
            <text:p>7957</text:p>
          </table:table-cell>
          <table:table-cell office:value-type="float" office:value="7999.99999998289" calcext:value-type="float">
            <text:p>7999.99999998289</text:p>
          </table:table-cell>
          <table:table-cell office:value-type="float" office:value="8627" calcext:value-type="float">
            <text:p>862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3470" calcext:value-type="float">
            <text:p>3470</text:p>
          </table:table-cell>
          <table:table-cell office:value-type="float" office:value="5997.15211267036" calcext:value-type="float">
            <text:p>5997.15211267036</text:p>
          </table:table-cell>
          <table:table-cell office:value-type="float" office:value="7986" calcext:value-type="float">
            <text:p>7986</text:p>
          </table:table-cell>
          <table:table-cell office:value-type="float" office:value="7999.99999998356" calcext:value-type="float">
            <text:p>7999.99999998356</text:p>
          </table:table-cell>
          <table:table-cell office:value-type="float" office:value="8640" calcext:value-type="float">
            <text:p>864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3480" calcext:value-type="float">
            <text:p>3480</text:p>
          </table:table-cell>
          <table:table-cell office:value-type="float" office:value="5997.19449236356" calcext:value-type="float">
            <text:p>5997.19449236356</text:p>
          </table:table-cell>
          <table:table-cell office:value-type="float" office:value="7973" calcext:value-type="float">
            <text:p>7973</text:p>
          </table:table-cell>
          <table:table-cell office:value-type="float" office:value="7999.9999999842" calcext:value-type="float">
            <text:p>7999.9999999842</text:p>
          </table:table-cell>
          <table:table-cell office:value-type="float" office:value="8624" calcext:value-type="float">
            <text:p>862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3494" calcext:value-type="float">
            <text:p>3494</text:p>
          </table:table-cell>
          <table:table-cell office:value-type="float" office:value="5997.23624169099" calcext:value-type="float">
            <text:p>5997.23624169099</text:p>
          </table:table-cell>
          <table:table-cell office:value-type="float" office:value="7966" calcext:value-type="float">
            <text:p>7966</text:p>
          </table:table-cell>
          <table:table-cell office:value-type="float" office:value="7999.99999998482" calcext:value-type="float">
            <text:p>7999.99999998482</text:p>
          </table:table-cell>
          <table:table-cell office:value-type="float" office:value="8631" calcext:value-type="float">
            <text:p>863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3505" calcext:value-type="float">
            <text:p>3505</text:p>
          </table:table-cell>
          <table:table-cell office:value-type="float" office:value="5997.27737002028" calcext:value-type="float">
            <text:p>5997.27737002028</text:p>
          </table:table-cell>
          <table:table-cell office:value-type="float" office:value="7945" calcext:value-type="float">
            <text:p>7945</text:p>
          </table:table-cell>
          <table:table-cell office:value-type="float" office:value="7999.99999998542" calcext:value-type="float">
            <text:p>7999.99999998542</text:p>
          </table:table-cell>
          <table:table-cell office:value-type="float" office:value="8632" calcext:value-type="float">
            <text:p>863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3523" calcext:value-type="float">
            <text:p>3523</text:p>
          </table:table-cell>
          <table:table-cell office:value-type="float" office:value="5997.31788658009" calcext:value-type="float">
            <text:p>5997.31788658009</text:p>
          </table:table-cell>
          <table:table-cell office:value-type="float" office:value="7950" calcext:value-type="float">
            <text:p>7950</text:p>
          </table:table-cell>
          <table:table-cell office:value-type="float" office:value="7999.99999998599" calcext:value-type="float">
            <text:p>7999.99999998599</text:p>
          </table:table-cell>
          <table:table-cell office:value-type="float" office:value="8639" calcext:value-type="float">
            <text:p>863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3523" calcext:value-type="float">
            <text:p>3523</text:p>
          </table:table-cell>
          <table:table-cell office:value-type="float" office:value="5997.35780046219" calcext:value-type="float">
            <text:p>5997.35780046219</text:p>
          </table:table-cell>
          <table:table-cell office:value-type="float" office:value="7942" calcext:value-type="float">
            <text:p>7942</text:p>
          </table:table-cell>
          <table:table-cell office:value-type="float" office:value="7999.99999998654" calcext:value-type="float">
            <text:p>7999.99999998654</text:p>
          </table:table-cell>
          <table:table-cell office:value-type="float" office:value="8627" calcext:value-type="float">
            <text:p>862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3538" calcext:value-type="float">
            <text:p>3538</text:p>
          </table:table-cell>
          <table:table-cell office:value-type="float" office:value="5997.39712062348" calcext:value-type="float">
            <text:p>5997.39712062348</text:p>
          </table:table-cell>
          <table:table-cell office:value-type="float" office:value="7928" calcext:value-type="float">
            <text:p>7928</text:p>
          </table:table-cell>
          <table:table-cell office:value-type="float" office:value="7999.99999998707" calcext:value-type="float">
            <text:p>7999.99999998707</text:p>
          </table:table-cell>
          <table:table-cell office:value-type="float" office:value="8627" calcext:value-type="float">
            <text:p>862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3546" calcext:value-type="float">
            <text:p>3546</text:p>
          </table:table-cell>
          <table:table-cell office:value-type="float" office:value="5997.43585588797" calcext:value-type="float">
            <text:p>5997.43585588797</text:p>
          </table:table-cell>
          <table:table-cell office:value-type="float" office:value="7926" calcext:value-type="float">
            <text:p>7926</text:p>
          </table:table-cell>
          <table:table-cell office:value-type="float" office:value="7999.99999998757" calcext:value-type="float">
            <text:p>7999.99999998757</text:p>
          </table:table-cell>
          <table:table-cell office:value-type="float" office:value="8645" calcext:value-type="float">
            <text:p>864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551" calcext:value-type="float">
            <text:p>3551</text:p>
          </table:table-cell>
          <table:table-cell office:value-type="float" office:value="5997.47401494874" calcext:value-type="float">
            <text:p>5997.47401494874</text:p>
          </table:table-cell>
          <table:table-cell office:value-type="float" office:value="7921" calcext:value-type="float">
            <text:p>7921</text:p>
          </table:table-cell>
          <table:table-cell office:value-type="float" office:value="7999.99999998806" calcext:value-type="float">
            <text:p>7999.99999998806</text:p>
          </table:table-cell>
          <table:table-cell office:value-type="float" office:value="8667" calcext:value-type="float">
            <text:p>866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3545" calcext:value-type="float">
            <text:p>3545</text:p>
          </table:table-cell>
          <table:table-cell office:value-type="float" office:value="5997.5116063699" calcext:value-type="float">
            <text:p>5997.5116063699</text:p>
          </table:table-cell>
          <table:table-cell office:value-type="float" office:value="7955" calcext:value-type="float">
            <text:p>7955</text:p>
          </table:table-cell>
          <table:table-cell office:value-type="float" office:value="7999.99999998853" calcext:value-type="float">
            <text:p>7999.99999998853</text:p>
          </table:table-cell>
          <table:table-cell office:value-type="float" office:value="8630" calcext:value-type="float">
            <text:p>863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3550" calcext:value-type="float">
            <text:p>3550</text:p>
          </table:table-cell>
          <table:table-cell office:value-type="float" office:value="5997.54863858848" calcext:value-type="float">
            <text:p>5997.54863858848</text:p>
          </table:table-cell>
          <table:table-cell office:value-type="float" office:value="7948" calcext:value-type="float">
            <text:p>7948</text:p>
          </table:table-cell>
          <table:table-cell office:value-type="float" office:value="7999.99999998898" calcext:value-type="float">
            <text:p>7999.99999998898</text:p>
          </table:table-cell>
          <table:table-cell office:value-type="float" office:value="8634" calcext:value-type="float">
            <text:p>863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3562" calcext:value-type="float">
            <text:p>3562</text:p>
          </table:table-cell>
          <table:table-cell office:value-type="float" office:value="5997.58511991631" calcext:value-type="float">
            <text:p>5997.58511991631</text:p>
          </table:table-cell>
          <table:table-cell office:value-type="float" office:value="7962" calcext:value-type="float">
            <text:p>7962</text:p>
          </table:table-cell>
          <table:table-cell office:value-type="float" office:value="7999.99999998941" calcext:value-type="float">
            <text:p>7999.99999998941</text:p>
          </table:table-cell>
          <table:table-cell office:value-type="float" office:value="8641" calcext:value-type="float">
            <text:p>864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3568" calcext:value-type="float">
            <text:p>3568</text:p>
          </table:table-cell>
          <table:table-cell office:value-type="float" office:value="5997.62105854188" calcext:value-type="float">
            <text:p>5997.62105854188</text:p>
          </table:table-cell>
          <table:table-cell office:value-type="float" office:value="7981" calcext:value-type="float">
            <text:p>7981</text:p>
          </table:table-cell>
          <table:table-cell office:value-type="float" office:value="7999.99999998983" calcext:value-type="float">
            <text:p>7999.99999998983</text:p>
          </table:table-cell>
          <table:table-cell office:value-type="float" office:value="8648" calcext:value-type="float">
            <text:p>864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3573" calcext:value-type="float">
            <text:p>3573</text:p>
          </table:table-cell>
          <table:table-cell office:value-type="float" office:value="5997.65646253216" calcext:value-type="float">
            <text:p>5997.65646253216</text:p>
          </table:table-cell>
          <table:table-cell office:value-type="float" office:value="7973" calcext:value-type="float">
            <text:p>7973</text:p>
          </table:table-cell>
          <table:table-cell office:value-type="float" office:value="7999.99999999022" calcext:value-type="float">
            <text:p>7999.99999999022</text:p>
          </table:table-cell>
          <table:table-cell office:value-type="float" office:value="8659" calcext:value-type="float">
            <text:p>865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3571" calcext:value-type="float">
            <text:p>3571</text:p>
          </table:table-cell>
          <table:table-cell office:value-type="float" office:value="5997.69133983438" calcext:value-type="float">
            <text:p>5997.69133983438</text:p>
          </table:table-cell>
          <table:table-cell office:value-type="float" office:value="7973" calcext:value-type="float">
            <text:p>7973</text:p>
          </table:table-cell>
          <table:table-cell office:value-type="float" office:value="7999.99999999061" calcext:value-type="float">
            <text:p>7999.99999999061</text:p>
          </table:table-cell>
          <table:table-cell office:value-type="float" office:value="8659" calcext:value-type="float">
            <text:p>865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3593" calcext:value-type="float">
            <text:p>3593</text:p>
          </table:table-cell>
          <table:table-cell office:value-type="float" office:value="5997.72569827785" calcext:value-type="float">
            <text:p>5997.72569827785</text:p>
          </table:table-cell>
          <table:table-cell office:value-type="float" office:value="7964" calcext:value-type="float">
            <text:p>7964</text:p>
          </table:table-cell>
          <table:table-cell office:value-type="float" office:value="7999.99999999098" calcext:value-type="float">
            <text:p>7999.99999999098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3596" calcext:value-type="float">
            <text:p>3596</text:p>
          </table:table-cell>
          <table:table-cell office:value-type="float" office:value="5997.75954557564" calcext:value-type="float">
            <text:p>5997.75954557564</text:p>
          </table:table-cell>
          <table:table-cell office:value-type="float" office:value="7984" calcext:value-type="float">
            <text:p>7984</text:p>
          </table:table-cell>
          <table:table-cell office:value-type="float" office:value="7999.99999999133" calcext:value-type="float">
            <text:p>7999.99999999133</text:p>
          </table:table-cell>
          <table:table-cell office:value-type="float" office:value="8649" calcext:value-type="float">
            <text:p>864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3589" calcext:value-type="float">
            <text:p>3589</text:p>
          </table:table-cell>
          <table:table-cell office:value-type="float" office:value="5997.79288932635" calcext:value-type="float">
            <text:p>5997.79288932635</text:p>
          </table:table-cell>
          <table:table-cell office:value-type="float" office:value="7982" calcext:value-type="float">
            <text:p>7982</text:p>
          </table:table-cell>
          <table:table-cell office:value-type="float" office:value="7999.99999999167" calcext:value-type="float">
            <text:p>7999.99999999167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05" calcext:value-type="float">
            <text:p>3605</text:p>
          </table:table-cell>
          <table:table-cell office:value-type="float" office:value="5997.8257370158" calcext:value-type="float">
            <text:p>5997.8257370158</text:p>
          </table:table-cell>
          <table:table-cell office:value-type="float" office:value="7980" calcext:value-type="float">
            <text:p>7980</text:p>
          </table:table-cell>
          <table:table-cell office:value-type="float" office:value="7999.999999992" calcext:value-type="float">
            <text:p>7999.999999992</text:p>
          </table:table-cell>
          <table:table-cell office:value-type="float" office:value="8645" calcext:value-type="float">
            <text:p>864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3594" calcext:value-type="float">
            <text:p>3594</text:p>
          </table:table-cell>
          <table:table-cell office:value-type="float" office:value="5997.85809601865" calcext:value-type="float">
            <text:p>5997.85809601865</text:p>
          </table:table-cell>
          <table:table-cell office:value-type="float" office:value="7995" calcext:value-type="float">
            <text:p>7995</text:p>
          </table:table-cell>
          <table:table-cell office:value-type="float" office:value="7999.99999999231" calcext:value-type="float">
            <text:p>7999.99999999231</text:p>
          </table:table-cell>
          <table:table-cell office:value-type="float" office:value="8661" calcext:value-type="float">
            <text:p>86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3598" calcext:value-type="float">
            <text:p>3598</text:p>
          </table:table-cell>
          <table:table-cell office:value-type="float" office:value="5997.88997360013" calcext:value-type="float">
            <text:p>5997.88997360013</text:p>
          </table:table-cell>
          <table:table-cell office:value-type="float" office:value="8012" calcext:value-type="float">
            <text:p>8012</text:p>
          </table:table-cell>
          <table:table-cell office:value-type="float" office:value="7999.99999999261" calcext:value-type="float">
            <text:p>7999.99999999261</text:p>
          </table:table-cell>
          <table:table-cell office:value-type="float" office:value="8666" calcext:value-type="float">
            <text:p>866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3583" calcext:value-type="float">
            <text:p>3583</text:p>
          </table:table-cell>
          <table:table-cell office:value-type="float" office:value="5997.92137691756" calcext:value-type="float">
            <text:p>5997.92137691756</text:p>
          </table:table-cell>
          <table:table-cell office:value-type="float" office:value="8018" calcext:value-type="float">
            <text:p>8018</text:p>
          </table:table-cell>
          <table:table-cell office:value-type="float" office:value="7999.9999999929" calcext:value-type="float">
            <text:p>7999.9999999929</text:p>
          </table:table-cell>
          <table:table-cell office:value-type="float" office:value="8675" calcext:value-type="float">
            <text:p>867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3583" calcext:value-type="float">
            <text:p>3583</text:p>
          </table:table-cell>
          <table:table-cell office:value-type="float" office:value="5997.95231302204" calcext:value-type="float">
            <text:p>5997.95231302204</text:p>
          </table:table-cell>
          <table:table-cell office:value-type="float" office:value="7999" calcext:value-type="float">
            <text:p>7999</text:p>
          </table:table-cell>
          <table:table-cell office:value-type="float" office:value="7999.99999999318" calcext:value-type="float">
            <text:p>7999.99999999318</text:p>
          </table:table-cell>
          <table:table-cell office:value-type="float" office:value="8669" calcext:value-type="float">
            <text:p>866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3582" calcext:value-type="float">
            <text:p>3582</text:p>
          </table:table-cell>
          <table:table-cell office:value-type="float" office:value="5997.98278885996" calcext:value-type="float">
            <text:p>5997.98278885996</text:p>
          </table:table-cell>
          <table:table-cell office:value-type="float" office:value="8004" calcext:value-type="float">
            <text:p>8004</text:p>
          </table:table-cell>
          <table:table-cell office:value-type="float" office:value="7999.99999999345" calcext:value-type="float">
            <text:p>7999.99999999345</text:p>
          </table:table-cell>
          <table:table-cell office:value-type="float" office:value="8669" calcext:value-type="float">
            <text:p>866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3576" calcext:value-type="float">
            <text:p>3576</text:p>
          </table:table-cell>
          <table:table-cell office:value-type="float" office:value="5998.01281127459" calcext:value-type="float">
            <text:p>5998.01281127459</text:p>
          </table:table-cell>
          <table:table-cell office:value-type="float" office:value="7992" calcext:value-type="float">
            <text:p>7992</text:p>
          </table:table-cell>
          <table:table-cell office:value-type="float" office:value="7999.9999999937" calcext:value-type="float">
            <text:p>7999.9999999937</text:p>
          </table:table-cell>
          <table:table-cell office:value-type="float" office:value="8661" calcext:value-type="float">
            <text:p>86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3585" calcext:value-type="float">
            <text:p>3585</text:p>
          </table:table-cell>
          <table:table-cell office:value-type="float" office:value="5998.04238700756" calcext:value-type="float">
            <text:p>5998.04238700756</text:p>
          </table:table-cell>
          <table:table-cell office:value-type="float" office:value="7980" calcext:value-type="float">
            <text:p>7980</text:p>
          </table:table-cell>
          <table:table-cell office:value-type="float" office:value="7999.99999999395" calcext:value-type="float">
            <text:p>7999.99999999395</text:p>
          </table:table-cell>
          <table:table-cell office:value-type="float" office:value="8669" calcext:value-type="float">
            <text:p>866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3580" calcext:value-type="float">
            <text:p>3580</text:p>
          </table:table-cell>
          <table:table-cell office:value-type="float" office:value="5998.07152270043" calcext:value-type="float">
            <text:p>5998.07152270043</text:p>
          </table:table-cell>
          <table:table-cell office:value-type="float" office:value="7977" calcext:value-type="float">
            <text:p>7977</text:p>
          </table:table-cell>
          <table:table-cell office:value-type="float" office:value="7999.99999999419" calcext:value-type="float">
            <text:p>7999.99999999419</text:p>
          </table:table-cell>
          <table:table-cell office:value-type="float" office:value="8655" calcext:value-type="float">
            <text:p>865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3593" calcext:value-type="float">
            <text:p>3593</text:p>
          </table:table-cell>
          <table:table-cell office:value-type="float" office:value="5998.10022489611" calcext:value-type="float">
            <text:p>5998.10022489611</text:p>
          </table:table-cell>
          <table:table-cell office:value-type="float" office:value="7949" calcext:value-type="float">
            <text:p>7949</text:p>
          </table:table-cell>
          <table:table-cell office:value-type="float" office:value="7999.99999999442" calcext:value-type="float">
            <text:p>7999.99999999442</text:p>
          </table:table-cell>
          <table:table-cell office:value-type="float" office:value="8649" calcext:value-type="float">
            <text:p>864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3613" calcext:value-type="float">
            <text:p>3613</text:p>
          </table:table-cell>
          <table:table-cell office:value-type="float" office:value="5998.12850004035" calcext:value-type="float">
            <text:p>5998.12850004035</text:p>
          </table:table-cell>
          <table:table-cell office:value-type="float" office:value="7950" calcext:value-type="float">
            <text:p>7950</text:p>
          </table:table-cell>
          <table:table-cell office:value-type="float" office:value="7999.99999999463" calcext:value-type="float">
            <text:p>7999.99999999463</text:p>
          </table:table-cell>
          <table:table-cell office:value-type="float" office:value="8674" calcext:value-type="float">
            <text:p>867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3607" calcext:value-type="float">
            <text:p>3607</text:p>
          </table:table-cell>
          <table:table-cell office:value-type="float" office:value="5998.1563544832" calcext:value-type="float">
            <text:p>5998.1563544832</text:p>
          </table:table-cell>
          <table:table-cell office:value-type="float" office:value="7953" calcext:value-type="float">
            <text:p>7953</text:p>
          </table:table-cell>
          <table:table-cell office:value-type="float" office:value="7999.99999999485" calcext:value-type="float">
            <text:p>7999.99999999485</text:p>
          </table:table-cell>
          <table:table-cell office:value-type="float" office:value="8660" calcext:value-type="float">
            <text:p>866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3615" calcext:value-type="float">
            <text:p>3615</text:p>
          </table:table-cell>
          <table:table-cell office:value-type="float" office:value="5998.18379448038" calcext:value-type="float">
            <text:p>5998.18379448038</text:p>
          </table:table-cell>
          <table:table-cell office:value-type="float" office:value="7939" calcext:value-type="float">
            <text:p>7939</text:p>
          </table:table-cell>
          <table:table-cell office:value-type="float" office:value="7999.99999999505" calcext:value-type="float">
            <text:p>7999.99999999505</text:p>
          </table:table-cell>
          <table:table-cell office:value-type="float" office:value="8648" calcext:value-type="float">
            <text:p>864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3604" calcext:value-type="float">
            <text:p>3604</text:p>
          </table:table-cell>
          <table:table-cell office:value-type="float" office:value="5998.21082619471" calcext:value-type="float">
            <text:p>5998.21082619471</text:p>
          </table:table-cell>
          <table:table-cell office:value-type="float" office:value="7929" calcext:value-type="float">
            <text:p>7929</text:p>
          </table:table-cell>
          <table:table-cell office:value-type="float" office:value="7999.99999999524" calcext:value-type="float">
            <text:p>7999.99999999524</text:p>
          </table:table-cell>
          <table:table-cell office:value-type="float" office:value="8636" calcext:value-type="float">
            <text:p>863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3634" calcext:value-type="float">
            <text:p>3634</text:p>
          </table:table-cell>
          <table:table-cell office:value-type="float" office:value="5998.23745569747" calcext:value-type="float">
            <text:p>5998.23745569747</text:p>
          </table:table-cell>
          <table:table-cell office:value-type="float" office:value="7940" calcext:value-type="float">
            <text:p>7940</text:p>
          </table:table-cell>
          <table:table-cell office:value-type="float" office:value="7999.99999999543" calcext:value-type="float">
            <text:p>7999.99999999543</text:p>
          </table:table-cell>
          <table:table-cell office:value-type="float" office:value="8644" calcext:value-type="float">
            <text:p>864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3650" calcext:value-type="float">
            <text:p>3650</text:p>
          </table:table-cell>
          <table:table-cell office:value-type="float" office:value="5998.26368896978" calcext:value-type="float">
            <text:p>5998.26368896978</text:p>
          </table:table-cell>
          <table:table-cell office:value-type="float" office:value="7956" calcext:value-type="float">
            <text:p>7956</text:p>
          </table:table-cell>
          <table:table-cell office:value-type="float" office:value="7999.99999999561" calcext:value-type="float">
            <text:p>7999.99999999561</text:p>
          </table:table-cell>
          <table:table-cell office:value-type="float" office:value="8643" calcext:value-type="float">
            <text:p>864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3662" calcext:value-type="float">
            <text:p>3662</text:p>
          </table:table-cell>
          <table:table-cell office:value-type="float" office:value="5998.28953190391" calcext:value-type="float">
            <text:p>5998.28953190391</text:p>
          </table:table-cell>
          <table:table-cell office:value-type="float" office:value="7952" calcext:value-type="float">
            <text:p>7952</text:p>
          </table:table-cell>
          <table:table-cell office:value-type="float" office:value="7999.99999999578" calcext:value-type="float">
            <text:p>7999.99999999578</text:p>
          </table:table-cell>
          <table:table-cell office:value-type="float" office:value="8687" calcext:value-type="float">
            <text:p>868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3671" calcext:value-type="float">
            <text:p>3671</text:p>
          </table:table-cell>
          <table:table-cell office:value-type="float" office:value="5998.31499030462" calcext:value-type="float">
            <text:p>5998.31499030462</text:p>
          </table:table-cell>
          <table:table-cell office:value-type="float" office:value="7947" calcext:value-type="float">
            <text:p>7947</text:p>
          </table:table-cell>
          <table:table-cell office:value-type="float" office:value="7999.99999999594" calcext:value-type="float">
            <text:p>7999.99999999594</text:p>
          </table:table-cell>
          <table:table-cell office:value-type="float" office:value="8684" calcext:value-type="float">
            <text:p>868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3686" calcext:value-type="float">
            <text:p>3686</text:p>
          </table:table-cell>
          <table:table-cell office:value-type="float" office:value="5998.34006989042" calcext:value-type="float">
            <text:p>5998.34006989042</text:p>
          </table:table-cell>
          <table:table-cell office:value-type="float" office:value="7935" calcext:value-type="float">
            <text:p>7935</text:p>
          </table:table-cell>
          <table:table-cell office:value-type="float" office:value="7999.9999999961" calcext:value-type="float">
            <text:p>7999.9999999961</text:p>
          </table:table-cell>
          <table:table-cell office:value-type="float" office:value="8679" calcext:value-type="float">
            <text:p>867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3691" calcext:value-type="float">
            <text:p>3691</text:p>
          </table:table-cell>
          <table:table-cell office:value-type="float" office:value="5998.36477629489" calcext:value-type="float">
            <text:p>5998.36477629489</text:p>
          </table:table-cell>
          <table:table-cell office:value-type="float" office:value="7916" calcext:value-type="float">
            <text:p>7916</text:p>
          </table:table-cell>
          <table:table-cell office:value-type="float" office:value="7999.99999999626" calcext:value-type="float">
            <text:p>7999.99999999626</text:p>
          </table:table-cell>
          <table:table-cell office:value-type="float" office:value="8656" calcext:value-type="float">
            <text:p>865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3703" calcext:value-type="float">
            <text:p>3703</text:p>
          </table:table-cell>
          <table:table-cell office:value-type="float" office:value="5998.38911506793" calcext:value-type="float">
            <text:p>5998.38911506793</text:p>
          </table:table-cell>
          <table:table-cell office:value-type="float" office:value="7927" calcext:value-type="float">
            <text:p>7927</text:p>
          </table:table-cell>
          <table:table-cell office:value-type="float" office:value="7999.9999999964" calcext:value-type="float">
            <text:p>7999.9999999964</text:p>
          </table:table-cell>
          <table:table-cell office:value-type="float" office:value="8640" calcext:value-type="float">
            <text:p>864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3706" calcext:value-type="float">
            <text:p>3706</text:p>
          </table:table-cell>
          <table:table-cell office:value-type="float" office:value="5998.41309167696" calcext:value-type="float">
            <text:p>5998.41309167696</text:p>
          </table:table-cell>
          <table:table-cell office:value-type="float" office:value="7924" calcext:value-type="float">
            <text:p>7924</text:p>
          </table:table-cell>
          <table:table-cell office:value-type="float" office:value="7999.99999999655" calcext:value-type="float">
            <text:p>7999.99999999655</text:p>
          </table:table-cell>
          <table:table-cell office:value-type="float" office:value="8605" calcext:value-type="float">
            <text:p>860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3709" calcext:value-type="float">
            <text:p>3709</text:p>
          </table:table-cell>
          <table:table-cell office:value-type="float" office:value="5998.43671150822" calcext:value-type="float">
            <text:p>5998.43671150822</text:p>
          </table:table-cell>
          <table:table-cell office:value-type="float" office:value="7928" calcext:value-type="float">
            <text:p>7928</text:p>
          </table:table-cell>
          <table:table-cell office:value-type="float" office:value="7999.99999999668" calcext:value-type="float">
            <text:p>7999.99999999668</text:p>
          </table:table-cell>
          <table:table-cell office:value-type="float" office:value="8634" calcext:value-type="float">
            <text:p>863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3709" calcext:value-type="float">
            <text:p>3709</text:p>
          </table:table-cell>
          <table:table-cell office:value-type="float" office:value="5998.45997986788" calcext:value-type="float">
            <text:p>5998.45997986788</text:p>
          </table:table-cell>
          <table:table-cell office:value-type="float" office:value="7922" calcext:value-type="float">
            <text:p>7922</text:p>
          </table:table-cell>
          <table:table-cell office:value-type="float" office:value="7999.99999999681" calcext:value-type="float">
            <text:p>7999.99999999681</text:p>
          </table:table-cell>
          <table:table-cell office:value-type="float" office:value="8631" calcext:value-type="float">
            <text:p>863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3719" calcext:value-type="float">
            <text:p>3719</text:p>
          </table:table-cell>
          <table:table-cell office:value-type="float" office:value="5998.4829019833" calcext:value-type="float">
            <text:p>5998.4829019833</text:p>
          </table:table-cell>
          <table:table-cell office:value-type="float" office:value="7921" calcext:value-type="float">
            <text:p>7921</text:p>
          </table:table-cell>
          <table:table-cell office:value-type="float" office:value="7999.99999999694" calcext:value-type="float">
            <text:p>7999.99999999694</text:p>
          </table:table-cell>
          <table:table-cell office:value-type="float" office:value="8625" calcext:value-type="float">
            <text:p>862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3716" calcext:value-type="float">
            <text:p>3716</text:p>
          </table:table-cell>
          <table:table-cell office:value-type="float" office:value="5998.50548300418" calcext:value-type="float">
            <text:p>5998.50548300418</text:p>
          </table:table-cell>
          <table:table-cell office:value-type="float" office:value="7910" calcext:value-type="float">
            <text:p>7910</text:p>
          </table:table-cell>
          <table:table-cell office:value-type="float" office:value="7999.99999999706" calcext:value-type="float">
            <text:p>7999.99999999706</text:p>
          </table:table-cell>
          <table:table-cell office:value-type="float" office:value="8621" calcext:value-type="float">
            <text:p>862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3710" calcext:value-type="float">
            <text:p>3710</text:p>
          </table:table-cell>
          <table:table-cell office:value-type="float" office:value="5998.52772800369" calcext:value-type="float">
            <text:p>5998.52772800369</text:p>
          </table:table-cell>
          <table:table-cell office:value-type="float" office:value="7923" calcext:value-type="float">
            <text:p>7923</text:p>
          </table:table-cell>
          <table:table-cell office:value-type="float" office:value="7999.99999999717" calcext:value-type="float">
            <text:p>7999.99999999717</text:p>
          </table:table-cell>
          <table:table-cell office:value-type="float" office:value="8613" calcext:value-type="float">
            <text:p>861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3709" calcext:value-type="float">
            <text:p>3709</text:p>
          </table:table-cell>
          <table:table-cell office:value-type="float" office:value="5998.54964197963" calcext:value-type="float">
            <text:p>5998.54964197963</text:p>
          </table:table-cell>
          <table:table-cell office:value-type="float" office:value="7901" calcext:value-type="float">
            <text:p>7901</text:p>
          </table:table-cell>
          <table:table-cell office:value-type="float" office:value="7999.99999999728" calcext:value-type="float">
            <text:p>7999.99999999728</text:p>
          </table:table-cell>
          <table:table-cell office:value-type="float" office:value="8601" calcext:value-type="float">
            <text:p>860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3710" calcext:value-type="float">
            <text:p>3710</text:p>
          </table:table-cell>
          <table:table-cell office:value-type="float" office:value="5998.57122985552" calcext:value-type="float">
            <text:p>5998.57122985552</text:p>
          </table:table-cell>
          <table:table-cell office:value-type="float" office:value="7910" calcext:value-type="float">
            <text:p>7910</text:p>
          </table:table-cell>
          <table:table-cell office:value-type="float" office:value="7999.99999999739" calcext:value-type="float">
            <text:p>7999.99999999739</text:p>
          </table:table-cell>
          <table:table-cell office:value-type="float" office:value="8605" calcext:value-type="float">
            <text:p>860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3705" calcext:value-type="float">
            <text:p>3705</text:p>
          </table:table-cell>
          <table:table-cell office:value-type="float" office:value="5998.59249648174" calcext:value-type="float">
            <text:p>5998.59249648174</text:p>
          </table:table-cell>
          <table:table-cell office:value-type="float" office:value="7906" calcext:value-type="float">
            <text:p>7906</text:p>
          </table:table-cell>
          <table:table-cell office:value-type="float" office:value="7999.99999999749" calcext:value-type="float">
            <text:p>7999.99999999749</text:p>
          </table:table-cell>
          <table:table-cell office:value-type="float" office:value="8606" calcext:value-type="float">
            <text:p>860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3698" calcext:value-type="float">
            <text:p>3698</text:p>
          </table:table-cell>
          <table:table-cell office:value-type="float" office:value="5998.6134466366" calcext:value-type="float">
            <text:p>5998.6134466366</text:p>
          </table:table-cell>
          <table:table-cell office:value-type="float" office:value="7921" calcext:value-type="float">
            <text:p>7921</text:p>
          </table:table-cell>
          <table:table-cell office:value-type="float" office:value="7999.99999999759" calcext:value-type="float">
            <text:p>7999.99999999759</text:p>
          </table:table-cell>
          <table:table-cell office:value-type="float" office:value="8604" calcext:value-type="float">
            <text:p>860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3720" calcext:value-type="float">
            <text:p>3720</text:p>
          </table:table-cell>
          <table:table-cell office:value-type="float" office:value="5998.63408502736" calcext:value-type="float">
            <text:p>5998.63408502736</text:p>
          </table:table-cell>
          <table:table-cell office:value-type="float" office:value="7935" calcext:value-type="float">
            <text:p>7935</text:p>
          </table:table-cell>
          <table:table-cell office:value-type="float" office:value="7999.99999999768" calcext:value-type="float">
            <text:p>7999.99999999768</text:p>
          </table:table-cell>
          <table:table-cell office:value-type="float" office:value="8590" calcext:value-type="float">
            <text:p>859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3726" calcext:value-type="float">
            <text:p>3726</text:p>
          </table:table-cell>
          <table:table-cell office:value-type="float" office:value="5998.65441629138" calcext:value-type="float">
            <text:p>5998.65441629138</text:p>
          </table:table-cell>
          <table:table-cell office:value-type="float" office:value="7931" calcext:value-type="float">
            <text:p>7931</text:p>
          </table:table-cell>
          <table:table-cell office:value-type="float" office:value="7999.99999999778" calcext:value-type="float">
            <text:p>7999.99999999778</text:p>
          </table:table-cell>
          <table:table-cell office:value-type="float" office:value="8594" calcext:value-type="float">
            <text:p>859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3736" calcext:value-type="float">
            <text:p>3736</text:p>
          </table:table-cell>
          <table:table-cell office:value-type="float" office:value="5998.67444499707" calcext:value-type="float">
            <text:p>5998.67444499707</text:p>
          </table:table-cell>
          <table:table-cell office:value-type="float" office:value="7931" calcext:value-type="float">
            <text:p>7931</text:p>
          </table:table-cell>
          <table:table-cell office:value-type="float" office:value="7999.99999999786" calcext:value-type="float">
            <text:p>7999.99999999786</text:p>
          </table:table-cell>
          <table:table-cell office:value-type="float" office:value="8565" calcext:value-type="float">
            <text:p>856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3726" calcext:value-type="float">
            <text:p>3726</text:p>
          </table:table-cell>
          <table:table-cell office:value-type="float" office:value="5998.69417564495" calcext:value-type="float">
            <text:p>5998.69417564495</text:p>
          </table:table-cell>
          <table:table-cell office:value-type="float" office:value="7920" calcext:value-type="float">
            <text:p>7920</text:p>
          </table:table-cell>
          <table:table-cell office:value-type="float" office:value="7999.99999999795" calcext:value-type="float">
            <text:p>7999.99999999795</text:p>
          </table:table-cell>
          <table:table-cell office:value-type="float" office:value="8560" calcext:value-type="float">
            <text:p>856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3733" calcext:value-type="float">
            <text:p>3733</text:p>
          </table:table-cell>
          <table:table-cell office:value-type="float" office:value="5998.71361266866" calcext:value-type="float">
            <text:p>5998.71361266866</text:p>
          </table:table-cell>
          <table:table-cell office:value-type="float" office:value="7902" calcext:value-type="float">
            <text:p>7902</text:p>
          </table:table-cell>
          <table:table-cell office:value-type="float" office:value="7999.99999999803" calcext:value-type="float">
            <text:p>7999.99999999803</text:p>
          </table:table-cell>
          <table:table-cell office:value-type="float" office:value="8557" calcext:value-type="float">
            <text:p>855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3741" calcext:value-type="float">
            <text:p>3741</text:p>
          </table:table-cell>
          <table:table-cell office:value-type="float" office:value="5998.73276043596" calcext:value-type="float">
            <text:p>5998.73276043596</text:p>
          </table:table-cell>
          <table:table-cell office:value-type="float" office:value="7889" calcext:value-type="float">
            <text:p>7889</text:p>
          </table:table-cell>
          <table:table-cell office:value-type="float" office:value="7999.9999999981" calcext:value-type="float">
            <text:p>7999.9999999981</text:p>
          </table:table-cell>
          <table:table-cell office:value-type="float" office:value="8562" calcext:value-type="float">
            <text:p>856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3738" calcext:value-type="float">
            <text:p>3738</text:p>
          </table:table-cell>
          <table:table-cell office:value-type="float" office:value="5998.75162324966" calcext:value-type="float">
            <text:p>5998.75162324966</text:p>
          </table:table-cell>
          <table:table-cell office:value-type="float" office:value="7884" calcext:value-type="float">
            <text:p>7884</text:p>
          </table:table-cell>
          <table:table-cell office:value-type="float" office:value="7999.99999999818" calcext:value-type="float">
            <text:p>7999.99999999818</text:p>
          </table:table-cell>
          <table:table-cell office:value-type="float" office:value="8566" calcext:value-type="float">
            <text:p>856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3741" calcext:value-type="float">
            <text:p>3741</text:p>
          </table:table-cell>
          <table:table-cell office:value-type="float" office:value="5998.77020534864" calcext:value-type="float">
            <text:p>5998.77020534864</text:p>
          </table:table-cell>
          <table:table-cell office:value-type="float" office:value="7888" calcext:value-type="float">
            <text:p>7888</text:p>
          </table:table-cell>
          <table:table-cell office:value-type="float" office:value="7999.99999999825" calcext:value-type="float">
            <text:p>7999.99999999825</text:p>
          </table:table-cell>
          <table:table-cell office:value-type="float" office:value="8535" calcext:value-type="float">
            <text:p>853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3754" calcext:value-type="float">
            <text:p>3754</text:p>
          </table:table-cell>
          <table:table-cell office:value-type="float" office:value="5998.78851090878" calcext:value-type="float">
            <text:p>5998.78851090878</text:p>
          </table:table-cell>
          <table:table-cell office:value-type="float" office:value="7907" calcext:value-type="float">
            <text:p>7907</text:p>
          </table:table-cell>
          <table:table-cell office:value-type="float" office:value="7999.99999999832" calcext:value-type="float">
            <text:p>7999.99999999832</text:p>
          </table:table-cell>
          <table:table-cell office:value-type="float" office:value="8557" calcext:value-type="float">
            <text:p>855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3759" calcext:value-type="float">
            <text:p>3759</text:p>
          </table:table-cell>
          <table:table-cell office:value-type="float" office:value="5998.80654404386" calcext:value-type="float">
            <text:p>5998.80654404386</text:p>
          </table:table-cell>
          <table:table-cell office:value-type="float" office:value="7917" calcext:value-type="float">
            <text:p>7917</text:p>
          </table:table-cell>
          <table:table-cell office:value-type="float" office:value="7999.99999999838" calcext:value-type="float">
            <text:p>7999.99999999838</text:p>
          </table:table-cell>
          <table:table-cell office:value-type="float" office:value="8537" calcext:value-type="float">
            <text:p>853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3777" calcext:value-type="float">
            <text:p>3777</text:p>
          </table:table-cell>
          <table:table-cell office:value-type="float" office:value="5998.82430880656" calcext:value-type="float">
            <text:p>5998.82430880656</text:p>
          </table:table-cell>
          <table:table-cell office:value-type="float" office:value="7920" calcext:value-type="float">
            <text:p>7920</text:p>
          </table:table-cell>
          <table:table-cell office:value-type="float" office:value="7999.99999999845" calcext:value-type="float">
            <text:p>7999.99999999845</text:p>
          </table:table-cell>
          <table:table-cell office:value-type="float" office:value="8542" calcext:value-type="float">
            <text:p>854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3785" calcext:value-type="float">
            <text:p>3785</text:p>
          </table:table-cell>
          <table:table-cell office:value-type="float" office:value="5998.84180918927" calcext:value-type="float">
            <text:p>5998.84180918927</text:p>
          </table:table-cell>
          <table:table-cell office:value-type="float" office:value="7932" calcext:value-type="float">
            <text:p>7932</text:p>
          </table:table-cell>
          <table:table-cell office:value-type="float" office:value="7999.99999999851" calcext:value-type="float">
            <text:p>7999.99999999851</text:p>
          </table:table-cell>
          <table:table-cell office:value-type="float" office:value="8558" calcext:value-type="float">
            <text:p>855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3796" calcext:value-type="float">
            <text:p>3796</text:p>
          </table:table-cell>
          <table:table-cell office:value-type="float" office:value="5998.85904912507" calcext:value-type="float">
            <text:p>5998.85904912507</text:p>
          </table:table-cell>
          <table:table-cell office:value-type="float" office:value="7925" calcext:value-type="float">
            <text:p>7925</text:p>
          </table:table-cell>
          <table:table-cell office:value-type="float" office:value="7999.99999999857" calcext:value-type="float">
            <text:p>7999.99999999857</text:p>
          </table:table-cell>
          <table:table-cell office:value-type="float" office:value="8557" calcext:value-type="float">
            <text:p>855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3800" calcext:value-type="float">
            <text:p>3800</text:p>
          </table:table-cell>
          <table:table-cell office:value-type="float" office:value="5998.87603248855" calcext:value-type="float">
            <text:p>5998.87603248855</text:p>
          </table:table-cell>
          <table:table-cell office:value-type="float" office:value="7929" calcext:value-type="float">
            <text:p>7929</text:p>
          </table:table-cell>
          <table:table-cell office:value-type="float" office:value="7999.99999999862" calcext:value-type="float">
            <text:p>7999.99999999862</text:p>
          </table:table-cell>
          <table:table-cell office:value-type="float" office:value="8557" calcext:value-type="float">
            <text:p>855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3790" calcext:value-type="float">
            <text:p>3790</text:p>
          </table:table-cell>
          <table:table-cell office:value-type="float" office:value="5998.89276309672" calcext:value-type="float">
            <text:p>5998.89276309672</text:p>
          </table:table-cell>
          <table:table-cell office:value-type="float" office:value="7932" calcext:value-type="float">
            <text:p>7932</text:p>
          </table:table-cell>
          <table:table-cell office:value-type="float" office:value="7999.99999999868" calcext:value-type="float">
            <text:p>7999.99999999868</text:p>
          </table:table-cell>
          <table:table-cell office:value-type="float" office:value="8554" calcext:value-type="float">
            <text:p>855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3796" calcext:value-type="float">
            <text:p>3796</text:p>
          </table:table-cell>
          <table:table-cell office:value-type="float" office:value="5998.90924470983" calcext:value-type="float">
            <text:p>5998.90924470983</text:p>
          </table:table-cell>
          <table:table-cell office:value-type="float" office:value="7915" calcext:value-type="float">
            <text:p>7915</text:p>
          </table:table-cell>
          <table:table-cell office:value-type="float" office:value="7999.99999999873" calcext:value-type="float">
            <text:p>7999.99999999873</text:p>
          </table:table-cell>
          <table:table-cell office:value-type="float" office:value="8571" calcext:value-type="float">
            <text:p>857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3812" calcext:value-type="float">
            <text:p>3812</text:p>
          </table:table-cell>
          <table:table-cell office:value-type="float" office:value="5998.92548103224" calcext:value-type="float">
            <text:p>5998.92548103224</text:p>
          </table:table-cell>
          <table:table-cell office:value-type="float" office:value="7929" calcext:value-type="float">
            <text:p>7929</text:p>
          </table:table-cell>
          <table:table-cell office:value-type="float" office:value="7999.99999999878" calcext:value-type="float">
            <text:p>7999.99999999878</text:p>
          </table:table-cell>
          <table:table-cell office:value-type="float" office:value="8574" calcext:value-type="float">
            <text:p>857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3805" calcext:value-type="float">
            <text:p>3805</text:p>
          </table:table-cell>
          <table:table-cell office:value-type="float" office:value="5998.94147571324" calcext:value-type="float">
            <text:p>5998.94147571324</text:p>
          </table:table-cell>
          <table:table-cell office:value-type="float" office:value="7943" calcext:value-type="float">
            <text:p>7943</text:p>
          </table:table-cell>
          <table:table-cell office:value-type="float" office:value="7999.99999999883" calcext:value-type="float">
            <text:p>7999.99999999883</text:p>
          </table:table-cell>
          <table:table-cell office:value-type="float" office:value="8579" calcext:value-type="float">
            <text:p>857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3804" calcext:value-type="float">
            <text:p>3804</text:p>
          </table:table-cell>
          <table:table-cell office:value-type="float" office:value="5998.95723234786" calcext:value-type="float">
            <text:p>5998.95723234786</text:p>
          </table:table-cell>
          <table:table-cell office:value-type="float" office:value="7932" calcext:value-type="float">
            <text:p>7932</text:p>
          </table:table-cell>
          <table:table-cell office:value-type="float" office:value="7999.99999999887" calcext:value-type="float">
            <text:p>7999.99999999887</text:p>
          </table:table-cell>
          <table:table-cell office:value-type="float" office:value="8596" calcext:value-type="float">
            <text:p>85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802" calcext:value-type="float">
            <text:p>3802</text:p>
          </table:table-cell>
          <table:table-cell office:value-type="float" office:value="5998.97275447768" calcext:value-type="float">
            <text:p>5998.97275447768</text:p>
          </table:table-cell>
          <table:table-cell office:value-type="float" office:value="7928" calcext:value-type="float">
            <text:p>7928</text:p>
          </table:table-cell>
          <table:table-cell office:value-type="float" office:value="7999.99999999892" calcext:value-type="float">
            <text:p>7999.99999999892</text:p>
          </table:table-cell>
          <table:table-cell office:value-type="float" office:value="8608" calcext:value-type="float">
            <text:p>860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3790" calcext:value-type="float">
            <text:p>3790</text:p>
          </table:table-cell>
          <table:table-cell office:value-type="float" office:value="5998.98804559164" calcext:value-type="float">
            <text:p>5998.98804559164</text:p>
          </table:table-cell>
          <table:table-cell office:value-type="float" office:value="7925" calcext:value-type="float">
            <text:p>7925</text:p>
          </table:table-cell>
          <table:table-cell office:value-type="float" office:value="7999.99999999896" calcext:value-type="float">
            <text:p>7999.99999999896</text:p>
          </table:table-cell>
          <table:table-cell office:value-type="float" office:value="8620" calcext:value-type="float">
            <text:p>862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3787" calcext:value-type="float">
            <text:p>3787</text:p>
          </table:table-cell>
          <table:table-cell office:value-type="float" office:value="5999.00310912679" calcext:value-type="float">
            <text:p>5999.00310912679</text:p>
          </table:table-cell>
          <table:table-cell office:value-type="float" office:value="7893" calcext:value-type="float">
            <text:p>7893</text:p>
          </table:table-cell>
          <table:table-cell office:value-type="float" office:value="7999.999999999" calcext:value-type="float">
            <text:p>7999.999999999</text:p>
          </table:table-cell>
          <table:table-cell office:value-type="float" office:value="8629" calcext:value-type="float">
            <text:p>862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3791" calcext:value-type="float">
            <text:p>3791</text:p>
          </table:table-cell>
          <table:table-cell office:value-type="float" office:value="5999.01794846909" calcext:value-type="float">
            <text:p>5999.01794846909</text:p>
          </table:table-cell>
          <table:table-cell office:value-type="float" office:value="7889" calcext:value-type="float">
            <text:p>7889</text:p>
          </table:table-cell>
          <table:table-cell office:value-type="float" office:value="7999.99999999904" calcext:value-type="float">
            <text:p>7999.99999999904</text:p>
          </table:table-cell>
          <table:table-cell office:value-type="float" office:value="8621" calcext:value-type="float">
            <text:p>862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3815" calcext:value-type="float">
            <text:p>3815</text:p>
          </table:table-cell>
          <table:table-cell office:value-type="float" office:value="5999.03256695415" calcext:value-type="float">
            <text:p>5999.03256695415</text:p>
          </table:table-cell>
          <table:table-cell office:value-type="float" office:value="7910" calcext:value-type="float">
            <text:p>7910</text:p>
          </table:table-cell>
          <table:table-cell office:value-type="float" office:value="7999.99999999908" calcext:value-type="float">
            <text:p>7999.99999999908</text:p>
          </table:table-cell>
          <table:table-cell office:value-type="float" office:value="8636" calcext:value-type="float">
            <text:p>863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3813" calcext:value-type="float">
            <text:p>3813</text:p>
          </table:table-cell>
          <table:table-cell office:value-type="float" office:value="5999.04696786798" calcext:value-type="float">
            <text:p>5999.04696786798</text:p>
          </table:table-cell>
          <table:table-cell office:value-type="float" office:value="7912" calcext:value-type="float">
            <text:p>7912</text:p>
          </table:table-cell>
          <table:table-cell office:value-type="float" office:value="7999.99999999911" calcext:value-type="float">
            <text:p>7999.99999999911</text:p>
          </table:table-cell>
          <table:table-cell office:value-type="float" office:value="8632" calcext:value-type="float">
            <text:p>863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3810" calcext:value-type="float">
            <text:p>3810</text:p>
          </table:table-cell>
          <table:table-cell office:value-type="float" office:value="5999.06115444774" calcext:value-type="float">
            <text:p>5999.06115444774</text:p>
          </table:table-cell>
          <table:table-cell office:value-type="float" office:value="7920" calcext:value-type="float">
            <text:p>7920</text:p>
          </table:table-cell>
          <table:table-cell office:value-type="float" office:value="7999.99999999915" calcext:value-type="float">
            <text:p>7999.99999999915</text:p>
          </table:table-cell>
          <table:table-cell office:value-type="float" office:value="8613" calcext:value-type="float">
            <text:p>861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3805" calcext:value-type="float">
            <text:p>3805</text:p>
          </table:table-cell>
          <table:table-cell office:value-type="float" office:value="5999.07512988245" calcext:value-type="float">
            <text:p>5999.07512988245</text:p>
          </table:table-cell>
          <table:table-cell office:value-type="float" office:value="7922" calcext:value-type="float">
            <text:p>7922</text:p>
          </table:table-cell>
          <table:table-cell office:value-type="float" office:value="7999.99999999918" calcext:value-type="float">
            <text:p>7999.99999999918</text:p>
          </table:table-cell>
          <table:table-cell office:value-type="float" office:value="8636" calcext:value-type="float">
            <text:p>863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3823" calcext:value-type="float">
            <text:p>3823</text:p>
          </table:table-cell>
          <table:table-cell office:value-type="float" office:value="5999.08889731371" calcext:value-type="float">
            <text:p>5999.08889731371</text:p>
          </table:table-cell>
          <table:table-cell office:value-type="float" office:value="7911" calcext:value-type="float">
            <text:p>7911</text:p>
          </table:table-cell>
          <table:table-cell office:value-type="float" office:value="7999.99999999921" calcext:value-type="float">
            <text:p>7999.99999999921</text:p>
          </table:table-cell>
          <table:table-cell office:value-type="float" office:value="8645" calcext:value-type="float">
            <text:p>864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3829" calcext:value-type="float">
            <text:p>3829</text:p>
          </table:table-cell>
          <table:table-cell office:value-type="float" office:value="5999.10245983641" calcext:value-type="float">
            <text:p>5999.10245983641</text:p>
          </table:table-cell>
          <table:table-cell office:value-type="float" office:value="7901" calcext:value-type="float">
            <text:p>7901</text:p>
          </table:table-cell>
          <table:table-cell office:value-type="float" office:value="7999.99999999924" calcext:value-type="float">
            <text:p>7999.99999999924</text:p>
          </table:table-cell>
          <table:table-cell office:value-type="float" office:value="8650" calcext:value-type="float">
            <text:p>865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829" calcext:value-type="float">
            <text:p>3829</text:p>
          </table:table-cell>
          <table:table-cell office:value-type="float" office:value="5999.11582049941" calcext:value-type="float">
            <text:p>5999.11582049941</text:p>
          </table:table-cell>
          <table:table-cell office:value-type="float" office:value="7920" calcext:value-type="float">
            <text:p>7920</text:p>
          </table:table-cell>
          <table:table-cell office:value-type="float" office:value="7999.99999999927" calcext:value-type="float">
            <text:p>7999.99999999927</text:p>
          </table:table-cell>
          <table:table-cell office:value-type="float" office:value="8647" calcext:value-type="float">
            <text:p>864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3837" calcext:value-type="float">
            <text:p>3837</text:p>
          </table:table-cell>
          <table:table-cell office:value-type="float" office:value="5999.12898230625" calcext:value-type="float">
            <text:p>5999.12898230625</text:p>
          </table:table-cell>
          <table:table-cell office:value-type="float" office:value="7926" calcext:value-type="float">
            <text:p>7926</text:p>
          </table:table-cell>
          <table:table-cell office:value-type="float" office:value="7999.9999999993" calcext:value-type="float">
            <text:p>7999.9999999993</text:p>
          </table:table-cell>
          <table:table-cell office:value-type="float" office:value="8641" calcext:value-type="float">
            <text:p>864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3831" calcext:value-type="float">
            <text:p>3831</text:p>
          </table:table-cell>
          <table:table-cell office:value-type="float" office:value="5999.14194821578" calcext:value-type="float">
            <text:p>5999.14194821578</text:p>
          </table:table-cell>
          <table:table-cell office:value-type="float" office:value="7923" calcext:value-type="float">
            <text:p>7923</text:p>
          </table:table-cell>
          <table:table-cell office:value-type="float" office:value="7999.99999999933" calcext:value-type="float">
            <text:p>7999.99999999933</text:p>
          </table:table-cell>
          <table:table-cell office:value-type="float" office:value="8644" calcext:value-type="float">
            <text:p>864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3840" calcext:value-type="float">
            <text:p>3840</text:p>
          </table:table-cell>
          <table:table-cell office:value-type="float" office:value="5999.15472114286" calcext:value-type="float">
            <text:p>5999.15472114286</text:p>
          </table:table-cell>
          <table:table-cell office:value-type="float" office:value="7914" calcext:value-type="float">
            <text:p>7914</text:p>
          </table:table-cell>
          <table:table-cell office:value-type="float" office:value="7999.99999999936" calcext:value-type="float">
            <text:p>7999.99999999936</text:p>
          </table:table-cell>
          <table:table-cell office:value-type="float" office:value="8649" calcext:value-type="float">
            <text:p>864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3846" calcext:value-type="float">
            <text:p>3846</text:p>
          </table:table-cell>
          <table:table-cell office:value-type="float" office:value="5999.16730395902" calcext:value-type="float">
            <text:p>5999.16730395902</text:p>
          </table:table-cell>
          <table:table-cell office:value-type="float" office:value="7908" calcext:value-type="float">
            <text:p>7908</text:p>
          </table:table-cell>
          <table:table-cell office:value-type="float" office:value="7999.99999999938" calcext:value-type="float">
            <text:p>7999.99999999938</text:p>
          </table:table-cell>
          <table:table-cell office:value-type="float" office:value="8675" calcext:value-type="float">
            <text:p>867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3839" calcext:value-type="float">
            <text:p>3839</text:p>
          </table:table-cell>
          <table:table-cell office:value-type="float" office:value="5999.17969949306" calcext:value-type="float">
            <text:p>5999.17969949306</text:p>
          </table:table-cell>
          <table:table-cell office:value-type="float" office:value="7909" calcext:value-type="float">
            <text:p>7909</text:p>
          </table:table-cell>
          <table:table-cell office:value-type="float" office:value="7999.99999999941" calcext:value-type="float">
            <text:p>7999.99999999941</text:p>
          </table:table-cell>
          <table:table-cell office:value-type="float" office:value="8676" calcext:value-type="float">
            <text:p>867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3848" calcext:value-type="float">
            <text:p>3848</text:p>
          </table:table-cell>
          <table:table-cell office:value-type="float" office:value="5999.19191053173" calcext:value-type="float">
            <text:p>5999.19191053173</text:p>
          </table:table-cell>
          <table:table-cell office:value-type="float" office:value="7921" calcext:value-type="float">
            <text:p>7921</text:p>
          </table:table-cell>
          <table:table-cell office:value-type="float" office:value="7999.99999999943" calcext:value-type="float">
            <text:p>7999.99999999943</text:p>
          </table:table-cell>
          <table:table-cell office:value-type="float" office:value="8695" calcext:value-type="float">
            <text:p>869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3864" calcext:value-type="float">
            <text:p>3864</text:p>
          </table:table-cell>
          <table:table-cell office:value-type="float" office:value="5999.20393982032" calcext:value-type="float">
            <text:p>5999.20393982032</text:p>
          </table:table-cell>
          <table:table-cell office:value-type="float" office:value="7928" calcext:value-type="float">
            <text:p>7928</text:p>
          </table:table-cell>
          <table:table-cell office:value-type="float" office:value="7999.99999999945" calcext:value-type="float">
            <text:p>7999.99999999945</text:p>
          </table:table-cell>
          <table:table-cell office:value-type="float" office:value="8681" calcext:value-type="float">
            <text:p>86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3871" calcext:value-type="float">
            <text:p>3871</text:p>
          </table:table-cell>
          <table:table-cell office:value-type="float" office:value="5999.21579006331" calcext:value-type="float">
            <text:p>5999.21579006331</text:p>
          </table:table-cell>
          <table:table-cell office:value-type="float" office:value="7937" calcext:value-type="float">
            <text:p>7937</text:p>
          </table:table-cell>
          <table:table-cell office:value-type="float" office:value="7999.99999999947" calcext:value-type="float">
            <text:p>7999.99999999947</text:p>
          </table:table-cell>
          <table:table-cell office:value-type="float" office:value="8659" calcext:value-type="float">
            <text:p>865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3880" calcext:value-type="float">
            <text:p>3880</text:p>
          </table:table-cell>
          <table:table-cell office:value-type="float" office:value="5999.22746392493" calcext:value-type="float">
            <text:p>5999.22746392493</text:p>
          </table:table-cell>
          <table:table-cell office:value-type="float" office:value="7941" calcext:value-type="float">
            <text:p>7941</text:p>
          </table:table-cell>
          <table:table-cell office:value-type="float" office:value="7999.99999999949" calcext:value-type="float">
            <text:p>7999.99999999949</text:p>
          </table:table-cell>
          <table:table-cell office:value-type="float" office:value="8635" calcext:value-type="float">
            <text:p>863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3884" calcext:value-type="float">
            <text:p>3884</text:p>
          </table:table-cell>
          <table:table-cell office:value-type="float" office:value="5999.23896402983" calcext:value-type="float">
            <text:p>5999.23896402983</text:p>
          </table:table-cell>
          <table:table-cell office:value-type="float" office:value="7922" calcext:value-type="float">
            <text:p>7922</text:p>
          </table:table-cell>
          <table:table-cell office:value-type="float" office:value="7999.99999999951" calcext:value-type="float">
            <text:p>7999.99999999951</text:p>
          </table:table-cell>
          <table:table-cell office:value-type="float" office:value="8627" calcext:value-type="float">
            <text:p>862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3879" calcext:value-type="float">
            <text:p>3879</text:p>
          </table:table-cell>
          <table:table-cell office:value-type="float" office:value="5999.25029296358" calcext:value-type="float">
            <text:p>5999.25029296358</text:p>
          </table:table-cell>
          <table:table-cell office:value-type="float" office:value="7922" calcext:value-type="float">
            <text:p>7922</text:p>
          </table:table-cell>
          <table:table-cell office:value-type="float" office:value="7999.99999999953" calcext:value-type="float">
            <text:p>7999.99999999953</text:p>
          </table:table-cell>
          <table:table-cell office:value-type="float" office:value="8625" calcext:value-type="float">
            <text:p>862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3873" calcext:value-type="float">
            <text:p>3873</text:p>
          </table:table-cell>
          <table:table-cell office:value-type="float" office:value="5999.26145327331" calcext:value-type="float">
            <text:p>5999.26145327331</text:p>
          </table:table-cell>
          <table:table-cell office:value-type="float" office:value="7931" calcext:value-type="float">
            <text:p>7931</text:p>
          </table:table-cell>
          <table:table-cell office:value-type="float" office:value="7999.99999999955" calcext:value-type="float">
            <text:p>7999.99999999955</text:p>
          </table:table-cell>
          <table:table-cell office:value-type="float" office:value="8650" calcext:value-type="float">
            <text:p>865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3896" calcext:value-type="float">
            <text:p>3896</text:p>
          </table:table-cell>
          <table:table-cell office:value-type="float" office:value="5999.27244746828" calcext:value-type="float">
            <text:p>5999.27244746828</text:p>
          </table:table-cell>
          <table:table-cell office:value-type="float" office:value="7941" calcext:value-type="float">
            <text:p>7941</text:p>
          </table:table-cell>
          <table:table-cell office:value-type="float" office:value="7999.99999999957" calcext:value-type="float">
            <text:p>7999.99999999957</text:p>
          </table:table-cell>
          <table:table-cell office:value-type="float" office:value="8642" calcext:value-type="float">
            <text:p>864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3906" calcext:value-type="float">
            <text:p>3906</text:p>
          </table:table-cell>
          <table:table-cell office:value-type="float" office:value="5999.28327802041" calcext:value-type="float">
            <text:p>5999.28327802041</text:p>
          </table:table-cell>
          <table:table-cell office:value-type="float" office:value="7929" calcext:value-type="float">
            <text:p>7929</text:p>
          </table:table-cell>
          <table:table-cell office:value-type="float" office:value="7999.99999999958" calcext:value-type="float">
            <text:p>7999.99999999958</text:p>
          </table:table-cell>
          <table:table-cell office:value-type="float" office:value="8637" calcext:value-type="float">
            <text:p>863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3916" calcext:value-type="float">
            <text:p>3916</text:p>
          </table:table-cell>
          <table:table-cell office:value-type="float" office:value="5999.29394736486" calcext:value-type="float">
            <text:p>5999.29394736486</text:p>
          </table:table-cell>
          <table:table-cell office:value-type="float" office:value="7942" calcext:value-type="float">
            <text:p>7942</text:p>
          </table:table-cell>
          <table:table-cell office:value-type="float" office:value="7999.9999999996" calcext:value-type="float">
            <text:p>7999.9999999996</text:p>
          </table:table-cell>
          <table:table-cell office:value-type="float" office:value="8655" calcext:value-type="float">
            <text:p>865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3926" calcext:value-type="float">
            <text:p>3926</text:p>
          </table:table-cell>
          <table:table-cell office:value-type="float" office:value="5999.30445790058" calcext:value-type="float">
            <text:p>5999.30445790058</text:p>
          </table:table-cell>
          <table:table-cell office:value-type="float" office:value="7957" calcext:value-type="float">
            <text:p>7957</text:p>
          </table:table-cell>
          <table:table-cell office:value-type="float" office:value="7999.99999999962" calcext:value-type="float">
            <text:p>7999.99999999962</text:p>
          </table:table-cell>
          <table:table-cell office:value-type="float" office:value="8667" calcext:value-type="float">
            <text:p>866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3931" calcext:value-type="float">
            <text:p>3931</text:p>
          </table:table-cell>
          <table:table-cell office:value-type="float" office:value="5999.31481199081" calcext:value-type="float">
            <text:p>5999.31481199081</text:p>
          </table:table-cell>
          <table:table-cell office:value-type="float" office:value="7962" calcext:value-type="float">
            <text:p>7962</text:p>
          </table:table-cell>
          <table:table-cell office:value-type="float" office:value="7999.99999999963" calcext:value-type="float">
            <text:p>7999.99999999963</text:p>
          </table:table-cell>
          <table:table-cell office:value-type="float" office:value="8658" calcext:value-type="float">
            <text:p>865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3926" calcext:value-type="float">
            <text:p>3926</text:p>
          </table:table-cell>
          <table:table-cell office:value-type="float" office:value="5999.32501196367" calcext:value-type="float">
            <text:p>5999.32501196367</text:p>
          </table:table-cell>
          <table:table-cell office:value-type="float" office:value="7968" calcext:value-type="float">
            <text:p>7968</text:p>
          </table:table-cell>
          <table:table-cell office:value-type="float" office:value="7999.99999999965" calcext:value-type="float">
            <text:p>7999.99999999965</text:p>
          </table:table-cell>
          <table:table-cell office:value-type="float" office:value="8649" calcext:value-type="float">
            <text:p>864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3930" calcext:value-type="float">
            <text:p>3930</text:p>
          </table:table-cell>
          <table:table-cell office:value-type="float" office:value="5999.33506011263" calcext:value-type="float">
            <text:p>5999.33506011263</text:p>
          </table:table-cell>
          <table:table-cell office:value-type="float" office:value="7967" calcext:value-type="float">
            <text:p>7967</text:p>
          </table:table-cell>
          <table:table-cell office:value-type="float" office:value="7999.99999999966" calcext:value-type="float">
            <text:p>7999.99999999966</text:p>
          </table:table-cell>
          <table:table-cell office:value-type="float" office:value="8638" calcext:value-type="float">
            <text:p>863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923" calcext:value-type="float">
            <text:p>3923</text:p>
          </table:table-cell>
          <table:table-cell office:value-type="float" office:value="5999.34495869705" calcext:value-type="float">
            <text:p>5999.34495869705</text:p>
          </table:table-cell>
          <table:table-cell office:value-type="float" office:value="7974" calcext:value-type="float">
            <text:p>7974</text:p>
          </table:table-cell>
          <table:table-cell office:value-type="float" office:value="7999.99999999967" calcext:value-type="float">
            <text:p>7999.99999999967</text:p>
          </table:table-cell>
          <table:table-cell office:value-type="float" office:value="8649" calcext:value-type="float">
            <text:p>864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3935" calcext:value-type="float">
            <text:p>3935</text:p>
          </table:table-cell>
          <table:table-cell office:value-type="float" office:value="5999.35470994269" calcext:value-type="float">
            <text:p>5999.35470994269</text:p>
          </table:table-cell>
          <table:table-cell office:value-type="float" office:value="7971" calcext:value-type="float">
            <text:p>7971</text:p>
          </table:table-cell>
          <table:table-cell office:value-type="float" office:value="7999.99999999969" calcext:value-type="float">
            <text:p>7999.99999999969</text:p>
          </table:table-cell>
          <table:table-cell office:value-type="float" office:value="8673" calcext:value-type="float">
            <text:p>867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3943" calcext:value-type="float">
            <text:p>3943</text:p>
          </table:table-cell>
          <table:table-cell office:value-type="float" office:value="5999.36431604218" calcext:value-type="float">
            <text:p>5999.36431604218</text:p>
          </table:table-cell>
          <table:table-cell office:value-type="float" office:value="7979" calcext:value-type="float">
            <text:p>7979</text:p>
          </table:table-cell>
          <table:table-cell office:value-type="float" office:value="7999.9999999997" calcext:value-type="float">
            <text:p>7999.9999999997</text:p>
          </table:table-cell>
          <table:table-cell office:value-type="float" office:value="8668" calcext:value-type="float">
            <text:p>86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3956" calcext:value-type="float">
            <text:p>3956</text:p>
          </table:table-cell>
          <table:table-cell office:value-type="float" office:value="5999.37377915557" calcext:value-type="float">
            <text:p>5999.37377915557</text:p>
          </table:table-cell>
          <table:table-cell office:value-type="float" office:value="7979" calcext:value-type="float">
            <text:p>7979</text:p>
          </table:table-cell>
          <table:table-cell office:value-type="float" office:value="7999.99999999971" calcext:value-type="float">
            <text:p>7999.99999999971</text:p>
          </table:table-cell>
          <table:table-cell office:value-type="float" office:value="8651" calcext:value-type="float">
            <text:p>865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3962" calcext:value-type="float">
            <text:p>3962</text:p>
          </table:table-cell>
          <table:table-cell office:value-type="float" office:value="5999.38310141075" calcext:value-type="float">
            <text:p>5999.38310141075</text:p>
          </table:table-cell>
          <table:table-cell office:value-type="float" office:value="7981" calcext:value-type="float">
            <text:p>7981</text:p>
          </table:table-cell>
          <table:table-cell office:value-type="float" office:value="7999.99999999972" calcext:value-type="float">
            <text:p>7999.99999999972</text:p>
          </table:table-cell>
          <table:table-cell office:value-type="float" office:value="8660" calcext:value-type="float">
            <text:p>866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3964" calcext:value-type="float">
            <text:p>3964</text:p>
          </table:table-cell>
          <table:table-cell office:value-type="float" office:value="5999.39228490395" calcext:value-type="float">
            <text:p>5999.39228490395</text:p>
          </table:table-cell>
          <table:table-cell office:value-type="float" office:value="7986" calcext:value-type="float">
            <text:p>7986</text:p>
          </table:table-cell>
          <table:table-cell office:value-type="float" office:value="7999.99999999973" calcext:value-type="float">
            <text:p>7999.99999999973</text:p>
          </table:table-cell>
          <table:table-cell office:value-type="float" office:value="8652" calcext:value-type="float">
            <text:p>865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3965" calcext:value-type="float">
            <text:p>3965</text:p>
          </table:table-cell>
          <table:table-cell office:value-type="float" office:value="5999.40133170024" calcext:value-type="float">
            <text:p>5999.40133170024</text:p>
          </table:table-cell>
          <table:table-cell office:value-type="float" office:value="8003" calcext:value-type="float">
            <text:p>8003</text:p>
          </table:table-cell>
          <table:table-cell office:value-type="float" office:value="7999.99999999974" calcext:value-type="float">
            <text:p>7999.99999999974</text:p>
          </table:table-cell>
          <table:table-cell office:value-type="float" office:value="8664" calcext:value-type="float">
            <text:p>866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3976" calcext:value-type="float">
            <text:p>3976</text:p>
          </table:table-cell>
          <table:table-cell office:value-type="float" office:value="5999.41024383396" calcext:value-type="float">
            <text:p>5999.41024383396</text:p>
          </table:table-cell>
          <table:table-cell office:value-type="float" office:value="8016" calcext:value-type="float">
            <text:p>8016</text:p>
          </table:table-cell>
          <table:table-cell office:value-type="float" office:value="7999.99999999975" calcext:value-type="float">
            <text:p>7999.99999999975</text:p>
          </table:table-cell>
          <table:table-cell office:value-type="float" office:value="8668" calcext:value-type="float">
            <text:p>86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3983" calcext:value-type="float">
            <text:p>3983</text:p>
          </table:table-cell>
          <table:table-cell office:value-type="float" office:value="5999.41902330919" calcext:value-type="float">
            <text:p>5999.41902330919</text:p>
          </table:table-cell>
          <table:table-cell office:value-type="float" office:value="7991" calcext:value-type="float">
            <text:p>7991</text:p>
          </table:table-cell>
          <table:table-cell office:value-type="float" office:value="7999.99999999976" calcext:value-type="float">
            <text:p>7999.99999999976</text:p>
          </table:table-cell>
          <table:table-cell office:value-type="float" office:value="8689" calcext:value-type="float">
            <text:p>868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3993" calcext:value-type="float">
            <text:p>3993</text:p>
          </table:table-cell>
          <table:table-cell office:value-type="float" office:value="5999.42767210018" calcext:value-type="float">
            <text:p>5999.42767210018</text:p>
          </table:table-cell>
          <table:table-cell office:value-type="float" office:value="8003" calcext:value-type="float">
            <text:p>8003</text:p>
          </table:table-cell>
          <table:table-cell office:value-type="float" office:value="7999.99999999977" calcext:value-type="float">
            <text:p>7999.99999999977</text:p>
          </table:table-cell>
          <table:table-cell office:value-type="float" office:value="8662" calcext:value-type="float">
            <text:p>866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4009" calcext:value-type="float">
            <text:p>4009</text:p>
          </table:table-cell>
          <table:table-cell office:value-type="float" office:value="5999.43619215183" calcext:value-type="float">
            <text:p>5999.43619215183</text:p>
          </table:table-cell>
          <table:table-cell office:value-type="float" office:value="8003" calcext:value-type="float">
            <text:p>8003</text:p>
          </table:table-cell>
          <table:table-cell office:value-type="float" office:value="7999.99999999978" calcext:value-type="float">
            <text:p>7999.99999999978</text:p>
          </table:table-cell>
          <table:table-cell office:value-type="float" office:value="8672" calcext:value-type="float">
            <text:p>867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4001" calcext:value-type="float">
            <text:p>4001</text:p>
          </table:table-cell>
          <table:table-cell office:value-type="float" office:value="5999.4445853801" calcext:value-type="float">
            <text:p>5999.4445853801</text:p>
          </table:table-cell>
          <table:table-cell office:value-type="float" office:value="8016" calcext:value-type="float">
            <text:p>8016</text:p>
          </table:table-cell>
          <table:table-cell office:value-type="float" office:value="7999.99999999979" calcext:value-type="float">
            <text:p>7999.99999999979</text:p>
          </table:table-cell>
          <table:table-cell office:value-type="float" office:value="8688" calcext:value-type="float">
            <text:p>868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4002" calcext:value-type="float">
            <text:p>4002</text:p>
          </table:table-cell>
          <table:table-cell office:value-type="float" office:value="5999.45285367245" calcext:value-type="float">
            <text:p>5999.45285367245</text:p>
          </table:table-cell>
          <table:table-cell office:value-type="float" office:value="8016" calcext:value-type="float">
            <text:p>8016</text:p>
          </table:table-cell>
          <table:table-cell office:value-type="float" office:value="7999.9999999998" calcext:value-type="float">
            <text:p>7999.9999999998</text:p>
          </table:table-cell>
          <table:table-cell office:value-type="float" office:value="8707" calcext:value-type="float">
            <text:p>870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4009" calcext:value-type="float">
            <text:p>4009</text:p>
          </table:table-cell>
          <table:table-cell office:value-type="float" office:value="5999.46099888824" calcext:value-type="float">
            <text:p>5999.46099888824</text:p>
          </table:table-cell>
          <table:table-cell office:value-type="float" office:value="8015" calcext:value-type="float">
            <text:p>8015</text:p>
          </table:table-cell>
          <table:table-cell office:value-type="float" office:value="7999.99999999981" calcext:value-type="float">
            <text:p>7999.99999999981</text:p>
          </table:table-cell>
          <table:table-cell office:value-type="float" office:value="8685" calcext:value-type="float">
            <text:p>868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4001" calcext:value-type="float">
            <text:p>4001</text:p>
          </table:table-cell>
          <table:table-cell office:value-type="float" office:value="5999.46902285919" calcext:value-type="float">
            <text:p>5999.46902285919</text:p>
          </table:table-cell>
          <table:table-cell office:value-type="float" office:value="8020" calcext:value-type="float">
            <text:p>8020</text:p>
          </table:table-cell>
          <table:table-cell office:value-type="float" office:value="7999.99999999981" calcext:value-type="float">
            <text:p>7999.99999999981</text:p>
          </table:table-cell>
          <table:table-cell office:value-type="float" office:value="8681" calcext:value-type="float">
            <text:p>86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4007" calcext:value-type="float">
            <text:p>4007</text:p>
          </table:table-cell>
          <table:table-cell office:value-type="float" office:value="5999.47692738977" calcext:value-type="float">
            <text:p>5999.47692738977</text:p>
          </table:table-cell>
          <table:table-cell office:value-type="float" office:value="8030" calcext:value-type="float">
            <text:p>8030</text:p>
          </table:table-cell>
          <table:table-cell office:value-type="float" office:value="7999.99999999982" calcext:value-type="float">
            <text:p>7999.99999999982</text:p>
          </table:table-cell>
          <table:table-cell office:value-type="float" office:value="8712" calcext:value-type="float">
            <text:p>871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4015" calcext:value-type="float">
            <text:p>4015</text:p>
          </table:table-cell>
          <table:table-cell office:value-type="float" office:value="5999.48471425758" calcext:value-type="float">
            <text:p>5999.48471425758</text:p>
          </table:table-cell>
          <table:table-cell office:value-type="float" office:value="7994" calcext:value-type="float">
            <text:p>7994</text:p>
          </table:table-cell>
          <table:table-cell office:value-type="float" office:value="7999.99999999983" calcext:value-type="float">
            <text:p>7999.99999999983</text:p>
          </table:table-cell>
          <table:table-cell office:value-type="float" office:value="8692" calcext:value-type="float">
            <text:p>869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4023" calcext:value-type="float">
            <text:p>4023</text:p>
          </table:table-cell>
          <table:table-cell office:value-type="float" office:value="5999.4923852138" calcext:value-type="float">
            <text:p>5999.4923852138</text:p>
          </table:table-cell>
          <table:table-cell office:value-type="float" office:value="8005" calcext:value-type="float">
            <text:p>8005</text:p>
          </table:table-cell>
          <table:table-cell office:value-type="float" office:value="7999.99999999984" calcext:value-type="float">
            <text:p>7999.99999999984</text:p>
          </table:table-cell>
          <table:table-cell office:value-type="float" office:value="8684" calcext:value-type="float">
            <text:p>868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4023" calcext:value-type="float">
            <text:p>4023</text:p>
          </table:table-cell>
          <table:table-cell office:value-type="float" office:value="5999.49994198354" calcext:value-type="float">
            <text:p>5999.49994198354</text:p>
          </table:table-cell>
          <table:table-cell office:value-type="float" office:value="7992" calcext:value-type="float">
            <text:p>7992</text:p>
          </table:table-cell>
          <table:table-cell office:value-type="float" office:value="7999.99999999984" calcext:value-type="float">
            <text:p>7999.99999999984</text:p>
          </table:table-cell>
          <table:table-cell office:value-type="float" office:value="8681" calcext:value-type="float">
            <text:p>86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4047" calcext:value-type="float">
            <text:p>4047</text:p>
          </table:table-cell>
          <table:table-cell office:value-type="float" office:value="5999.50738626624" calcext:value-type="float">
            <text:p>5999.50738626624</text:p>
          </table:table-cell>
          <table:table-cell office:value-type="float" office:value="8002" calcext:value-type="float">
            <text:p>8002</text:p>
          </table:table-cell>
          <table:table-cell office:value-type="float" office:value="7999.99999999985" calcext:value-type="float">
            <text:p>7999.99999999985</text:p>
          </table:table-cell>
          <table:table-cell office:value-type="float" office:value="8671" calcext:value-type="float">
            <text:p>867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55" calcext:value-type="float">
            <text:p>4055</text:p>
          </table:table-cell>
          <table:table-cell office:value-type="float" office:value="5999.51471973608" calcext:value-type="float">
            <text:p>5999.51471973608</text:p>
          </table:table-cell>
          <table:table-cell office:value-type="float" office:value="8010" calcext:value-type="float">
            <text:p>8010</text:p>
          </table:table-cell>
          <table:table-cell office:value-type="float" office:value="7999.99999999985" calcext:value-type="float">
            <text:p>7999.99999999985</text:p>
          </table:table-cell>
          <table:table-cell office:value-type="float" office:value="8679" calcext:value-type="float">
            <text:p>867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4065" calcext:value-type="float">
            <text:p>4065</text:p>
          </table:table-cell>
          <table:table-cell office:value-type="float" office:value="5999.52194404231" calcext:value-type="float">
            <text:p>5999.52194404231</text:p>
          </table:table-cell>
          <table:table-cell office:value-type="float" office:value="8008" calcext:value-type="float">
            <text:p>8008</text:p>
          </table:table-cell>
          <table:table-cell office:value-type="float" office:value="7999.99999999986" calcext:value-type="float">
            <text:p>7999.99999999986</text:p>
          </table:table-cell>
          <table:table-cell office:value-type="float" office:value="8663" calcext:value-type="float">
            <text:p>866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4073" calcext:value-type="float">
            <text:p>4073</text:p>
          </table:table-cell>
          <table:table-cell office:value-type="float" office:value="5999.52906080965" calcext:value-type="float">
            <text:p>5999.52906080965</text:p>
          </table:table-cell>
          <table:table-cell office:value-type="float" office:value="8017" calcext:value-type="float">
            <text:p>8017</text:p>
          </table:table-cell>
          <table:table-cell office:value-type="float" office:value="7999.99999999986" calcext:value-type="float">
            <text:p>7999.99999999986</text:p>
          </table:table-cell>
          <table:table-cell office:value-type="float" office:value="8659" calcext:value-type="float">
            <text:p>865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4080" calcext:value-type="float">
            <text:p>4080</text:p>
          </table:table-cell>
          <table:table-cell office:value-type="float" office:value="5999.53607163863" calcext:value-type="float">
            <text:p>5999.53607163863</text:p>
          </table:table-cell>
          <table:table-cell office:value-type="float" office:value="8013" calcext:value-type="float">
            <text:p>8013</text:p>
          </table:table-cell>
          <table:table-cell office:value-type="float" office:value="7999.99999999987" calcext:value-type="float">
            <text:p>7999.99999999987</text:p>
          </table:table-cell>
          <table:table-cell office:value-type="float" office:value="8663" calcext:value-type="float">
            <text:p>866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4108" calcext:value-type="float">
            <text:p>4108</text:p>
          </table:table-cell>
          <table:table-cell office:value-type="float" office:value="5999.54297810598" calcext:value-type="float">
            <text:p>5999.54297810598</text:p>
          </table:table-cell>
          <table:table-cell office:value-type="float" office:value="8038" calcext:value-type="float">
            <text:p>8038</text:p>
          </table:table-cell>
          <table:table-cell office:value-type="float" office:value="7999.99999999988" calcext:value-type="float">
            <text:p>7999.99999999988</text:p>
          </table:table-cell>
          <table:table-cell office:value-type="float" office:value="8638" calcext:value-type="float">
            <text:p>863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4113" calcext:value-type="float">
            <text:p>4113</text:p>
          </table:table-cell>
          <table:table-cell office:value-type="float" office:value="5999.54978176498" calcext:value-type="float">
            <text:p>5999.54978176498</text:p>
          </table:table-cell>
          <table:table-cell office:value-type="float" office:value="8043" calcext:value-type="float">
            <text:p>8043</text:p>
          </table:table-cell>
          <table:table-cell office:value-type="float" office:value="7999.99999999988" calcext:value-type="float">
            <text:p>7999.99999999988</text:p>
          </table:table-cell>
          <table:table-cell office:value-type="float" office:value="8652" calcext:value-type="float">
            <text:p>865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4114" calcext:value-type="float">
            <text:p>4114</text:p>
          </table:table-cell>
          <table:table-cell office:value-type="float" office:value="5999.55648414579" calcext:value-type="float">
            <text:p>5999.55648414579</text:p>
          </table:table-cell>
          <table:table-cell office:value-type="float" office:value="8034" calcext:value-type="float">
            <text:p>8034</text:p>
          </table:table-cell>
          <table:table-cell office:value-type="float" office:value="7999.99999999988" calcext:value-type="float">
            <text:p>7999.99999999988</text:p>
          </table:table-cell>
          <table:table-cell office:value-type="float" office:value="8635" calcext:value-type="float">
            <text:p>863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4101" calcext:value-type="float">
            <text:p>4101</text:p>
          </table:table-cell>
          <table:table-cell office:value-type="float" office:value="5999.56308675578" calcext:value-type="float">
            <text:p>5999.56308675578</text:p>
          </table:table-cell>
          <table:table-cell office:value-type="float" office:value="8024" calcext:value-type="float">
            <text:p>8024</text:p>
          </table:table-cell>
          <table:table-cell office:value-type="float" office:value="7999.99999999989" calcext:value-type="float">
            <text:p>7999.99999999989</text:p>
          </table:table-cell>
          <table:table-cell office:value-type="float" office:value="8642" calcext:value-type="float">
            <text:p>864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4114" calcext:value-type="float">
            <text:p>4114</text:p>
          </table:table-cell>
          <table:table-cell office:value-type="float" office:value="5999.56959107993" calcext:value-type="float">
            <text:p>5999.56959107993</text:p>
          </table:table-cell>
          <table:table-cell office:value-type="float" office:value="7992" calcext:value-type="float">
            <text:p>7992</text:p>
          </table:table-cell>
          <table:table-cell office:value-type="float" office:value="7999.99999999989" calcext:value-type="float">
            <text:p>7999.99999999989</text:p>
          </table:table-cell>
          <table:table-cell office:value-type="float" office:value="8642" calcext:value-type="float">
            <text:p>864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4120" calcext:value-type="float">
            <text:p>4120</text:p>
          </table:table-cell>
          <table:table-cell office:value-type="float" office:value="5999.5759985811" calcext:value-type="float">
            <text:p>5999.5759985811</text:p>
          </table:table-cell>
          <table:table-cell office:value-type="float" office:value="7992" calcext:value-type="float">
            <text:p>7992</text:p>
          </table:table-cell>
          <table:table-cell office:value-type="float" office:value="7999.9999999999" calcext:value-type="float">
            <text:p>7999.9999999999</text:p>
          </table:table-cell>
          <table:table-cell office:value-type="float" office:value="8645" calcext:value-type="float">
            <text:p>864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4125" calcext:value-type="float">
            <text:p>4125</text:p>
          </table:table-cell>
          <table:table-cell office:value-type="float" office:value="5999.58231070038" calcext:value-type="float">
            <text:p>5999.58231070038</text:p>
          </table:table-cell>
          <table:table-cell office:value-type="float" office:value="7995" calcext:value-type="float">
            <text:p>7995</text:p>
          </table:table-cell>
          <table:table-cell office:value-type="float" office:value="7999.9999999999" calcext:value-type="float">
            <text:p>7999.9999999999</text:p>
          </table:table-cell>
          <table:table-cell office:value-type="float" office:value="8652" calcext:value-type="float">
            <text:p>865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4130" calcext:value-type="float">
            <text:p>4130</text:p>
          </table:table-cell>
          <table:table-cell office:value-type="float" office:value="5999.58852885744" calcext:value-type="float">
            <text:p>5999.58852885744</text:p>
          </table:table-cell>
          <table:table-cell office:value-type="float" office:value="7995" calcext:value-type="float">
            <text:p>7995</text:p>
          </table:table-cell>
          <table:table-cell office:value-type="float" office:value="7999.99999999991" calcext:value-type="float">
            <text:p>7999.99999999991</text:p>
          </table:table-cell>
          <table:table-cell office:value-type="float" office:value="8652" calcext:value-type="float">
            <text:p>865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4132" calcext:value-type="float">
            <text:p>4132</text:p>
          </table:table-cell>
          <table:table-cell office:value-type="float" office:value="5999.5946544508" calcext:value-type="float">
            <text:p>5999.5946544508</text:p>
          </table:table-cell>
          <table:table-cell office:value-type="float" office:value="7993" calcext:value-type="float">
            <text:p>7993</text:p>
          </table:table-cell>
          <table:table-cell office:value-type="float" office:value="7999.99999999991" calcext:value-type="float">
            <text:p>7999.99999999991</text:p>
          </table:table-cell>
          <table:table-cell office:value-type="float" office:value="8646" calcext:value-type="float">
            <text:p>864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4140" calcext:value-type="float">
            <text:p>4140</text:p>
          </table:table-cell>
          <table:table-cell office:value-type="float" office:value="5999.60068885819" calcext:value-type="float">
            <text:p>5999.60068885819</text:p>
          </table:table-cell>
          <table:table-cell office:value-type="float" office:value="7980" calcext:value-type="float">
            <text:p>7980</text:p>
          </table:table-cell>
          <table:table-cell office:value-type="float" office:value="7999.99999999991" calcext:value-type="float">
            <text:p>7999.99999999991</text:p>
          </table:table-cell>
          <table:table-cell office:value-type="float" office:value="8658" calcext:value-type="float">
            <text:p>865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4140" calcext:value-type="float">
            <text:p>4140</text:p>
          </table:table-cell>
          <table:table-cell office:value-type="float" office:value="5999.60663343683" calcext:value-type="float">
            <text:p>5999.60663343683</text:p>
          </table:table-cell>
          <table:table-cell office:value-type="float" office:value="7987" calcext:value-type="float">
            <text:p>7987</text:p>
          </table:table-cell>
          <table:table-cell office:value-type="float" office:value="7999.99999999992" calcext:value-type="float">
            <text:p>7999.99999999992</text:p>
          </table:table-cell>
          <table:table-cell office:value-type="float" office:value="8655" calcext:value-type="float">
            <text:p>865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4137" calcext:value-type="float">
            <text:p>4137</text:p>
          </table:table-cell>
          <table:table-cell office:value-type="float" office:value="5999.61248952374" calcext:value-type="float">
            <text:p>5999.61248952374</text:p>
          </table:table-cell>
          <table:table-cell office:value-type="float" office:value="8007" calcext:value-type="float">
            <text:p>8007</text:p>
          </table:table-cell>
          <table:table-cell office:value-type="float" office:value="7999.99999999992" calcext:value-type="float">
            <text:p>7999.99999999992</text:p>
          </table:table-cell>
          <table:table-cell office:value-type="float" office:value="8661" calcext:value-type="float">
            <text:p>86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4132" calcext:value-type="float">
            <text:p>4132</text:p>
          </table:table-cell>
          <table:table-cell office:value-type="float" office:value="5999.61825843605" calcext:value-type="float">
            <text:p>5999.61825843605</text:p>
          </table:table-cell>
          <table:table-cell office:value-type="float" office:value="7997" calcext:value-type="float">
            <text:p>7997</text:p>
          </table:table-cell>
          <table:table-cell office:value-type="float" office:value="7999.99999999992" calcext:value-type="float">
            <text:p>7999.99999999992</text:p>
          </table:table-cell>
          <table:table-cell office:value-type="float" office:value="8658" calcext:value-type="float">
            <text:p>865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4126" calcext:value-type="float">
            <text:p>4126</text:p>
          </table:table-cell>
          <table:table-cell office:value-type="float" office:value="5999.6239414713" calcext:value-type="float">
            <text:p>5999.6239414713</text:p>
          </table:table-cell>
          <table:table-cell office:value-type="float" office:value="7974" calcext:value-type="float">
            <text:p>7974</text:p>
          </table:table-cell>
          <table:table-cell office:value-type="float" office:value="7999.99999999993" calcext:value-type="float">
            <text:p>7999.99999999993</text:p>
          </table:table-cell>
          <table:table-cell office:value-type="float" office:value="8649" calcext:value-type="float">
            <text:p>864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4130" calcext:value-type="float">
            <text:p>4130</text:p>
          </table:table-cell>
          <table:table-cell office:value-type="float" office:value="5999.6295399077" calcext:value-type="float">
            <text:p>5999.6295399077</text:p>
          </table:table-cell>
          <table:table-cell office:value-type="float" office:value="7974" calcext:value-type="float">
            <text:p>7974</text:p>
          </table:table-cell>
          <table:table-cell office:value-type="float" office:value="7999.99999999993" calcext:value-type="float">
            <text:p>7999.99999999993</text:p>
          </table:table-cell>
          <table:table-cell office:value-type="float" office:value="8646" calcext:value-type="float">
            <text:p>864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4139" calcext:value-type="float">
            <text:p>4139</text:p>
          </table:table-cell>
          <table:table-cell office:value-type="float" office:value="5999.63505500446" calcext:value-type="float">
            <text:p>5999.63505500446</text:p>
          </table:table-cell>
          <table:table-cell office:value-type="float" office:value="7978" calcext:value-type="float">
            <text:p>7978</text:p>
          </table:table-cell>
          <table:table-cell office:value-type="float" office:value="7999.99999999993" calcext:value-type="float">
            <text:p>7999.99999999993</text:p>
          </table:table-cell>
          <table:table-cell office:value-type="float" office:value="8655" calcext:value-type="float">
            <text:p>865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146" calcext:value-type="float">
            <text:p>4146</text:p>
          </table:table-cell>
          <table:table-cell office:value-type="float" office:value="5999.64048800204" calcext:value-type="float">
            <text:p>5999.64048800204</text:p>
          </table:table-cell>
          <table:table-cell office:value-type="float" office:value="7968" calcext:value-type="float">
            <text:p>7968</text:p>
          </table:table-cell>
          <table:table-cell office:value-type="float" office:value="7999.99999999993" calcext:value-type="float">
            <text:p>7999.99999999993</text:p>
          </table:table-cell>
          <table:table-cell office:value-type="float" office:value="8653" calcext:value-type="float">
            <text:p>865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4165" calcext:value-type="float">
            <text:p>4165</text:p>
          </table:table-cell>
          <table:table-cell office:value-type="float" office:value="5999.64584012244" calcext:value-type="float">
            <text:p>5999.64584012244</text:p>
          </table:table-cell>
          <table:table-cell office:value-type="float" office:value="7978" calcext:value-type="float">
            <text:p>7978</text:p>
          </table:table-cell>
          <table:table-cell office:value-type="float" office:value="7999.99999999994" calcext:value-type="float">
            <text:p>7999.99999999994</text:p>
          </table:table-cell>
          <table:table-cell office:value-type="float" office:value="8645" calcext:value-type="float">
            <text:p>864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4163" calcext:value-type="float">
            <text:p>4163</text:p>
          </table:table-cell>
          <table:table-cell office:value-type="float" office:value="5999.65111256949" calcext:value-type="float">
            <text:p>5999.65111256949</text:p>
          </table:table-cell>
          <table:table-cell office:value-type="float" office:value="7977" calcext:value-type="float">
            <text:p>7977</text:p>
          </table:table-cell>
          <table:table-cell office:value-type="float" office:value="7999.99999999994" calcext:value-type="float">
            <text:p>7999.99999999994</text:p>
          </table:table-cell>
          <table:table-cell office:value-type="float" office:value="8646" calcext:value-type="float">
            <text:p>864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4169" calcext:value-type="float">
            <text:p>4169</text:p>
          </table:table-cell>
          <table:table-cell office:value-type="float" office:value="5999.65630652908" calcext:value-type="float">
            <text:p>5999.65630652908</text:p>
          </table:table-cell>
          <table:table-cell office:value-type="float" office:value="7992" calcext:value-type="float">
            <text:p>7992</text:p>
          </table:table-cell>
          <table:table-cell office:value-type="float" office:value="7999.99999999994" calcext:value-type="float">
            <text:p>7999.99999999994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4170" calcext:value-type="float">
            <text:p>4170</text:p>
          </table:table-cell>
          <table:table-cell office:value-type="float" office:value="5999.66142316949" calcext:value-type="float">
            <text:p>5999.66142316949</text:p>
          </table:table-cell>
          <table:table-cell office:value-type="float" office:value="7994" calcext:value-type="float">
            <text:p>7994</text:p>
          </table:table-cell>
          <table:table-cell office:value-type="float" office:value="7999.99999999994" calcext:value-type="float">
            <text:p>7999.99999999994</text:p>
          </table:table-cell>
          <table:table-cell office:value-type="float" office:value="8670" calcext:value-type="float">
            <text:p>867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4158" calcext:value-type="float">
            <text:p>4158</text:p>
          </table:table-cell>
          <table:table-cell office:value-type="float" office:value="5999.66646364158" calcext:value-type="float">
            <text:p>5999.66646364158</text:p>
          </table:table-cell>
          <table:table-cell office:value-type="float" office:value="7981" calcext:value-type="float">
            <text:p>7981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80" calcext:value-type="float">
            <text:p>868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4151" calcext:value-type="float">
            <text:p>4151</text:p>
          </table:table-cell>
          <table:table-cell office:value-type="float" office:value="5999.6714290791" calcext:value-type="float">
            <text:p>5999.6714290791</text:p>
          </table:table-cell>
          <table:table-cell office:value-type="float" office:value="7998" calcext:value-type="float">
            <text:p>7998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87" calcext:value-type="float">
            <text:p>868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4157" calcext:value-type="float">
            <text:p>4157</text:p>
          </table:table-cell>
          <table:table-cell office:value-type="float" office:value="5999.67632059892" calcext:value-type="float">
            <text:p>5999.67632059892</text:p>
          </table:table-cell>
          <table:table-cell office:value-type="float" office:value="7999" calcext:value-type="float">
            <text:p>7999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86" calcext:value-type="float">
            <text:p>868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4159" calcext:value-type="float">
            <text:p>4159</text:p>
          </table:table-cell>
          <table:table-cell office:value-type="float" office:value="5999.6811393013" calcext:value-type="float">
            <text:p>5999.6811393013</text:p>
          </table:table-cell>
          <table:table-cell office:value-type="float" office:value="8004" calcext:value-type="float">
            <text:p>8004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63" calcext:value-type="float">
            <text:p>866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4159" calcext:value-type="float">
            <text:p>4159</text:p>
          </table:table-cell>
          <table:table-cell office:value-type="float" office:value="5999.68588627011" calcext:value-type="float">
            <text:p>5999.68588627011</text:p>
          </table:table-cell>
          <table:table-cell office:value-type="float" office:value="8013" calcext:value-type="float">
            <text:p>8013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38" calcext:value-type="float">
            <text:p>863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174" calcext:value-type="float">
            <text:p>4174</text:p>
          </table:table-cell>
          <table:table-cell office:value-type="float" office:value="5999.69056257311" calcext:value-type="float">
            <text:p>5999.69056257311</text:p>
          </table:table-cell>
          <table:table-cell office:value-type="float" office:value="8009" calcext:value-type="float">
            <text:p>8009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22" calcext:value-type="float">
            <text:p>862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4182" calcext:value-type="float">
            <text:p>4182</text:p>
          </table:table-cell>
          <table:table-cell office:value-type="float" office:value="5999.69516926215" calcext:value-type="float">
            <text:p>5999.69516926215</text:p>
          </table:table-cell>
          <table:table-cell office:value-type="float" office:value="8002" calcext:value-type="float">
            <text:p>8002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24" calcext:value-type="float">
            <text:p>862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4187" calcext:value-type="float">
            <text:p>4187</text:p>
          </table:table-cell>
          <table:table-cell office:value-type="float" office:value="5999.69970737345" calcext:value-type="float">
            <text:p>5999.69970737345</text:p>
          </table:table-cell>
          <table:table-cell office:value-type="float" office:value="8010" calcext:value-type="float">
            <text:p>8010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38" calcext:value-type="float">
            <text:p>863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4178" calcext:value-type="float">
            <text:p>4178</text:p>
          </table:table-cell>
          <table:table-cell office:value-type="float" office:value="5999.70417792779" calcext:value-type="float">
            <text:p>5999.70417792779</text:p>
          </table:table-cell>
          <table:table-cell office:value-type="float" office:value="7983" calcext:value-type="float">
            <text:p>7983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38" calcext:value-type="float">
            <text:p>863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4168" calcext:value-type="float">
            <text:p>4168</text:p>
          </table:table-cell>
          <table:table-cell office:value-type="float" office:value="5999.70858193075" calcext:value-type="float">
            <text:p>5999.70858193075</text:p>
          </table:table-cell>
          <table:table-cell office:value-type="float" office:value="7971" calcext:value-type="float">
            <text:p>7971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55" calcext:value-type="float">
            <text:p>865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4183" calcext:value-type="float">
            <text:p>4183</text:p>
          </table:table-cell>
          <table:table-cell office:value-type="float" office:value="5999.71292037298" calcext:value-type="float">
            <text:p>5999.71292037298</text:p>
          </table:table-cell>
          <table:table-cell office:value-type="float" office:value="7964" calcext:value-type="float">
            <text:p>7964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58" calcext:value-type="float">
            <text:p>865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4176" calcext:value-type="float">
            <text:p>4176</text:p>
          </table:table-cell>
          <table:table-cell office:value-type="float" office:value="5999.71719423035" calcext:value-type="float">
            <text:p>5999.71719423035</text:p>
          </table:table-cell>
          <table:table-cell office:value-type="float" office:value="7965" calcext:value-type="float">
            <text:p>7965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45" calcext:value-type="float">
            <text:p>864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4191" calcext:value-type="float">
            <text:p>4191</text:p>
          </table:table-cell>
          <table:table-cell office:value-type="float" office:value="5999.72140446423" calcext:value-type="float">
            <text:p>5999.72140446423</text:p>
          </table:table-cell>
          <table:table-cell office:value-type="float" office:value="7969" calcext:value-type="float">
            <text:p>7969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51" calcext:value-type="float">
            <text:p>865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4195" calcext:value-type="float">
            <text:p>4195</text:p>
          </table:table-cell>
          <table:table-cell office:value-type="float" office:value="5999.72555202167" calcext:value-type="float">
            <text:p>5999.72555202167</text:p>
          </table:table-cell>
          <table:table-cell office:value-type="float" office:value="7975" calcext:value-type="float">
            <text:p>7975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52" calcext:value-type="float">
            <text:p>865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4195" calcext:value-type="float">
            <text:p>4195</text:p>
          </table:table-cell>
          <table:table-cell office:value-type="float" office:value="5999.72963783563" calcext:value-type="float">
            <text:p>5999.72963783563</text:p>
          </table:table-cell>
          <table:table-cell office:value-type="float" office:value="7956" calcext:value-type="float">
            <text:p>7956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57" calcext:value-type="float">
            <text:p>865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210" calcext:value-type="float">
            <text:p>4210</text:p>
          </table:table-cell>
          <table:table-cell office:value-type="float" office:value="5999.73366282518" calcext:value-type="float">
            <text:p>5999.73366282518</text:p>
          </table:table-cell>
          <table:table-cell office:value-type="float" office:value="7950" calcext:value-type="float">
            <text:p>7950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53" calcext:value-type="float">
            <text:p>865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4211" calcext:value-type="float">
            <text:p>4211</text:p>
          </table:table-cell>
          <table:table-cell office:value-type="float" office:value="5999.73762789573" calcext:value-type="float">
            <text:p>5999.73762789573</text:p>
          </table:table-cell>
          <table:table-cell office:value-type="float" office:value="7935" calcext:value-type="float">
            <text:p>7935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50" calcext:value-type="float">
            <text:p>865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4216" calcext:value-type="float">
            <text:p>4216</text:p>
          </table:table-cell>
          <table:table-cell office:value-type="float" office:value="5999.7415339392" calcext:value-type="float">
            <text:p>5999.7415339392</text:p>
          </table:table-cell>
          <table:table-cell office:value-type="float" office:value="7949" calcext:value-type="float">
            <text:p>7949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36" calcext:value-type="float">
            <text:p>863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4214" calcext:value-type="float">
            <text:p>4214</text:p>
          </table:table-cell>
          <table:table-cell office:value-type="float" office:value="5999.74538183422" calcext:value-type="float">
            <text:p>5999.74538183422</text:p>
          </table:table-cell>
          <table:table-cell office:value-type="float" office:value="7955" calcext:value-type="float">
            <text:p>7955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48" calcext:value-type="float">
            <text:p>864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4222" calcext:value-type="float">
            <text:p>4222</text:p>
          </table:table-cell>
          <table:table-cell office:value-type="float" office:value="5999.74917244638" calcext:value-type="float">
            <text:p>5999.74917244638</text:p>
          </table:table-cell>
          <table:table-cell office:value-type="float" office:value="7946" calcext:value-type="float">
            <text:p>7946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15" calcext:value-type="float">
            <text:p>861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4229" calcext:value-type="float">
            <text:p>4229</text:p>
          </table:table-cell>
          <table:table-cell office:value-type="float" office:value="5999.75290662836" calcext:value-type="float">
            <text:p>5999.75290662836</text:p>
          </table:table-cell>
          <table:table-cell office:value-type="float" office:value="7919" calcext:value-type="float">
            <text:p>7919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596" calcext:value-type="float">
            <text:p>85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4232" calcext:value-type="float">
            <text:p>4232</text:p>
          </table:table-cell>
          <table:table-cell office:value-type="float" office:value="5999.75658522016" calcext:value-type="float">
            <text:p>5999.75658522016</text:p>
          </table:table-cell>
          <table:table-cell office:value-type="float" office:value="7920" calcext:value-type="float">
            <text:p>7920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581" calcext:value-type="float">
            <text:p>85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4241" calcext:value-type="float">
            <text:p>4241</text:p>
          </table:table-cell>
          <table:table-cell office:value-type="float" office:value="5999.76020904927" calcext:value-type="float">
            <text:p>5999.76020904927</text:p>
          </table:table-cell>
          <table:table-cell office:value-type="float" office:value="7949" calcext:value-type="float">
            <text:p>7949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572" calcext:value-type="float">
            <text:p>857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4250" calcext:value-type="float">
            <text:p>4250</text:p>
          </table:table-cell>
          <table:table-cell office:value-type="float" office:value="5999.76377893088" calcext:value-type="float">
            <text:p>5999.76377893088</text:p>
          </table:table-cell>
          <table:table-cell office:value-type="float" office:value="7960" calcext:value-type="float">
            <text:p>7960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578" calcext:value-type="float">
            <text:p>857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4247" calcext:value-type="float">
            <text:p>4247</text:p>
          </table:table-cell>
          <table:table-cell office:value-type="float" office:value="5999.76729566802" calcext:value-type="float">
            <text:p>5999.76729566802</text:p>
          </table:table-cell>
          <table:table-cell office:value-type="float" office:value="7943" calcext:value-type="float">
            <text:p>7943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587" calcext:value-type="float">
            <text:p>858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4257" calcext:value-type="float">
            <text:p>4257</text:p>
          </table:table-cell>
          <table:table-cell office:value-type="float" office:value="5999.7707600518" calcext:value-type="float">
            <text:p>5999.7707600518</text:p>
          </table:table-cell>
          <table:table-cell office:value-type="float" office:value="7936" calcext:value-type="float">
            <text:p>7936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04" calcext:value-type="float">
            <text:p>860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4254" calcext:value-type="float">
            <text:p>4254</text:p>
          </table:table-cell>
          <table:table-cell office:value-type="float" office:value="5999.77417286154" calcext:value-type="float">
            <text:p>5999.77417286154</text:p>
          </table:table-cell>
          <table:table-cell office:value-type="float" office:value="7948" calcext:value-type="float">
            <text:p>7948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16" calcext:value-type="float">
            <text:p>861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4250" calcext:value-type="float">
            <text:p>4250</text:p>
          </table:table-cell>
          <table:table-cell office:value-type="float" office:value="5999.77753486496" calcext:value-type="float">
            <text:p>5999.77753486496</text:p>
          </table:table-cell>
          <table:table-cell office:value-type="float" office:value="7960" calcext:value-type="float">
            <text:p>7960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38" calcext:value-type="float">
            <text:p>863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4252" calcext:value-type="float">
            <text:p>4252</text:p>
          </table:table-cell>
          <table:table-cell office:value-type="float" office:value="5999.78084681835" calcext:value-type="float">
            <text:p>5999.78084681835</text:p>
          </table:table-cell>
          <table:table-cell office:value-type="float" office:value="7948" calcext:value-type="float">
            <text:p>7948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57" calcext:value-type="float">
            <text:p>865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4253" calcext:value-type="float">
            <text:p>4253</text:p>
          </table:table-cell>
          <table:table-cell office:value-type="float" office:value="5999.78410946675" calcext:value-type="float">
            <text:p>5999.78410946675</text:p>
          </table:table-cell>
          <table:table-cell office:value-type="float" office:value="7954" calcext:value-type="float">
            <text:p>7954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56" calcext:value-type="float">
            <text:p>865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4277" calcext:value-type="float">
            <text:p>4277</text:p>
          </table:table-cell>
          <table:table-cell office:value-type="float" office:value="5999.78732354412" calcext:value-type="float">
            <text:p>5999.78732354412</text:p>
          </table:table-cell>
          <table:table-cell office:value-type="float" office:value="7951" calcext:value-type="float">
            <text:p>7951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78" calcext:value-type="float">
            <text:p>867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4272" calcext:value-type="float">
            <text:p>4272</text:p>
          </table:table-cell>
          <table:table-cell office:value-type="float" office:value="5999.79048977348" calcext:value-type="float">
            <text:p>5999.79048977348</text:p>
          </table:table-cell>
          <table:table-cell office:value-type="float" office:value="7961" calcext:value-type="float">
            <text:p>7961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80" calcext:value-type="float">
            <text:p>868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4271" calcext:value-type="float">
            <text:p>4271</text:p>
          </table:table-cell>
          <table:table-cell office:value-type="float" office:value="5999.79360886709" calcext:value-type="float">
            <text:p>5999.79360886709</text:p>
          </table:table-cell>
          <table:table-cell office:value-type="float" office:value="7974" calcext:value-type="float">
            <text:p>7974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90" calcext:value-type="float">
            <text:p>869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4276" calcext:value-type="float">
            <text:p>4276</text:p>
          </table:table-cell>
          <table:table-cell office:value-type="float" office:value="5999.79668152662" calcext:value-type="float">
            <text:p>5999.79668152662</text:p>
          </table:table-cell>
          <table:table-cell office:value-type="float" office:value="7967" calcext:value-type="float">
            <text:p>7967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86" calcext:value-type="float">
            <text:p>868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4281" calcext:value-type="float">
            <text:p>4281</text:p>
          </table:table-cell>
          <table:table-cell office:value-type="float" office:value="5999.79970844328" calcext:value-type="float">
            <text:p>5999.79970844328</text:p>
          </table:table-cell>
          <table:table-cell office:value-type="float" office:value="7989" calcext:value-type="float">
            <text:p>7989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91" calcext:value-type="float">
            <text:p>869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274" calcext:value-type="float">
            <text:p>4274</text:p>
          </table:table-cell>
          <table:table-cell office:value-type="float" office:value="5999.80269029801" calcext:value-type="float">
            <text:p>5999.80269029801</text:p>
          </table:table-cell>
          <table:table-cell office:value-type="float" office:value="7988" calcext:value-type="float">
            <text:p>7988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77" calcext:value-type="float">
            <text:p>867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4279" calcext:value-type="float">
            <text:p>4279</text:p>
          </table:table-cell>
          <table:table-cell office:value-type="float" office:value="5999.80562776161" calcext:value-type="float">
            <text:p>5999.80562776161</text:p>
          </table:table-cell>
          <table:table-cell office:value-type="float" office:value="7961" calcext:value-type="float">
            <text:p>7961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74" calcext:value-type="float">
            <text:p>867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4300" calcext:value-type="float">
            <text:p>4300</text:p>
          </table:table-cell>
          <table:table-cell office:value-type="float" office:value="5999.80852149488" calcext:value-type="float">
            <text:p>5999.80852149488</text:p>
          </table:table-cell>
          <table:table-cell office:value-type="float" office:value="7969" calcext:value-type="float">
            <text:p>7969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8" calcext:value-type="float">
            <text:p>86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4313" calcext:value-type="float">
            <text:p>4313</text:p>
          </table:table-cell>
          <table:table-cell office:value-type="float" office:value="5999.81137214881" calcext:value-type="float">
            <text:p>5999.81137214881</text:p>
          </table:table-cell>
          <table:table-cell office:value-type="float" office:value="7986" calcext:value-type="float">
            <text:p>7986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83" calcext:value-type="float">
            <text:p>868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4319" calcext:value-type="float">
            <text:p>4319</text:p>
          </table:table-cell>
          <table:table-cell office:value-type="float" office:value="5999.81418036468" calcext:value-type="float">
            <text:p>5999.81418036468</text:p>
          </table:table-cell>
          <table:table-cell office:value-type="float" office:value="8006" calcext:value-type="float">
            <text:p>8006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78" calcext:value-type="float">
            <text:p>867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4320" calcext:value-type="float">
            <text:p>4320</text:p>
          </table:table-cell>
          <table:table-cell office:value-type="float" office:value="5999.81694677423" calcext:value-type="float">
            <text:p>5999.81694677423</text:p>
          </table:table-cell>
          <table:table-cell office:value-type="float" office:value="8019" calcext:value-type="float">
            <text:p>8019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54" calcext:value-type="float">
            <text:p>865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4324" calcext:value-type="float">
            <text:p>4324</text:p>
          </table:table-cell>
          <table:table-cell office:value-type="float" office:value="5999.8196719998" calcext:value-type="float">
            <text:p>5999.8196719998</text:p>
          </table:table-cell>
          <table:table-cell office:value-type="float" office:value="8014" calcext:value-type="float">
            <text:p>8014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42" calcext:value-type="float">
            <text:p>864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4313" calcext:value-type="float">
            <text:p>4313</text:p>
          </table:table-cell>
          <table:table-cell office:value-type="float" office:value="5999.82235665447" calcext:value-type="float">
            <text:p>5999.82235665447</text:p>
          </table:table-cell>
          <table:table-cell office:value-type="float" office:value="8014" calcext:value-type="float">
            <text:p>8014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8" calcext:value-type="float">
            <text:p>86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4323" calcext:value-type="float">
            <text:p>4323</text:p>
          </table:table-cell>
          <table:table-cell office:value-type="float" office:value="5999.82500134219" calcext:value-type="float">
            <text:p>5999.82500134219</text:p>
          </table:table-cell>
          <table:table-cell office:value-type="float" office:value="7990" calcext:value-type="float">
            <text:p>7990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87" calcext:value-type="float">
            <text:p>868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4330" calcext:value-type="float">
            <text:p>4330</text:p>
          </table:table-cell>
          <table:table-cell office:value-type="float" office:value="5999.82760665792" calcext:value-type="float">
            <text:p>5999.82760665792</text:p>
          </table:table-cell>
          <table:table-cell office:value-type="float" office:value="7983" calcext:value-type="float">
            <text:p>7983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2" calcext:value-type="float">
            <text:p>866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4335" calcext:value-type="float">
            <text:p>4335</text:p>
          </table:table-cell>
          <table:table-cell office:value-type="float" office:value="5999.83017318776" calcext:value-type="float">
            <text:p>5999.83017318776</text:p>
          </table:table-cell>
          <table:table-cell office:value-type="float" office:value="7978" calcext:value-type="float">
            <text:p>7978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39" calcext:value-type="float">
            <text:p>863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4341" calcext:value-type="float">
            <text:p>4341</text:p>
          </table:table-cell>
          <table:table-cell office:value-type="float" office:value="5999.8327015091" calcext:value-type="float">
            <text:p>5999.8327015091</text:p>
          </table:table-cell>
          <table:table-cell office:value-type="float" office:value="7952" calcext:value-type="float">
            <text:p>7952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57" calcext:value-type="float">
            <text:p>865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4329" calcext:value-type="float">
            <text:p>4329</text:p>
          </table:table-cell>
          <table:table-cell office:value-type="float" office:value="5999.83519219072" calcext:value-type="float">
            <text:p>5999.83519219072</text:p>
          </table:table-cell>
          <table:table-cell office:value-type="float" office:value="7960" calcext:value-type="float">
            <text:p>7960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37" calcext:value-type="float">
            <text:p>863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4337" calcext:value-type="float">
            <text:p>4337</text:p>
          </table:table-cell>
          <table:table-cell office:value-type="float" office:value="5999.83764579295" calcext:value-type="float">
            <text:p>5999.83764579295</text:p>
          </table:table-cell>
          <table:table-cell office:value-type="float" office:value="7979" calcext:value-type="float">
            <text:p>7979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29" calcext:value-type="float">
            <text:p>862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4355" calcext:value-type="float">
            <text:p>4355</text:p>
          </table:table-cell>
          <table:table-cell office:value-type="float" office:value="5999.84006286775" calcext:value-type="float">
            <text:p>5999.84006286775</text:p>
          </table:table-cell>
          <table:table-cell office:value-type="float" office:value="8010" calcext:value-type="float">
            <text:p>8010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33" calcext:value-type="float">
            <text:p>863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4369" calcext:value-type="float">
            <text:p>4369</text:p>
          </table:table-cell>
          <table:table-cell office:value-type="float" office:value="5999.84244395891" calcext:value-type="float">
            <text:p>5999.84244395891</text:p>
          </table:table-cell>
          <table:table-cell office:value-type="float" office:value="8022" calcext:value-type="float">
            <text:p>8022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596" calcext:value-type="float">
            <text:p>85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4384" calcext:value-type="float">
            <text:p>4384</text:p>
          </table:table-cell>
          <table:table-cell office:value-type="float" office:value="5999.84478960209" calcext:value-type="float">
            <text:p>5999.84478960209</text:p>
          </table:table-cell>
          <table:table-cell office:value-type="float" office:value="8017" calcext:value-type="float">
            <text:p>8017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598" calcext:value-type="float">
            <text:p>85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4382" calcext:value-type="float">
            <text:p>4382</text:p>
          </table:table-cell>
          <table:table-cell office:value-type="float" office:value="5999.84710032498" calcext:value-type="float">
            <text:p>5999.84710032498</text:p>
          </table:table-cell>
          <table:table-cell office:value-type="float" office:value="8039" calcext:value-type="float">
            <text:p>8039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14" calcext:value-type="float">
            <text:p>861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4381" calcext:value-type="float">
            <text:p>4381</text:p>
          </table:table-cell>
          <table:table-cell office:value-type="float" office:value="5999.84937664743" calcext:value-type="float">
            <text:p>5999.84937664743</text:p>
          </table:table-cell>
          <table:table-cell office:value-type="float" office:value="8027" calcext:value-type="float">
            <text:p>8027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19" calcext:value-type="float">
            <text:p>861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4396" calcext:value-type="float">
            <text:p>4396</text:p>
          </table:table-cell>
          <table:table-cell office:value-type="float" office:value="5999.85161908154" calcext:value-type="float">
            <text:p>5999.85161908154</text:p>
          </table:table-cell>
          <table:table-cell office:value-type="float" office:value="8021" calcext:value-type="float">
            <text:p>8021</text:p>
          </table:table-cell>
          <table:table-cell office:value-type="float" office:value="8000" calcext:value-type="float">
            <text:p>8000</text:p>
          </table:table-cell>
          <table:table-cell office:value-type="float" office:value="8619" calcext:value-type="float">
            <text:p>861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394" calcext:value-type="float">
            <text:p>4394</text:p>
          </table:table-cell>
          <table:table-cell office:value-type="float" office:value="5999.8538281318" calcext:value-type="float">
            <text:p>5999.8538281318</text:p>
          </table:table-cell>
          <table:table-cell office:value-type="float" office:value="8025" calcext:value-type="float">
            <text:p>8025</text:p>
          </table:table-cell>
          <table:table-cell office:value-type="float" office:value="8000" calcext:value-type="float">
            <text:p>8000</text:p>
          </table:table-cell>
          <table:table-cell office:value-type="float" office:value="8612" calcext:value-type="float">
            <text:p>861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4386" calcext:value-type="float">
            <text:p>4386</text:p>
          </table:table-cell>
          <table:table-cell office:value-type="float" office:value="5999.85600429518" calcext:value-type="float">
            <text:p>5999.85600429518</text:p>
          </table:table-cell>
          <table:table-cell office:value-type="float" office:value="8036" calcext:value-type="float">
            <text:p>8036</text:p>
          </table:table-cell>
          <table:table-cell office:value-type="float" office:value="8000" calcext:value-type="float">
            <text:p>8000</text:p>
          </table:table-cell>
          <table:table-cell office:value-type="float" office:value="8635" calcext:value-type="float">
            <text:p>863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4397" calcext:value-type="float">
            <text:p>4397</text:p>
          </table:table-cell>
          <table:table-cell office:value-type="float" office:value="5999.85814806124" calcext:value-type="float">
            <text:p>5999.85814806124</text:p>
          </table:table-cell>
          <table:table-cell office:value-type="float" office:value="8057" calcext:value-type="float">
            <text:p>8057</text:p>
          </table:table-cell>
          <table:table-cell office:value-type="float" office:value="8000" calcext:value-type="float">
            <text:p>8000</text:p>
          </table:table-cell>
          <table:table-cell office:value-type="float" office:value="8631" calcext:value-type="float">
            <text:p>863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4399" calcext:value-type="float">
            <text:p>4399</text:p>
          </table:table-cell>
          <table:table-cell office:value-type="float" office:value="5999.86025991229" calcext:value-type="float">
            <text:p>5999.86025991229</text:p>
          </table:table-cell>
          <table:table-cell office:value-type="float" office:value="8048" calcext:value-type="float">
            <text:p>8048</text:p>
          </table:table-cell>
          <table:table-cell office:value-type="float" office:value="8000" calcext:value-type="float">
            <text:p>8000</text:p>
          </table:table-cell>
          <table:table-cell office:value-type="float" office:value="8632" calcext:value-type="float">
            <text:p>863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4418" calcext:value-type="float">
            <text:p>4418</text:p>
          </table:table-cell>
          <table:table-cell office:value-type="float" office:value="5999.86234032342" calcext:value-type="float">
            <text:p>5999.86234032342</text:p>
          </table:table-cell>
          <table:table-cell office:value-type="float" office:value="8037" calcext:value-type="float">
            <text:p>8037</text:p>
          </table:table-cell>
          <table:table-cell office:value-type="float" office:value="8000" calcext:value-type="float">
            <text:p>8000</text:p>
          </table:table-cell>
          <table:table-cell office:value-type="float" office:value="8633" calcext:value-type="float">
            <text:p>863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4414" calcext:value-type="float">
            <text:p>4414</text:p>
          </table:table-cell>
          <table:table-cell office:value-type="float" office:value="5999.86438976268" calcext:value-type="float">
            <text:p>5999.86438976268</text:p>
          </table:table-cell>
          <table:table-cell office:value-type="float" office:value="8014" calcext:value-type="float">
            <text:p>8014</text:p>
          </table:table-cell>
          <table:table-cell office:value-type="float" office:value="8000" calcext:value-type="float">
            <text:p>8000</text:p>
          </table:table-cell>
          <table:table-cell office:value-type="float" office:value="8626" calcext:value-type="float">
            <text:p>862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4448" calcext:value-type="float">
            <text:p>4448</text:p>
          </table:table-cell>
          <table:table-cell office:value-type="float" office:value="5999.86640869113" calcext:value-type="float">
            <text:p>5999.86640869113</text:p>
          </table:table-cell>
          <table:table-cell office:value-type="float" office:value="8027" calcext:value-type="float">
            <text:p>8027</text:p>
          </table:table-cell>
          <table:table-cell office:value-type="float" office:value="8000" calcext:value-type="float">
            <text:p>8000</text:p>
          </table:table-cell>
          <table:table-cell office:value-type="float" office:value="8618" calcext:value-type="float">
            <text:p>861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4444" calcext:value-type="float">
            <text:p>4444</text:p>
          </table:table-cell>
          <table:table-cell office:value-type="float" office:value="5999.86839756298" calcext:value-type="float">
            <text:p>5999.86839756298</text:p>
          </table:table-cell>
          <table:table-cell office:value-type="float" office:value="8032" calcext:value-type="float">
            <text:p>8032</text:p>
          </table:table-cell>
          <table:table-cell office:value-type="float" office:value="8000" calcext:value-type="float">
            <text:p>8000</text:p>
          </table:table-cell>
          <table:table-cell office:value-type="float" office:value="8630" calcext:value-type="float">
            <text:p>863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4452" calcext:value-type="float">
            <text:p>4452</text:p>
          </table:table-cell>
          <table:table-cell office:value-type="float" office:value="5999.87035682567" calcext:value-type="float">
            <text:p>5999.87035682567</text:p>
          </table:table-cell>
          <table:table-cell office:value-type="float" office:value="8036" calcext:value-type="float">
            <text:p>8036</text:p>
          </table:table-cell>
          <table:table-cell office:value-type="float" office:value="8000" calcext:value-type="float">
            <text:p>8000</text:p>
          </table:table-cell>
          <table:table-cell office:value-type="float" office:value="8616" calcext:value-type="float">
            <text:p>861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4462" calcext:value-type="float">
            <text:p>4462</text:p>
          </table:table-cell>
          <table:table-cell office:value-type="float" office:value="5999.87228692" calcext:value-type="float">
            <text:p>5999.87228692</text:p>
          </table:table-cell>
          <table:table-cell office:value-type="float" office:value="8026" calcext:value-type="float">
            <text:p>8026</text:p>
          </table:table-cell>
          <table:table-cell office:value-type="float" office:value="8000" calcext:value-type="float">
            <text:p>8000</text:p>
          </table:table-cell>
          <table:table-cell office:value-type="float" office:value="8596" calcext:value-type="float">
            <text:p>85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4481" calcext:value-type="float">
            <text:p>4481</text:p>
          </table:table-cell>
          <table:table-cell office:value-type="float" office:value="5999.87418828018" calcext:value-type="float">
            <text:p>5999.87418828018</text:p>
          </table:table-cell>
          <table:table-cell office:value-type="float" office:value="8010" calcext:value-type="float">
            <text:p>8010</text:p>
          </table:table-cell>
          <table:table-cell office:value-type="float" office:value="8000" calcext:value-type="float">
            <text:p>8000</text:p>
          </table:table-cell>
          <table:table-cell office:value-type="float" office:value="8584" calcext:value-type="float">
            <text:p>858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4481" calcext:value-type="float">
            <text:p>4481</text:p>
          </table:table-cell>
          <table:table-cell office:value-type="float" office:value="5999.87606133397" calcext:value-type="float">
            <text:p>5999.87606133397</text:p>
          </table:table-cell>
          <table:table-cell office:value-type="float" office:value="7999" calcext:value-type="float">
            <text:p>7999</text:p>
          </table:table-cell>
          <table:table-cell office:value-type="float" office:value="8000" calcext:value-type="float">
            <text:p>8000</text:p>
          </table:table-cell>
          <table:table-cell office:value-type="float" office:value="8584" calcext:value-type="float">
            <text:p>858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4482" calcext:value-type="float">
            <text:p>4482</text:p>
          </table:table-cell>
          <table:table-cell office:value-type="float" office:value="5999.87790650277" calcext:value-type="float">
            <text:p>5999.87790650277</text:p>
          </table:table-cell>
          <table:table-cell office:value-type="float" office:value="8005" calcext:value-type="float">
            <text:p>8005</text:p>
          </table:table-cell>
          <table:table-cell office:value-type="float" office:value="8000" calcext:value-type="float">
            <text:p>8000</text:p>
          </table:table-cell>
          <table:table-cell office:value-type="float" office:value="8592" calcext:value-type="float">
            <text:p>859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4491" calcext:value-type="float">
            <text:p>4491</text:p>
          </table:table-cell>
          <table:table-cell office:value-type="float" office:value="5999.87972420169" calcext:value-type="float">
            <text:p>5999.87972420169</text:p>
          </table:table-cell>
          <table:table-cell office:value-type="float" office:value="8000" calcext:value-type="float">
            <text:p>8000</text:p>
          </table:table-cell>
          <table:table-cell office:value-type="float" office:value="8000" calcext:value-type="float">
            <text:p>8000</text:p>
          </table:table-cell>
          <table:table-cell office:value-type="float" office:value="8581" calcext:value-type="float">
            <text:p>85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4500" calcext:value-type="float">
            <text:p>4500</text:p>
          </table:table-cell>
          <table:table-cell office:value-type="float" office:value="5999.88151483968" calcext:value-type="float">
            <text:p>5999.88151483968</text:p>
          </table:table-cell>
          <table:table-cell office:value-type="float" office:value="8001" calcext:value-type="float">
            <text:p>8001</text:p>
          </table:table-cell>
          <table:table-cell office:value-type="float" office:value="8000" calcext:value-type="float">
            <text:p>8000</text:p>
          </table:table-cell>
          <table:table-cell office:value-type="float" office:value="8571" calcext:value-type="float">
            <text:p>857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4504" calcext:value-type="float">
            <text:p>4504</text:p>
          </table:table-cell>
          <table:table-cell office:value-type="float" office:value="5999.88327881959" calcext:value-type="float">
            <text:p>5999.88327881959</text:p>
          </table:table-cell>
          <table:table-cell office:value-type="float" office:value="8006" calcext:value-type="float">
            <text:p>8006</text:p>
          </table:table-cell>
          <table:table-cell office:value-type="float" office:value="8000" calcext:value-type="float">
            <text:p>8000</text:p>
          </table:table-cell>
          <table:table-cell office:value-type="float" office:value="8547" calcext:value-type="float">
            <text:p>854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4508" calcext:value-type="float">
            <text:p>4508</text:p>
          </table:table-cell>
          <table:table-cell office:value-type="float" office:value="5999.88501653827" calcext:value-type="float">
            <text:p>5999.88501653827</text:p>
          </table:table-cell>
          <table:table-cell office:value-type="float" office:value="7992" calcext:value-type="float">
            <text:p>7992</text:p>
          </table:table-cell>
          <table:table-cell office:value-type="float" office:value="8000" calcext:value-type="float">
            <text:p>8000</text:p>
          </table:table-cell>
          <table:table-cell office:value-type="float" office:value="8578" calcext:value-type="float">
            <text:p>857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4508" calcext:value-type="float">
            <text:p>4508</text:p>
          </table:table-cell>
          <table:table-cell office:value-type="float" office:value="5999.88672838667" calcext:value-type="float">
            <text:p>5999.88672838667</text:p>
          </table:table-cell>
          <table:table-cell office:value-type="float" office:value="7980" calcext:value-type="float">
            <text:p>7980</text:p>
          </table:table-cell>
          <table:table-cell office:value-type="float" office:value="8000" calcext:value-type="float">
            <text:p>8000</text:p>
          </table:table-cell>
          <table:table-cell office:value-type="float" office:value="8561" calcext:value-type="float">
            <text:p>85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4517" calcext:value-type="float">
            <text:p>4517</text:p>
          </table:table-cell>
          <table:table-cell office:value-type="float" office:value="5999.88841474993" calcext:value-type="float">
            <text:p>5999.88841474993</text:p>
          </table:table-cell>
          <table:table-cell office:value-type="float" office:value="7979" calcext:value-type="float">
            <text:p>7979</text:p>
          </table:table-cell>
          <table:table-cell office:value-type="float" office:value="8000" calcext:value-type="float">
            <text:p>8000</text:p>
          </table:table-cell>
          <table:table-cell office:value-type="float" office:value="8550" calcext:value-type="float">
            <text:p>855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4531" calcext:value-type="float">
            <text:p>4531</text:p>
          </table:table-cell>
          <table:table-cell office:value-type="float" office:value="5999.89007600744" calcext:value-type="float">
            <text:p>5999.89007600744</text:p>
          </table:table-cell>
          <table:table-cell office:value-type="float" office:value="7990" calcext:value-type="float">
            <text:p>7990</text:p>
          </table:table-cell>
          <table:table-cell office:value-type="float" office:value="8000" calcext:value-type="float">
            <text:p>8000</text:p>
          </table:table-cell>
          <table:table-cell office:value-type="float" office:value="8558" calcext:value-type="float">
            <text:p>855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29" calcext:value-type="float">
            <text:p>4529</text:p>
          </table:table-cell>
          <table:table-cell office:value-type="float" office:value="5999.89171253294" calcext:value-type="float">
            <text:p>5999.89171253294</text:p>
          </table:table-cell>
          <table:table-cell office:value-type="float" office:value="7987" calcext:value-type="float">
            <text:p>7987</text:p>
          </table:table-cell>
          <table:table-cell office:value-type="float" office:value="8000" calcext:value-type="float">
            <text:p>8000</text:p>
          </table:table-cell>
          <table:table-cell office:value-type="float" office:value="8552" calcext:value-type="float">
            <text:p>8552</text:p>
          </table:table-cell>
          <table:table-cell office:value-type="float" office:value="8666.66666666667" calcext:value-type="float">
            <text:p>8666.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3T13:06:00.450161776</meta:creation-date>
    <dc:date>2022-01-23T13:16:28.263458569</dc:date>
    <meta:editing-duration>PT10M26S</meta:editing-duration>
    <meta:editing-cycles>3</meta:editing-cycles>
    <meta:generator>LibreOffice/7.2.1.2$MacOSX_X86_64 LibreOffice_project/87b77fad49947c1441b67c559c339af8f3517e22</meta:generator>
    <meta:document-statistic meta:table-count="1" meta:cell-count="70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112cm" svg:height="15.752cm" xlink:href=".." xlink:type="simple" chart:class="chart:scatter" chart:style-name="ch1">
        <chart:title svg:x="7.551cm" svg:y="0.451cm" chart:style-name="ch2">
          <text:p>Comparing Density For Spatial &amp; Logistic Growth]</text:p>
        </chart:title>
        <chart:subtitle svg:x="10.501cm" svg:y="1.545cm" chart:style-name="ch3">
          <text:p>[For Various "r" values]</text:p>
        </chart:subtitle>
        <chart:legend chart:legend-position="bottom" svg:x="3.473cm" svg:y="14.655cm" style:legend-expansion="wide" chart:style-name="ch4"/>
        <chart:plot-area chart:style-name="ch5" table:cell-range-address="Sheet1.A1:Sheet1.G1002" chart:data-source-has-labels="row" svg:x="1.513cm" svg:y="2.543cm" svg:width="23.097cm" svg:height="10.632cm">
          <chart:coordinate-region svg:x="2.505cm" svg:y="2.742cm" svg:width="21.733cm" svg:height="9.786cm"/>
          <chart:axis chart:dimension="x" chart:name="primary-x" chart:style-name="ch6">
            <chart:title svg:x="12.461cm" svg:y="13.49cm" chart:style-name="ch7">
              <text:p>Time (t)</text:p>
            </chart:title>
            <chart:grid chart:style-name="ch8" chart:class="major"/>
          </chart:axis>
          <chart:axis chart:dimension="y" chart:name="primary-y" chart:style-name="ch9">
            <chart:title svg:x="0.451cm" svg:y="9.517cm" chart:style-name="ch10">
              <text:p>Agent Population Size</text:p>
            </chart:title>
            <chart:grid chart:style-name="ch8" chart:class="major"/>
          </chart:axis>
          <chart:series chart:style-name="ch11" chart:values-cell-range-address="Sheet1.B2:Sheet1.B1002" chart:label-cell-address="Sheet1.B1:Sheet1.B1" chart:class="chart:scatter">
            <chart:domain table:cell-range-address="Sheet1.A2:Sheet1.A1002"/>
            <chart:data-point chart:repeated="1001"/>
          </chart:series>
          <chart:series chart:style-name="ch12" chart:values-cell-range-address="Sheet1.C2:Sheet1.C1002" chart:label-cell-address="Sheet1.C1:Sheet1.C1" chart:class="chart:scatter">
            <chart:data-point chart:repeated="1001"/>
          </chart:series>
          <chart:series chart:style-name="ch13" chart:values-cell-range-address="Sheet1.D2:Sheet1.D1002" chart:label-cell-address="Sheet1.D1:Sheet1.D1" chart:class="chart:scatter">
            <chart:data-point chart:repeated="1001"/>
          </chart:series>
          <chart:series chart:style-name="ch14" chart:values-cell-range-address="Sheet1.E2:Sheet1.E1002" chart:label-cell-address="Sheet1.E1:Sheet1.E1" chart:class="chart:scatter">
            <chart:data-point chart:repeated="1001"/>
          </chart:series>
          <chart:series chart:style-name="ch15" chart:values-cell-range-address="Sheet1.F2:Sheet1.F1002" chart:label-cell-address="Sheet1.F1:Sheet1.F1" chart:class="chart:scatter">
            <chart:data-point chart:repeated="1001"/>
          </chart:series>
          <chart:series chart:style-name="ch16" chart:values-cell-range-address="Sheet1.G2:Sheet1.G1002" chart:label-cell-address="Sheet1.G1:Sheet1.G1" chart:class="chart:scatter">
            <chart:data-point chart:repeated="10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[r=2.5]-spatial-growth-stochastic</text:p>
                <draw:g>
                  <svg:desc>Sheet1.B1:Sheet1.B1</svg:desc>
                </draw:g>
              </table:table-cell>
              <table:table-cell office:value-type="string">
                <text:p>[r=2.5]-logistic-growth-exact</text:p>
                <draw:g>
                  <svg:desc>Sheet1.C1:Sheet1.C1</svg:desc>
                </draw:g>
              </table:table-cell>
              <table:table-cell office:value-type="string">
                <text:p>[r=5.0]-spatial-growth-stochastic</text:p>
                <draw:g>
                  <svg:desc>Sheet1.D1:Sheet1.D1</svg:desc>
                </draw:g>
              </table:table-cell>
              <table:table-cell office:value-type="string">
                <text:p>[r=5.0]-logistic-growth-exact</text:p>
                <draw:g>
                  <svg:desc>Sheet1.E1:Sheet1.E1</svg:desc>
                </draw:g>
              </table:table-cell>
              <table:table-cell office:value-type="string">
                <text:p>[r=7.5]-spatial-growth-stochastic</text:p>
                <draw:g>
                  <svg:desc>Sheet1.F1:Sheet1.F1</svg:desc>
                </draw:g>
              </table:table-cell>
              <table:table-cell office:value-type="string">
                <text:p>[r=7.5]-logistic-growth-exact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02</svg:desc>
                </draw:g>
              </table:table-cell>
              <table:table-cell office:value-type="float" office:value="100">
                <text:p>100</text:p>
                <draw:g>
                  <svg:desc>Sheet1.B2:Sheet1.B1002</svg:desc>
                </draw:g>
              </table:table-cell>
              <table:table-cell office:value-type="float" office:value="100">
                <text:p>100</text:p>
                <draw:g>
                  <svg:desc>Sheet1.C2:Sheet1.C1002</svg:desc>
                </draw:g>
              </table:table-cell>
              <table:table-cell office:value-type="float" office:value="100">
                <text:p>100</text:p>
                <draw:g>
                  <svg:desc>Sheet1.D2:Sheet1.D1002</svg:desc>
                </draw:g>
              </table:table-cell>
              <table:table-cell office:value-type="float" office:value="100">
                <text:p>100</text:p>
                <draw:g>
                  <svg:desc>Sheet1.E2:Sheet1.E1002</svg:desc>
                </draw:g>
              </table:table-cell>
              <table:table-cell office:value-type="float" office:value="100">
                <text:p>100</text:p>
                <draw:g>
                  <svg:desc>Sheet1.F2:Sheet1.F1002</svg:desc>
                </draw:g>
              </table:table-cell>
              <table:table-cell office:value-type="float" office:value="100">
                <text:p>100</text:p>
                <draw:g>
                  <svg:desc>Sheet1.G2:Sheet1.G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01">
                <text:p>101</text:p>
              </table:table-cell>
              <table:table-cell office:value-type="float" office:value="101.485743784849">
                <text:p>101.485743784849</text:p>
              </table:table-cell>
              <table:table-cell office:value-type="float" office:value="107">
                <text:p>107</text:p>
              </table:table-cell>
              <table:table-cell office:value-type="float" office:value="104.028009124363">
                <text:p>104.028009124363</text:p>
              </table:table-cell>
              <table:table-cell office:value-type="float" office:value="102">
                <text:p>102</text:p>
              </table:table-cell>
              <table:table-cell office:value-type="float" office:value="106.633271056292">
                <text:p>106.633271056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03">
                <text:p>103</text:p>
              </table:table-cell>
              <table:table-cell office:value-type="float" office:value="102.993176575468">
                <text:p>102.993176575468</text:p>
              </table:table-cell>
              <table:table-cell office:value-type="float" office:value="116">
                <text:p>116</text:p>
              </table:table-cell>
              <table:table-cell office:value-type="float" office:value="108.216044304927">
                <text:p>108.216044304927</text:p>
              </table:table-cell>
              <table:table-cell office:value-type="float" office:value="113">
                <text:p>113</text:p>
              </table:table-cell>
              <table:table-cell office:value-type="float" office:value="113.700705043262">
                <text:p>113.700705043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07">
                <text:p>107</text:p>
              </table:table-cell>
              <table:table-cell office:value-type="float" office:value="104.522603461715">
                <text:p>104.522603461715</text:p>
              </table:table-cell>
              <table:table-cell office:value-type="float" office:value="123">
                <text:p>123</text:p>
              </table:table-cell>
              <table:table-cell office:value-type="float" office:value="112.570280703299">
                <text:p>112.570280703299</text:p>
              </table:table-cell>
              <table:table-cell office:value-type="float" office:value="121">
                <text:p>121</text:p>
              </table:table-cell>
              <table:table-cell office:value-type="float" office:value="121.229920183127">
                <text:p>121.229920183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12">
                <text:p>112</text:p>
              </table:table-cell>
              <table:table-cell office:value-type="float" office:value="106.074333480211">
                <text:p>106.074333480211</text:p>
              </table:table-cell>
              <table:table-cell office:value-type="float" office:value="126">
                <text:p>126</text:p>
              </table:table-cell>
              <table:table-cell office:value-type="float" office:value="117.097116815066">
                <text:p>117.097116815066</text:p>
              </table:table-cell>
              <table:table-cell office:value-type="float" office:value="133">
                <text:p>133</text:p>
              </table:table-cell>
              <table:table-cell office:value-type="float" office:value="129.250182498606">
                <text:p>129.250182498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14">
                <text:p>114</text:p>
              </table:table-cell>
              <table:table-cell office:value-type="float" office:value="107.648679654984">
                <text:p>107.648679654984</text:p>
              </table:table-cell>
              <table:table-cell office:value-type="float" office:value="131">
                <text:p>131</text:p>
              </table:table-cell>
              <table:table-cell office:value-type="float" office:value="121.803181312327">
                <text:p>121.803181312327</text:p>
              </table:table-cell>
              <table:table-cell office:value-type="float" office:value="141">
                <text:p>141</text:p>
              </table:table-cell>
              <table:table-cell office:value-type="float" office:value="137.792489152454">
                <text:p>137.792489152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12">
                <text:p>112</text:p>
              </table:table-cell>
              <table:table-cell office:value-type="float" office:value="109.245959038186">
                <text:p>109.245959038186</text:p>
              </table:table-cell>
              <table:table-cell office:value-type="float" office:value="135">
                <text:p>135</text:p>
              </table:table-cell>
              <table:table-cell office:value-type="float" office:value="126.695339990614">
                <text:p>126.695339990614</text:p>
              </table:table-cell>
              <table:table-cell office:value-type="float" office:value="151">
                <text:p>151</text:p>
              </table:table-cell>
              <table:table-cell office:value-type="float" office:value="146.889653883772">
                <text:p>146.889653883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14">
                <text:p>114</text:p>
              </table:table-cell>
              <table:table-cell office:value-type="float" office:value="110.866492750896">
                <text:p>110.866492750896</text:p>
              </table:table-cell>
              <table:table-cell office:value-type="float" office:value="140">
                <text:p>140</text:p>
              </table:table-cell>
              <table:table-cell office:value-type="float" office:value="131.780702811628">
                <text:p>131.780702811628</text:p>
              </table:table-cell>
              <table:table-cell office:value-type="float" office:value="162">
                <text:p>162</text:p>
              </table:table-cell>
              <table:table-cell office:value-type="float" office:value="156.576394255918">
                <text:p>156.576394255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15">
                <text:p>115</text:p>
              </table:table-cell>
              <table:table-cell office:value-type="float" office:value="112.510606023982">
                <text:p>112.510606023982</text:p>
              </table:table-cell>
              <table:table-cell office:value-type="float" office:value="144">
                <text:p>144</text:p>
              </table:table-cell>
              <table:table-cell office:value-type="float" office:value="137.066631032019">
                <text:p>137.066631032019</text:p>
              </table:table-cell>
              <table:table-cell office:value-type="float" office:value="171">
                <text:p>171</text:p>
              </table:table-cell>
              <table:table-cell office:value-type="float" office:value="166.889420364533">
                <text:p>166.889420364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17">
                <text:p>117</text:p>
              </table:table-cell>
              <table:table-cell office:value-type="float" office:value="114.17862823901">
                <text:p>114.17862823901</text:p>
              </table:table-cell>
              <table:table-cell office:value-type="float" office:value="148">
                <text:p>148</text:p>
              </table:table-cell>
              <table:table-cell office:value-type="float" office:value="142.560744407119">
                <text:p>142.560744407119</text:p>
              </table:table-cell>
              <table:table-cell office:value-type="float" office:value="185">
                <text:p>185</text:p>
              </table:table-cell>
              <table:table-cell office:value-type="float" office:value="177.867524579237">
                <text:p>177.867524579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18">
                <text:p>118</text:p>
              </table:table-cell>
              <table:table-cell office:value-type="float" office:value="115.870892969196">
                <text:p>115.870892969196</text:p>
              </table:table-cell>
              <table:table-cell office:value-type="float" office:value="153">
                <text:p>153</text:p>
              </table:table-cell>
              <table:table-cell office:value-type="float" office:value="148.270928457159">
                <text:p>148.270928457159</text:p>
              </table:table-cell>
              <table:table-cell office:value-type="float" office:value="202">
                <text:p>202</text:p>
              </table:table-cell>
              <table:table-cell office:value-type="float" office:value="189.551671808141">
                <text:p>189.5516718081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16">
                <text:p>116</text:p>
              </table:table-cell>
              <table:table-cell office:value-type="float" office:value="117.587738020378">
                <text:p>117.587738020378</text:p>
              </table:table-cell>
              <table:table-cell office:value-type="float" office:value="160">
                <text:p>160</text:p>
              </table:table-cell>
              <table:table-cell office:value-type="float" office:value="154.205341781935">
                <text:p>154.205341781935</text:p>
              </table:table-cell>
              <table:table-cell office:value-type="float" office:value="211">
                <text:p>211</text:p>
              </table:table-cell>
              <table:table-cell office:value-type="float" office:value="201.985089679797">
                <text:p>201.985089679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17">
                <text:p>117</text:p>
              </table:table-cell>
              <table:table-cell office:value-type="float" office:value="119.329505471984">
                <text:p>119.329505471984</text:p>
              </table:table-cell>
              <table:table-cell office:value-type="float" office:value="166">
                <text:p>166</text:p>
              </table:table-cell>
              <table:table-cell office:value-type="float" office:value="160.372423408296">
                <text:p>160.372423408296</text:p>
              </table:table-cell>
              <table:table-cell office:value-type="float" office:value="218">
                <text:p>218</text:p>
              </table:table-cell>
              <table:table-cell office:value-type="float" office:value="215.213357931807">
                <text:p>215.2133579318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18">
                <text:p>118</text:p>
              </table:table-cell>
              <table:table-cell office:value-type="float" office:value="121.09654171801">
                <text:p>121.09654171801</text:p>
              </table:table-cell>
              <table:table-cell office:value-type="float" office:value="176">
                <text:p>176</text:p>
              </table:table-cell>
              <table:table-cell office:value-type="float" office:value="166.780900153063">
                <text:p>166.780900153063</text:p>
              </table:table-cell>
              <table:table-cell office:value-type="float" office:value="232">
                <text:p>232</text:p>
              </table:table-cell>
              <table:table-cell office:value-type="float" office:value="229.284496178372">
                <text:p>229.284496178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20">
                <text:p>120</text:p>
              </table:table-cell>
              <table:table-cell office:value-type="float" office:value="122.889197507953">
                <text:p>122.889197507953</text:p>
              </table:table-cell>
              <table:table-cell office:value-type="float" office:value="184">
                <text:p>184</text:p>
              </table:table-cell>
              <table:table-cell office:value-type="float" office:value="173.439793982118">
                <text:p>173.439793982118</text:p>
              </table:table-cell>
              <table:table-cell office:value-type="float" office:value="243">
                <text:p>243</text:p>
              </table:table-cell>
              <table:table-cell office:value-type="float" office:value="244.249049099979">
                <text:p>244.249049099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19">
                <text:p>119</text:p>
              </table:table-cell>
              <table:table-cell office:value-type="float" office:value="124.707827987716">
                <text:p>124.707827987716</text:p>
              </table:table-cell>
              <table:table-cell office:value-type="float" office:value="187">
                <text:p>187</text:p>
              </table:table-cell>
              <table:table-cell office:value-type="float" office:value="180.358429344389">
                <text:p>180.358429344389</text:p>
              </table:table-cell>
              <table:table-cell office:value-type="float" office:value="257">
                <text:p>257</text:p>
              </table:table-cell>
              <table:table-cell office:value-type="float" office:value="260.160167956716">
                <text:p>260.160167956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22">
                <text:p>122</text:p>
              </table:table-cell>
              <table:table-cell office:value-type="float" office:value="126.552792740446">
                <text:p>126.552792740446</text:p>
              </table:table-cell>
              <table:table-cell office:value-type="float" office:value="192">
                <text:p>192</text:p>
              </table:table-cell>
              <table:table-cell office:value-type="float" office:value="187.546440457349">
                <text:p>187.546440457349</text:p>
              </table:table-cell>
              <table:table-cell office:value-type="float" office:value="263">
                <text:p>263</text:p>
              </table:table-cell>
              <table:table-cell office:value-type="float" office:value="277.073687172031">
                <text:p>277.073687172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26">
                <text:p>126</text:p>
              </table:table-cell>
              <table:table-cell office:value-type="float" office:value="128.4244558273">
                <text:p>128.4244558273</text:p>
              </table:table-cell>
              <table:table-cell office:value-type="float" office:value="192">
                <text:p>192</text:p>
              </table:table-cell>
              <table:table-cell office:value-type="float" office:value="195.013778518331">
                <text:p>195.013778518331</text:p>
              </table:table-cell>
              <table:table-cell office:value-type="float" office:value="274">
                <text:p>274</text:p>
              </table:table-cell>
              <table:table-cell office:value-type="float" office:value="295.04819456591">
                <text:p>295.048194565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27">
                <text:p>127</text:p>
              </table:table-cell>
              <table:table-cell office:value-type="float" office:value="130.323185828108">
                <text:p>130.323185828108</text:p>
              </table:table-cell>
              <table:table-cell office:value-type="float" office:value="194">
                <text:p>194</text:p>
              </table:table-cell>
              <table:table-cell office:value-type="float" office:value="202.770718813599">
                <text:p>202.770718813599</text:p>
              </table:table-cell>
              <table:table-cell office:value-type="float" office:value="292">
                <text:p>292</text:p>
              </table:table-cell>
              <table:table-cell office:value-type="float" office:value="314.145093635677">
                <text:p>314.145093635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31">
                <text:p>131</text:p>
              </table:table-cell>
              <table:table-cell office:value-type="float" office:value="132.249355881924">
                <text:p>132.249355881924</text:p>
              </table:table-cell>
              <table:table-cell office:value-type="float" office:value="200">
                <text:p>200</text:p>
              </table:table-cell>
              <table:table-cell office:value-type="float" office:value="210.827867694498">
                <text:p>210.827867694498</text:p>
              </table:table-cell>
              <table:table-cell office:value-type="float" office:value="305">
                <text:p>305</text:p>
              </table:table-cell>
              <table:table-cell office:value-type="float" office:value="334.428656089173">
                <text:p>334.4286560891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33">
                <text:p>133</text:p>
              </table:table-cell>
              <table:table-cell office:value-type="float" office:value="134.203343727447">
                <text:p>134.203343727447</text:p>
              </table:table-cell>
              <table:table-cell office:value-type="float" office:value="202">
                <text:p>202</text:p>
              </table:table-cell>
              <table:table-cell office:value-type="float" office:value="219.196169387335">
                <text:p>219.196169387335</text:p>
              </table:table-cell>
              <table:table-cell office:value-type="float" office:value="310">
                <text:p>310</text:p>
              </table:table-cell>
              <table:table-cell office:value-type="float" office:value="355.966062630033">
                <text:p>355.966062630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35">
                <text:p>135</text:p>
              </table:table-cell>
              <table:table-cell office:value-type="float" office:value="136.185531743273">
                <text:p>136.185531743273</text:p>
              </table:table-cell>
              <table:table-cell office:value-type="float" office:value="208">
                <text:p>208</text:p>
              </table:table-cell>
              <table:table-cell office:value-type="float" office:value="227.886912600756">
                <text:p>227.886912600756</text:p>
              </table:table-cell>
              <table:table-cell office:value-type="float" office:value="313">
                <text:p>313</text:p>
              </table:table-cell>
              <table:table-cell office:value-type="float" office:value="378.827429779258">
                <text:p>378.827429779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138">
                <text:p>138</text:p>
              </table:table-cell>
              <table:table-cell office:value-type="float" office:value="138.196306987983">
                <text:p>138.196306987983</text:p>
              </table:table-cell>
              <table:table-cell office:value-type="float" office:value="212">
                <text:p>212</text:p>
              </table:table-cell>
              <table:table-cell office:value-type="float" office:value="236.911736891385">
                <text:p>236.911736891385</text:p>
              </table:table-cell>
              <table:table-cell office:value-type="float" office:value="327">
                <text:p>327</text:p>
              </table:table-cell>
              <table:table-cell office:value-type="float" office:value="403.085820293375">
                <text:p>403.085820293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38">
                <text:p>138</text:p>
              </table:table-cell>
              <table:table-cell office:value-type="float" office:value="140.23606124002">
                <text:p>140.23606124002</text:p>
              </table:table-cell>
              <table:table-cell office:value-type="float" office:value="214">
                <text:p>214</text:p>
              </table:table-cell>
              <table:table-cell office:value-type="float" office:value="246.282638745299">
                <text:p>246.282638745299</text:p>
              </table:table-cell>
              <table:table-cell office:value-type="float" office:value="342">
                <text:p>342</text:p>
              </table:table-cell>
              <table:table-cell office:value-type="float" office:value="428.817234509811">
                <text:p>428.817234509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40">
                <text:p>140</text:p>
              </table:table-cell>
              <table:table-cell office:value-type="float" office:value="142.305191037349">
                <text:p>142.305191037349</text:p>
              </table:table-cell>
              <table:table-cell office:value-type="float" office:value="224">
                <text:p>224</text:p>
              </table:table-cell>
              <table:table-cell office:value-type="float" office:value="256.011977329609">
                <text:p>256.011977329609</text:p>
              </table:table-cell>
              <table:table-cell office:value-type="float" office:value="355">
                <text:p>355</text:p>
              </table:table-cell>
              <table:table-cell office:value-type="float" office:value="456.100579718048">
                <text:p>456.100579718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39">
                <text:p>139</text:p>
              </table:table-cell>
              <table:table-cell office:value-type="float" office:value="144.404097716872">
                <text:p>144.404097716872</text:p>
              </table:table-cell>
              <table:table-cell office:value-type="float" office:value="231">
                <text:p>231</text:p>
              </table:table-cell>
              <table:table-cell office:value-type="float" office:value="266.112479864929">
                <text:p>266.112479864929</text:p>
              </table:table-cell>
              <table:table-cell office:value-type="float" office:value="372">
                <text:p>372</text:p>
              </table:table-cell>
              <table:table-cell office:value-type="float" office:value="485.017614425244">
                <text:p>485.017614425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39">
                <text:p>139</text:p>
              </table:table-cell>
              <table:table-cell office:value-type="float" office:value="146.533187453568">
                <text:p>146.533187453568</text:p>
              </table:table-cell>
              <table:table-cell office:value-type="float" office:value="236">
                <text:p>236</text:p>
              </table:table-cell>
              <table:table-cell office:value-type="float" office:value="276.597246565892">
                <text:p>276.597246565892</text:p>
              </table:table-cell>
              <table:table-cell office:value-type="float" office:value="387">
                <text:p>387</text:p>
              </table:table-cell>
              <table:table-cell office:value-type="float" office:value="515.652864162595">
                <text:p>515.6528641625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140">
                <text:p>140</text:p>
              </table:table-cell>
              <table:table-cell office:value-type="float" office:value="148.692871299337">
                <text:p>148.692871299337</text:p>
              </table:table-cell>
              <table:table-cell office:value-type="float" office:value="241">
                <text:p>241</text:p>
              </table:table-cell>
              <table:table-cell office:value-type="float" office:value="287.479755093116">
                <text:p>287.479755093116</text:p>
              </table:table-cell>
              <table:table-cell office:value-type="float" office:value="404">
                <text:p>404</text:p>
              </table:table-cell>
              <table:table-cell office:value-type="float" office:value="548.093505270661">
                <text:p>548.093505270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142">
                <text:p>142</text:p>
              </table:table-cell>
              <table:table-cell office:value-type="float" office:value="150.883565221525">
                <text:p>150.883565221525</text:p>
              </table:table-cell>
              <table:table-cell office:value-type="float" office:value="245">
                <text:p>245</text:p>
              </table:table-cell>
              <table:table-cell office:value-type="float" office:value="298.773864456097">
                <text:p>298.773864456097</text:p>
              </table:table-cell>
              <table:table-cell office:value-type="float" office:value="419">
                <text:p>419</text:p>
              </table:table-cell>
              <table:table-cell office:value-type="float" office:value="582.429212915915">
                <text:p>582.429212915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142">
                <text:p>142</text:p>
              </table:table-cell>
              <table:table-cell office:value-type="float" office:value="153.105690141098">
                <text:p>153.105690141098</text:p>
              </table:table-cell>
              <table:table-cell office:value-type="float" office:value="252">
                <text:p>252</text:p>
              </table:table-cell>
              <table:table-cell office:value-type="float" office:value="310.493818302506">
                <text:p>310.493818302506</text:p>
              </table:table-cell>
              <table:table-cell office:value-type="float" office:value="429">
                <text:p>429</text:p>
              </table:table-cell>
              <table:table-cell office:value-type="float" office:value="618.751969436501">
                <text:p>618.751969436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139">
                <text:p>139</text:p>
              </table:table-cell>
              <table:table-cell office:value-type="float" office:value="155.359671970441">
                <text:p>155.359671970441</text:p>
              </table:table-cell>
              <table:table-cell office:value-type="float" office:value="254">
                <text:p>254</text:p>
              </table:table-cell>
              <table:table-cell office:value-type="float" office:value="322.654247525204">
                <text:p>322.654247525204</text:p>
              </table:table-cell>
              <table:table-cell office:value-type="float" office:value="443">
                <text:p>443</text:p>
              </table:table-cell>
              <table:table-cell office:value-type="float" office:value="657.155829003269">
                <text:p>657.1558290032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39">
                <text:p>139</text:p>
              </table:table-cell>
              <table:table-cell office:value-type="float" office:value="157.645941650748">
                <text:p>157.645941650748</text:p>
              </table:table-cell>
              <table:table-cell office:value-type="float" office:value="260">
                <text:p>260</text:p>
              </table:table-cell>
              <table:table-cell office:value-type="float" office:value="335.27017211406">
                <text:p>335.27017211406</text:p>
              </table:table-cell>
              <table:table-cell office:value-type="float" office:value="451">
                <text:p>451</text:p>
              </table:table-cell>
              <table:table-cell office:value-type="float" office:value="697.736634525007">
                <text:p>697.7366345250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142">
                <text:p>142</text:p>
              </table:table-cell>
              <table:table-cell office:value-type="float" office:value="159.964935188983">
                <text:p>159.964935188983</text:p>
              </table:table-cell>
              <table:table-cell office:value-type="float" office:value="271">
                <text:p>271</text:p>
              </table:table-cell>
              <table:table-cell office:value-type="float" office:value="348.35700217532">
                <text:p>348.35700217532</text:p>
              </table:table-cell>
              <table:table-cell office:value-type="float" office:value="477">
                <text:p>477</text:p>
              </table:table-cell>
              <table:table-cell office:value-type="float" office:value="740.591682738181">
                <text:p>740.5916827381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144">
                <text:p>144</text:p>
              </table:table-cell>
              <table:table-cell office:value-type="float" office:value="162.317093694369">
                <text:p>162.317093694369</text:p>
              </table:table-cell>
              <table:table-cell office:value-type="float" office:value="282">
                <text:p>282</text:p>
              </table:table-cell>
              <table:table-cell office:value-type="float" office:value="361.930538036911">
                <text:p>361.930538036911</text:p>
              </table:table-cell>
              <table:table-cell office:value-type="float" office:value="490">
                <text:p>490</text:p>
              </table:table-cell>
              <table:table-cell office:value-type="float" office:value="785.819333516582">
                <text:p>785.819333516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46">
                <text:p>146</text:p>
              </table:table-cell>
              <table:table-cell office:value-type="float" office:value="164.702863414389">
                <text:p>164.702863414389</text:p>
              </table:table-cell>
              <table:table-cell office:value-type="float" office:value="282">
                <text:p>282</text:p>
              </table:table-cell>
              <table:table-cell office:value-type="float" office:value="376.006969353642">
                <text:p>376.006969353642</text:p>
              </table:table-cell>
              <table:table-cell office:value-type="float" office:value="506">
                <text:p>506</text:p>
              </table:table-cell>
              <table:table-cell office:value-type="float" office:value="833.518559631303">
                <text:p>833.5185596313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47">
                <text:p>147</text:p>
              </table:table-cell>
              <table:table-cell office:value-type="float" office:value="167.12269577025">
                <text:p>167.12269577025</text:p>
              </table:table-cell>
              <table:table-cell office:value-type="float" office:value="290">
                <text:p>290</text:p>
              </table:table-cell>
              <table:table-cell office:value-type="float" office:value="390.602873121827">
                <text:p>390.602873121827</text:p>
              </table:table-cell>
              <table:table-cell office:value-type="float" office:value="521">
                <text:p>521</text:p>
              </table:table-cell>
              <table:table-cell office:value-type="float" office:value="883.788433503779">
                <text:p>883.7884335037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51">
                <text:p>151</text:p>
              </table:table-cell>
              <table:table-cell office:value-type="float" office:value="169.577047391793">
                <text:p>169.577047391793</text:p>
              </table:table-cell>
              <table:table-cell office:value-type="float" office:value="294">
                <text:p>294</text:p>
              </table:table-cell>
              <table:table-cell office:value-type="float" office:value="405.735210508494">
                <text:p>405.735210508494</text:p>
              </table:table-cell>
              <table:table-cell office:value-type="float" office:value="541">
                <text:p>541</text:p>
              </table:table-cell>
              <table:table-cell office:value-type="float" office:value="936.727547941629">
                <text:p>936.7275479416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55">
                <text:p>155</text:p>
              </table:table-cell>
              <table:table-cell office:value-type="float" office:value="172.066380151802">
                <text:p>172.066380151802</text:p>
              </table:table-cell>
              <table:table-cell office:value-type="float" office:value="304">
                <text:p>304</text:p>
              </table:table-cell>
              <table:table-cell office:value-type="float" office:value="421.421322395994">
                <text:p>421.421322395994</text:p>
              </table:table-cell>
              <table:table-cell office:value-type="float" office:value="560">
                <text:p>560</text:p>
              </table:table-cell>
              <table:table-cell office:value-type="float" office:value="992.433368446316">
                <text:p>992.433368446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56">
                <text:p>156</text:p>
              </table:table-cell>
              <table:table-cell office:value-type="float" office:value="174.591161199686">
                <text:p>174.591161199686</text:p>
              </table:table-cell>
              <table:table-cell office:value-type="float" office:value="311">
                <text:p>311</text:p>
              </table:table-cell>
              <table:table-cell office:value-type="float" office:value="437.678923538624">
                <text:p>437.678923538624</text:p>
              </table:table-cell>
              <table:table-cell office:value-type="float" office:value="574">
                <text:p>574</text:p>
              </table:table-cell>
              <table:table-cell office:value-type="float" office:value="1051.00151544977">
                <text:p>1051.00151544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61">
                <text:p>161</text:p>
              </table:table-cell>
              <table:table-cell office:value-type="float" office:value="177.151862994491">
                <text:p>177.151862994491</text:p>
              </table:table-cell>
              <table:table-cell office:value-type="float" office:value="316">
                <text:p>316</text:p>
              </table:table-cell>
              <table:table-cell office:value-type="float" office:value="454.526095223825">
                <text:p>454.526095223825</text:p>
              </table:table-cell>
              <table:table-cell office:value-type="float" office:value="585">
                <text:p>585</text:p>
              </table:table-cell>
              <table:table-cell office:value-type="float" office:value="1112.52497578873">
                <text:p>1112.524975788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63">
                <text:p>163</text:p>
              </table:table-cell>
              <table:table-cell office:value-type="float" office:value="179.748963337214">
                <text:p>179.748963337214</text:p>
              </table:table-cell>
              <table:table-cell office:value-type="float" office:value="321">
                <text:p>321</text:p>
              </table:table-cell>
              <table:table-cell office:value-type="float" office:value="471.981276326677">
                <text:p>471.981276326677</text:p>
              </table:table-cell>
              <table:table-cell office:value-type="float" office:value="605">
                <text:p>605</text:p>
              </table:table-cell>
              <table:table-cell office:value-type="float" office:value="1177.09324387251">
                <text:p>1177.093243872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68">
                <text:p>168</text:p>
              </table:table-cell>
              <table:table-cell office:value-type="float" office:value="182.382945402366">
                <text:p>182.382945402366</text:p>
              </table:table-cell>
              <table:table-cell office:value-type="float" office:value="334">
                <text:p>334</text:p>
              </table:table-cell>
              <table:table-cell office:value-type="float" office:value="490.063252642866">
                <text:p>490.063252642866</text:p>
              </table:table-cell>
              <table:table-cell office:value-type="float" office:value="623">
                <text:p>623</text:p>
              </table:table-cell>
              <table:table-cell office:value-type="float" office:value="1244.7913943501">
                <text:p>1244.79139435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73">
                <text:p>173</text:p>
              </table:table-cell>
              <table:table-cell office:value-type="float" office:value="185.054297768764">
                <text:p>185.054297768764</text:p>
              </table:table-cell>
              <table:table-cell office:value-type="float" office:value="342">
                <text:p>342</text:p>
              </table:table-cell>
              <table:table-cell office:value-type="float" office:value="508.791144382059">
                <text:p>508.791144382059</text:p>
              </table:table-cell>
              <table:table-cell office:value-type="float" office:value="639">
                <text:p>639</text:p>
              </table:table-cell>
              <table:table-cell office:value-type="float" office:value="1315.69908963727">
                <text:p>1315.69908963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74">
                <text:p>174</text:p>
              </table:table-cell>
              <table:table-cell office:value-type="float" office:value="187.763514449496">
                <text:p>187.763514449496</text:p>
              </table:table-cell>
              <table:table-cell office:value-type="float" office:value="344">
                <text:p>344</text:p>
              </table:table-cell>
              <table:table-cell office:value-type="float" office:value="528.184391700868">
                <text:p>528.184391700868</text:p>
              </table:table-cell>
              <table:table-cell office:value-type="float" office:value="655">
                <text:p>655</text:p>
              </table:table-cell>
              <table:table-cell office:value-type="float" office:value="1389.88952741975">
                <text:p>1389.889527419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179">
                <text:p>179</text:p>
              </table:table-cell>
              <table:table-cell office:value-type="float" office:value="190.511094921025">
                <text:p>190.511094921025</text:p>
              </table:table-cell>
              <table:table-cell office:value-type="float" office:value="358">
                <text:p>358</text:p>
              </table:table-cell>
              <table:table-cell office:value-type="float" office:value="548.262738152241">
                <text:p>548.262738152241</text:p>
              </table:table-cell>
              <table:table-cell office:value-type="float" office:value="667">
                <text:p>667</text:p>
              </table:table-cell>
              <table:table-cell office:value-type="float" office:value="1467.42833518996">
                <text:p>1467.42833518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183">
                <text:p>183</text:p>
              </table:table-cell>
              <table:table-cell office:value-type="float" office:value="193.297544151386">
                <text:p>193.297544151386</text:p>
              </table:table-cell>
              <table:table-cell office:value-type="float" office:value="365">
                <text:p>365</text:p>
              </table:table-cell>
              <table:table-cell office:value-type="float" office:value="569.046211926443">
                <text:p>569.046211926443</text:p>
              </table:table-cell>
              <table:table-cell office:value-type="float" office:value="687">
                <text:p>687</text:p>
              </table:table-cell>
              <table:table-cell office:value-type="float" office:value="1548.37242097873">
                <text:p>1548.37242097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188">
                <text:p>188</text:p>
              </table:table-cell>
              <table:table-cell office:value-type="float" office:value="196.123372627443">
                <text:p>196.123372627443</text:p>
              </table:table-cell>
              <table:table-cell office:value-type="float" office:value="372">
                <text:p>372</text:p>
              </table:table-cell>
              <table:table-cell office:value-type="float" office:value="590.555104757741">
                <text:p>590.555104757741</text:p>
              </table:table-cell>
              <table:table-cell office:value-type="float" office:value="710">
                <text:p>710</text:p>
              </table:table-cell>
              <table:table-cell office:value-type="float" office:value="1632.76879167517">
                <text:p>1632.768791675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191">
                <text:p>191</text:p>
              </table:table-cell>
              <table:table-cell office:value-type="float" office:value="198.989096381143">
                <text:p>198.989096381143</text:p>
              </table:table-cell>
              <table:table-cell office:value-type="float" office:value="379">
                <text:p>379</text:p>
              </table:table-cell>
              <table:table-cell office:value-type="float" office:value="612.80994837067">
                <text:p>612.80994837067</text:p>
              </table:table-cell>
              <table:table-cell office:value-type="float" office:value="736">
                <text:p>736</text:p>
              </table:table-cell>
              <table:table-cell office:value-type="float" office:value="1720.65335263876">
                <text:p>1720.653352638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193">
                <text:p>193</text:p>
              </table:table-cell>
              <table:table-cell office:value-type="float" office:value="201.895237014736">
                <text:p>201.895237014736</text:p>
              </table:table-cell>
              <table:table-cell office:value-type="float" office:value="390">
                <text:p>390</text:p>
              </table:table-cell>
              <table:table-cell office:value-type="float" office:value="635.831488340367">
                <text:p>635.831488340367</text:p>
              </table:table-cell>
              <table:table-cell office:value-type="float" office:value="774">
                <text:p>774</text:p>
              </table:table-cell>
              <table:table-cell office:value-type="float" office:value="1812.04970463796">
                <text:p>1812.049704637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193">
                <text:p>193</text:p>
              </table:table-cell>
              <table:table-cell office:value-type="float" office:value="204.842321724914">
                <text:p>204.842321724914</text:p>
              </table:table-cell>
              <table:table-cell office:value-type="float" office:value="403">
                <text:p>403</text:p>
              </table:table-cell>
              <table:table-cell office:value-type="float" office:value="659.640655243137">
                <text:p>659.640655243137</text:p>
              </table:table-cell>
              <table:table-cell office:value-type="float" office:value="793">
                <text:p>793</text:p>
              </table:table-cell>
              <table:table-cell office:value-type="float" office:value="1906.96795642459">
                <text:p>1906.967956424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92">
                <text:p>192</text:p>
              </table:table-cell>
              <table:table-cell office:value-type="float" office:value="207.830883325808">
                <text:p>207.830883325808</text:p>
              </table:table-cell>
              <table:table-cell office:value-type="float" office:value="412">
                <text:p>412</text:p>
              </table:table-cell>
              <table:table-cell office:value-type="float" office:value="684.258532976111">
                <text:p>684.258532976111</text:p>
              </table:table-cell>
              <table:table-cell office:value-type="float" office:value="814">
                <text:p>814</text:p>
              </table:table-cell>
              <table:table-cell office:value-type="float" office:value="2005.40357338744">
                <text:p>2005.403573387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194">
                <text:p>194</text:p>
              </table:table-cell>
              <table:table-cell office:value-type="float" office:value="210.86146027081">
                <text:p>210.86146027081</text:p>
              </table:table-cell>
              <table:table-cell office:value-type="float" office:value="421">
                <text:p>421</text:p>
              </table:table-cell>
              <table:table-cell office:value-type="float" office:value="709.706324128906">
                <text:p>709.706324128906</text:p>
              </table:table-cell>
              <table:table-cell office:value-type="float" office:value="838">
                <text:p>838</text:p>
              </table:table-cell>
              <table:table-cell office:value-type="float" office:value="2107.33628462464">
                <text:p>2107.336284624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195">
                <text:p>195</text:p>
              </table:table-cell>
              <table:table-cell office:value-type="float" office:value="213.934596673155">
                <text:p>213.934596673155</text:p>
              </table:table-cell>
              <table:table-cell office:value-type="float" office:value="429">
                <text:p>429</text:p>
              </table:table-cell>
              <table:table-cell office:value-type="float" office:value="736.0053122955">
                <text:p>736.0053122955</text:p>
              </table:table-cell>
              <table:table-cell office:value-type="float" office:value="862">
                <text:p>862</text:p>
              </table:table-cell>
              <table:table-cell office:value-type="float" office:value="2212.72907232808">
                <text:p>2212.729072328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200">
                <text:p>200</text:p>
              </table:table-cell>
              <table:table-cell office:value-type="float" office:value="217.05084232523">
                <text:p>217.05084232523</text:p>
              </table:table-cell>
              <table:table-cell office:value-type="float" office:value="443">
                <text:p>443</text:p>
              </table:table-cell>
              <table:table-cell office:value-type="float" office:value="763.176821221389">
                <text:p>763.176821221389</text:p>
              </table:table-cell>
              <table:table-cell office:value-type="float" office:value="879">
                <text:p>879</text:p>
              </table:table-cell>
              <table:table-cell office:value-type="float" office:value="2321.52726847607">
                <text:p>2321.527268476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205">
                <text:p>205</text:p>
              </table:table-cell>
              <table:table-cell office:value-type="float" office:value="220.210752716531">
                <text:p>220.210752716531</text:p>
              </table:table-cell>
              <table:table-cell office:value-type="float" office:value="455">
                <text:p>455</text:p>
              </table:table-cell>
              <table:table-cell office:value-type="float" office:value="791.242170689581">
                <text:p>791.242170689581</text:p>
              </table:table-cell>
              <table:table-cell office:value-type="float" office:value="911">
                <text:p>911</text:p>
              </table:table-cell>
              <table:table-cell office:value-type="float" office:value="2433.65778437338">
                <text:p>2433.65778437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207">
                <text:p>207</text:p>
              </table:table-cell>
              <table:table-cell office:value-type="float" office:value="223.414889050236">
                <text:p>223.414889050236</text:p>
              </table:table-cell>
              <table:table-cell office:value-type="float" office:value="467">
                <text:p>467</text:p>
              </table:table-cell>
              <table:table-cell office:value-type="float" office:value="820.222629059149">
                <text:p>820.222629059149</text:p>
              </table:table-cell>
              <table:table-cell office:value-type="float" office:value="937">
                <text:p>937</text:p>
              </table:table-cell>
              <table:table-cell office:value-type="float" office:value="2549.02849846094">
                <text:p>2549.02849846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212">
                <text:p>212</text:p>
              </table:table-cell>
              <table:table-cell office:value-type="float" office:value="226.663818258336">
                <text:p>226.663818258336</text:p>
              </table:table-cell>
              <table:table-cell office:value-type="float" office:value="476">
                <text:p>476</text:p>
              </table:table-cell>
              <table:table-cell office:value-type="float" office:value="850.139362382167">
                <text:p>850.139362382167</text:p>
              </table:table-cell>
              <table:table-cell office:value-type="float" office:value="968">
                <text:p>968</text:p>
              </table:table-cell>
              <table:table-cell office:value-type="float" office:value="2667.52782695084">
                <text:p>2667.527826950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212">
                <text:p>212</text:p>
              </table:table-cell>
              <table:table-cell office:value-type="float" office:value="229.958113015254">
                <text:p>229.958113015254</text:p>
              </table:table-cell>
              <table:table-cell office:value-type="float" office:value="482">
                <text:p>482</text:p>
              </table:table-cell>
              <table:table-cell office:value-type="float" office:value="881.013380038889">
                <text:p>881.013380038889</text:p>
              </table:table-cell>
              <table:table-cell office:value-type="float" office:value="997">
                <text:p>997</text:p>
              </table:table-cell>
              <table:table-cell office:value-type="float" office:value="2789.02450015845">
                <text:p>2789.024500158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213">
                <text:p>213</text:p>
              </table:table-cell>
              <table:table-cell office:value-type="float" office:value="233.298351749906">
                <text:p>233.298351749906</text:p>
              </table:table-cell>
              <table:table-cell office:value-type="float" office:value="489">
                <text:p>489</text:p>
              </table:table-cell>
              <table:table-cell office:value-type="float" office:value="912.865476847227">
                <text:p>912.865476847227</text:p>
              </table:table-cell>
              <table:table-cell office:value-type="float" office:value="1030">
                <text:p>1030</text:p>
              </table:table-cell>
              <table:table-cell office:value-type="float" office:value="2913.36756486062">
                <text:p>2913.367564860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216">
                <text:p>216</text:p>
              </table:table-cell>
              <table:table-cell office:value-type="float" office:value="236.685118656145">
                <text:p>236.685118656145</text:p>
              </table:table-cell>
              <table:table-cell office:value-type="float" office:value="504">
                <text:p>504</text:p>
              </table:table-cell>
              <table:table-cell office:value-type="float" office:value="945.716171620907">
                <text:p>945.716171620907</text:p>
              </table:table-cell>
              <table:table-cell office:value-type="float" office:value="1054">
                <text:p>1054</text:p>
              </table:table-cell>
              <table:table-cell office:value-type="float" office:value="3040.38662959883">
                <text:p>3040.386629598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215">
                <text:p>215</text:p>
              </table:table-cell>
              <table:table-cell office:value-type="float" office:value="240.119003701518">
                <text:p>240.119003701518</text:p>
              </table:table-cell>
              <table:table-cell office:value-type="float" office:value="515">
                <text:p>515</text:p>
              </table:table-cell>
              <table:table-cell office:value-type="float" office:value="979.58564217132">
                <text:p>979.58564217132</text:p>
              </table:table-cell>
              <table:table-cell office:value-type="float" office:value="1075">
                <text:p>1075</text:p>
              </table:table-cell>
              <table:table-cell office:value-type="float" office:value="3169.89236559974">
                <text:p>3169.89236559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220">
                <text:p>220</text:p>
              </table:table-cell>
              <table:table-cell office:value-type="float" office:value="243.600602634287">
                <text:p>243.600602634287</text:p>
              </table:table-cell>
              <table:table-cell office:value-type="float" office:value="520">
                <text:p>520</text:p>
              </table:table-cell>
              <table:table-cell office:value-type="float" office:value="1014.4936567711">
                <text:p>1014.4936567711</text:p>
              </table:table-cell>
              <table:table-cell office:value-type="float" office:value="1108">
                <text:p>1108</text:p>
              </table:table-cell>
              <table:table-cell office:value-type="float" office:value="3301.67727097457">
                <text:p>3301.677270974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220">
                <text:p>220</text:p>
              </table:table-cell>
              <table:table-cell office:value-type="float" office:value="247.130516988643">
                <text:p>247.130516988643</text:p>
              </table:table-cell>
              <table:table-cell office:value-type="float" office:value="530">
                <text:p>530</text:p>
              </table:table-cell>
              <table:table-cell office:value-type="float" office:value="1050.45950212281">
                <text:p>1050.45950212281</text:p>
              </table:table-cell>
              <table:table-cell office:value-type="float" office:value="1130">
                <text:p>1130</text:p>
              </table:table-cell>
              <table:table-cell office:value-type="float" office:value="3435.51670019998">
                <text:p>3435.5167001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225">
                <text:p>225</text:p>
              </table:table-cell>
              <table:table-cell office:value-type="float" office:value="250.709354088051">
                <text:p>250.709354088051</text:p>
              </table:table-cell>
              <table:table-cell office:value-type="float" office:value="543">
                <text:p>543</text:p>
              </table:table-cell>
              <table:table-cell office:value-type="float" office:value="1087.50190790394">
                <text:p>1087.50190790394</text:p>
              </table:table-cell>
              <table:table-cell office:value-type="float" office:value="1166">
                <text:p>1166</text:p>
              </table:table-cell>
              <table:table-cell office:value-type="float" office:value="3571.1701547339">
                <text:p>3571.1701547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227">
                <text:p>227</text:p>
              </table:table-cell>
              <table:table-cell office:value-type="float" office:value="254.337727046653">
                <text:p>254.337727046653</text:p>
              </table:table-cell>
              <table:table-cell office:value-type="float" office:value="554">
                <text:p>554</text:p>
              </table:table-cell>
              <table:table-cell office:value-type="float" office:value="1125.63896798956">
                <text:p>1125.63896798956</text:p>
              </table:table-cell>
              <table:table-cell office:value-type="float" office:value="1188">
                <text:p>1188</text:p>
              </table:table-cell>
              <table:table-cell office:value-type="float" office:value="3708.38282417576">
                <text:p>3708.382824175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225">
                <text:p>225</text:p>
              </table:table-cell>
              <table:table-cell office:value-type="float" office:value="258.016254768684">
                <text:p>258.016254768684</text:p>
              </table:table-cell>
              <table:table-cell office:value-type="float" office:value="567">
                <text:p>567</text:p>
              </table:table-cell>
              <table:table-cell office:value-type="float" office:value="1164.88805848667">
                <text:p>1164.88805848667</text:p>
              </table:table-cell>
              <table:table-cell office:value-type="float" office:value="1216">
                <text:p>1216</text:p>
              </table:table-cell>
              <table:table-cell office:value-type="float" office:value="3846.88736086739">
                <text:p>3846.887360867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230">
                <text:p>230</text:p>
              </table:table-cell>
              <table:table-cell office:value-type="float" office:value="261.745561945807">
                <text:p>261.745561945807</text:p>
              </table:table-cell>
              <table:table-cell office:value-type="float" office:value="575">
                <text:p>575</text:p>
              </table:table-cell>
              <table:table-cell office:value-type="float" office:value="1205.26575274898">
                <text:p>1205.26575274898</text:p>
              </table:table-cell>
              <table:table-cell office:value-type="float" office:value="1246">
                <text:p>1246</text:p>
              </table:table-cell>
              <table:table-cell office:value-type="float" office:value="3986.40586449492">
                <text:p>3986.405864494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231">
                <text:p>231</text:p>
              </table:table-cell>
              <table:table-cell office:value-type="float" office:value="265.526279052308">
                <text:p>265.526279052308</text:p>
              </table:table-cell>
              <table:table-cell office:value-type="float" office:value="586">
                <text:p>586</text:p>
              </table:table-cell>
              <table:table-cell office:value-type="float" office:value="1246.78773357789">
                <text:p>1246.78773357789</text:p>
              </table:table-cell>
              <table:table-cell office:value-type="float" office:value="1277">
                <text:p>1277</text:p>
              </table:table-cell>
              <table:table-cell office:value-type="float" office:value="4126.65204734588">
                <text:p>4126.652047345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234">
                <text:p>234</text:p>
              </table:table-cell>
              <table:table-cell office:value-type="float" office:value="269.359042338091">
                <text:p>269.359042338091</text:p>
              </table:table-cell>
              <table:table-cell office:value-type="float" office:value="611">
                <text:p>611</text:p>
              </table:table-cell>
              <table:table-cell office:value-type="float" office:value="1289.46870285462">
                <text:p>1289.46870285462</text:p>
              </table:table-cell>
              <table:table-cell office:value-type="float" office:value="1321">
                <text:p>1321</text:p>
              </table:table-cell>
              <table:table-cell office:value-type="float" office:value="4267.3335456484">
                <text:p>4267.3335456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238">
                <text:p>238</text:p>
              </table:table-cell>
              <table:table-cell office:value-type="float" office:value="273.244493819381">
                <text:p>273.244493819381</text:p>
              </table:table-cell>
              <table:table-cell office:value-type="float" office:value="618">
                <text:p>618</text:p>
              </table:table-cell>
              <table:table-cell office:value-type="float" office:value="1333.3222888889">
                <text:p>1333.3222888889</text:p>
              </table:table-cell>
              <table:table-cell office:value-type="float" office:value="1350">
                <text:p>1350</text:p>
              </table:table-cell>
              <table:table-cell office:value-type="float" office:value="4408.1543380969">
                <text:p>4408.15433809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240">
                <text:p>240</text:p>
              </table:table-cell>
              <table:table-cell office:value-type="float" office:value="277.18328126708">
                <text:p>277.18328126708</text:p>
              </table:table-cell>
              <table:table-cell office:value-type="float" office:value="632">
                <text:p>632</text:p>
              </table:table-cell>
              <table:table-cell office:value-type="float" office:value="1378.36095181207">
                <text:p>1378.36095181207</text:p>
              </table:table-cell>
              <table:table-cell office:value-type="float" office:value="1368">
                <text:p>1368</text:p>
              </table:table-cell>
              <table:table-cell office:value-type="float" office:value="4548.81722944548">
                <text:p>4548.81722944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240">
                <text:p>240</text:p>
              </table:table-cell>
              <table:table-cell office:value-type="float" office:value="281.176058192682">
                <text:p>281.176058192682</text:p>
              </table:table-cell>
              <table:table-cell office:value-type="float" office:value="643">
                <text:p>643</text:p>
              </table:table-cell>
              <table:table-cell office:value-type="float" office:value="1424.59588738592">
                <text:p>1424.59588738592</text:p>
              </table:table-cell>
              <table:table-cell office:value-type="float" office:value="1389">
                <text:p>1389</text:p>
              </table:table-cell>
              <table:table-cell office:value-type="float" office:value="4689.02635507221">
                <text:p>4689.026355072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243">
                <text:p>243</text:p>
              </table:table-cell>
              <table:table-cell office:value-type="float" office:value="285.223483831699">
                <text:p>285.223483831699</text:p>
              </table:table-cell>
              <table:table-cell office:value-type="float" office:value="652">
                <text:p>652</text:p>
              </table:table-cell>
              <table:table-cell office:value-type="float" office:value="1472.03692964261">
                <text:p>1472.03692964261</text:p>
              </table:table-cell>
              <table:table-cell office:value-type="float" office:value="1426">
                <text:p>1426</text:p>
              </table:table-cell>
              <table:table-cell office:value-type="float" office:value="4828.48966177671">
                <text:p>4828.48966177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241">
                <text:p>241</text:p>
              </table:table-cell>
              <table:table-cell office:value-type="float" office:value="289.326223124489">
                <text:p>289.326223124489</text:p>
              </table:table-cell>
              <table:table-cell office:value-type="float" office:value="656">
                <text:p>656</text:p>
              </table:table-cell>
              <table:table-cell office:value-type="float" office:value="1520.69245281582">
                <text:p>1520.69245281582</text:p>
              </table:table-cell>
              <table:table-cell office:value-type="float" office:value="1450">
                <text:p>1450</text:p>
              </table:table-cell>
              <table:table-cell office:value-type="float" office:value="4966.92132079967">
                <text:p>4966.921320799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245">
                <text:p>245</text:p>
              </table:table-cell>
              <table:table-cell office:value-type="float" office:value="293.484946694429">
                <text:p>293.484946694429</text:p>
              </table:table-cell>
              <table:table-cell office:value-type="float" office:value="664">
                <text:p>664</text:p>
              </table:table-cell>
              <table:table-cell office:value-type="float" office:value="1570.56927306722">
                <text:p>1570.56927306722</text:p>
              </table:table-cell>
              <table:table-cell office:value-type="float" office:value="1480">
                <text:p>1480</text:p>
              </table:table-cell>
              <table:table-cell office:value-type="float" office:value="5104.04403111193">
                <text:p>5104.044031111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246">
                <text:p>246</text:p>
              </table:table-cell>
              <table:table-cell office:value-type="float" office:value="297.70033082335">
                <text:p>297.70033082335</text:p>
              </table:table-cell>
              <table:table-cell office:value-type="float" office:value="680">
                <text:p>680</text:p>
              </table:table-cell>
              <table:table-cell office:value-type="float" office:value="1621.67255055666">
                <text:p>1621.67255055666</text:p>
              </table:table-cell>
              <table:table-cell office:value-type="float" office:value="1519">
                <text:p>1519</text:p>
              </table:table-cell>
              <table:table-cell office:value-type="float" office:value="5239.59117431803">
                <text:p>5239.591174318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251">
                <text:p>251</text:p>
              </table:table-cell>
              <table:table-cell office:value-type="float" office:value="301.973057424145">
                <text:p>301.973057424145</text:p>
              </table:table-cell>
              <table:table-cell office:value-type="float" office:value="693">
                <text:p>693</text:p>
              </table:table-cell>
              <table:table-cell office:value-type="float" office:value="1674.00569244595">
                <text:p>1674.00569244595</text:p>
              </table:table-cell>
              <table:table-cell office:value-type="float" office:value="1549">
                <text:p>1549</text:p>
              </table:table-cell>
              <table:table-cell office:value-type="float" office:value="5373.30878690424">
                <text:p>5373.308786904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255">
                <text:p>255</text:p>
              </table:table-cell>
              <table:table-cell office:value-type="float" office:value="306.30381401048">
                <text:p>306.30381401048</text:p>
              </table:table-cell>
              <table:table-cell office:value-type="float" office:value="707">
                <text:p>707</text:p>
              </table:table-cell>
              <table:table-cell office:value-type="float" office:value="1727.57025746715">
                <text:p>1727.57025746715</text:p>
              </table:table-cell>
              <table:table-cell office:value-type="float" office:value="1587">
                <text:p>1587</text:p>
              </table:table-cell>
              <table:table-cell office:value-type="float" office:value="5504.95732083784">
                <text:p>5504.957320837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253">
                <text:p>253</text:p>
              </table:table-cell>
              <table:table-cell office:value-type="float" office:value="310.693293663508">
                <text:p>310.693293663508</text:p>
              </table:table-cell>
              <table:table-cell office:value-type="float" office:value="726">
                <text:p>726</text:p>
              </table:table-cell>
              <table:table-cell office:value-type="float" office:value="1782.36586272325">
                <text:p>1782.36586272325</text:p>
              </table:table-cell>
              <table:table-cell office:value-type="float" office:value="1620">
                <text:p>1620</text:p>
              </table:table-cell>
              <table:table-cell office:value-type="float" office:value="5634.31316946501">
                <text:p>5634.313169465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256">
                <text:p>256</text:p>
              </table:table-cell>
              <table:table-cell office:value-type="float" office:value="315.142194995525">
                <text:p>315.142194995525</text:p>
              </table:table-cell>
              <table:table-cell office:value-type="float" office:value="726">
                <text:p>726</text:p>
              </table:table-cell>
              <table:table-cell office:value-type="float" office:value="1838.39009342351">
                <text:p>1838.39009342351</text:p>
              </table:table-cell>
              <table:table-cell office:value-type="float" office:value="1661">
                <text:p>1661</text:p>
              </table:table-cell>
              <table:table-cell office:value-type="float" office:value="5761.16994200896">
                <text:p>5761.169942008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259">
                <text:p>259</text:p>
              </table:table-cell>
              <table:table-cell office:value-type="float" office:value="319.651222110457">
                <text:p>319.651222110457</text:p>
              </table:table-cell>
              <table:table-cell office:value-type="float" office:value="745">
                <text:p>745</text:p>
              </table:table-cell>
              <table:table-cell office:value-type="float" office:value="1895.63841628546">
                <text:p>1895.63841628546</text:p>
              </table:table-cell>
              <table:table-cell office:value-type="float" office:value="1705">
                <text:p>1705</text:p>
              </table:table-cell>
              <table:table-cell office:value-type="float" office:value="5885.33947648624">
                <text:p>5885.339476486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255">
                <text:p>255</text:p>
              </table:table-cell>
              <table:table-cell office:value-type="float" office:value="324.221084561109">
                <text:p>324.221084561109</text:p>
              </table:table-cell>
              <table:table-cell office:value-type="float" office:value="764">
                <text:p>764</text:p>
              </table:table-cell>
              <table:table-cell office:value-type="float" office:value="1954.10409736021">
                <text:p>1954.10409736021</text:p>
              </table:table-cell>
              <table:table-cell office:value-type="float" office:value="1750">
                <text:p>1750</text:p>
              </table:table-cell>
              <table:table-cell office:value-type="float" office:value="6006.65258729052">
                <text:p>6006.65258729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255">
                <text:p>255</text:p>
              </table:table-cell>
              <table:table-cell office:value-type="float" office:value="328.852497303086">
                <text:p>328.852497303086</text:p>
              </table:table-cell>
              <table:table-cell office:value-type="float" office:value="776">
                <text:p>776</text:p>
              </table:table-cell>
              <table:table-cell office:value-type="float" office:value="2013.77812505696">
                <text:p>2013.77812505696</text:p>
              </table:table-cell>
              <table:table-cell office:value-type="float" office:value="1789">
                <text:p>1789</text:p>
              </table:table-cell>
              <table:table-cell office:value-type="float" office:value="6124.95954981743">
                <text:p>6124.959549817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259">
                <text:p>259</text:p>
              </table:table-cell>
              <table:table-cell office:value-type="float" office:value="333.546180645289">
                <text:p>333.546180645289</text:p>
              </table:table-cell>
              <table:table-cell office:value-type="float" office:value="787">
                <text:p>787</text:p>
              </table:table-cell>
              <table:table-cell office:value-type="float" office:value="2074.64913915441">
                <text:p>2074.64913915441</text:p>
              </table:table-cell>
              <table:table-cell office:value-type="float" office:value="1828">
                <text:p>1828</text:p>
              </table:table-cell>
              <table:table-cell office:value-type="float" office:value="6240.13033012636">
                <text:p>6240.130330126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263">
                <text:p>263</text:p>
              </table:table-cell>
              <table:table-cell office:value-type="float" office:value="338.302860196898">
                <text:p>338.302860196898</text:p>
              </table:table-cell>
              <table:table-cell office:value-type="float" office:value="795">
                <text:p>795</text:p>
              </table:table-cell>
              <table:table-cell office:value-type="float" office:value="2136.70336659233">
                <text:p>2136.70336659233</text:p>
              </table:table-cell>
              <table:table-cell office:value-type="float" office:value="1878">
                <text:p>1878</text:p>
              </table:table-cell>
              <table:table-cell office:value-type="float" office:value="6352.05457260095">
                <text:p>6352.054572600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266">
                <text:p>266</text:p>
              </table:table-cell>
              <table:table-cell office:value-type="float" office:value="343.123266810765">
                <text:p>343.123266810765</text:p>
              </table:table-cell>
              <table:table-cell office:value-type="float" office:value="798">
                <text:p>798</text:p>
              </table:table-cell>
              <table:table-cell office:value-type="float" office:value="2199.92456483288">
                <text:p>2199.92456483288</text:p>
              </table:table-cell>
              <table:table-cell office:value-type="float" office:value="1907">
                <text:p>1907</text:p>
              </table:table-cell>
              <table:table-cell office:value-type="float" office:value="6460.64136276601">
                <text:p>6460.64136276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273">
                <text:p>273</text:p>
              </table:table-cell>
              <table:table-cell office:value-type="float" office:value="348.008136523104">
                <text:p>348.008136523104</text:p>
              </table:table-cell>
              <table:table-cell office:value-type="float" office:value="811">
                <text:p>811</text:p>
              </table:table-cell>
              <table:table-cell office:value-type="float" office:value="2264.29397356966">
                <text:p>2264.29397356966</text:p>
              </table:table-cell>
              <table:table-cell office:value-type="float" office:value="1957">
                <text:p>1957</text:p>
              </table:table-cell>
              <table:table-cell office:value-type="float" office:value="6565.81878577474">
                <text:p>6565.818785774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277">
                <text:p>277</text:p>
              </table:table-cell>
              <table:table-cell office:value-type="float" office:value="352.958210489402">
                <text:p>352.958210489402</text:p>
              </table:table-cell>
              <table:table-cell office:value-type="float" office:value="829">
                <text:p>829</text:p>
              </table:table-cell>
              <table:table-cell office:value-type="float" office:value="2329.79027554154">
                <text:p>2329.79027554154</text:p>
              </table:table-cell>
              <table:table-cell office:value-type="float" office:value="1992">
                <text:p>1992</text:p>
              </table:table-cell>
              <table:table-cell office:value-type="float" office:value="6667.53330356832">
                <text:p>6667.533303568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289">
                <text:p>289</text:p>
              </table:table-cell>
              <table:table-cell office:value-type="float" office:value="357.974234916447">
                <text:p>357.974234916447</text:p>
              </table:table-cell>
              <table:table-cell office:value-type="float" office:value="849">
                <text:p>849</text:p>
              </table:table-cell>
              <table:table-cell office:value-type="float" office:value="2396.38956717706">
                <text:p>2396.38956717706</text:p>
              </table:table-cell>
              <table:table-cell office:value-type="float" office:value="2017">
                <text:p>2017</text:p>
              </table:table-cell>
              <table:table-cell office:value-type="float" office:value="6765.74897534151">
                <text:p>6765.748975341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293">
                <text:p>293</text:p>
              </table:table-cell>
              <table:table-cell office:value-type="float" office:value="363.056960990387">
                <text:p>363.056960990387</text:p>
              </table:table-cell>
              <table:table-cell office:value-type="float" office:value="867">
                <text:p>867</text:p>
              </table:table-cell>
              <table:table-cell office:value-type="float" office:value="2464.06533975481">
                <text:p>2464.06533975481</text:p>
              </table:table-cell>
              <table:table-cell office:value-type="float" office:value="2043">
                <text:p>2043</text:p>
              </table:table-cell>
              <table:table-cell office:value-type="float" office:value="6860.44654676472">
                <text:p>6860.446546764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296">
                <text:p>296</text:p>
              </table:table-cell>
              <table:table-cell office:value-type="float" office:value="368.207144800721">
                <text:p>368.207144800721</text:p>
              </table:table-cell>
              <table:table-cell office:value-type="float" office:value="881">
                <text:p>881</text:p>
              </table:table-cell>
              <table:table-cell office:value-type="float" office:value="2532.78847171386">
                <text:p>2532.78847171386</text:p>
              </table:table-cell>
              <table:table-cell office:value-type="float" office:value="2082">
                <text:p>2082</text:p>
              </table:table-cell>
              <table:table-cell office:value-type="float" office:value="6951.62243348634">
                <text:p>6951.622433486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300">
                <text:p>300</text:p>
              </table:table-cell>
              <table:table-cell office:value-type="float" office:value="373.425547260117">
                <text:p>373.425547260117</text:p>
              </table:table-cell>
              <table:table-cell office:value-type="float" office:value="894">
                <text:p>894</text:p>
              </table:table-cell>
              <table:table-cell office:value-type="float" office:value="2602.52723268701">
                <text:p>2602.52723268701</text:p>
              </table:table-cell>
              <table:table-cell office:value-type="float" office:value="2109">
                <text:p>2109</text:p>
              </table:table-cell>
              <table:table-cell office:value-type="float" office:value="7039.28762385752">
                <text:p>7039.287623857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307">
                <text:p>307</text:p>
              </table:table-cell>
              <table:table-cell office:value-type="float" office:value="378.712934019985">
                <text:p>378.712934019985</text:p>
              </table:table-cell>
              <table:table-cell office:value-type="float" office:value="904">
                <text:p>904</text:p>
              </table:table-cell>
              <table:table-cell office:value-type="float" office:value="2673.24729975844">
                <text:p>2673.24729975844</text:p>
              </table:table-cell>
              <table:table-cell office:value-type="float" office:value="2134">
                <text:p>2134</text:p>
              </table:table-cell>
              <table:table-cell office:value-type="float" office:value="7123.46652468756">
                <text:p>7123.466524687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306">
                <text:p>306</text:p>
              </table:table-cell>
              <table:table-cell office:value-type="float" office:value="384.070075381681">
                <text:p>384.070075381681</text:p>
              </table:table-cell>
              <table:table-cell office:value-type="float" office:value="912">
                <text:p>912</text:p>
              </table:table-cell>
              <table:table-cell office:value-type="float" office:value="2744.91178636596">
                <text:p>2744.91178636596</text:p>
              </table:table-cell>
              <table:table-cell office:value-type="float" office:value="2162">
                <text:p>2162</text:p>
              </table:table-cell>
              <table:table-cell office:value-type="float" office:value="7204.19577225964">
                <text:p>7204.195772259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308">
                <text:p>308</text:p>
              </table:table-cell>
              <table:table-cell office:value-type="float" office:value="389.497746203259">
                <text:p>389.497746203259</text:p>
              </table:table-cell>
              <table:table-cell office:value-type="float" office:value="923">
                <text:p>923</text:p>
              </table:table-cell>
              <table:table-cell office:value-type="float" office:value="2817.48128417778">
                <text:p>2817.48128417778</text:p>
              </table:table-cell>
              <table:table-cell office:value-type="float" office:value="2218">
                <text:p>2218</text:p>
              </table:table-cell>
              <table:table-cell office:value-type="float" office:value="7281.52302892241">
                <text:p>7281.523028922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310">
                <text:p>310</text:p>
              </table:table-cell>
              <table:table-cell office:value-type="float" office:value="394.996725801671">
                <text:p>394.996725801671</text:p>
              </table:table-cell>
              <table:table-cell office:value-type="float" office:value="934">
                <text:p>934</text:p>
              </table:table-cell>
              <table:table-cell office:value-type="float" office:value="2890.91391817492">
                <text:p>2890.91391817492</text:p>
              </table:table-cell>
              <table:table-cell office:value-type="float" office:value="2261">
                <text:p>2261</text:p>
              </table:table-cell>
              <table:table-cell office:value-type="float" office:value="7355.50578342751">
                <text:p>7355.505783427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311">
                <text:p>311</text:p>
              </table:table-cell>
              <table:table-cell office:value-type="float" office:value="400.567797850321">
                <text:p>400.567797850321</text:p>
              </table:table-cell>
              <table:table-cell office:value-type="float" office:value="943">
                <text:p>943</text:p>
              </table:table-cell>
              <table:table-cell office:value-type="float" office:value="2965.16541506361">
                <text:p>2965.16541506361</text:p>
              </table:table-cell>
              <table:table-cell office:value-type="float" office:value="2317">
                <text:p>2317</text:p>
              </table:table-cell>
              <table:table-cell office:value-type="float" office:value="7426.21017090192">
                <text:p>7426.210170901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318">
                <text:p>318</text:p>
              </table:table-cell>
              <table:table-cell office:value-type="float" office:value="406.211750271858">
                <text:p>406.211750271858</text:p>
              </table:table-cell>
              <table:table-cell office:value-type="float" office:value="961">
                <text:p>961</text:p>
              </table:table-cell>
              <table:table-cell office:value-type="float" office:value="3040.18918502938">
                <text:p>3040.18918502938</text:p>
              </table:table-cell>
              <table:table-cell office:value-type="float" office:value="2351">
                <text:p>2351</text:p>
              </table:table-cell>
              <table:table-cell office:value-type="float" office:value="7493.70982601346">
                <text:p>7493.70982601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320">
                <text:p>320</text:p>
              </table:table-cell>
              <table:table-cell office:value-type="float" office:value="411.929375126133">
                <text:p>411.929375126133</text:p>
              </table:table-cell>
              <table:table-cell office:value-type="float" office:value="985">
                <text:p>985</text:p>
              </table:table-cell>
              <table:table-cell office:value-type="float" office:value="3115.93641672606">
                <text:p>3115.93641672606</text:p>
              </table:table-cell>
              <table:table-cell office:value-type="float" office:value="2381">
                <text:p>2381</text:p>
              </table:table-cell>
              <table:table-cell office:value-type="float" office:value="7558.08478057947">
                <text:p>7558.084780579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325">
                <text:p>325</text:p>
              </table:table-cell>
              <table:table-cell office:value-type="float" office:value="417.721468493202">
                <text:p>417.721468493202</text:p>
              </table:table-cell>
              <table:table-cell office:value-type="float" office:value="1003">
                <text:p>1003</text:p>
              </table:table-cell>
              <table:table-cell office:value-type="float" office:value="3192.356185271">
                <text:p>3192.356185271</text:p>
              </table:table-cell>
              <table:table-cell office:value-type="float" office:value="2430">
                <text:p>2430</text:p>
              </table:table-cell>
              <table:table-cell office:value-type="float" office:value="7619.42041464455">
                <text:p>7619.42041464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324">
                <text:p>324</text:p>
              </table:table-cell>
              <table:table-cell office:value-type="float" office:value="423.588830351284">
                <text:p>423.588830351284</text:p>
              </table:table-cell>
              <table:table-cell office:value-type="float" office:value="1017">
                <text:p>1017</text:p>
              </table:table-cell>
              <table:table-cell office:value-type="float" office:value="3269.39557289373">
                <text:p>3269.39557289373</text:p>
              </table:table-cell>
              <table:table-cell office:value-type="float" office:value="2471">
                <text:p>2471</text:p>
              </table:table-cell>
              <table:table-cell office:value-type="float" office:value="7677.80646795789">
                <text:p>7677.806467957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324">
                <text:p>324</text:p>
              </table:table-cell>
              <table:table-cell office:value-type="float" office:value="429.532264449578">
                <text:p>429.532264449578</text:p>
              </table:table-cell>
              <table:table-cell office:value-type="float" office:value="1032">
                <text:p>1032</text:p>
              </table:table-cell>
              <table:table-cell office:value-type="float" office:value="3346.99980176045">
                <text:p>3346.99980176045</text:p>
              </table:table-cell>
              <table:table-cell office:value-type="float" office:value="2513">
                <text:p>2513</text:p>
              </table:table-cell>
              <table:table-cell office:value-type="float" office:value="7733.33611685051">
                <text:p>7733.336116850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328">
                <text:p>328</text:p>
              </table:table-cell>
              <table:table-cell office:value-type="float" office:value="435.552578175833">
                <text:p>435.552578175833</text:p>
              </table:table-cell>
              <table:table-cell office:value-type="float" office:value="1056">
                <text:p>1056</text:p>
              </table:table-cell>
              <table:table-cell office:value-type="float" office:value="3425.11237837352">
                <text:p>3425.11237837352</text:p>
              </table:table-cell>
              <table:table-cell office:value-type="float" office:value="2554">
                <text:p>2554</text:p>
              </table:table-cell>
              <table:table-cell office:value-type="float" office:value="7786.10511977004">
                <text:p>7786.10511977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332">
                <text:p>332</text:p>
              </table:table-cell>
              <table:table-cell office:value-type="float" office:value="441.650582418577">
                <text:p>441.650582418577</text:p>
              </table:table-cell>
              <table:table-cell office:value-type="float" office:value="1078">
                <text:p>1078</text:p>
              </table:table-cell>
              <table:table-cell office:value-type="float" office:value="3503.67524882467">
                <text:p>3503.67524882467</text:p>
              </table:table-cell>
              <table:table-cell office:value-type="float" office:value="2575">
                <text:p>2575</text:p>
              </table:table-cell>
              <table:table-cell office:value-type="float" office:value="7836.21103318801">
                <text:p>7836.211033188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332">
                <text:p>332</text:p>
              </table:table-cell>
              <table:table-cell office:value-type="float" office:value="447.827091423911">
                <text:p>447.827091423911</text:p>
              </table:table-cell>
              <table:table-cell office:value-type="float" office:value="1084">
                <text:p>1084</text:p>
              </table:table-cell>
              <table:table-cell office:value-type="float" office:value="3582.62896406556">
                <text:p>3582.62896406556</text:p>
              </table:table-cell>
              <table:table-cell office:value-type="float" office:value="2610">
                <text:p>2610</text:p>
              </table:table-cell>
              <table:table-cell office:value-type="float" office:value="7883.75249825778">
                <text:p>7883.752498257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332">
                <text:p>332</text:p>
              </table:table-cell>
              <table:table-cell office:value-type="float" office:value="454.08292264676">
                <text:p>454.08292264676</text:p>
              </table:table-cell>
              <table:table-cell office:value-type="float" office:value="1107">
                <text:p>1107</text:p>
              </table:table-cell>
              <table:table-cell office:value-type="float" office:value="3661.9128542508">
                <text:p>3661.9128542508</text:p>
              </table:table-cell>
              <table:table-cell office:value-type="float" office:value="2660">
                <text:p>2660</text:p>
              </table:table-cell>
              <table:table-cell office:value-type="float" office:value="7928.82859746649">
                <text:p>7928.828597466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335">
                <text:p>335</text:p>
              </table:table-cell>
              <table:table-cell office:value-type="float" office:value="460.418896596497">
                <text:p>460.418896596497</text:p>
              </table:table-cell>
              <table:table-cell office:value-type="float" office:value="1123">
                <text:p>1123</text:p>
              </table:table-cell>
              <table:table-cell office:value-type="float" office:value="3741.46521110846">
                <text:p>3741.46521110846</text:p>
              </table:table-cell>
              <table:table-cell office:value-type="float" office:value="2706">
                <text:p>2706</text:p>
              </table:table-cell>
              <table:table-cell office:value-type="float" office:value="7971.5382795849">
                <text:p>7971.53827958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339">
                <text:p>339</text:p>
              </table:table-cell>
              <table:table-cell office:value-type="float" office:value="466.835836676836">
                <text:p>466.835836676836</text:p>
              </table:table-cell>
              <table:table-cell office:value-type="float" office:value="1135">
                <text:p>1135</text:p>
              </table:table-cell>
              <table:table-cell office:value-type="float" office:value="3821.22347720366">
                <text:p>3821.22347720366</text:p>
              </table:table-cell>
              <table:table-cell office:value-type="float" office:value="2724">
                <text:p>2724</text:p>
              </table:table-cell>
              <table:table-cell office:value-type="float" office:value="8011.97985046174">
                <text:p>8011.979850461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345">
                <text:p>345</text:p>
              </table:table-cell>
              <table:table-cell office:value-type="float" office:value="473.334569019896">
                <text:p>473.334569019896</text:p>
              </table:table-cell>
              <table:table-cell office:value-type="float" office:value="1156">
                <text:p>1156</text:p>
              </table:table-cell>
              <table:table-cell office:value-type="float" office:value="3901.12444088267">
                <text:p>3901.12444088267</text:p>
              </table:table-cell>
              <table:table-cell office:value-type="float" office:value="2771">
                <text:p>2771</text:p>
              </table:table-cell>
              <table:table-cell office:value-type="float" office:value="8050.25052662004">
                <text:p>8050.250526620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349">
                <text:p>349</text:p>
              </table:table-cell>
              <table:table-cell office:value-type="float" office:value="479.915922314355">
                <text:p>479.915922314355</text:p>
              </table:table-cell>
              <table:table-cell office:value-type="float" office:value="1173">
                <text:p>1173</text:p>
              </table:table-cell>
              <table:table-cell office:value-type="float" office:value="3981.10443562027">
                <text:p>3981.10443562027</text:p>
              </table:table-cell>
              <table:table-cell office:value-type="float" office:value="2828">
                <text:p>2828</text:p>
              </table:table-cell>
              <table:table-cell office:value-type="float" office:value="8086.44604817475">
                <text:p>8086.446048174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348">
                <text:p>348</text:p>
              </table:table-cell>
              <table:table-cell office:value-type="float" office:value="486.580727627589">
                <text:p>486.580727627589</text:p>
              </table:table-cell>
              <table:table-cell office:value-type="float" office:value="1197">
                <text:p>1197</text:p>
              </table:table-cell>
              <table:table-cell office:value-type="float" office:value="4061.09954244214">
                <text:p>4061.09954244214</text:p>
              </table:table-cell>
              <table:table-cell office:value-type="float" office:value="2880">
                <text:p>2880</text:p>
              </table:table-cell>
              <table:table-cell office:value-type="float" office:value="8120.66034728679">
                <text:p>8120.660347286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353">
                <text:p>353</text:p>
              </table:table-cell>
              <table:table-cell office:value-type="float" office:value="493.329818221708">
                <text:p>493.329818221708</text:p>
              </table:table-cell>
              <table:table-cell office:value-type="float" office:value="1208">
                <text:p>1208</text:p>
              </table:table-cell>
              <table:table-cell office:value-type="float" office:value="4141.04579405876">
                <text:p>4141.04579405876</text:p>
              </table:table-cell>
              <table:table-cell office:value-type="float" office:value="2927">
                <text:p>2927</text:p>
              </table:table-cell>
              <table:table-cell office:value-type="float" office:value="8152.98526817998">
                <text:p>8152.98526817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359">
                <text:p>359</text:p>
              </table:table-cell>
              <table:table-cell office:value-type="float" office:value="500.164029363401">
                <text:p>500.164029363401</text:p>
              </table:table-cell>
              <table:table-cell office:value-type="float" office:value="1229">
                <text:p>1229</text:p>
              </table:table-cell>
              <table:table-cell office:value-type="float" office:value="4220.87937932732">
                <text:p>4220.87937932732</text:p>
              </table:table-cell>
              <table:table-cell office:value-type="float" office:value="2955">
                <text:p>2955</text:p>
              </table:table-cell>
              <table:table-cell office:value-type="float" office:value="8183.51033465828">
                <text:p>8183.510334658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364">
                <text:p>364</text:p>
              </table:table-cell>
              <table:table-cell office:value-type="float" office:value="507.0841981275">
                <text:p>507.0841981275</text:p>
              </table:table-cell>
              <table:table-cell office:value-type="float" office:value="1259">
                <text:p>1259</text:p>
              </table:table-cell>
              <table:table-cell office:value-type="float" office:value="4300.53684665413">
                <text:p>4300.53684665413</text:p>
              </table:table-cell>
              <table:table-cell office:value-type="float" office:value="3005">
                <text:p>3005</text:p>
              </table:table-cell>
              <table:table-cell office:value-type="float" office:value="8212.32256105398">
                <text:p>8212.322561053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372">
                <text:p>372</text:p>
              </table:table-cell>
              <table:table-cell office:value-type="float" office:value="514.091163194178">
                <text:p>514.091163194178</text:p>
              </table:table-cell>
              <table:table-cell office:value-type="float" office:value="1272">
                <text:p>1272</text:p>
              </table:table-cell>
              <table:table-cell office:value-type="float" office:value="4379.9553049626">
                <text:p>4379.9553049626</text:p>
              </table:table-cell>
              <table:table-cell office:value-type="float" office:value="3049">
                <text:p>3049</text:p>
              </table:table-cell>
              <table:table-cell office:value-type="float" office:value="8239.50630259842">
                <text:p>8239.506302598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371">
                <text:p>371</text:p>
              </table:table-cell>
              <table:table-cell office:value-type="float" office:value="521.185764639694">
                <text:p>521.185764639694</text:p>
              </table:table-cell>
              <table:table-cell office:value-type="float" office:value="1292">
                <text:p>1292</text:p>
              </table:table-cell>
              <table:table-cell office:value-type="float" office:value="4459.07262088011">
                <text:p>4459.07262088011</text:p>
              </table:table-cell>
              <table:table-cell office:value-type="float" office:value="3109">
                <text:p>3109</text:p>
              </table:table-cell>
              <table:table-cell office:value-type="float" office:value="8265.14314132174">
                <text:p>8265.143141321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375">
                <text:p>375</text:p>
              </table:table-cell>
              <table:table-cell office:value-type="float" office:value="528.368843720603">
                <text:p>528.368843720603</text:p>
              </table:table-cell>
              <table:table-cell office:value-type="float" office:value="1309">
                <text:p>1309</text:p>
              </table:table-cell>
              <table:table-cell office:value-type="float" office:value="4537.82761084034">
                <text:p>4537.82761084034</text:p>
              </table:table-cell>
              <table:table-cell office:value-type="float" office:value="3137">
                <text:p>3137</text:p>
              </table:table-cell>
              <table:table-cell office:value-type="float" office:value="8289.31180374482">
                <text:p>8289.311803744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379">
                <text:p>379</text:p>
              </table:table-cell>
              <table:table-cell office:value-type="float" office:value="535.641242651352">
                <text:p>535.641242651352</text:p>
              </table:table-cell>
              <table:table-cell office:value-type="float" office:value="1322">
                <text:p>1322</text:p>
              </table:table-cell>
              <table:table-cell office:value-type="float" office:value="4616.16022685652">
                <text:p>4616.16022685652</text:p>
              </table:table-cell>
              <table:table-cell office:value-type="float" office:value="3183">
                <text:p>3183</text:p>
              </table:table-cell>
              <table:table-cell office:value-type="float" office:value="8312.08810681405">
                <text:p>8312.088106814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384">
                <text:p>384</text:p>
              </table:table-cell>
              <table:table-cell office:value-type="float" office:value="543.003804375186">
                <text:p>543.003804375186</text:p>
              </table:table-cell>
              <table:table-cell office:value-type="float" office:value="1335">
                <text:p>1335</text:p>
              </table:table-cell>
              <table:table-cell office:value-type="float" office:value="4694.0117347925">
                <text:p>4694.0117347925</text:p>
              </table:table-cell>
              <table:table-cell office:value-type="float" office:value="3241">
                <text:p>3241</text:p>
              </table:table-cell>
              <table:table-cell office:value-type="float" office:value="8333.54492873877">
                <text:p>8333.544928738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383">
                <text:p>383</text:p>
              </table:table-cell>
              <table:table-cell office:value-type="float" office:value="550.457372328286">
                <text:p>550.457372328286</text:p>
              </table:table-cell>
              <table:table-cell office:value-type="float" office:value="1349">
                <text:p>1349</text:p>
              </table:table-cell>
              <table:table-cell office:value-type="float" office:value="4771.32488404316">
                <text:p>4771.32488404316</text:p>
              </table:table-cell>
              <table:table-cell office:value-type="float" office:value="3294">
                <text:p>3294</text:p>
              </table:table-cell>
              <table:table-cell office:value-type="float" office:value="8353.75220161442">
                <text:p>8353.752201614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382">
                <text:p>382</text:p>
              </table:table-cell>
              <table:table-cell office:value-type="float" office:value="558.002790197062">
                <text:p>558.002790197062</text:p>
              </table:table-cell>
              <table:table-cell office:value-type="float" office:value="1363">
                <text:p>1363</text:p>
              </table:table-cell>
              <table:table-cell office:value-type="float" office:value="4848.04406763081">
                <text:p>4848.04406763081</text:p>
              </table:table-cell>
              <table:table-cell office:value-type="float" office:value="3331">
                <text:p>3331</text:p>
              </table:table-cell>
              <table:table-cell office:value-type="float" office:value="8372.77692294436">
                <text:p>8372.776922944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382">
                <text:p>382</text:p>
              </table:table-cell>
              <table:table-cell office:value-type="float" office:value="565.64090166855">
                <text:p>565.64090166855</text:p>
              </table:table-cell>
              <table:table-cell office:value-type="float" office:value="1396">
                <text:p>1396</text:p>
              </table:table-cell>
              <table:table-cell office:value-type="float" office:value="4924.11547182893">
                <text:p>4924.11547182893</text:p>
              </table:table-cell>
              <table:table-cell office:value-type="float" office:value="3378">
                <text:p>3378</text:p>
              </table:table-cell>
              <table:table-cell office:value-type="float" office:value="8390.68318340559">
                <text:p>8390.683183405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388">
                <text:p>388</text:p>
              </table:table-cell>
              <table:table-cell office:value-type="float" office:value="573.372550173821">
                <text:p>573.372550173821</text:p>
              </table:table-cell>
              <table:table-cell office:value-type="float" office:value="1429">
                <text:p>1429</text:p>
              </table:table-cell>
              <table:table-cell office:value-type="float" office:value="4999.48721453697">
                <text:p>4999.48721453697</text:p>
              </table:table-cell>
              <table:table-cell office:value-type="float" office:value="3425">
                <text:p>3425</text:p>
              </table:table-cell>
              <table:table-cell office:value-type="float" office:value="8407.53220843284">
                <text:p>8407.532208432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392">
                <text:p>392</text:p>
              </table:table-cell>
              <table:table-cell office:value-type="float" office:value="581.198578624366">
                <text:p>581.198578624366</text:p>
              </table:table-cell>
              <table:table-cell office:value-type="float" office:value="1452">
                <text:p>1452</text:p>
              </table:table-cell>
              <table:table-cell office:value-type="float" office:value="5074.10947174786">
                <text:p>5074.10947174786</text:p>
              </table:table-cell>
              <table:table-cell office:value-type="float" office:value="3475">
                <text:p>3475</text:p>
              </table:table-cell>
              <table:table-cell office:value-type="float" office:value="8423.38241141901">
                <text:p>8423.382411419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398">
                <text:p>398</text:p>
              </table:table-cell>
              <table:table-cell office:value-type="float" office:value="589.119829141378">
                <text:p>589.119829141378</text:p>
              </table:table-cell>
              <table:table-cell office:value-type="float" office:value="1466">
                <text:p>1466</text:p>
              </table:table-cell>
              <table:table-cell office:value-type="float" office:value="5147.93459157226">
                <text:p>5147.93459157226</text:p>
              </table:table-cell>
              <table:table-cell office:value-type="float" office:value="3524">
                <text:p>3524</text:p>
              </table:table-cell>
              <table:table-cell office:value-type="float" office:value="8438.28945654483">
                <text:p>8438.289456544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397">
                <text:p>397</text:p>
              </table:table-cell>
              <table:table-cell office:value-type="float" office:value="597.137142777887">
                <text:p>597.137142777887</text:p>
              </table:table-cell>
              <table:table-cell office:value-type="float" office:value="1490">
                <text:p>1490</text:p>
              </table:table-cell>
              <table:table-cell office:value-type="float" office:value="5220.91719540763">
                <text:p>5220.91719540763</text:p>
              </table:table-cell>
              <table:table-cell office:value-type="float" office:value="3585">
                <text:p>3585</text:p>
              </table:table-cell>
              <table:table-cell office:value-type="float" office:value="8452.30632945501">
                <text:p>8452.306329455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399">
                <text:p>399</text:p>
              </table:table-cell>
              <table:table-cell office:value-type="float" office:value="605.251359233698">
                <text:p>605.251359233698</text:p>
              </table:table-cell>
              <table:table-cell office:value-type="float" office:value="1487">
                <text:p>1487</text:p>
              </table:table-cell>
              <table:table-cell office:value-type="float" office:value="5293.0142659651">
                <text:p>5293.0142659651</text:p>
              </table:table-cell>
              <table:table-cell office:value-type="float" office:value="3634">
                <text:p>3634</text:p>
              </table:table-cell>
              <table:table-cell office:value-type="float" office:value="8465.48341419078">
                <text:p>8465.483414190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403">
                <text:p>403</text:p>
              </table:table-cell>
              <table:table-cell office:value-type="float" office:value="613.463316563077">
                <text:p>613.463316563077</text:p>
              </table:table-cell>
              <table:table-cell office:value-type="float" office:value="1505">
                <text:p>1505</text:p>
              </table:table-cell>
              <table:table-cell office:value-type="float" office:value="5364.18522199008">
                <text:p>5364.18522199008</text:p>
              </table:table-cell>
              <table:table-cell office:value-type="float" office:value="3684">
                <text:p>3684</text:p>
              </table:table-cell>
              <table:table-cell office:value-type="float" office:value="8477.86857496865">
                <text:p>8477.868574968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404">
                <text:p>404</text:p>
              </table:table-cell>
              <table:table-cell office:value-type="float" office:value="621.773850875154">
                <text:p>621.773850875154</text:p>
              </table:table-cell>
              <table:table-cell office:value-type="float" office:value="1537">
                <text:p>1537</text:p>
              </table:table-cell>
              <table:table-cell office:value-type="float" office:value="5434.39197963289">
                <text:p>5434.39197963289</text:p>
              </table:table-cell>
              <table:table-cell office:value-type="float" office:value="3716">
                <text:p>3716</text:p>
              </table:table-cell>
              <table:table-cell office:value-type="float" office:value="8489.50724156233">
                <text:p>8489.507241562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407">
                <text:p>407</text:p>
              </table:table-cell>
              <table:table-cell office:value-type="float" office:value="630.183796027003">
                <text:p>630.183796027003</text:p>
              </table:table-cell>
              <table:table-cell office:value-type="float" office:value="1554">
                <text:p>1554</text:p>
              </table:table-cell>
              <table:table-cell office:value-type="float" office:value="5503.59900054136">
                <text:p>5503.59900054136</text:p>
              </table:table-cell>
              <table:table-cell office:value-type="float" office:value="3747">
                <text:p>3747</text:p>
              </table:table-cell>
              <table:table-cell office:value-type="float" office:value="8500.4424971985">
                <text:p>8500.44249719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407">
                <text:p>407</text:p>
              </table:table-cell>
              <table:table-cell office:value-type="float" office:value="638.693983309359">
                <text:p>638.693983309359</text:p>
              </table:table-cell>
              <table:table-cell office:value-type="float" office:value="1574">
                <text:p>1574</text:p>
              </table:table-cell>
              <table:table-cell office:value-type="float" office:value="5571.77332685688">
                <text:p>5571.77332685688</text:p>
              </table:table-cell>
              <table:table-cell office:value-type="float" office:value="3791">
                <text:p>3791</text:p>
              </table:table-cell>
              <table:table-cell office:value-type="float" office:value="8510.71516801822">
                <text:p>8510.715168018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414">
                <text:p>414</text:p>
              </table:table-cell>
              <table:table-cell office:value-type="float" office:value="647.30524112496">
                <text:p>647.30524112496</text:p>
              </table:table-cell>
              <table:table-cell office:value-type="float" office:value="1580">
                <text:p>1580</text:p>
              </table:table-cell>
              <table:table-cell office:value-type="float" office:value="5638.88460339819">
                <text:p>5638.88460339819</text:p>
              </table:table-cell>
              <table:table-cell office:value-type="float" office:value="3836">
                <text:p>3836</text:p>
              </table:table-cell>
              <table:table-cell office:value-type="float" office:value="8520.36391328369">
                <text:p>8520.36391328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419">
                <text:p>419</text:p>
              </table:table-cell>
              <table:table-cell office:value-type="float" office:value="656.018394659483">
                <text:p>656.018394659483</text:p>
              </table:table-cell>
              <table:table-cell office:value-type="float" office:value="1606">
                <text:p>1606</text:p>
              </table:table-cell>
              <table:table-cell office:value-type="float" office:value="5704.90508741165">
                <text:p>5704.90508741165</text:p>
              </table:table-cell>
              <table:table-cell office:value-type="float" office:value="3891">
                <text:p>3891</text:p>
              </table:table-cell>
              <table:table-cell office:value-type="float" office:value="8529.42531562681">
                <text:p>8529.425315626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418">
                <text:p>418</text:p>
              </table:table-cell>
              <table:table-cell office:value-type="float" office:value="664.834265545064">
                <text:p>664.834265545064</text:p>
              </table:table-cell>
              <table:table-cell office:value-type="float" office:value="1634">
                <text:p>1634</text:p>
              </table:table-cell>
              <table:table-cell office:value-type="float" office:value="5769.80964635214">
                <text:p>5769.80964635214</text:p>
              </table:table-cell>
              <table:table-cell office:value-type="float" office:value="3937">
                <text:p>3937</text:p>
              </table:table-cell>
              <table:table-cell office:value-type="float" office:value="8537.93397074015">
                <text:p>8537.933970740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417">
                <text:p>417</text:p>
              </table:table-cell>
              <table:table-cell office:value-type="float" office:value="673.753671516388">
                <text:p>673.753671516388</text:p>
              </table:table-cell>
              <table:table-cell office:value-type="float" office:value="1641">
                <text:p>1641</text:p>
              </table:table-cell>
              <table:table-cell office:value-type="float" office:value="5833.57574423515">
                <text:p>5833.57574423515</text:p>
              </table:table-cell>
              <table:table-cell office:value-type="float" office:value="3959">
                <text:p>3959</text:p>
              </table:table-cell>
              <table:table-cell office:value-type="float" office:value="8545.92257600522">
                <text:p>8545.922576005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422">
                <text:p>422</text:p>
              </table:table-cell>
              <table:table-cell office:value-type="float" office:value="682.777426059353">
                <text:p>682.777426059353</text:p>
              </table:table-cell>
              <table:table-cell office:value-type="float" office:value="1661">
                <text:p>1661</text:p>
              </table:table-cell>
              <table:table-cell office:value-type="float" office:value="5896.18341716634">
                <text:p>5896.18341716634</text:p>
              </table:table-cell>
              <table:table-cell office:value-type="float" office:value="4005">
                <text:p>4005</text:p>
              </table:table-cell>
              <table:table-cell office:value-type="float" office:value="8553.42201763643">
                <text:p>8553.422017636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425">
                <text:p>425</text:p>
              </table:table-cell>
              <table:table-cell office:value-type="float" office:value="691.906338052309">
                <text:p>691.906338052309</text:p>
              </table:table-cell>
              <table:table-cell office:value-type="float" office:value="1679">
                <text:p>1679</text:p>
              </table:table-cell>
              <table:table-cell office:value-type="float" office:value="5957.61523871103">
                <text:p>5957.61523871103</text:p>
              </table:table-cell>
              <table:table-cell office:value-type="float" office:value="4035">
                <text:p>4035</text:p>
              </table:table-cell>
              <table:table-cell office:value-type="float" office:value="8560.46145599381">
                <text:p>8560.461455993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433">
                <text:p>433</text:p>
              </table:table-cell>
              <table:table-cell office:value-type="float" office:value="701.141211399881">
                <text:p>701.141211399881</text:p>
              </table:table-cell>
              <table:table-cell office:value-type="float" office:value="1695">
                <text:p>1695</text:p>
              </table:table-cell>
              <table:table-cell office:value-type="float" office:value="6017.85627581165">
                <text:p>6017.85627581165</text:p>
              </table:table-cell>
              <table:table-cell office:value-type="float" office:value="4063">
                <text:p>4063</text:p>
              </table:table-cell>
              <table:table-cell office:value-type="float" office:value="8567.06840878301">
                <text:p>8567.06840878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440">
                <text:p>440</text:p>
              </table:table-cell>
              <table:table-cell office:value-type="float" office:value="710.482844659401">
                <text:p>710.482844659401</text:p>
              </table:table-cell>
              <table:table-cell office:value-type="float" office:value="1715">
                <text:p>1715</text:p>
              </table:table-cell>
              <table:table-cell office:value-type="float" office:value="6076.89403599654">
                <text:p>6076.89403599654</text:p>
              </table:table-cell>
              <table:table-cell office:value-type="float" office:value="4102">
                <text:p>4102</text:p>
              </table:table-cell>
              <table:table-cell office:value-type="float" office:value="8573.26883191935">
                <text:p>8573.268831919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433">
                <text:p>433</text:p>
              </table:table-cell>
              <table:table-cell office:value-type="float" office:value="719.932030659961">
                <text:p>719.932030659961</text:p>
              </table:table-cell>
              <table:table-cell office:value-type="float" office:value="1730">
                <text:p>1730</text:p>
              </table:table-cell>
              <table:table-cell office:value-type="float" office:value="6134.71840664953">
                <text:p>6134.71840664953</text:p>
              </table:table-cell>
              <table:table-cell office:value-type="float" office:value="4138">
                <text:p>4138</text:p>
              </table:table-cell>
              <table:table-cell office:value-type="float" office:value="8579.08719788301">
                <text:p>8579.087197883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439">
                <text:p>439</text:p>
              </table:table-cell>
              <table:table-cell office:value-type="float" office:value="729.48955611414">
                <text:p>729.48955611414</text:p>
              </table:table-cell>
              <table:table-cell office:value-type="float" office:value="1740">
                <text:p>1740</text:p>
              </table:table-cell>
              <table:table-cell office:value-type="float" office:value="6191.32158712542">
                <text:p>6191.32158712542</text:p>
              </table:table-cell>
              <table:table-cell office:value-type="float" office:value="4193">
                <text:p>4193</text:p>
              </table:table-cell>
              <table:table-cell office:value-type="float" office:value="8584.54657143697">
                <text:p>8584.546571436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441">
                <text:p>441</text:p>
              </table:table-cell>
              <table:table-cell office:value-type="float" office:value="739.156201222427">
                <text:p>739.156201222427</text:p>
              </table:table-cell>
              <table:table-cell office:value-type="float" office:value="1756">
                <text:p>1756</text:p>
              </table:table-cell>
              <table:table-cell office:value-type="float" office:value="6246.69801450398">
                <text:p>6246.69801450398</text:p>
              </table:table-cell>
              <table:table-cell office:value-type="float" office:value="4246">
                <text:p>4246</text:p>
              </table:table-cell>
              <table:table-cell office:value-type="float" office:value="8589.66868261718">
                <text:p>8589.668682617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447">
                <text:p>447</text:p>
              </table:table-cell>
              <table:table-cell office:value-type="float" office:value="748.932739270396">
                <text:p>748.932739270396</text:p>
              </table:table-cell>
              <table:table-cell office:value-type="float" office:value="1782">
                <text:p>1782</text:p>
              </table:table-cell>
              <table:table-cell office:value-type="float" office:value="6300.84428377374">
                <text:p>6300.84428377374</text:p>
              </table:table-cell>
              <table:table-cell office:value-type="float" office:value="4274">
                <text:p>4274</text:p>
              </table:table-cell>
              <table:table-cell office:value-type="float" office:value="8594.47399693777">
                <text:p>8594.473996937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458">
                <text:p>458</text:p>
              </table:table-cell>
              <table:table-cell office:value-type="float" office:value="758.819936218704">
                <text:p>758.819936218704</text:p>
              </table:table-cell>
              <table:table-cell office:value-type="float" office:value="1797">
                <text:p>1797</text:p>
              </table:table-cell>
              <table:table-cell office:value-type="float" office:value="6353.75906322791">
                <text:p>6353.75906322791</text:p>
              </table:table-cell>
              <table:table-cell office:value-type="float" office:value="4316">
                <text:p>4316</text:p>
              </table:table-cell>
              <table:table-cell office:value-type="float" office:value="8598.98178278218">
                <text:p>8598.981782782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461">
                <text:p>461</text:p>
              </table:table-cell>
              <table:table-cell office:value-type="float" office:value="768.818550285949">
                <text:p>768.818550285949</text:p>
              </table:table-cell>
              <table:table-cell office:value-type="float" office:value="1810">
                <text:p>1810</text:p>
              </table:table-cell>
              <table:table-cell office:value-type="float" office:value="6405.44300583896">
                <text:p>6405.44300583896</text:p>
              </table:table-cell>
              <table:table-cell office:value-type="float" office:value="4356">
                <text:p>4356</text:p>
              </table:table-cell>
              <table:table-cell office:value-type="float" office:value="8603.21017597493">
                <text:p>8603.210175974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470">
                <text:p>470</text:p>
              </table:table-cell>
              <table:table-cell office:value-type="float" office:value="778.929331524495">
                <text:p>778.929331524495</text:p>
              </table:table-cell>
              <table:table-cell office:value-type="float" office:value="1838">
                <text:p>1838</text:p>
              </table:table-cell>
              <table:table-cell office:value-type="float" office:value="6455.89865735621">
                <text:p>6455.89865735621</text:p>
              </table:table-cell>
              <table:table-cell office:value-type="float" office:value="4396">
                <text:p>4396</text:p>
              </table:table-cell>
              <table:table-cell office:value-type="float" office:value="8607.17624154939">
                <text:p>8607.176241549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474">
                <text:p>474</text:p>
              </table:table-cell>
              <table:table-cell office:value-type="float" office:value="789.153021389329">
                <text:p>789.153021389329</text:p>
              </table:table-cell>
              <table:table-cell office:value-type="float" office:value="1860">
                <text:p>1860</text:p>
              </table:table-cell>
              <table:table-cell office:value-type="float" office:value="6505.13036184322">
                <text:p>6505.13036184322</text:p>
              </table:table-cell>
              <table:table-cell office:value-type="float" office:value="4457">
                <text:p>4457</text:p>
              </table:table-cell>
              <table:table-cell office:value-type="float" office:value="8610.89603274353">
                <text:p>8610.896032743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474">
                <text:p>474</text:p>
              </table:table-cell>
              <table:table-cell office:value-type="float" office:value="799.490352300049">
                <text:p>799.490352300049</text:p>
              </table:table-cell>
              <table:table-cell office:value-type="float" office:value="1860">
                <text:p>1860</text:p>
              </table:table-cell>
              <table:table-cell office:value-type="float" office:value="6553.14416533969">
                <text:p>6553.14416533969</text:p>
              </table:table-cell>
              <table:table-cell office:value-type="float" office:value="4509">
                <text:p>4509</text:p>
              </table:table-cell>
              <table:table-cell office:value-type="float" office:value="8614.38464726965">
                <text:p>8614.384647269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486">
                <text:p>486</text:p>
              </table:table-cell>
              <table:table-cell office:value-type="float" office:value="809.942047196087">
                <text:p>809.942047196087</text:p>
              </table:table-cell>
              <table:table-cell office:value-type="float" office:value="1883">
                <text:p>1883</text:p>
              </table:table-cell>
              <table:table-cell office:value-type="float" office:value="6599.94771829658">
                <text:p>6599.94771829658</text:p>
              </table:table-cell>
              <table:table-cell office:value-type="float" office:value="4545">
                <text:p>4545</text:p>
              </table:table-cell>
              <table:table-cell office:value-type="float" office:value="8617.65628091584">
                <text:p>8617.656280915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487">
                <text:p>487</text:p>
              </table:table-cell>
              <table:table-cell office:value-type="float" office:value="820.508819085286">
                <text:p>820.508819085286</text:p>
              </table:table-cell>
              <table:table-cell office:value-type="float" office:value="1909">
                <text:p>1909</text:p>
              </table:table-cell>
              <table:table-cell office:value-type="float" office:value="6645.55017739406">
                <text:p>6645.55017739406</text:p>
              </table:table-cell>
              <table:table-cell office:value-type="float" office:value="4622">
                <text:p>4622</text:p>
              </table:table-cell>
              <table:table-cell office:value-type="float" office:value="8620.72427854567">
                <text:p>8620.724278545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496">
                <text:p>496</text:p>
              </table:table-cell>
              <table:table-cell office:value-type="float" office:value="831.191370585947">
                <text:p>831.191370585947</text:p>
              </table:table-cell>
              <table:table-cell office:value-type="float" office:value="1930">
                <text:p>1930</text:p>
              </table:table-cell>
              <table:table-cell office:value-type="float" office:value="6689.96210731042">
                <text:p>6689.96210731042</text:p>
              </table:table-cell>
              <table:table-cell office:value-type="float" office:value="4673">
                <text:p>4673</text:p>
              </table:table-cell>
              <table:table-cell office:value-type="float" office:value="8623.60118257021">
                <text:p>8623.601182570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502">
                <text:p>502</text:p>
              </table:table-cell>
              <table:table-cell office:value-type="float" office:value="841.990393462486">
                <text:p>841.990393462486</text:p>
              </table:table-cell>
              <table:table-cell office:value-type="float" office:value="1945">
                <text:p>1945</text:p>
              </table:table-cell>
              <table:table-cell office:value-type="float" office:value="6733.19538296709">
                <text:p>6733.19538296709</text:p>
              </table:table-cell>
              <table:table-cell office:value-type="float" office:value="4723">
                <text:p>4723</text:p>
              </table:table-cell>
              <table:table-cell office:value-type="float" office:value="8626.29877897187">
                <text:p>8626.298778971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508">
                <text:p>508</text:p>
              </table:table-cell>
              <table:table-cell office:value-type="float" office:value="852.906568154839">
                <text:p>852.906568154839</text:p>
              </table:table-cell>
              <table:table-cell office:value-type="float" office:value="1950">
                <text:p>1950</text:p>
              </table:table-cell>
              <table:table-cell office:value-type="float" office:value="6775.26309273084">
                <text:p>6775.26309273084</text:p>
              </table:table-cell>
              <table:table-cell office:value-type="float" office:value="4744">
                <text:p>4744</text:p>
              </table:table-cell>
              <table:table-cell office:value-type="float" office:value="8628.82814096363">
                <text:p>8628.828140963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509">
                <text:p>509</text:p>
              </table:table-cell>
              <table:table-cell office:value-type="float" office:value="863.940563301791">
                <text:p>863.940563301791</text:p>
              </table:table-cell>
              <table:table-cell office:value-type="float" office:value="1966">
                <text:p>1966</text:p>
              </table:table-cell>
              <table:table-cell office:value-type="float" office:value="6816.17944300948">
                <text:p>6816.17944300948</text:p>
              </table:table-cell>
              <table:table-cell office:value-type="float" office:value="4774">
                <text:p>4774</text:p>
              </table:table-cell>
              <table:table-cell office:value-type="float" office:value="8631.19967037005">
                <text:p>8631.199670370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516">
                <text:p>516</text:p>
              </table:table-cell>
              <table:table-cell office:value-type="float" office:value="875.093035258371">
                <text:p>875.093035258371</text:p>
              </table:table-cell>
              <table:table-cell office:value-type="float" office:value="2000">
                <text:p>2000</text:p>
              </table:table-cell>
              <table:table-cell office:value-type="float" office:value="6855.95966463335">
                <text:p>6855.95966463335</text:p>
              </table:table-cell>
              <table:table-cell office:value-type="float" office:value="4841">
                <text:p>4841</text:p>
              </table:table-cell>
              <table:table-cell office:value-type="float" office:value="8633.42313681828">
                <text:p>8633.42313681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518">
                <text:p>518</text:p>
              </table:table-cell>
              <table:table-cell office:value-type="float" office:value="886.364627607505">
                <text:p>886.364627607505</text:p>
              </table:table-cell>
              <table:table-cell office:value-type="float" office:value="2030">
                <text:p>2030</text:p>
              </table:table-cell>
              <table:table-cell office:value-type="float" office:value="6894.61992137051">
                <text:p>6894.61992137051</text:p>
              </table:table-cell>
              <table:table-cell office:value-type="float" office:value="4871">
                <text:p>4871</text:p>
              </table:table-cell>
              <table:table-cell office:value-type="float" office:value="8635.50771482802">
                <text:p>8635.507714828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521">
                <text:p>521</text:p>
              </table:table-cell>
              <table:table-cell office:value-type="float" office:value="897.755970666121">
                <text:p>897.755970666121</text:p>
              </table:table-cell>
              <table:table-cell office:value-type="float" office:value="2060">
                <text:p>2060</text:p>
              </table:table-cell>
              <table:table-cell office:value-type="float" office:value="6932.17722088135">
                <text:p>6932.17722088135</text:p>
              </table:table-cell>
              <table:table-cell office:value-type="float" office:value="4897">
                <text:p>4897</text:p>
              </table:table-cell>
              <table:table-cell office:value-type="float" office:value="8637.46201888949">
                <text:p>8637.462018889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527">
                <text:p>527</text:p>
              </table:table-cell>
              <table:table-cell office:value-type="float" office:value="909.267680985905">
                <text:p>909.267680985905</text:p>
              </table:table-cell>
              <table:table-cell office:value-type="float" office:value="2092">
                <text:p>2092</text:p>
              </table:table-cell>
              <table:table-cell office:value-type="float" office:value="6968.64932837611">
                <text:p>6968.64932837611</text:p>
              </table:table-cell>
              <table:table-cell office:value-type="float" office:value="4932">
                <text:p>4932</text:p>
              </table:table-cell>
              <table:table-cell office:value-type="float" office:value="8639.29413661789">
                <text:p>8639.294136617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530">
                <text:p>530</text:p>
              </table:table-cell>
              <table:table-cell office:value-type="float" office:value="920.900360848916">
                <text:p>920.900360848916</text:p>
              </table:table-cell>
              <table:table-cell office:value-type="float" office:value="2117">
                <text:p>2117</text:p>
              </table:table-cell>
              <table:table-cell office:value-type="float" office:value="7004.05468319959">
                <text:p>7004.05468319959</text:p>
              </table:table-cell>
              <table:table-cell office:value-type="float" office:value="4965">
                <text:p>4965</text:p>
              </table:table-cell>
              <table:table-cell office:value-type="float" office:value="8641.01166007172">
                <text:p>8641.011660071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530">
                <text:p>530</text:p>
              </table:table-cell>
              <table:table-cell office:value-type="float" office:value="932.654597758297">
                <text:p>932.654597758297</text:p>
              </table:table-cell>
              <table:table-cell office:value-type="float" office:value="2139">
                <text:p>2139</text:p>
              </table:table-cell>
              <table:table-cell office:value-type="float" office:value="7038.41231852886">
                <text:p>7038.41231852886</text:p>
              </table:table-cell>
              <table:table-cell office:value-type="float" office:value="5002">
                <text:p>5002</text:p>
              </table:table-cell>
              <table:table-cell office:value-type="float" office:value="8642.6217153207">
                <text:p>8642.62171532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534">
                <text:p>534</text:p>
              </table:table-cell>
              <table:table-cell office:value-type="float" office:value="944.530963924314">
                <text:p>944.530963924314</text:p>
              </table:table-cell>
              <table:table-cell office:value-type="float" office:value="2164">
                <text:p>2164</text:p>
              </table:table-cell>
              <table:table-cell office:value-type="float" office:value="7071.74178433428">
                <text:p>7071.74178433428</text:p>
              </table:table-cell>
              <table:table-cell office:value-type="float" office:value="5057">
                <text:p>5057</text:p>
              </table:table-cell>
              <table:table-cell office:value-type="float" office:value="8644.13099034735">
                <text:p>8644.130990347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540">
                <text:p>540</text:p>
              </table:table-cell>
              <table:table-cell office:value-type="float" office:value="956.530015745975">
                <text:p>956.530015745975</text:p>
              </table:table-cell>
              <table:table-cell office:value-type="float" office:value="2191">
                <text:p>2191</text:p>
              </table:table-cell>
              <table:table-cell office:value-type="float" office:value="7104.06307372017">
                <text:p>7104.06307372017</text:p>
              </table:table-cell>
              <table:table-cell office:value-type="float" office:value="5089">
                <text:p>5089</text:p>
              </table:table-cell>
              <table:table-cell office:value-type="float" office:value="8645.54576136371">
                <text:p>8645.545761363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542">
                <text:p>542</text:p>
              </table:table-cell>
              <table:table-cell office:value-type="float" office:value="968.652293288503">
                <text:p>968.652293288503</text:p>
              </table:table-cell>
              <table:table-cell office:value-type="float" office:value="2212">
                <text:p>2212</text:p>
              </table:table-cell>
              <table:table-cell office:value-type="float" office:value="7135.39655273037">
                <text:p>7135.39655273037</text:p>
              </table:table-cell>
              <table:table-cell office:value-type="float" office:value="5120">
                <text:p>5120</text:p>
              </table:table-cell>
              <table:table-cell office:value-type="float" office:value="8646.8719176227">
                <text:p>8646.87191762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553">
                <text:p>553</text:p>
              </table:table-cell>
              <table:table-cell office:value-type="float" office:value="980.89831975692">
                <text:p>980.89831975692</text:p>
              </table:table-cell>
              <table:table-cell office:value-type="float" office:value="2232">
                <text:p>2232</text:p>
              </table:table-cell>
              <table:table-cell office:value-type="float" office:value="7165.76289367492">
                <text:p>7165.76289367492</text:p>
              </table:table-cell>
              <table:table-cell office:value-type="float" office:value="5168">
                <text:p>5168</text:p>
              </table:table-cell>
              <table:table-cell office:value-type="float" office:value="8648.1149848007">
                <text:p>8648.11498480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547">
                <text:p>547</text:p>
              </table:table-cell>
              <table:table-cell office:value-type="float" office:value="993.268600966052">
                <text:p>993.268600966052</text:p>
              </table:table-cell>
              <table:table-cell office:value-type="float" office:value="2258">
                <text:p>2258</text:p>
              </table:table-cell>
              <table:table-cell office:value-type="float" office:value="7195.18301200751">
                <text:p>7195.18301200751</text:p>
              </table:table-cell>
              <table:table-cell office:value-type="float" office:value="5198">
                <text:p>5198</text:p>
              </table:table-cell>
              <table:table-cell office:value-type="float" office:value="8649.28014702551">
                <text:p>8649.280147025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555">
                <text:p>555</text:p>
              </table:table-cell>
              <table:table-cell office:value-type="float" office:value="1005.76362480725">
                <text:p>1005.76362480725</text:p>
              </table:table-cell>
              <table:table-cell office:value-type="float" office:value="2283">
                <text:p>2283</text:p>
              </table:table-cell>
              <table:table-cell office:value-type="float" office:value="7223.67800675929">
                <text:p>7223.67800675929</text:p>
              </table:table-cell>
              <table:table-cell office:value-type="float" office:value="5223">
                <text:p>5223</text:p>
              </table:table-cell>
              <table:table-cell office:value-type="float" office:value="8650.37226762078">
                <text:p>8650.372267620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553">
                <text:p>553</text:p>
              </table:table-cell>
              <table:table-cell office:value-type="float" office:value="1018.38386071212">
                <text:p>1018.38386071212</text:p>
              </table:table-cell>
              <table:table-cell office:value-type="float" office:value="2307">
                <text:p>2307</text:p>
              </table:table-cell>
              <table:table-cell office:value-type="float" office:value="7251.26910451298">
                <text:p>7251.26910451298</text:p>
              </table:table-cell>
              <table:table-cell office:value-type="float" office:value="5252">
                <text:p>5252</text:p>
              </table:table-cell>
              <table:table-cell office:value-type="float" office:value="8651.39590863553">
                <text:p>8651.395908635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561">
                <text:p>561</text:p>
              </table:table-cell>
              <table:table-cell office:value-type="float" office:value="1031.12975911366">
                <text:p>1031.12975911366</text:p>
              </table:table-cell>
              <table:table-cell office:value-type="float" office:value="2334">
                <text:p>2334</text:p>
              </table:table-cell>
              <table:table-cell office:value-type="float" office:value="7277.9776068816">
                <text:p>7277.9776068816</text:p>
              </table:table-cell>
              <table:table-cell office:value-type="float" office:value="5303">
                <text:p>5303</text:p>
              </table:table-cell>
              <table:table-cell office:value-type="float" office:value="8652.35534922417">
                <text:p>8652.355349224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564">
                <text:p>564</text:p>
              </table:table-cell>
              <table:table-cell office:value-type="float" office:value="1044.00175090505">
                <text:p>1044.00175090505</text:p>
              </table:table-cell>
              <table:table-cell office:value-type="float" office:value="2349">
                <text:p>2349</text:p>
              </table:table-cell>
              <table:table-cell office:value-type="float" office:value="7303.82484143907">
                <text:p>7303.82484143907</text:p>
              </table:table-cell>
              <table:table-cell office:value-type="float" office:value="5345">
                <text:p>5345</text:p>
              </table:table-cell>
              <table:table-cell office:value-type="float" office:value="8653.25460293996">
                <text:p>8653.25460293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572">
                <text:p>572</text:p>
              </table:table-cell>
              <table:table-cell office:value-type="float" office:value="1057.0002468965">
                <text:p>1057.0002468965</text:p>
              </table:table-cell>
              <table:table-cell office:value-type="float" office:value="2389">
                <text:p>2389</text:p>
              </table:table-cell>
              <table:table-cell office:value-type="float" office:value="7328.83211603502">
                <text:p>7328.83211603502</text:p>
              </table:table-cell>
              <table:table-cell office:value-type="float" office:value="5380">
                <text:p>5380</text:p>
              </table:table-cell>
              <table:table-cell office:value-type="float" office:value="8654.09743400169">
                <text:p>8654.097434001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578">
                <text:p>578</text:p>
              </table:table-cell>
              <table:table-cell office:value-type="float" office:value="1070.1256372706">
                <text:p>1070.1256372706</text:p>
              </table:table-cell>
              <table:table-cell office:value-type="float" office:value="2406">
                <text:p>2406</text:p>
              </table:table-cell>
              <table:table-cell office:value-type="float" office:value="7353.02067641278">
                <text:p>7353.02067641278</text:p>
              </table:table-cell>
              <table:table-cell office:value-type="float" office:value="5416">
                <text:p>5416</text:p>
              </table:table-cell>
              <table:table-cell office:value-type="float" office:value="8654.88737259097">
                <text:p>8654.887372590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583">
                <text:p>583</text:p>
              </table:table-cell>
              <table:table-cell office:value-type="float" office:value="1083.37829103632">
                <text:p>1083.37829103632</text:p>
              </table:table-cell>
              <table:table-cell office:value-type="float" office:value="2437">
                <text:p>2437</text:p>
              </table:table-cell>
              <table:table-cell office:value-type="float" office:value="7376.41166703888">
                <text:p>7376.41166703888</text:p>
              </table:table-cell>
              <table:table-cell office:value-type="float" office:value="5472">
                <text:p>5472</text:p>
              </table:table-cell>
              <table:table-cell office:value-type="float" office:value="8655.62772923442">
                <text:p>8655.627729234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587">
                <text:p>587</text:p>
              </table:table-cell>
              <table:table-cell office:value-type="float" office:value="1096.7585554824">
                <text:p>1096.7585554824</text:p>
              </table:table-cell>
              <table:table-cell office:value-type="float" office:value="2457">
                <text:p>2457</text:p>
              </table:table-cell>
              <table:table-cell office:value-type="float" office:value="7399.02609504285">
                <text:p>7399.02609504285</text:p>
              </table:table-cell>
              <table:table-cell office:value-type="float" office:value="5518">
                <text:p>5518</text:p>
              </table:table-cell>
              <table:table-cell office:value-type="float" office:value="8656.3216083227">
                <text:p>8656.32160832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585">
                <text:p>585</text:p>
              </table:table-cell>
              <table:table-cell office:value-type="float" office:value="1110.26675563018">
                <text:p>1110.26675563018</text:p>
              </table:table-cell>
              <table:table-cell office:value-type="float" office:value="2465">
                <text:p>2465</text:p>
              </table:table-cell>
              <table:table-cell office:value-type="float" office:value="7420.88479715857">
                <text:p>7420.88479715857</text:p>
              </table:table-cell>
              <table:table-cell office:value-type="float" office:value="5549">
                <text:p>5549</text:p>
              </table:table-cell>
              <table:table-cell office:value-type="float" office:value="8656.97192081563">
                <text:p>8656.971920815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585">
                <text:p>585</text:p>
              </table:table-cell>
              <table:table-cell office:value-type="float" office:value="1123.90319368656">
                <text:p>1123.90319368656</text:p>
              </table:table-cell>
              <table:table-cell office:value-type="float" office:value="2488">
                <text:p>2488</text:p>
              </table:table-cell>
              <table:table-cell office:value-type="float" office:value="7442.00840955237">
                <text:p>7442.00840955237</text:p>
              </table:table-cell>
              <table:table-cell office:value-type="float" office:value="5580">
                <text:p>5580</text:p>
              </table:table-cell>
              <table:table-cell office:value-type="float" office:value="8657.58139618018">
                <text:p>8657.581396180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586">
                <text:p>586</text:p>
              </table:table-cell>
              <table:table-cell office:value-type="float" office:value="1137.66814849737">
                <text:p>1137.66814849737</text:p>
              </table:table-cell>
              <table:table-cell office:value-type="float" office:value="2522">
                <text:p>2522</text:p>
              </table:table-cell>
              <table:table-cell office:value-type="float" office:value="7462.41734041864">
                <text:p>7462.41734041864</text:p>
              </table:table-cell>
              <table:table-cell office:value-type="float" office:value="5634">
                <text:p>5634</text:p>
              </table:table-cell>
              <table:table-cell office:value-type="float" office:value="8658.15259360562">
                <text:p>8658.152593605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592">
                <text:p>592</text:p>
              </table:table-cell>
              <table:table-cell office:value-type="float" office:value="1151.56187500169">
                <text:p>1151.56187500169</text:p>
              </table:table-cell>
              <table:table-cell office:value-type="float" office:value="2553">
                <text:p>2553</text:p>
              </table:table-cell>
              <table:table-cell office:value-type="float" office:value="7482.13174522007">
                <text:p>7482.13174522007</text:p>
              </table:table-cell>
              <table:table-cell office:value-type="float" office:value="5686">
                <text:p>5686</text:p>
              </table:table-cell>
              <table:table-cell office:value-type="float" office:value="8658.68791253796">
                <text:p>8658.687912537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597">
                <text:p>597</text:p>
              </table:table-cell>
              <table:table-cell office:value-type="float" office:value="1165.58460368744">
                <text:p>1165.58460368744</text:p>
              </table:table-cell>
              <table:table-cell office:value-type="float" office:value="2573">
                <text:p>2573</text:p>
              </table:table-cell>
              <table:table-cell office:value-type="float" office:value="7501.17150444771">
                <text:p>7501.17150444771</text:p>
              </table:table-cell>
              <table:table-cell office:value-type="float" office:value="5729">
                <text:p>5729</text:p>
              </table:table-cell>
              <table:table-cell office:value-type="float" office:value="8659.18960257349">
                <text:p>8659.189602573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601">
                <text:p>601</text:p>
              </table:table-cell>
              <table:table-cell office:value-type="float" office:value="1179.73654004893">
                <text:p>1179.73654004893</text:p>
              </table:table-cell>
              <table:table-cell office:value-type="float" office:value="2602">
                <text:p>2602</text:p>
              </table:table-cell>
              <table:table-cell office:value-type="float" office:value="7519.55620377504">
                <text:p>7519.55620377504</text:p>
              </table:table-cell>
              <table:table-cell office:value-type="float" office:value="5777">
                <text:p>5777</text:p>
              </table:table-cell>
              <table:table-cell office:value-type="float" office:value="8659.65977274896">
                <text:p>8659.659772748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606">
                <text:p>606</text:p>
              </table:table-cell>
              <table:table-cell office:value-type="float" office:value="1194.01786404661">
                <text:p>1194.01786404661</text:p>
              </table:table-cell>
              <table:table-cell office:value-type="float" office:value="2630">
                <text:p>2630</text:p>
              </table:table-cell>
              <table:table-cell office:value-type="float" office:value="7537.30511647969">
                <text:p>7537.30511647969</text:p>
              </table:table-cell>
              <table:table-cell office:value-type="float" office:value="5821">
                <text:p>5821</text:p>
              </table:table-cell>
              <table:table-cell office:value-type="float" office:value="8660.10040026419">
                <text:p>8660.100400264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606">
                <text:p>606</text:p>
              </table:table-cell>
              <table:table-cell office:value-type="float" office:value="1208.42872956968">
                <text:p>1208.42872956968</text:p>
              </table:table-cell>
              <table:table-cell office:value-type="float" office:value="2657">
                <text:p>2657</text:p>
              </table:table-cell>
              <table:table-cell office:value-type="float" office:value="7554.43718800768">
                <text:p>7554.43718800768</text:p>
              </table:table-cell>
              <table:table-cell office:value-type="float" office:value="5861">
                <text:p>5861</text:p>
              </table:table-cell>
              <table:table-cell office:value-type="float" office:value="8660.51333867071">
                <text:p>8660.513338670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614">
                <text:p>614</text:p>
              </table:table-cell>
              <table:table-cell office:value-type="float" office:value="1222.96926390202">
                <text:p>1222.96926390202</text:p>
              </table:table-cell>
              <table:table-cell office:value-type="float" office:value="2668">
                <text:p>2668</text:p>
              </table:table-cell>
              <table:table-cell office:value-type="float" office:value="7570.97102255584">
                <text:p>7570.97102255584</text:p>
              </table:table-cell>
              <table:table-cell office:value-type="float" office:value="5900">
                <text:p>5900</text:p>
              </table:table-cell>
              <table:table-cell office:value-type="float" office:value="8660.90032555816">
                <text:p>8660.900325558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616">
                <text:p>616</text:p>
              </table:table-cell>
              <table:table-cell office:value-type="float" office:value="1237.63956719191">
                <text:p>1237.63956719191</text:p>
              </table:table-cell>
              <table:table-cell office:value-type="float" office:value="2691">
                <text:p>2691</text:p>
              </table:table-cell>
              <table:table-cell office:value-type="float" office:value="7586.92487155073">
                <text:p>7586.92487155073</text:p>
              </table:table-cell>
              <table:table-cell office:value-type="float" office:value="5936">
                <text:p>5936</text:p>
              </table:table-cell>
              <table:table-cell office:value-type="float" office:value="8661.26298976851">
                <text:p>8661.262989768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618">
                <text:p>618</text:p>
              </table:table-cell>
              <table:table-cell office:value-type="float" office:value="1252.43971192612">
                <text:p>1252.43971192612</text:p>
              </table:table-cell>
              <table:table-cell office:value-type="float" office:value="2703">
                <text:p>2703</text:p>
              </table:table-cell>
              <table:table-cell office:value-type="float" office:value="7602.31662390439">
                <text:p>7602.31662390439</text:p>
              </table:table-cell>
              <table:table-cell office:value-type="float" office:value="5962">
                <text:p>5962</text:p>
              </table:table-cell>
              <table:table-cell office:value-type="float" office:value="8661.60285816649">
                <text:p>8661.602858166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615">
                <text:p>615</text:p>
              </table:table-cell>
              <table:table-cell office:value-type="float" office:value="1267.36974240889">
                <text:p>1267.36974240889</text:p>
              </table:table-cell>
              <table:table-cell office:value-type="float" office:value="2723">
                <text:p>2723</text:p>
              </table:table-cell>
              <table:table-cell office:value-type="float" office:value="7617.16379793062">
                <text:p>7617.16379793062</text:p>
              </table:table-cell>
              <table:table-cell office:value-type="float" office:value="6017">
                <text:p>6017</text:p>
              </table:table-cell>
              <table:table-cell office:value-type="float" office:value="8661.9213619928">
                <text:p>8661.92136199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623">
                <text:p>623</text:p>
              </table:table-cell>
              <table:table-cell office:value-type="float" office:value="1282.42967424638">
                <text:p>1282.42967424638</text:p>
              </table:table-cell>
              <table:table-cell office:value-type="float" office:value="2751">
                <text:p>2751</text:p>
              </table:table-cell>
              <table:table-cell office:value-type="float" office:value="7631.48353480883">
                <text:p>7631.48353480883</text:p>
              </table:table-cell>
              <table:table-cell office:value-type="float" office:value="6051">
                <text:p>6051</text:p>
              </table:table-cell>
              <table:table-cell office:value-type="float" office:value="8662.21984282531">
                <text:p>8662.219842825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628">
                <text:p>628</text:p>
              </table:table-cell>
              <table:table-cell office:value-type="float" office:value="1297.61949383701">
                <text:p>1297.61949383701</text:p>
              </table:table-cell>
              <table:table-cell office:value-type="float" office:value="2780">
                <text:p>2780</text:p>
              </table:table-cell>
              <table:table-cell office:value-type="float" office:value="7645.29259348607">
                <text:p>7645.29259348607</text:p>
              </table:table-cell>
              <table:table-cell office:value-type="float" office:value="6069">
                <text:p>6069</text:p>
              </table:table-cell>
              <table:table-cell office:value-type="float" office:value="8662.49955817207">
                <text:p>8662.499558172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631">
                <text:p>631</text:p>
              </table:table-cell>
              <table:table-cell office:value-type="float" office:value="1312.9391578685">
                <text:p>1312.9391578685</text:p>
              </table:table-cell>
              <table:table-cell office:value-type="float" office:value="2799">
                <text:p>2799</text:p>
              </table:table-cell>
              <table:table-cell office:value-type="float" office:value="7658.60734691209">
                <text:p>7658.60734691209</text:p>
              </table:table-cell>
              <table:table-cell office:value-type="float" office:value="6100">
                <text:p>6100</text:p>
              </table:table-cell>
              <table:table-cell office:value-type="float" office:value="8662.76168671831">
                <text:p>8662.761686718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635">
                <text:p>635</text:p>
              </table:table-cell>
              <table:table-cell office:value-type="float" office:value="1328.3885928219">
                <text:p>1328.3885928219</text:p>
              </table:table-cell>
              <table:table-cell office:value-type="float" office:value="2814">
                <text:p>2814</text:p>
              </table:table-cell>
              <table:table-cell office:value-type="float" office:value="7671.44377950601">
                <text:p>7671.44377950601</text:p>
              </table:table-cell>
              <table:table-cell office:value-type="float" office:value="6127">
                <text:p>6127</text:p>
              </table:table-cell>
              <table:table-cell office:value-type="float" office:value="8663.00733324858">
                <text:p>8663.007333248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647">
                <text:p>647</text:p>
              </table:table-cell>
              <table:table-cell office:value-type="float" office:value="1343.96769448345">
                <text:p>1343.96769448345</text:p>
              </table:table-cell>
              <table:table-cell office:value-type="float" office:value="2837">
                <text:p>2837</text:p>
              </table:table-cell>
              <table:table-cell office:value-type="float" office:value="7683.8174857579">
                <text:p>7683.8174857579</text:p>
              </table:table-cell>
              <table:table-cell office:value-type="float" office:value="6187">
                <text:p>6187</text:p>
              </table:table-cell>
              <table:table-cell office:value-type="float" office:value="8663.23753326381">
                <text:p>8663.237533263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641">
                <text:p>641</text:p>
              </table:table-cell>
              <table:table-cell office:value-type="float" office:value="1359.67632746463">
                <text:p>1359.67632746463</text:p>
              </table:table-cell>
              <table:table-cell office:value-type="float" office:value="2871">
                <text:p>2871</text:p>
              </table:table-cell>
              <table:table-cell office:value-type="float" office:value="7695.74366987264">
                <text:p>7695.74366987264</text:p>
              </table:table-cell>
              <table:table-cell office:value-type="float" office:value="6235">
                <text:p>6235</text:p>
              </table:table-cell>
              <table:table-cell office:value-type="float" office:value="8663.45325731187">
                <text:p>8663.453257311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640">
                <text:p>640</text:p>
              </table:table-cell>
              <table:table-cell office:value-type="float" office:value="1375.5143247312">
                <text:p>1375.5143247312</text:p>
              </table:table-cell>
              <table:table-cell office:value-type="float" office:value="2879">
                <text:p>2879</text:p>
              </table:table-cell>
              <table:table-cell office:value-type="float" office:value="7707.23714636794">
                <text:p>7707.23714636794</text:p>
              </table:table-cell>
              <table:table-cell office:value-type="float" office:value="6261">
                <text:p>6261</text:p>
              </table:table-cell>
              <table:table-cell office:value-type="float" office:value="8663.65541504923">
                <text:p>8663.655415049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648">
                <text:p>648</text:p>
              </table:table-cell>
              <table:table-cell office:value-type="float" office:value="1391.48148714167">
                <text:p>1391.48148714167</text:p>
              </table:table-cell>
              <table:table-cell office:value-type="float" office:value="2899">
                <text:p>2899</text:p>
              </table:table-cell>
              <table:table-cell office:value-type="float" office:value="7718.3123415428">
                <text:p>7718.3123415428</text:p>
              </table:table-cell>
              <table:table-cell office:value-type="float" office:value="6302">
                <text:p>6302</text:p>
              </table:table-cell>
              <table:table-cell office:value-type="float" office:value="8663.84485905016">
                <text:p>8663.844859050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654">
                <text:p>654</text:p>
              </table:table-cell>
              <table:table-cell office:value-type="float" office:value="1407.5775829959">
                <text:p>1407.5775829959</text:p>
              </table:table-cell>
              <table:table-cell office:value-type="float" office:value="2926">
                <text:p>2926</text:p>
              </table:table-cell>
              <table:table-cell office:value-type="float" office:value="7728.98329573711">
                <text:p>7728.98329573711</text:p>
              </table:table-cell>
              <table:table-cell office:value-type="float" office:value="6347">
                <text:p>6347</text:p>
              </table:table-cell>
              <table:table-cell office:value-type="float" office:value="8664.02238837899">
                <text:p>8664.022388378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662">
                <text:p>662</text:p>
              </table:table-cell>
              <table:table-cell office:value-type="float" office:value="1423.8023475944">
                <text:p>1423.8023475944</text:p>
              </table:table-cell>
              <table:table-cell office:value-type="float" office:value="2947">
                <text:p>2947</text:p>
              </table:table-cell>
              <table:table-cell office:value-type="float" office:value="7739.2636663075">
                <text:p>7739.2636663075</text:p>
              </table:table-cell>
              <table:table-cell office:value-type="float" office:value="6393">
                <text:p>6393</text:p>
              </table:table-cell>
              <table:table-cell office:value-type="float" office:value="8664.18875194002">
                <text:p>8664.18875194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659">
                <text:p>659</text:p>
              </table:table-cell>
              <table:table-cell office:value-type="float" office:value="1440.15548280898">
                <text:p>1440.15548280898</text:p>
              </table:table-cell>
              <table:table-cell office:value-type="float" office:value="2968">
                <text:p>2968</text:p>
              </table:table-cell>
              <table:table-cell office:value-type="float" office:value="7749.16673124862">
                <text:p>7749.16673124862</text:p>
              </table:table-cell>
              <table:table-cell office:value-type="float" office:value="6432">
                <text:p>6432</text:p>
              </table:table-cell>
              <table:table-cell office:value-type="float" office:value="8664.34465161872">
                <text:p>8664.344651618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658">
                <text:p>658</text:p>
              </table:table-cell>
              <table:table-cell office:value-type="float" office:value="1456.6366566653">
                <text:p>1456.6366566653</text:p>
              </table:table-cell>
              <table:table-cell office:value-type="float" office:value="3006">
                <text:p>3006</text:p>
              </table:table-cell>
              <table:table-cell office:value-type="float" office:value="7758.70539339353">
                <text:p>7758.70539339353</text:p>
              </table:table-cell>
              <table:table-cell office:value-type="float" office:value="6444">
                <text:p>6444</text:p>
              </table:table-cell>
              <table:table-cell office:value-type="float" office:value="8664.49074522714">
                <text:p>8664.490745227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660">
                <text:p>660</text:p>
              </table:table-cell>
              <table:table-cell office:value-type="float" office:value="1473.245502938">
                <text:p>1473.245502938</text:p>
              </table:table-cell>
              <table:table-cell office:value-type="float" office:value="3037">
                <text:p>3037</text:p>
              </table:table-cell>
              <table:table-cell office:value-type="float" office:value="7767.89218513075">
                <text:p>7767.89218513075</text:p>
              </table:table-cell>
              <table:table-cell office:value-type="float" office:value="6495">
                <text:p>6495</text:p>
              </table:table-cell>
              <table:table-cell office:value-type="float" office:value="8664.62764926566">
                <text:p>8664.627649265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666">
                <text:p>666</text:p>
              </table:table-cell>
              <table:table-cell office:value-type="float" office:value="1489.98162075909">
                <text:p>1489.98162075909</text:p>
              </table:table-cell>
              <table:table-cell office:value-type="float" office:value="3067">
                <text:p>3067</text:p>
              </table:table-cell>
              <table:table-cell office:value-type="float" office:value="7776.73927357943">
                <text:p>7776.73927357943</text:p>
              </table:table-cell>
              <table:table-cell office:value-type="float" office:value="6529">
                <text:p>6529</text:p>
              </table:table-cell>
              <table:table-cell office:value-type="float" office:value="8664.75594151232">
                <text:p>8664.755941512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665">
                <text:p>665</text:p>
              </table:table-cell>
              <table:table-cell office:value-type="float" office:value="1506.84457424">
                <text:p>1506.84457424</text:p>
              </table:table-cell>
              <table:table-cell office:value-type="float" office:value="3080">
                <text:p>3080</text:p>
              </table:table-cell>
              <table:table-cell office:value-type="float" office:value="7785.25846616824">
                <text:p>7785.25846616824</text:p>
              </table:table-cell>
              <table:table-cell office:value-type="float" office:value="6544">
                <text:p>6544</text:p>
              </table:table-cell>
              <table:table-cell office:value-type="float" office:value="8664.8761634505">
                <text:p>8664.87616345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663">
                <text:p>663</text:p>
              </table:table-cell>
              <table:table-cell office:value-type="float" office:value="1523.83389210818">
                <text:p>1523.83389210818</text:p>
              </table:table-cell>
              <table:table-cell office:value-type="float" office:value="3104">
                <text:p>3104</text:p>
              </table:table-cell>
              <table:table-cell office:value-type="float" office:value="7793.4612165669">
                <text:p>7793.4612165669</text:p>
              </table:table-cell>
              <table:table-cell office:value-type="float" office:value="6589">
                <text:p>6589</text:p>
              </table:table-cell>
              <table:table-cell office:value-type="float" office:value="8664.988822545">
                <text:p>8664.9888225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672">
                <text:p>672</text:p>
              </table:table-cell>
              <table:table-cell office:value-type="float" office:value="1540.94906735871">
                <text:p>1540.94906735871</text:p>
              </table:table-cell>
              <table:table-cell office:value-type="float" office:value="3143">
                <text:p>3143</text:p>
              </table:table-cell>
              <table:table-cell office:value-type="float" office:value="7801.35863092305">
                <text:p>7801.35863092305</text:p>
              </table:table-cell>
              <table:table-cell office:value-type="float" office:value="6619">
                <text:p>6619</text:p>
              </table:table-cell>
              <table:table-cell office:value-type="float" office:value="8665.09439437573">
                <text:p>8665.094394375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676">
                <text:p>676</text:p>
              </table:table-cell>
              <table:table-cell office:value-type="float" office:value="1558.18955692158">
                <text:p>1558.18955692158</text:p>
              </table:table-cell>
              <table:table-cell office:value-type="float" office:value="3158">
                <text:p>3158</text:p>
              </table:table-cell>
              <table:table-cell office:value-type="float" office:value="7808.96147436056">
                <text:p>7808.96147436056</text:p>
              </table:table-cell>
              <table:table-cell office:value-type="float" office:value="6655">
                <text:p>6655</text:p>
              </table:table-cell>
              <table:table-cell office:value-type="float" office:value="8665.19332463816">
                <text:p>8665.193324638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676">
                <text:p>676</text:p>
              </table:table-cell>
              <table:table-cell office:value-type="float" office:value="1575.55478134522">
                <text:p>1575.55478134522</text:p>
              </table:table-cell>
              <table:table-cell office:value-type="float" office:value="3192">
                <text:p>3192</text:p>
              </table:table-cell>
              <table:table-cell office:value-type="float" office:value="7816.28017769837">
                <text:p>7816.28017769837</text:p>
              </table:table-cell>
              <table:table-cell office:value-type="float" office:value="6701">
                <text:p>6701</text:p>
              </table:table-cell>
              <table:table-cell office:value-type="float" office:value="8665.28603101846">
                <text:p>8665.286031018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672">
                <text:p>672</text:p>
              </table:table-cell>
              <table:table-cell office:value-type="float" office:value="1593.04412449697">
                <text:p>1593.04412449697</text:p>
              </table:table-cell>
              <table:table-cell office:value-type="float" office:value="3217">
                <text:p>3217</text:p>
              </table:table-cell>
              <table:table-cell office:value-type="float" office:value="7823.32484435251">
                <text:p>7823.32484435251</text:p>
              </table:table-cell>
              <table:table-cell office:value-type="float" office:value="6722">
                <text:p>6722</text:p>
              </table:table-cell>
              <table:table-cell office:value-type="float" office:value="8665.37290495146">
                <text:p>8665.372904951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683">
                <text:p>683</text:p>
              </table:table-cell>
              <table:table-cell office:value-type="float" office:value="1610.65693328102">
                <text:p>1610.65693328102</text:p>
              </table:table-cell>
              <table:table-cell office:value-type="float" office:value="3236">
                <text:p>3236</text:p>
              </table:table-cell>
              <table:table-cell office:value-type="float" office:value="7830.1052573863">
                <text:p>7830.1052573863</text:p>
              </table:table-cell>
              <table:table-cell office:value-type="float" office:value="6749">
                <text:p>6749</text:p>
              </table:table-cell>
              <table:table-cell office:value-type="float" office:value="8665.45431326843">
                <text:p>8665.454313268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684">
                <text:p>684</text:p>
              </table:table-cell>
              <table:table-cell office:value-type="float" office:value="1628.39251737445">
                <text:p>1628.39251737445</text:p>
              </table:table-cell>
              <table:table-cell office:value-type="float" office:value="3245">
                <text:p>3245</text:p>
              </table:table-cell>
              <table:table-cell office:value-type="float" office:value="7836.63088667703">
                <text:p>7836.63088667703</text:p>
              </table:table-cell>
              <table:table-cell office:value-type="float" office:value="6775">
                <text:p>6775</text:p>
              </table:table-cell>
              <table:table-cell office:value-type="float" office:value="8665.53059974177">
                <text:p>8665.530599741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691">
                <text:p>691</text:p>
              </table:table-cell>
              <table:table-cell office:value-type="float" office:value="1646.25014898196">
                <text:p>1646.25014898196</text:p>
              </table:table-cell>
              <table:table-cell office:value-type="float" office:value="3268">
                <text:p>3268</text:p>
              </table:table-cell>
              <table:table-cell office:value-type="float" office:value="7842.9108961698">
                <text:p>7842.9108961698</text:p>
              </table:table-cell>
              <table:table-cell office:value-type="float" office:value="6804">
                <text:p>6804</text:p>
              </table:table-cell>
              <table:table-cell office:value-type="float" office:value="8665.60208653288">
                <text:p>8665.602086532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697">
                <text:p>697</text:p>
              </table:table-cell>
              <table:table-cell office:value-type="float" office:value="1664.22906260988">
                <text:p>1664.22906260988</text:p>
              </table:table-cell>
              <table:table-cell office:value-type="float" office:value="3291">
                <text:p>3291</text:p>
              </table:table-cell>
              <table:table-cell office:value-type="float" office:value="7848.95415119158">
                <text:p>7848.95415119158</text:p>
              </table:table-cell>
              <table:table-cell office:value-type="float" office:value="6816">
                <text:p>6816</text:p>
              </table:table-cell>
              <table:table-cell office:value-type="float" office:value="8665.66907554937">
                <text:p>8665.669075549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706">
                <text:p>706</text:p>
              </table:table-cell>
              <table:table-cell office:value-type="float" office:value="1682.32845485999">
                <text:p>1682.32845485999</text:p>
              </table:table-cell>
              <table:table-cell office:value-type="float" office:value="3314">
                <text:p>3314</text:p>
              </table:table-cell>
              <table:table-cell office:value-type="float" office:value="7854.76922580131">
                <text:p>7854.76922580131</text:p>
              </table:table-cell>
              <table:table-cell office:value-type="float" office:value="6847">
                <text:p>6847</text:p>
              </table:table-cell>
              <table:table-cell office:value-type="float" office:value="8665.73184971712">
                <text:p>8665.731849717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708">
                <text:p>708</text:p>
              </table:table-cell>
              <table:table-cell office:value-type="float" office:value="1700.54748424379">
                <text:p>1700.54748424379</text:p>
              </table:table-cell>
              <table:table-cell office:value-type="float" office:value="3335">
                <text:p>3335</text:p>
              </table:table-cell>
              <table:table-cell office:value-type="float" office:value="7860.36441015343">
                <text:p>7860.36441015343</text:p>
              </table:table-cell>
              <table:table-cell office:value-type="float" office:value="6888">
                <text:p>6888</text:p>
              </table:table-cell>
              <table:table-cell office:value-type="float" office:value="8665.79067417269">
                <text:p>8665.790674172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705">
                <text:p>705</text:p>
              </table:table-cell>
              <table:table-cell office:value-type="float" office:value="1718.88527101771">
                <text:p>1718.88527101771</text:p>
              </table:table-cell>
              <table:table-cell office:value-type="float" office:value="3390">
                <text:p>3390</text:p>
              </table:table-cell>
              <table:table-cell office:value-type="float" office:value="7865.74771785502">
                <text:p>7865.74771785502</text:p>
              </table:table-cell>
              <table:table-cell office:value-type="float" office:value="6932">
                <text:p>6932</text:p>
              </table:table-cell>
              <table:table-cell office:value-type="float" office:value="8665.84579738087">
                <text:p>8665.845797380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716">
                <text:p>716</text:p>
              </table:table-cell>
              <table:table-cell office:value-type="float" office:value="1737.3408970398">
                <text:p>1737.3408970398</text:p>
              </table:table-cell>
              <table:table-cell office:value-type="float" office:value="3431">
                <text:p>3431</text:p>
              </table:table-cell>
              <table:table-cell office:value-type="float" office:value="7870.92689329795">
                <text:p>7870.92689329795</text:p>
              </table:table-cell>
              <table:table-cell office:value-type="float" office:value="6952">
                <text:p>6952</text:p>
              </table:table-cell>
              <table:table-cell office:value-type="float" office:value="8665.89745218221">
                <text:p>8665.897452182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733">
                <text:p>733</text:p>
              </table:table-cell>
              <table:table-cell office:value-type="float" office:value="1755.9134056485">
                <text:p>1755.9134056485</text:p>
              </table:table-cell>
              <table:table-cell office:value-type="float" office:value="3463">
                <text:p>3463</text:p>
              </table:table-cell>
              <table:table-cell office:value-type="float" office:value="7875.90941894992">
                <text:p>7875.90941894992</text:p>
              </table:table-cell>
              <table:table-cell office:value-type="float" office:value="6995">
                <text:p>6995</text:p>
              </table:table-cell>
              <table:table-cell office:value-type="float" office:value="8665.94585677476">
                <text:p>8665.945856774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738">
                <text:p>738</text:p>
              </table:table-cell>
              <table:table-cell office:value-type="float" office:value="1774.60180156385">
                <text:p>1774.60180156385</text:p>
              </table:table-cell>
              <table:table-cell office:value-type="float" office:value="3480">
                <text:p>3480</text:p>
              </table:table-cell>
              <table:table-cell office:value-type="float" office:value="7880.70252258924">
                <text:p>7880.70252258924</text:p>
              </table:table-cell>
              <table:table-cell office:value-type="float" office:value="7035">
                <text:p>7035</text:p>
              </table:table-cell>
              <table:table-cell office:value-type="float" office:value="8665.99121563428">
                <text:p>8665.991215634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744">
                <text:p>744</text:p>
              </table:table-cell>
              <table:table-cell office:value-type="float" office:value="1793.4050508118">
                <text:p>1793.4050508118</text:p>
              </table:table-cell>
              <table:table-cell office:value-type="float" office:value="3488">
                <text:p>3488</text:p>
              </table:table-cell>
              <table:table-cell office:value-type="float" office:value="7885.31318447059">
                <text:p>7885.31318447059</text:p>
              </table:table-cell>
              <table:table-cell office:value-type="float" office:value="7054">
                <text:p>7054</text:p>
              </table:table-cell>
              <table:table-cell office:value-type="float" office:value="8666.03372037667">
                <text:p>8666.03372037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740">
                <text:p>740</text:p>
              </table:table-cell>
              <table:table-cell office:value-type="float" office:value="1812.32208067201">
                <text:p>1812.32208067201</text:p>
              </table:table-cell>
              <table:table-cell office:value-type="float" office:value="3510">
                <text:p>3510</text:p>
              </table:table-cell>
              <table:table-cell office:value-type="float" office:value="7889.74814440965">
                <text:p>7889.74814440965</text:p>
              </table:table-cell>
              <table:table-cell office:value-type="float" office:value="7091">
                <text:p>7091</text:p>
              </table:table-cell>
              <table:table-cell office:value-type="float" office:value="8666.07355056622">
                <text:p>8666.073550566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740">
                <text:p>740</text:p>
              </table:table-cell>
              <table:table-cell office:value-type="float" office:value="1831.35177964956">
                <text:p>1831.35177964956</text:p>
              </table:table-cell>
              <table:table-cell office:value-type="float" office:value="3544">
                <text:p>3544</text:p>
              </table:table-cell>
              <table:table-cell office:value-type="float" office:value="7894.01390877639">
                <text:p>7894.01390877639</text:p>
              </table:table-cell>
              <table:table-cell office:value-type="float" office:value="7109">
                <text:p>7109</text:p>
              </table:table-cell>
              <table:table-cell office:value-type="float" office:value="8666.11087447321">
                <text:p>8666.110874473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743">
                <text:p>743</text:p>
              </table:table-cell>
              <table:table-cell office:value-type="float" office:value="1850.49299747111">
                <text:p>1850.49299747111</text:p>
              </table:table-cell>
              <table:table-cell office:value-type="float" office:value="3570">
                <text:p>3570</text:p>
              </table:table-cell>
              <table:table-cell office:value-type="float" office:value="7898.11675738798">
                <text:p>7898.11675738798</text:p>
              </table:table-cell>
              <table:table-cell office:value-type="float" office:value="7146">
                <text:p>7146</text:p>
              </table:table-cell>
              <table:table-cell office:value-type="float" office:value="8666.14584978383">
                <text:p>8666.145849783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756">
                <text:p>756</text:p>
              </table:table-cell>
              <table:table-cell office:value-type="float" office:value="1869.74454510583">
                <text:p>1869.74454510583</text:p>
              </table:table-cell>
              <table:table-cell office:value-type="float" office:value="3586">
                <text:p>3586</text:p>
              </table:table-cell>
              <table:table-cell office:value-type="float" office:value="7902.06275029314">
                <text:p>7902.06275029314</text:p>
              </table:table-cell>
              <table:table-cell office:value-type="float" office:value="7180">
                <text:p>7180</text:p>
              </table:table-cell>
              <table:table-cell office:value-type="float" office:value="8666.17862426567">
                <text:p>8666.178624265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772">
                <text:p>772</text:p>
              </table:table-cell>
              <table:table-cell office:value-type="float" office:value="1889.10519481156">
                <text:p>1889.10519481156</text:p>
              </table:table-cell>
              <table:table-cell office:value-type="float" office:value="3612">
                <text:p>3612</text:p>
              </table:table-cell>
              <table:table-cell office:value-type="float" office:value="7905.85773444121">
                <text:p>7905.85773444121</text:p>
              </table:table-cell>
              <table:table-cell office:value-type="float" office:value="7220">
                <text:p>7220</text:p>
              </table:table-cell>
              <table:table-cell office:value-type="float" office:value="8666.20933639121">
                <text:p>8666.209336391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770">
                <text:p>770</text:p>
              </table:table-cell>
              <table:table-cell office:value-type="float" office:value="1908.57368020657">
                <text:p>1908.57368020657</text:p>
              </table:table-cell>
              <table:table-cell office:value-type="float" office:value="3635">
                <text:p>3635</text:p>
              </table:table-cell>
              <table:table-cell office:value-type="float" office:value="7909.50735022999">
                <text:p>7909.50735022999</text:p>
              </table:table-cell>
              <table:table-cell office:value-type="float" office:value="7254">
                <text:p>7254</text:p>
              </table:table-cell>
              <table:table-cell office:value-type="float" office:value="8666.23811592235">
                <text:p>8666.238115922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775">
                <text:p>775</text:p>
              </table:table-cell>
              <table:table-cell office:value-type="float" office:value="1928.14869636717">
                <text:p>1928.14869636717</text:p>
              </table:table-cell>
              <table:table-cell office:value-type="float" office:value="3654">
                <text:p>3654</text:p>
              </table:table-cell>
              <table:table-cell office:value-type="float" office:value="7913.01703792735">
                <text:p>7913.01703792735</text:p>
              </table:table-cell>
              <table:table-cell office:value-type="float" office:value="7255">
                <text:p>7255</text:p>
              </table:table-cell>
              <table:table-cell office:value-type="float" office:value="8666.26508445808">
                <text:p>8666.265084458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774">
                <text:p>774</text:p>
              </table:table-cell>
              <table:table-cell office:value-type="float" office:value="1947.82889995166">
                <text:p>1947.82889995166</text:p>
              </table:table-cell>
              <table:table-cell office:value-type="float" office:value="3675">
                <text:p>3675</text:p>
              </table:table-cell>
              <table:table-cell office:value-type="float" office:value="7916.3920439624">
                <text:p>7916.3920439624</text:p>
              </table:table-cell>
              <table:table-cell office:value-type="float" office:value="7253">
                <text:p>7253</text:p>
              </table:table-cell>
              <table:table-cell office:value-type="float" office:value="8666.29035594778">
                <text:p>8666.290355947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777">
                <text:p>777</text:p>
              </table:table-cell>
              <table:table-cell office:value-type="float" office:value="1967.61290935076">
                <text:p>1967.61290935076</text:p>
              </table:table-cell>
              <table:table-cell office:value-type="float" office:value="3702">
                <text:p>3702</text:p>
              </table:table-cell>
              <table:table-cell office:value-type="float" office:value="7919.63742708297">
                <text:p>7919.63742708297</text:p>
              </table:table-cell>
              <table:table-cell office:value-type="float" office:value="7267">
                <text:p>7267</text:p>
              </table:table-cell>
              <table:table-cell office:value-type="float" office:value="8666.3140371723">
                <text:p>8666.31403717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778">
                <text:p>778</text:p>
              </table:table-cell>
              <table:table-cell office:value-type="float" office:value="1987.49930486492">
                <text:p>1987.49930486492</text:p>
              </table:table-cell>
              <table:table-cell office:value-type="float" office:value="3714">
                <text:p>3714</text:p>
              </table:table-cell>
              <table:table-cell office:value-type="float" office:value="7922.75806437648">
                <text:p>7922.75806437648</text:p>
              </table:table-cell>
              <table:table-cell office:value-type="float" office:value="7281">
                <text:p>7281</text:p>
              </table:table-cell>
              <table:table-cell office:value-type="float" office:value="8666.33622819475">
                <text:p>8666.336228194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777">
                <text:p>777</text:p>
              </table:table-cell>
              <table:table-cell office:value-type="float" office:value="2007.4866289086">
                <text:p>2007.4866289086</text:p>
              </table:table-cell>
              <table:table-cell office:value-type="float" office:value="3737">
                <text:p>3737</text:p>
              </table:table-cell>
              <table:table-cell office:value-type="float" office:value="7925.75865715241">
                <text:p>7925.75865715241</text:p>
              </table:table-cell>
              <table:table-cell office:value-type="float" office:value="7306">
                <text:p>7306</text:p>
              </table:table-cell>
              <table:table-cell office:value-type="float" office:value="8666.357022783">
                <text:p>8666.3570227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781">
                <text:p>781</text:p>
              </table:table-cell>
              <table:table-cell office:value-type="float" office:value="2027.57338624191">
                <text:p>2027.57338624191</text:p>
              </table:table-cell>
              <table:table-cell office:value-type="float" office:value="3759">
                <text:p>3759</text:p>
              </table:table-cell>
              <table:table-cell office:value-type="float" office:value="7928.64373668461">
                <text:p>7928.64373668461</text:p>
              </table:table-cell>
              <table:table-cell office:value-type="float" office:value="7318">
                <text:p>7318</text:p>
              </table:table-cell>
              <table:table-cell office:value-type="float" office:value="8666.37650880564">
                <text:p>8666.376508805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779">
                <text:p>779</text:p>
              </table:table-cell>
              <table:table-cell office:value-type="float" office:value="2047.75804422967">
                <text:p>2047.75804422967</text:p>
              </table:table-cell>
              <table:table-cell office:value-type="float" office:value="3794">
                <text:p>3794</text:p>
              </table:table-cell>
              <table:table-cell office:value-type="float" office:value="7931.41766981272">
                <text:p>7931.41766981272</text:p>
              </table:table-cell>
              <table:table-cell office:value-type="float" office:value="7339">
                <text:p>7339</text:p>
              </table:table-cell>
              <table:table-cell office:value-type="float" office:value="8666.39476860298">
                <text:p>8666.394768602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783">
                <text:p>783</text:p>
              </table:table-cell>
              <table:table-cell office:value-type="float" office:value="2068.03903312806">
                <text:p>2068.03903312806</text:p>
              </table:table-cell>
              <table:table-cell office:value-type="float" office:value="3818">
                <text:p>3818</text:p>
              </table:table-cell>
              <table:table-cell office:value-type="float" office:value="7934.08466440208">
                <text:p>7934.08466440208</text:p>
              </table:table-cell>
              <table:table-cell office:value-type="float" office:value="7362">
                <text:p>7362</text:p>
              </table:table-cell>
              <table:table-cell office:value-type="float" office:value="8666.41187933478">
                <text:p>8666.411879334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786">
                <text:p>786</text:p>
              </table:table-cell>
              <table:table-cell office:value-type="float" office:value="2088.41474639904">
                <text:p>2088.41474639904</text:p>
              </table:table-cell>
              <table:table-cell office:value-type="float" office:value="3841">
                <text:p>3841</text:p>
              </table:table-cell>
              <table:table-cell office:value-type="float" office:value="7936.64877466215">
                <text:p>7936.64877466215</text:p>
              </table:table-cell>
              <table:table-cell office:value-type="float" office:value="7406">
                <text:p>7406</text:p>
              </table:table-cell>
              <table:table-cell office:value-type="float" office:value="8666.42791330616">
                <text:p>8666.427913306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785">
                <text:p>785</text:p>
              </table:table-cell>
              <table:table-cell office:value-type="float" office:value="2108.88354105254">
                <text:p>2108.88354105254</text:p>
              </table:table-cell>
              <table:table-cell office:value-type="float" office:value="3862">
                <text:p>3862</text:p>
              </table:table-cell>
              <table:table-cell office:value-type="float" office:value="7939.11390632377">
                <text:p>7939.11390632377</text:p>
              </table:table-cell>
              <table:table-cell office:value-type="float" office:value="7421">
                <text:p>7421</text:p>
              </table:table-cell>
              <table:table-cell office:value-type="float" office:value="8666.44293827288">
                <text:p>8666.442938272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794">
                <text:p>794</text:p>
              </table:table-cell>
              <table:table-cell office:value-type="float" office:value="2129.44373801656">
                <text:p>2129.44373801656</text:p>
              </table:table-cell>
              <table:table-cell office:value-type="float" office:value="3884">
                <text:p>3884</text:p>
              </table:table-cell>
              <table:table-cell office:value-type="float" office:value="7941.48382167591">
                <text:p>7941.48382167591</text:p>
              </table:table-cell>
              <table:table-cell office:value-type="float" office:value="7445">
                <text:p>7445</text:p>
              </table:table-cell>
              <table:table-cell office:value-type="float" office:value="8666.45701772762">
                <text:p>8666.457017727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791">
                <text:p>791</text:p>
              </table:table-cell>
              <table:table-cell office:value-type="float" office:value="2150.09362253517">
                <text:p>2150.09362253517</text:p>
              </table:table-cell>
              <table:table-cell office:value-type="float" office:value="3911">
                <text:p>3911</text:p>
              </table:table-cell>
              <table:table-cell office:value-type="float" office:value="7943.76214446295">
                <text:p>7943.76214446295</text:p>
              </table:table-cell>
              <table:table-cell office:value-type="float" office:value="7468">
                <text:p>7468</text:p>
              </table:table-cell>
              <table:table-cell office:value-type="float" office:value="8666.47021116808">
                <text:p>8666.470211168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791">
                <text:p>791</text:p>
              </table:table-cell>
              <table:table-cell office:value-type="float" office:value="2170.83144459438">
                <text:p>2170.83144459438</text:p>
              </table:table-cell>
              <table:table-cell office:value-type="float" office:value="3940">
                <text:p>3940</text:p>
              </table:table-cell>
              <table:table-cell office:value-type="float" office:value="7945.9523646437">
                <text:p>7945.9523646437</text:p>
              </table:table-cell>
              <table:table-cell office:value-type="float" office:value="7513">
                <text:p>7513</text:p>
              </table:table-cell>
              <table:table-cell office:value-type="float" office:value="8666.48257434833">
                <text:p>8666.482574348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804">
                <text:p>804</text:p>
              </table:table-cell>
              <table:table-cell office:value-type="float" office:value="2191.65541937585">
                <text:p>2191.65541937585</text:p>
              </table:table-cell>
              <table:table-cell office:value-type="float" office:value="3983">
                <text:p>3983</text:p>
              </table:table-cell>
              <table:table-cell office:value-type="float" office:value="7948.05784301378">
                <text:p>7948.05784301378</text:p>
              </table:table-cell>
              <table:table-cell office:value-type="float" office:value="7522">
                <text:p>7522</text:p>
              </table:table-cell>
              <table:table-cell office:value-type="float" office:value="8666.49415951429">
                <text:p>8666.494159514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805">
                <text:p>805</text:p>
              </table:table-cell>
              <table:table-cell office:value-type="float" office:value="2212.56372773837">
                <text:p>2212.56372773837</text:p>
              </table:table-cell>
              <table:table-cell office:value-type="float" office:value="4026">
                <text:p>4026</text:p>
              </table:table-cell>
              <table:table-cell office:value-type="float" office:value="7950.08181569299">
                <text:p>7950.08181569299</text:p>
              </table:table-cell>
              <table:table-cell office:value-type="float" office:value="7539">
                <text:p>7539</text:p>
              </table:table-cell>
              <table:table-cell office:value-type="float" office:value="8666.50501562448">
                <text:p>8666.505015624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806">
                <text:p>806</text:p>
              </table:table-cell>
              <table:table-cell office:value-type="float" office:value="2233.55451672695">
                <text:p>2233.55451672695</text:p>
              </table:table-cell>
              <table:table-cell office:value-type="float" office:value="4040">
                <text:p>4040</text:p>
              </table:table-cell>
              <table:table-cell office:value-type="float" office:value="7952.0273984796">
                <text:p>7952.0273984796</text:p>
              </table:table-cell>
              <table:table-cell office:value-type="float" office:value="7571">
                <text:p>7571</text:p>
              </table:table-cell>
              <table:table-cell office:value-type="float" office:value="8666.5151885568">
                <text:p>8666.51518855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813">
                <text:p>813</text:p>
              </table:table-cell>
              <table:table-cell office:value-type="float" office:value="2254.62590010947">
                <text:p>2254.62590010947</text:p>
              </table:table-cell>
              <table:table-cell office:value-type="float" office:value="4075">
                <text:p>4075</text:p>
              </table:table-cell>
              <table:table-cell office:value-type="float" office:value="7953.8975910737">
                <text:p>7953.8975910737</text:p>
              </table:table-cell>
              <table:table-cell office:value-type="float" office:value="7577">
                <text:p>7577</text:p>
              </table:table-cell>
              <table:table-cell office:value-type="float" office:value="8666.52472130237">
                <text:p>8666.524721302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817">
                <text:p>817</text:p>
              </table:table-cell>
              <table:table-cell office:value-type="float" office:value="2275.77595894054">
                <text:p>2275.77595894054</text:p>
              </table:table-cell>
              <table:table-cell office:value-type="float" office:value="4109">
                <text:p>4109</text:p>
              </table:table-cell>
              <table:table-cell office:value-type="float" office:value="7955.69528117185">
                <text:p>7955.69528117185</text:p>
              </table:table-cell>
              <table:table-cell office:value-type="float" office:value="7600">
                <text:p>7600</text:p>
              </table:table-cell>
              <table:table-cell office:value-type="float" office:value="8666.5336541471">
                <text:p>8666.53365414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822">
                <text:p>822</text:p>
              </table:table-cell>
              <table:table-cell office:value-type="float" office:value="2297.00274215252">
                <text:p>2297.00274215252</text:p>
              </table:table-cell>
              <table:table-cell office:value-type="float" office:value="4139">
                <text:p>4139</text:p>
              </table:table-cell>
              <table:table-cell office:value-type="float" office:value="7957.42324843518">
                <text:p>7957.42324843518</text:p>
              </table:table-cell>
              <table:table-cell office:value-type="float" office:value="7640">
                <text:p>7640</text:p>
              </table:table-cell>
              <table:table-cell office:value-type="float" office:value="8666.54202484198">
                <text:p>8666.542024841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830">
                <text:p>830</text:p>
              </table:table-cell>
              <table:table-cell office:value-type="float" office:value="2318.30426717327">
                <text:p>2318.30426717327</text:p>
              </table:table-cell>
              <table:table-cell office:value-type="float" office:value="4165">
                <text:p>4165</text:p>
              </table:table-cell>
              <table:table-cell office:value-type="float" office:value="7959.08416833372">
                <text:p>7959.08416833372</text:p>
              </table:table-cell>
              <table:table-cell office:value-type="float" office:value="7678">
                <text:p>7678</text:p>
              </table:table-cell>
              <table:table-cell office:value-type="float" office:value="8666.54986876246">
                <text:p>8666.549868762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834">
                <text:p>834</text:p>
              </table:table-cell>
              <table:table-cell office:value-type="float" office:value="2339.67852057046">
                <text:p>2339.67852057046</text:p>
              </table:table-cell>
              <table:table-cell office:value-type="float" office:value="4196">
                <text:p>4196</text:p>
              </table:table-cell>
              <table:table-cell office:value-type="float" office:value="7960.68061586916">
                <text:p>7960.68061586916</text:p>
              </table:table-cell>
              <table:table-cell office:value-type="float" office:value="7698">
                <text:p>7698</text:p>
              </table:table-cell>
              <table:table-cell office:value-type="float" office:value="8666.55721905802">
                <text:p>8666.557219058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835">
                <text:p>835</text:p>
              </table:table-cell>
              <table:table-cell office:value-type="float" office:value="2361.12345872211">
                <text:p>2361.12345872211</text:p>
              </table:table-cell>
              <table:table-cell office:value-type="float" office:value="4227">
                <text:p>4227</text:p>
              </table:table-cell>
              <table:table-cell office:value-type="float" office:value="7962.21506917883">
                <text:p>7962.21506917883</text:p>
              </table:table-cell>
              <table:table-cell office:value-type="float" office:value="7735">
                <text:p>7735</text:p>
              </table:table-cell>
              <table:table-cell office:value-type="float" office:value="8666.56410679215">
                <text:p>8666.564106792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833">
                <text:p>833</text:p>
              </table:table-cell>
              <table:table-cell office:value-type="float" office:value="2382.63700851278">
                <text:p>2382.63700851278</text:p>
              </table:table-cell>
              <table:table-cell office:value-type="float" office:value="4259">
                <text:p>4259</text:p>
              </table:table-cell>
              <table:table-cell office:value-type="float" office:value="7963.68991302356">
                <text:p>7963.68991302356</text:p>
              </table:table-cell>
              <table:table-cell office:value-type="float" office:value="7755">
                <text:p>7755</text:p>
              </table:table-cell>
              <table:table-cell office:value-type="float" office:value="8666.57056107364">
                <text:p>8666.570561073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835">
                <text:p>835</text:p>
              </table:table-cell>
              <table:table-cell office:value-type="float" office:value="2404.21706805532">
                <text:p>2404.21706805532</text:p>
              </table:table-cell>
              <table:table-cell office:value-type="float" office:value="4287">
                <text:p>4287</text:p>
              </table:table-cell>
              <table:table-cell office:value-type="float" office:value="7965.10744216196">
                <text:p>7965.10744216196</text:p>
              </table:table-cell>
              <table:table-cell office:value-type="float" office:value="7775">
                <text:p>7775</text:p>
              </table:table-cell>
              <table:table-cell office:value-type="float" office:value="8666.57660917954">
                <text:p>8666.576609179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844">
                <text:p>844</text:p>
              </table:table-cell>
              <table:table-cell office:value-type="float" office:value="2425.8615074375">
                <text:p>2425.8615074375</text:p>
              </table:table-cell>
              <table:table-cell office:value-type="float" office:value="4304">
                <text:p>4304</text:p>
              </table:table-cell>
              <table:table-cell office:value-type="float" office:value="7966.46986461401">
                <text:p>7966.46986461401</text:p>
              </table:table-cell>
              <table:table-cell office:value-type="float" office:value="7808">
                <text:p>7808</text:p>
              </table:table-cell>
              <table:table-cell office:value-type="float" office:value="8666.58227667046">
                <text:p>8666.582276670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844">
                <text:p>844</text:p>
              </table:table-cell>
              <table:table-cell office:value-type="float" office:value="2447.56816949309">
                <text:p>2447.56816949309</text:p>
              </table:table-cell>
              <table:table-cell office:value-type="float" office:value="4330">
                <text:p>4330</text:p>
              </table:table-cell>
              <table:table-cell office:value-type="float" office:value="7967.77930481667">
                <text:p>7967.77930481667</text:p>
              </table:table-cell>
              <table:table-cell office:value-type="float" office:value="7823">
                <text:p>7823</text:p>
              </table:table-cell>
              <table:table-cell office:value-type="float" office:value="8666.58758749853">
                <text:p>8666.587587498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849">
                <text:p>849</text:p>
              </table:table-cell>
              <table:table-cell office:value-type="float" office:value="2469.33487059692">
                <text:p>2469.33487059692</text:p>
              </table:table-cell>
              <table:table-cell office:value-type="float" office:value="4333">
                <text:p>4333</text:p>
              </table:table-cell>
              <table:table-cell office:value-type="float" office:value="7969.03780667411">
                <text:p>7969.03780667411</text:p>
              </table:table-cell>
              <table:table-cell office:value-type="float" office:value="7849">
                <text:p>7849</text:p>
              </table:table-cell>
              <table:table-cell office:value-type="float" office:value="8666.59256410862">
                <text:p>8666.592564108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853">
                <text:p>853</text:p>
              </table:table-cell>
              <table:table-cell office:value-type="float" office:value="2491.15940148336">
                <text:p>2491.15940148336</text:p>
              </table:table-cell>
              <table:table-cell office:value-type="float" office:value="4359">
                <text:p>4359</text:p>
              </table:table-cell>
              <table:table-cell office:value-type="float" office:value="7970.24733650558">
                <text:p>7970.24733650558</text:p>
              </table:table-cell>
              <table:table-cell office:value-type="float" office:value="7880">
                <text:p>7880</text:p>
              </table:table-cell>
              <table:table-cell office:value-type="float" office:value="8666.59722753321">
                <text:p>8666.597227533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860">
                <text:p>860</text:p>
              </table:table-cell>
              <table:table-cell office:value-type="float" office:value="2513.03952808756">
                <text:p>2513.03952808756</text:p>
              </table:table-cell>
              <table:table-cell office:value-type="float" office:value="4373">
                <text:p>4373</text:p>
              </table:table-cell>
              <table:table-cell office:value-type="float" office:value="7971.40978589338">
                <text:p>7971.40978589338</text:p>
              </table:table-cell>
              <table:table-cell office:value-type="float" office:value="7920">
                <text:p>7920</text:p>
              </table:table-cell>
              <table:table-cell office:value-type="float" office:value="8666.60159748121">
                <text:p>8666.601597481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865">
                <text:p>865</text:p>
              </table:table-cell>
              <table:table-cell office:value-type="float" office:value="2534.97299240898">
                <text:p>2534.97299240898</text:p>
              </table:table-cell>
              <table:table-cell office:value-type="float" office:value="4404">
                <text:p>4404</text:p>
              </table:table-cell>
              <table:table-cell office:value-type="float" office:value="7972.52697443392">
                <text:p>7972.52697443392</text:p>
              </table:table-cell>
              <table:table-cell office:value-type="float" office:value="7935">
                <text:p>7935</text:p>
              </table:table-cell>
              <table:table-cell office:value-type="float" office:value="8666.60569242129">
                <text:p>8666.605692421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868">
                <text:p>868</text:p>
              </table:table-cell>
              <table:table-cell office:value-type="float" office:value="2556.9575133963">
                <text:p>2556.9575133963</text:p>
              </table:table-cell>
              <table:table-cell office:value-type="float" office:value="4418">
                <text:p>4418</text:p>
              </table:table-cell>
              <table:table-cell office:value-type="float" office:value="7973.60065239435">
                <text:p>7973.60065239435</text:p>
              </table:table-cell>
              <table:table-cell office:value-type="float" office:value="7967">
                <text:p>7967</text:p>
              </table:table-cell>
              <table:table-cell office:value-type="float" office:value="8666.60952965993">
                <text:p>8666.609529659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874">
                <text:p>874</text:p>
              </table:table-cell>
              <table:table-cell office:value-type="float" office:value="2578.99078785338">
                <text:p>2578.99078785338</text:p>
              </table:table-cell>
              <table:table-cell office:value-type="float" office:value="4440">
                <text:p>4440</text:p>
              </table:table-cell>
              <table:table-cell office:value-type="float" office:value="7974.63250327765">
                <text:p>7974.63250327765</text:p>
              </table:table-cell>
              <table:table-cell office:value-type="float" office:value="7985">
                <text:p>7985</text:p>
              </table:table-cell>
              <table:table-cell office:value-type="float" office:value="8666.61312541448">
                <text:p>8666.613125414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871">
                <text:p>871</text:p>
              </table:table-cell>
              <table:table-cell office:value-type="float" office:value="2601.07049136516">
                <text:p>2601.07049136516</text:p>
              </table:table-cell>
              <table:table-cell office:value-type="float" office:value="4453">
                <text:p>4453</text:p>
              </table:table-cell>
              <table:table-cell office:value-type="float" office:value="7975.62414629863">
                <text:p>7975.62414629863</text:p>
              </table:table-cell>
              <table:table-cell office:value-type="float" office:value="7981">
                <text:p>7981</text:p>
              </table:table-cell>
              <table:table-cell office:value-type="float" office:value="8666.61649488179">
                <text:p>8666.616494881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870">
                <text:p>870</text:p>
              </table:table-cell>
              <table:table-cell office:value-type="float" office:value="2623.19427924311">
                <text:p>2623.19427924311</text:p>
              </table:table-cell>
              <table:table-cell office:value-type="float" office:value="4475">
                <text:p>4475</text:p>
              </table:table-cell>
              <table:table-cell office:value-type="float" office:value="7976.57713877372">
                <text:p>7976.57713877372</text:p>
              </table:table-cell>
              <table:table-cell office:value-type="float" office:value="8012">
                <text:p>8012</text:p>
              </table:table-cell>
              <table:table-cell office:value-type="float" office:value="8666.61965230235">
                <text:p>8666.6196523023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868">
                <text:p>868</text:p>
              </table:table-cell>
              <table:table-cell office:value-type="float" office:value="2645.35978748918">
                <text:p>2645.35978748918</text:p>
              </table:table-cell>
              <table:table-cell office:value-type="float" office:value="4494">
                <text:p>4494</text:p>
              </table:table-cell>
              <table:table-cell office:value-type="float" office:value="7977.4929784268">
                <text:p>7977.4929784268</text:p>
              </table:table-cell>
              <table:table-cell office:value-type="float" office:value="8027">
                <text:p>8027</text:p>
              </table:table-cell>
              <table:table-cell office:value-type="float" office:value="8666.62261102051">
                <text:p>8666.6226110205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869">
                <text:p>869</text:p>
              </table:table-cell>
              <table:table-cell office:value-type="float" office:value="2667.56463377756">
                <text:p>2667.56463377756</text:p>
              </table:table-cell>
              <table:table-cell office:value-type="float" office:value="4527">
                <text:p>4527</text:p>
              </table:table-cell>
              <table:table-cell office:value-type="float" office:value="7978.37310561393">
                <text:p>7978.37310561393</text:p>
              </table:table-cell>
              <table:table-cell office:value-type="float" office:value="8023">
                <text:p>8023</text:p>
              </table:table-cell>
              <table:table-cell office:value-type="float" office:value="8666.62538354087">
                <text:p>8666.625383540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873">
                <text:p>873</text:p>
              </table:table-cell>
              <table:table-cell office:value-type="float" office:value="2689.80641845346">
                <text:p>2689.80641845346</text:p>
              </table:table-cell>
              <table:table-cell office:value-type="float" office:value="4553">
                <text:p>4553</text:p>
              </table:table-cell>
              <table:table-cell office:value-type="float" office:value="7979.21890546927">
                <text:p>7979.21890546927</text:p>
              </table:table-cell>
              <table:table-cell office:value-type="float" office:value="8030">
                <text:p>8030</text:p>
              </table:table-cell>
              <table:table-cell office:value-type="float" office:value="8666.6279815811">
                <text:p>8666.62798158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869">
                <text:p>869</text:p>
              </table:table-cell>
              <table:table-cell office:value-type="float" office:value="2712.08272554789">
                <text:p>2712.08272554789</text:p>
              </table:table-cell>
              <table:table-cell office:value-type="float" office:value="4567">
                <text:p>4567</text:p>
              </table:table-cell>
              <table:table-cell office:value-type="float" office:value="7980.03170997473">
                <text:p>7980.03170997473</text:p>
              </table:table-cell>
              <table:table-cell office:value-type="float" office:value="8045">
                <text:p>8045</text:p>
              </table:table-cell>
              <table:table-cell office:value-type="float" office:value="8666.63041612148">
                <text:p>8666.630416121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868">
                <text:p>868</text:p>
              </table:table-cell>
              <table:table-cell office:value-type="float" office:value="2734.39112380773">
                <text:p>2734.39112380773</text:p>
              </table:table-cell>
              <table:table-cell office:value-type="float" office:value="4590">
                <text:p>4590</text:p>
              </table:table-cell>
              <table:table-cell office:value-type="float" office:value="7980.8127999557">
                <text:p>7980.8127999557</text:p>
              </table:table-cell>
              <table:table-cell office:value-type="float" office:value="8038">
                <text:p>8038</text:p>
              </table:table-cell>
              <table:table-cell office:value-type="float" office:value="8666.6326974513">
                <text:p>8666.63269745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877">
                <text:p>877</text:p>
              </table:table-cell>
              <table:table-cell office:value-type="float" office:value="2756.72916774006">
                <text:p>2756.72916774006</text:p>
              </table:table-cell>
              <table:table-cell office:value-type="float" office:value="4616">
                <text:p>4616</text:p>
              </table:table-cell>
              <table:table-cell office:value-type="float" office:value="7981.56340700522">
                <text:p>7981.56340700522</text:p>
              </table:table-cell>
              <table:table-cell office:value-type="float" office:value="8074">
                <text:p>8074</text:p>
              </table:table-cell>
              <table:table-cell office:value-type="float" office:value="8666.63483521234">
                <text:p>8666.634835212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886">
                <text:p>886</text:p>
              </table:table-cell>
              <table:table-cell office:value-type="float" office:value="2779.09439866984">
                <text:p>2779.09439866984</text:p>
              </table:table-cell>
              <table:table-cell office:value-type="float" office:value="4636">
                <text:p>4636</text:p>
              </table:table-cell>
              <table:table-cell office:value-type="float" office:value="7982.28471533899">
                <text:p>7982.28471533899</text:p>
              </table:table-cell>
              <table:table-cell office:value-type="float" office:value="8085">
                <text:p>8085</text:p>
              </table:table-cell>
              <table:table-cell office:value-type="float" office:value="8666.63683843961">
                <text:p>8666.636838439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892">
                <text:p>892</text:p>
              </table:table-cell>
              <table:table-cell office:value-type="float" office:value="2801.48434581">
                <text:p>2801.48434581</text:p>
              </table:table-cell>
              <table:table-cell office:value-type="float" office:value="4645">
                <text:p>4645</text:p>
              </table:table-cell>
              <table:table-cell office:value-type="float" office:value="7982.97786358328">
                <text:p>7982.97786358328</text:p>
              </table:table-cell>
              <table:table-cell office:value-type="float" office:value="8113">
                <text:p>8113</text:p>
              </table:table-cell>
              <table:table-cell office:value-type="float" office:value="8666.63871559955">
                <text:p>8666.638715599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900">
                <text:p>900</text:p>
              </table:table-cell>
              <table:table-cell office:value-type="float" office:value="2823.89652734297">
                <text:p>2823.89652734297</text:p>
              </table:table-cell>
              <table:table-cell office:value-type="float" office:value="4665">
                <text:p>4665</text:p>
              </table:table-cell>
              <table:table-cell office:value-type="float" office:value="7983.6439464981">
                <text:p>7983.6439464981</text:p>
              </table:table-cell>
              <table:table-cell office:value-type="float" office:value="8114">
                <text:p>8114</text:p>
              </table:table-cell>
              <table:table-cell office:value-type="float" office:value="8666.64047462579">
                <text:p>8666.640474625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900">
                <text:p>900</text:p>
              </table:table-cell>
              <table:table-cell office:value-type="float" office:value="2846.32845151263">
                <text:p>2846.32845151263</text:p>
              </table:table-cell>
              <table:table-cell office:value-type="float" office:value="4678">
                <text:p>4678</text:p>
              </table:table-cell>
              <table:table-cell office:value-type="float" office:value="7984.28401663765">
                <text:p>7984.28401663765</text:p>
              </table:table-cell>
              <table:table-cell office:value-type="float" office:value="8138">
                <text:p>8138</text:p>
              </table:table-cell>
              <table:table-cell office:value-type="float" office:value="8666.64212295269">
                <text:p>8666.6421229526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900">
                <text:p>900</text:p>
              </table:table-cell>
              <table:table-cell office:value-type="float" office:value="2868.77761772564">
                <text:p>2868.77761772564</text:p>
              </table:table-cell>
              <table:table-cell office:value-type="float" office:value="4694">
                <text:p>4694</text:p>
              </table:table-cell>
              <table:table-cell office:value-type="float" office:value="7984.89908595026">
                <text:p>7984.89908595026</text:p>
              </table:table-cell>
              <table:table-cell office:value-type="float" office:value="8154">
                <text:p>8154</text:p>
              </table:table-cell>
              <table:table-cell office:value-type="float" office:value="8666.64366754677">
                <text:p>8666.643667546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903">
                <text:p>903</text:p>
              </table:table-cell>
              <table:table-cell office:value-type="float" office:value="2891.24151766123">
                <text:p>2891.24151766123</text:p>
              </table:table-cell>
              <table:table-cell office:value-type="float" office:value="4729">
                <text:p>4729</text:p>
              </table:table-cell>
              <table:table-cell office:value-type="float" office:value="7985.49012731975">
                <text:p>7985.49012731975</text:p>
              </table:table-cell>
              <table:table-cell office:value-type="float" office:value="8175">
                <text:p>8175</text:p>
              </table:table-cell>
              <table:table-cell office:value-type="float" office:value="8666.64511493613">
                <text:p>8666.645114936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909">
                <text:p>909</text:p>
              </table:table-cell>
              <table:table-cell office:value-type="float" office:value="2913.71763638829">
                <text:p>2913.71763638829</text:p>
              </table:table-cell>
              <table:table-cell office:value-type="float" office:value="4741">
                <text:p>4741</text:p>
              </table:table-cell>
              <table:table-cell office:value-type="float" office:value="7986.05807605017">
                <text:p>7986.05807605017</text:p>
              </table:table-cell>
              <table:table-cell office:value-type="float" office:value="8190">
                <text:p>8190</text:p>
              </table:table-cell>
              <table:table-cell office:value-type="float" office:value="8666.64647123804">
                <text:p>8666.646471238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922">
                <text:p>922</text:p>
              </table:table-cell>
              <table:table-cell office:value-type="float" office:value="2936.20345348874">
                <text:p>2936.20345348874</text:p>
              </table:table-cell>
              <table:table-cell office:value-type="float" office:value="4769">
                <text:p>4769</text:p>
              </table:table-cell>
              <table:table-cell office:value-type="float" office:value="7986.60383129599">
                <text:p>7986.60383129599</text:p>
              </table:table-cell>
              <table:table-cell office:value-type="float" office:value="8231">
                <text:p>8231</text:p>
              </table:table-cell>
              <table:table-cell office:value-type="float" office:value="8666.64774218481">
                <text:p>8666.647742184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933">
                <text:p>933</text:p>
              </table:table-cell>
              <table:table-cell office:value-type="float" office:value="2958.6964441862">
                <text:p>2958.6964441862</text:p>
              </table:table-cell>
              <table:table-cell office:value-type="float" office:value="4790">
                <text:p>4790</text:p>
              </table:table-cell>
              <table:table-cell office:value-type="float" office:value="7987.12825743949">
                <text:p>7987.12825743949</text:p>
              </table:table-cell>
              <table:table-cell office:value-type="float" office:value="8265">
                <text:p>8265</text:p>
              </table:table-cell>
              <table:table-cell office:value-type="float" office:value="8666.64893314803">
                <text:p>8666.648933148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946">
                <text:p>946</text:p>
              </table:table-cell>
              <table:table-cell office:value-type="float" office:value="2981.19408047873">
                <text:p>2981.19408047873</text:p>
              </table:table-cell>
              <table:table-cell office:value-type="float" office:value="4799">
                <text:p>4799</text:p>
              </table:table-cell>
              <table:table-cell office:value-type="float" office:value="7987.63218541712">
                <text:p>7987.63218541712</text:p>
              </table:table-cell>
              <table:table-cell office:value-type="float" office:value="8286">
                <text:p>8286</text:p>
              </table:table-cell>
              <table:table-cell office:value-type="float" office:value="8666.6500491612">
                <text:p>8666.65004916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947">
                <text:p>947</text:p>
              </table:table-cell>
              <table:table-cell office:value-type="float" office:value="3003.69383227475">
                <text:p>3003.69383227475</text:p>
              </table:table-cell>
              <table:table-cell office:value-type="float" office:value="4818">
                <text:p>4818</text:p>
              </table:table-cell>
              <table:table-cell office:value-type="float" office:value="7988.11641399681">
                <text:p>7988.11641399681</text:p>
              </table:table-cell>
              <table:table-cell office:value-type="float" office:value="8293">
                <text:p>8293</text:p>
              </table:table-cell>
              <table:table-cell office:value-type="float" office:value="8666.65109494109">
                <text:p>8666.651094941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942">
                <text:p>942</text:p>
              </table:table-cell>
              <table:table-cell office:value-type="float" office:value="3026.19316853085">
                <text:p>3026.19316853085</text:p>
              </table:table-cell>
              <table:table-cell office:value-type="float" office:value="4832">
                <text:p>4832</text:p>
              </table:table-cell>
              <table:table-cell office:value-type="float" office:value="7988.58171100768">
                <text:p>7988.58171100768</text:p>
              </table:table-cell>
              <table:table-cell office:value-type="float" office:value="8325">
                <text:p>8325</text:p>
              </table:table-cell>
              <table:table-cell office:value-type="float" office:value="8666.65207490763">
                <text:p>8666.652074907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944">
                <text:p>944</text:p>
              </table:table-cell>
              <table:table-cell office:value-type="float" office:value="3048.6895583906">
                <text:p>3048.6895583906</text:p>
              </table:table-cell>
              <table:table-cell office:value-type="float" office:value="4861">
                <text:p>4861</text:p>
              </table:table-cell>
              <table:table-cell office:value-type="float" office:value="7989.028814524">
                <text:p>7989.028814524</text:p>
              </table:table-cell>
              <table:table-cell office:value-type="float" office:value="8339">
                <text:p>8339</text:p>
              </table:table-cell>
              <table:table-cell office:value-type="float" office:value="8666.65299320259">
                <text:p>8666.652993202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950">
                <text:p>950</text:p>
              </table:table-cell>
              <table:table-cell office:value-type="float" office:value="3071.18047232313">
                <text:p>3071.18047232313</text:p>
              </table:table-cell>
              <table:table-cell office:value-type="float" office:value="4900">
                <text:p>4900</text:p>
              </table:table-cell>
              <table:table-cell office:value-type="float" office:value="7989.45843400497">
                <text:p>7989.45843400497</text:p>
              </table:table-cell>
              <table:table-cell office:value-type="float" office:value="8356">
                <text:p>8356</text:p>
              </table:table-cell>
              <table:table-cell office:value-type="float" office:value="8666.6538537071">
                <text:p>8666.65385370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958">
                <text:p>958</text:p>
              </table:table-cell>
              <table:table-cell office:value-type="float" office:value="3093.66338326049">
                <text:p>3093.66338326049</text:p>
              </table:table-cell>
              <table:table-cell office:value-type="float" office:value="4900">
                <text:p>4900</text:p>
              </table:table-cell>
              <table:table-cell office:value-type="float" office:value="7989.87125139183">
                <text:p>7989.87125139183</text:p>
              </table:table-cell>
              <table:table-cell office:value-type="float" office:value="8359">
                <text:p>8359</text:p>
              </table:table-cell>
              <table:table-cell office:value-type="float" office:value="8666.65466005803">
                <text:p>8666.654660058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968">
                <text:p>968</text:p>
              </table:table-cell>
              <table:table-cell office:value-type="float" office:value="3116.13576773255">
                <text:p>3116.13576773255</text:p>
              </table:table-cell>
              <table:table-cell office:value-type="float" office:value="4927">
                <text:p>4927</text:p>
              </table:table-cell>
              <table:table-cell office:value-type="float" office:value="7990.26792216384">
                <text:p>7990.26792216384</text:p>
              </table:table-cell>
              <table:table-cell office:value-type="float" office:value="8381">
                <text:p>8381</text:p>
              </table:table-cell>
              <table:table-cell office:value-type="float" office:value="8666.65541566339">
                <text:p>8666.655415663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968">
                <text:p>968</text:p>
              </table:table-cell>
              <table:table-cell office:value-type="float" office:value="3138.59510699863">
                <text:p>3138.59510699863</text:p>
              </table:table-cell>
              <table:table-cell office:value-type="float" office:value="4934">
                <text:p>4934</text:p>
              </table:table-cell>
              <table:table-cell office:value-type="float" office:value="7990.64907635468">
                <text:p>7990.64907635468</text:p>
              </table:table-cell>
              <table:table-cell office:value-type="float" office:value="8424">
                <text:p>8424</text:p>
              </table:table-cell>
              <table:table-cell office:value-type="float" office:value="8666.6561237167">
                <text:p>8666.65612371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970">
                <text:p>970</text:p>
              </table:table-cell>
              <table:table-cell office:value-type="float" office:value="3161.03888817447">
                <text:p>3161.03888817447</text:p>
              </table:table-cell>
              <table:table-cell office:value-type="float" office:value="4963">
                <text:p>4963</text:p>
              </table:table-cell>
              <table:table-cell office:value-type="float" office:value="7991.01531953055">
                <text:p>7991.01531953055</text:p>
              </table:table-cell>
              <table:table-cell office:value-type="float" office:value="8407">
                <text:p>8407</text:p>
              </table:table-cell>
              <table:table-cell office:value-type="float" office:value="8666.65678721053">
                <text:p>8666.656787210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971">
                <text:p>971</text:p>
              </table:table-cell>
              <table:table-cell office:value-type="float" office:value="3183.46460535368">
                <text:p>3183.46460535368</text:p>
              </table:table-cell>
              <table:table-cell office:value-type="float" office:value="4983">
                <text:p>4983</text:p>
              </table:table-cell>
              <table:table-cell office:value-type="float" office:value="7991.36723373144">
                <text:p>7991.36723373144</text:p>
              </table:table-cell>
              <table:table-cell office:value-type="float" office:value="8420">
                <text:p>8420</text:p>
              </table:table-cell>
              <table:table-cell office:value-type="float" office:value="8666.6574089491">
                <text:p>8666.65740894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968">
                <text:p>968</text:p>
              </table:table-cell>
              <table:table-cell office:value-type="float" office:value="3205.86976072258">
                <text:p>3205.86976072258</text:p>
              </table:table-cell>
              <table:table-cell office:value-type="float" office:value="5002">
                <text:p>5002</text:p>
              </table:table-cell>
              <table:table-cell office:value-type="float" office:value="7991.70537837687">
                <text:p>7991.70537837687</text:p>
              </table:table-cell>
              <table:table-cell office:value-type="float" office:value="8403">
                <text:p>8403</text:p>
              </table:table-cell>
              <table:table-cell office:value-type="float" office:value="8666.65799156016">
                <text:p>8666.657991560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976">
                <text:p>976</text:p>
              </table:table-cell>
              <table:table-cell office:value-type="float" office:value="3228.25186566726">
                <text:p>3228.25186566726</text:p>
              </table:table-cell>
              <table:table-cell office:value-type="float" office:value="5014">
                <text:p>5014</text:p>
              </table:table-cell>
              <table:table-cell office:value-type="float" office:value="7992.03029113744">
                <text:p>7992.03029113744</text:p>
              </table:table-cell>
              <table:table-cell office:value-type="float" office:value="8398">
                <text:p>8398</text:p>
              </table:table-cell>
              <table:table-cell office:value-type="float" office:value="8666.65853750611">
                <text:p>8666.658537506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984">
                <text:p>984</text:p>
              </table:table-cell>
              <table:table-cell office:value-type="float" office:value="3250.60844187201">
                <text:p>3250.60844187201</text:p>
              </table:table-cell>
              <table:table-cell office:value-type="float" office:value="5022">
                <text:p>5022</text:p>
              </table:table-cell>
              <table:table-cell office:value-type="float" office:value="7992.34248877331">
                <text:p>7992.34248877331</text:p>
              </table:table-cell>
              <table:table-cell office:value-type="float" office:value="8422">
                <text:p>8422</text:p>
              </table:table-cell>
              <table:table-cell office:value-type="float" office:value="8666.65904909435">
                <text:p>8666.659049094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986">
                <text:p>986</text:p>
              </table:table-cell>
              <table:table-cell office:value-type="float" office:value="3272.9370224079">
                <text:p>3272.9370224079</text:p>
              </table:table-cell>
              <table:table-cell office:value-type="float" office:value="5053">
                <text:p>5053</text:p>
              </table:table-cell>
              <table:table-cell office:value-type="float" office:value="7992.64246794095">
                <text:p>7992.64246794095</text:p>
              </table:table-cell>
              <table:table-cell office:value-type="float" office:value="8422">
                <text:p>8422</text:p>
              </table:table-cell>
              <table:table-cell office:value-type="float" office:value="8666.65952848711">
                <text:p>8666.659528487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991">
                <text:p>991</text:p>
              </table:table-cell>
              <table:table-cell office:value-type="float" office:value="3295.23515281073">
                <text:p>3295.23515281073</text:p>
              </table:table-cell>
              <table:table-cell office:value-type="float" office:value="5097">
                <text:p>5097</text:p>
              </table:table-cell>
              <table:table-cell office:value-type="float" office:value="7992.93070596924">
                <text:p>7992.93070596924</text:p>
              </table:table-cell>
              <table:table-cell office:value-type="float" office:value="8448">
                <text:p>8448</text:p>
              </table:table-cell>
              <table:table-cell office:value-type="float" office:value="8666.65997771051">
                <text:p>8666.659977710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994">
                <text:p>994</text:p>
              </table:table-cell>
              <table:table-cell office:value-type="float" office:value="3317.50039214708">
                <text:p>3317.50039214708</text:p>
              </table:table-cell>
              <table:table-cell office:value-type="float" office:value="5125">
                <text:p>5125</text:p>
              </table:table-cell>
              <table:table-cell office:value-type="float" office:value="7993.20766160612">
                <text:p>7993.20766160612</text:p>
              </table:table-cell>
              <table:table-cell office:value-type="float" office:value="8434">
                <text:p>8434</text:p>
              </table:table-cell>
              <table:table-cell office:value-type="float" office:value="8666.66039866318">
                <text:p>8666.660398663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997">
                <text:p>997</text:p>
              </table:table-cell>
              <table:table-cell office:value-type="float" office:value="3339.73031406775">
                <text:p>3339.73031406775</text:p>
              </table:table-cell>
              <table:table-cell office:value-type="float" office:value="5150">
                <text:p>5150</text:p>
              </table:table-cell>
              <table:table-cell office:value-type="float" office:value="7993.4737757367">
                <text:p>7993.4737757367</text:p>
              </table:table-cell>
              <table:table-cell office:value-type="float" office:value="8429">
                <text:p>8429</text:p>
              </table:table-cell>
              <table:table-cell office:value-type="float" office:value="8666.66079312427">
                <text:p>8666.660793124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999">
                <text:p>999</text:p>
              </table:table-cell>
              <table:table-cell office:value-type="float" office:value="3361.92250784753">
                <text:p>3361.92250784753</text:p>
              </table:table-cell>
              <table:table-cell office:value-type="float" office:value="5186">
                <text:p>5186</text:p>
              </table:table-cell>
              <table:table-cell office:value-type="float" office:value="7993.72947207419">
                <text:p>7993.72947207419</text:p>
              </table:table-cell>
              <table:table-cell office:value-type="float" office:value="8441">
                <text:p>8441</text:p>
              </table:table-cell>
              <table:table-cell office:value-type="float" office:value="8666.66116276096">
                <text:p>8666.661162760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999">
                <text:p>999</text:p>
              </table:table-cell>
              <table:table-cell office:value-type="float" office:value="3384.0745794103">
                <text:p>3384.0745794103</text:p>
              </table:table-cell>
              <table:table-cell office:value-type="float" office:value="5216">
                <text:p>5216</text:p>
              </table:table-cell>
              <table:table-cell office:value-type="float" office:value="7993.97515782429">
                <text:p>7993.97515782429</text:p>
              </table:table-cell>
              <table:table-cell office:value-type="float" office:value="8434">
                <text:p>8434</text:p>
              </table:table-cell>
              <table:table-cell office:value-type="float" office:value="8666.6615091355">
                <text:p>8666.66150913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999">
                <text:p>999</text:p>
              </table:table-cell>
              <table:table-cell office:value-type="float" office:value="3406.18415233868">
                <text:p>3406.18415233868</text:p>
              </table:table-cell>
              <table:table-cell office:value-type="float" office:value="5245">
                <text:p>5245</text:p>
              </table:table-cell>
              <table:table-cell office:value-type="float" office:value="7994.21122432432">
                <text:p>7994.21122432432</text:p>
              </table:table-cell>
              <table:table-cell office:value-type="float" office:value="8449">
                <text:p>8449</text:p>
              </table:table-cell>
              <table:table-cell office:value-type="float" office:value="8666.66183371184">
                <text:p>8666.661833711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997">
                <text:p>997</text:p>
              </table:table-cell>
              <table:table-cell office:value-type="float" office:value="3428.24886886732">
                <text:p>3428.24886886732</text:p>
              </table:table-cell>
              <table:table-cell office:value-type="float" office:value="5257">
                <text:p>5257</text:p>
              </table:table-cell>
              <table:table-cell office:value-type="float" office:value="7994.4380476579">
                <text:p>7994.4380476579</text:p>
              </table:table-cell>
              <table:table-cell office:value-type="float" office:value="8458">
                <text:p>8458</text:p>
              </table:table-cell>
              <table:table-cell office:value-type="float" office:value="8666.66213786179">
                <text:p>8666.662137861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1001">
                <text:p>1001</text:p>
              </table:table-cell>
              <table:table-cell office:value-type="float" office:value="3450.26639085889">
                <text:p>3450.26639085889</text:p>
              </table:table-cell>
              <table:table-cell office:value-type="float" office:value="5276">
                <text:p>5276</text:p>
              </table:table-cell>
              <table:table-cell office:value-type="float" office:value="7994.65598924605">
                <text:p>7994.65598924605</text:p>
              </table:table-cell>
              <table:table-cell office:value-type="float" office:value="8459">
                <text:p>8459</text:p>
              </table:table-cell>
              <table:table-cell office:value-type="float" office:value="8666.66242287083">
                <text:p>8666.662422870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1004">
                <text:p>1004</text:p>
              </table:table-cell>
              <table:table-cell office:value-type="float" office:value="3472.23440076207">
                <text:p>3472.23440076207</text:p>
              </table:table-cell>
              <table:table-cell office:value-type="float" office:value="5309">
                <text:p>5309</text:p>
              </table:table-cell>
              <table:table-cell office:value-type="float" office:value="7994.86539641572">
                <text:p>7994.86539641572</text:p>
              </table:table-cell>
              <table:table-cell office:value-type="float" office:value="8448">
                <text:p>8448</text:p>
              </table:table-cell>
              <table:table-cell office:value-type="float" office:value="8666.66268994354">
                <text:p>8666.662689943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1014">
                <text:p>1014</text:p>
              </table:table-cell>
              <table:table-cell office:value-type="float" office:value="3494.15060255063">
                <text:p>3494.15060255063</text:p>
              </table:table-cell>
              <table:table-cell office:value-type="float" office:value="5310">
                <text:p>5310</text:p>
              </table:table-cell>
              <table:table-cell office:value-type="float" office:value="7995.06660294647">
                <text:p>7995.06660294647</text:p>
              </table:table-cell>
              <table:table-cell office:value-type="float" office:value="8454">
                <text:p>8454</text:p>
              </table:table-cell>
              <table:table-cell office:value-type="float" office:value="8666.66294020871">
                <text:p>8666.662940208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1008">
                <text:p>1008</text:p>
              </table:table-cell>
              <table:table-cell office:value-type="float" office:value="3516.01272264287">
                <text:p>3516.01272264287</text:p>
              </table:table-cell>
              <table:table-cell office:value-type="float" office:value="5327">
                <text:p>5327</text:p>
              </table:table-cell>
              <table:table-cell office:value-type="float" office:value="7995.25992959617">
                <text:p>7995.25992959617</text:p>
              </table:table-cell>
              <table:table-cell office:value-type="float" office:value="8470">
                <text:p>8470</text:p>
              </table:table-cell>
              <table:table-cell office:value-type="float" office:value="8666.66317472406">
                <text:p>8666.663174724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1012">
                <text:p>1012</text:p>
              </table:table-cell>
              <table:table-cell office:value-type="float" office:value="3537.81851080076">
                <text:p>3537.81851080076</text:p>
              </table:table-cell>
              <table:table-cell office:value-type="float" office:value="5345">
                <text:p>5345</text:p>
              </table:table-cell>
              <table:table-cell office:value-type="float" office:value="7995.44568460656">
                <text:p>7995.44568460656</text:p>
              </table:table-cell>
              <table:table-cell office:value-type="float" office:value="8492">
                <text:p>8492</text:p>
              </table:table-cell>
              <table:table-cell office:value-type="float" office:value="8666.66339448079">
                <text:p>8666.663394480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1015">
                <text:p>1015</text:p>
              </table:table-cell>
              <table:table-cell office:value-type="float" office:value="3559.56574100791">
                <text:p>3559.56574100791</text:p>
              </table:table-cell>
              <table:table-cell office:value-type="float" office:value="5346">
                <text:p>5346</text:p>
              </table:table-cell>
              <table:table-cell office:value-type="float" office:value="7995.62416418932">
                <text:p>7995.62416418932</text:p>
              </table:table-cell>
              <table:table-cell office:value-type="float" office:value="8497">
                <text:p>8497</text:p>
              </table:table-cell>
              <table:table-cell office:value-type="float" office:value="8666.66360040767">
                <text:p>8666.663600407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1012">
                <text:p>1012</text:p>
              </table:table-cell>
              <table:table-cell office:value-type="float" office:value="3581.25221232584">
                <text:p>3581.25221232584</text:p>
              </table:table-cell>
              <table:table-cell office:value-type="float" office:value="5360">
                <text:p>5360</text:p>
              </table:table-cell>
              <table:table-cell office:value-type="float" office:value="7995.79565299344">
                <text:p>7995.79565299344</text:p>
              </table:table-cell>
              <table:table-cell office:value-type="float" office:value="8486">
                <text:p>8486</text:p>
              </table:table-cell>
              <table:table-cell office:value-type="float" office:value="8666.66379337507">
                <text:p>8666.663793375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1016">
                <text:p>1016</text:p>
              </table:table-cell>
              <table:table-cell office:value-type="float" office:value="3602.87574972782">
                <text:p>3602.87574972782</text:p>
              </table:table-cell>
              <table:table-cell office:value-type="float" office:value="5373">
                <text:p>5373</text:p>
              </table:table-cell>
              <table:table-cell office:value-type="float" office:value="7995.96042455464">
                <text:p>7995.96042455464</text:p>
              </table:table-cell>
              <table:table-cell office:value-type="float" office:value="8471">
                <text:p>8471</text:p>
              </table:table-cell>
              <table:table-cell office:value-type="float" office:value="8666.66397419854">
                <text:p>8666.663974198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1020">
                <text:p>1020</text:p>
              </table:table-cell>
              <table:table-cell office:value-type="float" office:value="3624.4342049097">
                <text:p>3624.4342049097</text:p>
              </table:table-cell>
              <table:table-cell office:value-type="float" office:value="5401">
                <text:p>5401</text:p>
              </table:table-cell>
              <table:table-cell office:value-type="float" office:value="7996.11874172742">
                <text:p>7996.11874172742</text:p>
              </table:table-cell>
              <table:table-cell office:value-type="float" office:value="8470">
                <text:p>8470</text:p>
              </table:table-cell>
              <table:table-cell office:value-type="float" office:value="8666.66414364234">
                <text:p>8666.664143642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1026">
                <text:p>1026</text:p>
              </table:table-cell>
              <table:table-cell office:value-type="float" office:value="3645.92545707718">
                <text:p>3645.92545707718</text:p>
              </table:table-cell>
              <table:table-cell office:value-type="float" office:value="5407">
                <text:p>5407</text:p>
              </table:table-cell>
              <table:table-cell office:value-type="float" office:value="7996.27085710052">
                <text:p>7996.27085710052</text:p>
              </table:table-cell>
              <table:table-cell office:value-type="float" office:value="8465">
                <text:p>8465</text:p>
              </table:table-cell>
              <table:table-cell office:value-type="float" office:value="8666.66430242261">
                <text:p>8666.664302422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1027">
                <text:p>1027</text:p>
              </table:table-cell>
              <table:table-cell office:value-type="float" office:value="3667.34741370893">
                <text:p>3667.34741370893</text:p>
              </table:table-cell>
              <table:table-cell office:value-type="float" office:value="5411">
                <text:p>5411</text:p>
              </table:table-cell>
              <table:table-cell office:value-type="float" office:value="7996.41701339626">
                <text:p>7996.41701339626</text:p>
              </table:table-cell>
              <table:table-cell office:value-type="float" office:value="8485">
                <text:p>8485</text:p>
              </table:table-cell>
              <table:table-cell office:value-type="float" office:value="8666.66445121045">
                <text:p>8666.664451210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1034">
                <text:p>1034</text:p>
              </table:table-cell>
              <table:table-cell office:value-type="float" office:value="3688.69801129506">
                <text:p>3688.69801129506</text:p>
              </table:table-cell>
              <table:table-cell office:value-type="float" office:value="5437">
                <text:p>5437</text:p>
              </table:table-cell>
              <table:table-cell office:value-type="float" office:value="7996.55744385452">
                <text:p>7996.55744385452</text:p>
              </table:table-cell>
              <table:table-cell office:value-type="float" office:value="8479">
                <text:p>8479</text:p>
              </table:table-cell>
              <table:table-cell office:value-type="float" office:value="8666.6645906347">
                <text:p>8666.66459063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1030">
                <text:p>1030</text:p>
              </table:table-cell>
              <table:table-cell office:value-type="float" office:value="3709.97521605056">
                <text:p>3709.97521605056</text:p>
              </table:table-cell>
              <table:table-cell office:value-type="float" office:value="5454">
                <text:p>5454</text:p>
              </table:table-cell>
              <table:table-cell office:value-type="float" office:value="7996.6923726019">
                <text:p>7996.6923726019</text:p>
              </table:table-cell>
              <table:table-cell office:value-type="float" office:value="8478">
                <text:p>8478</text:p>
              </table:table-cell>
              <table:table-cell office:value-type="float" office:value="8666.66472128463">
                <text:p>8666.664721284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1033">
                <text:p>1033</text:p>
              </table:table-cell>
              <table:table-cell office:value-type="float" office:value="3731.17702460311">
                <text:p>3731.17702460311</text:p>
              </table:table-cell>
              <table:table-cell office:value-type="float" office:value="5489">
                <text:p>5489</text:p>
              </table:table-cell>
              <table:table-cell office:value-type="float" office:value="7996.82201500659">
                <text:p>7996.82201500659</text:p>
              </table:table-cell>
              <table:table-cell office:value-type="float" office:value="8499">
                <text:p>8499</text:p>
              </table:table-cell>
              <table:table-cell office:value-type="float" office:value="8666.66484371243">
                <text:p>8666.664843712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1041">
                <text:p>1041</text:p>
              </table:table-cell>
              <table:table-cell office:value-type="float" office:value="3752.30146465501">
                <text:p>3752.30146465501</text:p>
              </table:table-cell>
              <table:table-cell office:value-type="float" office:value="5512">
                <text:p>5512</text:p>
              </table:table-cell>
              <table:table-cell office:value-type="float" office:value="7996.94657801946">
                <text:p>7996.94657801946</text:p>
              </table:table-cell>
              <table:table-cell office:value-type="float" office:value="8499">
                <text:p>8499</text:p>
              </table:table-cell>
              <table:table-cell office:value-type="float" office:value="8666.66495843554">
                <text:p>8666.664958435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1048">
                <text:p>1048</text:p>
              </table:table-cell>
              <table:table-cell office:value-type="float" office:value="3773.34659561886">
                <text:p>3773.34659561886</text:p>
              </table:table-cell>
              <table:table-cell office:value-type="float" office:value="5511">
                <text:p>5511</text:p>
              </table:table-cell>
              <table:table-cell office:value-type="float" office:value="7997.06626050207">
                <text:p>7997.06626050207</text:p>
              </table:table-cell>
              <table:table-cell office:value-type="float" office:value="8521">
                <text:p>8521</text:p>
              </table:table-cell>
              <table:table-cell office:value-type="float" office:value="8666.66506593884">
                <text:p>8666.665065938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1050">
                <text:p>1050</text:p>
              </table:table-cell>
              <table:table-cell office:value-type="float" office:value="3794.31050922652">
                <text:p>3794.31050922652</text:p>
              </table:table-cell>
              <table:table-cell office:value-type="float" office:value="5537">
                <text:p>5537</text:p>
              </table:table-cell>
              <table:table-cell office:value-type="float" office:value="7997.18125354185">
                <text:p>7997.18125354185</text:p>
              </table:table-cell>
              <table:table-cell office:value-type="float" office:value="8537">
                <text:p>8537</text:p>
              </table:table-cell>
              <table:table-cell office:value-type="float" office:value="8666.66516667668">
                <text:p>8666.665166676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1049">
                <text:p>1049</text:p>
              </table:table-cell>
              <table:table-cell office:value-type="float" office:value="3815.19133011125">
                <text:p>3815.19133011125</text:p>
              </table:table-cell>
              <table:table-cell office:value-type="float" office:value="5560">
                <text:p>5560</text:p>
              </table:table-cell>
              <table:table-cell office:value-type="float" office:value="7997.2917407552">
                <text:p>7997.2917407552</text:p>
              </table:table-cell>
              <table:table-cell office:value-type="float" office:value="8541">
                <text:p>8541</text:p>
              </table:table-cell>
              <table:table-cell office:value-type="float" office:value="8666.66526107484">
                <text:p>8666.665261074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1050">
                <text:p>1050</text:p>
              </table:table-cell>
              <table:table-cell office:value-type="float" office:value="3835.98721636269">
                <text:p>3835.98721636269</text:p>
              </table:table-cell>
              <table:table-cell office:value-type="float" office:value="5595">
                <text:p>5595</text:p>
              </table:table-cell>
              <table:table-cell office:value-type="float" office:value="7997.39789857869">
                <text:p>7997.39789857869</text:p>
              </table:table-cell>
              <table:table-cell office:value-type="float" office:value="8558">
                <text:p>8558</text:p>
              </table:table-cell>
              <table:table-cell office:value-type="float" office:value="8666.66534953229">
                <text:p>8666.665349532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1056">
                <text:p>1056</text:p>
              </table:table-cell>
              <table:table-cell office:value-type="float" office:value="3856.69636005443">
                <text:p>3856.69636005443</text:p>
              </table:table-cell>
              <table:table-cell office:value-type="float" office:value="5596">
                <text:p>5596</text:p>
              </table:table-cell>
              <table:table-cell office:value-type="float" office:value="7997.49989654916">
                <text:p>7997.49989654916</text:p>
              </table:table-cell>
              <table:table-cell office:value-type="float" office:value="8559">
                <text:p>8559</text:p>
              </table:table-cell>
              <table:table-cell office:value-type="float" office:value="8666.66543242288">
                <text:p>8666.665432422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1062">
                <text:p>1062</text:p>
              </table:table-cell>
              <table:table-cell office:value-type="float" office:value="3877.31698774407">
                <text:p>3877.31698774407</text:p>
              </table:table-cell>
              <table:table-cell office:value-type="float" office:value="5621">
                <text:p>5621</text:p>
              </table:table-cell>
              <table:table-cell office:value-type="float" office:value="7997.59789757274">
                <text:p>7997.59789757274</text:p>
              </table:table-cell>
              <table:table-cell office:value-type="float" office:value="8554">
                <text:p>8554</text:p>
              </table:table-cell>
              <table:table-cell office:value-type="float" office:value="8666.66551009697">
                <text:p>8666.665510096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1070">
                <text:p>1070</text:p>
              </table:table-cell>
              <table:table-cell office:value-type="float" office:value="3897.84736094562">
                <text:p>3897.84736094562</text:p>
              </table:table-cell>
              <table:table-cell office:value-type="float" office:value="5642">
                <text:p>5642</text:p>
              </table:table-cell>
              <table:table-cell office:value-type="float" office:value="7997.69205818364">
                <text:p>7997.69205818364</text:p>
              </table:table-cell>
              <table:table-cell office:value-type="float" office:value="8571">
                <text:p>8571</text:p>
              </table:table-cell>
              <table:table-cell office:value-type="float" office:value="8666.66558288282">
                <text:p>8666.6655828828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1079">
                <text:p>1079</text:p>
              </table:table-cell>
              <table:table-cell office:value-type="float" office:value="3918.28577657404">
                <text:p>3918.28577657404</text:p>
              </table:table-cell>
              <table:table-cell office:value-type="float" office:value="5650">
                <text:p>5650</text:p>
              </table:table-cell>
              <table:table-cell office:value-type="float" office:value="7997.78252879271">
                <text:p>7997.78252879271</text:p>
              </table:table-cell>
              <table:table-cell office:value-type="float" office:value="8607">
                <text:p>8607</text:p>
              </table:table-cell>
              <table:table-cell office:value-type="float" office:value="8666.66565108808">
                <text:p>8666.6656510880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1087">
                <text:p>1087</text:p>
              </table:table-cell>
              <table:table-cell office:value-type="float" office:value="3938.63056736198">
                <text:p>3938.63056736198</text:p>
              </table:table-cell>
              <table:table-cell office:value-type="float" office:value="5647">
                <text:p>5647</text:p>
              </table:table-cell>
              <table:table-cell office:value-type="float" office:value="7997.8694539265">
                <text:p>7997.8694539265</text:p>
              </table:table-cell>
              <table:table-cell office:value-type="float" office:value="8597">
                <text:p>8597</text:p>
              </table:table-cell>
              <table:table-cell office:value-type="float" office:value="8666.66571500101">
                <text:p>8666.665715001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1097">
                <text:p>1097</text:p>
              </table:table-cell>
              <table:table-cell office:value-type="float" office:value="3958.88010224861">
                <text:p>3958.88010224861</text:p>
              </table:table-cell>
              <table:table-cell office:value-type="float" office:value="5663">
                <text:p>5663</text:p>
              </table:table-cell>
              <table:table-cell office:value-type="float" office:value="7997.95297245689">
                <text:p>7997.95297245689</text:p>
              </table:table-cell>
              <table:table-cell office:value-type="float" office:value="8609">
                <text:p>8609</text:p>
              </table:table-cell>
              <table:table-cell office:value-type="float" office:value="8666.66577489174">
                <text:p>8666.665774891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1104">
                <text:p>1104</text:p>
              </table:table-cell>
              <table:table-cell office:value-type="float" office:value="3979.03278674055">
                <text:p>3979.03278674055</text:p>
              </table:table-cell>
              <table:table-cell office:value-type="float" office:value="5685">
                <text:p>5685</text:p>
              </table:table-cell>
              <table:table-cell office:value-type="float" office:value="7998.03321782193">
                <text:p>7998.03321782193</text:p>
              </table:table-cell>
              <table:table-cell office:value-type="float" office:value="8617">
                <text:p>8617</text:p>
              </table:table-cell>
              <table:table-cell office:value-type="float" office:value="8666.66583101339">
                <text:p>8666.665831013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1111">
                <text:p>1111</text:p>
              </table:table-cell>
              <table:table-cell office:value-type="float" office:value="3999.08706324497">
                <text:p>3999.08706324497</text:p>
              </table:table-cell>
              <table:table-cell office:value-type="float" office:value="5723">
                <text:p>5723</text:p>
              </table:table-cell>
              <table:table-cell office:value-type="float" office:value="7998.11031823799">
                <text:p>7998.11031823799</text:p>
              </table:table-cell>
              <table:table-cell office:value-type="float" office:value="8630">
                <text:p>8630</text:p>
              </table:table-cell>
              <table:table-cell office:value-type="float" office:value="8666.66588360317">
                <text:p>8666.665883603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1119">
                <text:p>1119</text:p>
              </table:table-cell>
              <table:table-cell office:value-type="float" office:value="4019.0414113748">
                <text:p>4019.0414113748</text:p>
              </table:table-cell>
              <table:table-cell office:value-type="float" office:value="5725">
                <text:p>5725</text:p>
              </table:table-cell>
              <table:table-cell office:value-type="float" office:value="7998.1843969037">
                <text:p>7998.1843969037</text:p>
              </table:table-cell>
              <table:table-cell office:value-type="float" office:value="8624">
                <text:p>8624</text:p>
              </table:table-cell>
              <table:table-cell office:value-type="float" office:value="8666.66593288333">
                <text:p>8666.66593288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1123">
                <text:p>1123</text:p>
              </table:table-cell>
              <table:table-cell office:value-type="float" office:value="4038.89434822642">
                <text:p>4038.89434822642</text:p>
              </table:table-cell>
              <table:table-cell office:value-type="float" office:value="5736">
                <text:p>5736</text:p>
              </table:table-cell>
              <table:table-cell office:value-type="float" office:value="7998.25557219598">
                <text:p>7998.25557219598</text:p>
              </table:table-cell>
              <table:table-cell office:value-type="float" office:value="8626">
                <text:p>8626</text:p>
              </table:table-cell>
              <table:table-cell office:value-type="float" office:value="8666.66597906217">
                <text:p>8666.665979062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1135">
                <text:p>1135</text:p>
              </table:table-cell>
              <table:table-cell office:value-type="float" office:value="4058.64442862959">
                <text:p>4058.64442862959</text:p>
              </table:table-cell>
              <table:table-cell office:value-type="float" office:value="5764">
                <text:p>5764</text:p>
              </table:table-cell>
              <table:table-cell office:value-type="float" office:value="7998.32395785837">
                <text:p>7998.32395785837</text:p>
              </table:table-cell>
              <table:table-cell office:value-type="float" office:value="8611">
                <text:p>8611</text:p>
              </table:table-cell>
              <table:table-cell office:value-type="float" office:value="8666.66602233487">
                <text:p>8666.666022334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1150">
                <text:p>1150</text:p>
              </table:table-cell>
              <table:table-cell office:value-type="float" office:value="4078.29024537014">
                <text:p>4078.29024537014</text:p>
              </table:table-cell>
              <table:table-cell office:value-type="float" office:value="5766">
                <text:p>5766</text:p>
              </table:table-cell>
              <table:table-cell office:value-type="float" office:value="7998.38966318213">
                <text:p>7998.38966318213</text:p>
              </table:table-cell>
              <table:table-cell office:value-type="float" office:value="8619">
                <text:p>8619</text:p>
              </table:table-cell>
              <table:table-cell office:value-type="float" office:value="8666.6660628843">
                <text:p>8666.66606288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1158">
                <text:p>1158</text:p>
              </table:table-cell>
              <table:table-cell office:value-type="float" office:value="4097.83042938537">
                <text:p>4097.83042938537</text:p>
              </table:table-cell>
              <table:table-cell office:value-type="float" office:value="5810">
                <text:p>5810</text:p>
              </table:table-cell>
              <table:table-cell office:value-type="float" office:value="7998.45279318015">
                <text:p>7998.45279318015</text:p>
              </table:table-cell>
              <table:table-cell office:value-type="float" office:value="8613">
                <text:p>8613</text:p>
              </table:table-cell>
              <table:table-cell office:value-type="float" office:value="8666.66610088185">
                <text:p>8666.666100881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1154">
                <text:p>1154</text:p>
              </table:table-cell>
              <table:table-cell office:value-type="float" office:value="4117.2636499325">
                <text:p>4117.2636499325</text:p>
              </table:table-cell>
              <table:table-cell office:value-type="float" office:value="5837">
                <text:p>5837</text:p>
              </table:table-cell>
              <table:table-cell office:value-type="float" office:value="7998.51344875426">
                <text:p>7998.51344875426</text:p>
              </table:table-cell>
              <table:table-cell office:value-type="float" office:value="8600">
                <text:p>8600</text:p>
              </table:table-cell>
              <table:table-cell office:value-type="float" office:value="8666.66613648812">
                <text:p>8666.666136488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1158">
                <text:p>1158</text:p>
              </table:table-cell>
              <table:table-cell office:value-type="float" office:value="4136.58861473035">
                <text:p>4136.58861473035</text:p>
              </table:table-cell>
              <table:table-cell office:value-type="float" office:value="5847">
                <text:p>5847</text:p>
              </table:table-cell>
              <table:table-cell office:value-type="float" office:value="7998.57172685584">
                <text:p>7998.57172685584</text:p>
              </table:table-cell>
              <table:table-cell office:value-type="float" office:value="8602">
                <text:p>8602</text:p>
              </table:table-cell>
              <table:table-cell office:value-type="float" office:value="8666.6661698536">
                <text:p>8666.66616985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1167">
                <text:p>1167</text:p>
              </table:table-cell>
              <table:table-cell office:value-type="float" office:value="4155.80407007465">
                <text:p>4155.80407007465</text:p>
              </table:table-cell>
              <table:table-cell office:value-type="float" office:value="5856">
                <text:p>5856</text:p>
              </table:table-cell>
              <table:table-cell office:value-type="float" office:value="7998.62772064033">
                <text:p>7998.62772064033</text:p>
              </table:table-cell>
              <table:table-cell office:value-type="float" office:value="8610">
                <text:p>8610</text:p>
              </table:table-cell>
              <table:table-cell office:value-type="float" office:value="8666.66620111931">
                <text:p>8666.6662011193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1172">
                <text:p>1172</text:p>
              </table:table-cell>
              <table:table-cell office:value-type="float" office:value="4174.9088009271">
                <text:p>4174.9088009271</text:p>
              </table:table-cell>
              <table:table-cell office:value-type="float" office:value="5881">
                <text:p>5881</text:p>
              </table:table-cell>
              <table:table-cell office:value-type="float" office:value="7998.68151961559">
                <text:p>7998.68151961559</text:p>
              </table:table-cell>
              <table:table-cell office:value-type="float" office:value="8604">
                <text:p>8604</text:p>
              </table:table-cell>
              <table:table-cell office:value-type="float" office:value="8666.66623041738">
                <text:p>8666.666230417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1177">
                <text:p>1177</text:p>
              </table:table-cell>
              <table:table-cell office:value-type="float" office:value="4193.90163097867">
                <text:p>4193.90163097867</text:p>
              </table:table-cell>
              <table:table-cell office:value-type="float" office:value="5876">
                <text:p>5876</text:p>
              </table:table-cell>
              <table:table-cell office:value-type="float" office:value="7998.73320978456">
                <text:p>7998.73320978456</text:p>
              </table:table-cell>
              <table:table-cell office:value-type="float" office:value="8605">
                <text:p>8605</text:p>
              </table:table-cell>
              <table:table-cell office:value-type="float" office:value="8666.66625787166">
                <text:p>8666.666257871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1180">
                <text:p>1180</text:p>
              </table:table-cell>
              <table:table-cell office:value-type="float" office:value="4212.78142268749">
                <text:p>4212.78142268749</text:p>
              </table:table-cell>
              <table:table-cell office:value-type="float" office:value="5895">
                <text:p>5895</text:p>
              </table:table-cell>
              <table:table-cell office:value-type="float" office:value="7998.78287378231">
                <text:p>7998.78287378231</text:p>
              </table:table-cell>
              <table:table-cell office:value-type="float" office:value="8601">
                <text:p>8601</text:p>
              </table:table-cell>
              <table:table-cell office:value-type="float" office:value="8666.66628359816">
                <text:p>8666.666283598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1181">
                <text:p>1181</text:p>
              </table:table-cell>
              <table:table-cell office:value-type="float" office:value="4231.54707729152">
                <text:p>4231.54707729152</text:p>
              </table:table-cell>
              <table:table-cell office:value-type="float" office:value="5915">
                <text:p>5915</text:p>
              </table:table-cell>
              <table:table-cell office:value-type="float" office:value="7998.83059100779">
                <text:p>7998.83059100779</text:p>
              </table:table-cell>
              <table:table-cell office:value-type="float" office:value="8579">
                <text:p>8579</text:p>
              </table:table-cell>
              <table:table-cell office:value-type="float" office:value="8666.66630770563">
                <text:p>8666.666307705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1190">
                <text:p>1190</text:p>
              </table:table-cell>
              <table:table-cell office:value-type="float" office:value="4250.19753479671">
                <text:p>4250.19753479671</text:p>
              </table:table-cell>
              <table:table-cell office:value-type="float" office:value="5937">
                <text:p>5937</text:p>
              </table:table-cell>
              <table:table-cell office:value-type="float" office:value="7998.87643775037">
                <text:p>7998.87643775037</text:p>
              </table:table-cell>
              <table:table-cell office:value-type="float" office:value="8584">
                <text:p>8584</text:p>
              </table:table-cell>
              <table:table-cell office:value-type="float" office:value="8666.66633029596">
                <text:p>8666.666330295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1196">
                <text:p>1196</text:p>
              </table:table-cell>
              <table:table-cell office:value-type="float" office:value="4268.73177394079">
                <text:p>4268.73177394079</text:p>
              </table:table-cell>
              <table:table-cell office:value-type="float" office:value="5981">
                <text:p>5981</text:p>
              </table:table-cell>
              <table:table-cell office:value-type="float" office:value="7998.92048731152">
                <text:p>7998.92048731152</text:p>
              </table:table-cell>
              <table:table-cell office:value-type="float" office:value="8585">
                <text:p>8585</text:p>
              </table:table-cell>
              <table:table-cell office:value-type="float" office:value="8666.66635146462">
                <text:p>8666.666351464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1192">
                <text:p>1192</text:p>
              </table:table-cell>
              <table:table-cell office:value-type="float" office:value="4287.14881213326">
                <text:p>4287.14881213326</text:p>
              </table:table-cell>
              <table:table-cell office:value-type="float" office:value="5999">
                <text:p>5999</text:p>
              </table:table-cell>
              <table:table-cell office:value-type="float" office:value="7998.96281012167">
                <text:p>7998.96281012167</text:p>
              </table:table-cell>
              <table:table-cell office:value-type="float" office:value="8595">
                <text:p>8595</text:p>
              </table:table-cell>
              <table:table-cell office:value-type="float" office:value="8666.66637130109">
                <text:p>8666.666371301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1197">
                <text:p>1197</text:p>
              </table:table-cell>
              <table:table-cell office:value-type="float" office:value="4305.44770537211">
                <text:p>4305.44770537211</text:p>
              </table:table-cell>
              <table:table-cell office:value-type="float" office:value="6015">
                <text:p>6015</text:p>
              </table:table-cell>
              <table:table-cell office:value-type="float" office:value="7999.00347385256">
                <text:p>7999.00347385256</text:p>
              </table:table-cell>
              <table:table-cell office:value-type="float" office:value="8585">
                <text:p>8585</text:p>
              </table:table-cell>
              <table:table-cell office:value-type="float" office:value="8666.66638988919">
                <text:p>8666.666389889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1194">
                <text:p>1194</text:p>
              </table:table-cell>
              <table:table-cell office:value-type="float" office:value="4323.62754813763">
                <text:p>4323.62754813763</text:p>
              </table:table-cell>
              <table:table-cell office:value-type="float" office:value="6034">
                <text:p>6034</text:p>
              </table:table-cell>
              <table:table-cell office:value-type="float" office:value="7999.0425435252">
                <text:p>7999.0425435252</text:p>
              </table:table-cell>
              <table:table-cell office:value-type="float" office:value="8592">
                <text:p>8592</text:p>
              </table:table-cell>
              <table:table-cell office:value-type="float" office:value="8666.6664073075">
                <text:p>8666.66640730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1199">
                <text:p>1199</text:p>
              </table:table-cell>
              <table:table-cell office:value-type="float" office:value="4341.6874732638">
                <text:p>4341.6874732638</text:p>
              </table:table-cell>
              <table:table-cell office:value-type="float" office:value="6065">
                <text:p>6065</text:p>
              </table:table-cell>
              <table:table-cell office:value-type="float" office:value="7999.08008161358">
                <text:p>7999.08008161358</text:p>
              </table:table-cell>
              <table:table-cell office:value-type="float" office:value="8626">
                <text:p>8626</text:p>
              </table:table-cell>
              <table:table-cell office:value-type="float" office:value="8666.66642362963">
                <text:p>8666.666423629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1200">
                <text:p>1200</text:p>
              </table:table-cell>
              <table:table-cell office:value-type="float" office:value="4359.62665178791">
                <text:p>4359.62665178791</text:p>
              </table:table-cell>
              <table:table-cell office:value-type="float" office:value="6076">
                <text:p>6076</text:p>
              </table:table-cell>
              <table:table-cell office:value-type="float" office:value="7999.11614814432">
                <text:p>7999.11614814432</text:p>
              </table:table-cell>
              <table:table-cell office:value-type="float" office:value="8612">
                <text:p>8612</text:p>
              </table:table-cell>
              <table:table-cell office:value-type="float" office:value="8666.66643892457">
                <text:p>8666.666438924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1203">
                <text:p>1203</text:p>
              </table:table-cell>
              <table:table-cell office:value-type="float" office:value="4377.44429277886">
                <text:p>4377.44429277886</text:p>
              </table:table-cell>
              <table:table-cell office:value-type="float" office:value="6088">
                <text:p>6088</text:p>
              </table:table-cell>
              <table:table-cell office:value-type="float" office:value="7999.15080079252">
                <text:p>7999.15080079252</text:p>
              </table:table-cell>
              <table:table-cell office:value-type="float" office:value="8612">
                <text:p>8612</text:p>
              </table:table-cell>
              <table:table-cell office:value-type="float" office:value="8666.66645325695">
                <text:p>8666.666453256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1214">
                <text:p>1214</text:p>
              </table:table-cell>
              <table:table-cell office:value-type="float" office:value="4395.13964314459">
                <text:p>4395.13964314459</text:p>
              </table:table-cell>
              <table:table-cell office:value-type="float" office:value="6090">
                <text:p>6090</text:p>
              </table:table-cell>
              <table:table-cell office:value-type="float" office:value="7999.18409497376">
                <text:p>7999.18409497376</text:p>
              </table:table-cell>
              <table:table-cell office:value-type="float" office:value="8604">
                <text:p>8604</text:p>
              </table:table-cell>
              <table:table-cell office:value-type="float" office:value="8666.66646668737">
                <text:p>8666.666466687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1214">
                <text:p>1214</text:p>
              </table:table-cell>
              <table:table-cell office:value-type="float" office:value="4412.71198741938">
                <text:p>4412.71198741938</text:p>
              </table:table-cell>
              <table:table-cell office:value-type="float" office:value="6107">
                <text:p>6107</text:p>
              </table:table-cell>
              <table:table-cell office:value-type="float" office:value="7999.21608393255">
                <text:p>7999.21608393255</text:p>
              </table:table-cell>
              <table:table-cell office:value-type="float" office:value="8628">
                <text:p>8628</text:p>
              </table:table-cell>
              <table:table-cell office:value-type="float" office:value="8666.66647927257">
                <text:p>8666.666479272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1212">
                <text:p>1212</text:p>
              </table:table-cell>
              <table:table-cell office:value-type="float" office:value="4430.16064753147">
                <text:p>4430.16064753147</text:p>
              </table:table-cell>
              <table:table-cell office:value-type="float" office:value="6123">
                <text:p>6123</text:p>
              </table:table-cell>
              <table:table-cell office:value-type="float" office:value="7999.24681882732">
                <text:p>7999.24681882732</text:p>
              </table:table-cell>
              <table:table-cell office:value-type="float" office:value="8623">
                <text:p>8623</text:p>
              </table:table-cell>
              <table:table-cell office:value-type="float" office:value="8666.66649106576">
                <text:p>8666.666491065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1212">
                <text:p>1212</text:p>
              </table:table-cell>
              <table:table-cell office:value-type="float" office:value="4447.48498255157">
                <text:p>4447.48498255157</text:p>
              </table:table-cell>
              <table:table-cell office:value-type="float" office:value="6138">
                <text:p>6138</text:p>
              </table:table-cell>
              <table:table-cell office:value-type="float" office:value="7999.2763488121">
                <text:p>7999.2763488121</text:p>
              </table:table-cell>
              <table:table-cell office:value-type="float" office:value="8616">
                <text:p>8616</text:p>
              </table:table-cell>
              <table:table-cell office:value-type="float" office:value="8666.66650211677">
                <text:p>8666.666502116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1217">
                <text:p>1217</text:p>
              </table:table-cell>
              <table:table-cell office:value-type="float" office:value="4464.68438842286">
                <text:p>4464.68438842286</text:p>
              </table:table-cell>
              <table:table-cell office:value-type="float" office:value="6146">
                <text:p>6146</text:p>
              </table:table-cell>
              <table:table-cell office:value-type="float" office:value="7999.30472111499">
                <text:p>7999.30472111499</text:p>
              </table:table-cell>
              <table:table-cell office:value-type="float" office:value="8613">
                <text:p>8613</text:p>
              </table:table-cell>
              <table:table-cell office:value-type="float" office:value="8666.66651247231">
                <text:p>8666.666512472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1226">
                <text:p>1226</text:p>
              </table:table-cell>
              <table:table-cell office:value-type="float" office:value="4481.75829767322">
                <text:p>4481.75829767322</text:p>
              </table:table-cell>
              <table:table-cell office:value-type="float" office:value="6169">
                <text:p>6169</text:p>
              </table:table-cell>
              <table:table-cell office:value-type="float" office:value="7999.33198111355">
                <text:p>7999.33198111355</text:p>
              </table:table-cell>
              <table:table-cell office:value-type="float" office:value="8634">
                <text:p>8634</text:p>
              </table:table-cell>
              <table:table-cell office:value-type="float" office:value="8666.66652217615">
                <text:p>8666.666522176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1231">
                <text:p>1231</text:p>
              </table:table-cell>
              <table:table-cell office:value-type="float" office:value="4498.70617910996">
                <text:p>4498.70617910996</text:p>
              </table:table-cell>
              <table:table-cell office:value-type="float" office:value="6181">
                <text:p>6181</text:p>
              </table:table-cell>
              <table:table-cell office:value-type="float" office:value="7999.35817240729">
                <text:p>7999.35817240729</text:p>
              </table:table-cell>
              <table:table-cell office:value-type="float" office:value="8620">
                <text:p>8620</text:p>
              </table:table-cell>
              <table:table-cell office:value-type="float" office:value="8666.66653126931">
                <text:p>8666.666531269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1243">
                <text:p>1243</text:p>
              </table:table-cell>
              <table:table-cell office:value-type="float" office:value="4515.52753749802">
                <text:p>4515.52753749802</text:p>
              </table:table-cell>
              <table:table-cell office:value-type="float" office:value="6200">
                <text:p>6200</text:p>
              </table:table-cell>
              <table:table-cell office:value-type="float" office:value="7999.38333688727">
                <text:p>7999.38333688727</text:p>
              </table:table-cell>
              <table:table-cell office:value-type="float" office:value="8635">
                <text:p>8635</text:p>
              </table:table-cell>
              <table:table-cell office:value-type="float" office:value="8666.6665397902">
                <text:p>8666.66653979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1252">
                <text:p>1252</text:p>
              </table:table-cell>
              <table:table-cell office:value-type="float" office:value="4532.22191322204">
                <text:p>4532.22191322204</text:p>
              </table:table-cell>
              <table:table-cell office:value-type="float" office:value="6218">
                <text:p>6218</text:p>
              </table:table-cell>
              <table:table-cell office:value-type="float" office:value="7999.40751480301">
                <text:p>7999.40751480301</text:p>
              </table:table-cell>
              <table:table-cell office:value-type="float" office:value="8638">
                <text:p>8638</text:p>
              </table:table-cell>
              <table:table-cell office:value-type="float" office:value="8666.66654777486">
                <text:p>8666.666547774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1261">
                <text:p>1261</text:p>
              </table:table-cell>
              <table:table-cell office:value-type="float" office:value="4548.78888193291">
                <text:p>4548.78888193291</text:p>
              </table:table-cell>
              <table:table-cell office:value-type="float" office:value="6216">
                <text:p>6216</text:p>
              </table:table-cell>
              <table:table-cell office:value-type="float" office:value="7999.43074482678">
                <text:p>7999.43074482678</text:p>
              </table:table-cell>
              <table:table-cell office:value-type="float" office:value="8648">
                <text:p>8648</text:p>
              </table:table-cell>
              <table:table-cell office:value-type="float" office:value="8666.66655525703">
                <text:p>8666.6665552570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1272">
                <text:p>1272</text:p>
              </table:table-cell>
              <table:table-cell office:value-type="float" office:value="4565.22805417958">
                <text:p>4565.22805417958</text:p>
              </table:table-cell>
              <table:table-cell office:value-type="float" office:value="6218">
                <text:p>6218</text:p>
              </table:table-cell>
              <table:table-cell office:value-type="float" office:value="7999.45306411538">
                <text:p>7999.45306411538</text:p>
              </table:table-cell>
              <table:table-cell office:value-type="float" office:value="8624">
                <text:p>8624</text:p>
              </table:table-cell>
              <table:table-cell office:value-type="float" office:value="8666.66656226832">
                <text:p>8666.666562268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1269">
                <text:p>1269</text:p>
              </table:table-cell>
              <table:table-cell office:value-type="float" office:value="4581.53907502655">
                <text:p>4581.53907502655</text:p>
              </table:table-cell>
              <table:table-cell office:value-type="float" office:value="6204">
                <text:p>6204</text:p>
              </table:table-cell>
              <table:table-cell office:value-type="float" office:value="7999.47450836948">
                <text:p>7999.47450836948</text:p>
              </table:table-cell>
              <table:table-cell office:value-type="float" office:value="8629">
                <text:p>8629</text:p>
              </table:table-cell>
              <table:table-cell office:value-type="float" office:value="8666.66656883837">
                <text:p>8666.666568838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1263">
                <text:p>1263</text:p>
              </table:table-cell>
              <table:table-cell office:value-type="float" office:value="4597.72162365783">
                <text:p>4597.72162365783</text:p>
              </table:table-cell>
              <table:table-cell office:value-type="float" office:value="6219">
                <text:p>6219</text:p>
              </table:table-cell>
              <table:table-cell office:value-type="float" office:value="7999.49511189064">
                <text:p>7999.49511189064</text:p>
              </table:table-cell>
              <table:table-cell office:value-type="float" office:value="8665">
                <text:p>8665</text:p>
              </table:table-cell>
              <table:table-cell office:value-type="float" office:value="8666.66657499495">
                <text:p>8666.6665749949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1274">
                <text:p>1274</text:p>
              </table:table-cell>
              <table:table-cell office:value-type="float" office:value="4613.77541296784">
                <text:p>4613.77541296784</text:p>
              </table:table-cell>
              <table:table-cell office:value-type="float" office:value="6223">
                <text:p>6223</text:p>
              </table:table-cell>
              <table:table-cell office:value-type="float" office:value="7999.51490763615">
                <text:p>7999.51490763615</text:p>
              </table:table-cell>
              <table:table-cell office:value-type="float" office:value="8664">
                <text:p>8664</text:p>
              </table:table-cell>
              <table:table-cell office:value-type="float" office:value="8666.66658076409">
                <text:p>8666.666580764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1277">
                <text:p>1277</text:p>
              </table:table-cell>
              <table:table-cell office:value-type="float" office:value="4629.70018914005">
                <text:p>4629.70018914005</text:p>
              </table:table-cell>
              <table:table-cell office:value-type="float" office:value="6242">
                <text:p>6242</text:p>
              </table:table-cell>
              <table:table-cell office:value-type="float" office:value="7999.53392727167">
                <text:p>7999.53392727167</text:p>
              </table:table-cell>
              <table:table-cell office:value-type="float" office:value="8665">
                <text:p>8665</text:p>
              </table:table-cell>
              <table:table-cell office:value-type="float" office:value="8666.66658617015">
                <text:p>8666.66658617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1272">
                <text:p>1272</text:p>
              </table:table-cell>
              <table:table-cell office:value-type="float" office:value="4645.49573121378">
                <text:p>4645.49573121378</text:p>
              </table:table-cell>
              <table:table-cell office:value-type="float" office:value="6252">
                <text:p>6252</text:p>
              </table:table-cell>
              <table:table-cell office:value-type="float" office:value="7999.55220122181">
                <text:p>7999.55220122181</text:p>
              </table:table-cell>
              <table:table-cell office:value-type="float" office:value="8677">
                <text:p>8677</text:p>
              </table:table-cell>
              <table:table-cell office:value-type="float" office:value="8666.666591236">
                <text:p>8666.6665912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1283">
                <text:p>1283</text:p>
              </table:table-cell>
              <table:table-cell office:value-type="float" office:value="4661.16185063993">
                <text:p>4661.16185063993</text:p>
              </table:table-cell>
              <table:table-cell office:value-type="float" office:value="6262">
                <text:p>6262</text:p>
              </table:table-cell>
              <table:table-cell office:value-type="float" office:value="7999.56975871875">
                <text:p>7999.56975871875</text:p>
              </table:table-cell>
              <table:table-cell office:value-type="float" office:value="8666">
                <text:p>8666</text:p>
              </table:table-cell>
              <table:table-cell office:value-type="float" office:value="8666.66659598305">
                <text:p>8666.666595983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1291">
                <text:p>1291</text:p>
              </table:table-cell>
              <table:table-cell office:value-type="float" office:value="4676.69839082622">
                <text:p>4676.69839082622</text:p>
              </table:table-cell>
              <table:table-cell office:value-type="float" office:value="6291">
                <text:p>6291</text:p>
              </table:table-cell>
              <table:table-cell office:value-type="float" office:value="7999.58662784899">
                <text:p>7999.58662784899</text:p>
              </table:table-cell>
              <table:table-cell office:value-type="float" office:value="8671">
                <text:p>8671</text:p>
              </table:table-cell>
              <table:table-cell office:value-type="float" office:value="8666.66660043135">
                <text:p>8666.666600431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1292">
                <text:p>1292</text:p>
              </table:table-cell>
              <table:table-cell office:value-type="float" office:value="4692.10522667246">
                <text:p>4692.10522667246</text:p>
              </table:table-cell>
              <table:table-cell office:value-type="float" office:value="6321">
                <text:p>6321</text:p>
              </table:table-cell>
              <table:table-cell office:value-type="float" office:value="7999.60283559819">
                <text:p>7999.60283559819</text:p>
              </table:table-cell>
              <table:table-cell office:value-type="float" office:value="8688">
                <text:p>8688</text:p>
              </table:table-cell>
              <table:table-cell office:value-type="float" office:value="8666.6666045997">
                <text:p>8666.66660459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1292">
                <text:p>1292</text:p>
              </table:table-cell>
              <table:table-cell office:value-type="float" office:value="4707.38226409657">
                <text:p>4707.38226409657</text:p>
              </table:table-cell>
              <table:table-cell office:value-type="float" office:value="6320">
                <text:p>6320</text:p>
              </table:table-cell>
              <table:table-cell office:value-type="float" office:value="7999.61840789431">
                <text:p>7999.61840789431</text:p>
              </table:table-cell>
              <table:table-cell office:value-type="float" office:value="8693">
                <text:p>8693</text:p>
              </table:table-cell>
              <table:table-cell office:value-type="float" office:value="8666.66660850573">
                <text:p>8666.666608505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1305">
                <text:p>1305</text:p>
              </table:table-cell>
              <table:table-cell office:value-type="float" office:value="4722.5294395519">
                <text:p>4722.5294395519</text:p>
              </table:table-cell>
              <table:table-cell office:value-type="float" office:value="6347">
                <text:p>6347</text:p>
              </table:table-cell>
              <table:table-cell office:value-type="float" office:value="7999.63336964908">
                <text:p>7999.63336964908</text:p>
              </table:table-cell>
              <table:table-cell office:value-type="float" office:value="8694">
                <text:p>8694</text:p>
              </table:table-cell>
              <table:table-cell office:value-type="float" office:value="8666.66661216595">
                <text:p>8666.666612165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1306">
                <text:p>1306</text:p>
              </table:table-cell>
              <table:table-cell office:value-type="float" office:value="4737.54671953646">
                <text:p>4737.54671953646</text:p>
              </table:table-cell>
              <table:table-cell office:value-type="float" office:value="6364">
                <text:p>6364</text:p>
              </table:table-cell>
              <table:table-cell office:value-type="float" office:value="7999.64774479777">
                <text:p>7999.64774479777</text:p>
              </table:table-cell>
              <table:table-cell office:value-type="float" office:value="8695">
                <text:p>8695</text:p>
              </table:table-cell>
              <table:table-cell office:value-type="float" office:value="8666.66661559582">
                <text:p>8666.666615595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1312">
                <text:p>1312</text:p>
              </table:table-cell>
              <table:table-cell office:value-type="float" office:value="4752.43410009457">
                <text:p>4752.43410009457</text:p>
              </table:table-cell>
              <table:table-cell office:value-type="float" office:value="6372">
                <text:p>6372</text:p>
              </table:table-cell>
              <table:table-cell office:value-type="float" office:value="7999.66155633748">
                <text:p>7999.66155633748</text:p>
              </table:table-cell>
              <table:table-cell office:value-type="float" office:value="8689">
                <text:p>8689</text:p>
              </table:table-cell>
              <table:table-cell office:value-type="float" office:value="8666.66661880984">
                <text:p>8666.6666188098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1313">
                <text:p>1313</text:p>
              </table:table-cell>
              <table:table-cell office:value-type="float" office:value="4767.19160631161">
                <text:p>4767.19160631161</text:p>
              </table:table-cell>
              <table:table-cell office:value-type="float" office:value="6388">
                <text:p>6388</text:p>
              </table:table-cell>
              <table:table-cell office:value-type="float" office:value="7999.6748263639">
                <text:p>7999.6748263639</text:p>
              </table:table-cell>
              <table:table-cell office:value-type="float" office:value="8689">
                <text:p>8689</text:p>
              </table:table-cell>
              <table:table-cell office:value-type="float" office:value="8666.66662182159">
                <text:p>8666.666621821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1314">
                <text:p>1314</text:p>
              </table:table-cell>
              <table:table-cell office:value-type="float" office:value="4781.81929180244">
                <text:p>4781.81929180244</text:p>
              </table:table-cell>
              <table:table-cell office:value-type="float" office:value="6408">
                <text:p>6408</text:p>
              </table:table-cell>
              <table:table-cell office:value-type="float" office:value="7999.68757610661">
                <text:p>7999.68757610661</text:p>
              </table:table-cell>
              <table:table-cell office:value-type="float" office:value="8678">
                <text:p>8678</text:p>
              </table:table-cell>
              <table:table-cell office:value-type="float" office:value="8666.6666246438">
                <text:p>8666.66662464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1314">
                <text:p>1314</text:p>
              </table:table-cell>
              <table:table-cell office:value-type="float" office:value="4796.31723819394">
                <text:p>4796.31723819394</text:p>
              </table:table-cell>
              <table:table-cell office:value-type="float" office:value="6438">
                <text:p>6438</text:p>
              </table:table-cell>
              <table:table-cell office:value-type="float" office:value="7999.69982596304">
                <text:p>7999.69982596304</text:p>
              </table:table-cell>
              <table:table-cell office:value-type="float" office:value="8695">
                <text:p>8695</text:p>
              </table:table-cell>
              <table:table-cell office:value-type="float" office:value="8666.66662728841">
                <text:p>8666.666627288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1315">
                <text:p>1315</text:p>
              </table:table-cell>
              <table:table-cell office:value-type="float" office:value="4810.68555460231">
                <text:p>4810.68555460231</text:p>
              </table:table-cell>
              <table:table-cell office:value-type="float" office:value="6433">
                <text:p>6433</text:p>
              </table:table-cell>
              <table:table-cell office:value-type="float" office:value="7999.71159553107">
                <text:p>7999.71159553107</text:p>
              </table:table-cell>
              <table:table-cell office:value-type="float" office:value="8692">
                <text:p>8692</text:p>
              </table:table-cell>
              <table:table-cell office:value-type="float" office:value="8666.66662976658">
                <text:p>8666.666629766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1311">
                <text:p>1311</text:p>
              </table:table-cell>
              <table:table-cell office:value-type="float" office:value="4824.92437710572">
                <text:p>4824.92437710572</text:p>
              </table:table-cell>
              <table:table-cell office:value-type="float" office:value="6468">
                <text:p>6468</text:p>
              </table:table-cell>
              <table:table-cell office:value-type="float" office:value="7999.72290364035">
                <text:p>7999.72290364035</text:p>
              </table:table-cell>
              <table:table-cell office:value-type="float" office:value="8707">
                <text:p>8707</text:p>
              </table:table-cell>
              <table:table-cell office:value-type="float" office:value="8666.6666320888">
                <text:p>8666.66663208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1312">
                <text:p>1312</text:p>
              </table:table-cell>
              <table:table-cell office:value-type="float" office:value="4839.0338682127">
                <text:p>4839.0338682127</text:p>
              </table:table-cell>
              <table:table-cell office:value-type="float" office:value="6504">
                <text:p>6504</text:p>
              </table:table-cell>
              <table:table-cell office:value-type="float" office:value="7999.73376838244">
                <text:p>7999.73376838244</text:p>
              </table:table-cell>
              <table:table-cell office:value-type="float" office:value="8723">
                <text:p>8723</text:p>
              </table:table-cell>
              <table:table-cell office:value-type="float" office:value="8666.66663426487">
                <text:p>8666.6666342648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1314">
                <text:p>1314</text:p>
              </table:table-cell>
              <table:table-cell office:value-type="float" office:value="4853.01421632689">
                <text:p>4853.01421632689</text:p>
              </table:table-cell>
              <table:table-cell office:value-type="float" office:value="6517">
                <text:p>6517</text:p>
              </table:table-cell>
              <table:table-cell office:value-type="float" office:value="7999.7442071397">
                <text:p>7999.7442071397</text:p>
              </table:table-cell>
              <table:table-cell office:value-type="float" office:value="8735">
                <text:p>8735</text:p>
              </table:table-cell>
              <table:table-cell office:value-type="float" office:value="8666.666636304">
                <text:p>8666.6666363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1319">
                <text:p>1319</text:p>
              </table:table-cell>
              <table:table-cell office:value-type="float" office:value="4866.86563520873">
                <text:p>4866.86563520873</text:p>
              </table:table-cell>
              <table:table-cell office:value-type="float" office:value="6532">
                <text:p>6532</text:p>
              </table:table-cell>
              <table:table-cell office:value-type="float" office:value="7999.7542366131">
                <text:p>7999.7542366131</text:p>
              </table:table-cell>
              <table:table-cell office:value-type="float" office:value="8747">
                <text:p>8747</text:p>
              </table:table-cell>
              <table:table-cell office:value-type="float" office:value="8666.6666382148">
                <text:p>8666.66663821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1327">
                <text:p>1327</text:p>
              </table:table-cell>
              <table:table-cell office:value-type="float" office:value="4880.58836343437">
                <text:p>4880.58836343437</text:p>
              </table:table-cell>
              <table:table-cell office:value-type="float" office:value="6576">
                <text:p>6576</text:p>
              </table:table-cell>
              <table:table-cell office:value-type="float" office:value="7999.7638728489">
                <text:p>7999.7638728489</text:p>
              </table:table-cell>
              <table:table-cell office:value-type="float" office:value="8730">
                <text:p>8730</text:p>
              </table:table-cell>
              <table:table-cell office:value-type="float" office:value="8666.66664000534">
                <text:p>8666.666640005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1335">
                <text:p>1335</text:p>
              </table:table-cell>
              <table:table-cell office:value-type="float" office:value="4894.18266385254">
                <text:p>4894.18266385254</text:p>
              </table:table-cell>
              <table:table-cell office:value-type="float" office:value="6580">
                <text:p>6580</text:p>
              </table:table-cell>
              <table:table-cell office:value-type="float" office:value="7999.77313126436">
                <text:p>7999.77313126436</text:p>
              </table:table-cell>
              <table:table-cell office:value-type="float" office:value="8739">
                <text:p>8739</text:p>
              </table:table-cell>
              <table:table-cell office:value-type="float" office:value="8666.66664168321">
                <text:p>8666.666641683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1332">
                <text:p>1332</text:p>
              </table:table-cell>
              <table:table-cell office:value-type="float" office:value="4907.6488230397">
                <text:p>4907.6488230397</text:p>
              </table:table-cell>
              <table:table-cell office:value-type="float" office:value="6583">
                <text:p>6583</text:p>
              </table:table-cell>
              <table:table-cell office:value-type="float" office:value="7999.78202667235">
                <text:p>7999.78202667235</text:p>
              </table:table-cell>
              <table:table-cell office:value-type="float" office:value="8725">
                <text:p>8725</text:p>
              </table:table-cell>
              <table:table-cell office:value-type="float" office:value="8666.66664325548">
                <text:p>8666.666643255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1342">
                <text:p>1342</text:p>
              </table:table-cell>
              <table:table-cell office:value-type="float" office:value="4920.98715075397">
                <text:p>4920.98715075397</text:p>
              </table:table-cell>
              <table:table-cell office:value-type="float" office:value="6610">
                <text:p>6610</text:p>
              </table:table-cell>
              <table:table-cell office:value-type="float" office:value="7999.79057330503">
                <text:p>7999.79057330503</text:p>
              </table:table-cell>
              <table:table-cell office:value-type="float" office:value="8731">
                <text:p>8731</text:p>
              </table:table-cell>
              <table:table-cell office:value-type="float" office:value="8666.66664472881">
                <text:p>8666.6666447288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1350">
                <text:p>1350</text:p>
              </table:table-cell>
              <table:table-cell office:value-type="float" office:value="4934.19797938831">
                <text:p>4934.19797938831</text:p>
              </table:table-cell>
              <table:table-cell office:value-type="float" office:value="6630">
                <text:p>6630</text:p>
              </table:table-cell>
              <table:table-cell office:value-type="float" office:value="7999.79878483666">
                <text:p>7999.79878483666</text:p>
              </table:table-cell>
              <table:table-cell office:value-type="float" office:value="8739">
                <text:p>8739</text:p>
              </table:table-cell>
              <table:table-cell office:value-type="float" office:value="8666.66664610941">
                <text:p>8666.666646109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1352">
                <text:p>1352</text:p>
              </table:table-cell>
              <table:table-cell office:value-type="float" office:value="4947.28166342342">
                <text:p>4947.28166342342</text:p>
              </table:table-cell>
              <table:table-cell office:value-type="float" office:value="6640">
                <text:p>6640</text:p>
              </table:table-cell>
              <table:table-cell office:value-type="float" office:value="7999.8066744054">
                <text:p>7999.8066744054</text:p>
              </table:table-cell>
              <table:table-cell office:value-type="float" office:value="8731">
                <text:p>8731</text:p>
              </table:table-cell>
              <table:table-cell office:value-type="float" office:value="8666.66664740313">
                <text:p>8666.666647403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1359">
                <text:p>1359</text:p>
              </table:table-cell>
              <table:table-cell office:value-type="float" office:value="4960.23857888069">
                <text:p>4960.23857888069</text:p>
              </table:table-cell>
              <table:table-cell office:value-type="float" office:value="6670">
                <text:p>6670</text:p>
              </table:table-cell>
              <table:table-cell office:value-type="float" office:value="7999.81425463439">
                <text:p>7999.81425463439</text:p>
              </table:table-cell>
              <table:table-cell office:value-type="float" office:value="8720">
                <text:p>8720</text:p>
              </table:table-cell>
              <table:table-cell office:value-type="float" office:value="8666.66664861544">
                <text:p>8666.666648615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1356">
                <text:p>1356</text:p>
              </table:table-cell>
              <table:table-cell office:value-type="float" office:value="4973.06912277574">
                <text:p>4973.06912277574</text:p>
              </table:table-cell>
              <table:table-cell office:value-type="float" office:value="6686">
                <text:p>6686</text:p>
              </table:table-cell>
              <table:table-cell office:value-type="float" office:value="7999.82153765188">
                <text:p>7999.82153765188</text:p>
              </table:table-cell>
              <table:table-cell office:value-type="float" office:value="8696">
                <text:p>8696</text:p>
              </table:table-cell>
              <table:table-cell office:value-type="float" office:value="8666.66664975145">
                <text:p>8666.666649751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1364">
                <text:p>1364</text:p>
              </table:table-cell>
              <table:table-cell office:value-type="float" office:value="4985.77371257283">
                <text:p>4985.77371257283</text:p>
              </table:table-cell>
              <table:table-cell office:value-type="float" office:value="6714">
                <text:p>6714</text:p>
              </table:table-cell>
              <table:table-cell office:value-type="float" office:value="7999.82853511066">
                <text:p>7999.82853511066</text:p>
              </table:table-cell>
              <table:table-cell office:value-type="float" office:value="8690">
                <text:p>8690</text:p>
              </table:table-cell>
              <table:table-cell office:value-type="float" office:value="8666.66665081596">
                <text:p>8666.666650815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1375">
                <text:p>1375</text:p>
              </table:table-cell>
              <table:table-cell office:value-type="float" office:value="4998.35278564066">
                <text:p>4998.35278564066</text:p>
              </table:table-cell>
              <table:table-cell office:value-type="float" office:value="6702">
                <text:p>6702</text:p>
              </table:table-cell>
              <table:table-cell office:value-type="float" office:value="7999.83525820669">
                <text:p>7999.83525820669</text:p>
              </table:table-cell>
              <table:table-cell office:value-type="float" office:value="8672">
                <text:p>8672</text:p>
              </table:table-cell>
              <table:table-cell office:value-type="float" office:value="8666.66665181349">
                <text:p>8666.666651813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1380">
                <text:p>1380</text:p>
              </table:table-cell>
              <table:table-cell office:value-type="float" office:value="5010.80679870983">
                <text:p>5010.80679870983</text:p>
              </table:table-cell>
              <table:table-cell office:value-type="float" office:value="6706">
                <text:p>6706</text:p>
              </table:table-cell>
              <table:table-cell office:value-type="float" office:value="7999.84171769699">
                <text:p>7999.84171769699</text:p>
              </table:table-cell>
              <table:table-cell office:value-type="float" office:value="8662">
                <text:p>8662</text:p>
              </table:table-cell>
              <table:table-cell office:value-type="float" office:value="8666.66665274824">
                <text:p>8666.666652748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1379">
                <text:p>1379</text:p>
              </table:table-cell>
              <table:table-cell office:value-type="float" office:value="5023.13622733232">
                <text:p>5023.13622733232</text:p>
              </table:table-cell>
              <table:table-cell office:value-type="float" office:value="6734">
                <text:p>6734</text:p>
              </table:table-cell>
              <table:table-cell office:value-type="float" office:value="7999.84792391689">
                <text:p>7999.84792391689</text:p>
              </table:table-cell>
              <table:table-cell office:value-type="float" office:value="8648">
                <text:p>8648</text:p>
              </table:table-cell>
              <table:table-cell office:value-type="float" office:value="8666.66665362416">
                <text:p>8666.666653624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1381">
                <text:p>1381</text:p>
              </table:table-cell>
              <table:table-cell office:value-type="float" office:value="5035.34156534349">
                <text:p>5035.34156534349</text:p>
              </table:table-cell>
              <table:table-cell office:value-type="float" office:value="6734">
                <text:p>6734</text:p>
              </table:table-cell>
              <table:table-cell office:value-type="float" office:value="7999.85388679649">
                <text:p>7999.85388679649</text:p>
              </table:table-cell>
              <table:table-cell office:value-type="float" office:value="8632">
                <text:p>8632</text:p>
              </table:table-cell>
              <table:table-cell office:value-type="float" office:value="8666.66665444496">
                <text:p>8666.666654444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1387">
                <text:p>1387</text:p>
              </table:table-cell>
              <table:table-cell office:value-type="float" office:value="5047.42332432671">
                <text:p>5047.42332432671</text:p>
              </table:table-cell>
              <table:table-cell office:value-type="float" office:value="6745">
                <text:p>6745</text:p>
              </table:table-cell>
              <table:table-cell office:value-type="float" office:value="7999.85961587661">
                <text:p>7999.85961587661</text:p>
              </table:table-cell>
              <table:table-cell office:value-type="float" office:value="8625">
                <text:p>8625</text:p>
              </table:table-cell>
              <table:table-cell office:value-type="float" office:value="8666.6666552141">
                <text:p>8666.66665521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1400">
                <text:p>1400</text:p>
              </table:table-cell>
              <table:table-cell office:value-type="float" office:value="5059.38203308119">
                <text:p>5059.38203308119</text:p>
              </table:table-cell>
              <table:table-cell office:value-type="float" office:value="6769">
                <text:p>6769</text:p>
              </table:table-cell>
              <table:table-cell office:value-type="float" office:value="7999.86512032402">
                <text:p>7999.86512032402</text:p>
              </table:table-cell>
              <table:table-cell office:value-type="float" office:value="8617">
                <text:p>8617</text:p>
              </table:table-cell>
              <table:table-cell office:value-type="float" office:value="8666.66665593484">
                <text:p>8666.666655934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1409">
                <text:p>1409</text:p>
              </table:table-cell>
              <table:table-cell office:value-type="float" office:value="5071.21823709305">
                <text:p>5071.21823709305</text:p>
              </table:table-cell>
              <table:table-cell office:value-type="float" office:value="6799">
                <text:p>6799</text:p>
              </table:table-cell>
              <table:table-cell office:value-type="float" office:value="7999.87040894609">
                <text:p>7999.87040894609</text:p>
              </table:table-cell>
              <table:table-cell office:value-type="float" office:value="8641">
                <text:p>8641</text:p>
              </table:table-cell>
              <table:table-cell office:value-type="float" office:value="8666.66665661022">
                <text:p>8666.666656610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1411">
                <text:p>1411</text:p>
              </table:table-cell>
              <table:table-cell office:value-type="float" office:value="5082.9324980102">
                <text:p>5082.9324980102</text:p>
              </table:table-cell>
              <table:table-cell office:value-type="float" office:value="6818">
                <text:p>6818</text:p>
              </table:table-cell>
              <table:table-cell office:value-type="float" office:value="7999.87549020491">
                <text:p>7999.87549020491</text:p>
              </table:table-cell>
              <table:table-cell office:value-type="float" office:value="8649">
                <text:p>8649</text:p>
              </table:table-cell>
              <table:table-cell office:value-type="float" office:value="8666.6666572431">
                <text:p>8666.66665724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1425">
                <text:p>1425</text:p>
              </table:table-cell>
              <table:table-cell office:value-type="float" office:value="5094.52539312113">
                <text:p>5094.52539312113</text:p>
              </table:table-cell>
              <table:table-cell office:value-type="float" office:value="6826">
                <text:p>6826</text:p>
              </table:table-cell>
              <table:table-cell office:value-type="float" office:value="7999.8803722308">
                <text:p>7999.8803722308</text:p>
              </table:table-cell>
              <table:table-cell office:value-type="float" office:value="8655">
                <text:p>8655</text:p>
              </table:table-cell>
              <table:table-cell office:value-type="float" office:value="8666.66665783615">
                <text:p>8666.666657836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1426">
                <text:p>1426</text:p>
              </table:table-cell>
              <table:table-cell office:value-type="float" office:value="5105.99751483796">
                <text:p>5105.99751483796</text:p>
              </table:table-cell>
              <table:table-cell office:value-type="float" office:value="6821">
                <text:p>6821</text:p>
              </table:table-cell>
              <table:table-cell office:value-type="float" office:value="7999.88506283533">
                <text:p>7999.88506283533</text:p>
              </table:table-cell>
              <table:table-cell office:value-type="float" office:value="8637">
                <text:p>8637</text:p>
              </table:table-cell>
              <table:table-cell office:value-type="float" office:value="8666.66665839187">
                <text:p>8666.666658391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1426">
                <text:p>1426</text:p>
              </table:table-cell>
              <table:table-cell office:value-type="float" office:value="5117.34947018397">
                <text:p>5117.34947018397</text:p>
              </table:table-cell>
              <table:table-cell office:value-type="float" office:value="6848">
                <text:p>6848</text:p>
              </table:table-cell>
              <table:table-cell office:value-type="float" office:value="7999.88956952381">
                <text:p>7999.88956952381</text:p>
              </table:table-cell>
              <table:table-cell office:value-type="float" office:value="8655">
                <text:p>8655</text:p>
              </table:table-cell>
              <table:table-cell office:value-type="float" office:value="8666.66665891263">
                <text:p>8666.666658912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1434">
                <text:p>1434</text:p>
              </table:table-cell>
              <table:table-cell office:value-type="float" office:value="5128.5818802859">
                <text:p>5128.5818802859</text:p>
              </table:table-cell>
              <table:table-cell office:value-type="float" office:value="6843">
                <text:p>6843</text:p>
              </table:table-cell>
              <table:table-cell office:value-type="float" office:value="7999.89389950729">
                <text:p>7999.89389950729</text:p>
              </table:table-cell>
              <table:table-cell office:value-type="float" office:value="8644">
                <text:p>8644</text:p>
              </table:table-cell>
              <table:table-cell office:value-type="float" office:value="8666.66665940061">
                <text:p>8666.666659400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1442">
                <text:p>1442</text:p>
              </table:table-cell>
              <table:table-cell office:value-type="float" office:value="5139.69537987125">
                <text:p>5139.69537987125</text:p>
              </table:table-cell>
              <table:table-cell office:value-type="float" office:value="6850">
                <text:p>6850</text:p>
              </table:table-cell>
              <table:table-cell office:value-type="float" office:value="7999.8980597141">
                <text:p>7999.8980597141</text:p>
              </table:table-cell>
              <table:table-cell office:value-type="float" office:value="8636">
                <text:p>8636</text:p>
              </table:table-cell>
              <table:table-cell office:value-type="float" office:value="8666.66665985788">
                <text:p>8666.666659857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1444">
                <text:p>1444</text:p>
              </table:table-cell>
              <table:table-cell office:value-type="float" office:value="5150.69061677074">
                <text:p>5150.69061677074</text:p>
              </table:table-cell>
              <table:table-cell office:value-type="float" office:value="6875">
                <text:p>6875</text:p>
              </table:table-cell>
              <table:table-cell office:value-type="float" office:value="7999.90205680095">
                <text:p>7999.90205680095</text:p>
              </table:table-cell>
              <table:table-cell office:value-type="float" office:value="8629">
                <text:p>8629</text:p>
              </table:table-cell>
              <table:table-cell office:value-type="float" office:value="8666.66666028637">
                <text:p>8666.666660286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1455">
                <text:p>1455</text:p>
              </table:table-cell>
              <table:table-cell office:value-type="float" office:value="5161.56825142623">
                <text:p>5161.56825142623</text:p>
              </table:table-cell>
              <table:table-cell office:value-type="float" office:value="6858">
                <text:p>6858</text:p>
              </table:table-cell>
              <table:table-cell office:value-type="float" office:value="7999.90589716354">
                <text:p>7999.90589716354</text:p>
              </table:table-cell>
              <table:table-cell office:value-type="float" office:value="8627">
                <text:p>8627</text:p>
              </table:table-cell>
              <table:table-cell office:value-type="float" office:value="8666.6666606879">
                <text:p>8666.66666068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1447">
                <text:p>1447</text:p>
              </table:table-cell>
              <table:table-cell office:value-type="float" office:value="5172.32895640422">
                <text:p>5172.32895640422</text:p>
              </table:table-cell>
              <table:table-cell office:value-type="float" office:value="6879">
                <text:p>6879</text:p>
              </table:table-cell>
              <table:table-cell office:value-type="float" office:value="7999.90958694683">
                <text:p>7999.90958694683</text:p>
              </table:table-cell>
              <table:table-cell office:value-type="float" office:value="8645">
                <text:p>8645</text:p>
              </table:table-cell>
              <table:table-cell office:value-type="float" office:value="8666.66666106416">
                <text:p>8666.666661064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1454">
                <text:p>1454</text:p>
              </table:table-cell>
              <table:table-cell office:value-type="float" office:value="5182.97341591522">
                <text:p>5182.97341591522</text:p>
              </table:table-cell>
              <table:table-cell office:value-type="float" office:value="6906">
                <text:p>6906</text:p>
              </table:table-cell>
              <table:table-cell office:value-type="float" office:value="7999.91313205486">
                <text:p>7999.91313205486</text:p>
              </table:table-cell>
              <table:table-cell office:value-type="float" office:value="8641">
                <text:p>8641</text:p>
              </table:table-cell>
              <table:table-cell office:value-type="float" office:value="8666.66666141674">
                <text:p>8666.666661416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1465">
                <text:p>1465</text:p>
              </table:table-cell>
              <table:table-cell office:value-type="float" office:value="5193.502325339">
                <text:p>5193.502325339</text:p>
              </table:table-cell>
              <table:table-cell office:value-type="float" office:value="6925">
                <text:p>6925</text:p>
              </table:table-cell>
              <table:table-cell office:value-type="float" office:value="7999.91653816017">
                <text:p>7999.91653816017</text:p>
              </table:table-cell>
              <table:table-cell office:value-type="float" office:value="8663">
                <text:p>8663</text:p>
              </table:table-cell>
              <table:table-cell office:value-type="float" office:value="8666.66666174713">
                <text:p>8666.666661747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1474">
                <text:p>1474</text:p>
              </table:table-cell>
              <table:table-cell office:value-type="float" office:value="5203.91639075607">
                <text:p>5203.91639075607</text:p>
              </table:table-cell>
              <table:table-cell office:value-type="float" office:value="6942">
                <text:p>6942</text:p>
              </table:table-cell>
              <table:table-cell office:value-type="float" office:value="7999.91981071292">
                <text:p>7999.91981071292</text:p>
              </table:table-cell>
              <table:table-cell office:value-type="float" office:value="8654">
                <text:p>8654</text:p>
              </table:table-cell>
              <table:table-cell office:value-type="float" office:value="8666.66666205673">
                <text:p>8666.6666620567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1475">
                <text:p>1475</text:p>
              </table:table-cell>
              <table:table-cell office:value-type="float" office:value="5214.21632848539">
                <text:p>5214.21632848539</text:p>
              </table:table-cell>
              <table:table-cell office:value-type="float" office:value="6963">
                <text:p>6963</text:p>
              </table:table-cell>
              <table:table-cell office:value-type="float" office:value="7999.92295494956">
                <text:p>7999.92295494956</text:p>
              </table:table-cell>
              <table:table-cell office:value-type="float" office:value="8638">
                <text:p>8638</text:p>
              </table:table-cell>
              <table:table-cell office:value-type="float" office:value="8666.66666234685">
                <text:p>8666.666662346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1492">
                <text:p>1492</text:p>
              </table:table-cell>
              <table:table-cell office:value-type="float" office:value="5224.40286462858">
                <text:p>5224.40286462858</text:p>
              </table:table-cell>
              <table:table-cell office:value-type="float" office:value="6975">
                <text:p>6975</text:p>
              </table:table-cell>
              <table:table-cell office:value-type="float" office:value="7999.92597590124">
                <text:p>7999.92597590124</text:p>
              </table:table-cell>
              <table:table-cell office:value-type="float" office:value="8629">
                <text:p>8629</text:p>
              </table:table-cell>
              <table:table-cell office:value-type="float" office:value="8666.6666626187">
                <text:p>8666.666662618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1488">
                <text:p>1488</text:p>
              </table:table-cell>
              <table:table-cell office:value-type="float" office:value="5234.47673462063">
                <text:p>5234.47673462063</text:p>
              </table:table-cell>
              <table:table-cell office:value-type="float" office:value="6985">
                <text:p>6985</text:p>
              </table:table-cell>
              <table:table-cell office:value-type="float" office:value="7999.92887840187">
                <text:p>7999.92887840187</text:p>
              </table:table-cell>
              <table:table-cell office:value-type="float" office:value="8646">
                <text:p>8646</text:p>
              </table:table-cell>
              <table:table-cell office:value-type="float" office:value="8666.66666287345">
                <text:p>8666.666662873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1497">
                <text:p>1497</text:p>
              </table:table-cell>
              <table:table-cell office:value-type="float" office:value="5244.43868278738">
                <text:p>5244.43868278738</text:p>
              </table:table-cell>
              <table:table-cell office:value-type="float" office:value="6987">
                <text:p>6987</text:p>
              </table:table-cell>
              <table:table-cell office:value-type="float" office:value="7999.9316670958">
                <text:p>7999.9316670958</text:p>
              </table:table-cell>
              <table:table-cell office:value-type="float" office:value="8654">
                <text:p>8654</text:p>
              </table:table-cell>
              <table:table-cell office:value-type="float" office:value="8666.66666311217">
                <text:p>8666.666663112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1501">
                <text:p>1501</text:p>
              </table:table-cell>
              <table:table-cell office:value-type="float" office:value="5254.28946190969">
                <text:p>5254.28946190969</text:p>
              </table:table-cell>
              <table:table-cell office:value-type="float" office:value="6985">
                <text:p>6985</text:p>
              </table:table-cell>
              <table:table-cell office:value-type="float" office:value="7999.93434644531">
                <text:p>7999.93434644531</text:p>
              </table:table-cell>
              <table:table-cell office:value-type="float" office:value="8649">
                <text:p>8649</text:p>
              </table:table-cell>
              <table:table-cell office:value-type="float" office:value="8666.66666333586">
                <text:p>8666.666663335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1508">
                <text:p>1508</text:p>
              </table:table-cell>
              <table:table-cell office:value-type="float" office:value="5264.02983279462">
                <text:p>5264.02983279462</text:p>
              </table:table-cell>
              <table:table-cell office:value-type="float" office:value="6975">
                <text:p>6975</text:p>
              </table:table-cell>
              <table:table-cell office:value-type="float" office:value="7999.93692073771">
                <text:p>7999.93692073771</text:p>
              </table:table-cell>
              <table:table-cell office:value-type="float" office:value="8662">
                <text:p>8662</text:p>
              </table:table-cell>
              <table:table-cell office:value-type="float" office:value="8666.66666354548">
                <text:p>8666.666663545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1522">
                <text:p>1522</text:p>
              </table:table-cell>
              <table:table-cell office:value-type="float" office:value="5273.66056385356">
                <text:p>5273.66056385356</text:p>
              </table:table-cell>
              <table:table-cell office:value-type="float" office:value="6988">
                <text:p>6988</text:p>
              </table:table-cell>
              <table:table-cell office:value-type="float" office:value="7999.93939409223">
                <text:p>7999.93939409223</text:p>
              </table:table-cell>
              <table:table-cell office:value-type="float" office:value="8649">
                <text:p>8649</text:p>
              </table:table-cell>
              <table:table-cell office:value-type="float" office:value="8666.6666637419">
                <text:p>8666.66666374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1538">
                <text:p>1538</text:p>
              </table:table-cell>
              <table:table-cell office:value-type="float" office:value="5283.18243068738">
                <text:p>5283.18243068738</text:p>
              </table:table-cell>
              <table:table-cell office:value-type="float" office:value="6998">
                <text:p>6998</text:p>
              </table:table-cell>
              <table:table-cell office:value-type="float" office:value="7999.94177046656">
                <text:p>7999.94177046656</text:p>
              </table:table-cell>
              <table:table-cell office:value-type="float" office:value="8660">
                <text:p>8660</text:p>
              </table:table-cell>
              <table:table-cell office:value-type="float" office:value="8666.66666392596">
                <text:p>8666.666663925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1540">
                <text:p>1540</text:p>
              </table:table-cell>
              <table:table-cell office:value-type="float" office:value="5292.59621567883">
                <text:p>5292.59621567883</text:p>
              </table:table-cell>
              <table:table-cell office:value-type="float" office:value="7004">
                <text:p>7004</text:p>
              </table:table-cell>
              <table:table-cell office:value-type="float" office:value="7999.94405366326">
                <text:p>7999.94405366326</text:p>
              </table:table-cell>
              <table:table-cell office:value-type="float" office:value="8664">
                <text:p>8664</text:p>
              </table:table-cell>
              <table:table-cell office:value-type="float" office:value="8666.66666409844">
                <text:p>8666.666664098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1541">
                <text:p>1541</text:p>
              </table:table-cell>
              <table:table-cell office:value-type="float" office:value="5301.90270759204">
                <text:p>5301.90270759204</text:p>
              </table:table-cell>
              <table:table-cell office:value-type="float" office:value="7020">
                <text:p>7020</text:p>
              </table:table-cell>
              <table:table-cell office:value-type="float" office:value="7999.94624733576">
                <text:p>7999.94624733576</text:p>
              </table:table-cell>
              <table:table-cell office:value-type="float" office:value="8653">
                <text:p>8653</text:p>
              </table:table-cell>
              <table:table-cell office:value-type="float" office:value="8666.66666426007">
                <text:p>8666.666664260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1549">
                <text:p>1549</text:p>
              </table:table-cell>
              <table:table-cell office:value-type="float" office:value="5311.10270117939">
                <text:p>5311.10270117939</text:p>
              </table:table-cell>
              <table:table-cell office:value-type="float" office:value="7055">
                <text:p>7055</text:p>
              </table:table-cell>
              <table:table-cell office:value-type="float" office:value="7999.94835499427">
                <text:p>7999.94835499427</text:p>
              </table:table-cell>
              <table:table-cell office:value-type="float" office:value="8645">
                <text:p>8645</text:p>
              </table:table-cell>
              <table:table-cell office:value-type="float" office:value="8666.66666441152">
                <text:p>8666.666664411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1555">
                <text:p>1555</text:p>
              </table:table-cell>
              <table:table-cell office:value-type="float" office:value="5320.19699679558">
                <text:p>5320.19699679558</text:p>
              </table:table-cell>
              <table:table-cell office:value-type="float" office:value="7079">
                <text:p>7079</text:p>
              </table:table-cell>
              <table:table-cell office:value-type="float" office:value="7999.95038001135">
                <text:p>7999.95038001135</text:p>
              </table:table-cell>
              <table:table-cell office:value-type="float" office:value="8633">
                <text:p>8633</text:p>
              </table:table-cell>
              <table:table-cell office:value-type="float" office:value="8666.66666455344">
                <text:p>8666.666664553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1567">
                <text:p>1567</text:p>
              </table:table-cell>
              <table:table-cell office:value-type="float" office:value="5329.18640001915">
                <text:p>5329.18640001915</text:p>
              </table:table-cell>
              <table:table-cell office:value-type="float" office:value="7060">
                <text:p>7060</text:p>
              </table:table-cell>
              <table:table-cell office:value-type="float" office:value="7999.95232562734">
                <text:p>7999.95232562734</text:p>
              </table:table-cell>
              <table:table-cell office:value-type="float" office:value="8635">
                <text:p>8635</text:p>
              </table:table-cell>
              <table:table-cell office:value-type="float" office:value="8666.66666468644">
                <text:p>8666.666664686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1573">
                <text:p>1573</text:p>
              </table:table-cell>
              <table:table-cell office:value-type="float" office:value="5338.07172128131">
                <text:p>5338.07172128131</text:p>
              </table:table-cell>
              <table:table-cell office:value-type="float" office:value="7065">
                <text:p>7065</text:p>
              </table:table-cell>
              <table:table-cell office:value-type="float" office:value="7999.95419495552">
                <text:p>7999.95419495552</text:p>
              </table:table-cell>
              <table:table-cell office:value-type="float" office:value="8611">
                <text:p>8611</text:p>
              </table:table-cell>
              <table:table-cell office:value-type="float" office:value="8666.66666481106">
                <text:p>8666.666664811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1578">
                <text:p>1578</text:p>
              </table:table-cell>
              <table:table-cell office:value-type="float" office:value="5346.8537755022">
                <text:p>5346.8537755022</text:p>
              </table:table-cell>
              <table:table-cell office:value-type="float" office:value="7093">
                <text:p>7093</text:p>
              </table:table-cell>
              <table:table-cell office:value-type="float" office:value="7999.95599098713">
                <text:p>7999.95599098713</text:p>
              </table:table-cell>
              <table:table-cell office:value-type="float" office:value="8603">
                <text:p>8603</text:p>
              </table:table-cell>
              <table:table-cell office:value-type="float" office:value="8666.66666492783">
                <text:p>8666.666664927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1585">
                <text:p>1585</text:p>
              </table:table-cell>
              <table:table-cell office:value-type="float" office:value="5355.53338173458">
                <text:p>5355.53338173458</text:p>
              </table:table-cell>
              <table:table-cell office:value-type="float" office:value="7082">
                <text:p>7082</text:p>
              </table:table-cell>
              <table:table-cell office:value-type="float" office:value="7999.95771659608">
                <text:p>7999.95771659608</text:p>
              </table:table-cell>
              <table:table-cell office:value-type="float" office:value="8617">
                <text:p>8617</text:p>
              </table:table-cell>
              <table:table-cell office:value-type="float" office:value="8666.66666503726">
                <text:p>8666.666665037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1589">
                <text:p>1589</text:p>
              </table:table-cell>
              <table:table-cell office:value-type="float" office:value="5364.11136281491">
                <text:p>5364.11136281491</text:p>
              </table:table-cell>
              <table:table-cell office:value-type="float" office:value="7100">
                <text:p>7100</text:p>
              </table:table-cell>
              <table:table-cell office:value-type="float" office:value="7999.95937454365">
                <text:p>7999.95937454365</text:p>
              </table:table-cell>
              <table:table-cell office:value-type="float" office:value="8622">
                <text:p>8622</text:p>
              </table:table-cell>
              <table:table-cell office:value-type="float" office:value="8666.6666651398">
                <text:p>8666.66666513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1605">
                <text:p>1605</text:p>
              </table:table-cell>
              <table:table-cell office:value-type="float" office:value="5372.58854502192">
                <text:p>5372.58854502192</text:p>
              </table:table-cell>
              <table:table-cell office:value-type="float" office:value="7115">
                <text:p>7115</text:p>
              </table:table-cell>
              <table:table-cell office:value-type="float" office:value="7999.9609674828">
                <text:p>7999.9609674828</text:p>
              </table:table-cell>
              <table:table-cell office:value-type="float" office:value="8638">
                <text:p>8638</text:p>
              </table:table-cell>
              <table:table-cell office:value-type="float" office:value="8666.66666523589">
                <text:p>8666.666665235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1611">
                <text:p>1611</text:p>
              </table:table-cell>
              <table:table-cell office:value-type="float" office:value="5380.96575774249">
                <text:p>5380.96575774249</text:p>
              </table:table-cell>
              <table:table-cell office:value-type="float" office:value="7141">
                <text:p>7141</text:p>
              </table:table-cell>
              <table:table-cell office:value-type="float" office:value="7999.96249796252">
                <text:p>7999.96249796252</text:p>
              </table:table-cell>
              <table:table-cell office:value-type="float" office:value="8620">
                <text:p>8620</text:p>
              </table:table-cell>
              <table:table-cell office:value-type="float" office:value="8666.66666532594">
                <text:p>8666.666665325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1611">
                <text:p>1611</text:p>
              </table:table-cell>
              <table:table-cell office:value-type="float" office:value="5389.24383314512">
                <text:p>5389.24383314512</text:p>
              </table:table-cell>
              <table:table-cell office:value-type="float" office:value="7147">
                <text:p>7147</text:p>
              </table:table-cell>
              <table:table-cell office:value-type="float" office:value="7999.96396843182">
                <text:p>7999.96396843182</text:p>
              </table:table-cell>
              <table:table-cell office:value-type="float" office:value="8625">
                <text:p>8625</text:p>
              </table:table-cell>
              <table:table-cell office:value-type="float" office:value="8666.66666541031">
                <text:p>8666.666665410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1616">
                <text:p>1616</text:p>
              </table:table-cell>
              <table:table-cell office:value-type="float" office:value="5397.42360586061">
                <text:p>5397.42360586061</text:p>
              </table:table-cell>
              <table:table-cell office:value-type="float" office:value="7148">
                <text:p>7148</text:p>
              </table:table-cell>
              <table:table-cell office:value-type="float" office:value="7999.9653812437">
                <text:p>7999.9653812437</text:p>
              </table:table-cell>
              <table:table-cell office:value-type="float" office:value="8614">
                <text:p>8614</text:p>
              </table:table-cell>
              <table:table-cell office:value-type="float" office:value="8666.66666548938">
                <text:p>8666.666665489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1626">
                <text:p>1626</text:p>
              </table:table-cell>
              <table:table-cell office:value-type="float" office:value="5405.50591267024">
                <text:p>5405.50591267024</text:p>
              </table:table-cell>
              <table:table-cell office:value-type="float" office:value="7156">
                <text:p>7156</text:p>
              </table:table-cell>
              <table:table-cell office:value-type="float" office:value="7999.96673865891">
                <text:p>7999.96673865891</text:p>
              </table:table-cell>
              <table:table-cell office:value-type="float" office:value="8613">
                <text:p>8613</text:p>
              </table:table-cell>
              <table:table-cell office:value-type="float" office:value="8666.66666556347">
                <text:p>8666.666665563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1634">
                <text:p>1634</text:p>
              </table:table-cell>
              <table:table-cell office:value-type="float" office:value="5413.49159220127">
                <text:p>5413.49159220127</text:p>
              </table:table-cell>
              <table:table-cell office:value-type="float" office:value="7168">
                <text:p>7168</text:p>
              </table:table-cell>
              <table:table-cell office:value-type="float" office:value="7999.96804284954">
                <text:p>7999.96804284954</text:p>
              </table:table-cell>
              <table:table-cell office:value-type="float" office:value="8620">
                <text:p>8620</text:p>
              </table:table-cell>
              <table:table-cell office:value-type="float" office:value="8666.66666563289">
                <text:p>8666.666665632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1633">
                <text:p>1633</text:p>
              </table:table-cell>
              <table:table-cell office:value-type="float" office:value="5421.38148462967">
                <text:p>5421.38148462967</text:p>
              </table:table-cell>
              <table:table-cell office:value-type="float" office:value="7170">
                <text:p>7170</text:p>
              </table:table-cell>
              <table:table-cell office:value-type="float" office:value="7999.96929590252">
                <text:p>7999.96929590252</text:p>
              </table:table-cell>
              <table:table-cell office:value-type="float" office:value="8642">
                <text:p>8642</text:p>
              </table:table-cell>
              <table:table-cell office:value-type="float" office:value="8666.66666569795">
                <text:p>8666.666665697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1636">
                <text:p>1636</text:p>
              </table:table-cell>
              <table:table-cell office:value-type="float" office:value="5429.1764313903">
                <text:p>5429.1764313903</text:p>
              </table:table-cell>
              <table:table-cell office:value-type="float" office:value="7181">
                <text:p>7181</text:p>
              </table:table-cell>
              <table:table-cell office:value-type="float" office:value="7999.97049982296">
                <text:p>7999.97049982296</text:p>
              </table:table-cell>
              <table:table-cell office:value-type="float" office:value="8637">
                <text:p>8637</text:p>
              </table:table-cell>
              <table:table-cell office:value-type="float" office:value="8666.66666575892">
                <text:p>8666.6666657589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1647">
                <text:p>1647</text:p>
              </table:table-cell>
              <table:table-cell office:value-type="float" office:value="5436.87727489412">
                <text:p>5436.87727489412</text:p>
              </table:table-cell>
              <table:table-cell office:value-type="float" office:value="7188">
                <text:p>7188</text:p>
              </table:table-cell>
              <table:table-cell office:value-type="float" office:value="7999.97165653735">
                <text:p>7999.97165653735</text:p>
              </table:table-cell>
              <table:table-cell office:value-type="float" office:value="8641">
                <text:p>8641</text:p>
              </table:table-cell>
              <table:table-cell office:value-type="float" office:value="8666.66666581604">
                <text:p>8666.666665816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1654">
                <text:p>1654</text:p>
              </table:table-cell>
              <table:table-cell office:value-type="float" office:value="5444.48485825272">
                <text:p>5444.48485825272</text:p>
              </table:table-cell>
              <table:table-cell office:value-type="float" office:value="7191">
                <text:p>7191</text:p>
              </table:table-cell>
              <table:table-cell office:value-type="float" office:value="7999.97276789664">
                <text:p>7999.97276789664</text:p>
              </table:table-cell>
              <table:table-cell office:value-type="float" office:value="8645">
                <text:p>8645</text:p>
              </table:table-cell>
              <table:table-cell office:value-type="float" office:value="8666.66666586958">
                <text:p>8666.666665869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1657">
                <text:p>1657</text:p>
              </table:table-cell>
              <table:table-cell office:value-type="float" office:value="5452.00002500994">
                <text:p>5452.00002500994</text:p>
              </table:table-cell>
              <table:table-cell office:value-type="float" office:value="7183">
                <text:p>7183</text:p>
              </table:table-cell>
              <table:table-cell office:value-type="float" office:value="7999.97383567919">
                <text:p>7999.97383567919</text:p>
              </table:table-cell>
              <table:table-cell office:value-type="float" office:value="8634">
                <text:p>8634</text:p>
              </table:table-cell>
              <table:table-cell office:value-type="float" office:value="8666.66666591974">
                <text:p>8666.666665919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1659">
                <text:p>1659</text:p>
              </table:table-cell>
              <table:table-cell office:value-type="float" office:value="5459.42361888056">
                <text:p>5459.42361888056</text:p>
              </table:table-cell>
              <table:table-cell office:value-type="float" office:value="7199">
                <text:p>7199</text:p>
              </table:table-cell>
              <table:table-cell office:value-type="float" office:value="7999.97486159366">
                <text:p>7999.97486159366</text:p>
              </table:table-cell>
              <table:table-cell office:value-type="float" office:value="8638">
                <text:p>8638</text:p>
              </table:table-cell>
              <table:table-cell office:value-type="float" office:value="8666.66666596674">
                <text:p>8666.666665966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1671">
                <text:p>1671</text:p>
              </table:table-cell>
              <table:table-cell office:value-type="float" office:value="5466.75648349603">
                <text:p>5466.75648349603</text:p>
              </table:table-cell>
              <table:table-cell office:value-type="float" office:value="7225">
                <text:p>7225</text:p>
              </table:table-cell>
              <table:table-cell office:value-type="float" office:value="7999.97584728169">
                <text:p>7999.97584728169</text:p>
              </table:table-cell>
              <table:table-cell office:value-type="float" office:value="8637">
                <text:p>8637</text:p>
              </table:table-cell>
              <table:table-cell office:value-type="float" office:value="8666.66666601079">
                <text:p>8666.666666010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1670">
                <text:p>1670</text:p>
              </table:table-cell>
              <table:table-cell office:value-type="float" office:value="5473.99946215708">
                <text:p>5473.99946215708</text:p>
              </table:table-cell>
              <table:table-cell office:value-type="float" office:value="7240">
                <text:p>7240</text:p>
              </table:table-cell>
              <table:table-cell office:value-type="float" office:value="7999.97679432058">
                <text:p>7999.97679432058</text:p>
              </table:table-cell>
              <table:table-cell office:value-type="float" office:value="8618">
                <text:p>8618</text:p>
              </table:table-cell>
              <table:table-cell office:value-type="float" office:value="8666.66666605207">
                <text:p>8666.666666052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1676">
                <text:p>1676</text:p>
              </table:table-cell>
              <table:table-cell office:value-type="float" office:value="5481.15339759336">
                <text:p>5481.15339759336</text:p>
              </table:table-cell>
              <table:table-cell office:value-type="float" office:value="7244">
                <text:p>7244</text:p>
              </table:table-cell>
              <table:table-cell office:value-type="float" office:value="7999.97770422575">
                <text:p>7999.97770422575</text:p>
              </table:table-cell>
              <table:table-cell office:value-type="float" office:value="8640">
                <text:p>8640</text:p>
              </table:table-cell>
              <table:table-cell office:value-type="float" office:value="8666.66666609074">
                <text:p>8666.666666090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1685">
                <text:p>1685</text:p>
              </table:table-cell>
              <table:table-cell office:value-type="float" office:value="5488.21913172972">
                <text:p>5488.21913172972</text:p>
              </table:table-cell>
              <table:table-cell office:value-type="float" office:value="7243">
                <text:p>7243</text:p>
              </table:table-cell>
              <table:table-cell office:value-type="float" office:value="7999.97857845322">
                <text:p>7999.97857845322</text:p>
              </table:table-cell>
              <table:table-cell office:value-type="float" office:value="8647">
                <text:p>8647</text:p>
              </table:table-cell>
              <table:table-cell office:value-type="float" office:value="8666.66666612699">
                <text:p>8666.666666126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1680">
                <text:p>1680</text:p>
              </table:table-cell>
              <table:table-cell office:value-type="float" office:value="5495.19750545938">
                <text:p>5495.19750545938</text:p>
              </table:table-cell>
              <table:table-cell office:value-type="float" office:value="7265">
                <text:p>7265</text:p>
              </table:table-cell>
              <table:table-cell office:value-type="float" office:value="7999.97941840192">
                <text:p>7999.97941840192</text:p>
              </table:table-cell>
              <table:table-cell office:value-type="float" office:value="8646">
                <text:p>8646</text:p>
              </table:table-cell>
              <table:table-cell office:value-type="float" office:value="8666.66666616095">
                <text:p>8666.666666160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1687">
                <text:p>1687</text:p>
              </table:table-cell>
              <table:table-cell office:value-type="float" office:value="5502.08935842368">
                <text:p>5502.08935842368</text:p>
              </table:table-cell>
              <table:table-cell office:value-type="float" office:value="7257">
                <text:p>7257</text:p>
              </table:table-cell>
              <table:table-cell office:value-type="float" office:value="7999.98022541593">
                <text:p>7999.98022541593</text:p>
              </table:table-cell>
              <table:table-cell office:value-type="float" office:value="8657">
                <text:p>8657</text:p>
              </table:table-cell>
              <table:table-cell office:value-type="float" office:value="8666.66666619278">
                <text:p>8666.666666192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1689">
                <text:p>1689</text:p>
              </table:table-cell>
              <table:table-cell office:value-type="float" office:value="5508.89552879846">
                <text:p>5508.89552879846</text:p>
              </table:table-cell>
              <table:table-cell office:value-type="float" office:value="7243">
                <text:p>7243</text:p>
              </table:table-cell>
              <table:table-cell office:value-type="float" office:value="7999.98100078662">
                <text:p>7999.98100078662</text:p>
              </table:table-cell>
              <table:table-cell office:value-type="float" office:value="8655">
                <text:p>8655</text:p>
              </table:table-cell>
              <table:table-cell office:value-type="float" office:value="8666.6666662226">
                <text:p>8666.66666622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1697">
                <text:p>1697</text:p>
              </table:table-cell>
              <table:table-cell office:value-type="float" office:value="5515.6168530869">
                <text:p>5515.6168530869</text:p>
              </table:table-cell>
              <table:table-cell office:value-type="float" office:value="7272">
                <text:p>7272</text:p>
              </table:table-cell>
              <table:table-cell office:value-type="float" office:value="7999.98174575473">
                <text:p>7999.98174575473</text:p>
              </table:table-cell>
              <table:table-cell office:value-type="float" office:value="8661">
                <text:p>8661</text:p>
              </table:table-cell>
              <table:table-cell office:value-type="float" office:value="8666.66666625055">
                <text:p>8666.666666250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1695">
                <text:p>1695</text:p>
              </table:table-cell>
              <table:table-cell office:value-type="float" office:value="5522.25416591887">
                <text:p>5522.25416591887</text:p>
              </table:table-cell>
              <table:table-cell office:value-type="float" office:value="7282">
                <text:p>7282</text:p>
              </table:table-cell>
              <table:table-cell office:value-type="float" office:value="7999.98246151236">
                <text:p>7999.98246151236</text:p>
              </table:table-cell>
              <table:table-cell office:value-type="float" office:value="8672">
                <text:p>8672</text:p>
              </table:table-cell>
              <table:table-cell office:value-type="float" office:value="8666.66666627673">
                <text:p>8666.666666276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1695">
                <text:p>1695</text:p>
              </table:table-cell>
              <table:table-cell office:value-type="float" office:value="5528.80829985651">
                <text:p>5528.80829985651</text:p>
              </table:table-cell>
              <table:table-cell office:value-type="float" office:value="7306">
                <text:p>7306</text:p>
              </table:table-cell>
              <table:table-cell office:value-type="float" office:value="7999.98314920485">
                <text:p>7999.98314920485</text:p>
              </table:table-cell>
              <table:table-cell office:value-type="float" office:value="8684">
                <text:p>8684</text:p>
              </table:table-cell>
              <table:table-cell office:value-type="float" office:value="8666.66666630128">
                <text:p>8666.666666301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1696">
                <text:p>1696</text:p>
              </table:table-cell>
              <table:table-cell office:value-type="float" office:value="5535.28008520616">
                <text:p>5535.28008520616</text:p>
              </table:table-cell>
              <table:table-cell office:value-type="float" office:value="7327">
                <text:p>7327</text:p>
              </table:table-cell>
              <table:table-cell office:value-type="float" office:value="7999.98380993264">
                <text:p>7999.98380993264</text:p>
              </table:table-cell>
              <table:table-cell office:value-type="float" office:value="8710">
                <text:p>8710</text:p>
              </table:table-cell>
              <table:table-cell office:value-type="float" office:value="8666.66666632427">
                <text:p>8666.666666324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1705">
                <text:p>1705</text:p>
              </table:table-cell>
              <table:table-cell office:value-type="float" office:value="5541.6703498364">
                <text:p>5541.6703498364</text:p>
              </table:table-cell>
              <table:table-cell office:value-type="float" office:value="7334">
                <text:p>7334</text:p>
              </table:table-cell>
              <table:table-cell office:value-type="float" office:value="7999.98444475303">
                <text:p>7999.98444475303</text:p>
              </table:table-cell>
              <table:table-cell office:value-type="float" office:value="8711">
                <text:p>8711</text:p>
              </table:table-cell>
              <table:table-cell office:value-type="float" office:value="8666.66666634582">
                <text:p>8666.666666345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1710">
                <text:p>1710</text:p>
              </table:table-cell>
              <table:table-cell office:value-type="float" office:value="5547.97991900216">
                <text:p>5547.97991900216</text:p>
              </table:table-cell>
              <table:table-cell office:value-type="float" office:value="7358">
                <text:p>7358</text:p>
              </table:table-cell>
              <table:table-cell office:value-type="float" office:value="7999.98505468184">
                <text:p>7999.98505468184</text:p>
              </table:table-cell>
              <table:table-cell office:value-type="float" office:value="8710">
                <text:p>8710</text:p>
              </table:table-cell>
              <table:table-cell office:value-type="float" office:value="8666.66666636601">
                <text:p>8666.666666366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1705">
                <text:p>1705</text:p>
              </table:table-cell>
              <table:table-cell office:value-type="float" office:value="5554.20961517482">
                <text:p>5554.20961517482</text:p>
              </table:table-cell>
              <table:table-cell office:value-type="float" office:value="7355">
                <text:p>7355</text:p>
              </table:table-cell>
              <table:table-cell office:value-type="float" office:value="7999.9856406951">
                <text:p>7999.9856406951</text:p>
              </table:table-cell>
              <table:table-cell office:value-type="float" office:value="8701">
                <text:p>8701</text:p>
              </table:table-cell>
              <table:table-cell office:value-type="float" office:value="8666.66666638493">
                <text:p>8666.666666384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1710">
                <text:p>1710</text:p>
              </table:table-cell>
              <table:table-cell office:value-type="float" office:value="5560.36025787825">
                <text:p>5560.36025787825</text:p>
              </table:table-cell>
              <table:table-cell office:value-type="float" office:value="7354">
                <text:p>7354</text:p>
              </table:table-cell>
              <table:table-cell office:value-type="float" office:value="7999.98620373053">
                <text:p>7999.98620373053</text:p>
              </table:table-cell>
              <table:table-cell office:value-type="float" office:value="8678">
                <text:p>8678</text:p>
              </table:table-cell>
              <table:table-cell office:value-type="float" office:value="8666.66666640266">
                <text:p>8666.666666402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1720">
                <text:p>1720</text:p>
              </table:table-cell>
              <table:table-cell office:value-type="float" office:value="5566.43266353051">
                <text:p>5566.43266353051</text:p>
              </table:table-cell>
              <table:table-cell office:value-type="float" office:value="7374">
                <text:p>7374</text:p>
              </table:table-cell>
              <table:table-cell office:value-type="float" office:value="7999.9867446891">
                <text:p>7999.9867446891</text:p>
              </table:table-cell>
              <table:table-cell office:value-type="float" office:value="8685">
                <text:p>8685</text:p>
              </table:table-cell>
              <table:table-cell office:value-type="float" office:value="8666.66666641928">
                <text:p>8666.666666419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1726">
                <text:p>1726</text:p>
              </table:table-cell>
              <table:table-cell office:value-type="float" office:value="5572.42764529141">
                <text:p>5572.42764529141</text:p>
              </table:table-cell>
              <table:table-cell office:value-type="float" office:value="7389">
                <text:p>7389</text:p>
              </table:table-cell>
              <table:table-cell office:value-type="float" office:value="7999.98726443644">
                <text:p>7999.98726443644</text:p>
              </table:table-cell>
              <table:table-cell office:value-type="float" office:value="8685">
                <text:p>8685</text:p>
              </table:table-cell>
              <table:table-cell office:value-type="float" office:value="8666.66666643484">
                <text:p>8666.666666434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1718">
                <text:p>1718</text:p>
              </table:table-cell>
              <table:table-cell office:value-type="float" office:value="5578.34601291555">
                <text:p>5578.34601291555</text:p>
              </table:table-cell>
              <table:table-cell office:value-type="float" office:value="7415">
                <text:p>7415</text:p>
              </table:table-cell>
              <table:table-cell office:value-type="float" office:value="7999.98776380427">
                <text:p>7999.98776380427</text:p>
              </table:table-cell>
              <table:table-cell office:value-type="float" office:value="8668">
                <text:p>8668</text:p>
              </table:table-cell>
              <table:table-cell office:value-type="float" office:value="8666.66666644943">
                <text:p>8666.666666449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1728">
                <text:p>1728</text:p>
              </table:table-cell>
              <table:table-cell office:value-type="float" office:value="5584.18857261094">
                <text:p>5584.18857261094</text:p>
              </table:table-cell>
              <table:table-cell office:value-type="float" office:value="7426">
                <text:p>7426</text:p>
              </table:table-cell>
              <table:table-cell office:value-type="float" office:value="7999.98824359166">
                <text:p>7999.98824359166</text:p>
              </table:table-cell>
              <table:table-cell office:value-type="float" office:value="8663">
                <text:p>8663</text:p>
              </table:table-cell>
              <table:table-cell office:value-type="float" office:value="8666.6666664631">
                <text:p>8666.66666646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1738">
                <text:p>1738</text:p>
              </table:table-cell>
              <table:table-cell office:value-type="float" office:value="5589.95612690293">
                <text:p>5589.95612690293</text:p>
              </table:table-cell>
              <table:table-cell office:value-type="float" office:value="7456">
                <text:p>7456</text:p>
              </table:table-cell>
              <table:table-cell office:value-type="float" office:value="7999.98870456637">
                <text:p>7999.98870456637</text:p>
              </table:table-cell>
              <table:table-cell office:value-type="float" office:value="8681">
                <text:p>8681</text:p>
              </table:table-cell>
              <table:table-cell office:value-type="float" office:value="8666.66666647592">
                <text:p>8666.666666475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1737">
                <text:p>1737</text:p>
              </table:table-cell>
              <table:table-cell office:value-type="float" office:value="5595.64947450361">
                <text:p>5595.64947450361</text:p>
              </table:table-cell>
              <table:table-cell office:value-type="float" office:value="7465">
                <text:p>7465</text:p>
              </table:table-cell>
              <table:table-cell office:value-type="float" office:value="7999.98914746606">
                <text:p>7999.98914746606</text:p>
              </table:table-cell>
              <table:table-cell office:value-type="float" office:value="8673">
                <text:p>8673</text:p>
              </table:table-cell>
              <table:table-cell office:value-type="float" office:value="8666.66666648792">
                <text:p>8666.666666487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1740">
                <text:p>1740</text:p>
              </table:table-cell>
              <table:table-cell office:value-type="float" office:value="5601.26941018623">
                <text:p>5601.26941018623</text:p>
              </table:table-cell>
              <table:table-cell office:value-type="float" office:value="7469">
                <text:p>7469</text:p>
              </table:table-cell>
              <table:table-cell office:value-type="float" office:value="7999.98957299945">
                <text:p>7999.98957299945</text:p>
              </table:table-cell>
              <table:table-cell office:value-type="float" office:value="8682">
                <text:p>8682</text:p>
              </table:table-cell>
              <table:table-cell office:value-type="float" office:value="8666.66666649917">
                <text:p>8666.666666499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1755">
                <text:p>1755</text:p>
              </table:table-cell>
              <table:table-cell office:value-type="float" office:value="5606.81672466489">
                <text:p>5606.81672466489</text:p>
              </table:table-cell>
              <table:table-cell office:value-type="float" office:value="7482">
                <text:p>7482</text:p>
              </table:table-cell>
              <table:table-cell office:value-type="float" office:value="7999.98998184748">
                <text:p>7999.98998184748</text:p>
              </table:table-cell>
              <table:table-cell office:value-type="float" office:value="8683">
                <text:p>8683</text:p>
              </table:table-cell>
              <table:table-cell office:value-type="float" office:value="8666.66666650971">
                <text:p>8666.6666665097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1754">
                <text:p>1754</text:p>
              </table:table-cell>
              <table:table-cell office:value-type="float" office:value="5612.29220447916">
                <text:p>5612.29220447916</text:p>
              </table:table-cell>
              <table:table-cell office:value-type="float" office:value="7500">
                <text:p>7500</text:p>
              </table:table-cell>
              <table:table-cell office:value-type="float" office:value="7999.99037466438">
                <text:p>7999.99037466438</text:p>
              </table:table-cell>
              <table:table-cell office:value-type="float" office:value="8696">
                <text:p>8696</text:p>
              </table:table-cell>
              <table:table-cell office:value-type="float" office:value="8666.66666651959">
                <text:p>8666.6666665195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1759">
                <text:p>1759</text:p>
              </table:table-cell>
              <table:table-cell office:value-type="float" office:value="5617.69663188362">
                <text:p>5617.69663188362</text:p>
              </table:table-cell>
              <table:table-cell office:value-type="float" office:value="7486">
                <text:p>7486</text:p>
              </table:table-cell>
              <table:table-cell office:value-type="float" office:value="7999.99075207875">
                <text:p>7999.99075207875</text:p>
              </table:table-cell>
              <table:table-cell office:value-type="float" office:value="8698">
                <text:p>8698</text:p>
              </table:table-cell>
              <table:table-cell office:value-type="float" office:value="8666.66666652884">
                <text:p>8666.666666528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1767">
                <text:p>1767</text:p>
              </table:table-cell>
              <table:table-cell office:value-type="float" office:value="5623.03078474227">
                <text:p>5623.03078474227</text:p>
              </table:table-cell>
              <table:table-cell office:value-type="float" office:value="7488">
                <text:p>7488</text:p>
              </table:table-cell>
              <table:table-cell office:value-type="float" office:value="7999.99111469453">
                <text:p>7999.99111469453</text:p>
              </table:table-cell>
              <table:table-cell office:value-type="float" office:value="8691">
                <text:p>8691</text:p>
              </table:table-cell>
              <table:table-cell office:value-type="float" office:value="8666.66666653752">
                <text:p>8666.666666537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1771">
                <text:p>1771</text:p>
              </table:table-cell>
              <table:table-cell office:value-type="float" office:value="5628.29543642755">
                <text:p>5628.29543642755</text:p>
              </table:table-cell>
              <table:table-cell office:value-type="float" office:value="7480">
                <text:p>7480</text:p>
              </table:table-cell>
              <table:table-cell office:value-type="float" office:value="7999.99146309197">
                <text:p>7999.99146309197</text:p>
              </table:table-cell>
              <table:table-cell office:value-type="float" office:value="8700">
                <text:p>8700</text:p>
              </table:table-cell>
              <table:table-cell office:value-type="float" office:value="8666.66666654564">
                <text:p>8666.6666665456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1775">
                <text:p>1775</text:p>
              </table:table-cell>
              <table:table-cell office:value-type="float" office:value="5633.49135572413">
                <text:p>5633.49135572413</text:p>
              </table:table-cell>
              <table:table-cell office:value-type="float" office:value="7488">
                <text:p>7488</text:p>
              </table:table-cell>
              <table:table-cell office:value-type="float" office:value="7999.99179782858">
                <text:p>7999.99179782858</text:p>
              </table:table-cell>
              <table:table-cell office:value-type="float" office:value="8689">
                <text:p>8689</text:p>
              </table:table-cell>
              <table:table-cell office:value-type="float" office:value="8666.66666655326">
                <text:p>8666.666666553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1786">
                <text:p>1786</text:p>
              </table:table-cell>
              <table:table-cell office:value-type="float" office:value="5638.61930673706">
                <text:p>5638.61930673706</text:p>
              </table:table-cell>
              <table:table-cell office:value-type="float" office:value="7485">
                <text:p>7485</text:p>
              </table:table-cell>
              <table:table-cell office:value-type="float" office:value="7999.99211944">
                <text:p>7999.99211944</text:p>
              </table:table-cell>
              <table:table-cell office:value-type="float" office:value="8697">
                <text:p>8697</text:p>
              </table:table-cell>
              <table:table-cell office:value-type="float" office:value="8666.6666665604">
                <text:p>8666.66666656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1794">
                <text:p>1794</text:p>
              </table:table-cell>
              <table:table-cell office:value-type="float" office:value="5643.68004880447">
                <text:p>5643.68004880447</text:p>
              </table:table-cell>
              <table:table-cell office:value-type="float" office:value="7485">
                <text:p>7485</text:p>
              </table:table-cell>
              <table:table-cell office:value-type="float" office:value="7999.99242844089">
                <text:p>7999.99242844089</text:p>
              </table:table-cell>
              <table:table-cell office:value-type="float" office:value="8679">
                <text:p>8679</text:p>
              </table:table-cell>
              <table:table-cell office:value-type="float" office:value="8666.66666656709">
                <text:p>8666.666666567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1799">
                <text:p>1799</text:p>
              </table:table-cell>
              <table:table-cell office:value-type="float" office:value="5648.67433641453">
                <text:p>5648.67433641453</text:p>
              </table:table-cell>
              <table:table-cell office:value-type="float" office:value="7512">
                <text:p>7512</text:p>
              </table:table-cell>
              <table:table-cell office:value-type="float" office:value="7999.9927253257">
                <text:p>7999.9927253257</text:p>
              </table:table-cell>
              <table:table-cell office:value-type="float" office:value="8690">
                <text:p>8690</text:p>
              </table:table-cell>
              <table:table-cell office:value-type="float" office:value="8666.66666657335">
                <text:p>8666.666666573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1805">
                <text:p>1805</text:p>
              </table:table-cell>
              <table:table-cell office:value-type="float" office:value="5653.60291912664">
                <text:p>5653.60291912664</text:p>
              </table:table-cell>
              <table:table-cell office:value-type="float" office:value="7504">
                <text:p>7504</text:p>
              </table:table-cell>
              <table:table-cell office:value-type="float" office:value="7999.99301056951">
                <text:p>7999.99301056951</text:p>
              </table:table-cell>
              <table:table-cell office:value-type="float" office:value="8704">
                <text:p>8704</text:p>
              </table:table-cell>
              <table:table-cell office:value-type="float" office:value="8666.66666657922">
                <text:p>8666.666666579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1814">
                <text:p>1814</text:p>
              </table:table-cell>
              <table:table-cell office:value-type="float" office:value="5658.46654149677">
                <text:p>5658.46654149677</text:p>
              </table:table-cell>
              <table:table-cell office:value-type="float" office:value="7523">
                <text:p>7523</text:p>
              </table:table-cell>
              <table:table-cell office:value-type="float" office:value="7999.99328462877">
                <text:p>7999.99328462877</text:p>
              </table:table-cell>
              <table:table-cell office:value-type="float" office:value="8706">
                <text:p>8706</text:p>
              </table:table-cell>
              <table:table-cell office:value-type="float" office:value="8666.66666658473">
                <text:p>8666.666666584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1812">
                <text:p>1812</text:p>
              </table:table-cell>
              <table:table-cell office:value-type="float" office:value="5663.26594300685">
                <text:p>5663.26594300685</text:p>
              </table:table-cell>
              <table:table-cell office:value-type="float" office:value="7541">
                <text:p>7541</text:p>
              </table:table-cell>
              <table:table-cell office:value-type="float" office:value="7999.99354794203">
                <text:p>7999.99354794203</text:p>
              </table:table-cell>
              <table:table-cell office:value-type="float" office:value="8713">
                <text:p>8713</text:p>
              </table:table-cell>
              <table:table-cell office:value-type="float" office:value="8666.66666658989">
                <text:p>8666.666666589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1817">
                <text:p>1817</text:p>
              </table:table-cell>
              <table:table-cell office:value-type="float" office:value="5668.00185799806">
                <text:p>5668.00185799806</text:p>
              </table:table-cell>
              <table:table-cell office:value-type="float" office:value="7552">
                <text:p>7552</text:p>
              </table:table-cell>
              <table:table-cell office:value-type="float" office:value="7999.99380093064">
                <text:p>7999.99380093064</text:p>
              </table:table-cell>
              <table:table-cell office:value-type="float" office:value="8703">
                <text:p>8703</text:p>
              </table:table-cell>
              <table:table-cell office:value-type="float" office:value="8666.66666659472">
                <text:p>8666.666666594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1815">
                <text:p>1815</text:p>
              </table:table-cell>
              <table:table-cell office:value-type="float" office:value="5672.67501560802">
                <text:p>5672.67501560802</text:p>
              </table:table-cell>
              <table:table-cell office:value-type="float" office:value="7566">
                <text:p>7566</text:p>
              </table:table-cell>
              <table:table-cell office:value-type="float" office:value="7999.99404399945">
                <text:p>7999.99404399945</text:p>
              </table:table-cell>
              <table:table-cell office:value-type="float" office:value="8717">
                <text:p>8717</text:p>
              </table:table-cell>
              <table:table-cell office:value-type="float" office:value="8666.66666659924">
                <text:p>8666.666666599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1822">
                <text:p>1822</text:p>
              </table:table-cell>
              <table:table-cell office:value-type="float" office:value="5677.28613971166">
                <text:p>5677.28613971166</text:p>
              </table:table-cell>
              <table:table-cell office:value-type="float" office:value="7594">
                <text:p>7594</text:p>
              </table:table-cell>
              <table:table-cell office:value-type="float" office:value="7999.9942775374">
                <text:p>7999.9942775374</text:p>
              </table:table-cell>
              <table:table-cell office:value-type="float" office:value="8725">
                <text:p>8725</text:p>
              </table:table-cell>
              <table:table-cell office:value-type="float" office:value="8666.66666660349">
                <text:p>8666.666666603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1831">
                <text:p>1831</text:p>
              </table:table-cell>
              <table:table-cell office:value-type="float" office:value="5681.83594886587">
                <text:p>5681.83594886587</text:p>
              </table:table-cell>
              <table:table-cell office:value-type="float" office:value="7592">
                <text:p>7592</text:p>
              </table:table-cell>
              <table:table-cell office:value-type="float" office:value="7999.99450191822">
                <text:p>7999.99450191822</text:p>
              </table:table-cell>
              <table:table-cell office:value-type="float" office:value="8707">
                <text:p>8707</text:p>
              </table:table-cell>
              <table:table-cell office:value-type="float" office:value="8666.66666660746">
                <text:p>8666.666666607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1819">
                <text:p>1819</text:p>
              </table:table-cell>
              <table:table-cell office:value-type="float" office:value="5686.32515625756">
                <text:p>5686.32515625756</text:p>
              </table:table-cell>
              <table:table-cell office:value-type="float" office:value="7572">
                <text:p>7572</text:p>
              </table:table-cell>
              <table:table-cell office:value-type="float" office:value="7999.99471750094">
                <text:p>7999.99471750094</text:p>
              </table:table-cell>
              <table:table-cell office:value-type="float" office:value="8697">
                <text:p>8697</text:p>
              </table:table-cell>
              <table:table-cell office:value-type="float" office:value="8666.66666661119">
                <text:p>8666.6666666111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1831">
                <text:p>1831</text:p>
              </table:table-cell>
              <table:table-cell office:value-type="float" office:value="5690.75446965537">
                <text:p>5690.75446965537</text:p>
              </table:table-cell>
              <table:table-cell office:value-type="float" office:value="7574">
                <text:p>7574</text:p>
              </table:table-cell>
              <table:table-cell office:value-type="float" office:value="7999.99492463056">
                <text:p>7999.99492463056</text:p>
              </table:table-cell>
              <table:table-cell office:value-type="float" office:value="8690">
                <text:p>8690</text:p>
              </table:table-cell>
              <table:table-cell office:value-type="float" office:value="8666.66666661468">
                <text:p>8666.666666614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1831">
                <text:p>1831</text:p>
              </table:table-cell>
              <table:table-cell office:value-type="float" office:value="5695.12459136467">
                <text:p>5695.12459136467</text:p>
              </table:table-cell>
              <table:table-cell office:value-type="float" office:value="7565">
                <text:p>7565</text:p>
              </table:table-cell>
              <table:table-cell office:value-type="float" office:value="7999.99512363852">
                <text:p>7999.99512363852</text:p>
              </table:table-cell>
              <table:table-cell office:value-type="float" office:value="8664">
                <text:p>8664</text:p>
              </table:table-cell>
              <table:table-cell office:value-type="float" office:value="8666.66666661795">
                <text:p>8666.666666617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1832">
                <text:p>1832</text:p>
              </table:table-cell>
              <table:table-cell office:value-type="float" office:value="5699.43621818583">
                <text:p>5699.43621818583</text:p>
              </table:table-cell>
              <table:table-cell office:value-type="float" office:value="7563">
                <text:p>7563</text:p>
              </table:table-cell>
              <table:table-cell office:value-type="float" office:value="7999.99531484328">
                <text:p>7999.99531484328</text:p>
              </table:table-cell>
              <table:table-cell office:value-type="float" office:value="8660">
                <text:p>8660</text:p>
              </table:table-cell>
              <table:table-cell office:value-type="float" office:value="8666.66666662102">
                <text:p>8666.666666621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1839">
                <text:p>1839</text:p>
              </table:table-cell>
              <table:table-cell office:value-type="float" office:value="5703.69004137585">
                <text:p>5703.69004137585</text:p>
              </table:table-cell>
              <table:table-cell office:value-type="float" office:value="7566">
                <text:p>7566</text:p>
              </table:table-cell>
              <table:table-cell office:value-type="float" office:value="7999.9954985508">
                <text:p>7999.9954985508</text:p>
              </table:table-cell>
              <table:table-cell office:value-type="float" office:value="8668">
                <text:p>8668</text:p>
              </table:table-cell>
              <table:table-cell office:value-type="float" office:value="8666.66666662389">
                <text:p>8666.6666666238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1841">
                <text:p>1841</text:p>
              </table:table-cell>
              <table:table-cell office:value-type="float" office:value="5707.88674661295">
                <text:p>5707.88674661295</text:p>
              </table:table-cell>
              <table:table-cell office:value-type="float" office:value="7570">
                <text:p>7570</text:p>
              </table:table-cell>
              <table:table-cell office:value-type="float" office:value="7999.99567505505">
                <text:p>7999.99567505505</text:p>
              </table:table-cell>
              <table:table-cell office:value-type="float" office:value="8650">
                <text:p>8650</text:p>
              </table:table-cell>
              <table:table-cell office:value-type="float" office:value="8666.66666662658">
                <text:p>8666.666666626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1850">
                <text:p>1850</text:p>
              </table:table-cell>
              <table:table-cell office:value-type="float" office:value="5712.0270139643">
                <text:p>5712.0270139643</text:p>
              </table:table-cell>
              <table:table-cell office:value-type="float" office:value="7563">
                <text:p>7563</text:p>
              </table:table-cell>
              <table:table-cell office:value-type="float" office:value="7999.99584463848">
                <text:p>7999.99584463848</text:p>
              </table:table-cell>
              <table:table-cell office:value-type="float" office:value="8627">
                <text:p>8627</text:p>
              </table:table-cell>
              <table:table-cell office:value-type="float" office:value="8666.6666666291">
                <text:p>8666.66666662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1858">
                <text:p>1858</text:p>
              </table:table-cell>
              <table:table-cell office:value-type="float" office:value="5716.11151785672">
                <text:p>5716.11151785672</text:p>
              </table:table-cell>
              <table:table-cell office:value-type="float" office:value="7608">
                <text:p>7608</text:p>
              </table:table-cell>
              <table:table-cell office:value-type="float" office:value="7999.99600757246">
                <text:p>7999.99600757246</text:p>
              </table:table-cell>
              <table:table-cell office:value-type="float" office:value="8641">
                <text:p>8641</text:p>
              </table:table-cell>
              <table:table-cell office:value-type="float" office:value="8666.66666663147">
                <text:p>8666.666666631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1858">
                <text:p>1858</text:p>
              </table:table-cell>
              <table:table-cell office:value-type="float" office:value="5720.1409270502">
                <text:p>5720.1409270502</text:p>
              </table:table-cell>
              <table:table-cell office:value-type="float" office:value="7592">
                <text:p>7592</text:p>
              </table:table-cell>
              <table:table-cell office:value-type="float" office:value="7999.9961641177">
                <text:p>7999.9961641177</text:p>
              </table:table-cell>
              <table:table-cell office:value-type="float" office:value="8656">
                <text:p>8656</text:p>
              </table:table-cell>
              <table:table-cell office:value-type="float" office:value="8666.66666663368">
                <text:p>8666.666666633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1871">
                <text:p>1871</text:p>
              </table:table-cell>
              <table:table-cell office:value-type="float" office:value="5724.11590461422">
                <text:p>5724.11590461422</text:p>
              </table:table-cell>
              <table:table-cell office:value-type="float" office:value="7608">
                <text:p>7608</text:p>
              </table:table-cell>
              <table:table-cell office:value-type="float" office:value="7999.99631452473">
                <text:p>7999.99631452473</text:p>
              </table:table-cell>
              <table:table-cell office:value-type="float" office:value="8665">
                <text:p>8665</text:p>
              </table:table-cell>
              <table:table-cell office:value-type="float" office:value="8666.66666663576">
                <text:p>8666.666666635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1859">
                <text:p>1859</text:p>
              </table:table-cell>
              <table:table-cell office:value-type="float" office:value="5728.03710790687">
                <text:p>5728.03710790687</text:p>
              </table:table-cell>
              <table:table-cell office:value-type="float" office:value="7586">
                <text:p>7586</text:p>
              </table:table-cell>
              <table:table-cell office:value-type="float" office:value="7999.99645903422">
                <text:p>7999.99645903422</text:p>
              </table:table-cell>
              <table:table-cell office:value-type="float" office:value="8674">
                <text:p>8674</text:p>
              </table:table-cell>
              <table:table-cell office:value-type="float" office:value="8666.6666666377">
                <text:p>8666.66666663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1862">
                <text:p>1862</text:p>
              </table:table-cell>
              <table:table-cell office:value-type="float" office:value="5731.90518855647">
                <text:p>5731.90518855647</text:p>
              </table:table-cell>
              <table:table-cell office:value-type="float" office:value="7590">
                <text:p>7590</text:p>
              </table:table-cell>
              <table:table-cell office:value-type="float" office:value="7999.99659787741">
                <text:p>7999.99659787741</text:p>
              </table:table-cell>
              <table:table-cell office:value-type="float" office:value="8677">
                <text:p>8677</text:p>
              </table:table-cell>
              <table:table-cell office:value-type="float" office:value="8666.66666663953">
                <text:p>8666.6666666395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1869">
                <text:p>1869</text:p>
              </table:table-cell>
              <table:table-cell office:value-type="float" office:value="5735.72079244585">
                <text:p>5735.72079244585</text:p>
              </table:table-cell>
              <table:table-cell office:value-type="float" office:value="7610">
                <text:p>7610</text:p>
              </table:table-cell>
              <table:table-cell office:value-type="float" office:value="7999.99673127649">
                <text:p>7999.99673127649</text:p>
              </table:table-cell>
              <table:table-cell office:value-type="float" office:value="8691">
                <text:p>8691</text:p>
              </table:table-cell>
              <table:table-cell office:value-type="float" office:value="8666.66666664123">
                <text:p>8666.666666641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1874">
                <text:p>1874</text:p>
              </table:table-cell>
              <table:table-cell office:value-type="float" office:value="5739.48455969909">
                <text:p>5739.48455969909</text:p>
              </table:table-cell>
              <table:table-cell office:value-type="float" office:value="7646">
                <text:p>7646</text:p>
              </table:table-cell>
              <table:table-cell office:value-type="float" office:value="7999.99685944493">
                <text:p>7999.99685944493</text:p>
              </table:table-cell>
              <table:table-cell office:value-type="float" office:value="8673">
                <text:p>8673</text:p>
              </table:table-cell>
              <table:table-cell office:value-type="float" office:value="8666.66666664284">
                <text:p>8666.666666642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1873">
                <text:p>1873</text:p>
              </table:table-cell>
              <table:table-cell office:value-type="float" office:value="5743.19712467065">
                <text:p>5743.19712467065</text:p>
              </table:table-cell>
              <table:table-cell office:value-type="float" office:value="7653">
                <text:p>7653</text:p>
              </table:table-cell>
              <table:table-cell office:value-type="float" office:value="7999.9969825878">
                <text:p>7999.9969825878</text:p>
              </table:table-cell>
              <table:table-cell office:value-type="float" office:value="8674">
                <text:p>8674</text:p>
              </table:table-cell>
              <table:table-cell office:value-type="float" office:value="8666.66666664433">
                <text:p>8666.666666644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1875">
                <text:p>1875</text:p>
              </table:table-cell>
              <table:table-cell office:value-type="float" office:value="5746.85911593679">
                <text:p>5746.85911593679</text:p>
              </table:table-cell>
              <table:table-cell office:value-type="float" office:value="7665">
                <text:p>7665</text:p>
              </table:table-cell>
              <table:table-cell office:value-type="float" office:value="7999.99710090219">
                <text:p>7999.99710090219</text:p>
              </table:table-cell>
              <table:table-cell office:value-type="float" office:value="8655">
                <text:p>8655</text:p>
              </table:table-cell>
              <table:table-cell office:value-type="float" office:value="8666.66666664574">
                <text:p>8666.666666645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1880">
                <text:p>1880</text:p>
              </table:table-cell>
              <table:table-cell office:value-type="float" office:value="5750.47115628935">
                <text:p>5750.47115628935</text:p>
              </table:table-cell>
              <table:table-cell office:value-type="float" office:value="7653">
                <text:p>7653</text:p>
              </table:table-cell>
              <table:table-cell office:value-type="float" office:value="7999.9972145774">
                <text:p>7999.9972145774</text:p>
              </table:table-cell>
              <table:table-cell office:value-type="float" office:value="8653">
                <text:p>8653</text:p>
              </table:table-cell>
              <table:table-cell office:value-type="float" office:value="8666.66666664706">
                <text:p>8666.666666647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1878">
                <text:p>1878</text:p>
              </table:table-cell>
              <table:table-cell office:value-type="float" office:value="5754.03386273163">
                <text:p>5754.03386273163</text:p>
              </table:table-cell>
              <table:table-cell office:value-type="float" office:value="7673">
                <text:p>7673</text:p>
              </table:table-cell>
              <table:table-cell office:value-type="float" office:value="7999.99732379535">
                <text:p>7999.99732379535</text:p>
              </table:table-cell>
              <table:table-cell office:value-type="float" office:value="8655">
                <text:p>8655</text:p>
              </table:table-cell>
              <table:table-cell office:value-type="float" office:value="8666.66666664829">
                <text:p>8666.6666666482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1874">
                <text:p>1874</text:p>
              </table:table-cell>
              <table:table-cell office:value-type="float" office:value="5757.54784647644">
                <text:p>5757.54784647644</text:p>
              </table:table-cell>
              <table:table-cell office:value-type="float" office:value="7684">
                <text:p>7684</text:p>
              </table:table-cell>
              <table:table-cell office:value-type="float" office:value="7999.9974287308">
                <text:p>7999.9974287308</text:p>
              </table:table-cell>
              <table:table-cell office:value-type="float" office:value="8655">
                <text:p>8655</text:p>
              </table:table-cell>
              <table:table-cell office:value-type="float" office:value="8666.66666664945">
                <text:p>8666.666666649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1885">
                <text:p>1885</text:p>
              </table:table-cell>
              <table:table-cell office:value-type="float" office:value="5761.01371294612">
                <text:p>5761.01371294612</text:p>
              </table:table-cell>
              <table:table-cell office:value-type="float" office:value="7701">
                <text:p>7701</text:p>
              </table:table-cell>
              <table:table-cell office:value-type="float" office:value="7999.99752955167">
                <text:p>7999.99752955167</text:p>
              </table:table-cell>
              <table:table-cell office:value-type="float" office:value="8647">
                <text:p>8647</text:p>
              </table:table-cell>
              <table:table-cell office:value-type="float" office:value="8666.66666665053">
                <text:p>8666.666666650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1886">
                <text:p>1886</text:p>
              </table:table-cell>
              <table:table-cell office:value-type="float" office:value="5764.43206177465">
                <text:p>5764.43206177465</text:p>
              </table:table-cell>
              <table:table-cell office:value-type="float" office:value="7705">
                <text:p>7705</text:p>
              </table:table-cell>
              <table:table-cell office:value-type="float" office:value="7999.99762641931">
                <text:p>7999.99762641931</text:p>
              </table:table-cell>
              <table:table-cell office:value-type="float" office:value="8658">
                <text:p>8658</text:p>
              </table:table-cell>
              <table:table-cell office:value-type="float" office:value="8666.66666665155">
                <text:p>8666.666666651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1890">
                <text:p>1890</text:p>
              </table:table-cell>
              <table:table-cell office:value-type="float" office:value="5767.80348681158">
                <text:p>5767.80348681158</text:p>
              </table:table-cell>
              <table:table-cell office:value-type="float" office:value="7705">
                <text:p>7705</text:p>
              </table:table-cell>
              <table:table-cell office:value-type="float" office:value="7999.99771948871">
                <text:p>7999.99771948871</text:p>
              </table:table-cell>
              <table:table-cell office:value-type="float" office:value="8639">
                <text:p>8639</text:p>
              </table:table-cell>
              <table:table-cell office:value-type="float" office:value="8666.6666666525">
                <text:p>8666.66666665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1894">
                <text:p>1894</text:p>
              </table:table-cell>
              <table:table-cell office:value-type="float" office:value="5771.12857612787">
                <text:p>5771.12857612787</text:p>
              </table:table-cell>
              <table:table-cell office:value-type="float" office:value="7726">
                <text:p>7726</text:p>
              </table:table-cell>
              <table:table-cell office:value-type="float" office:value="7999.99780890881">
                <text:p>7999.99780890881</text:p>
              </table:table-cell>
              <table:table-cell office:value-type="float" office:value="8650">
                <text:p>8650</text:p>
              </table:table-cell>
              <table:table-cell office:value-type="float" office:value="8666.66666665339">
                <text:p>8666.666666653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1901">
                <text:p>1901</text:p>
              </table:table-cell>
              <table:table-cell office:value-type="float" office:value="5774.40791202344">
                <text:p>5774.40791202344</text:p>
              </table:table-cell>
              <table:table-cell office:value-type="float" office:value="7736">
                <text:p>7736</text:p>
              </table:table-cell>
              <table:table-cell office:value-type="float" office:value="7999.9978948227">
                <text:p>7999.9978948227</text:p>
              </table:table-cell>
              <table:table-cell office:value-type="float" office:value="8627">
                <text:p>8627</text:p>
              </table:table-cell>
              <table:table-cell office:value-type="float" office:value="8666.66666665423">
                <text:p>8666.666666654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1905">
                <text:p>1905</text:p>
              </table:table-cell>
              <table:table-cell office:value-type="float" office:value="5777.64207103655">
                <text:p>5777.64207103655</text:p>
              </table:table-cell>
              <table:table-cell office:value-type="float" office:value="7748">
                <text:p>7748</text:p>
              </table:table-cell>
              <table:table-cell office:value-type="float" office:value="7999.99797736787">
                <text:p>7999.99797736787</text:p>
              </table:table-cell>
              <table:table-cell office:value-type="float" office:value="8635">
                <text:p>8635</text:p>
              </table:table-cell>
              <table:table-cell office:value-type="float" office:value="8666.66666665501">
                <text:p>8666.666666655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1910">
                <text:p>1910</text:p>
              </table:table-cell>
              <table:table-cell office:value-type="float" office:value="5780.83162395475">
                <text:p>5780.83162395475</text:p>
              </table:table-cell>
              <table:table-cell office:value-type="float" office:value="7766">
                <text:p>7766</text:p>
              </table:table-cell>
              <table:table-cell office:value-type="float" office:value="7999.99805667639">
                <text:p>7999.99805667639</text:p>
              </table:table-cell>
              <table:table-cell office:value-type="float" office:value="8628">
                <text:p>8628</text:p>
              </table:table-cell>
              <table:table-cell office:value-type="float" office:value="8666.66666665574">
                <text:p>8666.666666655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1920">
                <text:p>1920</text:p>
              </table:table-cell>
              <table:table-cell office:value-type="float" office:value="5783.97713582743">
                <text:p>5783.97713582743</text:p>
              </table:table-cell>
              <table:table-cell office:value-type="float" office:value="7770">
                <text:p>7770</text:p>
              </table:table-cell>
              <table:table-cell office:value-type="float" office:value="7999.99813287518">
                <text:p>7999.99813287518</text:p>
              </table:table-cell>
              <table:table-cell office:value-type="float" office:value="8621">
                <text:p>8621</text:p>
              </table:table-cell>
              <table:table-cell office:value-type="float" office:value="8666.66666665643">
                <text:p>8666.666666656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1928">
                <text:p>1928</text:p>
              </table:table-cell>
              <table:table-cell office:value-type="float" office:value="5787.07916598001">
                <text:p>5787.07916598001</text:p>
              </table:table-cell>
              <table:table-cell office:value-type="float" office:value="7773">
                <text:p>7773</text:p>
              </table:table-cell>
              <table:table-cell office:value-type="float" office:value="7999.99820608617">
                <text:p>7999.99820608617</text:p>
              </table:table-cell>
              <table:table-cell office:value-type="float" office:value="8613">
                <text:p>8613</text:p>
              </table:table-cell>
              <table:table-cell office:value-type="float" office:value="8666.66666665707">
                <text:p>8666.666666657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1926">
                <text:p>1926</text:p>
              </table:table-cell>
              <table:table-cell office:value-type="float" office:value="5790.13826802949">
                <text:p>5790.13826802949</text:p>
              </table:table-cell>
              <table:table-cell office:value-type="float" office:value="7773">
                <text:p>7773</text:p>
              </table:table-cell>
              <table:table-cell office:value-type="float" office:value="7999.99827642653">
                <text:p>7999.99827642653</text:p>
              </table:table-cell>
              <table:table-cell office:value-type="float" office:value="8634">
                <text:p>8634</text:p>
              </table:table-cell>
              <table:table-cell office:value-type="float" office:value="8666.66666665768">
                <text:p>8666.666666657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1921">
                <text:p>1921</text:p>
              </table:table-cell>
              <table:table-cell office:value-type="float" office:value="5793.15498990151">
                <text:p>5793.15498990151</text:p>
              </table:table-cell>
              <table:table-cell office:value-type="float" office:value="7772">
                <text:p>7772</text:p>
              </table:table-cell>
              <table:table-cell office:value-type="float" office:value="7999.99834400879">
                <text:p>7999.99834400879</text:p>
              </table:table-cell>
              <table:table-cell office:value-type="float" office:value="8627">
                <text:p>8627</text:p>
              </table:table-cell>
              <table:table-cell office:value-type="float" office:value="8666.66666665824">
                <text:p>8666.6666666582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1920">
                <text:p>1920</text:p>
              </table:table-cell>
              <table:table-cell office:value-type="float" office:value="5796.12987384876">
                <text:p>5796.12987384876</text:p>
              </table:table-cell>
              <table:table-cell office:value-type="float" office:value="7758">
                <text:p>7758</text:p>
              </table:table-cell>
              <table:table-cell office:value-type="float" office:value="7999.99840894113">
                <text:p>7999.99840894113</text:p>
              </table:table-cell>
              <table:table-cell office:value-type="float" office:value="8639">
                <text:p>8639</text:p>
              </table:table-cell>
              <table:table-cell office:value-type="float" office:value="8666.66666665877">
                <text:p>8666.666666658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1922">
                <text:p>1922</text:p>
              </table:table-cell>
              <table:table-cell office:value-type="float" office:value="5799.06345647071">
                <text:p>5799.06345647071</text:p>
              </table:table-cell>
              <table:table-cell office:value-type="float" office:value="7741">
                <text:p>7741</text:p>
              </table:table-cell>
              <table:table-cell office:value-type="float" office:value="7999.99847132742">
                <text:p>7999.99847132742</text:p>
              </table:table-cell>
              <table:table-cell office:value-type="float" office:value="8656">
                <text:p>8656</text:p>
              </table:table-cell>
              <table:table-cell office:value-type="float" office:value="8666.66666665927">
                <text:p>8666.666666659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1919">
                <text:p>1919</text:p>
              </table:table-cell>
              <table:table-cell office:value-type="float" office:value="5801.95626873457">
                <text:p>5801.95626873457</text:p>
              </table:table-cell>
              <table:table-cell office:value-type="float" office:value="7741">
                <text:p>7741</text:p>
              </table:table-cell>
              <table:table-cell office:value-type="float" office:value="7999.99853126752">
                <text:p>7999.99853126752</text:p>
              </table:table-cell>
              <table:table-cell office:value-type="float" office:value="8645">
                <text:p>8645</text:p>
              </table:table-cell>
              <table:table-cell office:value-type="float" office:value="8666.66666665974">
                <text:p>8666.666666659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1925">
                <text:p>1925</text:p>
              </table:table-cell>
              <table:table-cell office:value-type="float" office:value="5804.80883599757">
                <text:p>5804.80883599757</text:p>
              </table:table-cell>
              <table:table-cell office:value-type="float" office:value="7741">
                <text:p>7741</text:p>
              </table:table-cell>
              <table:table-cell office:value-type="float" office:value="7999.99858885734">
                <text:p>7999.99858885734</text:p>
              </table:table-cell>
              <table:table-cell office:value-type="float" office:value="8636">
                <text:p>8636</text:p>
              </table:table-cell>
              <table:table-cell office:value-type="float" office:value="8666.66666666017">
                <text:p>8666.666666660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1929">
                <text:p>1929</text:p>
              </table:table-cell>
              <table:table-cell office:value-type="float" office:value="5807.62167803029">
                <text:p>5807.62167803029</text:p>
              </table:table-cell>
              <table:table-cell office:value-type="float" office:value="7764">
                <text:p>7764</text:p>
              </table:table-cell>
              <table:table-cell office:value-type="float" office:value="7999.99864418902">
                <text:p>7999.99864418902</text:p>
              </table:table-cell>
              <table:table-cell office:value-type="float" office:value="8640">
                <text:p>8640</text:p>
              </table:table-cell>
              <table:table-cell office:value-type="float" office:value="8666.66666666058">
                <text:p>8666.6666666605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1945">
                <text:p>1945</text:p>
              </table:table-cell>
              <table:table-cell office:value-type="float" office:value="5810.39530904115">
                <text:p>5810.39530904115</text:p>
              </table:table-cell>
              <table:table-cell office:value-type="float" office:value="7766">
                <text:p>7766</text:p>
              </table:table-cell>
              <table:table-cell office:value-type="float" office:value="7999.99869735112">
                <text:p>7999.99869735112</text:p>
              </table:table-cell>
              <table:table-cell office:value-type="float" office:value="8625">
                <text:p>8625</text:p>
              </table:table-cell>
              <table:table-cell office:value-type="float" office:value="8666.66666666096">
                <text:p>8666.666666660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1957">
                <text:p>1957</text:p>
              </table:table-cell>
              <table:table-cell office:value-type="float" office:value="5813.13023770204">
                <text:p>5813.13023770204</text:p>
              </table:table-cell>
              <table:table-cell office:value-type="float" office:value="7768">
                <text:p>7768</text:p>
              </table:table-cell>
              <table:table-cell office:value-type="float" office:value="7999.99874842871">
                <text:p>7999.99874842871</text:p>
              </table:table-cell>
              <table:table-cell office:value-type="float" office:value="8641">
                <text:p>8641</text:p>
              </table:table-cell>
              <table:table-cell office:value-type="float" office:value="8666.66666666132">
                <text:p>8666.666666661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1963">
                <text:p>1963</text:p>
              </table:table-cell>
              <table:table-cell office:value-type="float" office:value="5815.82696717481">
                <text:p>5815.82696717481</text:p>
              </table:table-cell>
              <table:table-cell office:value-type="float" office:value="7780">
                <text:p>7780</text:p>
              </table:table-cell>
              <table:table-cell office:value-type="float" office:value="7999.99879750351">
                <text:p>7999.99879750351</text:p>
              </table:table-cell>
              <table:table-cell office:value-type="float" office:value="8653">
                <text:p>8653</text:p>
              </table:table-cell>
              <table:table-cell office:value-type="float" office:value="8666.66666666166">
                <text:p>8666.6666666616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1970">
                <text:p>1970</text:p>
              </table:table-cell>
              <table:table-cell office:value-type="float" office:value="5818.48599513893">
                <text:p>5818.48599513893</text:p>
              </table:table-cell>
              <table:table-cell office:value-type="float" office:value="7783">
                <text:p>7783</text:p>
              </table:table-cell>
              <table:table-cell office:value-type="float" office:value="7999.99884465407">
                <text:p>7999.99884465407</text:p>
              </table:table-cell>
              <table:table-cell office:value-type="float" office:value="8656">
                <text:p>8656</text:p>
              </table:table-cell>
              <table:table-cell office:value-type="float" office:value="8666.66666666198">
                <text:p>8666.666666661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1971">
                <text:p>1971</text:p>
              </table:table-cell>
              <table:table-cell office:value-type="float" office:value="5821.10781381994">
                <text:p>5821.10781381994</text:p>
              </table:table-cell>
              <table:table-cell office:value-type="float" office:value="7790">
                <text:p>7790</text:p>
              </table:table-cell>
              <table:table-cell office:value-type="float" office:value="7999.99888995582">
                <text:p>7999.99888995582</text:p>
              </table:table-cell>
              <table:table-cell office:value-type="float" office:value="8633">
                <text:p>8633</text:p>
              </table:table-cell>
              <table:table-cell office:value-type="float" office:value="8666.66666666227">
                <text:p>8666.666666662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1976">
                <text:p>1976</text:p>
              </table:table-cell>
              <table:table-cell office:value-type="float" office:value="5823.69291001886">
                <text:p>5823.69291001886</text:p>
              </table:table-cell>
              <table:table-cell office:value-type="float" office:value="7776">
                <text:p>7776</text:p>
              </table:table-cell>
              <table:table-cell office:value-type="float" office:value="7999.99893348127">
                <text:p>7999.99893348127</text:p>
              </table:table-cell>
              <table:table-cell office:value-type="float" office:value="8633">
                <text:p>8633</text:p>
              </table:table-cell>
              <table:table-cell office:value-type="float" office:value="8666.66666666255">
                <text:p>8666.666666662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1987">
                <text:p>1987</text:p>
              </table:table-cell>
              <table:table-cell office:value-type="float" office:value="5826.24176514243">
                <text:p>5826.24176514243</text:p>
              </table:table-cell>
              <table:table-cell office:value-type="float" office:value="7785">
                <text:p>7785</text:p>
              </table:table-cell>
              <table:table-cell office:value-type="float" office:value="7999.99897530006">
                <text:p>7999.99897530006</text:p>
              </table:table-cell>
              <table:table-cell office:value-type="float" office:value="8646">
                <text:p>8646</text:p>
              </table:table-cell>
              <table:table-cell office:value-type="float" office:value="8666.6666666628">
                <text:p>8666.66666666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1982">
                <text:p>1982</text:p>
              </table:table-cell>
              <table:table-cell office:value-type="float" office:value="5828.75485523414">
                <text:p>5828.75485523414</text:p>
              </table:table-cell>
              <table:table-cell office:value-type="float" office:value="7790">
                <text:p>7790</text:p>
              </table:table-cell>
              <table:table-cell office:value-type="float" office:value="7999.99901547912">
                <text:p>7999.99901547912</text:p>
              </table:table-cell>
              <table:table-cell office:value-type="float" office:value="8654">
                <text:p>8654</text:p>
              </table:table-cell>
              <table:table-cell office:value-type="float" office:value="8666.66666666305">
                <text:p>8666.666666663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1995">
                <text:p>1995</text:p>
              </table:table-cell>
              <table:table-cell office:value-type="float" office:value="5831.23265100606">
                <text:p>5831.23265100606</text:p>
              </table:table-cell>
              <table:table-cell office:value-type="float" office:value="7793">
                <text:p>7793</text:p>
              </table:table-cell>
              <table:table-cell office:value-type="float" office:value="7999.99905408273">
                <text:p>7999.99905408273</text:p>
              </table:table-cell>
              <table:table-cell office:value-type="float" office:value="8656">
                <text:p>8656</text:p>
              </table:table-cell>
              <table:table-cell office:value-type="float" office:value="8666.66666666328">
                <text:p>8666.666666663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1994">
                <text:p>1994</text:p>
              </table:table-cell>
              <table:table-cell office:value-type="float" office:value="5833.67561787141">
                <text:p>5833.67561787141</text:p>
              </table:table-cell>
              <table:table-cell office:value-type="float" office:value="7798">
                <text:p>7798</text:p>
              </table:table-cell>
              <table:table-cell office:value-type="float" office:value="7999.99909117267">
                <text:p>7999.99909117267</text:p>
              </table:table-cell>
              <table:table-cell office:value-type="float" office:value="8683">
                <text:p>8683</text:p>
              </table:table-cell>
              <table:table-cell office:value-type="float" office:value="8666.66666666349">
                <text:p>8666.6666666634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2010">
                <text:p>2010</text:p>
              </table:table-cell>
              <table:table-cell office:value-type="float" office:value="5836.08421597775">
                <text:p>5836.08421597775</text:p>
              </table:table-cell>
              <table:table-cell office:value-type="float" office:value="7811">
                <text:p>7811</text:p>
              </table:table-cell>
              <table:table-cell office:value-type="float" office:value="7999.9991268083">
                <text:p>7999.9991268083</text:p>
              </table:table-cell>
              <table:table-cell office:value-type="float" office:value="8696">
                <text:p>8696</text:p>
              </table:table-cell>
              <table:table-cell office:value-type="float" office:value="8666.66666666369">
                <text:p>8666.666666663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2010">
                <text:p>2010</text:p>
              </table:table-cell>
              <table:table-cell office:value-type="float" office:value="5838.4589002409">
                <text:p>5838.4589002409</text:p>
              </table:table-cell>
              <table:table-cell office:value-type="float" office:value="7803">
                <text:p>7803</text:p>
              </table:table-cell>
              <table:table-cell office:value-type="float" office:value="7999.99916104663">
                <text:p>7999.99916104663</text:p>
              </table:table-cell>
              <table:table-cell office:value-type="float" office:value="8693">
                <text:p>8693</text:p>
              </table:table-cell>
              <table:table-cell office:value-type="float" office:value="8666.66666666388">
                <text:p>8666.666666663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2021">
                <text:p>2021</text:p>
              </table:table-cell>
              <table:table-cell office:value-type="float" office:value="5840.80012037945">
                <text:p>5840.80012037945</text:p>
              </table:table-cell>
              <table:table-cell office:value-type="float" office:value="7810">
                <text:p>7810</text:p>
              </table:table-cell>
              <table:table-cell office:value-type="float" office:value="7999.99919394246">
                <text:p>7999.99919394246</text:p>
              </table:table-cell>
              <table:table-cell office:value-type="float" office:value="8690">
                <text:p>8690</text:p>
              </table:table-cell>
              <table:table-cell office:value-type="float" office:value="8666.66666666405">
                <text:p>8666.666666664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2037">
                <text:p>2037</text:p>
              </table:table-cell>
              <table:table-cell office:value-type="float" office:value="5843.10832094983">
                <text:p>5843.10832094983</text:p>
              </table:table-cell>
              <table:table-cell office:value-type="float" office:value="7829">
                <text:p>7829</text:p>
              </table:table-cell>
              <table:table-cell office:value-type="float" office:value="7999.99922554843">
                <text:p>7999.99922554843</text:p>
              </table:table-cell>
              <table:table-cell office:value-type="float" office:value="8679">
                <text:p>8679</text:p>
              </table:table-cell>
              <table:table-cell office:value-type="float" office:value="8666.66666666422">
                <text:p>8666.6666666642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2039">
                <text:p>2039</text:p>
              </table:table-cell>
              <table:table-cell office:value-type="float" office:value="5845.38394138201">
                <text:p>5845.38394138201</text:p>
              </table:table-cell>
              <table:table-cell office:value-type="float" office:value="7838">
                <text:p>7838</text:p>
              </table:table-cell>
              <table:table-cell office:value-type="float" office:value="7999.9992559151">
                <text:p>7999.9992559151</text:p>
              </table:table-cell>
              <table:table-cell office:value-type="float" office:value="8688">
                <text:p>8688</text:p>
              </table:table-cell>
              <table:table-cell office:value-type="float" office:value="8666.66666666437">
                <text:p>8666.6666666643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2051">
                <text:p>2051</text:p>
              </table:table-cell>
              <table:table-cell office:value-type="float" office:value="5847.62741601559">
                <text:p>5847.62741601559</text:p>
              </table:table-cell>
              <table:table-cell office:value-type="float" office:value="7834">
                <text:p>7834</text:p>
              </table:table-cell>
              <table:table-cell office:value-type="float" office:value="7999.99928509109">
                <text:p>7999.99928509109</text:p>
              </table:table-cell>
              <table:table-cell office:value-type="float" office:value="8699">
                <text:p>8699</text:p>
              </table:table-cell>
              <table:table-cell office:value-type="float" office:value="8666.66666666452">
                <text:p>8666.666666664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2057">
                <text:p>2057</text:p>
              </table:table-cell>
              <table:table-cell office:value-type="float" office:value="5849.83917413652">
                <text:p>5849.83917413652</text:p>
              </table:table-cell>
              <table:table-cell office:value-type="float" office:value="7844">
                <text:p>7844</text:p>
              </table:table-cell>
              <table:table-cell office:value-type="float" office:value="7999.99931312306">
                <text:p>7999.99931312306</text:p>
              </table:table-cell>
              <table:table-cell office:value-type="float" office:value="8708">
                <text:p>8708</text:p>
              </table:table-cell>
              <table:table-cell office:value-type="float" office:value="8666.66666666465">
                <text:p>8666.666666664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2058">
                <text:p>2058</text:p>
              </table:table-cell>
              <table:table-cell office:value-type="float" office:value="5852.01964001414">
                <text:p>5852.01964001414</text:p>
              </table:table-cell>
              <table:table-cell office:value-type="float" office:value="7842">
                <text:p>7842</text:p>
              </table:table-cell>
              <table:table-cell office:value-type="float" office:value="7999.99934005589">
                <text:p>7999.99934005589</text:p>
              </table:table-cell>
              <table:table-cell office:value-type="float" office:value="8706">
                <text:p>8706</text:p>
              </table:table-cell>
              <table:table-cell office:value-type="float" office:value="8666.66666666478">
                <text:p>8666.666666664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2061">
                <text:p>2061</text:p>
              </table:table-cell>
              <table:table-cell office:value-type="float" office:value="5854.16923293876">
                <text:p>5854.16923293876</text:p>
              </table:table-cell>
              <table:table-cell office:value-type="float" office:value="7836">
                <text:p>7836</text:p>
              </table:table-cell>
              <table:table-cell office:value-type="float" office:value="7999.99936593267">
                <text:p>7999.99936593267</text:p>
              </table:table-cell>
              <table:table-cell office:value-type="float" office:value="8685">
                <text:p>8685</text:p>
              </table:table-cell>
              <table:table-cell office:value-type="float" office:value="8666.6666666649">
                <text:p>8666.666666664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2069">
                <text:p>2069</text:p>
              </table:table-cell>
              <table:table-cell office:value-type="float" office:value="5856.28836725956">
                <text:p>5856.28836725956</text:p>
              </table:table-cell>
              <table:table-cell office:value-type="float" office:value="7854">
                <text:p>7854</text:p>
              </table:table-cell>
              <table:table-cell office:value-type="float" office:value="7999.9993907948">
                <text:p>7999.9993907948</text:p>
              </table:table-cell>
              <table:table-cell office:value-type="float" office:value="8672">
                <text:p>8672</text:p>
              </table:table-cell>
              <table:table-cell office:value-type="float" office:value="8666.66666666501">
                <text:p>8666.666666665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2069">
                <text:p>2069</text:p>
              </table:table-cell>
              <table:table-cell office:value-type="float" office:value="5858.37745242288">
                <text:p>5858.37745242288</text:p>
              </table:table-cell>
              <table:table-cell office:value-type="float" office:value="7836">
                <text:p>7836</text:p>
              </table:table-cell>
              <table:table-cell office:value-type="float" office:value="7999.99941468208">
                <text:p>7999.99941468208</text:p>
              </table:table-cell>
              <table:table-cell office:value-type="float" office:value="8694">
                <text:p>8694</text:p>
              </table:table-cell>
              <table:table-cell office:value-type="float" office:value="8666.66666666511">
                <text:p>8666.666666665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2079">
                <text:p>2079</text:p>
              </table:table-cell>
              <table:table-cell office:value-type="float" office:value="5860.43689301086">
                <text:p>5860.43689301086</text:p>
              </table:table-cell>
              <table:table-cell office:value-type="float" office:value="7820">
                <text:p>7820</text:p>
              </table:table-cell>
              <table:table-cell office:value-type="float" office:value="7999.99943763272">
                <text:p>7999.99943763272</text:p>
              </table:table-cell>
              <table:table-cell office:value-type="float" office:value="8695">
                <text:p>8695</text:p>
              </table:table-cell>
              <table:table-cell office:value-type="float" office:value="8666.66666666521">
                <text:p>8666.666666665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2080">
                <text:p>2080</text:p>
              </table:table-cell>
              <table:table-cell office:value-type="float" office:value="5862.46708878039">
                <text:p>5862.46708878039</text:p>
              </table:table-cell>
              <table:table-cell office:value-type="float" office:value="7803">
                <text:p>7803</text:p>
              </table:table-cell>
              <table:table-cell office:value-type="float" office:value="7999.99945968346">
                <text:p>7999.99945968346</text:p>
              </table:table-cell>
              <table:table-cell office:value-type="float" office:value="8684">
                <text:p>8684</text:p>
              </table:table-cell>
              <table:table-cell office:value-type="float" office:value="8666.6666666653">
                <text:p>8666.66666666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2084">
                <text:p>2084</text:p>
              </table:table-cell>
              <table:table-cell office:value-type="float" office:value="5864.46843470233">
                <text:p>5864.46843470233</text:p>
              </table:table-cell>
              <table:table-cell office:value-type="float" office:value="7808">
                <text:p>7808</text:p>
              </table:table-cell>
              <table:table-cell office:value-type="float" office:value="7999.99948086957">
                <text:p>7999.99948086957</text:p>
              </table:table-cell>
              <table:table-cell office:value-type="float" office:value="8679">
                <text:p>8679</text:p>
              </table:table-cell>
              <table:table-cell office:value-type="float" office:value="8666.66666666539">
                <text:p>8666.666666665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2094">
                <text:p>2094</text:p>
              </table:table-cell>
              <table:table-cell office:value-type="float" office:value="5866.44132100101">
                <text:p>5866.44132100101</text:p>
              </table:table-cell>
              <table:table-cell office:value-type="float" office:value="7826">
                <text:p>7826</text:p>
              </table:table-cell>
              <table:table-cell office:value-type="float" office:value="7999.99950122496">
                <text:p>7999.99950122496</text:p>
              </table:table-cell>
              <table:table-cell office:value-type="float" office:value="8685">
                <text:p>8685</text:p>
              </table:table-cell>
              <table:table-cell office:value-type="float" office:value="8666.66666666547">
                <text:p>8666.6666666654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2099">
                <text:p>2099</text:p>
              </table:table-cell>
              <table:table-cell office:value-type="float" office:value="5868.38613319399">
                <text:p>5868.38613319399</text:p>
              </table:table-cell>
              <table:table-cell office:value-type="float" office:value="7843">
                <text:p>7843</text:p>
              </table:table-cell>
              <table:table-cell office:value-type="float" office:value="7999.99952078221">
                <text:p>7999.99952078221</text:p>
              </table:table-cell>
              <table:table-cell office:value-type="float" office:value="8679">
                <text:p>8679</text:p>
              </table:table-cell>
              <table:table-cell office:value-type="float" office:value="8666.66666666554">
                <text:p>8666.666666665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2113">
                <text:p>2113</text:p>
              </table:table-cell>
              <table:table-cell office:value-type="float" office:value="5870.30325213195">
                <text:p>5870.30325213195</text:p>
              </table:table-cell>
              <table:table-cell office:value-type="float" office:value="7838">
                <text:p>7838</text:p>
              </table:table-cell>
              <table:table-cell office:value-type="float" office:value="7999.99953957261">
                <text:p>7999.99953957261</text:p>
              </table:table-cell>
              <table:table-cell office:value-type="float" office:value="8682">
                <text:p>8682</text:p>
              </table:table-cell>
              <table:table-cell office:value-type="float" office:value="8666.66666666561">
                <text:p>8666.6666666656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2112">
                <text:p>2112</text:p>
              </table:table-cell>
              <table:table-cell office:value-type="float" office:value="5872.1930540389">
                <text:p>5872.1930540389</text:p>
              </table:table-cell>
              <table:table-cell office:value-type="float" office:value="7837">
                <text:p>7837</text:p>
              </table:table-cell>
              <table:table-cell office:value-type="float" office:value="7999.99955762622">
                <text:p>7999.99955762622</text:p>
              </table:table-cell>
              <table:table-cell office:value-type="float" office:value="8687">
                <text:p>8687</text:p>
              </table:table-cell>
              <table:table-cell office:value-type="float" office:value="8666.66666666568">
                <text:p>8666.6666666656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2129">
                <text:p>2129</text:p>
              </table:table-cell>
              <table:table-cell office:value-type="float" office:value="5874.05591055245">
                <text:p>5874.05591055245</text:p>
              </table:table-cell>
              <table:table-cell office:value-type="float" office:value="7835">
                <text:p>7835</text:p>
              </table:table-cell>
              <table:table-cell office:value-type="float" office:value="7999.99957497195">
                <text:p>7999.99957497195</text:p>
              </table:table-cell>
              <table:table-cell office:value-type="float" office:value="8675">
                <text:p>8675</text:p>
              </table:table-cell>
              <table:table-cell office:value-type="float" office:value="8666.66666666574">
                <text:p>8666.666666665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2139">
                <text:p>2139</text:p>
              </table:table-cell>
              <table:table-cell office:value-type="float" office:value="5875.89218876429">
                <text:p>5875.89218876429</text:p>
              </table:table-cell>
              <table:table-cell office:value-type="float" office:value="7840">
                <text:p>7840</text:p>
              </table:table-cell>
              <table:table-cell office:value-type="float" office:value="7999.99959163753">
                <text:p>7999.99959163753</text:p>
              </table:table-cell>
              <table:table-cell office:value-type="float" office:value="8666">
                <text:p>8666</text:p>
              </table:table-cell>
              <table:table-cell office:value-type="float" office:value="8666.6666666658">
                <text:p>8666.666666665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2141">
                <text:p>2141</text:p>
              </table:table-cell>
              <table:table-cell office:value-type="float" office:value="5877.70225126077">
                <text:p>5877.70225126077</text:p>
              </table:table-cell>
              <table:table-cell office:value-type="float" office:value="7839">
                <text:p>7839</text:p>
              </table:table-cell>
              <table:table-cell office:value-type="float" office:value="7999.99960764965">
                <text:p>7999.99960764965</text:p>
              </table:table-cell>
              <table:table-cell office:value-type="float" office:value="8676">
                <text:p>8676</text:p>
              </table:table-cell>
              <table:table-cell office:value-type="float" office:value="8666.66666666585">
                <text:p>8666.666666665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2149">
                <text:p>2149</text:p>
              </table:table-cell>
              <table:table-cell office:value-type="float" office:value="5879.48645616361">
                <text:p>5879.48645616361</text:p>
              </table:table-cell>
              <table:table-cell office:value-type="float" office:value="7825">
                <text:p>7825</text:p>
              </table:table-cell>
              <table:table-cell office:value-type="float" office:value="7999.99962303393">
                <text:p>7999.99962303393</text:p>
              </table:table-cell>
              <table:table-cell office:value-type="float" office:value="8671">
                <text:p>8671</text:p>
              </table:table-cell>
              <table:table-cell office:value-type="float" office:value="8666.66666666591">
                <text:p>8666.666666665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2152">
                <text:p>2152</text:p>
              </table:table-cell>
              <table:table-cell office:value-type="float" office:value="5881.24515717069">
                <text:p>5881.24515717069</text:p>
              </table:table-cell>
              <table:table-cell office:value-type="float" office:value="7836">
                <text:p>7836</text:p>
              </table:table-cell>
              <table:table-cell office:value-type="float" office:value="7999.99963781498">
                <text:p>7999.99963781498</text:p>
              </table:table-cell>
              <table:table-cell office:value-type="float" office:value="8690">
                <text:p>8690</text:p>
              </table:table-cell>
              <table:table-cell office:value-type="float" office:value="8666.66666666596">
                <text:p>8666.666666665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2140">
                <text:p>2140</text:p>
              </table:table-cell>
              <table:table-cell office:value-type="float" office:value="5882.97870359691">
                <text:p>5882.97870359691</text:p>
              </table:table-cell>
              <table:table-cell office:value-type="float" office:value="7836">
                <text:p>7836</text:p>
              </table:table-cell>
              <table:table-cell office:value-type="float" office:value="7999.99965201646">
                <text:p>7999.99965201646</text:p>
              </table:table-cell>
              <table:table-cell office:value-type="float" office:value="8673">
                <text:p>8673</text:p>
              </table:table-cell>
              <table:table-cell office:value-type="float" office:value="8666.666666666">
                <text:p>8666.66666666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2152">
                <text:p>2152</text:p>
              </table:table-cell>
              <table:table-cell office:value-type="float" office:value="5884.68744041509">
                <text:p>5884.68744041509</text:p>
              </table:table-cell>
              <table:table-cell office:value-type="float" office:value="7845">
                <text:p>7845</text:p>
              </table:table-cell>
              <table:table-cell office:value-type="float" office:value="7999.99966566109">
                <text:p>7999.99966566109</text:p>
              </table:table-cell>
              <table:table-cell office:value-type="float" office:value="8661">
                <text:p>8661</text:p>
              </table:table-cell>
              <table:table-cell office:value-type="float" office:value="8666.66666666604">
                <text:p>8666.666666666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2149">
                <text:p>2149</text:p>
              </table:table-cell>
              <table:table-cell office:value-type="float" office:value="5886.37170829695">
                <text:p>5886.37170829695</text:p>
              </table:table-cell>
              <table:table-cell office:value-type="float" office:value="7849">
                <text:p>7849</text:p>
              </table:table-cell>
              <table:table-cell office:value-type="float" office:value="7999.9996787707">
                <text:p>7999.9996787707</text:p>
              </table:table-cell>
              <table:table-cell office:value-type="float" office:value="8660">
                <text:p>8660</text:p>
              </table:table-cell>
              <table:table-cell office:value-type="float" office:value="8666.66666666608">
                <text:p>8666.6666666660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2154">
                <text:p>2154</text:p>
              </table:table-cell>
              <table:table-cell office:value-type="float" office:value="5888.03184365407">
                <text:p>5888.03184365407</text:p>
              </table:table-cell>
              <table:table-cell office:value-type="float" office:value="7848">
                <text:p>7848</text:p>
              </table:table-cell>
              <table:table-cell office:value-type="float" office:value="7999.99969136628">
                <text:p>7999.99969136628</text:p>
              </table:table-cell>
              <table:table-cell office:value-type="float" office:value="8666">
                <text:p>8666</text:p>
              </table:table-cell>
              <table:table-cell office:value-type="float" office:value="8666.66666666612">
                <text:p>8666.666666666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2161">
                <text:p>2161</text:p>
              </table:table-cell>
              <table:table-cell office:value-type="float" office:value="5889.66817867885">
                <text:p>5889.66817867885</text:p>
              </table:table-cell>
              <table:table-cell office:value-type="float" office:value="7842">
                <text:p>7842</text:p>
              </table:table-cell>
              <table:table-cell office:value-type="float" office:value="7999.99970346798">
                <text:p>7999.99970346798</text:p>
              </table:table-cell>
              <table:table-cell office:value-type="float" office:value="8664">
                <text:p>8664</text:p>
              </table:table-cell>
              <table:table-cell office:value-type="float" office:value="8666.66666666615">
                <text:p>8666.666666666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2162">
                <text:p>2162</text:p>
              </table:table-cell>
              <table:table-cell office:value-type="float" office:value="5891.28104138552">
                <text:p>5891.28104138552</text:p>
              </table:table-cell>
              <table:table-cell office:value-type="float" office:value="7839">
                <text:p>7839</text:p>
              </table:table-cell>
              <table:table-cell office:value-type="float" office:value="7999.99971509517">
                <text:p>7999.99971509517</text:p>
              </table:table-cell>
              <table:table-cell office:value-type="float" office:value="8679">
                <text:p>8679</text:p>
              </table:table-cell>
              <table:table-cell office:value-type="float" office:value="8666.66666666618">
                <text:p>8666.666666666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2156">
                <text:p>2156</text:p>
              </table:table-cell>
              <table:table-cell office:value-type="float" office:value="5892.87075565101">
                <text:p>5892.87075565101</text:p>
              </table:table-cell>
              <table:table-cell office:value-type="float" office:value="7840">
                <text:p>7840</text:p>
              </table:table-cell>
              <table:table-cell office:value-type="float" office:value="7999.99972626645">
                <text:p>7999.99972626645</text:p>
              </table:table-cell>
              <table:table-cell office:value-type="float" office:value="8687">
                <text:p>8687</text:p>
              </table:table-cell>
              <table:table-cell office:value-type="float" office:value="8666.66666666622">
                <text:p>8666.666666666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2159">
                <text:p>2159</text:p>
              </table:table-cell>
              <table:table-cell office:value-type="float" office:value="5894.4376412559">
                <text:p>5894.4376412559</text:p>
              </table:table-cell>
              <table:table-cell office:value-type="float" office:value="7856">
                <text:p>7856</text:p>
              </table:table-cell>
              <table:table-cell office:value-type="float" office:value="7999.99973699969">
                <text:p>7999.99973699969</text:p>
              </table:table-cell>
              <table:table-cell office:value-type="float" office:value="8696">
                <text:p>8696</text:p>
              </table:table-cell>
              <table:table-cell office:value-type="float" office:value="8666.66666666624">
                <text:p>8666.666666666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2151">
                <text:p>2151</text:p>
              </table:table-cell>
              <table:table-cell office:value-type="float" office:value="5895.98201392526">
                <text:p>5895.98201392526</text:p>
              </table:table-cell>
              <table:table-cell office:value-type="float" office:value="7853">
                <text:p>7853</text:p>
              </table:table-cell>
              <table:table-cell office:value-type="float" office:value="7999.99974731208">
                <text:p>7999.99974731208</text:p>
              </table:table-cell>
              <table:table-cell office:value-type="float" office:value="8680">
                <text:p>8680</text:p>
              </table:table-cell>
              <table:table-cell office:value-type="float" office:value="8666.66666666627">
                <text:p>8666.666666666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2161">
                <text:p>2161</text:p>
              </table:table-cell>
              <table:table-cell office:value-type="float" office:value="5897.50418536939">
                <text:p>5897.50418536939</text:p>
              </table:table-cell>
              <table:table-cell office:value-type="float" office:value="7857">
                <text:p>7857</text:p>
              </table:table-cell>
              <table:table-cell office:value-type="float" office:value="7999.99975722012">
                <text:p>7999.99975722012</text:p>
              </table:table-cell>
              <table:table-cell office:value-type="float" office:value="8676">
                <text:p>8676</text:p>
              </table:table-cell>
              <table:table-cell office:value-type="float" office:value="8666.66666666629">
                <text:p>8666.666666666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2167">
                <text:p>2167</text:p>
              </table:table-cell>
              <table:table-cell office:value-type="float" office:value="5899.00446332457">
                <text:p>5899.00446332457</text:p>
              </table:table-cell>
              <table:table-cell office:value-type="float" office:value="7839">
                <text:p>7839</text:p>
              </table:table-cell>
              <table:table-cell office:value-type="float" office:value="7999.99976673965">
                <text:p>7999.99976673965</text:p>
              </table:table-cell>
              <table:table-cell office:value-type="float" office:value="8654">
                <text:p>8654</text:p>
              </table:table-cell>
              <table:table-cell office:value-type="float" office:value="8666.66666666632">
                <text:p>8666.666666666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2180">
                <text:p>2180</text:p>
              </table:table-cell>
              <table:table-cell office:value-type="float" office:value="5900.4831515936">
                <text:p>5900.4831515936</text:p>
              </table:table-cell>
              <table:table-cell office:value-type="float" office:value="7822">
                <text:p>7822</text:p>
              </table:table-cell>
              <table:table-cell office:value-type="float" office:value="7999.99977588592">
                <text:p>7999.99977588592</text:p>
              </table:table-cell>
              <table:table-cell office:value-type="float" office:value="8658">
                <text:p>8658</text:p>
              </table:table-cell>
              <table:table-cell office:value-type="float" office:value="8666.66666666634">
                <text:p>8666.666666666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2189">
                <text:p>2189</text:p>
              </table:table-cell>
              <table:table-cell office:value-type="float" office:value="5901.94055008635">
                <text:p>5901.94055008635</text:p>
              </table:table-cell>
              <table:table-cell office:value-type="float" office:value="7842">
                <text:p>7842</text:p>
              </table:table-cell>
              <table:table-cell office:value-type="float" office:value="7999.99978467356">
                <text:p>7999.99978467356</text:p>
              </table:table-cell>
              <table:table-cell office:value-type="float" office:value="8664">
                <text:p>8664</text:p>
              </table:table-cell>
              <table:table-cell office:value-type="float" office:value="8666.66666666636">
                <text:p>8666.666666666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2194">
                <text:p>2194</text:p>
              </table:table-cell>
              <table:table-cell office:value-type="float" office:value="5903.37695486012">
                <text:p>5903.37695486012</text:p>
              </table:table-cell>
              <table:table-cell office:value-type="float" office:value="7817">
                <text:p>7817</text:p>
              </table:table-cell>
              <table:table-cell office:value-type="float" office:value="7999.99979311663">
                <text:p>7999.99979311663</text:p>
              </table:table-cell>
              <table:table-cell office:value-type="float" office:value="8665">
                <text:p>8665</text:p>
              </table:table-cell>
              <table:table-cell office:value-type="float" office:value="8666.66666666638">
                <text:p>8666.6666666663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2210">
                <text:p>2210</text:p>
              </table:table-cell>
              <table:table-cell office:value-type="float" office:value="5904.79265815991">
                <text:p>5904.79265815991</text:p>
              </table:table-cell>
              <table:table-cell office:value-type="float" office:value="7811">
                <text:p>7811</text:p>
              </table:table-cell>
              <table:table-cell office:value-type="float" office:value="7999.99980122864">
                <text:p>7999.99980122864</text:p>
              </table:table-cell>
              <table:table-cell office:value-type="float" office:value="8662">
                <text:p>8662</text:p>
              </table:table-cell>
              <table:table-cell office:value-type="float" office:value="8666.6666666664">
                <text:p>8666.66666666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2208">
                <text:p>2208</text:p>
              </table:table-cell>
              <table:table-cell office:value-type="float" office:value="5906.18794845853">
                <text:p>5906.18794845853</text:p>
              </table:table-cell>
              <table:table-cell office:value-type="float" office:value="7810">
                <text:p>7810</text:p>
              </table:table-cell>
              <table:table-cell office:value-type="float" office:value="7999.99980902258">
                <text:p>7999.99980902258</text:p>
              </table:table-cell>
              <table:table-cell office:value-type="float" office:value="8687">
                <text:p>8687</text:p>
              </table:table-cell>
              <table:table-cell office:value-type="float" office:value="8666.66666666642">
                <text:p>8666.666666666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2210">
                <text:p>2210</text:p>
              </table:table-cell>
              <table:table-cell office:value-type="float" office:value="5907.56311049657">
                <text:p>5907.56311049657</text:p>
              </table:table-cell>
              <table:table-cell office:value-type="float" office:value="7814">
                <text:p>7814</text:p>
              </table:table-cell>
              <table:table-cell office:value-type="float" office:value="7999.99981651091">
                <text:p>7999.99981651091</text:p>
              </table:table-cell>
              <table:table-cell office:value-type="float" office:value="8683">
                <text:p>8683</text:p>
              </table:table-cell>
              <table:table-cell office:value-type="float" office:value="8666.66666666643">
                <text:p>8666.666666666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2211">
                <text:p>2211</text:p>
              </table:table-cell>
              <table:table-cell office:value-type="float" office:value="5908.91842532224">
                <text:p>5908.91842532224</text:p>
              </table:table-cell>
              <table:table-cell office:value-type="float" office:value="7821">
                <text:p>7821</text:p>
              </table:table-cell>
              <table:table-cell office:value-type="float" office:value="7999.99982370562">
                <text:p>7999.99982370562</text:p>
              </table:table-cell>
              <table:table-cell office:value-type="float" office:value="8698">
                <text:p>8698</text:p>
              </table:table-cell>
              <table:table-cell office:value-type="float" office:value="8666.66666666644">
                <text:p>8666.666666666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2206">
                <text:p>2206</text:p>
              </table:table-cell>
              <table:table-cell office:value-type="float" office:value="5910.254170331">
                <text:p>5910.254170331</text:p>
              </table:table-cell>
              <table:table-cell office:value-type="float" office:value="7829">
                <text:p>7829</text:p>
              </table:table-cell>
              <table:table-cell office:value-type="float" office:value="7999.99983061822">
                <text:p>7999.99983061822</text:p>
              </table:table-cell>
              <table:table-cell office:value-type="float" office:value="8701">
                <text:p>8701</text:p>
              </table:table-cell>
              <table:table-cell office:value-type="float" office:value="8666.66666666646">
                <text:p>8666.666666666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2214">
                <text:p>2214</text:p>
              </table:table-cell>
              <table:table-cell office:value-type="float" office:value="5911.57061930506">
                <text:p>5911.57061930506</text:p>
              </table:table-cell>
              <table:table-cell office:value-type="float" office:value="7841">
                <text:p>7841</text:p>
              </table:table-cell>
              <table:table-cell office:value-type="float" office:value="7999.99983725978">
                <text:p>7999.99983725978</text:p>
              </table:table-cell>
              <table:table-cell office:value-type="float" office:value="8696">
                <text:p>8696</text:p>
              </table:table-cell>
              <table:table-cell office:value-type="float" office:value="8666.66666666647">
                <text:p>8666.666666666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2219">
                <text:p>2219</text:p>
              </table:table-cell>
              <table:table-cell office:value-type="float" office:value="5912.86804245267">
                <text:p>5912.86804245267</text:p>
              </table:table-cell>
              <table:table-cell office:value-type="float" office:value="7853">
                <text:p>7853</text:p>
              </table:table-cell>
              <table:table-cell office:value-type="float" office:value="7999.99984364091">
                <text:p>7999.99984364091</text:p>
              </table:table-cell>
              <table:table-cell office:value-type="float" office:value="8686">
                <text:p>8686</text:p>
              </table:table-cell>
              <table:table-cell office:value-type="float" office:value="8666.66666666649">
                <text:p>8666.666666666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2230">
                <text:p>2230</text:p>
              </table:table-cell>
              <table:table-cell office:value-type="float" office:value="5914.14670644724">
                <text:p>5914.14670644724</text:p>
              </table:table-cell>
              <table:table-cell office:value-type="float" office:value="7871">
                <text:p>7871</text:p>
              </table:table-cell>
              <table:table-cell office:value-type="float" office:value="7999.99984977184">
                <text:p>7999.99984977184</text:p>
              </table:table-cell>
              <table:table-cell office:value-type="float" office:value="8685">
                <text:p>8685</text:p>
              </table:table-cell>
              <table:table-cell office:value-type="float" office:value="8666.6666666665">
                <text:p>8666.66666666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2227">
                <text:p>2227</text:p>
              </table:table-cell>
              <table:table-cell office:value-type="float" office:value="5915.40687446623">
                <text:p>5915.40687446623</text:p>
              </table:table-cell>
              <table:table-cell office:value-type="float" office:value="7869">
                <text:p>7869</text:p>
              </table:table-cell>
              <table:table-cell office:value-type="float" office:value="7999.99985566237">
                <text:p>7999.99985566237</text:p>
              </table:table-cell>
              <table:table-cell office:value-type="float" office:value="8662">
                <text:p>8662</text:p>
              </table:table-cell>
              <table:table-cell office:value-type="float" office:value="8666.66666666651">
                <text:p>8666.666666666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2248">
                <text:p>2248</text:p>
              </table:table-cell>
              <table:table-cell office:value-type="float" office:value="5916.64880622988">
                <text:p>5916.64880622988</text:p>
              </table:table-cell>
              <table:table-cell office:value-type="float" office:value="7878">
                <text:p>7878</text:p>
              </table:table-cell>
              <table:table-cell office:value-type="float" office:value="7999.99986132193">
                <text:p>7999.99986132193</text:p>
              </table:table-cell>
              <table:table-cell office:value-type="float" office:value="8685">
                <text:p>8685</text:p>
              </table:table-cell>
              <table:table-cell office:value-type="float" office:value="8666.66666666652">
                <text:p>8666.666666666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2257">
                <text:p>2257</text:p>
              </table:table-cell>
              <table:table-cell office:value-type="float" office:value="5917.8727580397">
                <text:p>5917.8727580397</text:p>
              </table:table-cell>
              <table:table-cell office:value-type="float" office:value="7862">
                <text:p>7862</text:p>
              </table:table-cell>
              <table:table-cell office:value-type="float" office:value="7999.99986675957">
                <text:p>7999.99986675957</text:p>
              </table:table-cell>
              <table:table-cell office:value-type="float" office:value="8695">
                <text:p>8695</text:p>
              </table:table-cell>
              <table:table-cell office:value-type="float" office:value="8666.66666666652">
                <text:p>8666.6666666665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2285">
                <text:p>2285</text:p>
              </table:table-cell>
              <table:table-cell office:value-type="float" office:value="5919.07898281675">
                <text:p>5919.07898281675</text:p>
              </table:table-cell>
              <table:table-cell office:value-type="float" office:value="7865">
                <text:p>7865</text:p>
              </table:table-cell>
              <table:table-cell office:value-type="float" office:value="7999.99987198401">
                <text:p>7999.99987198401</text:p>
              </table:table-cell>
              <table:table-cell office:value-type="float" office:value="8703">
                <text:p>8703</text:p>
              </table:table-cell>
              <table:table-cell office:value-type="float" office:value="8666.66666666653">
                <text:p>8666.6666666665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2294">
                <text:p>2294</text:p>
              </table:table-cell>
              <table:table-cell office:value-type="float" office:value="5920.2677301397">
                <text:p>5920.2677301397</text:p>
              </table:table-cell>
              <table:table-cell office:value-type="float" office:value="7856">
                <text:p>7856</text:p>
              </table:table-cell>
              <table:table-cell office:value-type="float" office:value="7999.99987700358">
                <text:p>7999.99987700358</text:p>
              </table:table-cell>
              <table:table-cell office:value-type="float" office:value="8700">
                <text:p>8700</text:p>
              </table:table-cell>
              <table:table-cell office:value-type="float" office:value="8666.66666666654">
                <text:p>8666.666666666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2291">
                <text:p>2291</text:p>
              </table:table-cell>
              <table:table-cell office:value-type="float" office:value="5921.43924628265">
                <text:p>5921.43924628265</text:p>
              </table:table-cell>
              <table:table-cell office:value-type="float" office:value="7865">
                <text:p>7865</text:p>
              </table:table-cell>
              <table:table-cell office:value-type="float" office:value="7999.99988182634">
                <text:p>7999.99988182634</text:p>
              </table:table-cell>
              <table:table-cell office:value-type="float" office:value="8704">
                <text:p>8704</text:p>
              </table:table-cell>
              <table:table-cell office:value-type="float" office:value="8666.66666666655">
                <text:p>8666.666666666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2294">
                <text:p>2294</text:p>
              </table:table-cell>
              <table:table-cell office:value-type="float" office:value="5922.59377425272">
                <text:p>5922.59377425272</text:p>
              </table:table-cell>
              <table:table-cell office:value-type="float" office:value="7860">
                <text:p>7860</text:p>
              </table:table-cell>
              <table:table-cell office:value-type="float" office:value="7999.99988646">
                <text:p>7999.99988646</text:p>
              </table:table-cell>
              <table:table-cell office:value-type="float" office:value="8698">
                <text:p>8698</text:p>
              </table:table-cell>
              <table:table-cell office:value-type="float" office:value="8666.66666666656">
                <text:p>8666.666666666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2307">
                <text:p>2307</text:p>
              </table:table-cell>
              <table:table-cell office:value-type="float" office:value="5923.73155382743">
                <text:p>5923.73155382743</text:p>
              </table:table-cell>
              <table:table-cell office:value-type="float" office:value="7872">
                <text:p>7872</text:p>
              </table:table-cell>
              <table:table-cell office:value-type="float" office:value="7999.99989091196">
                <text:p>7999.99989091196</text:p>
              </table:table-cell>
              <table:table-cell office:value-type="float" office:value="8706">
                <text:p>8706</text:p>
              </table:table-cell>
              <table:table-cell office:value-type="float" office:value="8666.66666666657">
                <text:p>8666.666666666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2306">
                <text:p>2306</text:p>
              </table:table-cell>
              <table:table-cell office:value-type="float" office:value="5924.85282159176">
                <text:p>5924.85282159176</text:p>
              </table:table-cell>
              <table:table-cell office:value-type="float" office:value="7882">
                <text:p>7882</text:p>
              </table:table-cell>
              <table:table-cell office:value-type="float" office:value="7999.99989518937">
                <text:p>7999.99989518937</text:p>
              </table:table-cell>
              <table:table-cell office:value-type="float" office:value="8699">
                <text:p>8699</text:p>
              </table:table-cell>
              <table:table-cell office:value-type="float" office:value="8666.66666666657">
                <text:p>8666.666666666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2316">
                <text:p>2316</text:p>
              </table:table-cell>
              <table:table-cell office:value-type="float" office:value="5925.95781097507">
                <text:p>5925.95781097507</text:p>
              </table:table-cell>
              <table:table-cell office:value-type="float" office:value="7900">
                <text:p>7900</text:p>
              </table:table-cell>
              <table:table-cell office:value-type="float" office:value="7999.99989929905">
                <text:p>7999.99989929905</text:p>
              </table:table-cell>
              <table:table-cell office:value-type="float" office:value="8718">
                <text:p>8718</text:p>
              </table:table-cell>
              <table:table-cell office:value-type="float" office:value="8666.66666666658">
                <text:p>8666.666666666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2314">
                <text:p>2314</text:p>
              </table:table-cell>
              <table:table-cell office:value-type="float" office:value="5927.04675228763">
                <text:p>5927.04675228763</text:p>
              </table:table-cell>
              <table:table-cell office:value-type="float" office:value="7876">
                <text:p>7876</text:p>
              </table:table-cell>
              <table:table-cell office:value-type="float" office:value="7999.99990324759">
                <text:p>7999.99990324759</text:p>
              </table:table-cell>
              <table:table-cell office:value-type="float" office:value="8728">
                <text:p>8728</text:p>
              </table:table-cell>
              <table:table-cell office:value-type="float" office:value="8666.66666666658">
                <text:p>8666.666666666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2318">
                <text:p>2318</text:p>
              </table:table-cell>
              <table:table-cell office:value-type="float" office:value="5928.11987275704">
                <text:p>5928.11987275704</text:p>
              </table:table-cell>
              <table:table-cell office:value-type="float" office:value="7864">
                <text:p>7864</text:p>
              </table:table-cell>
              <table:table-cell office:value-type="float" office:value="7999.99990704131">
                <text:p>7999.99990704131</text:p>
              </table:table-cell>
              <table:table-cell office:value-type="float" office:value="8727">
                <text:p>8727</text:p>
              </table:table-cell>
              <table:table-cell office:value-type="float" office:value="8666.66666666659">
                <text:p>8666.6666666665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2322">
                <text:p>2322</text:p>
              </table:table-cell>
              <table:table-cell office:value-type="float" office:value="5929.17739656427">
                <text:p>5929.17739656427</text:p>
              </table:table-cell>
              <table:table-cell office:value-type="float" office:value="7867">
                <text:p>7867</text:p>
              </table:table-cell>
              <table:table-cell office:value-type="float" office:value="7999.99991068627">
                <text:p>7999.99991068627</text:p>
              </table:table-cell>
              <table:table-cell office:value-type="float" office:value="8706">
                <text:p>8706</text:p>
              </table:table-cell>
              <table:table-cell office:value-type="float" office:value="8666.66666666659">
                <text:p>8666.666666666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2327">
                <text:p>2327</text:p>
              </table:table-cell>
              <table:table-cell office:value-type="float" office:value="5930.21954487948">
                <text:p>5930.21954487948</text:p>
              </table:table-cell>
              <table:table-cell office:value-type="float" office:value="7861">
                <text:p>7861</text:p>
              </table:table-cell>
              <table:table-cell office:value-type="float" office:value="7999.99991418831">
                <text:p>7999.99991418831</text:p>
              </table:table-cell>
              <table:table-cell office:value-type="float" office:value="8684">
                <text:p>8684</text:p>
              </table:table-cell>
              <table:table-cell office:value-type="float" office:value="8666.6666666666">
                <text:p>8666.66666666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2318">
                <text:p>2318</text:p>
              </table:table-cell>
              <table:table-cell office:value-type="float" office:value="5931.2465358976">
                <text:p>5931.2465358976</text:p>
              </table:table-cell>
              <table:table-cell office:value-type="float" office:value="7845">
                <text:p>7845</text:p>
              </table:table-cell>
              <table:table-cell office:value-type="float" office:value="7999.99991755304">
                <text:p>7999.99991755304</text:p>
              </table:table-cell>
              <table:table-cell office:value-type="float" office:value="8670">
                <text:p>8670</text:p>
              </table:table-cell>
              <table:table-cell office:value-type="float" office:value="8666.6666666666">
                <text:p>8666.666666666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2318">
                <text:p>2318</text:p>
              </table:table-cell>
              <table:table-cell office:value-type="float" office:value="5932.25858487359">
                <text:p>5932.25858487359</text:p>
              </table:table-cell>
              <table:table-cell office:value-type="float" office:value="7839">
                <text:p>7839</text:p>
              </table:table-cell>
              <table:table-cell office:value-type="float" office:value="7999.99992078583">
                <text:p>7999.99992078583</text:p>
              </table:table-cell>
              <table:table-cell office:value-type="float" office:value="8673">
                <text:p>8673</text:p>
              </table:table-cell>
              <table:table-cell office:value-type="float" office:value="8666.6666666666">
                <text:p>8666.666666666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2314">
                <text:p>2314</text:p>
              </table:table-cell>
              <table:table-cell office:value-type="float" office:value="5933.25590415743">
                <text:p>5933.25590415743</text:p>
              </table:table-cell>
              <table:table-cell office:value-type="float" office:value="7849">
                <text:p>7849</text:p>
              </table:table-cell>
              <table:table-cell office:value-type="float" office:value="7999.99992389186">
                <text:p>7999.99992389186</text:p>
              </table:table-cell>
              <table:table-cell office:value-type="float" office:value="8688">
                <text:p>8688</text:p>
              </table:table-cell>
              <table:table-cell office:value-type="float" office:value="8666.66666666661">
                <text:p>8666.666666666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2318">
                <text:p>2318</text:p>
              </table:table-cell>
              <table:table-cell office:value-type="float" office:value="5934.23870322889">
                <text:p>5934.23870322889</text:p>
              </table:table-cell>
              <table:table-cell office:value-type="float" office:value="7840">
                <text:p>7840</text:p>
              </table:table-cell>
              <table:table-cell office:value-type="float" office:value="7999.9999268761">
                <text:p>7999.9999268761</text:p>
              </table:table-cell>
              <table:table-cell office:value-type="float" office:value="8670">
                <text:p>8670</text:p>
              </table:table-cell>
              <table:table-cell office:value-type="float" office:value="8666.66666666661">
                <text:p>8666.666666666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2313">
                <text:p>2313</text:p>
              </table:table-cell>
              <table:table-cell office:value-type="float" office:value="5935.20718873192">
                <text:p>5935.20718873192</text:p>
              </table:table-cell>
              <table:table-cell office:value-type="float" office:value="7860">
                <text:p>7860</text:p>
              </table:table-cell>
              <table:table-cell office:value-type="float" office:value="7999.99992974333">
                <text:p>7999.99992974333</text:p>
              </table:table-cell>
              <table:table-cell office:value-type="float" office:value="8655">
                <text:p>8655</text:p>
              </table:table-cell>
              <table:table-cell office:value-type="float" office:value="8666.66666666662">
                <text:p>8666.666666666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2318">
                <text:p>2318</text:p>
              </table:table-cell>
              <table:table-cell office:value-type="float" office:value="5936.16156450888">
                <text:p>5936.16156450888</text:p>
              </table:table-cell>
              <table:table-cell office:value-type="float" office:value="7854">
                <text:p>7854</text:p>
              </table:table-cell>
              <table:table-cell office:value-type="float" office:value="7999.99993249813">
                <text:p>7999.99993249813</text:p>
              </table:table-cell>
              <table:table-cell office:value-type="float" office:value="8654">
                <text:p>8654</text:p>
              </table:table-cell>
              <table:table-cell office:value-type="float" office:value="8666.66666666662">
                <text:p>8666.666666666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2333">
                <text:p>2333</text:p>
              </table:table-cell>
              <table:table-cell office:value-type="float" office:value="5937.10203163437">
                <text:p>5937.10203163437</text:p>
              </table:table-cell>
              <table:table-cell office:value-type="float" office:value="7874">
                <text:p>7874</text:p>
              </table:table-cell>
              <table:table-cell office:value-type="float" office:value="7999.99993514492">
                <text:p>7999.99993514492</text:p>
              </table:table-cell>
              <table:table-cell office:value-type="float" office:value="8652">
                <text:p>8652</text:p>
              </table:table-cell>
              <table:table-cell office:value-type="float" office:value="8666.66666666662">
                <text:p>8666.6666666666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2341">
                <text:p>2341</text:p>
              </table:table-cell>
              <table:table-cell office:value-type="float" office:value="5938.02878844886">
                <text:p>5938.02878844886</text:p>
              </table:table-cell>
              <table:table-cell office:value-type="float" office:value="7876">
                <text:p>7876</text:p>
              </table:table-cell>
              <table:table-cell office:value-type="float" office:value="7999.99993768792">
                <text:p>7999.99993768792</text:p>
              </table:table-cell>
              <table:table-cell office:value-type="float" office:value="8662">
                <text:p>8662</text:p>
              </table:table-cell>
              <table:table-cell office:value-type="float" office:value="8666.66666666663">
                <text:p>8666.666666666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2359">
                <text:p>2359</text:p>
              </table:table-cell>
              <table:table-cell office:value-type="float" office:value="5938.94203059198">
                <text:p>5938.94203059198</text:p>
              </table:table-cell>
              <table:table-cell office:value-type="float" office:value="7872">
                <text:p>7872</text:p>
              </table:table-cell>
              <table:table-cell office:value-type="float" office:value="7999.99994013122">
                <text:p>7999.99994013122</text:p>
              </table:table-cell>
              <table:table-cell office:value-type="float" office:value="8676">
                <text:p>8676</text:p>
              </table:table-cell>
              <table:table-cell office:value-type="float" office:value="8666.66666666663">
                <text:p>8666.666666666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2356">
                <text:p>2356</text:p>
              </table:table-cell>
              <table:table-cell office:value-type="float" office:value="5939.84195103555">
                <text:p>5939.84195103555</text:p>
              </table:table-cell>
              <table:table-cell office:value-type="float" office:value="7903">
                <text:p>7903</text:p>
              </table:table-cell>
              <table:table-cell office:value-type="float" office:value="7999.99994247871">
                <text:p>7999.99994247871</text:p>
              </table:table-cell>
              <table:table-cell office:value-type="float" office:value="8663">
                <text:p>8663</text:p>
              </table:table-cell>
              <table:table-cell office:value-type="float" office:value="8666.66666666663">
                <text:p>8666.666666666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2375">
                <text:p>2375</text:p>
              </table:table-cell>
              <table:table-cell office:value-type="float" office:value="5940.72874011629">
                <text:p>5940.72874011629</text:p>
              </table:table-cell>
              <table:table-cell office:value-type="float" office:value="7907">
                <text:p>7907</text:p>
              </table:table-cell>
              <table:table-cell office:value-type="float" office:value="7999.99994473415">
                <text:p>7999.99994473415</text:p>
              </table:table-cell>
              <table:table-cell office:value-type="float" office:value="8670">
                <text:p>8670</text:p>
              </table:table-cell>
              <table:table-cell office:value-type="float" office:value="8666.66666666663">
                <text:p>8666.666666666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2389">
                <text:p>2389</text:p>
              </table:table-cell>
              <table:table-cell office:value-type="float" office:value="5941.6025855683">
                <text:p>5941.6025855683</text:p>
              </table:table-cell>
              <table:table-cell office:value-type="float" office:value="7907">
                <text:p>7907</text:p>
              </table:table-cell>
              <table:table-cell office:value-type="float" office:value="7999.99994690115">
                <text:p>7999.99994690115</text:p>
              </table:table-cell>
              <table:table-cell office:value-type="float" office:value="8658">
                <text:p>8658</text:p>
              </table:table-cell>
              <table:table-cell office:value-type="float" office:value="8666.66666666664">
                <text:p>8666.666666666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2392">
                <text:p>2392</text:p>
              </table:table-cell>
              <table:table-cell office:value-type="float" office:value="5942.46367255515">
                <text:p>5942.46367255515</text:p>
              </table:table-cell>
              <table:table-cell office:value-type="float" office:value="7896">
                <text:p>7896</text:p>
              </table:table-cell>
              <table:table-cell office:value-type="float" office:value="7999.99994898319">
                <text:p>7999.99994898319</text:p>
              </table:table-cell>
              <table:table-cell office:value-type="float" office:value="8641">
                <text:p>8641</text:p>
              </table:table-cell>
              <table:table-cell office:value-type="float" office:value="8666.66666666664">
                <text:p>8666.6666666666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2400">
                <text:p>2400</text:p>
              </table:table-cell>
              <table:table-cell office:value-type="float" office:value="5943.3121837018">
                <text:p>5943.3121837018</text:p>
              </table:table-cell>
              <table:table-cell office:value-type="float" office:value="7913">
                <text:p>7913</text:p>
              </table:table-cell>
              <table:table-cell office:value-type="float" office:value="7999.99995098359">
                <text:p>7999.99995098359</text:p>
              </table:table-cell>
              <table:table-cell office:value-type="float" office:value="8640">
                <text:p>8640</text:p>
              </table:table-cell>
              <table:table-cell office:value-type="float" office:value="8666.66666666664">
                <text:p>8666.666666666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2397">
                <text:p>2397</text:p>
              </table:table-cell>
              <table:table-cell office:value-type="float" office:value="5944.14829912609">
                <text:p>5944.14829912609</text:p>
              </table:table-cell>
              <table:table-cell office:value-type="float" office:value="7926">
                <text:p>7926</text:p>
              </table:table-cell>
              <table:table-cell office:value-type="float" office:value="7999.99995290555">
                <text:p>7999.99995290555</text:p>
              </table:table-cell>
              <table:table-cell office:value-type="float" office:value="8620">
                <text:p>8620</text:p>
              </table:table-cell>
              <table:table-cell office:value-type="float" office:value="8666.66666666664">
                <text:p>8666.666666666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2406">
                <text:p>2406</text:p>
              </table:table-cell>
              <table:table-cell office:value-type="float" office:value="5944.97219647004">
                <text:p>5944.97219647004</text:p>
              </table:table-cell>
              <table:table-cell office:value-type="float" office:value="7917">
                <text:p>7917</text:p>
              </table:table-cell>
              <table:table-cell office:value-type="float" office:value="7999.99995475215">
                <text:p>7999.99995475215</text:p>
              </table:table-cell>
              <table:table-cell office:value-type="float" office:value="8607">
                <text:p>8607</text:p>
              </table:table-cell>
              <table:table-cell office:value-type="float" office:value="8666.66666666664">
                <text:p>8666.666666666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2412">
                <text:p>2412</text:p>
              </table:table-cell>
              <table:table-cell office:value-type="float" office:value="5945.78405093084">
                <text:p>5945.78405093084</text:p>
              </table:table-cell>
              <table:table-cell office:value-type="float" office:value="7928">
                <text:p>7928</text:p>
              </table:table-cell>
              <table:table-cell office:value-type="float" office:value="7999.99995652634">
                <text:p>7999.99995652634</text:p>
              </table:table-cell>
              <table:table-cell office:value-type="float" office:value="8618">
                <text:p>8618</text:p>
              </table:table-cell>
              <table:table-cell office:value-type="float" office:value="8666.66666666665">
                <text:p>8666.666666666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2414">
                <text:p>2414</text:p>
              </table:table-cell>
              <table:table-cell office:value-type="float" office:value="5946.58403529147">
                <text:p>5946.58403529147</text:p>
              </table:table-cell>
              <table:table-cell office:value-type="float" office:value="7918">
                <text:p>7918</text:p>
              </table:table-cell>
              <table:table-cell office:value-type="float" office:value="7999.99995823097">
                <text:p>7999.99995823097</text:p>
              </table:table-cell>
              <table:table-cell office:value-type="float" office:value="8601">
                <text:p>8601</text:p>
              </table:table-cell>
              <table:table-cell office:value-type="float" office:value="8666.66666666665">
                <text:p>8666.6666666666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2428">
                <text:p>2428</text:p>
              </table:table-cell>
              <table:table-cell office:value-type="float" office:value="5947.37231995111">
                <text:p>5947.37231995111</text:p>
              </table:table-cell>
              <table:table-cell office:value-type="float" office:value="7916">
                <text:p>7916</text:p>
              </table:table-cell>
              <table:table-cell office:value-type="float" office:value="7999.99995986875">
                <text:p>7999.99995986875</text:p>
              </table:table-cell>
              <table:table-cell office:value-type="float" office:value="8597">
                <text:p>8597</text:p>
              </table:table-cell>
              <table:table-cell office:value-type="float" office:value="8666.66666666665">
                <text:p>8666.6666666666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2432">
                <text:p>2432</text:p>
              </table:table-cell>
              <table:table-cell office:value-type="float" office:value="5948.14907295525">
                <text:p>5948.14907295525</text:p>
              </table:table-cell>
              <table:table-cell office:value-type="float" office:value="7905">
                <text:p>7905</text:p>
              </table:table-cell>
              <table:table-cell office:value-type="float" office:value="7999.99996144232">
                <text:p>7999.99996144232</text:p>
              </table:table-cell>
              <table:table-cell office:value-type="float" office:value="8600">
                <text:p>8600</text:p>
              </table:table-cell>
              <table:table-cell office:value-type="float" office:value="8666.66666666665">
                <text:p>8666.6666666666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2440">
                <text:p>2440</text:p>
              </table:table-cell>
              <table:table-cell office:value-type="float" office:value="5948.91446002543">
                <text:p>5948.91446002543</text:p>
              </table:table-cell>
              <table:table-cell office:value-type="float" office:value="7891">
                <text:p>7891</text:p>
              </table:table-cell>
              <table:table-cell office:value-type="float" office:value="7999.99996295419">
                <text:p>7999.99996295419</text:p>
              </table:table-cell>
              <table:table-cell office:value-type="float" office:value="8612">
                <text:p>8612</text:p>
              </table:table-cell>
              <table:table-cell office:value-type="float" office:value="8666.66666666665">
                <text:p>8666.6666666666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2448">
                <text:p>2448</text:p>
              </table:table-cell>
              <table:table-cell office:value-type="float" office:value="5949.66864458875">
                <text:p>5949.66864458875</text:p>
              </table:table-cell>
              <table:table-cell office:value-type="float" office:value="7898">
                <text:p>7898</text:p>
              </table:table-cell>
              <table:table-cell office:value-type="float" office:value="7999.99996440678">
                <text:p>7999.99996440678</text:p>
              </table:table-cell>
              <table:table-cell office:value-type="float" office:value="8604">
                <text:p>8604</text:p>
              </table:table-cell>
              <table:table-cell office:value-type="float" office:value="8666.66666666665">
                <text:p>8666.666666666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2449">
                <text:p>2449</text:p>
              </table:table-cell>
              <table:table-cell office:value-type="float" office:value="5950.41178780706">
                <text:p>5950.41178780706</text:p>
              </table:table-cell>
              <table:table-cell office:value-type="float" office:value="7911">
                <text:p>7911</text:p>
              </table:table-cell>
              <table:table-cell office:value-type="float" office:value="7999.99996580241">
                <text:p>7999.99996580241</text:p>
              </table:table-cell>
              <table:table-cell office:value-type="float" office:value="8618">
                <text:p>8618</text:p>
              </table:table-cell>
              <table:table-cell office:value-type="float" office:value="8666.66666666665">
                <text:p>8666.666666666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2449">
                <text:p>2449</text:p>
              </table:table-cell>
              <table:table-cell office:value-type="float" office:value="5951.14404860591">
                <text:p>5951.14404860591</text:p>
              </table:table-cell>
              <table:table-cell office:value-type="float" office:value="7924">
                <text:p>7924</text:p>
              </table:table-cell>
              <table:table-cell office:value-type="float" office:value="7999.99996714332">
                <text:p>7999.99996714332</text:p>
              </table:table-cell>
              <table:table-cell office:value-type="float" office:value="8632">
                <text:p>8632</text:p>
              </table:table-cell>
              <table:table-cell office:value-type="float" office:value="8666.66666666665">
                <text:p>8666.666666666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2468">
                <text:p>2468</text:p>
              </table:table-cell>
              <table:table-cell office:value-type="float" office:value="5951.86558370311">
                <text:p>5951.86558370311</text:p>
              </table:table-cell>
              <table:table-cell office:value-type="float" office:value="7949">
                <text:p>7949</text:p>
              </table:table-cell>
              <table:table-cell office:value-type="float" office:value="7999.99996843164">
                <text:p>7999.99996843164</text:p>
              </table:table-cell>
              <table:table-cell office:value-type="float" office:value="8654">
                <text:p>8654</text:p>
              </table:table-cell>
              <table:table-cell office:value-type="float" office:value="8666.66666666665">
                <text:p>8666.666666666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2475">
                <text:p>2475</text:p>
              </table:table-cell>
              <table:table-cell office:value-type="float" office:value="5952.57654763704">
                <text:p>5952.57654763704</text:p>
              </table:table-cell>
              <table:table-cell office:value-type="float" office:value="7943">
                <text:p>7943</text:p>
              </table:table-cell>
              <table:table-cell office:value-type="float" office:value="7999.99996966946">
                <text:p>7999.99996966946</text:p>
              </table:table-cell>
              <table:table-cell office:value-type="float" office:value="8651">
                <text:p>8651</text:p>
              </table:table-cell>
              <table:table-cell office:value-type="float" office:value="8666.66666666665">
                <text:p>8666.6666666666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2466">
                <text:p>2466</text:p>
              </table:table-cell>
              <table:table-cell office:value-type="float" office:value="5953.27709279472">
                <text:p>5953.27709279472</text:p>
              </table:table-cell>
              <table:table-cell office:value-type="float" office:value="7938">
                <text:p>7938</text:p>
              </table:table-cell>
              <table:table-cell office:value-type="float" office:value="7999.99997085873">
                <text:p>7999.99997085873</text:p>
              </table:table-cell>
              <table:table-cell office:value-type="float" office:value="8645">
                <text:p>8645</text:p>
              </table:table-cell>
              <table:table-cell office:value-type="float" office:value="8666.66666666665">
                <text:p>8666.6666666666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2482">
                <text:p>2482</text:p>
              </table:table-cell>
              <table:table-cell office:value-type="float" office:value="5953.96736943951">
                <text:p>5953.96736943951</text:p>
              </table:table-cell>
              <table:table-cell office:value-type="float" office:value="7932">
                <text:p>7932</text:p>
              </table:table-cell>
              <table:table-cell office:value-type="float" office:value="7999.99997200138">
                <text:p>7999.99997200138</text:p>
              </table:table-cell>
              <table:table-cell office:value-type="float" office:value="8620">
                <text:p>8620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2482">
                <text:p>2482</text:p>
              </table:table-cell>
              <table:table-cell office:value-type="float" office:value="5954.64752573856">
                <text:p>5954.64752573856</text:p>
              </table:table-cell>
              <table:table-cell office:value-type="float" office:value="7941">
                <text:p>7941</text:p>
              </table:table-cell>
              <table:table-cell office:value-type="float" office:value="7999.99997309922">
                <text:p>7999.99997309922</text:p>
              </table:table-cell>
              <table:table-cell office:value-type="float" office:value="8597">
                <text:p>8597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2490">
                <text:p>2490</text:p>
              </table:table-cell>
              <table:table-cell office:value-type="float" office:value="5955.31770778996">
                <text:p>5955.31770778996</text:p>
              </table:table-cell>
              <table:table-cell office:value-type="float" office:value="7945">
                <text:p>7945</text:p>
              </table:table-cell>
              <table:table-cell office:value-type="float" office:value="7999.99997415402">
                <text:p>7999.99997415402</text:p>
              </table:table-cell>
              <table:table-cell office:value-type="float" office:value="8600">
                <text:p>8600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2485">
                <text:p>2485</text:p>
              </table:table-cell>
              <table:table-cell office:value-type="float" office:value="5955.9780596496">
                <text:p>5955.9780596496</text:p>
              </table:table-cell>
              <table:table-cell office:value-type="float" office:value="7969">
                <text:p>7969</text:p>
              </table:table-cell>
              <table:table-cell office:value-type="float" office:value="7999.99997516745">
                <text:p>7999.99997516745</text:p>
              </table:table-cell>
              <table:table-cell office:value-type="float" office:value="8619">
                <text:p>8619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2496">
                <text:p>2496</text:p>
              </table:table-cell>
              <table:table-cell office:value-type="float" office:value="5956.62872335777">
                <text:p>5956.62872335777</text:p>
              </table:table-cell>
              <table:table-cell office:value-type="float" office:value="7969">
                <text:p>7969</text:p>
              </table:table-cell>
              <table:table-cell office:value-type="float" office:value="7999.99997614115">
                <text:p>7999.99997614115</text:p>
              </table:table-cell>
              <table:table-cell office:value-type="float" office:value="8628">
                <text:p>8628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2501">
                <text:p>2501</text:p>
              </table:table-cell>
              <table:table-cell office:value-type="float" office:value="5957.26983896538">
                <text:p>5957.26983896538</text:p>
              </table:table-cell>
              <table:table-cell office:value-type="float" office:value="7987">
                <text:p>7987</text:p>
              </table:table-cell>
              <table:table-cell office:value-type="float" office:value="7999.99997707667">
                <text:p>7999.99997707667</text:p>
              </table:table-cell>
              <table:table-cell office:value-type="float" office:value="8645">
                <text:p>8645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2518">
                <text:p>2518</text:p>
              </table:table-cell>
              <table:table-cell office:value-type="float" office:value="5957.90154456006">
                <text:p>5957.90154456006</text:p>
              </table:table-cell>
              <table:table-cell office:value-type="float" office:value="8000">
                <text:p>8000</text:p>
              </table:table-cell>
              <table:table-cell office:value-type="float" office:value="7999.99997797551">
                <text:p>7999.99997797551</text:p>
              </table:table-cell>
              <table:table-cell office:value-type="float" office:value="8661">
                <text:p>8661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2512">
                <text:p>2512</text:p>
              </table:table-cell>
              <table:table-cell office:value-type="float" office:value="5958.52397629178">
                <text:p>5958.52397629178</text:p>
              </table:table-cell>
              <table:table-cell office:value-type="float" office:value="8004">
                <text:p>8004</text:p>
              </table:table-cell>
              <table:table-cell office:value-type="float" office:value="7999.9999788391">
                <text:p>7999.9999788391</text:p>
              </table:table-cell>
              <table:table-cell office:value-type="float" office:value="8666">
                <text:p>8666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2527">
                <text:p>2527</text:p>
              </table:table-cell>
              <table:table-cell office:value-type="float" office:value="5959.13726839835">
                <text:p>5959.13726839835</text:p>
              </table:table-cell>
              <table:table-cell office:value-type="float" office:value="7994">
                <text:p>7994</text:p>
              </table:table-cell>
              <table:table-cell office:value-type="float" office:value="7999.99997966883">
                <text:p>7999.99997966883</text:p>
              </table:table-cell>
              <table:table-cell office:value-type="float" office:value="8647">
                <text:p>8647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2534">
                <text:p>2534</text:p>
              </table:table-cell>
              <table:table-cell office:value-type="float" office:value="5959.74155323058">
                <text:p>5959.74155323058</text:p>
              </table:table-cell>
              <table:table-cell office:value-type="float" office:value="8007">
                <text:p>8007</text:p>
              </table:table-cell>
              <table:table-cell office:value-type="float" office:value="7999.99998046603">
                <text:p>7999.99998046603</text:p>
              </table:table-cell>
              <table:table-cell office:value-type="float" office:value="8637">
                <text:p>8637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2542">
                <text:p>2542</text:p>
              </table:table-cell>
              <table:table-cell office:value-type="float" office:value="5960.33696127708">
                <text:p>5960.33696127708</text:p>
              </table:table-cell>
              <table:table-cell office:value-type="float" office:value="7995">
                <text:p>7995</text:p>
              </table:table-cell>
              <table:table-cell office:value-type="float" office:value="7999.99998123196">
                <text:p>7999.99998123196</text:p>
              </table:table-cell>
              <table:table-cell office:value-type="float" office:value="8649">
                <text:p>8649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2554">
                <text:p>2554</text:p>
              </table:table-cell>
              <table:table-cell office:value-type="float" office:value="5960.92362118894">
                <text:p>5960.92362118894</text:p>
              </table:table-cell>
              <table:table-cell office:value-type="float" office:value="7991">
                <text:p>7991</text:p>
              </table:table-cell>
              <table:table-cell office:value-type="float" office:value="7999.99998196787">
                <text:p>7999.99998196787</text:p>
              </table:table-cell>
              <table:table-cell office:value-type="float" office:value="8659">
                <text:p>8659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2562">
                <text:p>2562</text:p>
              </table:table-cell>
              <table:table-cell office:value-type="float" office:value="5961.50165980399">
                <text:p>5961.50165980399</text:p>
              </table:table-cell>
              <table:table-cell office:value-type="float" office:value="8002">
                <text:p>8002</text:p>
              </table:table-cell>
              <table:table-cell office:value-type="float" office:value="7999.99998267492">
                <text:p>7999.99998267492</text:p>
              </table:table-cell>
              <table:table-cell office:value-type="float" office:value="8653">
                <text:p>8653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2560">
                <text:p>2560</text:p>
              </table:table-cell>
              <table:table-cell office:value-type="float" office:value="5962.0712021709">
                <text:p>5962.0712021709</text:p>
              </table:table-cell>
              <table:table-cell office:value-type="float" office:value="8013">
                <text:p>8013</text:p>
              </table:table-cell>
              <table:table-cell office:value-type="float" office:value="7999.99998335424">
                <text:p>7999.99998335424</text:p>
              </table:table-cell>
              <table:table-cell office:value-type="float" office:value="8663">
                <text:p>8663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2565">
                <text:p>2565</text:p>
              </table:table-cell>
              <table:table-cell office:value-type="float" office:value="5962.63237157287">
                <text:p>5962.63237157287</text:p>
              </table:table-cell>
              <table:table-cell office:value-type="float" office:value="7999">
                <text:p>7999</text:p>
              </table:table-cell>
              <table:table-cell office:value-type="float" office:value="7999.99998400694">
                <text:p>7999.99998400694</text:p>
              </table:table-cell>
              <table:table-cell office:value-type="float" office:value="8659">
                <text:p>8659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2574">
                <text:p>2574</text:p>
              </table:table-cell>
              <table:table-cell office:value-type="float" office:value="5963.18528955121">
                <text:p>5963.18528955121</text:p>
              </table:table-cell>
              <table:table-cell office:value-type="float" office:value="8004">
                <text:p>8004</text:p>
              </table:table-cell>
              <table:table-cell office:value-type="float" office:value="7999.99998463403">
                <text:p>7999.99998463403</text:p>
              </table:table-cell>
              <table:table-cell office:value-type="float" office:value="8667">
                <text:p>8667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2579">
                <text:p>2579</text:p>
              </table:table-cell>
              <table:table-cell office:value-type="float" office:value="5963.73007592853">
                <text:p>5963.73007592853</text:p>
              </table:table-cell>
              <table:table-cell office:value-type="float" office:value="8004">
                <text:p>8004</text:p>
              </table:table-cell>
              <table:table-cell office:value-type="float" office:value="7999.99998523654">
                <text:p>7999.99998523654</text:p>
              </table:table-cell>
              <table:table-cell office:value-type="float" office:value="8641">
                <text:p>8641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2605">
                <text:p>2605</text:p>
              </table:table-cell>
              <table:table-cell office:value-type="float" office:value="5964.26684883167">
                <text:p>5964.26684883167</text:p>
              </table:table-cell>
              <table:table-cell office:value-type="float" office:value="8005">
                <text:p>8005</text:p>
              </table:table-cell>
              <table:table-cell office:value-type="float" office:value="7999.99998581542">
                <text:p>7999.99998581542</text:p>
              </table:table-cell>
              <table:table-cell office:value-type="float" office:value="8627">
                <text:p>8627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2611">
                <text:p>2611</text:p>
              </table:table-cell>
              <table:table-cell office:value-type="float" office:value="5964.79572471447">
                <text:p>5964.79572471447</text:p>
              </table:table-cell>
              <table:table-cell office:value-type="float" office:value="8020">
                <text:p>8020</text:p>
              </table:table-cell>
              <table:table-cell office:value-type="float" office:value="7999.99998637161">
                <text:p>7999.99998637161</text:p>
              </table:table-cell>
              <table:table-cell office:value-type="float" office:value="8628">
                <text:p>8628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2605">
                <text:p>2605</text:p>
              </table:table-cell>
              <table:table-cell office:value-type="float" office:value="5965.3168183801">
                <text:p>5965.3168183801</text:p>
              </table:table-cell>
              <table:table-cell office:value-type="float" office:value="7996">
                <text:p>7996</text:p>
              </table:table-cell>
              <table:table-cell office:value-type="float" office:value="7999.99998690598">
                <text:p>7999.99998690598</text:p>
              </table:table-cell>
              <table:table-cell office:value-type="float" office:value="8622">
                <text:p>8622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2613">
                <text:p>2613</text:p>
              </table:table-cell>
              <table:table-cell office:value-type="float" office:value="5965.83024300333">
                <text:p>5965.83024300333</text:p>
              </table:table-cell>
              <table:table-cell office:value-type="float" office:value="7985">
                <text:p>7985</text:p>
              </table:table-cell>
              <table:table-cell office:value-type="float" office:value="7999.99998741941">
                <text:p>7999.99998741941</text:p>
              </table:table-cell>
              <table:table-cell office:value-type="float" office:value="8619">
                <text:p>8619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2615">
                <text:p>2615</text:p>
              </table:table-cell>
              <table:table-cell office:value-type="float" office:value="5966.33611015235">
                <text:p>5966.33611015235</text:p>
              </table:table-cell>
              <table:table-cell office:value-type="float" office:value="7993">
                <text:p>7993</text:p>
              </table:table-cell>
              <table:table-cell office:value-type="float" office:value="7999.9999879127">
                <text:p>7999.9999879127</text:p>
              </table:table-cell>
              <table:table-cell office:value-type="float" office:value="8632">
                <text:p>8632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2631">
                <text:p>2631</text:p>
              </table:table-cell>
              <table:table-cell office:value-type="float" office:value="5966.83452981046">
                <text:p>5966.83452981046</text:p>
              </table:table-cell>
              <table:table-cell office:value-type="float" office:value="8007">
                <text:p>8007</text:p>
              </table:table-cell>
              <table:table-cell office:value-type="float" office:value="7999.99998838665">
                <text:p>7999.99998838665</text:p>
              </table:table-cell>
              <table:table-cell office:value-type="float" office:value="8660">
                <text:p>8660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2635">
                <text:p>2635</text:p>
              </table:table-cell>
              <table:table-cell office:value-type="float" office:value="5967.32561039744">
                <text:p>5967.32561039744</text:p>
              </table:table-cell>
              <table:table-cell office:value-type="float" office:value="8006">
                <text:p>8006</text:p>
              </table:table-cell>
              <table:table-cell office:value-type="float" office:value="7999.99998884202">
                <text:p>7999.99998884202</text:p>
              </table:table-cell>
              <table:table-cell office:value-type="float" office:value="8659">
                <text:p>8659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2637">
                <text:p>2637</text:p>
              </table:table-cell>
              <table:table-cell office:value-type="float" office:value="5967.80945879069">
                <text:p>5967.80945879069</text:p>
              </table:table-cell>
              <table:table-cell office:value-type="float" office:value="7991">
                <text:p>7991</text:p>
              </table:table-cell>
              <table:table-cell office:value-type="float" office:value="7999.99998927953">
                <text:p>7999.99998927953</text:p>
              </table:table-cell>
              <table:table-cell office:value-type="float" office:value="8646">
                <text:p>8646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2650">
                <text:p>2650</text:p>
              </table:table-cell>
              <table:table-cell office:value-type="float" office:value="5968.28618034612">
                <text:p>5968.28618034612</text:p>
              </table:table-cell>
              <table:table-cell office:value-type="float" office:value="7996">
                <text:p>7996</text:p>
              </table:table-cell>
              <table:table-cell office:value-type="float" office:value="7999.99998969988">
                <text:p>7999.99998969988</text:p>
              </table:table-cell>
              <table:table-cell office:value-type="float" office:value="8647">
                <text:p>8647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2659">
                <text:p>2659</text:p>
              </table:table-cell>
              <table:table-cell office:value-type="float" office:value="5968.75587891877">
                <text:p>5968.75587891877</text:p>
              </table:table-cell>
              <table:table-cell office:value-type="float" office:value="8004">
                <text:p>8004</text:p>
              </table:table-cell>
              <table:table-cell office:value-type="float" office:value="7999.99999010376">
                <text:p>7999.99999010376</text:p>
              </table:table-cell>
              <table:table-cell office:value-type="float" office:value="8665">
                <text:p>8665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2655">
                <text:p>2655</text:p>
              </table:table-cell>
              <table:table-cell office:value-type="float" office:value="5969.21865688317">
                <text:p>5969.21865688317</text:p>
              </table:table-cell>
              <table:table-cell office:value-type="float" office:value="8001">
                <text:p>8001</text:p>
              </table:table-cell>
              <table:table-cell office:value-type="float" office:value="7999.99999049179">
                <text:p>7999.99999049179</text:p>
              </table:table-cell>
              <table:table-cell office:value-type="float" office:value="8650">
                <text:p>8650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2656">
                <text:p>2656</text:p>
              </table:table-cell>
              <table:table-cell office:value-type="float" office:value="5969.67461515352">
                <text:p>5969.67461515352</text:p>
              </table:table-cell>
              <table:table-cell office:value-type="float" office:value="7983">
                <text:p>7983</text:p>
              </table:table-cell>
              <table:table-cell office:value-type="float" office:value="7999.99999086462">
                <text:p>7999.99999086462</text:p>
              </table:table-cell>
              <table:table-cell office:value-type="float" office:value="8660">
                <text:p>8660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2673">
                <text:p>2673</text:p>
              </table:table-cell>
              <table:table-cell office:value-type="float" office:value="5970.12385320354">
                <text:p>5970.12385320354</text:p>
              </table:table-cell>
              <table:table-cell office:value-type="float" office:value="7998">
                <text:p>7998</text:p>
              </table:table-cell>
              <table:table-cell office:value-type="float" office:value="7999.99999122282">
                <text:p>7999.99999122282</text:p>
              </table:table-cell>
              <table:table-cell office:value-type="float" office:value="8669">
                <text:p>8669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2663">
                <text:p>2663</text:p>
              </table:table-cell>
              <table:table-cell office:value-type="float" office:value="5970.56646908612">
                <text:p>5970.56646908612</text:p>
              </table:table-cell>
              <table:table-cell office:value-type="float" office:value="8006">
                <text:p>8006</text:p>
              </table:table-cell>
              <table:table-cell office:value-type="float" office:value="7999.99999156698">
                <text:p>7999.99999156698</text:p>
              </table:table-cell>
              <table:table-cell office:value-type="float" office:value="8636">
                <text:p>8636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2660">
                <text:p>2660</text:p>
              </table:table-cell>
              <table:table-cell office:value-type="float" office:value="5971.00255945276">
                <text:p>5971.00255945276</text:p>
              </table:table-cell>
              <table:table-cell office:value-type="float" office:value="8020">
                <text:p>8020</text:p>
              </table:table-cell>
              <table:table-cell office:value-type="float" office:value="7999.99999189764">
                <text:p>7999.99999189764</text:p>
              </table:table-cell>
              <table:table-cell office:value-type="float" office:value="8636">
                <text:p>8636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2680">
                <text:p>2680</text:p>
              </table:table-cell>
              <table:table-cell office:value-type="float" office:value="5971.43221957269">
                <text:p>5971.43221957269</text:p>
              </table:table-cell>
              <table:table-cell office:value-type="float" office:value="8003">
                <text:p>8003</text:p>
              </table:table-cell>
              <table:table-cell office:value-type="float" office:value="7999.99999221534">
                <text:p>7999.99999221534</text:p>
              </table:table-cell>
              <table:table-cell office:value-type="float" office:value="8625">
                <text:p>862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2705">
                <text:p>2705</text:p>
              </table:table-cell>
              <table:table-cell office:value-type="float" office:value="5971.85554335182">
                <text:p>5971.85554335182</text:p>
              </table:table-cell>
              <table:table-cell office:value-type="float" office:value="8006">
                <text:p>8006</text:p>
              </table:table-cell>
              <table:table-cell office:value-type="float" office:value="7999.99999252058">
                <text:p>7999.99999252058</text:p>
              </table:table-cell>
              <table:table-cell office:value-type="float" office:value="8627">
                <text:p>8627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2712">
                <text:p>2712</text:p>
              </table:table-cell>
              <table:table-cell office:value-type="float" office:value="5972.27262335145">
                <text:p>5972.27262335145</text:p>
              </table:table-cell>
              <table:table-cell office:value-type="float" office:value="8005">
                <text:p>8005</text:p>
              </table:table-cell>
              <table:table-cell office:value-type="float" office:value="7999.99999281385">
                <text:p>7999.99999281385</text:p>
              </table:table-cell>
              <table:table-cell office:value-type="float" office:value="8661">
                <text:p>8661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2735">
                <text:p>2735</text:p>
              </table:table-cell>
              <table:table-cell office:value-type="float" office:value="5972.68355080671">
                <text:p>5972.68355080671</text:p>
              </table:table-cell>
              <table:table-cell office:value-type="float" office:value="8011">
                <text:p>8011</text:p>
              </table:table-cell>
              <table:table-cell office:value-type="float" office:value="7999.99999309563">
                <text:p>7999.99999309563</text:p>
              </table:table-cell>
              <table:table-cell office:value-type="float" office:value="8680">
                <text:p>8680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2733">
                <text:p>2733</text:p>
              </table:table-cell>
              <table:table-cell office:value-type="float" office:value="5973.08841564482">
                <text:p>5973.08841564482</text:p>
              </table:table-cell>
              <table:table-cell office:value-type="float" office:value="8001">
                <text:p>8001</text:p>
              </table:table-cell>
              <table:table-cell office:value-type="float" office:value="7999.99999336635">
                <text:p>7999.99999336635</text:p>
              </table:table-cell>
              <table:table-cell office:value-type="float" office:value="8669">
                <text:p>8669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2751">
                <text:p>2751</text:p>
              </table:table-cell>
              <table:table-cell office:value-type="float" office:value="5973.48730650307">
                <text:p>5973.48730650307</text:p>
              </table:table-cell>
              <table:table-cell office:value-type="float" office:value="8017">
                <text:p>8017</text:p>
              </table:table-cell>
              <table:table-cell office:value-type="float" office:value="7999.99999362646">
                <text:p>7999.99999362646</text:p>
              </table:table-cell>
              <table:table-cell office:value-type="float" office:value="8665">
                <text:p>8665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2765">
                <text:p>2765</text:p>
              </table:table-cell>
              <table:table-cell office:value-type="float" office:value="5973.8803107466">
                <text:p>5973.8803107466</text:p>
              </table:table-cell>
              <table:table-cell office:value-type="float" office:value="8013">
                <text:p>8013</text:p>
              </table:table-cell>
              <table:table-cell office:value-type="float" office:value="7999.99999387637">
                <text:p>7999.99999387637</text:p>
              </table:table-cell>
              <table:table-cell office:value-type="float" office:value="8667">
                <text:p>8667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2771">
                <text:p>2771</text:p>
              </table:table-cell>
              <table:table-cell office:value-type="float" office:value="5974.267514486">
                <text:p>5974.267514486</text:p>
              </table:table-cell>
              <table:table-cell office:value-type="float" office:value="8016">
                <text:p>8016</text:p>
              </table:table-cell>
              <table:table-cell office:value-type="float" office:value="7999.99999411648">
                <text:p>7999.99999411648</text:p>
              </table:table-cell>
              <table:table-cell office:value-type="float" office:value="8691">
                <text:p>869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2779">
                <text:p>2779</text:p>
              </table:table-cell>
              <table:table-cell office:value-type="float" office:value="5974.64900259459">
                <text:p>5974.64900259459</text:p>
              </table:table-cell>
              <table:table-cell office:value-type="float" office:value="8013">
                <text:p>8013</text:p>
              </table:table-cell>
              <table:table-cell office:value-type="float" office:value="7999.99999434718">
                <text:p>7999.99999434718</text:p>
              </table:table-cell>
              <table:table-cell office:value-type="float" office:value="8674">
                <text:p>8674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2783">
                <text:p>2783</text:p>
              </table:table-cell>
              <table:table-cell office:value-type="float" office:value="5975.02485872556">
                <text:p>5975.02485872556</text:p>
              </table:table-cell>
              <table:table-cell office:value-type="float" office:value="8020">
                <text:p>8020</text:p>
              </table:table-cell>
              <table:table-cell office:value-type="float" office:value="7999.99999456883">
                <text:p>7999.99999456883</text:p>
              </table:table-cell>
              <table:table-cell office:value-type="float" office:value="8655">
                <text:p>8655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2780">
                <text:p>2780</text:p>
              </table:table-cell>
              <table:table-cell office:value-type="float" office:value="5975.39516532887">
                <text:p>5975.39516532887</text:p>
              </table:table-cell>
              <table:table-cell office:value-type="float" office:value="8014">
                <text:p>8014</text:p>
              </table:table-cell>
              <table:table-cell office:value-type="float" office:value="7999.99999478179">
                <text:p>7999.99999478179</text:p>
              </table:table-cell>
              <table:table-cell office:value-type="float" office:value="8656">
                <text:p>8656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2783">
                <text:p>2783</text:p>
              </table:table-cell>
              <table:table-cell office:value-type="float" office:value="5975.76000366795">
                <text:p>5975.76000366795</text:p>
              </table:table-cell>
              <table:table-cell office:value-type="float" office:value="8014">
                <text:p>8014</text:p>
              </table:table-cell>
              <table:table-cell office:value-type="float" office:value="7999.9999949864">
                <text:p>7999.9999949864</text:p>
              </table:table-cell>
              <table:table-cell office:value-type="float" office:value="8635">
                <text:p>8635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2776">
                <text:p>2776</text:p>
              </table:table-cell>
              <table:table-cell office:value-type="float" office:value="5976.11945383612">
                <text:p>5976.11945383612</text:p>
              </table:table-cell>
              <table:table-cell office:value-type="float" office:value="8008">
                <text:p>8008</text:p>
              </table:table-cell>
              <table:table-cell office:value-type="float" office:value="7999.99999518298">
                <text:p>7999.99999518298</text:p>
              </table:table-cell>
              <table:table-cell office:value-type="float" office:value="8639">
                <text:p>863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2774">
                <text:p>2774</text:p>
              </table:table-cell>
              <table:table-cell office:value-type="float" office:value="5976.47359477292">
                <text:p>5976.47359477292</text:p>
              </table:table-cell>
              <table:table-cell office:value-type="float" office:value="7993">
                <text:p>7993</text:p>
              </table:table-cell>
              <table:table-cell office:value-type="float" office:value="7999.99999537186">
                <text:p>7999.99999537186</text:p>
              </table:table-cell>
              <table:table-cell office:value-type="float" office:value="8661">
                <text:p>866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2772">
                <text:p>2772</text:p>
              </table:table-cell>
              <table:table-cell office:value-type="float" office:value="5976.82250428011">
                <text:p>5976.82250428011</text:p>
              </table:table-cell>
              <table:table-cell office:value-type="float" office:value="7975">
                <text:p>7975</text:p>
              </table:table-cell>
              <table:table-cell office:value-type="float" office:value="7999.99999555333">
                <text:p>7999.99999555333</text:p>
              </table:table-cell>
              <table:table-cell office:value-type="float" office:value="8668">
                <text:p>866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2776">
                <text:p>2776</text:p>
              </table:table-cell>
              <table:table-cell office:value-type="float" office:value="5977.16625903751">
                <text:p>5977.16625903751</text:p>
              </table:table-cell>
              <table:table-cell office:value-type="float" office:value="7954">
                <text:p>7954</text:p>
              </table:table-cell>
              <table:table-cell office:value-type="float" office:value="7999.99999572769">
                <text:p>7999.99999572769</text:p>
              </table:table-cell>
              <table:table-cell office:value-type="float" office:value="8672">
                <text:p>867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2779">
                <text:p>2779</text:p>
              </table:table-cell>
              <table:table-cell office:value-type="float" office:value="5977.50493461871">
                <text:p>5977.50493461871</text:p>
              </table:table-cell>
              <table:table-cell office:value-type="float" office:value="7948">
                <text:p>7948</text:p>
              </table:table-cell>
              <table:table-cell office:value-type="float" office:value="7999.99999589521">
                <text:p>7999.99999589521</text:p>
              </table:table-cell>
              <table:table-cell office:value-type="float" office:value="8668">
                <text:p>866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2785">
                <text:p>2785</text:p>
              </table:table-cell>
              <table:table-cell office:value-type="float" office:value="5977.83860550642">
                <text:p>5977.83860550642</text:p>
              </table:table-cell>
              <table:table-cell office:value-type="float" office:value="7938">
                <text:p>7938</text:p>
              </table:table-cell>
              <table:table-cell office:value-type="float" office:value="7999.99999605616">
                <text:p>7999.99999605616</text:p>
              </table:table-cell>
              <table:table-cell office:value-type="float" office:value="8663">
                <text:p>866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2805">
                <text:p>2805</text:p>
              </table:table-cell>
              <table:table-cell office:value-type="float" office:value="5978.16734510777">
                <text:p>5978.16734510777</text:p>
              </table:table-cell>
              <table:table-cell office:value-type="float" office:value="7944">
                <text:p>7944</text:p>
              </table:table-cell>
              <table:table-cell office:value-type="float" office:value="7999.9999962108">
                <text:p>7999.9999962108</text:p>
              </table:table-cell>
              <table:table-cell office:value-type="float" office:value="8654">
                <text:p>865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2803">
                <text:p>2803</text:p>
              </table:table-cell>
              <table:table-cell office:value-type="float" office:value="5978.49122576934">
                <text:p>5978.49122576934</text:p>
              </table:table-cell>
              <table:table-cell office:value-type="float" office:value="7960">
                <text:p>7960</text:p>
              </table:table-cell>
              <table:table-cell office:value-type="float" office:value="7999.99999635938">
                <text:p>7999.99999635938</text:p>
              </table:table-cell>
              <table:table-cell office:value-type="float" office:value="8642">
                <text:p>864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2812">
                <text:p>2812</text:p>
              </table:table-cell>
              <table:table-cell office:value-type="float" office:value="5978.81031879199">
                <text:p>5978.81031879199</text:p>
              </table:table-cell>
              <table:table-cell office:value-type="float" office:value="7953">
                <text:p>7953</text:p>
              </table:table-cell>
              <table:table-cell office:value-type="float" office:value="7999.99999650213">
                <text:p>7999.99999650213</text:p>
              </table:table-cell>
              <table:table-cell office:value-type="float" office:value="8621">
                <text:p>862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2813">
                <text:p>2813</text:p>
              </table:table-cell>
              <table:table-cell office:value-type="float" office:value="5979.12469444551">
                <text:p>5979.12469444551</text:p>
              </table:table-cell>
              <table:table-cell office:value-type="float" office:value="7965">
                <text:p>7965</text:p>
              </table:table-cell>
              <table:table-cell office:value-type="float" office:value="7999.99999663928">
                <text:p>7999.99999663928</text:p>
              </table:table-cell>
              <table:table-cell office:value-type="float" office:value="8593">
                <text:p>859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2823">
                <text:p>2823</text:p>
              </table:table-cell>
              <table:table-cell office:value-type="float" office:value="5979.43442198311">
                <text:p>5979.43442198311</text:p>
              </table:table-cell>
              <table:table-cell office:value-type="float" office:value="7971">
                <text:p>7971</text:p>
              </table:table-cell>
              <table:table-cell office:value-type="float" office:value="7999.99999677106">
                <text:p>7999.99999677106</text:p>
              </table:table-cell>
              <table:table-cell office:value-type="float" office:value="8623">
                <text:p>862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2821">
                <text:p>2821</text:p>
              </table:table-cell>
              <table:table-cell office:value-type="float" office:value="5979.73956965567">
                <text:p>5979.73956965567</text:p>
              </table:table-cell>
              <table:table-cell office:value-type="float" office:value="7980">
                <text:p>7980</text:p>
              </table:table-cell>
              <table:table-cell office:value-type="float" office:value="7999.99999689766">
                <text:p>7999.99999689766</text:p>
              </table:table-cell>
              <table:table-cell office:value-type="float" office:value="8620">
                <text:p>862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2839">
                <text:p>2839</text:p>
              </table:table-cell>
              <table:table-cell office:value-type="float" office:value="5980.04020472582">
                <text:p>5980.04020472582</text:p>
              </table:table-cell>
              <table:table-cell office:value-type="float" office:value="7983">
                <text:p>7983</text:p>
              </table:table-cell>
              <table:table-cell office:value-type="float" office:value="7999.99999701931">
                <text:p>7999.99999701931</text:p>
              </table:table-cell>
              <table:table-cell office:value-type="float" office:value="8630">
                <text:p>863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2840">
                <text:p>2840</text:p>
              </table:table-cell>
              <table:table-cell office:value-type="float" office:value="5980.33639348184">
                <text:p>5980.33639348184</text:p>
              </table:table-cell>
              <table:table-cell office:value-type="float" office:value="7971">
                <text:p>7971</text:p>
              </table:table-cell>
              <table:table-cell office:value-type="float" office:value="7999.99999713618">
                <text:p>7999.99999713618</text:p>
              </table:table-cell>
              <table:table-cell office:value-type="float" office:value="8623">
                <text:p>862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2835">
                <text:p>2835</text:p>
              </table:table-cell>
              <table:table-cell office:value-type="float" office:value="5980.6282012514">
                <text:p>5980.6282012514</text:p>
              </table:table-cell>
              <table:table-cell office:value-type="float" office:value="7962">
                <text:p>7962</text:p>
              </table:table-cell>
              <table:table-cell office:value-type="float" office:value="7999.99999724848">
                <text:p>7999.99999724848</text:p>
              </table:table-cell>
              <table:table-cell office:value-type="float" office:value="8621">
                <text:p>862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2836">
                <text:p>2836</text:p>
              </table:table-cell>
              <table:table-cell office:value-type="float" office:value="5980.91569241505">
                <text:p>5980.91569241505</text:p>
              </table:table-cell>
              <table:table-cell office:value-type="float" office:value="7960">
                <text:p>7960</text:p>
              </table:table-cell>
              <table:table-cell office:value-type="float" office:value="7999.99999735636">
                <text:p>7999.99999735636</text:p>
              </table:table-cell>
              <table:table-cell office:value-type="float" office:value="8616">
                <text:p>861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2837">
                <text:p>2837</text:p>
              </table:table-cell>
              <table:table-cell office:value-type="float" office:value="5981.19893041961">
                <text:p>5981.19893041961</text:p>
              </table:table-cell>
              <table:table-cell office:value-type="float" office:value="7961">
                <text:p>7961</text:p>
              </table:table-cell>
              <table:table-cell office:value-type="float" office:value="7999.99999746002">
                <text:p>7999.99999746002</text:p>
              </table:table-cell>
              <table:table-cell office:value-type="float" office:value="8618">
                <text:p>861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2848">
                <text:p>2848</text:p>
              </table:table-cell>
              <table:table-cell office:value-type="float" office:value="5981.47797779134">
                <text:p>5981.47797779134</text:p>
              </table:table-cell>
              <table:table-cell office:value-type="float" office:value="7944">
                <text:p>7944</text:p>
              </table:table-cell>
              <table:table-cell office:value-type="float" office:value="7999.99999755962">
                <text:p>7999.99999755962</text:p>
              </table:table-cell>
              <table:table-cell office:value-type="float" office:value="8619">
                <text:p>861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2852">
                <text:p>2852</text:p>
              </table:table-cell>
              <table:table-cell office:value-type="float" office:value="5981.75289614893">
                <text:p>5981.75289614893</text:p>
              </table:table-cell>
              <table:table-cell office:value-type="float" office:value="7950">
                <text:p>7950</text:p>
              </table:table-cell>
              <table:table-cell office:value-type="float" office:value="7999.99999765531">
                <text:p>7999.99999765531</text:p>
              </table:table-cell>
              <table:table-cell office:value-type="float" office:value="8616">
                <text:p>861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2858">
                <text:p>2858</text:p>
              </table:table-cell>
              <table:table-cell office:value-type="float" office:value="5982.02374621634">
                <text:p>5982.02374621634</text:p>
              </table:table-cell>
              <table:table-cell office:value-type="float" office:value="7948">
                <text:p>7948</text:p>
              </table:table-cell>
              <table:table-cell office:value-type="float" office:value="7999.99999774724">
                <text:p>7999.99999774724</text:p>
              </table:table-cell>
              <table:table-cell office:value-type="float" office:value="8619">
                <text:p>861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2878">
                <text:p>2878</text:p>
              </table:table-cell>
              <table:table-cell office:value-type="float" office:value="5982.29058783547">
                <text:p>5982.29058783547</text:p>
              </table:table-cell>
              <table:table-cell office:value-type="float" office:value="7959">
                <text:p>7959</text:p>
              </table:table-cell>
              <table:table-cell office:value-type="float" office:value="7999.99999783557">
                <text:p>7999.99999783557</text:p>
              </table:table-cell>
              <table:table-cell office:value-type="float" office:value="8596">
                <text:p>859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2882">
                <text:p>2882</text:p>
              </table:table-cell>
              <table:table-cell office:value-type="float" office:value="5982.55347997863">
                <text:p>5982.55347997863</text:p>
              </table:table-cell>
              <table:table-cell office:value-type="float" office:value="7981">
                <text:p>7981</text:p>
              </table:table-cell>
              <table:table-cell office:value-type="float" office:value="7999.99999792044">
                <text:p>7999.99999792044</text:p>
              </table:table-cell>
              <table:table-cell office:value-type="float" office:value="8630">
                <text:p>863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2893">
                <text:p>2893</text:p>
              </table:table-cell>
              <table:table-cell office:value-type="float" office:value="5982.81248076084">
                <text:p>5982.81248076084</text:p>
              </table:table-cell>
              <table:table-cell office:value-type="float" office:value="7984">
                <text:p>7984</text:p>
              </table:table-cell>
              <table:table-cell office:value-type="float" office:value="7999.99999800198">
                <text:p>7999.99999800198</text:p>
              </table:table-cell>
              <table:table-cell office:value-type="float" office:value="8625">
                <text:p>862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2892">
                <text:p>2892</text:p>
              </table:table-cell>
              <table:table-cell office:value-type="float" office:value="5983.06764745204">
                <text:p>5983.06764745204</text:p>
              </table:table-cell>
              <table:table-cell office:value-type="float" office:value="7991">
                <text:p>7991</text:p>
              </table:table-cell>
              <table:table-cell office:value-type="float" office:value="7999.99999808033">
                <text:p>7999.99999808033</text:p>
              </table:table-cell>
              <table:table-cell office:value-type="float" office:value="8635">
                <text:p>863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2903">
                <text:p>2903</text:p>
              </table:table-cell>
              <table:table-cell office:value-type="float" office:value="5983.31903648907">
                <text:p>5983.31903648907</text:p>
              </table:table-cell>
              <table:table-cell office:value-type="float" office:value="8001">
                <text:p>8001</text:p>
              </table:table-cell>
              <table:table-cell office:value-type="float" office:value="7999.9999981556">
                <text:p>7999.9999981556</text:p>
              </table:table-cell>
              <table:table-cell office:value-type="float" office:value="8653">
                <text:p>865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2912">
                <text:p>2912</text:p>
              </table:table-cell>
              <table:table-cell office:value-type="float" office:value="5983.56670348746">
                <text:p>5983.56670348746</text:p>
              </table:table-cell>
              <table:table-cell office:value-type="float" office:value="7991">
                <text:p>7991</text:p>
              </table:table-cell>
              <table:table-cell office:value-type="float" office:value="7999.99999822792">
                <text:p>7999.99999822792</text:p>
              </table:table-cell>
              <table:table-cell office:value-type="float" office:value="8648">
                <text:p>864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2913">
                <text:p>2913</text:p>
              </table:table-cell>
              <table:table-cell office:value-type="float" office:value="5983.81070325314">
                <text:p>5983.81070325314</text:p>
              </table:table-cell>
              <table:table-cell office:value-type="float" office:value="7987">
                <text:p>7987</text:p>
              </table:table-cell>
              <table:table-cell office:value-type="float" office:value="7999.9999982974">
                <text:p>7999.9999982974</text:p>
              </table:table-cell>
              <table:table-cell office:value-type="float" office:value="8658">
                <text:p>865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2912">
                <text:p>2912</text:p>
              </table:table-cell>
              <table:table-cell office:value-type="float" office:value="5984.05108979396">
                <text:p>5984.05108979396</text:p>
              </table:table-cell>
              <table:table-cell office:value-type="float" office:value="7979">
                <text:p>7979</text:p>
              </table:table-cell>
              <table:table-cell office:value-type="float" office:value="7999.99999836416">
                <text:p>7999.99999836416</text:p>
              </table:table-cell>
              <table:table-cell office:value-type="float" office:value="8660">
                <text:p>866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2909">
                <text:p>2909</text:p>
              </table:table-cell>
              <table:table-cell office:value-type="float" office:value="5984.28791633101">
                <text:p>5984.28791633101</text:p>
              </table:table-cell>
              <table:table-cell office:value-type="float" office:value="7978">
                <text:p>7978</text:p>
              </table:table-cell>
              <table:table-cell office:value-type="float" office:value="7999.9999984283">
                <text:p>7999.9999984283</text:p>
              </table:table-cell>
              <table:table-cell office:value-type="float" office:value="8663">
                <text:p>866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2922">
                <text:p>2922</text:p>
              </table:table-cell>
              <table:table-cell office:value-type="float" office:value="5984.52123530988">
                <text:p>5984.52123530988</text:p>
              </table:table-cell>
              <table:table-cell office:value-type="float" office:value="7990">
                <text:p>7990</text:p>
              </table:table-cell>
              <table:table-cell office:value-type="float" office:value="7999.99999848993">
                <text:p>7999.99999848993</text:p>
              </table:table-cell>
              <table:table-cell office:value-type="float" office:value="8641">
                <text:p>864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2922">
                <text:p>2922</text:p>
              </table:table-cell>
              <table:table-cell office:value-type="float" office:value="5984.75109841165">
                <text:p>5984.75109841165</text:p>
              </table:table-cell>
              <table:table-cell office:value-type="float" office:value="7982">
                <text:p>7982</text:p>
              </table:table-cell>
              <table:table-cell office:value-type="float" office:value="7999.99999854914">
                <text:p>7999.99999854914</text:p>
              </table:table-cell>
              <table:table-cell office:value-type="float" office:value="8657">
                <text:p>865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2932">
                <text:p>2932</text:p>
              </table:table-cell>
              <table:table-cell office:value-type="float" office:value="5984.97755656385">
                <text:p>5984.97755656385</text:p>
              </table:table-cell>
              <table:table-cell office:value-type="float" office:value="7968">
                <text:p>7968</text:p>
              </table:table-cell>
              <table:table-cell office:value-type="float" office:value="7999.99999860603">
                <text:p>7999.99999860603</text:p>
              </table:table-cell>
              <table:table-cell office:value-type="float" office:value="8654">
                <text:p>865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2935">
                <text:p>2935</text:p>
              </table:table-cell>
              <table:table-cell office:value-type="float" office:value="5985.2006599512">
                <text:p>5985.2006599512</text:p>
              </table:table-cell>
              <table:table-cell office:value-type="float" office:value="7981">
                <text:p>7981</text:p>
              </table:table-cell>
              <table:table-cell office:value-type="float" office:value="7999.99999866069">
                <text:p>7999.99999866069</text:p>
              </table:table-cell>
              <table:table-cell office:value-type="float" office:value="8627">
                <text:p>862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2942">
                <text:p>2942</text:p>
              </table:table-cell>
              <table:table-cell office:value-type="float" office:value="5985.42045802617">
                <text:p>5985.42045802617</text:p>
              </table:table-cell>
              <table:table-cell office:value-type="float" office:value="7993">
                <text:p>7993</text:p>
              </table:table-cell>
              <table:table-cell office:value-type="float" office:value="7999.9999987132">
                <text:p>7999.9999987132</text:p>
              </table:table-cell>
              <table:table-cell office:value-type="float" office:value="8640">
                <text:p>864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2946">
                <text:p>2946</text:p>
              </table:table-cell>
              <table:table-cell office:value-type="float" office:value="5985.63699951952">
                <text:p>5985.63699951952</text:p>
              </table:table-cell>
              <table:table-cell office:value-type="float" office:value="7978">
                <text:p>7978</text:p>
              </table:table-cell>
              <table:table-cell office:value-type="float" office:value="7999.99999876366">
                <text:p>7999.99999876366</text:p>
              </table:table-cell>
              <table:table-cell office:value-type="float" office:value="8620">
                <text:p>862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2953">
                <text:p>2953</text:p>
              </table:table-cell>
              <table:table-cell office:value-type="float" office:value="5985.85033245056">
                <text:p>5985.85033245056</text:p>
              </table:table-cell>
              <table:table-cell office:value-type="float" office:value="7985">
                <text:p>7985</text:p>
              </table:table-cell>
              <table:table-cell office:value-type="float" office:value="7999.99999881214">
                <text:p>7999.99999881214</text:p>
              </table:table-cell>
              <table:table-cell office:value-type="float" office:value="8626">
                <text:p>862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2947">
                <text:p>2947</text:p>
              </table:table-cell>
              <table:table-cell office:value-type="float" office:value="5986.06050413737">
                <text:p>5986.06050413737</text:p>
              </table:table-cell>
              <table:table-cell office:value-type="float" office:value="7988">
                <text:p>7988</text:p>
              </table:table-cell>
              <table:table-cell office:value-type="float" office:value="7999.99999885871">
                <text:p>7999.99999885871</text:p>
              </table:table-cell>
              <table:table-cell office:value-type="float" office:value="8653">
                <text:p>865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2932">
                <text:p>2932</text:p>
              </table:table-cell>
              <table:table-cell office:value-type="float" office:value="5986.26756120679">
                <text:p>5986.26756120679</text:p>
              </table:table-cell>
              <table:table-cell office:value-type="float" office:value="7969">
                <text:p>7969</text:p>
              </table:table-cell>
              <table:table-cell office:value-type="float" office:value="7999.99999890346">
                <text:p>7999.99999890346</text:p>
              </table:table-cell>
              <table:table-cell office:value-type="float" office:value="8656">
                <text:p>865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2943">
                <text:p>2943</text:p>
              </table:table-cell>
              <table:table-cell office:value-type="float" office:value="5986.4715496044">
                <text:p>5986.4715496044</text:p>
              </table:table-cell>
              <table:table-cell office:value-type="float" office:value="7947">
                <text:p>7947</text:p>
              </table:table-cell>
              <table:table-cell office:value-type="float" office:value="7999.99999894646">
                <text:p>7999.99999894646</text:p>
              </table:table-cell>
              <table:table-cell office:value-type="float" office:value="8681">
                <text:p>868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2963">
                <text:p>2963</text:p>
              </table:table-cell>
              <table:table-cell office:value-type="float" office:value="5986.67251460419">
                <text:p>5986.67251460419</text:p>
              </table:table-cell>
              <table:table-cell office:value-type="float" office:value="7932">
                <text:p>7932</text:p>
              </table:table-cell>
              <table:table-cell office:value-type="float" office:value="7999.99999898777">
                <text:p>7999.99999898777</text:p>
              </table:table-cell>
              <table:table-cell office:value-type="float" office:value="8701">
                <text:p>870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2960">
                <text:p>2960</text:p>
              </table:table-cell>
              <table:table-cell office:value-type="float" office:value="5986.87050081828">
                <text:p>5986.87050081828</text:p>
              </table:table-cell>
              <table:table-cell office:value-type="float" office:value="7925">
                <text:p>7925</text:p>
              </table:table-cell>
              <table:table-cell office:value-type="float" office:value="7999.99999902746">
                <text:p>7999.99999902746</text:p>
              </table:table-cell>
              <table:table-cell office:value-type="float" office:value="8704">
                <text:p>870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2951">
                <text:p>2951</text:p>
              </table:table-cell>
              <table:table-cell office:value-type="float" office:value="5987.06555220634">
                <text:p>5987.06555220634</text:p>
              </table:table-cell>
              <table:table-cell office:value-type="float" office:value="7924">
                <text:p>7924</text:p>
              </table:table-cell>
              <table:table-cell office:value-type="float" office:value="7999.99999906559">
                <text:p>7999.99999906559</text:p>
              </table:table-cell>
              <table:table-cell office:value-type="float" office:value="8706">
                <text:p>870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2948">
                <text:p>2948</text:p>
              </table:table-cell>
              <table:table-cell office:value-type="float" office:value="5987.25771208502">
                <text:p>5987.25771208502</text:p>
              </table:table-cell>
              <table:table-cell office:value-type="float" office:value="7947">
                <text:p>7947</text:p>
              </table:table-cell>
              <table:table-cell office:value-type="float" office:value="7999.99999910223">
                <text:p>7999.99999910223</text:p>
              </table:table-cell>
              <table:table-cell office:value-type="float" office:value="8700">
                <text:p>870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2961">
                <text:p>2961</text:p>
              </table:table-cell>
              <table:table-cell office:value-type="float" office:value="5987.44702313717">
                <text:p>5987.44702313717</text:p>
              </table:table-cell>
              <table:table-cell office:value-type="float" office:value="7958">
                <text:p>7958</text:p>
              </table:table-cell>
              <table:table-cell office:value-type="float" office:value="7999.99999913744">
                <text:p>7999.99999913744</text:p>
              </table:table-cell>
              <table:table-cell office:value-type="float" office:value="8678">
                <text:p>867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2967">
                <text:p>2967</text:p>
              </table:table-cell>
              <table:table-cell office:value-type="float" office:value="5987.63352742094">
                <text:p>5987.63352742094</text:p>
              </table:table-cell>
              <table:table-cell office:value-type="float" office:value="7944">
                <text:p>7944</text:p>
              </table:table-cell>
              <table:table-cell office:value-type="float" office:value="7999.99999917126">
                <text:p>7999.99999917126</text:p>
              </table:table-cell>
              <table:table-cell office:value-type="float" office:value="8686">
                <text:p>868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2967">
                <text:p>2967</text:p>
              </table:table-cell>
              <table:table-cell office:value-type="float" office:value="5987.81726637874">
                <text:p>5987.81726637874</text:p>
              </table:table-cell>
              <table:table-cell office:value-type="float" office:value="7948">
                <text:p>7948</text:p>
              </table:table-cell>
              <table:table-cell office:value-type="float" office:value="7999.99999920375">
                <text:p>7999.99999920375</text:p>
              </table:table-cell>
              <table:table-cell office:value-type="float" office:value="8681">
                <text:p>868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2969">
                <text:p>2969</text:p>
              </table:table-cell>
              <table:table-cell office:value-type="float" office:value="5987.99828084618">
                <text:p>5987.99828084618</text:p>
              </table:table-cell>
              <table:table-cell office:value-type="float" office:value="7928">
                <text:p>7928</text:p>
              </table:table-cell>
              <table:table-cell office:value-type="float" office:value="7999.99999923497">
                <text:p>7999.99999923497</text:p>
              </table:table-cell>
              <table:table-cell office:value-type="float" office:value="8689">
                <text:p>868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2974">
                <text:p>2974</text:p>
              </table:table-cell>
              <table:table-cell office:value-type="float" office:value="5988.17661106071">
                <text:p>5988.17661106071</text:p>
              </table:table-cell>
              <table:table-cell office:value-type="float" office:value="7948">
                <text:p>7948</text:p>
              </table:table-cell>
              <table:table-cell office:value-type="float" office:value="7999.99999926497">
                <text:p>7999.99999926497</text:p>
              </table:table-cell>
              <table:table-cell office:value-type="float" office:value="8702">
                <text:p>870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2968">
                <text:p>2968</text:p>
              </table:table-cell>
              <table:table-cell office:value-type="float" office:value="5988.35229667032">
                <text:p>5988.35229667032</text:p>
              </table:table-cell>
              <table:table-cell office:value-type="float" office:value="7927">
                <text:p>7927</text:p>
              </table:table-cell>
              <table:table-cell office:value-type="float" office:value="7999.99999929379">
                <text:p>7999.99999929379</text:p>
              </table:table-cell>
              <table:table-cell office:value-type="float" office:value="8683">
                <text:p>868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2971">
                <text:p>2971</text:p>
              </table:table-cell>
              <table:table-cell office:value-type="float" office:value="5988.52537674197">
                <text:p>5988.52537674197</text:p>
              </table:table-cell>
              <table:table-cell office:value-type="float" office:value="7898">
                <text:p>7898</text:p>
              </table:table-cell>
              <table:table-cell office:value-type="float" office:value="7999.99999932148">
                <text:p>7999.99999932148</text:p>
              </table:table-cell>
              <table:table-cell office:value-type="float" office:value="8682">
                <text:p>868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2996">
                <text:p>2996</text:p>
              </table:table-cell>
              <table:table-cell office:value-type="float" office:value="5988.69588977001">
                <text:p>5988.69588977001</text:p>
              </table:table-cell>
              <table:table-cell office:value-type="float" office:value="7901">
                <text:p>7901</text:p>
              </table:table-cell>
              <table:table-cell office:value-type="float" office:value="7999.99999934809">
                <text:p>7999.99999934809</text:p>
              </table:table-cell>
              <table:table-cell office:value-type="float" office:value="8675">
                <text:p>867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3002">
                <text:p>3002</text:p>
              </table:table-cell>
              <table:table-cell office:value-type="float" office:value="5988.86387368442">
                <text:p>5988.86387368442</text:p>
              </table:table-cell>
              <table:table-cell office:value-type="float" office:value="7885">
                <text:p>7885</text:p>
              </table:table-cell>
              <table:table-cell office:value-type="float" office:value="7999.99999937365">
                <text:p>7999.99999937365</text:p>
              </table:table-cell>
              <table:table-cell office:value-type="float" office:value="8667">
                <text:p>866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3011">
                <text:p>3011</text:p>
              </table:table-cell>
              <table:table-cell office:value-type="float" office:value="5989.02936585895">
                <text:p>5989.02936585895</text:p>
              </table:table-cell>
              <table:table-cell office:value-type="float" office:value="7878">
                <text:p>7878</text:p>
              </table:table-cell>
              <table:table-cell office:value-type="float" office:value="7999.99999939821">
                <text:p>7999.99999939821</text:p>
              </table:table-cell>
              <table:table-cell office:value-type="float" office:value="8656">
                <text:p>865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3026">
                <text:p>3026</text:p>
              </table:table-cell>
              <table:table-cell office:value-type="float" office:value="5989.1924031192">
                <text:p>5989.1924031192</text:p>
              </table:table-cell>
              <table:table-cell office:value-type="float" office:value="7880">
                <text:p>7880</text:p>
              </table:table-cell>
              <table:table-cell office:value-type="float" office:value="7999.99999942181">
                <text:p>7999.99999942181</text:p>
              </table:table-cell>
              <table:table-cell office:value-type="float" office:value="8651">
                <text:p>865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3027">
                <text:p>3027</text:p>
              </table:table-cell>
              <table:table-cell office:value-type="float" office:value="5989.35302175047">
                <text:p>5989.35302175047</text:p>
              </table:table-cell>
              <table:table-cell office:value-type="float" office:value="7882">
                <text:p>7882</text:p>
              </table:table-cell>
              <table:table-cell office:value-type="float" office:value="7999.99999944448">
                <text:p>7999.99999944448</text:p>
              </table:table-cell>
              <table:table-cell office:value-type="float" office:value="8666">
                <text:p>866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3018">
                <text:p>3018</text:p>
              </table:table-cell>
              <table:table-cell office:value-type="float" office:value="5989.51125750561">
                <text:p>5989.51125750561</text:p>
              </table:table-cell>
              <table:table-cell office:value-type="float" office:value="7883">
                <text:p>7883</text:p>
              </table:table-cell>
              <table:table-cell office:value-type="float" office:value="7999.99999946626">
                <text:p>7999.99999946626</text:p>
              </table:table-cell>
              <table:table-cell office:value-type="float" office:value="8669">
                <text:p>86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3012">
                <text:p>3012</text:p>
              </table:table-cell>
              <table:table-cell office:value-type="float" office:value="5989.66714561271">
                <text:p>5989.66714561271</text:p>
              </table:table-cell>
              <table:table-cell office:value-type="float" office:value="7883">
                <text:p>7883</text:p>
              </table:table-cell>
              <table:table-cell office:value-type="float" office:value="7999.99999948719">
                <text:p>7999.99999948719</text:p>
              </table:table-cell>
              <table:table-cell office:value-type="float" office:value="8658">
                <text:p>865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3013">
                <text:p>3013</text:p>
              </table:table-cell>
              <table:table-cell office:value-type="float" office:value="5989.82072078269">
                <text:p>5989.82072078269</text:p>
              </table:table-cell>
              <table:table-cell office:value-type="float" office:value="7888">
                <text:p>7888</text:p>
              </table:table-cell>
              <table:table-cell office:value-type="float" office:value="7999.99999950729">
                <text:p>7999.99999950729</text:p>
              </table:table-cell>
              <table:table-cell office:value-type="float" office:value="8644">
                <text:p>864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3019">
                <text:p>3019</text:p>
              </table:table-cell>
              <table:table-cell office:value-type="float" office:value="5989.97201721681">
                <text:p>5989.97201721681</text:p>
              </table:table-cell>
              <table:table-cell office:value-type="float" office:value="7881">
                <text:p>7881</text:p>
              </table:table-cell>
              <table:table-cell office:value-type="float" office:value="7999.99999952661">
                <text:p>7999.99999952661</text:p>
              </table:table-cell>
              <table:table-cell office:value-type="float" office:value="8668">
                <text:p>866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3030">
                <text:p>3030</text:p>
              </table:table-cell>
              <table:table-cell office:value-type="float" office:value="5990.12106861399">
                <text:p>5990.12106861399</text:p>
              </table:table-cell>
              <table:table-cell office:value-type="float" office:value="7875">
                <text:p>7875</text:p>
              </table:table-cell>
              <table:table-cell office:value-type="float" office:value="7999.99999954518">
                <text:p>7999.99999954518</text:p>
              </table:table-cell>
              <table:table-cell office:value-type="float" office:value="8663">
                <text:p>866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3034">
                <text:p>3034</text:p>
              </table:table-cell>
              <table:table-cell office:value-type="float" office:value="5990.26790817815">
                <text:p>5990.26790817815</text:p>
              </table:table-cell>
              <table:table-cell office:value-type="float" office:value="7867">
                <text:p>7867</text:p>
              </table:table-cell>
              <table:table-cell office:value-type="float" office:value="7999.99999956301">
                <text:p>7999.99999956301</text:p>
              </table:table-cell>
              <table:table-cell office:value-type="float" office:value="8683">
                <text:p>868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3036">
                <text:p>3036</text:p>
              </table:table-cell>
              <table:table-cell office:value-type="float" office:value="5990.41256862534">
                <text:p>5990.41256862534</text:p>
              </table:table-cell>
              <table:table-cell office:value-type="float" office:value="7895">
                <text:p>7895</text:p>
              </table:table-cell>
              <table:table-cell office:value-type="float" office:value="7999.99999958015">
                <text:p>7999.99999958015</text:p>
              </table:table-cell>
              <table:table-cell office:value-type="float" office:value="8666">
                <text:p>866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3034">
                <text:p>3034</text:p>
              </table:table-cell>
              <table:table-cell office:value-type="float" office:value="5990.55508219085">
                <text:p>5990.55508219085</text:p>
              </table:table-cell>
              <table:table-cell office:value-type="float" office:value="7915">
                <text:p>7915</text:p>
              </table:table-cell>
              <table:table-cell office:value-type="float" office:value="7999.99999959661">
                <text:p>7999.99999959661</text:p>
              </table:table-cell>
              <table:table-cell office:value-type="float" office:value="8646">
                <text:p>864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3044">
                <text:p>3044</text:p>
              </table:table-cell>
              <table:table-cell office:value-type="float" office:value="5990.69548063613">
                <text:p>5990.69548063613</text:p>
              </table:table-cell>
              <table:table-cell office:value-type="float" office:value="7920">
                <text:p>7920</text:p>
              </table:table-cell>
              <table:table-cell office:value-type="float" office:value="7999.99999961243">
                <text:p>7999.99999961243</text:p>
              </table:table-cell>
              <table:table-cell office:value-type="float" office:value="8634">
                <text:p>863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3049">
                <text:p>3049</text:p>
              </table:table-cell>
              <table:table-cell office:value-type="float" office:value="5990.83379525573">
                <text:p>5990.83379525573</text:p>
              </table:table-cell>
              <table:table-cell office:value-type="float" office:value="7931">
                <text:p>7931</text:p>
              </table:table-cell>
              <table:table-cell office:value-type="float" office:value="7999.99999962762">
                <text:p>7999.99999962762</text:p>
              </table:table-cell>
              <table:table-cell office:value-type="float" office:value="8653">
                <text:p>865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3060">
                <text:p>3060</text:p>
              </table:table-cell>
              <table:table-cell office:value-type="float" office:value="5990.97005688402">
                <text:p>5990.97005688402</text:p>
              </table:table-cell>
              <table:table-cell office:value-type="float" office:value="7912">
                <text:p>7912</text:p>
              </table:table-cell>
              <table:table-cell office:value-type="float" office:value="7999.99999964222">
                <text:p>7999.99999964222</text:p>
              </table:table-cell>
              <table:table-cell office:value-type="float" office:value="8657">
                <text:p>865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3069">
                <text:p>3069</text:p>
              </table:table-cell>
              <table:table-cell office:value-type="float" office:value="5991.1042959019">
                <text:p>5991.1042959019</text:p>
              </table:table-cell>
              <table:table-cell office:value-type="float" office:value="7889">
                <text:p>7889</text:p>
              </table:table-cell>
              <table:table-cell office:value-type="float" office:value="7999.99999965625">
                <text:p>7999.99999965625</text:p>
              </table:table-cell>
              <table:table-cell office:value-type="float" office:value="8649">
                <text:p>864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3062">
                <text:p>3062</text:p>
              </table:table-cell>
              <table:table-cell office:value-type="float" office:value="5991.23654224338">
                <text:p>5991.23654224338</text:p>
              </table:table-cell>
              <table:table-cell office:value-type="float" office:value="7880">
                <text:p>7880</text:p>
              </table:table-cell>
              <table:table-cell office:value-type="float" office:value="7999.99999966973">
                <text:p>7999.99999966973</text:p>
              </table:table-cell>
              <table:table-cell office:value-type="float" office:value="8678">
                <text:p>867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3064">
                <text:p>3064</text:p>
              </table:table-cell>
              <table:table-cell office:value-type="float" office:value="5991.36682540209">
                <text:p>5991.36682540209</text:p>
              </table:table-cell>
              <table:table-cell office:value-type="float" office:value="7884">
                <text:p>7884</text:p>
              </table:table-cell>
              <table:table-cell office:value-type="float" office:value="7999.99999968268">
                <text:p>7999.99999968268</text:p>
              </table:table-cell>
              <table:table-cell office:value-type="float" office:value="8683">
                <text:p>868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3076">
                <text:p>3076</text:p>
              </table:table-cell>
              <table:table-cell office:value-type="float" office:value="5991.49517443764">
                <text:p>5991.49517443764</text:p>
              </table:table-cell>
              <table:table-cell office:value-type="float" office:value="7886">
                <text:p>7886</text:p>
              </table:table-cell>
              <table:table-cell office:value-type="float" office:value="7999.99999969512">
                <text:p>7999.99999969512</text:p>
              </table:table-cell>
              <table:table-cell office:value-type="float" office:value="8694">
                <text:p>869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3063">
                <text:p>3063</text:p>
              </table:table-cell>
              <table:table-cell office:value-type="float" office:value="5991.62161798199">
                <text:p>5991.62161798199</text:p>
              </table:table-cell>
              <table:table-cell office:value-type="float" office:value="7896">
                <text:p>7896</text:p>
              </table:table-cell>
              <table:table-cell office:value-type="float" office:value="7999.99999970708">
                <text:p>7999.99999970708</text:p>
              </table:table-cell>
              <table:table-cell office:value-type="float" office:value="8697">
                <text:p>869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3081">
                <text:p>3081</text:p>
              </table:table-cell>
              <table:table-cell office:value-type="float" office:value="5991.74618424562">
                <text:p>5991.74618424562</text:p>
              </table:table-cell>
              <table:table-cell office:value-type="float" office:value="7892">
                <text:p>7892</text:p>
              </table:table-cell>
              <table:table-cell office:value-type="float" office:value="7999.99999971856">
                <text:p>7999.99999971856</text:p>
              </table:table-cell>
              <table:table-cell office:value-type="float" office:value="8711">
                <text:p>871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3091">
                <text:p>3091</text:p>
              </table:table-cell>
              <table:table-cell office:value-type="float" office:value="5991.86890102369">
                <text:p>5991.86890102369</text:p>
              </table:table-cell>
              <table:table-cell office:value-type="float" office:value="7876">
                <text:p>7876</text:p>
              </table:table-cell>
              <table:table-cell office:value-type="float" office:value="7999.9999997296">
                <text:p>7999.9999997296</text:p>
              </table:table-cell>
              <table:table-cell office:value-type="float" office:value="8702">
                <text:p>870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3088">
                <text:p>3088</text:p>
              </table:table-cell>
              <table:table-cell office:value-type="float" office:value="5991.98979570207">
                <text:p>5991.98979570207</text:p>
              </table:table-cell>
              <table:table-cell office:value-type="float" office:value="7895">
                <text:p>7895</text:p>
              </table:table-cell>
              <table:table-cell office:value-type="float" office:value="7999.9999997402">
                <text:p>7999.9999997402</text:p>
              </table:table-cell>
              <table:table-cell office:value-type="float" office:value="8685">
                <text:p>868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3102">
                <text:p>3102</text:p>
              </table:table-cell>
              <table:table-cell office:value-type="float" office:value="5992.10889526332">
                <text:p>5992.10889526332</text:p>
              </table:table-cell>
              <table:table-cell office:value-type="float" office:value="7895">
                <text:p>7895</text:p>
              </table:table-cell>
              <table:table-cell office:value-type="float" office:value="7999.99999975039">
                <text:p>7999.99999975039</text:p>
              </table:table-cell>
              <table:table-cell office:value-type="float" office:value="8702">
                <text:p>8702</text:p>
              </table:table-cell>
              <table:table-cell office:value-type="float" office:value="8666.66666666666">
                <text:p>8666.6666666666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3107">
                <text:p>3107</text:p>
              </table:table-cell>
              <table:table-cell office:value-type="float" office:value="5992.22622629255">
                <text:p>5992.22622629255</text:p>
              </table:table-cell>
              <table:table-cell office:value-type="float" office:value="7897">
                <text:p>7897</text:p>
              </table:table-cell>
              <table:table-cell office:value-type="float" office:value="7999.99999976018">
                <text:p>7999.99999976018</text:p>
              </table:table-cell>
              <table:table-cell office:value-type="float" office:value="8693">
                <text:p>869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3115">
                <text:p>3115</text:p>
              </table:table-cell>
              <table:table-cell office:value-type="float" office:value="5992.34181498321">
                <text:p>5992.34181498321</text:p>
              </table:table-cell>
              <table:table-cell office:value-type="float" office:value="7905">
                <text:p>7905</text:p>
              </table:table-cell>
              <table:table-cell office:value-type="float" office:value="7999.99999976958">
                <text:p>7999.99999976958</text:p>
              </table:table-cell>
              <table:table-cell office:value-type="float" office:value="8681">
                <text:p>868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3107">
                <text:p>3107</text:p>
              </table:table-cell>
              <table:table-cell office:value-type="float" office:value="5992.45568714281">
                <text:p>5992.45568714281</text:p>
              </table:table-cell>
              <table:table-cell office:value-type="float" office:value="7899">
                <text:p>7899</text:p>
              </table:table-cell>
              <table:table-cell office:value-type="float" office:value="7999.99999977861">
                <text:p>7999.99999977861</text:p>
              </table:table-cell>
              <table:table-cell office:value-type="float" office:value="8690">
                <text:p>869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3100">
                <text:p>3100</text:p>
              </table:table-cell>
              <table:table-cell office:value-type="float" office:value="5992.56786819854">
                <text:p>5992.56786819854</text:p>
              </table:table-cell>
              <table:table-cell office:value-type="float" office:value="7889">
                <text:p>7889</text:p>
              </table:table-cell>
              <table:table-cell office:value-type="float" office:value="7999.99999978729">
                <text:p>7999.99999978729</text:p>
              </table:table-cell>
              <table:table-cell office:value-type="float" office:value="8668">
                <text:p>866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3098">
                <text:p>3098</text:p>
              </table:table-cell>
              <table:table-cell office:value-type="float" office:value="5992.67838320283">
                <text:p>5992.67838320283</text:p>
              </table:table-cell>
              <table:table-cell office:value-type="float" office:value="7890">
                <text:p>7890</text:p>
              </table:table-cell>
              <table:table-cell office:value-type="float" office:value="7999.99999979563">
                <text:p>7999.99999979563</text:p>
              </table:table-cell>
              <table:table-cell office:value-type="float" office:value="8665">
                <text:p>866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3102">
                <text:p>3102</text:p>
              </table:table-cell>
              <table:table-cell office:value-type="float" office:value="5992.78725683879">
                <text:p>5992.78725683879</text:p>
              </table:table-cell>
              <table:table-cell office:value-type="float" office:value="7892">
                <text:p>7892</text:p>
              </table:table-cell>
              <table:table-cell office:value-type="float" office:value="7999.99999980365">
                <text:p>7999.99999980365</text:p>
              </table:table-cell>
              <table:table-cell office:value-type="float" office:value="8681">
                <text:p>868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3115">
                <text:p>3115</text:p>
              </table:table-cell>
              <table:table-cell office:value-type="float" office:value="5992.89451342563">
                <text:p>5992.89451342563</text:p>
              </table:table-cell>
              <table:table-cell office:value-type="float" office:value="7901">
                <text:p>7901</text:p>
              </table:table-cell>
              <table:table-cell office:value-type="float" office:value="7999.99999981135">
                <text:p>7999.99999981135</text:p>
              </table:table-cell>
              <table:table-cell office:value-type="float" office:value="8673">
                <text:p>867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3115">
                <text:p>3115</text:p>
              </table:table-cell>
              <table:table-cell office:value-type="float" office:value="5993.00017692395">
                <text:p>5993.00017692395</text:p>
              </table:table-cell>
              <table:table-cell office:value-type="float" office:value="7907">
                <text:p>7907</text:p>
              </table:table-cell>
              <table:table-cell office:value-type="float" office:value="7999.99999981874">
                <text:p>7999.99999981874</text:p>
              </table:table-cell>
              <table:table-cell office:value-type="float" office:value="8676">
                <text:p>867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3104">
                <text:p>3104</text:p>
              </table:table-cell>
              <table:table-cell office:value-type="float" office:value="5993.104270941">
                <text:p>5993.104270941</text:p>
              </table:table-cell>
              <table:table-cell office:value-type="float" office:value="7934">
                <text:p>7934</text:p>
              </table:table-cell>
              <table:table-cell office:value-type="float" office:value="7999.99999982585">
                <text:p>7999.99999982585</text:p>
              </table:table-cell>
              <table:table-cell office:value-type="float" office:value="8675">
                <text:p>867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3107">
                <text:p>3107</text:p>
              </table:table-cell>
              <table:table-cell office:value-type="float" office:value="5993.20681873582">
                <text:p>5993.20681873582</text:p>
              </table:table-cell>
              <table:table-cell office:value-type="float" office:value="7920">
                <text:p>7920</text:p>
              </table:table-cell>
              <table:table-cell office:value-type="float" office:value="7999.99999983268">
                <text:p>7999.99999983268</text:p>
              </table:table-cell>
              <table:table-cell office:value-type="float" office:value="8684">
                <text:p>868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3110">
                <text:p>3110</text:p>
              </table:table-cell>
              <table:table-cell office:value-type="float" office:value="5993.30784322433">
                <text:p>5993.30784322433</text:p>
              </table:table-cell>
              <table:table-cell office:value-type="float" office:value="7897">
                <text:p>7897</text:p>
              </table:table-cell>
              <table:table-cell office:value-type="float" office:value="7999.99999983924">
                <text:p>7999.99999983924</text:p>
              </table:table-cell>
              <table:table-cell office:value-type="float" office:value="8682">
                <text:p>868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3118">
                <text:p>3118</text:p>
              </table:table-cell>
              <table:table-cell office:value-type="float" office:value="5993.40736698437">
                <text:p>5993.40736698437</text:p>
              </table:table-cell>
              <table:table-cell office:value-type="float" office:value="7906">
                <text:p>7906</text:p>
              </table:table-cell>
              <table:table-cell office:value-type="float" office:value="7999.99999984554">
                <text:p>7999.99999984554</text:p>
              </table:table-cell>
              <table:table-cell office:value-type="float" office:value="8680">
                <text:p>868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3120">
                <text:p>3120</text:p>
              </table:table-cell>
              <table:table-cell office:value-type="float" office:value="5993.5054122606">
                <text:p>5993.5054122606</text:p>
              </table:table-cell>
              <table:table-cell office:value-type="float" office:value="7939">
                <text:p>7939</text:p>
              </table:table-cell>
              <table:table-cell office:value-type="float" office:value="7999.9999998516">
                <text:p>7999.9999998516</text:p>
              </table:table-cell>
              <table:table-cell office:value-type="float" office:value="8672">
                <text:p>867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3131">
                <text:p>3131</text:p>
              </table:table-cell>
              <table:table-cell office:value-type="float" office:value="5993.60200096943">
                <text:p>5993.60200096943</text:p>
              </table:table-cell>
              <table:table-cell office:value-type="float" office:value="7933">
                <text:p>7933</text:p>
              </table:table-cell>
              <table:table-cell office:value-type="float" office:value="7999.99999985742">
                <text:p>7999.99999985742</text:p>
              </table:table-cell>
              <table:table-cell office:value-type="float" office:value="8675">
                <text:p>867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3130">
                <text:p>3130</text:p>
              </table:table-cell>
              <table:table-cell office:value-type="float" office:value="5993.69715470376">
                <text:p>5993.69715470376</text:p>
              </table:table-cell>
              <table:table-cell office:value-type="float" office:value="7943">
                <text:p>7943</text:p>
              </table:table-cell>
              <table:table-cell office:value-type="float" office:value="7999.99999986301">
                <text:p>7999.99999986301</text:p>
              </table:table-cell>
              <table:table-cell office:value-type="float" office:value="8689">
                <text:p>868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3147">
                <text:p>3147</text:p>
              </table:table-cell>
              <table:table-cell office:value-type="float" office:value="5993.79089473776">
                <text:p>5993.79089473776</text:p>
              </table:table-cell>
              <table:table-cell office:value-type="float" office:value="7938">
                <text:p>7938</text:p>
              </table:table-cell>
              <table:table-cell office:value-type="float" office:value="7999.99999986838">
                <text:p>7999.99999986838</text:p>
              </table:table-cell>
              <table:table-cell office:value-type="float" office:value="8670">
                <text:p>867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3159">
                <text:p>3159</text:p>
              </table:table-cell>
              <table:table-cell office:value-type="float" office:value="5993.8832420315">
                <text:p>5993.8832420315</text:p>
              </table:table-cell>
              <table:table-cell office:value-type="float" office:value="7941">
                <text:p>7941</text:p>
              </table:table-cell>
              <table:table-cell office:value-type="float" office:value="7999.99999987354">
                <text:p>7999.99999987354</text:p>
              </table:table-cell>
              <table:table-cell office:value-type="float" office:value="8661">
                <text:p>866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3159">
                <text:p>3159</text:p>
              </table:table-cell>
              <table:table-cell office:value-type="float" office:value="5993.97421723558">
                <text:p>5993.97421723558</text:p>
              </table:table-cell>
              <table:table-cell office:value-type="float" office:value="7956">
                <text:p>7956</text:p>
              </table:table-cell>
              <table:table-cell office:value-type="float" office:value="7999.9999998785">
                <text:p>7999.9999998785</text:p>
              </table:table-cell>
              <table:table-cell office:value-type="float" office:value="8654">
                <text:p>865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3159">
                <text:p>3159</text:p>
              </table:table-cell>
              <table:table-cell office:value-type="float" office:value="5994.06384069564">
                <text:p>5994.06384069564</text:p>
              </table:table-cell>
              <table:table-cell office:value-type="float" office:value="7969">
                <text:p>7969</text:p>
              </table:table-cell>
              <table:table-cell office:value-type="float" office:value="7999.99999988327">
                <text:p>7999.99999988327</text:p>
              </table:table-cell>
              <table:table-cell office:value-type="float" office:value="8637">
                <text:p>863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3163">
                <text:p>3163</text:p>
              </table:table-cell>
              <table:table-cell office:value-type="float" office:value="5994.15213245685">
                <text:p>5994.15213245685</text:p>
              </table:table-cell>
              <table:table-cell office:value-type="float" office:value="7963">
                <text:p>7963</text:p>
              </table:table-cell>
              <table:table-cell office:value-type="float" office:value="7999.99999988784">
                <text:p>7999.99999988784</text:p>
              </table:table-cell>
              <table:table-cell office:value-type="float" office:value="8622">
                <text:p>862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3175">
                <text:p>3175</text:p>
              </table:table-cell>
              <table:table-cell office:value-type="float" office:value="5994.23911226828">
                <text:p>5994.23911226828</text:p>
              </table:table-cell>
              <table:table-cell office:value-type="float" office:value="7956">
                <text:p>7956</text:p>
              </table:table-cell>
              <table:table-cell office:value-type="float" office:value="7999.99999989224">
                <text:p>7999.99999989224</text:p>
              </table:table-cell>
              <table:table-cell office:value-type="float" office:value="8610">
                <text:p>861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3185">
                <text:p>3185</text:p>
              </table:table-cell>
              <table:table-cell office:value-type="float" office:value="5994.32479958725">
                <text:p>5994.32479958725</text:p>
              </table:table-cell>
              <table:table-cell office:value-type="float" office:value="7944">
                <text:p>7944</text:p>
              </table:table-cell>
              <table:table-cell office:value-type="float" office:value="7999.99999989647">
                <text:p>7999.99999989647</text:p>
              </table:table-cell>
              <table:table-cell office:value-type="float" office:value="8630">
                <text:p>863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3199">
                <text:p>3199</text:p>
              </table:table-cell>
              <table:table-cell office:value-type="float" office:value="5994.40921358363">
                <text:p>5994.40921358363</text:p>
              </table:table-cell>
              <table:table-cell office:value-type="float" office:value="7931">
                <text:p>7931</text:p>
              </table:table-cell>
              <table:table-cell office:value-type="float" office:value="7999.99999990053">
                <text:p>7999.99999990053</text:p>
              </table:table-cell>
              <table:table-cell office:value-type="float" office:value="8628">
                <text:p>862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3209">
                <text:p>3209</text:p>
              </table:table-cell>
              <table:table-cell office:value-type="float" office:value="5994.49237314402">
                <text:p>5994.49237314402</text:p>
              </table:table-cell>
              <table:table-cell office:value-type="float" office:value="7939">
                <text:p>7939</text:p>
              </table:table-cell>
              <table:table-cell office:value-type="float" office:value="7999.99999990443">
                <text:p>7999.99999990443</text:p>
              </table:table-cell>
              <table:table-cell office:value-type="float" office:value="8625">
                <text:p>862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3212">
                <text:p>3212</text:p>
              </table:table-cell>
              <table:table-cell office:value-type="float" office:value="5994.57429687594">
                <text:p>5994.57429687594</text:p>
              </table:table-cell>
              <table:table-cell office:value-type="float" office:value="7938">
                <text:p>7938</text:p>
              </table:table-cell>
              <table:table-cell office:value-type="float" office:value="7999.99999990817">
                <text:p>7999.99999990817</text:p>
              </table:table-cell>
              <table:table-cell office:value-type="float" office:value="8609">
                <text:p>860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3230">
                <text:p>3230</text:p>
              </table:table-cell>
              <table:table-cell office:value-type="float" office:value="5994.65500311188">
                <text:p>5994.65500311188</text:p>
              </table:table-cell>
              <table:table-cell office:value-type="float" office:value="7945">
                <text:p>7945</text:p>
              </table:table-cell>
              <table:table-cell office:value-type="float" office:value="7999.99999991177">
                <text:p>7999.99999991177</text:p>
              </table:table-cell>
              <table:table-cell office:value-type="float" office:value="8619">
                <text:p>861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3228">
                <text:p>3228</text:p>
              </table:table-cell>
              <table:table-cell office:value-type="float" office:value="5994.73450991337">
                <text:p>5994.73450991337</text:p>
              </table:table-cell>
              <table:table-cell office:value-type="float" office:value="7948">
                <text:p>7948</text:p>
              </table:table-cell>
              <table:table-cell office:value-type="float" office:value="7999.99999991523">
                <text:p>7999.99999991523</text:p>
              </table:table-cell>
              <table:table-cell office:value-type="float" office:value="8614">
                <text:p>861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3214">
                <text:p>3214</text:p>
              </table:table-cell>
              <table:table-cell office:value-type="float" office:value="5994.81283507495">
                <text:p>5994.81283507495</text:p>
              </table:table-cell>
              <table:table-cell office:value-type="float" office:value="7929">
                <text:p>7929</text:p>
              </table:table-cell>
              <table:table-cell office:value-type="float" office:value="7999.99999991856">
                <text:p>7999.99999991856</text:p>
              </table:table-cell>
              <table:table-cell office:value-type="float" office:value="8631">
                <text:p>863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3233">
                <text:p>3233</text:p>
              </table:table-cell>
              <table:table-cell office:value-type="float" office:value="5994.88999612808">
                <text:p>5994.88999612808</text:p>
              </table:table-cell>
              <table:table-cell office:value-type="float" office:value="7913">
                <text:p>7913</text:p>
              </table:table-cell>
              <table:table-cell office:value-type="float" office:value="7999.99999992175">
                <text:p>7999.99999992175</text:p>
              </table:table-cell>
              <table:table-cell office:value-type="float" office:value="8644">
                <text:p>864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3224">
                <text:p>3224</text:p>
              </table:table-cell>
              <table:table-cell office:value-type="float" office:value="5994.96601034501">
                <text:p>5994.96601034501</text:p>
              </table:table-cell>
              <table:table-cell office:value-type="float" office:value="7907">
                <text:p>7907</text:p>
              </table:table-cell>
              <table:table-cell office:value-type="float" office:value="7999.99999992482">
                <text:p>7999.99999992482</text:p>
              </table:table-cell>
              <table:table-cell office:value-type="float" office:value="8654">
                <text:p>865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3246">
                <text:p>3246</text:p>
              </table:table-cell>
              <table:table-cell office:value-type="float" office:value="5995.04089474256">
                <text:p>5995.04089474256</text:p>
              </table:table-cell>
              <table:table-cell office:value-type="float" office:value="7921">
                <text:p>7921</text:p>
              </table:table-cell>
              <table:table-cell office:value-type="float" office:value="7999.99999992777">
                <text:p>7999.99999992777</text:p>
              </table:table-cell>
              <table:table-cell office:value-type="float" office:value="8632">
                <text:p>863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3239">
                <text:p>3239</text:p>
              </table:table-cell>
              <table:table-cell office:value-type="float" office:value="5995.11466608593">
                <text:p>5995.11466608593</text:p>
              </table:table-cell>
              <table:table-cell office:value-type="float" office:value="7920">
                <text:p>7920</text:p>
              </table:table-cell>
              <table:table-cell office:value-type="float" office:value="7999.9999999306">
                <text:p>7999.9999999306</text:p>
              </table:table-cell>
              <table:table-cell office:value-type="float" office:value="8638">
                <text:p>863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3233">
                <text:p>3233</text:p>
              </table:table-cell>
              <table:table-cell office:value-type="float" office:value="5995.18734089233">
                <text:p>5995.18734089233</text:p>
              </table:table-cell>
              <table:table-cell office:value-type="float" office:value="7918">
                <text:p>7918</text:p>
              </table:table-cell>
              <table:table-cell office:value-type="float" office:value="7999.99999993332">
                <text:p>7999.99999993332</text:p>
              </table:table-cell>
              <table:table-cell office:value-type="float" office:value="8665">
                <text:p>866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3241">
                <text:p>3241</text:p>
              </table:table-cell>
              <table:table-cell office:value-type="float" office:value="5995.25893543466">
                <text:p>5995.25893543466</text:p>
              </table:table-cell>
              <table:table-cell office:value-type="float" office:value="7922">
                <text:p>7922</text:p>
              </table:table-cell>
              <table:table-cell office:value-type="float" office:value="7999.99999993594">
                <text:p>7999.99999993594</text:p>
              </table:table-cell>
              <table:table-cell office:value-type="float" office:value="8674">
                <text:p>867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3242">
                <text:p>3242</text:p>
              </table:table-cell>
              <table:table-cell office:value-type="float" office:value="5995.32946574511">
                <text:p>5995.32946574511</text:p>
              </table:table-cell>
              <table:table-cell office:value-type="float" office:value="7921">
                <text:p>7921</text:p>
              </table:table-cell>
              <table:table-cell office:value-type="float" office:value="7999.99999993845">
                <text:p>7999.99999993845</text:p>
              </table:table-cell>
              <table:table-cell office:value-type="float" office:value="8676">
                <text:p>867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3249">
                <text:p>3249</text:p>
              </table:table-cell>
              <table:table-cell office:value-type="float" office:value="5995.39894761867">
                <text:p>5995.39894761867</text:p>
              </table:table-cell>
              <table:table-cell office:value-type="float" office:value="7927">
                <text:p>7927</text:p>
              </table:table-cell>
              <table:table-cell office:value-type="float" office:value="7999.99999994086">
                <text:p>7999.99999994086</text:p>
              </table:table-cell>
              <table:table-cell office:value-type="float" office:value="8674">
                <text:p>867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3245">
                <text:p>3245</text:p>
              </table:table-cell>
              <table:table-cell office:value-type="float" office:value="5995.46739661663">
                <text:p>5995.46739661663</text:p>
              </table:table-cell>
              <table:table-cell office:value-type="float" office:value="7944">
                <text:p>7944</text:p>
              </table:table-cell>
              <table:table-cell office:value-type="float" office:value="7999.99999994318">
                <text:p>7999.99999994318</text:p>
              </table:table-cell>
              <table:table-cell office:value-type="float" office:value="8679">
                <text:p>867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3273">
                <text:p>3273</text:p>
              </table:table-cell>
              <table:table-cell office:value-type="float" office:value="5995.53482807001">
                <text:p>5995.53482807001</text:p>
              </table:table-cell>
              <table:table-cell office:value-type="float" office:value="7961">
                <text:p>7961</text:p>
              </table:table-cell>
              <table:table-cell office:value-type="float" office:value="7999.99999994541">
                <text:p>7999.99999994541</text:p>
              </table:table-cell>
              <table:table-cell office:value-type="float" office:value="8682">
                <text:p>868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3295">
                <text:p>3295</text:p>
              </table:table-cell>
              <table:table-cell office:value-type="float" office:value="5995.60125708297">
                <text:p>5995.60125708297</text:p>
              </table:table-cell>
              <table:table-cell office:value-type="float" office:value="7960">
                <text:p>7960</text:p>
              </table:table-cell>
              <table:table-cell office:value-type="float" office:value="7999.99999994755">
                <text:p>7999.99999994755</text:p>
              </table:table-cell>
              <table:table-cell office:value-type="float" office:value="8690">
                <text:p>869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3308">
                <text:p>3308</text:p>
              </table:table-cell>
              <table:table-cell office:value-type="float" office:value="5995.6666985361">
                <text:p>5995.6666985361</text:p>
              </table:table-cell>
              <table:table-cell office:value-type="float" office:value="7950">
                <text:p>7950</text:p>
              </table:table-cell>
              <table:table-cell office:value-type="float" office:value="7999.99999994961">
                <text:p>7999.99999994961</text:p>
              </table:table-cell>
              <table:table-cell office:value-type="float" office:value="8668">
                <text:p>866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3318">
                <text:p>3318</text:p>
              </table:table-cell>
              <table:table-cell office:value-type="float" office:value="5995.73116708978">
                <text:p>5995.73116708978</text:p>
              </table:table-cell>
              <table:table-cell office:value-type="float" office:value="7943">
                <text:p>7943</text:p>
              </table:table-cell>
              <table:table-cell office:value-type="float" office:value="7999.99999995158">
                <text:p>7999.99999995158</text:p>
              </table:table-cell>
              <table:table-cell office:value-type="float" office:value="8686">
                <text:p>868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3317">
                <text:p>3317</text:p>
              </table:table-cell>
              <table:table-cell office:value-type="float" office:value="5995.79467718734">
                <text:p>5995.79467718734</text:p>
              </table:table-cell>
              <table:table-cell office:value-type="float" office:value="7935">
                <text:p>7935</text:p>
              </table:table-cell>
              <table:table-cell office:value-type="float" office:value="7999.99999995348">
                <text:p>7999.99999995348</text:p>
              </table:table-cell>
              <table:table-cell office:value-type="float" office:value="8681">
                <text:p>868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3330">
                <text:p>3330</text:p>
              </table:table-cell>
              <table:table-cell office:value-type="float" office:value="5995.85724305832">
                <text:p>5995.85724305832</text:p>
              </table:table-cell>
              <table:table-cell office:value-type="float" office:value="7950">
                <text:p>7950</text:p>
              </table:table-cell>
              <table:table-cell office:value-type="float" office:value="7999.9999999553">
                <text:p>7999.9999999553</text:p>
              </table:table-cell>
              <table:table-cell office:value-type="float" office:value="8676">
                <text:p>867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3356">
                <text:p>3356</text:p>
              </table:table-cell>
              <table:table-cell office:value-type="float" office:value="5995.91887872157">
                <text:p>5995.91887872157</text:p>
              </table:table-cell>
              <table:table-cell office:value-type="float" office:value="7950">
                <text:p>7950</text:p>
              </table:table-cell>
              <table:table-cell office:value-type="float" office:value="7999.99999995706">
                <text:p>7999.99999995706</text:p>
              </table:table-cell>
              <table:table-cell office:value-type="float" office:value="8667">
                <text:p>866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3362">
                <text:p>3362</text:p>
              </table:table-cell>
              <table:table-cell office:value-type="float" office:value="5995.97959798839">
                <text:p>5995.97959798839</text:p>
              </table:table-cell>
              <table:table-cell office:value-type="float" office:value="7982">
                <text:p>7982</text:p>
              </table:table-cell>
              <table:table-cell office:value-type="float" office:value="7999.99999995874">
                <text:p>7999.99999995874</text:p>
              </table:table-cell>
              <table:table-cell office:value-type="float" office:value="8658">
                <text:p>865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3363">
                <text:p>3363</text:p>
              </table:table-cell>
              <table:table-cell office:value-type="float" office:value="5996.03941446557">
                <text:p>5996.03941446557</text:p>
              </table:table-cell>
              <table:table-cell office:value-type="float" office:value="8008">
                <text:p>8008</text:p>
              </table:table-cell>
              <table:table-cell office:value-type="float" office:value="7999.99999996036">
                <text:p>7999.99999996036</text:p>
              </table:table-cell>
              <table:table-cell office:value-type="float" office:value="8647">
                <text:p>864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3360">
                <text:p>3360</text:p>
              </table:table-cell>
              <table:table-cell office:value-type="float" office:value="5996.09834155838">
                <text:p>5996.09834155838</text:p>
              </table:table-cell>
              <table:table-cell office:value-type="float" office:value="7994">
                <text:p>7994</text:p>
              </table:table-cell>
              <table:table-cell office:value-type="float" office:value="7999.99999996191">
                <text:p>7999.99999996191</text:p>
              </table:table-cell>
              <table:table-cell office:value-type="float" office:value="8637">
                <text:p>863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3369">
                <text:p>3369</text:p>
              </table:table-cell>
              <table:table-cell office:value-type="float" office:value="5996.15639247358">
                <text:p>5996.15639247358</text:p>
              </table:table-cell>
              <table:table-cell office:value-type="float" office:value="7975">
                <text:p>7975</text:p>
              </table:table-cell>
              <table:table-cell office:value-type="float" office:value="7999.99999996341">
                <text:p>7999.99999996341</text:p>
              </table:table-cell>
              <table:table-cell office:value-type="float" office:value="8639">
                <text:p>863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3376">
                <text:p>3376</text:p>
              </table:table-cell>
              <table:table-cell office:value-type="float" office:value="5996.21358022231">
                <text:p>5996.21358022231</text:p>
              </table:table-cell>
              <table:table-cell office:value-type="float" office:value="7970">
                <text:p>7970</text:p>
              </table:table-cell>
              <table:table-cell office:value-type="float" office:value="7999.99999996484">
                <text:p>7999.99999996484</text:p>
              </table:table-cell>
              <table:table-cell office:value-type="float" office:value="8645">
                <text:p>864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3381">
                <text:p>3381</text:p>
              </table:table-cell>
              <table:table-cell office:value-type="float" office:value="5996.26991762301">
                <text:p>5996.26991762301</text:p>
              </table:table-cell>
              <table:table-cell office:value-type="float" office:value="7971">
                <text:p>7971</text:p>
              </table:table-cell>
              <table:table-cell office:value-type="float" office:value="7999.99999996622">
                <text:p>7999.99999996622</text:p>
              </table:table-cell>
              <table:table-cell office:value-type="float" office:value="8671">
                <text:p>867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3396">
                <text:p>3396</text:p>
              </table:table-cell>
              <table:table-cell office:value-type="float" office:value="5996.3254173042">
                <text:p>5996.3254173042</text:p>
              </table:table-cell>
              <table:table-cell office:value-type="float" office:value="7965">
                <text:p>7965</text:p>
              </table:table-cell>
              <table:table-cell office:value-type="float" office:value="7999.99999996754">
                <text:p>7999.99999996754</text:p>
              </table:table-cell>
              <table:table-cell office:value-type="float" office:value="8705">
                <text:p>870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3391">
                <text:p>3391</text:p>
              </table:table-cell>
              <table:table-cell office:value-type="float" office:value="5996.38009170734">
                <text:p>5996.38009170734</text:p>
              </table:table-cell>
              <table:table-cell office:value-type="float" office:value="7967">
                <text:p>7967</text:p>
              </table:table-cell>
              <table:table-cell office:value-type="float" office:value="7999.99999996882">
                <text:p>7999.99999996882</text:p>
              </table:table-cell>
              <table:table-cell office:value-type="float" office:value="8695">
                <text:p>869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3390">
                <text:p>3390</text:p>
              </table:table-cell>
              <table:table-cell office:value-type="float" office:value="5996.43395308956">
                <text:p>5996.43395308956</text:p>
              </table:table-cell>
              <table:table-cell office:value-type="float" office:value="7993">
                <text:p>7993</text:p>
              </table:table-cell>
              <table:table-cell office:value-type="float" office:value="7999.99999997004">
                <text:p>7999.99999997004</text:p>
              </table:table-cell>
              <table:table-cell office:value-type="float" office:value="8678">
                <text:p>867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3377">
                <text:p>3377</text:p>
              </table:table-cell>
              <table:table-cell office:value-type="float" office:value="5996.48701352637">
                <text:p>5996.48701352637</text:p>
              </table:table-cell>
              <table:table-cell office:value-type="float" office:value="7975">
                <text:p>7975</text:p>
              </table:table-cell>
              <table:table-cell office:value-type="float" office:value="7999.99999997121">
                <text:p>7999.99999997121</text:p>
              </table:table-cell>
              <table:table-cell office:value-type="float" office:value="8665">
                <text:p>866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3373">
                <text:p>3373</text:p>
              </table:table-cell>
              <table:table-cell office:value-type="float" office:value="5996.53928491437">
                <text:p>5996.53928491437</text:p>
              </table:table-cell>
              <table:table-cell office:value-type="float" office:value="7975">
                <text:p>7975</text:p>
              </table:table-cell>
              <table:table-cell office:value-type="float" office:value="7999.99999997234">
                <text:p>7999.99999997234</text:p>
              </table:table-cell>
              <table:table-cell office:value-type="float" office:value="8665">
                <text:p>866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3393">
                <text:p>3393</text:p>
              </table:table-cell>
              <table:table-cell office:value-type="float" office:value="5996.59077897384">
                <text:p>5996.59077897384</text:p>
              </table:table-cell>
              <table:table-cell office:value-type="float" office:value="7960">
                <text:p>7960</text:p>
              </table:table-cell>
              <table:table-cell office:value-type="float" office:value="7999.99999997343">
                <text:p>7999.99999997343</text:p>
              </table:table-cell>
              <table:table-cell office:value-type="float" office:value="8669">
                <text:p>86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3410">
                <text:p>3410</text:p>
              </table:table-cell>
              <table:table-cell office:value-type="float" office:value="5996.64150725139">
                <text:p>5996.64150725139</text:p>
              </table:table-cell>
              <table:table-cell office:value-type="float" office:value="7953">
                <text:p>7953</text:p>
              </table:table-cell>
              <table:table-cell office:value-type="float" office:value="7999.99999997447">
                <text:p>7999.99999997447</text:p>
              </table:table-cell>
              <table:table-cell office:value-type="float" office:value="8671">
                <text:p>867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3410">
                <text:p>3410</text:p>
              </table:table-cell>
              <table:table-cell office:value-type="float" office:value="5996.69148112249">
                <text:p>5996.69148112249</text:p>
              </table:table-cell>
              <table:table-cell office:value-type="float" office:value="7941">
                <text:p>7941</text:p>
              </table:table-cell>
              <table:table-cell office:value-type="float" office:value="7999.99999997547">
                <text:p>7999.99999997547</text:p>
              </table:table-cell>
              <table:table-cell office:value-type="float" office:value="8674">
                <text:p>867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3411">
                <text:p>3411</text:p>
              </table:table-cell>
              <table:table-cell office:value-type="float" office:value="5996.740711794">
                <text:p>5996.740711794</text:p>
              </table:table-cell>
              <table:table-cell office:value-type="float" office:value="7958">
                <text:p>7958</text:p>
              </table:table-cell>
              <table:table-cell office:value-type="float" office:value="7999.99999997643">
                <text:p>7999.99999997643</text:p>
              </table:table-cell>
              <table:table-cell office:value-type="float" office:value="8666">
                <text:p>866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3422">
                <text:p>3422</text:p>
              </table:table-cell>
              <table:table-cell office:value-type="float" office:value="5996.78921030668">
                <text:p>5996.78921030668</text:p>
              </table:table-cell>
              <table:table-cell office:value-type="float" office:value="7976">
                <text:p>7976</text:p>
              </table:table-cell>
              <table:table-cell office:value-type="float" office:value="7999.99999997736">
                <text:p>7999.99999997736</text:p>
              </table:table-cell>
              <table:table-cell office:value-type="float" office:value="8652">
                <text:p>865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3430">
                <text:p>3430</text:p>
              </table:table-cell>
              <table:table-cell office:value-type="float" office:value="5996.83698753761">
                <text:p>5996.83698753761</text:p>
              </table:table-cell>
              <table:table-cell office:value-type="float" office:value="7968">
                <text:p>7968</text:p>
              </table:table-cell>
              <table:table-cell office:value-type="float" office:value="7999.99999997824">
                <text:p>7999.99999997824</text:p>
              </table:table-cell>
              <table:table-cell office:value-type="float" office:value="8646">
                <text:p>864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3440">
                <text:p>3440</text:p>
              </table:table-cell>
              <table:table-cell office:value-type="float" office:value="5996.88405420262">
                <text:p>5996.88405420262</text:p>
              </table:table-cell>
              <table:table-cell office:value-type="float" office:value="7960">
                <text:p>7960</text:p>
              </table:table-cell>
              <table:table-cell office:value-type="float" office:value="7999.9999999791">
                <text:p>7999.9999999791</text:p>
              </table:table-cell>
              <table:table-cell office:value-type="float" office:value="8634">
                <text:p>863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3454">
                <text:p>3454</text:p>
              </table:table-cell>
              <table:table-cell office:value-type="float" office:value="5996.93042085868">
                <text:p>5996.93042085868</text:p>
              </table:table-cell>
              <table:table-cell office:value-type="float" office:value="7958">
                <text:p>7958</text:p>
              </table:table-cell>
              <table:table-cell office:value-type="float" office:value="7999.99999997992">
                <text:p>7999.99999997992</text:p>
              </table:table-cell>
              <table:table-cell office:value-type="float" office:value="8633">
                <text:p>863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3448">
                <text:p>3448</text:p>
              </table:table-cell>
              <table:table-cell office:value-type="float" office:value="5996.97609790624">
                <text:p>5996.97609790624</text:p>
              </table:table-cell>
              <table:table-cell office:value-type="float" office:value="7953">
                <text:p>7953</text:p>
              </table:table-cell>
              <table:table-cell office:value-type="float" office:value="7999.9999999807">
                <text:p>7999.9999999807</text:p>
              </table:table-cell>
              <table:table-cell office:value-type="float" office:value="8633">
                <text:p>863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3453">
                <text:p>3453</text:p>
              </table:table-cell>
              <table:table-cell office:value-type="float" office:value="5997.02109559151">
                <text:p>5997.02109559151</text:p>
              </table:table-cell>
              <table:table-cell office:value-type="float" office:value="7979">
                <text:p>7979</text:p>
              </table:table-cell>
              <table:table-cell office:value-type="float" office:value="7999.99999998146">
                <text:p>7999.99999998146</text:p>
              </table:table-cell>
              <table:table-cell office:value-type="float" office:value="8625">
                <text:p>862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3461">
                <text:p>3461</text:p>
              </table:table-cell>
              <table:table-cell office:value-type="float" office:value="5997.0654240088">
                <text:p>5997.0654240088</text:p>
              </table:table-cell>
              <table:table-cell office:value-type="float" office:value="7960">
                <text:p>7960</text:p>
              </table:table-cell>
              <table:table-cell office:value-type="float" office:value="7999.99999998219">
                <text:p>7999.99999998219</text:p>
              </table:table-cell>
              <table:table-cell office:value-type="float" office:value="8624">
                <text:p>862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3475">
                <text:p>3475</text:p>
              </table:table-cell>
              <table:table-cell office:value-type="float" office:value="5997.10909310271">
                <text:p>5997.10909310271</text:p>
              </table:table-cell>
              <table:table-cell office:value-type="float" office:value="7957">
                <text:p>7957</text:p>
              </table:table-cell>
              <table:table-cell office:value-type="float" office:value="7999.99999998289">
                <text:p>7999.99999998289</text:p>
              </table:table-cell>
              <table:table-cell office:value-type="float" office:value="8627">
                <text:p>862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3470">
                <text:p>3470</text:p>
              </table:table-cell>
              <table:table-cell office:value-type="float" office:value="5997.15211267036">
                <text:p>5997.15211267036</text:p>
              </table:table-cell>
              <table:table-cell office:value-type="float" office:value="7986">
                <text:p>7986</text:p>
              </table:table-cell>
              <table:table-cell office:value-type="float" office:value="7999.99999998356">
                <text:p>7999.99999998356</text:p>
              </table:table-cell>
              <table:table-cell office:value-type="float" office:value="8640">
                <text:p>864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3480">
                <text:p>3480</text:p>
              </table:table-cell>
              <table:table-cell office:value-type="float" office:value="5997.19449236356">
                <text:p>5997.19449236356</text:p>
              </table:table-cell>
              <table:table-cell office:value-type="float" office:value="7973">
                <text:p>7973</text:p>
              </table:table-cell>
              <table:table-cell office:value-type="float" office:value="7999.9999999842">
                <text:p>7999.9999999842</text:p>
              </table:table-cell>
              <table:table-cell office:value-type="float" office:value="8624">
                <text:p>862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3494">
                <text:p>3494</text:p>
              </table:table-cell>
              <table:table-cell office:value-type="float" office:value="5997.23624169099">
                <text:p>5997.23624169099</text:p>
              </table:table-cell>
              <table:table-cell office:value-type="float" office:value="7966">
                <text:p>7966</text:p>
              </table:table-cell>
              <table:table-cell office:value-type="float" office:value="7999.99999998482">
                <text:p>7999.99999998482</text:p>
              </table:table-cell>
              <table:table-cell office:value-type="float" office:value="8631">
                <text:p>863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3505">
                <text:p>3505</text:p>
              </table:table-cell>
              <table:table-cell office:value-type="float" office:value="5997.27737002028">
                <text:p>5997.27737002028</text:p>
              </table:table-cell>
              <table:table-cell office:value-type="float" office:value="7945">
                <text:p>7945</text:p>
              </table:table-cell>
              <table:table-cell office:value-type="float" office:value="7999.99999998542">
                <text:p>7999.99999998542</text:p>
              </table:table-cell>
              <table:table-cell office:value-type="float" office:value="8632">
                <text:p>863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3523">
                <text:p>3523</text:p>
              </table:table-cell>
              <table:table-cell office:value-type="float" office:value="5997.31788658009">
                <text:p>5997.31788658009</text:p>
              </table:table-cell>
              <table:table-cell office:value-type="float" office:value="7950">
                <text:p>7950</text:p>
              </table:table-cell>
              <table:table-cell office:value-type="float" office:value="7999.99999998599">
                <text:p>7999.99999998599</text:p>
              </table:table-cell>
              <table:table-cell office:value-type="float" office:value="8639">
                <text:p>863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3523">
                <text:p>3523</text:p>
              </table:table-cell>
              <table:table-cell office:value-type="float" office:value="5997.35780046219">
                <text:p>5997.35780046219</text:p>
              </table:table-cell>
              <table:table-cell office:value-type="float" office:value="7942">
                <text:p>7942</text:p>
              </table:table-cell>
              <table:table-cell office:value-type="float" office:value="7999.99999998654">
                <text:p>7999.99999998654</text:p>
              </table:table-cell>
              <table:table-cell office:value-type="float" office:value="8627">
                <text:p>862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3538">
                <text:p>3538</text:p>
              </table:table-cell>
              <table:table-cell office:value-type="float" office:value="5997.39712062348">
                <text:p>5997.39712062348</text:p>
              </table:table-cell>
              <table:table-cell office:value-type="float" office:value="7928">
                <text:p>7928</text:p>
              </table:table-cell>
              <table:table-cell office:value-type="float" office:value="7999.99999998707">
                <text:p>7999.99999998707</text:p>
              </table:table-cell>
              <table:table-cell office:value-type="float" office:value="8627">
                <text:p>862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3546">
                <text:p>3546</text:p>
              </table:table-cell>
              <table:table-cell office:value-type="float" office:value="5997.43585588797">
                <text:p>5997.43585588797</text:p>
              </table:table-cell>
              <table:table-cell office:value-type="float" office:value="7926">
                <text:p>7926</text:p>
              </table:table-cell>
              <table:table-cell office:value-type="float" office:value="7999.99999998757">
                <text:p>7999.99999998757</text:p>
              </table:table-cell>
              <table:table-cell office:value-type="float" office:value="8645">
                <text:p>864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3551">
                <text:p>3551</text:p>
              </table:table-cell>
              <table:table-cell office:value-type="float" office:value="5997.47401494874">
                <text:p>5997.47401494874</text:p>
              </table:table-cell>
              <table:table-cell office:value-type="float" office:value="7921">
                <text:p>7921</text:p>
              </table:table-cell>
              <table:table-cell office:value-type="float" office:value="7999.99999998806">
                <text:p>7999.99999998806</text:p>
              </table:table-cell>
              <table:table-cell office:value-type="float" office:value="8667">
                <text:p>866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3545">
                <text:p>3545</text:p>
              </table:table-cell>
              <table:table-cell office:value-type="float" office:value="5997.5116063699">
                <text:p>5997.5116063699</text:p>
              </table:table-cell>
              <table:table-cell office:value-type="float" office:value="7955">
                <text:p>7955</text:p>
              </table:table-cell>
              <table:table-cell office:value-type="float" office:value="7999.99999998853">
                <text:p>7999.99999998853</text:p>
              </table:table-cell>
              <table:table-cell office:value-type="float" office:value="8630">
                <text:p>863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3550">
                <text:p>3550</text:p>
              </table:table-cell>
              <table:table-cell office:value-type="float" office:value="5997.54863858848">
                <text:p>5997.54863858848</text:p>
              </table:table-cell>
              <table:table-cell office:value-type="float" office:value="7948">
                <text:p>7948</text:p>
              </table:table-cell>
              <table:table-cell office:value-type="float" office:value="7999.99999998898">
                <text:p>7999.99999998898</text:p>
              </table:table-cell>
              <table:table-cell office:value-type="float" office:value="8634">
                <text:p>863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3562">
                <text:p>3562</text:p>
              </table:table-cell>
              <table:table-cell office:value-type="float" office:value="5997.58511991631">
                <text:p>5997.58511991631</text:p>
              </table:table-cell>
              <table:table-cell office:value-type="float" office:value="7962">
                <text:p>7962</text:p>
              </table:table-cell>
              <table:table-cell office:value-type="float" office:value="7999.99999998941">
                <text:p>7999.99999998941</text:p>
              </table:table-cell>
              <table:table-cell office:value-type="float" office:value="8641">
                <text:p>864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3568">
                <text:p>3568</text:p>
              </table:table-cell>
              <table:table-cell office:value-type="float" office:value="5997.62105854188">
                <text:p>5997.62105854188</text:p>
              </table:table-cell>
              <table:table-cell office:value-type="float" office:value="7981">
                <text:p>7981</text:p>
              </table:table-cell>
              <table:table-cell office:value-type="float" office:value="7999.99999998983">
                <text:p>7999.99999998983</text:p>
              </table:table-cell>
              <table:table-cell office:value-type="float" office:value="8648">
                <text:p>864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3573">
                <text:p>3573</text:p>
              </table:table-cell>
              <table:table-cell office:value-type="float" office:value="5997.65646253216">
                <text:p>5997.65646253216</text:p>
              </table:table-cell>
              <table:table-cell office:value-type="float" office:value="7973">
                <text:p>7973</text:p>
              </table:table-cell>
              <table:table-cell office:value-type="float" office:value="7999.99999999022">
                <text:p>7999.99999999022</text:p>
              </table:table-cell>
              <table:table-cell office:value-type="float" office:value="8659">
                <text:p>865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3571">
                <text:p>3571</text:p>
              </table:table-cell>
              <table:table-cell office:value-type="float" office:value="5997.69133983438">
                <text:p>5997.69133983438</text:p>
              </table:table-cell>
              <table:table-cell office:value-type="float" office:value="7973">
                <text:p>7973</text:p>
              </table:table-cell>
              <table:table-cell office:value-type="float" office:value="7999.99999999061">
                <text:p>7999.99999999061</text:p>
              </table:table-cell>
              <table:table-cell office:value-type="float" office:value="8659">
                <text:p>865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3593">
                <text:p>3593</text:p>
              </table:table-cell>
              <table:table-cell office:value-type="float" office:value="5997.72569827785">
                <text:p>5997.72569827785</text:p>
              </table:table-cell>
              <table:table-cell office:value-type="float" office:value="7964">
                <text:p>7964</text:p>
              </table:table-cell>
              <table:table-cell office:value-type="float" office:value="7999.99999999098">
                <text:p>7999.99999999098</text:p>
              </table:table-cell>
              <table:table-cell office:value-type="float" office:value="8654">
                <text:p>865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3596">
                <text:p>3596</text:p>
              </table:table-cell>
              <table:table-cell office:value-type="float" office:value="5997.75954557564">
                <text:p>5997.75954557564</text:p>
              </table:table-cell>
              <table:table-cell office:value-type="float" office:value="7984">
                <text:p>7984</text:p>
              </table:table-cell>
              <table:table-cell office:value-type="float" office:value="7999.99999999133">
                <text:p>7999.99999999133</text:p>
              </table:table-cell>
              <table:table-cell office:value-type="float" office:value="8649">
                <text:p>864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3589">
                <text:p>3589</text:p>
              </table:table-cell>
              <table:table-cell office:value-type="float" office:value="5997.79288932635">
                <text:p>5997.79288932635</text:p>
              </table:table-cell>
              <table:table-cell office:value-type="float" office:value="7982">
                <text:p>7982</text:p>
              </table:table-cell>
              <table:table-cell office:value-type="float" office:value="7999.99999999167">
                <text:p>7999.99999999167</text:p>
              </table:table-cell>
              <table:table-cell office:value-type="float" office:value="8654">
                <text:p>865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3605">
                <text:p>3605</text:p>
              </table:table-cell>
              <table:table-cell office:value-type="float" office:value="5997.8257370158">
                <text:p>5997.8257370158</text:p>
              </table:table-cell>
              <table:table-cell office:value-type="float" office:value="7980">
                <text:p>7980</text:p>
              </table:table-cell>
              <table:table-cell office:value-type="float" office:value="7999.999999992">
                <text:p>7999.999999992</text:p>
              </table:table-cell>
              <table:table-cell office:value-type="float" office:value="8645">
                <text:p>864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3594">
                <text:p>3594</text:p>
              </table:table-cell>
              <table:table-cell office:value-type="float" office:value="5997.85809601865">
                <text:p>5997.85809601865</text:p>
              </table:table-cell>
              <table:table-cell office:value-type="float" office:value="7995">
                <text:p>7995</text:p>
              </table:table-cell>
              <table:table-cell office:value-type="float" office:value="7999.99999999231">
                <text:p>7999.99999999231</text:p>
              </table:table-cell>
              <table:table-cell office:value-type="float" office:value="8661">
                <text:p>866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3598">
                <text:p>3598</text:p>
              </table:table-cell>
              <table:table-cell office:value-type="float" office:value="5997.88997360013">
                <text:p>5997.88997360013</text:p>
              </table:table-cell>
              <table:table-cell office:value-type="float" office:value="8012">
                <text:p>8012</text:p>
              </table:table-cell>
              <table:table-cell office:value-type="float" office:value="7999.99999999261">
                <text:p>7999.99999999261</text:p>
              </table:table-cell>
              <table:table-cell office:value-type="float" office:value="8666">
                <text:p>866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3583">
                <text:p>3583</text:p>
              </table:table-cell>
              <table:table-cell office:value-type="float" office:value="5997.92137691756">
                <text:p>5997.92137691756</text:p>
              </table:table-cell>
              <table:table-cell office:value-type="float" office:value="8018">
                <text:p>8018</text:p>
              </table:table-cell>
              <table:table-cell office:value-type="float" office:value="7999.9999999929">
                <text:p>7999.9999999929</text:p>
              </table:table-cell>
              <table:table-cell office:value-type="float" office:value="8675">
                <text:p>867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3583">
                <text:p>3583</text:p>
              </table:table-cell>
              <table:table-cell office:value-type="float" office:value="5997.95231302204">
                <text:p>5997.95231302204</text:p>
              </table:table-cell>
              <table:table-cell office:value-type="float" office:value="7999">
                <text:p>7999</text:p>
              </table:table-cell>
              <table:table-cell office:value-type="float" office:value="7999.99999999318">
                <text:p>7999.99999999318</text:p>
              </table:table-cell>
              <table:table-cell office:value-type="float" office:value="8669">
                <text:p>86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3582">
                <text:p>3582</text:p>
              </table:table-cell>
              <table:table-cell office:value-type="float" office:value="5997.98278885996">
                <text:p>5997.98278885996</text:p>
              </table:table-cell>
              <table:table-cell office:value-type="float" office:value="8004">
                <text:p>8004</text:p>
              </table:table-cell>
              <table:table-cell office:value-type="float" office:value="7999.99999999345">
                <text:p>7999.99999999345</text:p>
              </table:table-cell>
              <table:table-cell office:value-type="float" office:value="8669">
                <text:p>86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3576">
                <text:p>3576</text:p>
              </table:table-cell>
              <table:table-cell office:value-type="float" office:value="5998.01281127459">
                <text:p>5998.01281127459</text:p>
              </table:table-cell>
              <table:table-cell office:value-type="float" office:value="7992">
                <text:p>7992</text:p>
              </table:table-cell>
              <table:table-cell office:value-type="float" office:value="7999.9999999937">
                <text:p>7999.9999999937</text:p>
              </table:table-cell>
              <table:table-cell office:value-type="float" office:value="8661">
                <text:p>866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3585">
                <text:p>3585</text:p>
              </table:table-cell>
              <table:table-cell office:value-type="float" office:value="5998.04238700756">
                <text:p>5998.04238700756</text:p>
              </table:table-cell>
              <table:table-cell office:value-type="float" office:value="7980">
                <text:p>7980</text:p>
              </table:table-cell>
              <table:table-cell office:value-type="float" office:value="7999.99999999395">
                <text:p>7999.99999999395</text:p>
              </table:table-cell>
              <table:table-cell office:value-type="float" office:value="8669">
                <text:p>866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3580">
                <text:p>3580</text:p>
              </table:table-cell>
              <table:table-cell office:value-type="float" office:value="5998.07152270043">
                <text:p>5998.07152270043</text:p>
              </table:table-cell>
              <table:table-cell office:value-type="float" office:value="7977">
                <text:p>7977</text:p>
              </table:table-cell>
              <table:table-cell office:value-type="float" office:value="7999.99999999419">
                <text:p>7999.99999999419</text:p>
              </table:table-cell>
              <table:table-cell office:value-type="float" office:value="8655">
                <text:p>865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3593">
                <text:p>3593</text:p>
              </table:table-cell>
              <table:table-cell office:value-type="float" office:value="5998.10022489611">
                <text:p>5998.10022489611</text:p>
              </table:table-cell>
              <table:table-cell office:value-type="float" office:value="7949">
                <text:p>7949</text:p>
              </table:table-cell>
              <table:table-cell office:value-type="float" office:value="7999.99999999442">
                <text:p>7999.99999999442</text:p>
              </table:table-cell>
              <table:table-cell office:value-type="float" office:value="8649">
                <text:p>864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3613">
                <text:p>3613</text:p>
              </table:table-cell>
              <table:table-cell office:value-type="float" office:value="5998.12850004035">
                <text:p>5998.12850004035</text:p>
              </table:table-cell>
              <table:table-cell office:value-type="float" office:value="7950">
                <text:p>7950</text:p>
              </table:table-cell>
              <table:table-cell office:value-type="float" office:value="7999.99999999463">
                <text:p>7999.99999999463</text:p>
              </table:table-cell>
              <table:table-cell office:value-type="float" office:value="8674">
                <text:p>867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3607">
                <text:p>3607</text:p>
              </table:table-cell>
              <table:table-cell office:value-type="float" office:value="5998.1563544832">
                <text:p>5998.1563544832</text:p>
              </table:table-cell>
              <table:table-cell office:value-type="float" office:value="7953">
                <text:p>7953</text:p>
              </table:table-cell>
              <table:table-cell office:value-type="float" office:value="7999.99999999485">
                <text:p>7999.99999999485</text:p>
              </table:table-cell>
              <table:table-cell office:value-type="float" office:value="8660">
                <text:p>866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3615">
                <text:p>3615</text:p>
              </table:table-cell>
              <table:table-cell office:value-type="float" office:value="5998.18379448038">
                <text:p>5998.18379448038</text:p>
              </table:table-cell>
              <table:table-cell office:value-type="float" office:value="7939">
                <text:p>7939</text:p>
              </table:table-cell>
              <table:table-cell office:value-type="float" office:value="7999.99999999505">
                <text:p>7999.99999999505</text:p>
              </table:table-cell>
              <table:table-cell office:value-type="float" office:value="8648">
                <text:p>864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3604">
                <text:p>3604</text:p>
              </table:table-cell>
              <table:table-cell office:value-type="float" office:value="5998.21082619471">
                <text:p>5998.21082619471</text:p>
              </table:table-cell>
              <table:table-cell office:value-type="float" office:value="7929">
                <text:p>7929</text:p>
              </table:table-cell>
              <table:table-cell office:value-type="float" office:value="7999.99999999524">
                <text:p>7999.99999999524</text:p>
              </table:table-cell>
              <table:table-cell office:value-type="float" office:value="8636">
                <text:p>863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3634">
                <text:p>3634</text:p>
              </table:table-cell>
              <table:table-cell office:value-type="float" office:value="5998.23745569747">
                <text:p>5998.23745569747</text:p>
              </table:table-cell>
              <table:table-cell office:value-type="float" office:value="7940">
                <text:p>7940</text:p>
              </table:table-cell>
              <table:table-cell office:value-type="float" office:value="7999.99999999543">
                <text:p>7999.99999999543</text:p>
              </table:table-cell>
              <table:table-cell office:value-type="float" office:value="8644">
                <text:p>864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3650">
                <text:p>3650</text:p>
              </table:table-cell>
              <table:table-cell office:value-type="float" office:value="5998.26368896978">
                <text:p>5998.26368896978</text:p>
              </table:table-cell>
              <table:table-cell office:value-type="float" office:value="7956">
                <text:p>7956</text:p>
              </table:table-cell>
              <table:table-cell office:value-type="float" office:value="7999.99999999561">
                <text:p>7999.99999999561</text:p>
              </table:table-cell>
              <table:table-cell office:value-type="float" office:value="8643">
                <text:p>864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3662">
                <text:p>3662</text:p>
              </table:table-cell>
              <table:table-cell office:value-type="float" office:value="5998.28953190391">
                <text:p>5998.28953190391</text:p>
              </table:table-cell>
              <table:table-cell office:value-type="float" office:value="7952">
                <text:p>7952</text:p>
              </table:table-cell>
              <table:table-cell office:value-type="float" office:value="7999.99999999578">
                <text:p>7999.99999999578</text:p>
              </table:table-cell>
              <table:table-cell office:value-type="float" office:value="8687">
                <text:p>868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3671">
                <text:p>3671</text:p>
              </table:table-cell>
              <table:table-cell office:value-type="float" office:value="5998.31499030462">
                <text:p>5998.31499030462</text:p>
              </table:table-cell>
              <table:table-cell office:value-type="float" office:value="7947">
                <text:p>7947</text:p>
              </table:table-cell>
              <table:table-cell office:value-type="float" office:value="7999.99999999594">
                <text:p>7999.99999999594</text:p>
              </table:table-cell>
              <table:table-cell office:value-type="float" office:value="8684">
                <text:p>868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3686">
                <text:p>3686</text:p>
              </table:table-cell>
              <table:table-cell office:value-type="float" office:value="5998.34006989042">
                <text:p>5998.34006989042</text:p>
              </table:table-cell>
              <table:table-cell office:value-type="float" office:value="7935">
                <text:p>7935</text:p>
              </table:table-cell>
              <table:table-cell office:value-type="float" office:value="7999.9999999961">
                <text:p>7999.9999999961</text:p>
              </table:table-cell>
              <table:table-cell office:value-type="float" office:value="8679">
                <text:p>867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3691">
                <text:p>3691</text:p>
              </table:table-cell>
              <table:table-cell office:value-type="float" office:value="5998.36477629489">
                <text:p>5998.36477629489</text:p>
              </table:table-cell>
              <table:table-cell office:value-type="float" office:value="7916">
                <text:p>7916</text:p>
              </table:table-cell>
              <table:table-cell office:value-type="float" office:value="7999.99999999626">
                <text:p>7999.99999999626</text:p>
              </table:table-cell>
              <table:table-cell office:value-type="float" office:value="8656">
                <text:p>865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3703">
                <text:p>3703</text:p>
              </table:table-cell>
              <table:table-cell office:value-type="float" office:value="5998.38911506793">
                <text:p>5998.38911506793</text:p>
              </table:table-cell>
              <table:table-cell office:value-type="float" office:value="7927">
                <text:p>7927</text:p>
              </table:table-cell>
              <table:table-cell office:value-type="float" office:value="7999.9999999964">
                <text:p>7999.9999999964</text:p>
              </table:table-cell>
              <table:table-cell office:value-type="float" office:value="8640">
                <text:p>864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3706">
                <text:p>3706</text:p>
              </table:table-cell>
              <table:table-cell office:value-type="float" office:value="5998.41309167696">
                <text:p>5998.41309167696</text:p>
              </table:table-cell>
              <table:table-cell office:value-type="float" office:value="7924">
                <text:p>7924</text:p>
              </table:table-cell>
              <table:table-cell office:value-type="float" office:value="7999.99999999655">
                <text:p>7999.99999999655</text:p>
              </table:table-cell>
              <table:table-cell office:value-type="float" office:value="8605">
                <text:p>860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3709">
                <text:p>3709</text:p>
              </table:table-cell>
              <table:table-cell office:value-type="float" office:value="5998.43671150822">
                <text:p>5998.43671150822</text:p>
              </table:table-cell>
              <table:table-cell office:value-type="float" office:value="7928">
                <text:p>7928</text:p>
              </table:table-cell>
              <table:table-cell office:value-type="float" office:value="7999.99999999668">
                <text:p>7999.99999999668</text:p>
              </table:table-cell>
              <table:table-cell office:value-type="float" office:value="8634">
                <text:p>863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3709">
                <text:p>3709</text:p>
              </table:table-cell>
              <table:table-cell office:value-type="float" office:value="5998.45997986788">
                <text:p>5998.45997986788</text:p>
              </table:table-cell>
              <table:table-cell office:value-type="float" office:value="7922">
                <text:p>7922</text:p>
              </table:table-cell>
              <table:table-cell office:value-type="float" office:value="7999.99999999681">
                <text:p>7999.99999999681</text:p>
              </table:table-cell>
              <table:table-cell office:value-type="float" office:value="8631">
                <text:p>863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3719">
                <text:p>3719</text:p>
              </table:table-cell>
              <table:table-cell office:value-type="float" office:value="5998.4829019833">
                <text:p>5998.4829019833</text:p>
              </table:table-cell>
              <table:table-cell office:value-type="float" office:value="7921">
                <text:p>7921</text:p>
              </table:table-cell>
              <table:table-cell office:value-type="float" office:value="7999.99999999694">
                <text:p>7999.99999999694</text:p>
              </table:table-cell>
              <table:table-cell office:value-type="float" office:value="8625">
                <text:p>862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3716">
                <text:p>3716</text:p>
              </table:table-cell>
              <table:table-cell office:value-type="float" office:value="5998.50548300418">
                <text:p>5998.50548300418</text:p>
              </table:table-cell>
              <table:table-cell office:value-type="float" office:value="7910">
                <text:p>7910</text:p>
              </table:table-cell>
              <table:table-cell office:value-type="float" office:value="7999.99999999706">
                <text:p>7999.99999999706</text:p>
              </table:table-cell>
              <table:table-cell office:value-type="float" office:value="8621">
                <text:p>862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3710">
                <text:p>3710</text:p>
              </table:table-cell>
              <table:table-cell office:value-type="float" office:value="5998.52772800369">
                <text:p>5998.52772800369</text:p>
              </table:table-cell>
              <table:table-cell office:value-type="float" office:value="7923">
                <text:p>7923</text:p>
              </table:table-cell>
              <table:table-cell office:value-type="float" office:value="7999.99999999717">
                <text:p>7999.99999999717</text:p>
              </table:table-cell>
              <table:table-cell office:value-type="float" office:value="8613">
                <text:p>861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3709">
                <text:p>3709</text:p>
              </table:table-cell>
              <table:table-cell office:value-type="float" office:value="5998.54964197963">
                <text:p>5998.54964197963</text:p>
              </table:table-cell>
              <table:table-cell office:value-type="float" office:value="7901">
                <text:p>7901</text:p>
              </table:table-cell>
              <table:table-cell office:value-type="float" office:value="7999.99999999728">
                <text:p>7999.99999999728</text:p>
              </table:table-cell>
              <table:table-cell office:value-type="float" office:value="8601">
                <text:p>860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3710">
                <text:p>3710</text:p>
              </table:table-cell>
              <table:table-cell office:value-type="float" office:value="5998.57122985552">
                <text:p>5998.57122985552</text:p>
              </table:table-cell>
              <table:table-cell office:value-type="float" office:value="7910">
                <text:p>7910</text:p>
              </table:table-cell>
              <table:table-cell office:value-type="float" office:value="7999.99999999739">
                <text:p>7999.99999999739</text:p>
              </table:table-cell>
              <table:table-cell office:value-type="float" office:value="8605">
                <text:p>860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3705">
                <text:p>3705</text:p>
              </table:table-cell>
              <table:table-cell office:value-type="float" office:value="5998.59249648174">
                <text:p>5998.59249648174</text:p>
              </table:table-cell>
              <table:table-cell office:value-type="float" office:value="7906">
                <text:p>7906</text:p>
              </table:table-cell>
              <table:table-cell office:value-type="float" office:value="7999.99999999749">
                <text:p>7999.99999999749</text:p>
              </table:table-cell>
              <table:table-cell office:value-type="float" office:value="8606">
                <text:p>860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3698">
                <text:p>3698</text:p>
              </table:table-cell>
              <table:table-cell office:value-type="float" office:value="5998.6134466366">
                <text:p>5998.6134466366</text:p>
              </table:table-cell>
              <table:table-cell office:value-type="float" office:value="7921">
                <text:p>7921</text:p>
              </table:table-cell>
              <table:table-cell office:value-type="float" office:value="7999.99999999759">
                <text:p>7999.99999999759</text:p>
              </table:table-cell>
              <table:table-cell office:value-type="float" office:value="8604">
                <text:p>860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3720">
                <text:p>3720</text:p>
              </table:table-cell>
              <table:table-cell office:value-type="float" office:value="5998.63408502736">
                <text:p>5998.63408502736</text:p>
              </table:table-cell>
              <table:table-cell office:value-type="float" office:value="7935">
                <text:p>7935</text:p>
              </table:table-cell>
              <table:table-cell office:value-type="float" office:value="7999.99999999768">
                <text:p>7999.99999999768</text:p>
              </table:table-cell>
              <table:table-cell office:value-type="float" office:value="8590">
                <text:p>859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3726">
                <text:p>3726</text:p>
              </table:table-cell>
              <table:table-cell office:value-type="float" office:value="5998.65441629138">
                <text:p>5998.65441629138</text:p>
              </table:table-cell>
              <table:table-cell office:value-type="float" office:value="7931">
                <text:p>7931</text:p>
              </table:table-cell>
              <table:table-cell office:value-type="float" office:value="7999.99999999778">
                <text:p>7999.99999999778</text:p>
              </table:table-cell>
              <table:table-cell office:value-type="float" office:value="8594">
                <text:p>859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3736">
                <text:p>3736</text:p>
              </table:table-cell>
              <table:table-cell office:value-type="float" office:value="5998.67444499707">
                <text:p>5998.67444499707</text:p>
              </table:table-cell>
              <table:table-cell office:value-type="float" office:value="7931">
                <text:p>7931</text:p>
              </table:table-cell>
              <table:table-cell office:value-type="float" office:value="7999.99999999786">
                <text:p>7999.99999999786</text:p>
              </table:table-cell>
              <table:table-cell office:value-type="float" office:value="8565">
                <text:p>856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3726">
                <text:p>3726</text:p>
              </table:table-cell>
              <table:table-cell office:value-type="float" office:value="5998.69417564495">
                <text:p>5998.69417564495</text:p>
              </table:table-cell>
              <table:table-cell office:value-type="float" office:value="7920">
                <text:p>7920</text:p>
              </table:table-cell>
              <table:table-cell office:value-type="float" office:value="7999.99999999795">
                <text:p>7999.99999999795</text:p>
              </table:table-cell>
              <table:table-cell office:value-type="float" office:value="8560">
                <text:p>856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3733">
                <text:p>3733</text:p>
              </table:table-cell>
              <table:table-cell office:value-type="float" office:value="5998.71361266866">
                <text:p>5998.71361266866</text:p>
              </table:table-cell>
              <table:table-cell office:value-type="float" office:value="7902">
                <text:p>7902</text:p>
              </table:table-cell>
              <table:table-cell office:value-type="float" office:value="7999.99999999803">
                <text:p>7999.99999999803</text:p>
              </table:table-cell>
              <table:table-cell office:value-type="float" office:value="8557">
                <text:p>855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3741">
                <text:p>3741</text:p>
              </table:table-cell>
              <table:table-cell office:value-type="float" office:value="5998.73276043596">
                <text:p>5998.73276043596</text:p>
              </table:table-cell>
              <table:table-cell office:value-type="float" office:value="7889">
                <text:p>7889</text:p>
              </table:table-cell>
              <table:table-cell office:value-type="float" office:value="7999.9999999981">
                <text:p>7999.9999999981</text:p>
              </table:table-cell>
              <table:table-cell office:value-type="float" office:value="8562">
                <text:p>856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3738">
                <text:p>3738</text:p>
              </table:table-cell>
              <table:table-cell office:value-type="float" office:value="5998.75162324966">
                <text:p>5998.75162324966</text:p>
              </table:table-cell>
              <table:table-cell office:value-type="float" office:value="7884">
                <text:p>7884</text:p>
              </table:table-cell>
              <table:table-cell office:value-type="float" office:value="7999.99999999818">
                <text:p>7999.99999999818</text:p>
              </table:table-cell>
              <table:table-cell office:value-type="float" office:value="8566">
                <text:p>856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3741">
                <text:p>3741</text:p>
              </table:table-cell>
              <table:table-cell office:value-type="float" office:value="5998.77020534864">
                <text:p>5998.77020534864</text:p>
              </table:table-cell>
              <table:table-cell office:value-type="float" office:value="7888">
                <text:p>7888</text:p>
              </table:table-cell>
              <table:table-cell office:value-type="float" office:value="7999.99999999825">
                <text:p>7999.99999999825</text:p>
              </table:table-cell>
              <table:table-cell office:value-type="float" office:value="8535">
                <text:p>853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3754">
                <text:p>3754</text:p>
              </table:table-cell>
              <table:table-cell office:value-type="float" office:value="5998.78851090878">
                <text:p>5998.78851090878</text:p>
              </table:table-cell>
              <table:table-cell office:value-type="float" office:value="7907">
                <text:p>7907</text:p>
              </table:table-cell>
              <table:table-cell office:value-type="float" office:value="7999.99999999832">
                <text:p>7999.99999999832</text:p>
              </table:table-cell>
              <table:table-cell office:value-type="float" office:value="8557">
                <text:p>855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3759">
                <text:p>3759</text:p>
              </table:table-cell>
              <table:table-cell office:value-type="float" office:value="5998.80654404386">
                <text:p>5998.80654404386</text:p>
              </table:table-cell>
              <table:table-cell office:value-type="float" office:value="7917">
                <text:p>7917</text:p>
              </table:table-cell>
              <table:table-cell office:value-type="float" office:value="7999.99999999838">
                <text:p>7999.99999999838</text:p>
              </table:table-cell>
              <table:table-cell office:value-type="float" office:value="8537">
                <text:p>853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3777">
                <text:p>3777</text:p>
              </table:table-cell>
              <table:table-cell office:value-type="float" office:value="5998.82430880656">
                <text:p>5998.82430880656</text:p>
              </table:table-cell>
              <table:table-cell office:value-type="float" office:value="7920">
                <text:p>7920</text:p>
              </table:table-cell>
              <table:table-cell office:value-type="float" office:value="7999.99999999845">
                <text:p>7999.99999999845</text:p>
              </table:table-cell>
              <table:table-cell office:value-type="float" office:value="8542">
                <text:p>854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3785">
                <text:p>3785</text:p>
              </table:table-cell>
              <table:table-cell office:value-type="float" office:value="5998.84180918927">
                <text:p>5998.84180918927</text:p>
              </table:table-cell>
              <table:table-cell office:value-type="float" office:value="7932">
                <text:p>7932</text:p>
              </table:table-cell>
              <table:table-cell office:value-type="float" office:value="7999.99999999851">
                <text:p>7999.99999999851</text:p>
              </table:table-cell>
              <table:table-cell office:value-type="float" office:value="8558">
                <text:p>855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3796">
                <text:p>3796</text:p>
              </table:table-cell>
              <table:table-cell office:value-type="float" office:value="5998.85904912507">
                <text:p>5998.85904912507</text:p>
              </table:table-cell>
              <table:table-cell office:value-type="float" office:value="7925">
                <text:p>7925</text:p>
              </table:table-cell>
              <table:table-cell office:value-type="float" office:value="7999.99999999857">
                <text:p>7999.99999999857</text:p>
              </table:table-cell>
              <table:table-cell office:value-type="float" office:value="8557">
                <text:p>855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3800">
                <text:p>3800</text:p>
              </table:table-cell>
              <table:table-cell office:value-type="float" office:value="5998.87603248855">
                <text:p>5998.87603248855</text:p>
              </table:table-cell>
              <table:table-cell office:value-type="float" office:value="7929">
                <text:p>7929</text:p>
              </table:table-cell>
              <table:table-cell office:value-type="float" office:value="7999.99999999862">
                <text:p>7999.99999999862</text:p>
              </table:table-cell>
              <table:table-cell office:value-type="float" office:value="8557">
                <text:p>855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3790">
                <text:p>3790</text:p>
              </table:table-cell>
              <table:table-cell office:value-type="float" office:value="5998.89276309672">
                <text:p>5998.89276309672</text:p>
              </table:table-cell>
              <table:table-cell office:value-type="float" office:value="7932">
                <text:p>7932</text:p>
              </table:table-cell>
              <table:table-cell office:value-type="float" office:value="7999.99999999868">
                <text:p>7999.99999999868</text:p>
              </table:table-cell>
              <table:table-cell office:value-type="float" office:value="8554">
                <text:p>855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3796">
                <text:p>3796</text:p>
              </table:table-cell>
              <table:table-cell office:value-type="float" office:value="5998.90924470983">
                <text:p>5998.90924470983</text:p>
              </table:table-cell>
              <table:table-cell office:value-type="float" office:value="7915">
                <text:p>7915</text:p>
              </table:table-cell>
              <table:table-cell office:value-type="float" office:value="7999.99999999873">
                <text:p>7999.99999999873</text:p>
              </table:table-cell>
              <table:table-cell office:value-type="float" office:value="8571">
                <text:p>857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3812">
                <text:p>3812</text:p>
              </table:table-cell>
              <table:table-cell office:value-type="float" office:value="5998.92548103224">
                <text:p>5998.92548103224</text:p>
              </table:table-cell>
              <table:table-cell office:value-type="float" office:value="7929">
                <text:p>7929</text:p>
              </table:table-cell>
              <table:table-cell office:value-type="float" office:value="7999.99999999878">
                <text:p>7999.99999999878</text:p>
              </table:table-cell>
              <table:table-cell office:value-type="float" office:value="8574">
                <text:p>857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3805">
                <text:p>3805</text:p>
              </table:table-cell>
              <table:table-cell office:value-type="float" office:value="5998.94147571324">
                <text:p>5998.94147571324</text:p>
              </table:table-cell>
              <table:table-cell office:value-type="float" office:value="7943">
                <text:p>7943</text:p>
              </table:table-cell>
              <table:table-cell office:value-type="float" office:value="7999.99999999883">
                <text:p>7999.99999999883</text:p>
              </table:table-cell>
              <table:table-cell office:value-type="float" office:value="8579">
                <text:p>857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3804">
                <text:p>3804</text:p>
              </table:table-cell>
              <table:table-cell office:value-type="float" office:value="5998.95723234786">
                <text:p>5998.95723234786</text:p>
              </table:table-cell>
              <table:table-cell office:value-type="float" office:value="7932">
                <text:p>7932</text:p>
              </table:table-cell>
              <table:table-cell office:value-type="float" office:value="7999.99999999887">
                <text:p>7999.99999999887</text:p>
              </table:table-cell>
              <table:table-cell office:value-type="float" office:value="8596">
                <text:p>859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3802">
                <text:p>3802</text:p>
              </table:table-cell>
              <table:table-cell office:value-type="float" office:value="5998.97275447768">
                <text:p>5998.97275447768</text:p>
              </table:table-cell>
              <table:table-cell office:value-type="float" office:value="7928">
                <text:p>7928</text:p>
              </table:table-cell>
              <table:table-cell office:value-type="float" office:value="7999.99999999892">
                <text:p>7999.99999999892</text:p>
              </table:table-cell>
              <table:table-cell office:value-type="float" office:value="8608">
                <text:p>860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3790">
                <text:p>3790</text:p>
              </table:table-cell>
              <table:table-cell office:value-type="float" office:value="5998.98804559164">
                <text:p>5998.98804559164</text:p>
              </table:table-cell>
              <table:table-cell office:value-type="float" office:value="7925">
                <text:p>7925</text:p>
              </table:table-cell>
              <table:table-cell office:value-type="float" office:value="7999.99999999896">
                <text:p>7999.99999999896</text:p>
              </table:table-cell>
              <table:table-cell office:value-type="float" office:value="8620">
                <text:p>862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3787">
                <text:p>3787</text:p>
              </table:table-cell>
              <table:table-cell office:value-type="float" office:value="5999.00310912679">
                <text:p>5999.00310912679</text:p>
              </table:table-cell>
              <table:table-cell office:value-type="float" office:value="7893">
                <text:p>7893</text:p>
              </table:table-cell>
              <table:table-cell office:value-type="float" office:value="7999.999999999">
                <text:p>7999.999999999</text:p>
              </table:table-cell>
              <table:table-cell office:value-type="float" office:value="8629">
                <text:p>862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3791">
                <text:p>3791</text:p>
              </table:table-cell>
              <table:table-cell office:value-type="float" office:value="5999.01794846909">
                <text:p>5999.01794846909</text:p>
              </table:table-cell>
              <table:table-cell office:value-type="float" office:value="7889">
                <text:p>7889</text:p>
              </table:table-cell>
              <table:table-cell office:value-type="float" office:value="7999.99999999904">
                <text:p>7999.99999999904</text:p>
              </table:table-cell>
              <table:table-cell office:value-type="float" office:value="8621">
                <text:p>862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3815">
                <text:p>3815</text:p>
              </table:table-cell>
              <table:table-cell office:value-type="float" office:value="5999.03256695415">
                <text:p>5999.03256695415</text:p>
              </table:table-cell>
              <table:table-cell office:value-type="float" office:value="7910">
                <text:p>7910</text:p>
              </table:table-cell>
              <table:table-cell office:value-type="float" office:value="7999.99999999908">
                <text:p>7999.99999999908</text:p>
              </table:table-cell>
              <table:table-cell office:value-type="float" office:value="8636">
                <text:p>863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3813">
                <text:p>3813</text:p>
              </table:table-cell>
              <table:table-cell office:value-type="float" office:value="5999.04696786798">
                <text:p>5999.04696786798</text:p>
              </table:table-cell>
              <table:table-cell office:value-type="float" office:value="7912">
                <text:p>7912</text:p>
              </table:table-cell>
              <table:table-cell office:value-type="float" office:value="7999.99999999911">
                <text:p>7999.99999999911</text:p>
              </table:table-cell>
              <table:table-cell office:value-type="float" office:value="8632">
                <text:p>863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3810">
                <text:p>3810</text:p>
              </table:table-cell>
              <table:table-cell office:value-type="float" office:value="5999.06115444774">
                <text:p>5999.06115444774</text:p>
              </table:table-cell>
              <table:table-cell office:value-type="float" office:value="7920">
                <text:p>7920</text:p>
              </table:table-cell>
              <table:table-cell office:value-type="float" office:value="7999.99999999915">
                <text:p>7999.99999999915</text:p>
              </table:table-cell>
              <table:table-cell office:value-type="float" office:value="8613">
                <text:p>861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3805">
                <text:p>3805</text:p>
              </table:table-cell>
              <table:table-cell office:value-type="float" office:value="5999.07512988245">
                <text:p>5999.07512988245</text:p>
              </table:table-cell>
              <table:table-cell office:value-type="float" office:value="7922">
                <text:p>7922</text:p>
              </table:table-cell>
              <table:table-cell office:value-type="float" office:value="7999.99999999918">
                <text:p>7999.99999999918</text:p>
              </table:table-cell>
              <table:table-cell office:value-type="float" office:value="8636">
                <text:p>863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3823">
                <text:p>3823</text:p>
              </table:table-cell>
              <table:table-cell office:value-type="float" office:value="5999.08889731371">
                <text:p>5999.08889731371</text:p>
              </table:table-cell>
              <table:table-cell office:value-type="float" office:value="7911">
                <text:p>7911</text:p>
              </table:table-cell>
              <table:table-cell office:value-type="float" office:value="7999.99999999921">
                <text:p>7999.99999999921</text:p>
              </table:table-cell>
              <table:table-cell office:value-type="float" office:value="8645">
                <text:p>864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3829">
                <text:p>3829</text:p>
              </table:table-cell>
              <table:table-cell office:value-type="float" office:value="5999.10245983641">
                <text:p>5999.10245983641</text:p>
              </table:table-cell>
              <table:table-cell office:value-type="float" office:value="7901">
                <text:p>7901</text:p>
              </table:table-cell>
              <table:table-cell office:value-type="float" office:value="7999.99999999924">
                <text:p>7999.99999999924</text:p>
              </table:table-cell>
              <table:table-cell office:value-type="float" office:value="8650">
                <text:p>865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3829">
                <text:p>3829</text:p>
              </table:table-cell>
              <table:table-cell office:value-type="float" office:value="5999.11582049941">
                <text:p>5999.11582049941</text:p>
              </table:table-cell>
              <table:table-cell office:value-type="float" office:value="7920">
                <text:p>7920</text:p>
              </table:table-cell>
              <table:table-cell office:value-type="float" office:value="7999.99999999927">
                <text:p>7999.99999999927</text:p>
              </table:table-cell>
              <table:table-cell office:value-type="float" office:value="8647">
                <text:p>864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3837">
                <text:p>3837</text:p>
              </table:table-cell>
              <table:table-cell office:value-type="float" office:value="5999.12898230625">
                <text:p>5999.12898230625</text:p>
              </table:table-cell>
              <table:table-cell office:value-type="float" office:value="7926">
                <text:p>7926</text:p>
              </table:table-cell>
              <table:table-cell office:value-type="float" office:value="7999.9999999993">
                <text:p>7999.9999999993</text:p>
              </table:table-cell>
              <table:table-cell office:value-type="float" office:value="8641">
                <text:p>864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3831">
                <text:p>3831</text:p>
              </table:table-cell>
              <table:table-cell office:value-type="float" office:value="5999.14194821578">
                <text:p>5999.14194821578</text:p>
              </table:table-cell>
              <table:table-cell office:value-type="float" office:value="7923">
                <text:p>7923</text:p>
              </table:table-cell>
              <table:table-cell office:value-type="float" office:value="7999.99999999933">
                <text:p>7999.99999999933</text:p>
              </table:table-cell>
              <table:table-cell office:value-type="float" office:value="8644">
                <text:p>864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3840">
                <text:p>3840</text:p>
              </table:table-cell>
              <table:table-cell office:value-type="float" office:value="5999.15472114286">
                <text:p>5999.15472114286</text:p>
              </table:table-cell>
              <table:table-cell office:value-type="float" office:value="7914">
                <text:p>7914</text:p>
              </table:table-cell>
              <table:table-cell office:value-type="float" office:value="7999.99999999936">
                <text:p>7999.99999999936</text:p>
              </table:table-cell>
              <table:table-cell office:value-type="float" office:value="8649">
                <text:p>864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3846">
                <text:p>3846</text:p>
              </table:table-cell>
              <table:table-cell office:value-type="float" office:value="5999.16730395902">
                <text:p>5999.16730395902</text:p>
              </table:table-cell>
              <table:table-cell office:value-type="float" office:value="7908">
                <text:p>7908</text:p>
              </table:table-cell>
              <table:table-cell office:value-type="float" office:value="7999.99999999938">
                <text:p>7999.99999999938</text:p>
              </table:table-cell>
              <table:table-cell office:value-type="float" office:value="8675">
                <text:p>867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3839">
                <text:p>3839</text:p>
              </table:table-cell>
              <table:table-cell office:value-type="float" office:value="5999.17969949306">
                <text:p>5999.17969949306</text:p>
              </table:table-cell>
              <table:table-cell office:value-type="float" office:value="7909">
                <text:p>7909</text:p>
              </table:table-cell>
              <table:table-cell office:value-type="float" office:value="7999.99999999941">
                <text:p>7999.99999999941</text:p>
              </table:table-cell>
              <table:table-cell office:value-type="float" office:value="8676">
                <text:p>867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3848">
                <text:p>3848</text:p>
              </table:table-cell>
              <table:table-cell office:value-type="float" office:value="5999.19191053173">
                <text:p>5999.19191053173</text:p>
              </table:table-cell>
              <table:table-cell office:value-type="float" office:value="7921">
                <text:p>7921</text:p>
              </table:table-cell>
              <table:table-cell office:value-type="float" office:value="7999.99999999943">
                <text:p>7999.99999999943</text:p>
              </table:table-cell>
              <table:table-cell office:value-type="float" office:value="8695">
                <text:p>869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3864">
                <text:p>3864</text:p>
              </table:table-cell>
              <table:table-cell office:value-type="float" office:value="5999.20393982032">
                <text:p>5999.20393982032</text:p>
              </table:table-cell>
              <table:table-cell office:value-type="float" office:value="7928">
                <text:p>7928</text:p>
              </table:table-cell>
              <table:table-cell office:value-type="float" office:value="7999.99999999945">
                <text:p>7999.99999999945</text:p>
              </table:table-cell>
              <table:table-cell office:value-type="float" office:value="8681">
                <text:p>868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3871">
                <text:p>3871</text:p>
              </table:table-cell>
              <table:table-cell office:value-type="float" office:value="5999.21579006331">
                <text:p>5999.21579006331</text:p>
              </table:table-cell>
              <table:table-cell office:value-type="float" office:value="7937">
                <text:p>7937</text:p>
              </table:table-cell>
              <table:table-cell office:value-type="float" office:value="7999.99999999947">
                <text:p>7999.99999999947</text:p>
              </table:table-cell>
              <table:table-cell office:value-type="float" office:value="8659">
                <text:p>865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3880">
                <text:p>3880</text:p>
              </table:table-cell>
              <table:table-cell office:value-type="float" office:value="5999.22746392493">
                <text:p>5999.22746392493</text:p>
              </table:table-cell>
              <table:table-cell office:value-type="float" office:value="7941">
                <text:p>7941</text:p>
              </table:table-cell>
              <table:table-cell office:value-type="float" office:value="7999.99999999949">
                <text:p>7999.99999999949</text:p>
              </table:table-cell>
              <table:table-cell office:value-type="float" office:value="8635">
                <text:p>863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3884">
                <text:p>3884</text:p>
              </table:table-cell>
              <table:table-cell office:value-type="float" office:value="5999.23896402983">
                <text:p>5999.23896402983</text:p>
              </table:table-cell>
              <table:table-cell office:value-type="float" office:value="7922">
                <text:p>7922</text:p>
              </table:table-cell>
              <table:table-cell office:value-type="float" office:value="7999.99999999951">
                <text:p>7999.99999999951</text:p>
              </table:table-cell>
              <table:table-cell office:value-type="float" office:value="8627">
                <text:p>862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3879">
                <text:p>3879</text:p>
              </table:table-cell>
              <table:table-cell office:value-type="float" office:value="5999.25029296358">
                <text:p>5999.25029296358</text:p>
              </table:table-cell>
              <table:table-cell office:value-type="float" office:value="7922">
                <text:p>7922</text:p>
              </table:table-cell>
              <table:table-cell office:value-type="float" office:value="7999.99999999953">
                <text:p>7999.99999999953</text:p>
              </table:table-cell>
              <table:table-cell office:value-type="float" office:value="8625">
                <text:p>862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3873">
                <text:p>3873</text:p>
              </table:table-cell>
              <table:table-cell office:value-type="float" office:value="5999.26145327331">
                <text:p>5999.26145327331</text:p>
              </table:table-cell>
              <table:table-cell office:value-type="float" office:value="7931">
                <text:p>7931</text:p>
              </table:table-cell>
              <table:table-cell office:value-type="float" office:value="7999.99999999955">
                <text:p>7999.99999999955</text:p>
              </table:table-cell>
              <table:table-cell office:value-type="float" office:value="8650">
                <text:p>865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3896">
                <text:p>3896</text:p>
              </table:table-cell>
              <table:table-cell office:value-type="float" office:value="5999.27244746828">
                <text:p>5999.27244746828</text:p>
              </table:table-cell>
              <table:table-cell office:value-type="float" office:value="7941">
                <text:p>7941</text:p>
              </table:table-cell>
              <table:table-cell office:value-type="float" office:value="7999.99999999957">
                <text:p>7999.99999999957</text:p>
              </table:table-cell>
              <table:table-cell office:value-type="float" office:value="8642">
                <text:p>864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3906">
                <text:p>3906</text:p>
              </table:table-cell>
              <table:table-cell office:value-type="float" office:value="5999.28327802041">
                <text:p>5999.28327802041</text:p>
              </table:table-cell>
              <table:table-cell office:value-type="float" office:value="7929">
                <text:p>7929</text:p>
              </table:table-cell>
              <table:table-cell office:value-type="float" office:value="7999.99999999958">
                <text:p>7999.99999999958</text:p>
              </table:table-cell>
              <table:table-cell office:value-type="float" office:value="8637">
                <text:p>863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3916">
                <text:p>3916</text:p>
              </table:table-cell>
              <table:table-cell office:value-type="float" office:value="5999.29394736486">
                <text:p>5999.29394736486</text:p>
              </table:table-cell>
              <table:table-cell office:value-type="float" office:value="7942">
                <text:p>7942</text:p>
              </table:table-cell>
              <table:table-cell office:value-type="float" office:value="7999.9999999996">
                <text:p>7999.9999999996</text:p>
              </table:table-cell>
              <table:table-cell office:value-type="float" office:value="8655">
                <text:p>865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3926">
                <text:p>3926</text:p>
              </table:table-cell>
              <table:table-cell office:value-type="float" office:value="5999.30445790058">
                <text:p>5999.30445790058</text:p>
              </table:table-cell>
              <table:table-cell office:value-type="float" office:value="7957">
                <text:p>7957</text:p>
              </table:table-cell>
              <table:table-cell office:value-type="float" office:value="7999.99999999962">
                <text:p>7999.99999999962</text:p>
              </table:table-cell>
              <table:table-cell office:value-type="float" office:value="8667">
                <text:p>866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3931">
                <text:p>3931</text:p>
              </table:table-cell>
              <table:table-cell office:value-type="float" office:value="5999.31481199081">
                <text:p>5999.31481199081</text:p>
              </table:table-cell>
              <table:table-cell office:value-type="float" office:value="7962">
                <text:p>7962</text:p>
              </table:table-cell>
              <table:table-cell office:value-type="float" office:value="7999.99999999963">
                <text:p>7999.99999999963</text:p>
              </table:table-cell>
              <table:table-cell office:value-type="float" office:value="8658">
                <text:p>865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3926">
                <text:p>3926</text:p>
              </table:table-cell>
              <table:table-cell office:value-type="float" office:value="5999.32501196367">
                <text:p>5999.32501196367</text:p>
              </table:table-cell>
              <table:table-cell office:value-type="float" office:value="7968">
                <text:p>7968</text:p>
              </table:table-cell>
              <table:table-cell office:value-type="float" office:value="7999.99999999965">
                <text:p>7999.99999999965</text:p>
              </table:table-cell>
              <table:table-cell office:value-type="float" office:value="8649">
                <text:p>864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3930">
                <text:p>3930</text:p>
              </table:table-cell>
              <table:table-cell office:value-type="float" office:value="5999.33506011263">
                <text:p>5999.33506011263</text:p>
              </table:table-cell>
              <table:table-cell office:value-type="float" office:value="7967">
                <text:p>7967</text:p>
              </table:table-cell>
              <table:table-cell office:value-type="float" office:value="7999.99999999966">
                <text:p>7999.99999999966</text:p>
              </table:table-cell>
              <table:table-cell office:value-type="float" office:value="8638">
                <text:p>863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3923">
                <text:p>3923</text:p>
              </table:table-cell>
              <table:table-cell office:value-type="float" office:value="5999.34495869705">
                <text:p>5999.34495869705</text:p>
              </table:table-cell>
              <table:table-cell office:value-type="float" office:value="7974">
                <text:p>7974</text:p>
              </table:table-cell>
              <table:table-cell office:value-type="float" office:value="7999.99999999967">
                <text:p>7999.99999999967</text:p>
              </table:table-cell>
              <table:table-cell office:value-type="float" office:value="8649">
                <text:p>864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3935">
                <text:p>3935</text:p>
              </table:table-cell>
              <table:table-cell office:value-type="float" office:value="5999.35470994269">
                <text:p>5999.35470994269</text:p>
              </table:table-cell>
              <table:table-cell office:value-type="float" office:value="7971">
                <text:p>7971</text:p>
              </table:table-cell>
              <table:table-cell office:value-type="float" office:value="7999.99999999969">
                <text:p>7999.99999999969</text:p>
              </table:table-cell>
              <table:table-cell office:value-type="float" office:value="8673">
                <text:p>867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3943">
                <text:p>3943</text:p>
              </table:table-cell>
              <table:table-cell office:value-type="float" office:value="5999.36431604218">
                <text:p>5999.36431604218</text:p>
              </table:table-cell>
              <table:table-cell office:value-type="float" office:value="7979">
                <text:p>7979</text:p>
              </table:table-cell>
              <table:table-cell office:value-type="float" office:value="7999.9999999997">
                <text:p>7999.9999999997</text:p>
              </table:table-cell>
              <table:table-cell office:value-type="float" office:value="8668">
                <text:p>866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3956">
                <text:p>3956</text:p>
              </table:table-cell>
              <table:table-cell office:value-type="float" office:value="5999.37377915557">
                <text:p>5999.37377915557</text:p>
              </table:table-cell>
              <table:table-cell office:value-type="float" office:value="7979">
                <text:p>7979</text:p>
              </table:table-cell>
              <table:table-cell office:value-type="float" office:value="7999.99999999971">
                <text:p>7999.99999999971</text:p>
              </table:table-cell>
              <table:table-cell office:value-type="float" office:value="8651">
                <text:p>865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3962">
                <text:p>3962</text:p>
              </table:table-cell>
              <table:table-cell office:value-type="float" office:value="5999.38310141075">
                <text:p>5999.38310141075</text:p>
              </table:table-cell>
              <table:table-cell office:value-type="float" office:value="7981">
                <text:p>7981</text:p>
              </table:table-cell>
              <table:table-cell office:value-type="float" office:value="7999.99999999972">
                <text:p>7999.99999999972</text:p>
              </table:table-cell>
              <table:table-cell office:value-type="float" office:value="8660">
                <text:p>866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3964">
                <text:p>3964</text:p>
              </table:table-cell>
              <table:table-cell office:value-type="float" office:value="5999.39228490395">
                <text:p>5999.39228490395</text:p>
              </table:table-cell>
              <table:table-cell office:value-type="float" office:value="7986">
                <text:p>7986</text:p>
              </table:table-cell>
              <table:table-cell office:value-type="float" office:value="7999.99999999973">
                <text:p>7999.99999999973</text:p>
              </table:table-cell>
              <table:table-cell office:value-type="float" office:value="8652">
                <text:p>865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3965">
                <text:p>3965</text:p>
              </table:table-cell>
              <table:table-cell office:value-type="float" office:value="5999.40133170024">
                <text:p>5999.40133170024</text:p>
              </table:table-cell>
              <table:table-cell office:value-type="float" office:value="8003">
                <text:p>8003</text:p>
              </table:table-cell>
              <table:table-cell office:value-type="float" office:value="7999.99999999974">
                <text:p>7999.99999999974</text:p>
              </table:table-cell>
              <table:table-cell office:value-type="float" office:value="8664">
                <text:p>866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3976">
                <text:p>3976</text:p>
              </table:table-cell>
              <table:table-cell office:value-type="float" office:value="5999.41024383396">
                <text:p>5999.41024383396</text:p>
              </table:table-cell>
              <table:table-cell office:value-type="float" office:value="8016">
                <text:p>8016</text:p>
              </table:table-cell>
              <table:table-cell office:value-type="float" office:value="7999.99999999975">
                <text:p>7999.99999999975</text:p>
              </table:table-cell>
              <table:table-cell office:value-type="float" office:value="8668">
                <text:p>866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3983">
                <text:p>3983</text:p>
              </table:table-cell>
              <table:table-cell office:value-type="float" office:value="5999.41902330919">
                <text:p>5999.41902330919</text:p>
              </table:table-cell>
              <table:table-cell office:value-type="float" office:value="7991">
                <text:p>7991</text:p>
              </table:table-cell>
              <table:table-cell office:value-type="float" office:value="7999.99999999976">
                <text:p>7999.99999999976</text:p>
              </table:table-cell>
              <table:table-cell office:value-type="float" office:value="8689">
                <text:p>868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3993">
                <text:p>3993</text:p>
              </table:table-cell>
              <table:table-cell office:value-type="float" office:value="5999.42767210018">
                <text:p>5999.42767210018</text:p>
              </table:table-cell>
              <table:table-cell office:value-type="float" office:value="8003">
                <text:p>8003</text:p>
              </table:table-cell>
              <table:table-cell office:value-type="float" office:value="7999.99999999977">
                <text:p>7999.99999999977</text:p>
              </table:table-cell>
              <table:table-cell office:value-type="float" office:value="8662">
                <text:p>866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4009">
                <text:p>4009</text:p>
              </table:table-cell>
              <table:table-cell office:value-type="float" office:value="5999.43619215183">
                <text:p>5999.43619215183</text:p>
              </table:table-cell>
              <table:table-cell office:value-type="float" office:value="8003">
                <text:p>8003</text:p>
              </table:table-cell>
              <table:table-cell office:value-type="float" office:value="7999.99999999978">
                <text:p>7999.99999999978</text:p>
              </table:table-cell>
              <table:table-cell office:value-type="float" office:value="8672">
                <text:p>867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4001">
                <text:p>4001</text:p>
              </table:table-cell>
              <table:table-cell office:value-type="float" office:value="5999.4445853801">
                <text:p>5999.4445853801</text:p>
              </table:table-cell>
              <table:table-cell office:value-type="float" office:value="8016">
                <text:p>8016</text:p>
              </table:table-cell>
              <table:table-cell office:value-type="float" office:value="7999.99999999979">
                <text:p>7999.99999999979</text:p>
              </table:table-cell>
              <table:table-cell office:value-type="float" office:value="8688">
                <text:p>868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4002">
                <text:p>4002</text:p>
              </table:table-cell>
              <table:table-cell office:value-type="float" office:value="5999.45285367245">
                <text:p>5999.45285367245</text:p>
              </table:table-cell>
              <table:table-cell office:value-type="float" office:value="8016">
                <text:p>8016</text:p>
              </table:table-cell>
              <table:table-cell office:value-type="float" office:value="7999.9999999998">
                <text:p>7999.9999999998</text:p>
              </table:table-cell>
              <table:table-cell office:value-type="float" office:value="8707">
                <text:p>870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4009">
                <text:p>4009</text:p>
              </table:table-cell>
              <table:table-cell office:value-type="float" office:value="5999.46099888824">
                <text:p>5999.46099888824</text:p>
              </table:table-cell>
              <table:table-cell office:value-type="float" office:value="8015">
                <text:p>8015</text:p>
              </table:table-cell>
              <table:table-cell office:value-type="float" office:value="7999.99999999981">
                <text:p>7999.99999999981</text:p>
              </table:table-cell>
              <table:table-cell office:value-type="float" office:value="8685">
                <text:p>868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4001">
                <text:p>4001</text:p>
              </table:table-cell>
              <table:table-cell office:value-type="float" office:value="5999.46902285919">
                <text:p>5999.46902285919</text:p>
              </table:table-cell>
              <table:table-cell office:value-type="float" office:value="8020">
                <text:p>8020</text:p>
              </table:table-cell>
              <table:table-cell office:value-type="float" office:value="7999.99999999981">
                <text:p>7999.99999999981</text:p>
              </table:table-cell>
              <table:table-cell office:value-type="float" office:value="8681">
                <text:p>868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4007">
                <text:p>4007</text:p>
              </table:table-cell>
              <table:table-cell office:value-type="float" office:value="5999.47692738977">
                <text:p>5999.47692738977</text:p>
              </table:table-cell>
              <table:table-cell office:value-type="float" office:value="8030">
                <text:p>8030</text:p>
              </table:table-cell>
              <table:table-cell office:value-type="float" office:value="7999.99999999982">
                <text:p>7999.99999999982</text:p>
              </table:table-cell>
              <table:table-cell office:value-type="float" office:value="8712">
                <text:p>871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4015">
                <text:p>4015</text:p>
              </table:table-cell>
              <table:table-cell office:value-type="float" office:value="5999.48471425758">
                <text:p>5999.48471425758</text:p>
              </table:table-cell>
              <table:table-cell office:value-type="float" office:value="7994">
                <text:p>7994</text:p>
              </table:table-cell>
              <table:table-cell office:value-type="float" office:value="7999.99999999983">
                <text:p>7999.99999999983</text:p>
              </table:table-cell>
              <table:table-cell office:value-type="float" office:value="8692">
                <text:p>869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4023">
                <text:p>4023</text:p>
              </table:table-cell>
              <table:table-cell office:value-type="float" office:value="5999.4923852138">
                <text:p>5999.4923852138</text:p>
              </table:table-cell>
              <table:table-cell office:value-type="float" office:value="8005">
                <text:p>8005</text:p>
              </table:table-cell>
              <table:table-cell office:value-type="float" office:value="7999.99999999984">
                <text:p>7999.99999999984</text:p>
              </table:table-cell>
              <table:table-cell office:value-type="float" office:value="8684">
                <text:p>868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4023">
                <text:p>4023</text:p>
              </table:table-cell>
              <table:table-cell office:value-type="float" office:value="5999.49994198354">
                <text:p>5999.49994198354</text:p>
              </table:table-cell>
              <table:table-cell office:value-type="float" office:value="7992">
                <text:p>7992</text:p>
              </table:table-cell>
              <table:table-cell office:value-type="float" office:value="7999.99999999984">
                <text:p>7999.99999999984</text:p>
              </table:table-cell>
              <table:table-cell office:value-type="float" office:value="8681">
                <text:p>868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4047">
                <text:p>4047</text:p>
              </table:table-cell>
              <table:table-cell office:value-type="float" office:value="5999.50738626624">
                <text:p>5999.50738626624</text:p>
              </table:table-cell>
              <table:table-cell office:value-type="float" office:value="8002">
                <text:p>8002</text:p>
              </table:table-cell>
              <table:table-cell office:value-type="float" office:value="7999.99999999985">
                <text:p>7999.99999999985</text:p>
              </table:table-cell>
              <table:table-cell office:value-type="float" office:value="8671">
                <text:p>867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4055">
                <text:p>4055</text:p>
              </table:table-cell>
              <table:table-cell office:value-type="float" office:value="5999.51471973608">
                <text:p>5999.51471973608</text:p>
              </table:table-cell>
              <table:table-cell office:value-type="float" office:value="8010">
                <text:p>8010</text:p>
              </table:table-cell>
              <table:table-cell office:value-type="float" office:value="7999.99999999985">
                <text:p>7999.99999999985</text:p>
              </table:table-cell>
              <table:table-cell office:value-type="float" office:value="8679">
                <text:p>867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4065">
                <text:p>4065</text:p>
              </table:table-cell>
              <table:table-cell office:value-type="float" office:value="5999.52194404231">
                <text:p>5999.52194404231</text:p>
              </table:table-cell>
              <table:table-cell office:value-type="float" office:value="8008">
                <text:p>8008</text:p>
              </table:table-cell>
              <table:table-cell office:value-type="float" office:value="7999.99999999986">
                <text:p>7999.99999999986</text:p>
              </table:table-cell>
              <table:table-cell office:value-type="float" office:value="8663">
                <text:p>866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4073">
                <text:p>4073</text:p>
              </table:table-cell>
              <table:table-cell office:value-type="float" office:value="5999.52906080965">
                <text:p>5999.52906080965</text:p>
              </table:table-cell>
              <table:table-cell office:value-type="float" office:value="8017">
                <text:p>8017</text:p>
              </table:table-cell>
              <table:table-cell office:value-type="float" office:value="7999.99999999986">
                <text:p>7999.99999999986</text:p>
              </table:table-cell>
              <table:table-cell office:value-type="float" office:value="8659">
                <text:p>865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4080">
                <text:p>4080</text:p>
              </table:table-cell>
              <table:table-cell office:value-type="float" office:value="5999.53607163863">
                <text:p>5999.53607163863</text:p>
              </table:table-cell>
              <table:table-cell office:value-type="float" office:value="8013">
                <text:p>8013</text:p>
              </table:table-cell>
              <table:table-cell office:value-type="float" office:value="7999.99999999987">
                <text:p>7999.99999999987</text:p>
              </table:table-cell>
              <table:table-cell office:value-type="float" office:value="8663">
                <text:p>866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4108">
                <text:p>4108</text:p>
              </table:table-cell>
              <table:table-cell office:value-type="float" office:value="5999.54297810598">
                <text:p>5999.54297810598</text:p>
              </table:table-cell>
              <table:table-cell office:value-type="float" office:value="8038">
                <text:p>8038</text:p>
              </table:table-cell>
              <table:table-cell office:value-type="float" office:value="7999.99999999988">
                <text:p>7999.99999999988</text:p>
              </table:table-cell>
              <table:table-cell office:value-type="float" office:value="8638">
                <text:p>863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4113">
                <text:p>4113</text:p>
              </table:table-cell>
              <table:table-cell office:value-type="float" office:value="5999.54978176498">
                <text:p>5999.54978176498</text:p>
              </table:table-cell>
              <table:table-cell office:value-type="float" office:value="8043">
                <text:p>8043</text:p>
              </table:table-cell>
              <table:table-cell office:value-type="float" office:value="7999.99999999988">
                <text:p>7999.99999999988</text:p>
              </table:table-cell>
              <table:table-cell office:value-type="float" office:value="8652">
                <text:p>865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4114">
                <text:p>4114</text:p>
              </table:table-cell>
              <table:table-cell office:value-type="float" office:value="5999.55648414579">
                <text:p>5999.55648414579</text:p>
              </table:table-cell>
              <table:table-cell office:value-type="float" office:value="8034">
                <text:p>8034</text:p>
              </table:table-cell>
              <table:table-cell office:value-type="float" office:value="7999.99999999988">
                <text:p>7999.99999999988</text:p>
              </table:table-cell>
              <table:table-cell office:value-type="float" office:value="8635">
                <text:p>863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4101">
                <text:p>4101</text:p>
              </table:table-cell>
              <table:table-cell office:value-type="float" office:value="5999.56308675578">
                <text:p>5999.56308675578</text:p>
              </table:table-cell>
              <table:table-cell office:value-type="float" office:value="8024">
                <text:p>8024</text:p>
              </table:table-cell>
              <table:table-cell office:value-type="float" office:value="7999.99999999989">
                <text:p>7999.99999999989</text:p>
              </table:table-cell>
              <table:table-cell office:value-type="float" office:value="8642">
                <text:p>864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4114">
                <text:p>4114</text:p>
              </table:table-cell>
              <table:table-cell office:value-type="float" office:value="5999.56959107993">
                <text:p>5999.56959107993</text:p>
              </table:table-cell>
              <table:table-cell office:value-type="float" office:value="7992">
                <text:p>7992</text:p>
              </table:table-cell>
              <table:table-cell office:value-type="float" office:value="7999.99999999989">
                <text:p>7999.99999999989</text:p>
              </table:table-cell>
              <table:table-cell office:value-type="float" office:value="8642">
                <text:p>864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4120">
                <text:p>4120</text:p>
              </table:table-cell>
              <table:table-cell office:value-type="float" office:value="5999.5759985811">
                <text:p>5999.5759985811</text:p>
              </table:table-cell>
              <table:table-cell office:value-type="float" office:value="7992">
                <text:p>7992</text:p>
              </table:table-cell>
              <table:table-cell office:value-type="float" office:value="7999.9999999999">
                <text:p>7999.9999999999</text:p>
              </table:table-cell>
              <table:table-cell office:value-type="float" office:value="8645">
                <text:p>864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4125">
                <text:p>4125</text:p>
              </table:table-cell>
              <table:table-cell office:value-type="float" office:value="5999.58231070038">
                <text:p>5999.58231070038</text:p>
              </table:table-cell>
              <table:table-cell office:value-type="float" office:value="7995">
                <text:p>7995</text:p>
              </table:table-cell>
              <table:table-cell office:value-type="float" office:value="7999.9999999999">
                <text:p>7999.9999999999</text:p>
              </table:table-cell>
              <table:table-cell office:value-type="float" office:value="8652">
                <text:p>865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4130">
                <text:p>4130</text:p>
              </table:table-cell>
              <table:table-cell office:value-type="float" office:value="5999.58852885744">
                <text:p>5999.58852885744</text:p>
              </table:table-cell>
              <table:table-cell office:value-type="float" office:value="7995">
                <text:p>7995</text:p>
              </table:table-cell>
              <table:table-cell office:value-type="float" office:value="7999.99999999991">
                <text:p>7999.99999999991</text:p>
              </table:table-cell>
              <table:table-cell office:value-type="float" office:value="8652">
                <text:p>865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4132">
                <text:p>4132</text:p>
              </table:table-cell>
              <table:table-cell office:value-type="float" office:value="5999.5946544508">
                <text:p>5999.5946544508</text:p>
              </table:table-cell>
              <table:table-cell office:value-type="float" office:value="7993">
                <text:p>7993</text:p>
              </table:table-cell>
              <table:table-cell office:value-type="float" office:value="7999.99999999991">
                <text:p>7999.99999999991</text:p>
              </table:table-cell>
              <table:table-cell office:value-type="float" office:value="8646">
                <text:p>864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4140">
                <text:p>4140</text:p>
              </table:table-cell>
              <table:table-cell office:value-type="float" office:value="5999.60068885819">
                <text:p>5999.60068885819</text:p>
              </table:table-cell>
              <table:table-cell office:value-type="float" office:value="7980">
                <text:p>7980</text:p>
              </table:table-cell>
              <table:table-cell office:value-type="float" office:value="7999.99999999991">
                <text:p>7999.99999999991</text:p>
              </table:table-cell>
              <table:table-cell office:value-type="float" office:value="8658">
                <text:p>865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4140">
                <text:p>4140</text:p>
              </table:table-cell>
              <table:table-cell office:value-type="float" office:value="5999.60663343683">
                <text:p>5999.60663343683</text:p>
              </table:table-cell>
              <table:table-cell office:value-type="float" office:value="7987">
                <text:p>7987</text:p>
              </table:table-cell>
              <table:table-cell office:value-type="float" office:value="7999.99999999992">
                <text:p>7999.99999999992</text:p>
              </table:table-cell>
              <table:table-cell office:value-type="float" office:value="8655">
                <text:p>865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4137">
                <text:p>4137</text:p>
              </table:table-cell>
              <table:table-cell office:value-type="float" office:value="5999.61248952374">
                <text:p>5999.61248952374</text:p>
              </table:table-cell>
              <table:table-cell office:value-type="float" office:value="8007">
                <text:p>8007</text:p>
              </table:table-cell>
              <table:table-cell office:value-type="float" office:value="7999.99999999992">
                <text:p>7999.99999999992</text:p>
              </table:table-cell>
              <table:table-cell office:value-type="float" office:value="8661">
                <text:p>866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4132">
                <text:p>4132</text:p>
              </table:table-cell>
              <table:table-cell office:value-type="float" office:value="5999.61825843605">
                <text:p>5999.61825843605</text:p>
              </table:table-cell>
              <table:table-cell office:value-type="float" office:value="7997">
                <text:p>7997</text:p>
              </table:table-cell>
              <table:table-cell office:value-type="float" office:value="7999.99999999992">
                <text:p>7999.99999999992</text:p>
              </table:table-cell>
              <table:table-cell office:value-type="float" office:value="8658">
                <text:p>865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4126">
                <text:p>4126</text:p>
              </table:table-cell>
              <table:table-cell office:value-type="float" office:value="5999.6239414713">
                <text:p>5999.6239414713</text:p>
              </table:table-cell>
              <table:table-cell office:value-type="float" office:value="7974">
                <text:p>7974</text:p>
              </table:table-cell>
              <table:table-cell office:value-type="float" office:value="7999.99999999993">
                <text:p>7999.99999999993</text:p>
              </table:table-cell>
              <table:table-cell office:value-type="float" office:value="8649">
                <text:p>864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4130">
                <text:p>4130</text:p>
              </table:table-cell>
              <table:table-cell office:value-type="float" office:value="5999.6295399077">
                <text:p>5999.6295399077</text:p>
              </table:table-cell>
              <table:table-cell office:value-type="float" office:value="7974">
                <text:p>7974</text:p>
              </table:table-cell>
              <table:table-cell office:value-type="float" office:value="7999.99999999993">
                <text:p>7999.99999999993</text:p>
              </table:table-cell>
              <table:table-cell office:value-type="float" office:value="8646">
                <text:p>864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4139">
                <text:p>4139</text:p>
              </table:table-cell>
              <table:table-cell office:value-type="float" office:value="5999.63505500446">
                <text:p>5999.63505500446</text:p>
              </table:table-cell>
              <table:table-cell office:value-type="float" office:value="7978">
                <text:p>7978</text:p>
              </table:table-cell>
              <table:table-cell office:value-type="float" office:value="7999.99999999993">
                <text:p>7999.99999999993</text:p>
              </table:table-cell>
              <table:table-cell office:value-type="float" office:value="8655">
                <text:p>865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4146">
                <text:p>4146</text:p>
              </table:table-cell>
              <table:table-cell office:value-type="float" office:value="5999.64048800204">
                <text:p>5999.64048800204</text:p>
              </table:table-cell>
              <table:table-cell office:value-type="float" office:value="7968">
                <text:p>7968</text:p>
              </table:table-cell>
              <table:table-cell office:value-type="float" office:value="7999.99999999993">
                <text:p>7999.99999999993</text:p>
              </table:table-cell>
              <table:table-cell office:value-type="float" office:value="8653">
                <text:p>865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4165">
                <text:p>4165</text:p>
              </table:table-cell>
              <table:table-cell office:value-type="float" office:value="5999.64584012244">
                <text:p>5999.64584012244</text:p>
              </table:table-cell>
              <table:table-cell office:value-type="float" office:value="7978">
                <text:p>7978</text:p>
              </table:table-cell>
              <table:table-cell office:value-type="float" office:value="7999.99999999994">
                <text:p>7999.99999999994</text:p>
              </table:table-cell>
              <table:table-cell office:value-type="float" office:value="8645">
                <text:p>864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4163">
                <text:p>4163</text:p>
              </table:table-cell>
              <table:table-cell office:value-type="float" office:value="5999.65111256949">
                <text:p>5999.65111256949</text:p>
              </table:table-cell>
              <table:table-cell office:value-type="float" office:value="7977">
                <text:p>7977</text:p>
              </table:table-cell>
              <table:table-cell office:value-type="float" office:value="7999.99999999994">
                <text:p>7999.99999999994</text:p>
              </table:table-cell>
              <table:table-cell office:value-type="float" office:value="8646">
                <text:p>864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4169">
                <text:p>4169</text:p>
              </table:table-cell>
              <table:table-cell office:value-type="float" office:value="5999.65630652908">
                <text:p>5999.65630652908</text:p>
              </table:table-cell>
              <table:table-cell office:value-type="float" office:value="7992">
                <text:p>7992</text:p>
              </table:table-cell>
              <table:table-cell office:value-type="float" office:value="7999.99999999994">
                <text:p>7999.99999999994</text:p>
              </table:table-cell>
              <table:table-cell office:value-type="float" office:value="8654">
                <text:p>865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4170">
                <text:p>4170</text:p>
              </table:table-cell>
              <table:table-cell office:value-type="float" office:value="5999.66142316949">
                <text:p>5999.66142316949</text:p>
              </table:table-cell>
              <table:table-cell office:value-type="float" office:value="7994">
                <text:p>7994</text:p>
              </table:table-cell>
              <table:table-cell office:value-type="float" office:value="7999.99999999994">
                <text:p>7999.99999999994</text:p>
              </table:table-cell>
              <table:table-cell office:value-type="float" office:value="8670">
                <text:p>867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4158">
                <text:p>4158</text:p>
              </table:table-cell>
              <table:table-cell office:value-type="float" office:value="5999.66646364158">
                <text:p>5999.66646364158</text:p>
              </table:table-cell>
              <table:table-cell office:value-type="float" office:value="7981">
                <text:p>7981</text:p>
              </table:table-cell>
              <table:table-cell office:value-type="float" office:value="7999.99999999995">
                <text:p>7999.99999999995</text:p>
              </table:table-cell>
              <table:table-cell office:value-type="float" office:value="8680">
                <text:p>868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4151">
                <text:p>4151</text:p>
              </table:table-cell>
              <table:table-cell office:value-type="float" office:value="5999.6714290791">
                <text:p>5999.6714290791</text:p>
              </table:table-cell>
              <table:table-cell office:value-type="float" office:value="7998">
                <text:p>7998</text:p>
              </table:table-cell>
              <table:table-cell office:value-type="float" office:value="7999.99999999995">
                <text:p>7999.99999999995</text:p>
              </table:table-cell>
              <table:table-cell office:value-type="float" office:value="8687">
                <text:p>868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4157">
                <text:p>4157</text:p>
              </table:table-cell>
              <table:table-cell office:value-type="float" office:value="5999.67632059892">
                <text:p>5999.67632059892</text:p>
              </table:table-cell>
              <table:table-cell office:value-type="float" office:value="7999">
                <text:p>7999</text:p>
              </table:table-cell>
              <table:table-cell office:value-type="float" office:value="7999.99999999995">
                <text:p>7999.99999999995</text:p>
              </table:table-cell>
              <table:table-cell office:value-type="float" office:value="8686">
                <text:p>868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4159">
                <text:p>4159</text:p>
              </table:table-cell>
              <table:table-cell office:value-type="float" office:value="5999.6811393013">
                <text:p>5999.6811393013</text:p>
              </table:table-cell>
              <table:table-cell office:value-type="float" office:value="8004">
                <text:p>8004</text:p>
              </table:table-cell>
              <table:table-cell office:value-type="float" office:value="7999.99999999995">
                <text:p>7999.99999999995</text:p>
              </table:table-cell>
              <table:table-cell office:value-type="float" office:value="8663">
                <text:p>866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4159">
                <text:p>4159</text:p>
              </table:table-cell>
              <table:table-cell office:value-type="float" office:value="5999.68588627011">
                <text:p>5999.68588627011</text:p>
              </table:table-cell>
              <table:table-cell office:value-type="float" office:value="8013">
                <text:p>8013</text:p>
              </table:table-cell>
              <table:table-cell office:value-type="float" office:value="7999.99999999995">
                <text:p>7999.99999999995</text:p>
              </table:table-cell>
              <table:table-cell office:value-type="float" office:value="8638">
                <text:p>863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4174">
                <text:p>4174</text:p>
              </table:table-cell>
              <table:table-cell office:value-type="float" office:value="5999.69056257311">
                <text:p>5999.69056257311</text:p>
              </table:table-cell>
              <table:table-cell office:value-type="float" office:value="8009">
                <text:p>8009</text:p>
              </table:table-cell>
              <table:table-cell office:value-type="float" office:value="7999.99999999996">
                <text:p>7999.99999999996</text:p>
              </table:table-cell>
              <table:table-cell office:value-type="float" office:value="8622">
                <text:p>862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4182">
                <text:p>4182</text:p>
              </table:table-cell>
              <table:table-cell office:value-type="float" office:value="5999.69516926215">
                <text:p>5999.69516926215</text:p>
              </table:table-cell>
              <table:table-cell office:value-type="float" office:value="8002">
                <text:p>8002</text:p>
              </table:table-cell>
              <table:table-cell office:value-type="float" office:value="7999.99999999996">
                <text:p>7999.99999999996</text:p>
              </table:table-cell>
              <table:table-cell office:value-type="float" office:value="8624">
                <text:p>862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4187">
                <text:p>4187</text:p>
              </table:table-cell>
              <table:table-cell office:value-type="float" office:value="5999.69970737345">
                <text:p>5999.69970737345</text:p>
              </table:table-cell>
              <table:table-cell office:value-type="float" office:value="8010">
                <text:p>8010</text:p>
              </table:table-cell>
              <table:table-cell office:value-type="float" office:value="7999.99999999996">
                <text:p>7999.99999999996</text:p>
              </table:table-cell>
              <table:table-cell office:value-type="float" office:value="8638">
                <text:p>863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4178">
                <text:p>4178</text:p>
              </table:table-cell>
              <table:table-cell office:value-type="float" office:value="5999.70417792779">
                <text:p>5999.70417792779</text:p>
              </table:table-cell>
              <table:table-cell office:value-type="float" office:value="7983">
                <text:p>7983</text:p>
              </table:table-cell>
              <table:table-cell office:value-type="float" office:value="7999.99999999996">
                <text:p>7999.99999999996</text:p>
              </table:table-cell>
              <table:table-cell office:value-type="float" office:value="8638">
                <text:p>863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4168">
                <text:p>4168</text:p>
              </table:table-cell>
              <table:table-cell office:value-type="float" office:value="5999.70858193075">
                <text:p>5999.70858193075</text:p>
              </table:table-cell>
              <table:table-cell office:value-type="float" office:value="7971">
                <text:p>7971</text:p>
              </table:table-cell>
              <table:table-cell office:value-type="float" office:value="7999.99999999996">
                <text:p>7999.99999999996</text:p>
              </table:table-cell>
              <table:table-cell office:value-type="float" office:value="8655">
                <text:p>865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4183">
                <text:p>4183</text:p>
              </table:table-cell>
              <table:table-cell office:value-type="float" office:value="5999.71292037298">
                <text:p>5999.71292037298</text:p>
              </table:table-cell>
              <table:table-cell office:value-type="float" office:value="7964">
                <text:p>7964</text:p>
              </table:table-cell>
              <table:table-cell office:value-type="float" office:value="7999.99999999996">
                <text:p>7999.99999999996</text:p>
              </table:table-cell>
              <table:table-cell office:value-type="float" office:value="8658">
                <text:p>865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4176">
                <text:p>4176</text:p>
              </table:table-cell>
              <table:table-cell office:value-type="float" office:value="5999.71719423035">
                <text:p>5999.71719423035</text:p>
              </table:table-cell>
              <table:table-cell office:value-type="float" office:value="7965">
                <text:p>7965</text:p>
              </table:table-cell>
              <table:table-cell office:value-type="float" office:value="7999.99999999996">
                <text:p>7999.99999999996</text:p>
              </table:table-cell>
              <table:table-cell office:value-type="float" office:value="8645">
                <text:p>864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4191">
                <text:p>4191</text:p>
              </table:table-cell>
              <table:table-cell office:value-type="float" office:value="5999.72140446423">
                <text:p>5999.72140446423</text:p>
              </table:table-cell>
              <table:table-cell office:value-type="float" office:value="7969">
                <text:p>7969</text:p>
              </table:table-cell>
              <table:table-cell office:value-type="float" office:value="7999.99999999997">
                <text:p>7999.99999999997</text:p>
              </table:table-cell>
              <table:table-cell office:value-type="float" office:value="8651">
                <text:p>865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4195">
                <text:p>4195</text:p>
              </table:table-cell>
              <table:table-cell office:value-type="float" office:value="5999.72555202167">
                <text:p>5999.72555202167</text:p>
              </table:table-cell>
              <table:table-cell office:value-type="float" office:value="7975">
                <text:p>7975</text:p>
              </table:table-cell>
              <table:table-cell office:value-type="float" office:value="7999.99999999997">
                <text:p>7999.99999999997</text:p>
              </table:table-cell>
              <table:table-cell office:value-type="float" office:value="8652">
                <text:p>865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4195">
                <text:p>4195</text:p>
              </table:table-cell>
              <table:table-cell office:value-type="float" office:value="5999.72963783563">
                <text:p>5999.72963783563</text:p>
              </table:table-cell>
              <table:table-cell office:value-type="float" office:value="7956">
                <text:p>7956</text:p>
              </table:table-cell>
              <table:table-cell office:value-type="float" office:value="7999.99999999997">
                <text:p>7999.99999999997</text:p>
              </table:table-cell>
              <table:table-cell office:value-type="float" office:value="8657">
                <text:p>865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4210">
                <text:p>4210</text:p>
              </table:table-cell>
              <table:table-cell office:value-type="float" office:value="5999.73366282518">
                <text:p>5999.73366282518</text:p>
              </table:table-cell>
              <table:table-cell office:value-type="float" office:value="7950">
                <text:p>7950</text:p>
              </table:table-cell>
              <table:table-cell office:value-type="float" office:value="7999.99999999997">
                <text:p>7999.99999999997</text:p>
              </table:table-cell>
              <table:table-cell office:value-type="float" office:value="8653">
                <text:p>865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4211">
                <text:p>4211</text:p>
              </table:table-cell>
              <table:table-cell office:value-type="float" office:value="5999.73762789573">
                <text:p>5999.73762789573</text:p>
              </table:table-cell>
              <table:table-cell office:value-type="float" office:value="7935">
                <text:p>7935</text:p>
              </table:table-cell>
              <table:table-cell office:value-type="float" office:value="7999.99999999997">
                <text:p>7999.99999999997</text:p>
              </table:table-cell>
              <table:table-cell office:value-type="float" office:value="8650">
                <text:p>865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4216">
                <text:p>4216</text:p>
              </table:table-cell>
              <table:table-cell office:value-type="float" office:value="5999.7415339392">
                <text:p>5999.7415339392</text:p>
              </table:table-cell>
              <table:table-cell office:value-type="float" office:value="7949">
                <text:p>7949</text:p>
              </table:table-cell>
              <table:table-cell office:value-type="float" office:value="7999.99999999997">
                <text:p>7999.99999999997</text:p>
              </table:table-cell>
              <table:table-cell office:value-type="float" office:value="8636">
                <text:p>863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4214">
                <text:p>4214</text:p>
              </table:table-cell>
              <table:table-cell office:value-type="float" office:value="5999.74538183422">
                <text:p>5999.74538183422</text:p>
              </table:table-cell>
              <table:table-cell office:value-type="float" office:value="7955">
                <text:p>7955</text:p>
              </table:table-cell>
              <table:table-cell office:value-type="float" office:value="7999.99999999997">
                <text:p>7999.99999999997</text:p>
              </table:table-cell>
              <table:table-cell office:value-type="float" office:value="8648">
                <text:p>864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4222">
                <text:p>4222</text:p>
              </table:table-cell>
              <table:table-cell office:value-type="float" office:value="5999.74917244638">
                <text:p>5999.74917244638</text:p>
              </table:table-cell>
              <table:table-cell office:value-type="float" office:value="7946">
                <text:p>7946</text:p>
              </table:table-cell>
              <table:table-cell office:value-type="float" office:value="7999.99999999997">
                <text:p>7999.99999999997</text:p>
              </table:table-cell>
              <table:table-cell office:value-type="float" office:value="8615">
                <text:p>861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4229">
                <text:p>4229</text:p>
              </table:table-cell>
              <table:table-cell office:value-type="float" office:value="5999.75290662836">
                <text:p>5999.75290662836</text:p>
              </table:table-cell>
              <table:table-cell office:value-type="float" office:value="7919">
                <text:p>7919</text:p>
              </table:table-cell>
              <table:table-cell office:value-type="float" office:value="7999.99999999998">
                <text:p>7999.99999999998</text:p>
              </table:table-cell>
              <table:table-cell office:value-type="float" office:value="8596">
                <text:p>859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4232">
                <text:p>4232</text:p>
              </table:table-cell>
              <table:table-cell office:value-type="float" office:value="5999.75658522016">
                <text:p>5999.75658522016</text:p>
              </table:table-cell>
              <table:table-cell office:value-type="float" office:value="7920">
                <text:p>7920</text:p>
              </table:table-cell>
              <table:table-cell office:value-type="float" office:value="7999.99999999998">
                <text:p>7999.99999999998</text:p>
              </table:table-cell>
              <table:table-cell office:value-type="float" office:value="8581">
                <text:p>858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4241">
                <text:p>4241</text:p>
              </table:table-cell>
              <table:table-cell office:value-type="float" office:value="5999.76020904927">
                <text:p>5999.76020904927</text:p>
              </table:table-cell>
              <table:table-cell office:value-type="float" office:value="7949">
                <text:p>7949</text:p>
              </table:table-cell>
              <table:table-cell office:value-type="float" office:value="7999.99999999998">
                <text:p>7999.99999999998</text:p>
              </table:table-cell>
              <table:table-cell office:value-type="float" office:value="8572">
                <text:p>857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4250">
                <text:p>4250</text:p>
              </table:table-cell>
              <table:table-cell office:value-type="float" office:value="5999.76377893088">
                <text:p>5999.76377893088</text:p>
              </table:table-cell>
              <table:table-cell office:value-type="float" office:value="7960">
                <text:p>7960</text:p>
              </table:table-cell>
              <table:table-cell office:value-type="float" office:value="7999.99999999998">
                <text:p>7999.99999999998</text:p>
              </table:table-cell>
              <table:table-cell office:value-type="float" office:value="8578">
                <text:p>857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4247">
                <text:p>4247</text:p>
              </table:table-cell>
              <table:table-cell office:value-type="float" office:value="5999.76729566802">
                <text:p>5999.76729566802</text:p>
              </table:table-cell>
              <table:table-cell office:value-type="float" office:value="7943">
                <text:p>7943</text:p>
              </table:table-cell>
              <table:table-cell office:value-type="float" office:value="7999.99999999998">
                <text:p>7999.99999999998</text:p>
              </table:table-cell>
              <table:table-cell office:value-type="float" office:value="8587">
                <text:p>858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4257">
                <text:p>4257</text:p>
              </table:table-cell>
              <table:table-cell office:value-type="float" office:value="5999.7707600518">
                <text:p>5999.7707600518</text:p>
              </table:table-cell>
              <table:table-cell office:value-type="float" office:value="7936">
                <text:p>7936</text:p>
              </table:table-cell>
              <table:table-cell office:value-type="float" office:value="7999.99999999998">
                <text:p>7999.99999999998</text:p>
              </table:table-cell>
              <table:table-cell office:value-type="float" office:value="8604">
                <text:p>860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4254">
                <text:p>4254</text:p>
              </table:table-cell>
              <table:table-cell office:value-type="float" office:value="5999.77417286154">
                <text:p>5999.77417286154</text:p>
              </table:table-cell>
              <table:table-cell office:value-type="float" office:value="7948">
                <text:p>7948</text:p>
              </table:table-cell>
              <table:table-cell office:value-type="float" office:value="7999.99999999998">
                <text:p>7999.99999999998</text:p>
              </table:table-cell>
              <table:table-cell office:value-type="float" office:value="8616">
                <text:p>861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4250">
                <text:p>4250</text:p>
              </table:table-cell>
              <table:table-cell office:value-type="float" office:value="5999.77753486496">
                <text:p>5999.77753486496</text:p>
              </table:table-cell>
              <table:table-cell office:value-type="float" office:value="7960">
                <text:p>7960</text:p>
              </table:table-cell>
              <table:table-cell office:value-type="float" office:value="7999.99999999998">
                <text:p>7999.99999999998</text:p>
              </table:table-cell>
              <table:table-cell office:value-type="float" office:value="8638">
                <text:p>863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4252">
                <text:p>4252</text:p>
              </table:table-cell>
              <table:table-cell office:value-type="float" office:value="5999.78084681835">
                <text:p>5999.78084681835</text:p>
              </table:table-cell>
              <table:table-cell office:value-type="float" office:value="7948">
                <text:p>7948</text:p>
              </table:table-cell>
              <table:table-cell office:value-type="float" office:value="7999.99999999998">
                <text:p>7999.99999999998</text:p>
              </table:table-cell>
              <table:table-cell office:value-type="float" office:value="8657">
                <text:p>865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4253">
                <text:p>4253</text:p>
              </table:table-cell>
              <table:table-cell office:value-type="float" office:value="5999.78410946675">
                <text:p>5999.78410946675</text:p>
              </table:table-cell>
              <table:table-cell office:value-type="float" office:value="7954">
                <text:p>7954</text:p>
              </table:table-cell>
              <table:table-cell office:value-type="float" office:value="7999.99999999998">
                <text:p>7999.99999999998</text:p>
              </table:table-cell>
              <table:table-cell office:value-type="float" office:value="8656">
                <text:p>865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4277">
                <text:p>4277</text:p>
              </table:table-cell>
              <table:table-cell office:value-type="float" office:value="5999.78732354412">
                <text:p>5999.78732354412</text:p>
              </table:table-cell>
              <table:table-cell office:value-type="float" office:value="7951">
                <text:p>7951</text:p>
              </table:table-cell>
              <table:table-cell office:value-type="float" office:value="7999.99999999998">
                <text:p>7999.99999999998</text:p>
              </table:table-cell>
              <table:table-cell office:value-type="float" office:value="8678">
                <text:p>867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4272">
                <text:p>4272</text:p>
              </table:table-cell>
              <table:table-cell office:value-type="float" office:value="5999.79048977348">
                <text:p>5999.79048977348</text:p>
              </table:table-cell>
              <table:table-cell office:value-type="float" office:value="7961">
                <text:p>7961</text:p>
              </table:table-cell>
              <table:table-cell office:value-type="float" office:value="7999.99999999998">
                <text:p>7999.99999999998</text:p>
              </table:table-cell>
              <table:table-cell office:value-type="float" office:value="8680">
                <text:p>868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4271">
                <text:p>4271</text:p>
              </table:table-cell>
              <table:table-cell office:value-type="float" office:value="5999.79360886709">
                <text:p>5999.79360886709</text:p>
              </table:table-cell>
              <table:table-cell office:value-type="float" office:value="7974">
                <text:p>7974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90">
                <text:p>869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4276">
                <text:p>4276</text:p>
              </table:table-cell>
              <table:table-cell office:value-type="float" office:value="5999.79668152662">
                <text:p>5999.79668152662</text:p>
              </table:table-cell>
              <table:table-cell office:value-type="float" office:value="7967">
                <text:p>7967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86">
                <text:p>868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4281">
                <text:p>4281</text:p>
              </table:table-cell>
              <table:table-cell office:value-type="float" office:value="5999.79970844328">
                <text:p>5999.79970844328</text:p>
              </table:table-cell>
              <table:table-cell office:value-type="float" office:value="7989">
                <text:p>7989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91">
                <text:p>869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4274">
                <text:p>4274</text:p>
              </table:table-cell>
              <table:table-cell office:value-type="float" office:value="5999.80269029801">
                <text:p>5999.80269029801</text:p>
              </table:table-cell>
              <table:table-cell office:value-type="float" office:value="7988">
                <text:p>7988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77">
                <text:p>867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4279">
                <text:p>4279</text:p>
              </table:table-cell>
              <table:table-cell office:value-type="float" office:value="5999.80562776161">
                <text:p>5999.80562776161</text:p>
              </table:table-cell>
              <table:table-cell office:value-type="float" office:value="7961">
                <text:p>7961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74">
                <text:p>867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4300">
                <text:p>4300</text:p>
              </table:table-cell>
              <table:table-cell office:value-type="float" office:value="5999.80852149488">
                <text:p>5999.80852149488</text:p>
              </table:table-cell>
              <table:table-cell office:value-type="float" office:value="7969">
                <text:p>7969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68">
                <text:p>866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4313">
                <text:p>4313</text:p>
              </table:table-cell>
              <table:table-cell office:value-type="float" office:value="5999.81137214881">
                <text:p>5999.81137214881</text:p>
              </table:table-cell>
              <table:table-cell office:value-type="float" office:value="7986">
                <text:p>7986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83">
                <text:p>868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4319">
                <text:p>4319</text:p>
              </table:table-cell>
              <table:table-cell office:value-type="float" office:value="5999.81418036468">
                <text:p>5999.81418036468</text:p>
              </table:table-cell>
              <table:table-cell office:value-type="float" office:value="8006">
                <text:p>8006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78">
                <text:p>867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4320">
                <text:p>4320</text:p>
              </table:table-cell>
              <table:table-cell office:value-type="float" office:value="5999.81694677423">
                <text:p>5999.81694677423</text:p>
              </table:table-cell>
              <table:table-cell office:value-type="float" office:value="8019">
                <text:p>8019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54">
                <text:p>865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4324">
                <text:p>4324</text:p>
              </table:table-cell>
              <table:table-cell office:value-type="float" office:value="5999.8196719998">
                <text:p>5999.8196719998</text:p>
              </table:table-cell>
              <table:table-cell office:value-type="float" office:value="8014">
                <text:p>8014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42">
                <text:p>864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4313">
                <text:p>4313</text:p>
              </table:table-cell>
              <table:table-cell office:value-type="float" office:value="5999.82235665447">
                <text:p>5999.82235665447</text:p>
              </table:table-cell>
              <table:table-cell office:value-type="float" office:value="8014">
                <text:p>8014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68">
                <text:p>866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4323">
                <text:p>4323</text:p>
              </table:table-cell>
              <table:table-cell office:value-type="float" office:value="5999.82500134219">
                <text:p>5999.82500134219</text:p>
              </table:table-cell>
              <table:table-cell office:value-type="float" office:value="7990">
                <text:p>7990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87">
                <text:p>868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4330">
                <text:p>4330</text:p>
              </table:table-cell>
              <table:table-cell office:value-type="float" office:value="5999.82760665792">
                <text:p>5999.82760665792</text:p>
              </table:table-cell>
              <table:table-cell office:value-type="float" office:value="7983">
                <text:p>7983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62">
                <text:p>866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4335">
                <text:p>4335</text:p>
              </table:table-cell>
              <table:table-cell office:value-type="float" office:value="5999.83017318776">
                <text:p>5999.83017318776</text:p>
              </table:table-cell>
              <table:table-cell office:value-type="float" office:value="7978">
                <text:p>7978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39">
                <text:p>863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4341">
                <text:p>4341</text:p>
              </table:table-cell>
              <table:table-cell office:value-type="float" office:value="5999.8327015091">
                <text:p>5999.8327015091</text:p>
              </table:table-cell>
              <table:table-cell office:value-type="float" office:value="7952">
                <text:p>7952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57">
                <text:p>865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4329">
                <text:p>4329</text:p>
              </table:table-cell>
              <table:table-cell office:value-type="float" office:value="5999.83519219072">
                <text:p>5999.83519219072</text:p>
              </table:table-cell>
              <table:table-cell office:value-type="float" office:value="7960">
                <text:p>7960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37">
                <text:p>863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4337">
                <text:p>4337</text:p>
              </table:table-cell>
              <table:table-cell office:value-type="float" office:value="5999.83764579295">
                <text:p>5999.83764579295</text:p>
              </table:table-cell>
              <table:table-cell office:value-type="float" office:value="7979">
                <text:p>7979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29">
                <text:p>862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4355">
                <text:p>4355</text:p>
              </table:table-cell>
              <table:table-cell office:value-type="float" office:value="5999.84006286775">
                <text:p>5999.84006286775</text:p>
              </table:table-cell>
              <table:table-cell office:value-type="float" office:value="8010">
                <text:p>8010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33">
                <text:p>863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4369">
                <text:p>4369</text:p>
              </table:table-cell>
              <table:table-cell office:value-type="float" office:value="5999.84244395891">
                <text:p>5999.84244395891</text:p>
              </table:table-cell>
              <table:table-cell office:value-type="float" office:value="8022">
                <text:p>8022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596">
                <text:p>859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4384">
                <text:p>4384</text:p>
              </table:table-cell>
              <table:table-cell office:value-type="float" office:value="5999.84478960209">
                <text:p>5999.84478960209</text:p>
              </table:table-cell>
              <table:table-cell office:value-type="float" office:value="8017">
                <text:p>8017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598">
                <text:p>859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4382">
                <text:p>4382</text:p>
              </table:table-cell>
              <table:table-cell office:value-type="float" office:value="5999.84710032498">
                <text:p>5999.84710032498</text:p>
              </table:table-cell>
              <table:table-cell office:value-type="float" office:value="8039">
                <text:p>8039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14">
                <text:p>861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4381">
                <text:p>4381</text:p>
              </table:table-cell>
              <table:table-cell office:value-type="float" office:value="5999.84937664743">
                <text:p>5999.84937664743</text:p>
              </table:table-cell>
              <table:table-cell office:value-type="float" office:value="8027">
                <text:p>8027</text:p>
              </table:table-cell>
              <table:table-cell office:value-type="float" office:value="7999.99999999999">
                <text:p>7999.99999999999</text:p>
              </table:table-cell>
              <table:table-cell office:value-type="float" office:value="8619">
                <text:p>861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4396">
                <text:p>4396</text:p>
              </table:table-cell>
              <table:table-cell office:value-type="float" office:value="5999.85161908154">
                <text:p>5999.85161908154</text:p>
              </table:table-cell>
              <table:table-cell office:value-type="float" office:value="8021">
                <text:p>8021</text:p>
              </table:table-cell>
              <table:table-cell office:value-type="float" office:value="8000">
                <text:p>8000</text:p>
              </table:table-cell>
              <table:table-cell office:value-type="float" office:value="8619">
                <text:p>8619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4394">
                <text:p>4394</text:p>
              </table:table-cell>
              <table:table-cell office:value-type="float" office:value="5999.8538281318">
                <text:p>5999.8538281318</text:p>
              </table:table-cell>
              <table:table-cell office:value-type="float" office:value="8025">
                <text:p>8025</text:p>
              </table:table-cell>
              <table:table-cell office:value-type="float" office:value="8000">
                <text:p>8000</text:p>
              </table:table-cell>
              <table:table-cell office:value-type="float" office:value="8612">
                <text:p>861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4386">
                <text:p>4386</text:p>
              </table:table-cell>
              <table:table-cell office:value-type="float" office:value="5999.85600429518">
                <text:p>5999.85600429518</text:p>
              </table:table-cell>
              <table:table-cell office:value-type="float" office:value="8036">
                <text:p>8036</text:p>
              </table:table-cell>
              <table:table-cell office:value-type="float" office:value="8000">
                <text:p>8000</text:p>
              </table:table-cell>
              <table:table-cell office:value-type="float" office:value="8635">
                <text:p>8635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4397">
                <text:p>4397</text:p>
              </table:table-cell>
              <table:table-cell office:value-type="float" office:value="5999.85814806124">
                <text:p>5999.85814806124</text:p>
              </table:table-cell>
              <table:table-cell office:value-type="float" office:value="8057">
                <text:p>8057</text:p>
              </table:table-cell>
              <table:table-cell office:value-type="float" office:value="8000">
                <text:p>8000</text:p>
              </table:table-cell>
              <table:table-cell office:value-type="float" office:value="8631">
                <text:p>863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4399">
                <text:p>4399</text:p>
              </table:table-cell>
              <table:table-cell office:value-type="float" office:value="5999.86025991229">
                <text:p>5999.86025991229</text:p>
              </table:table-cell>
              <table:table-cell office:value-type="float" office:value="8048">
                <text:p>8048</text:p>
              </table:table-cell>
              <table:table-cell office:value-type="float" office:value="8000">
                <text:p>8000</text:p>
              </table:table-cell>
              <table:table-cell office:value-type="float" office:value="8632">
                <text:p>863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4418">
                <text:p>4418</text:p>
              </table:table-cell>
              <table:table-cell office:value-type="float" office:value="5999.86234032342">
                <text:p>5999.86234032342</text:p>
              </table:table-cell>
              <table:table-cell office:value-type="float" office:value="8037">
                <text:p>8037</text:p>
              </table:table-cell>
              <table:table-cell office:value-type="float" office:value="8000">
                <text:p>8000</text:p>
              </table:table-cell>
              <table:table-cell office:value-type="float" office:value="8633">
                <text:p>8633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4414">
                <text:p>4414</text:p>
              </table:table-cell>
              <table:table-cell office:value-type="float" office:value="5999.86438976268">
                <text:p>5999.86438976268</text:p>
              </table:table-cell>
              <table:table-cell office:value-type="float" office:value="8014">
                <text:p>8014</text:p>
              </table:table-cell>
              <table:table-cell office:value-type="float" office:value="8000">
                <text:p>8000</text:p>
              </table:table-cell>
              <table:table-cell office:value-type="float" office:value="8626">
                <text:p>862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4448">
                <text:p>4448</text:p>
              </table:table-cell>
              <table:table-cell office:value-type="float" office:value="5999.86640869113">
                <text:p>5999.86640869113</text:p>
              </table:table-cell>
              <table:table-cell office:value-type="float" office:value="8027">
                <text:p>8027</text:p>
              </table:table-cell>
              <table:table-cell office:value-type="float" office:value="8000">
                <text:p>8000</text:p>
              </table:table-cell>
              <table:table-cell office:value-type="float" office:value="8618">
                <text:p>861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4444">
                <text:p>4444</text:p>
              </table:table-cell>
              <table:table-cell office:value-type="float" office:value="5999.86839756298">
                <text:p>5999.86839756298</text:p>
              </table:table-cell>
              <table:table-cell office:value-type="float" office:value="8032">
                <text:p>8032</text:p>
              </table:table-cell>
              <table:table-cell office:value-type="float" office:value="8000">
                <text:p>8000</text:p>
              </table:table-cell>
              <table:table-cell office:value-type="float" office:value="8630">
                <text:p>863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4452">
                <text:p>4452</text:p>
              </table:table-cell>
              <table:table-cell office:value-type="float" office:value="5999.87035682567">
                <text:p>5999.87035682567</text:p>
              </table:table-cell>
              <table:table-cell office:value-type="float" office:value="8036">
                <text:p>8036</text:p>
              </table:table-cell>
              <table:table-cell office:value-type="float" office:value="8000">
                <text:p>8000</text:p>
              </table:table-cell>
              <table:table-cell office:value-type="float" office:value="8616">
                <text:p>861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4462">
                <text:p>4462</text:p>
              </table:table-cell>
              <table:table-cell office:value-type="float" office:value="5999.87228692">
                <text:p>5999.87228692</text:p>
              </table:table-cell>
              <table:table-cell office:value-type="float" office:value="8026">
                <text:p>8026</text:p>
              </table:table-cell>
              <table:table-cell office:value-type="float" office:value="8000">
                <text:p>8000</text:p>
              </table:table-cell>
              <table:table-cell office:value-type="float" office:value="8596">
                <text:p>8596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4481">
                <text:p>4481</text:p>
              </table:table-cell>
              <table:table-cell office:value-type="float" office:value="5999.87418828018">
                <text:p>5999.87418828018</text:p>
              </table:table-cell>
              <table:table-cell office:value-type="float" office:value="8010">
                <text:p>8010</text:p>
              </table:table-cell>
              <table:table-cell office:value-type="float" office:value="8000">
                <text:p>8000</text:p>
              </table:table-cell>
              <table:table-cell office:value-type="float" office:value="8584">
                <text:p>858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4481">
                <text:p>4481</text:p>
              </table:table-cell>
              <table:table-cell office:value-type="float" office:value="5999.87606133397">
                <text:p>5999.87606133397</text:p>
              </table:table-cell>
              <table:table-cell office:value-type="float" office:value="7999">
                <text:p>7999</text:p>
              </table:table-cell>
              <table:table-cell office:value-type="float" office:value="8000">
                <text:p>8000</text:p>
              </table:table-cell>
              <table:table-cell office:value-type="float" office:value="8584">
                <text:p>8584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4482">
                <text:p>4482</text:p>
              </table:table-cell>
              <table:table-cell office:value-type="float" office:value="5999.87790650277">
                <text:p>5999.87790650277</text:p>
              </table:table-cell>
              <table:table-cell office:value-type="float" office:value="8005">
                <text:p>8005</text:p>
              </table:table-cell>
              <table:table-cell office:value-type="float" office:value="8000">
                <text:p>8000</text:p>
              </table:table-cell>
              <table:table-cell office:value-type="float" office:value="8592">
                <text:p>8592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4491">
                <text:p>4491</text:p>
              </table:table-cell>
              <table:table-cell office:value-type="float" office:value="5999.87972420169">
                <text:p>5999.87972420169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8581">
                <text:p>858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4500">
                <text:p>4500</text:p>
              </table:table-cell>
              <table:table-cell office:value-type="float" office:value="5999.88151483968">
                <text:p>5999.88151483968</text:p>
              </table:table-cell>
              <table:table-cell office:value-type="float" office:value="8001">
                <text:p>8001</text:p>
              </table:table-cell>
              <table:table-cell office:value-type="float" office:value="8000">
                <text:p>8000</text:p>
              </table:table-cell>
              <table:table-cell office:value-type="float" office:value="8571">
                <text:p>857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4504">
                <text:p>4504</text:p>
              </table:table-cell>
              <table:table-cell office:value-type="float" office:value="5999.88327881959">
                <text:p>5999.88327881959</text:p>
              </table:table-cell>
              <table:table-cell office:value-type="float" office:value="8006">
                <text:p>8006</text:p>
              </table:table-cell>
              <table:table-cell office:value-type="float" office:value="8000">
                <text:p>8000</text:p>
              </table:table-cell>
              <table:table-cell office:value-type="float" office:value="8547">
                <text:p>8547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4508">
                <text:p>4508</text:p>
              </table:table-cell>
              <table:table-cell office:value-type="float" office:value="5999.88501653827">
                <text:p>5999.88501653827</text:p>
              </table:table-cell>
              <table:table-cell office:value-type="float" office:value="7992">
                <text:p>7992</text:p>
              </table:table-cell>
              <table:table-cell office:value-type="float" office:value="8000">
                <text:p>8000</text:p>
              </table:table-cell>
              <table:table-cell office:value-type="float" office:value="8578">
                <text:p>857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4508">
                <text:p>4508</text:p>
              </table:table-cell>
              <table:table-cell office:value-type="float" office:value="5999.88672838667">
                <text:p>5999.88672838667</text:p>
              </table:table-cell>
              <table:table-cell office:value-type="float" office:value="7980">
                <text:p>7980</text:p>
              </table:table-cell>
              <table:table-cell office:value-type="float" office:value="8000">
                <text:p>8000</text:p>
              </table:table-cell>
              <table:table-cell office:value-type="float" office:value="8561">
                <text:p>8561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4517">
                <text:p>4517</text:p>
              </table:table-cell>
              <table:table-cell office:value-type="float" office:value="5999.88841474993">
                <text:p>5999.88841474993</text:p>
              </table:table-cell>
              <table:table-cell office:value-type="float" office:value="7979">
                <text:p>7979</text:p>
              </table:table-cell>
              <table:table-cell office:value-type="float" office:value="8000">
                <text:p>8000</text:p>
              </table:table-cell>
              <table:table-cell office:value-type="float" office:value="8550">
                <text:p>8550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4531">
                <text:p>4531</text:p>
              </table:table-cell>
              <table:table-cell office:value-type="float" office:value="5999.89007600744">
                <text:p>5999.89007600744</text:p>
              </table:table-cell>
              <table:table-cell office:value-type="float" office:value="7990">
                <text:p>7990</text:p>
              </table:table-cell>
              <table:table-cell office:value-type="float" office:value="8000">
                <text:p>8000</text:p>
              </table:table-cell>
              <table:table-cell office:value-type="float" office:value="8558">
                <text:p>8558</text:p>
              </table:table-cell>
              <table:table-cell office:value-type="float" office:value="8666.66666666667">
                <text:p>8666.6666666666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4529">
                <text:p>4529</text:p>
              </table:table-cell>
              <table:table-cell office:value-type="float" office:value="5999.89171253294">
                <text:p>5999.89171253294</text:p>
              </table:table-cell>
              <table:table-cell office:value-type="float" office:value="7987">
                <text:p>7987</text:p>
              </table:table-cell>
              <table:table-cell office:value-type="float" office:value="8000">
                <text:p>8000</text:p>
              </table:table-cell>
              <table:table-cell office:value-type="float" office:value="8552">
                <text:p>8552</text:p>
              </table:table-cell>
              <table:table-cell office:value-type="float" office:value="8666.66666666667">
                <text:p>8666.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